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1.868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Cat</text:p>
          </table:table-cell>
          <table:table-cell office:value-type="string">
            <text:p>Title</text:p>
          </table:table-cell>
          <table:table-cell office:value-type="string">
            <text:p>Artist</text:p>
          </table:table-cell>
          <table:table-cell office:value-type="string">
            <text:p>Intro</text:p>
          </table:table-cell>
          <table:table-cell office:value-type="string">
            <text:p>Runs</text:p>
          </table:table-cell>
          <table:table-cell office:value-type="string">
            <text:p>Ending</text:p>
          </table:table-cell>
          <table:table-cell office:value-type="string">
            <text:p>Keywords</text:p>
          </table:table-cell>
          <table:table-cell office:value-type="string">
            <text:p>Sound</text:p>
          </table:table-cell>
          <table:table-cell office:value-type="string">
            <text:p>Gender</text:p>
          </table:table-cell>
          <table:table-cell table:style-name="ce1" office:value-type="string">
            <text:p>Tempo</text:p>
          </table:table-cell>
          <table:table-cell office:value-type="string">
            <text:p>Power</text:p>
          </table:table-cell>
          <table:table-cell office:value-type="string">
            <text:p>Dayparting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THE WORLD I KNOW</text:p>
          </table:table-cell>
          <table:table-cell office:value-type="string">
            <text:p>COLLECTIVE SOUL</text:p>
          </table:table-cell>
          <table:table-cell office:value-type="string">
            <text:p>:27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COLLECTIVE SOU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FRAUD IN THE 80'S</text:p>
          </table:table-cell>
          <table:table-cell office:value-type="string">
            <text:p>MATES OF STATE</text:p>
          </table:table-cell>
          <table:table-cell office:value-type="string">
            <text:p>:21/:35</text:p>
          </table:table-cell>
          <table:table-cell office:value-type="string">
            <text:p>03:53</text:p>
          </table:table-cell>
          <table:table-cell office:value-type="string">
            <text:p>F</text:p>
          </table:table-cell>
          <table:table-cell office:value-type="string">
            <text:p>MATES OF STAT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SAVANNAH SMILES</text:p>
          </table:table-cell>
          <table:table-cell office:value-type="string">
            <text:p>OKKERVIL RIVER</text:p>
          </table:table-cell>
          <table:table-cell office:value-type="string">
            <text:p>:36</text:p>
          </table:table-cell>
          <table:table-cell office:value-type="string">
            <text:p>03:39</text:p>
          </table:table-cell>
          <table:table-cell office:value-type="string">
            <text:p>F</text:p>
          </table:table-cell>
          <table:table-cell office:value-type="string">
            <text:p>OKKERVIL RIV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HEY MAN, NICE SHOT</text:p>
          </table:table-cell>
          <table:table-cell office:value-type="string">
            <text:p>FILTER</text:p>
          </table:table-cell>
          <table:table-cell office:value-type="string">
            <text:p>:15</text:p>
          </table:table-cell>
          <table:table-cell office:value-type="string">
            <text:p>04:15</text:p>
          </table:table-cell>
          <table:table-cell office:value-type="string">
            <text:p>CF</text:p>
          </table:table-cell>
          <table:table-cell office:value-type="string">
            <text:p>FILTE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 1 PM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SOMEWHERE OUT THERE</text:p>
          </table:table-cell>
          <table:table-cell office:value-type="string">
            <text:p>OUR LADY PEACE</text:p>
          </table:table-cell>
          <table:table-cell office:value-type="string">
            <text:p>:16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OUR LADY PEAC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CONQUERING FOOLS</text:p>
          </table:table-cell>
          <table:table-cell office:value-type="string">
            <text:p>O.A.R.</text:p>
          </table:table-cell>
          <table:table-cell office:value-type="string">
            <text:p>:14</text:p>
          </table:table-cell>
          <table:table-cell office:value-type="string">
            <text:p>02:44</text:p>
          </table:table-cell>
          <table:table-cell office:value-type="string">
            <text:p>C</text:p>
          </table:table-cell>
          <table:table-cell office:value-type="string">
            <text:p>O.A.R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BILLY LIAR</text:p>
          </table:table-cell>
          <table:table-cell office:value-type="string">
            <text:p>DECEMBERISTS, THE</text:p>
          </table:table-cell>
          <table:table-cell office:value-type="string">
            <text:p>:02</text:p>
          </table:table-cell>
          <table:table-cell office:value-type="string">
            <text:p>04:06</text:p>
          </table:table-cell>
          <table:table-cell office:value-type="string">
            <text:p>C</text:p>
          </table:table-cell>
          <table:table-cell office:value-type="string">
            <text:p>DECEMBERIST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BLOOD BANK</text:p>
          </table:table-cell>
          <table:table-cell office:value-type="string">
            <text:p>BON IVER</text:p>
          </table:table-cell>
          <table:table-cell office:value-type="string">
            <text:p>C:06/:39</text:p>
          </table:table-cell>
          <table:table-cell office:value-type="string">
            <text:p>04:26</text:p>
          </table:table-cell>
          <table:table-cell office:value-type="string">
            <text:p>CF</text:p>
          </table:table-cell>
          <table:table-cell office:value-type="string">
            <text:p>BON IV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LUMP SUM</text:p>
          </table:table-cell>
          <table:table-cell office:value-type="string">
            <text:p>BON IVER</text:p>
          </table:table-cell>
          <table:table-cell office:value-type="string">
            <text:p>:02</text:p>
          </table:table-cell>
          <table:table-cell office:value-type="string">
            <text:p>03:18</text:p>
          </table:table-cell>
          <table:table-cell office:value-type="string">
            <text:p>COLD</text:p>
          </table:table-cell>
          <table:table-cell office:value-type="string">
            <text:p>BON IV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ALGARY</text:p>
          </table:table-cell>
          <table:table-cell office:value-type="string">
            <text:p>BON IVER</text:p>
          </table:table-cell>
          <table:table-cell office:value-type="string">
            <text:p>:08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BON IV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HOLOCENE</text:p>
          </table:table-cell>
          <table:table-cell office:value-type="string">
            <text:p>BON IVER</text:p>
          </table:table-cell>
          <table:table-cell office:value-type="string">
            <text:p>:38</text:p>
          </table:table-cell>
          <table:table-cell office:value-type="string">
            <text:p>05:29</text:p>
          </table:table-cell>
          <table:table-cell office:value-type="string">
            <text:p>CF</text:p>
          </table:table-cell>
          <table:table-cell office:value-type="string">
            <text:p>BON IV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MOVE ALONG</text:p>
          </table:table-cell>
          <table:table-cell office:value-type="string">
            <text:p>ALL-AMERICAN REJECTS</text:p>
          </table:table-cell>
          <table:table-cell office:value-type="string">
            <text:p>:13,:22</text:p>
          </table:table-cell>
          <table:table-cell office:value-type="string">
            <text:p>03:55</text:p>
          </table:table-cell>
          <table:table-cell office:value-type="string">
            <text:p>F</text:p>
          </table:table-cell>
          <table:table-cell office:value-type="string">
            <text:p>ALL-AMERICAN REJECT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STEAL MY KISSES</text:p>
          </table:table-cell>
          <table:table-cell office:value-type="string">
            <text:p>BEN HARPER</text:p>
          </table:table-cell>
          <table:table-cell office:value-type="string">
            <text:p>:11, :30</text:p>
          </table:table-cell>
          <table:table-cell office:value-type="string">
            <text:p>04:03</text:p>
          </table:table-cell>
          <table:table-cell office:value-type="string">
            <text:p>COLD</text:p>
          </table:table-cell>
          <table:table-cell office:value-type="string">
            <text:p>BEN HARP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WANT YOU BAD</text:p>
          </table:table-cell>
          <table:table-cell office:value-type="string">
            <text:p>OFFSPRING</text:p>
          </table:table-cell>
          <table:table-cell office:value-type="string">
            <text:p>:10/:15</text:p>
          </table:table-cell>
          <table:table-cell office:value-type="string">
            <text:p>03:15</text:p>
          </table:table-cell>
          <table:table-cell office:value-type="string">
            <text:p>CF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DEVIL'S DAUGHTER</text:p>
          </table:table-cell>
          <table:table-cell office:value-type="string">
            <text:p>SILVERTIDE</text:p>
          </table:table-cell>
          <table:table-cell office:value-type="string">
            <text:p>:17</text:p>
          </table:table-cell>
          <table:table-cell office:value-type="string">
            <text:p>03:48</text:p>
          </table:table-cell>
          <table:table-cell office:value-type="string">
            <text:p>C</text:p>
          </table:table-cell>
          <table:table-cell office:value-type="string">
            <text:p>SILVERTID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SAVE ME, SAN FRANCISCO</text:p>
          </table:table-cell>
          <table:table-cell office:value-type="string">
            <text:p>TRAIN</text:p>
          </table:table-cell>
          <table:table-cell office:value-type="string">
            <text:p>:08</text:p>
          </table:table-cell>
          <table:table-cell office:value-type="string">
            <text:p>04:00</text:p>
          </table:table-cell>
          <table:table-cell office:value-type="string">
            <text:p>CF</text:p>
          </table:table-cell>
          <table:table-cell office:value-type="string">
            <text:p>TRAI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EVERYBODY TALKS</text:p>
          </table:table-cell>
          <table:table-cell office:value-type="string">
            <text:p>NEON TREES</text:p>
          </table:table-cell>
          <table:table-cell office:value-type="string">
            <text:p>:00</text:p>
          </table:table-cell>
          <table:table-cell office:value-type="string">
            <text:p>02:57</text:p>
          </table:table-cell>
          <table:table-cell office:value-type="string">
            <text:p>COLD</text:p>
          </table:table-cell>
          <table:table-cell office:value-type="string">
            <text:p>NEON TRE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LINE IN THE SAND</text:p>
          </table:table-cell>
          <table:table-cell office:value-type="string">
            <text:p>ZOX</text:p>
          </table:table-cell>
          <table:table-cell office:value-type="string">
            <text:p>:15</text:p>
          </table:table-cell>
          <table:table-cell office:value-type="string">
            <text:p>04:23</text:p>
          </table:table-cell>
          <table:table-cell office:value-type="string">
            <text:p>F</text:p>
          </table:table-cell>
          <table:table-cell office:value-type="string">
            <text:p>ZO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GOODNIGHT</text:p>
          </table:table-cell>
          <table:table-cell office:value-type="string">
            <text:p>ZOX</text:p>
          </table:table-cell>
          <table:table-cell office:value-type="string">
            <text:p>:03</text:p>
          </table:table-cell>
          <table:table-cell office:value-type="string">
            <text:p>02:59</text:p>
          </table:table-cell>
          <table:table-cell office:value-type="string">
            <text:p>CF</text:p>
          </table:table-cell>
          <table:table-cell office:value-type="string">
            <text:p>ZO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AN'T LOOK DOWN</text:p>
          </table:table-cell>
          <table:table-cell office:value-type="string">
            <text:p>ZOX</text:p>
          </table:table-cell>
          <table:table-cell office:value-type="string">
            <text:p>:12, :24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ZO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9 PM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GIRL'S NOT GREY</text:p>
          </table:table-cell>
          <table:table-cell office:value-type="string">
            <text:p>A.F.I.</text:p>
          </table:table-cell>
          <table:table-cell office:value-type="string">
            <text:p>:25</text:p>
          </table:table-cell>
          <table:table-cell office:value-type="string">
            <text:p>03:08</text:p>
          </table:table-cell>
          <table:table-cell office:value-type="string">
            <text:p>ICE</text:p>
          </table:table-cell>
          <table:table-cell office:value-type="string">
            <text:p>A.F.I.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DIRTY LITTLE SECRET</text:p>
          </table:table-cell>
          <table:table-cell office:value-type="string">
            <text:p>ALL-AMERICAN REJECTS</text:p>
          </table:table-cell>
          <table:table-cell office:value-type="string">
            <text:p>:16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ALL-AMERICAN REJECT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BURN TO SHINE</text:p>
          </table:table-cell>
          <table:table-cell office:value-type="string">
            <text:p>BEN HARPER</text:p>
          </table:table-cell>
          <table:table-cell office:value-type="string">
            <text:p>:06, :19</text:p>
          </table:table-cell>
          <table:table-cell office:value-type="string">
            <text:p>03:35</text:p>
          </table:table-cell>
          <table:table-cell office:value-type="string">
            <text:p>COLD</text:p>
          </table:table-cell>
          <table:table-cell office:value-type="string">
            <text:p>BEN HARP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FLYING HORSES</text:p>
          </table:table-cell>
          <table:table-cell office:value-type="string">
            <text:p>DISPATCH</text:p>
          </table:table-cell>
          <table:table-cell office:value-type="string">
            <text:p>:19/:37</text:p>
          </table:table-cell>
          <table:table-cell office:value-type="string">
            <text:p>05:25</text:p>
          </table:table-cell>
          <table:table-cell office:value-type="string">
            <text:p>FADE</text:p>
          </table:table-cell>
          <table:table-cell office:value-type="string">
            <text:p>DISPATCH; STATE RADI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SOMEONE TO LOVE</text:p>
          </table:table-cell>
          <table:table-cell office:value-type="string">
            <text:p>FOUNTAINS OF WAYNE</text:p>
          </table:table-cell>
          <table:table-cell office:value-type="string">
            <text:p>:09, :17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FOUNTAINS OF WAYN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LITTLE RED LIGHT</text:p>
          </table:table-cell>
          <table:table-cell office:value-type="string">
            <text:p>FOUNTAINS OF WAYNE</text:p>
          </table:table-cell>
          <table:table-cell office:value-type="string">
            <text:p>:14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FOUNTAINS OF WAYN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PEACE AND LOVE</text:p>
          </table:table-cell>
          <table:table-cell office:value-type="string">
            <text:p>FOUNTAINS OF WAYNE</text:p>
          </table:table-cell>
          <table:table-cell office:value-type="string">
            <text:p>:01</text:p>
          </table:table-cell>
          <table:table-cell office:value-type="string">
            <text:p>03:26</text:p>
          </table:table-cell>
          <table:table-cell office:value-type="string">
            <text:p>C</text:p>
          </table:table-cell>
          <table:table-cell office:value-type="string">
            <text:p>FOUNTAINS OF WAY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SINK TO THE BOTTOM</text:p>
          </table:table-cell>
          <table:table-cell office:value-type="string">
            <text:p>FOUNTAINS OF WAYNE</text:p>
          </table:table-cell>
          <table:table-cell office:value-type="string">
            <text:p>:01</text:p>
          </table:table-cell>
          <table:table-cell office:value-type="string">
            <text:p>03:15</text:p>
          </table:table-cell>
          <table:table-cell office:value-type="string">
            <text:p>CF</text:p>
          </table:table-cell>
          <table:table-cell office:value-type="string">
            <text:p>FOUNTAINS OF WAY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CERTAIN SONGS</text:p>
          </table:table-cell>
          <table:table-cell office:value-type="string">
            <text:p>HOLD STEADY, THE</text:p>
          </table:table-cell>
          <table:table-cell office:value-type="string">
            <text:p>:22</text:p>
          </table:table-cell>
          <table:table-cell office:value-type="string">
            <text:p>03:54</text:p>
          </table:table-cell>
          <table:table-cell office:value-type="string">
            <text:p>CF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FIRST NIGHT</text:p>
          </table:table-cell>
          <table:table-cell office:value-type="string">
            <text:p>HOLD STEADY, THE</text:p>
          </table:table-cell>
          <table:table-cell office:value-type="string">
            <text:p>:28</text:p>
          </table:table-cell>
          <table:table-cell office:value-type="string">
            <text:p>04:54</text:p>
          </table:table-cell>
          <table:table-cell office:value-type="string">
            <text:p>F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HARMONICAS &amp; TAMBOURINES</text:p>
          </table:table-cell>
          <table:table-cell office:value-type="string">
            <text:p>HOT HOT HEAT</text:p>
          </table:table-cell>
          <table:table-cell office:value-type="string">
            <text:p>:19</text:p>
          </table:table-cell>
          <table:table-cell office:value-type="string">
            <text:p>02:59</text:p>
          </table:table-cell>
          <table:table-cell office:value-type="string">
            <text:p>F</text:p>
          </table:table-cell>
          <table:table-cell office:value-type="string">
            <text:p>HOT HOT HEA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ARE YOU IN?</text:p>
          </table:table-cell>
          <table:table-cell office:value-type="string">
            <text:p>INCUBUS</text:p>
          </table:table-cell>
          <table:table-cell office:value-type="string">
            <text:p>:49/1:00</text:p>
          </table:table-cell>
          <table:table-cell office:value-type="string">
            <text:p>04:24</text:p>
          </table:table-cell>
          <table:table-cell office:value-type="string">
            <text:p>FADE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LOVE HURTS</text:p>
          </table:table-cell>
          <table:table-cell office:value-type="string">
            <text:p>INCUBUS</text:p>
          </table:table-cell>
          <table:table-cell office:value-type="string">
            <text:p>:13/:27</text:p>
          </table:table-cell>
          <table:table-cell office:value-type="string">
            <text:p>03:51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NICE TO KNOW YOU</text:p>
          </table:table-cell>
          <table:table-cell office:value-type="string">
            <text:p>INCUBUS</text:p>
          </table:table-cell>
          <table:table-cell office:value-type="string">
            <text:p>:36</text:p>
          </table:table-cell>
          <table:table-cell office:value-type="string">
            <text:p>04:41</text:p>
          </table:table-cell>
          <table:table-cell office:value-type="string">
            <text:p>COLD</text:p>
          </table:table-cell>
          <table:table-cell office:value-type="string">
            <text:p>INCUBU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WARNING</text:p>
          </table:table-cell>
          <table:table-cell office:value-type="string">
            <text:p>INCUBUS</text:p>
          </table:table-cell>
          <table:table-cell office:value-type="string">
            <text:p>:00</text:p>
          </table:table-cell>
          <table:table-cell office:value-type="string">
            <text:p>04:27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ADOLESCENTS</text:p>
          </table:table-cell>
          <table:table-cell office:value-type="string">
            <text:p>INCUBUS</text:p>
          </table:table-cell>
          <table:table-cell office:value-type="string">
            <text:p>:12/:28</text:p>
          </table:table-cell>
          <table:table-cell office:value-type="string">
            <text:p>04:42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ECHO</text:p>
          </table:table-cell>
          <table:table-cell office:value-type="string">
            <text:p>INCUBUS</text:p>
          </table:table-cell>
          <table:table-cell office:value-type="string">
            <text:p>:30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OIL AND WATER</text:p>
          </table:table-cell>
          <table:table-cell office:value-type="string">
            <text:p>INCUBUS</text:p>
          </table:table-cell>
          <table:table-cell office:value-type="string">
            <text:p>:11</text:p>
          </table:table-cell>
          <table:table-cell office:value-type="string">
            <text:p>03:46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PROMISES, PROMISES</text:p>
          </table:table-cell>
          <table:table-cell office:value-type="string">
            <text:p>INCUBUS</text:p>
          </table:table-cell>
          <table:table-cell office:value-type="string">
            <text:p>:14</text:p>
          </table:table-cell>
          <table:table-cell office:value-type="string">
            <text:p>04:19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AT OR WITH ME</text:p>
          </table:table-cell>
          <table:table-cell office:value-type="string">
            <text:p>JACK JOHNSON</text:p>
          </table:table-cell>
          <table:table-cell office:value-type="string">
            <text:p>:33</text:p>
          </table:table-cell>
          <table:table-cell office:value-type="string">
            <text:p>03:55</text:p>
          </table:table-cell>
          <table:table-cell office:value-type="string">
            <text:p>C</text:p>
          </table:table-cell>
          <table:table-cell office:value-type="string">
            <text:p>JACK JOHNS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IF I HAD EYES</text:p>
          </table:table-cell>
          <table:table-cell office:value-type="string">
            <text:p>JACK JOHNSON</text:p>
          </table:table-cell>
          <table:table-cell office:value-type="string">
            <text:p>:20</text:p>
          </table:table-cell>
          <table:table-cell office:value-type="string">
            <text:p>03:53</text:p>
          </table:table-cell>
          <table:table-cell office:value-type="string">
            <text:p>F</text:p>
          </table:table-cell>
          <table:table-cell office:value-type="string">
            <text:p>JACK JOHNS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FLAKE</text:p>
          </table:table-cell>
          <table:table-cell office:value-type="string">
            <text:p>JACK JOHNSON</text:p>
          </table:table-cell>
          <table:table-cell office:value-type="string">
            <text:p>:20</text:p>
          </table:table-cell>
          <table:table-cell office:value-type="string">
            <text:p>04:37</text:p>
          </table:table-cell>
          <table:table-cell office:value-type="string">
            <text:p>FADE</text:p>
          </table:table-cell>
          <table:table-cell office:value-type="string">
            <text:p>JACK JOHNS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BIG CASINO</text:p>
          </table:table-cell>
          <table:table-cell office:value-type="string">
            <text:p>JIMMY EAT WORLD</text:p>
          </table:table-cell>
          <table:table-cell office:value-type="string">
            <text:p>:19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JIMMY EAT WORL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FEELING LUCKY</text:p>
          </table:table-cell>
          <table:table-cell office:value-type="string">
            <text:p>JIMMY EAT WORLD</text:p>
          </table:table-cell>
          <table:table-cell office:value-type="string">
            <text:p>:04</text:p>
          </table:table-cell>
          <table:table-cell office:value-type="string">
            <text:p>02:26</text:p>
          </table:table-cell>
          <table:table-cell office:value-type="string">
            <text:p>CF</text:p>
          </table:table-cell>
          <table:table-cell office:value-type="string">
            <text:p>JIMMY EAT WORL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SWEETNESS</text:p>
          </table:table-cell>
          <table:table-cell office:value-type="string">
            <text:p>JIMMY EAT WORLD</text:p>
          </table:table-cell>
          <table:table-cell office:value-type="string">
            <text:p>:00</text:p>
          </table:table-cell>
          <table:table-cell office:value-type="string">
            <text:p>03:29</text:p>
          </table:table-cell>
          <table:table-cell office:value-type="string">
            <text:p>COLD</text:p>
          </table:table-cell>
          <table:table-cell office:value-type="string">
            <text:p>JIMMY EAT WORL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MY BEST THEORY</text:p>
          </table:table-cell>
          <table:table-cell office:value-type="string">
            <text:p>JIMMY EAT WORLD</text:p>
          </table:table-cell>
          <table:table-cell office:value-type="string">
            <text:p>:04/:22</text:p>
          </table:table-cell>
          <table:table-cell office:value-type="string">
            <text:p>03:20</text:p>
          </table:table-cell>
          <table:table-cell office:value-type="string">
            <text:p>C</text:p>
          </table:table-cell>
          <table:table-cell office:value-type="string">
            <text:p>JIMMY EAT WORL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WORK</text:p>
          </table:table-cell>
          <table:table-cell office:value-type="string">
            <text:p>JIMMY EAT WORLD</text:p>
          </table:table-cell>
          <table:table-cell office:value-type="string">
            <text:p>:07</text:p>
          </table:table-cell>
          <table:table-cell office:value-type="string">
            <text:p>03:12</text:p>
          </table:table-cell>
          <table:table-cell office:value-type="string">
            <text:p>CF</text:p>
          </table:table-cell>
          <table:table-cell office:value-type="string">
            <text:p>JIMMY EAT WORL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SUPERMAN</text:p>
          </table:table-cell>
          <table:table-cell office:value-type="string">
            <text:p>LAZLO BANE</text:p>
          </table:table-cell>
          <table:table-cell office:value-type="string">
            <text:p>:13</text:p>
          </table:table-cell>
          <table:table-cell office:value-type="string">
            <text:p>03:37</text:p>
          </table:table-cell>
          <table:table-cell office:value-type="string">
            <text:p>COLD</text:p>
          </table:table-cell>
          <table:table-cell office:value-type="string">
            <text:p>LAZLO BA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WE'VE GOT EVERYTHING</text:p>
          </table:table-cell>
          <table:table-cell office:value-type="string">
            <text:p>MODEST MOUSE</text:p>
          </table:table-cell>
          <table:table-cell office:value-type="string">
            <text:p>:19</text:p>
          </table:table-cell>
          <table:table-cell office:value-type="string">
            <text:p>03:42</text:p>
          </table:table-cell>
          <table:table-cell office:value-type="string">
            <text:p>ICE</text:p>
          </table:table-cell>
          <table:table-cell office:value-type="string">
            <text:p>MODEST MOUS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ANIMAL</text:p>
          </table:table-cell>
          <table:table-cell office:value-type="string">
            <text:p>NEON TREES</text:p>
          </table:table-cell>
          <table:table-cell office:value-type="string">
            <text:p>00:16</text:p>
          </table:table-cell>
          <table:table-cell office:value-type="string">
            <text:p>03:02</text:p>
          </table:table-cell>
          <table:table-cell office:value-type="string">
            <text:p>CF</text:p>
          </table:table-cell>
          <table:table-cell office:value-type="string">
            <text:p>NEON TRE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HEAVEN</text:p>
          </table:table-cell>
          <table:table-cell office:value-type="string">
            <text:p>O.A.R.</text:p>
          </table:table-cell>
          <table:table-cell office:value-type="string">
            <text:p>:04/:10</text:p>
          </table:table-cell>
          <table:table-cell office:value-type="string">
            <text:p>03:26</text:p>
          </table:table-cell>
          <table:table-cell office:value-type="string">
            <text:p>COLD</text:p>
          </table:table-cell>
          <table:table-cell office:value-type="string">
            <text:p>O.A.R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GONE AWAY</text:p>
          </table:table-cell>
          <table:table-cell office:value-type="string">
            <text:p>OFFSPRING</text:p>
          </table:table-cell>
          <table:table-cell office:value-type="string">
            <text:p>:10/:36</text:p>
          </table:table-cell>
          <table:table-cell office:value-type="string">
            <text:p>04:17</text:p>
          </table:table-cell>
          <table:table-cell office:value-type="string">
            <text:p>CF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ALL YOU DID WAS SAVE MY LIFE</text:p>
          </table:table-cell>
          <table:table-cell office:value-type="string">
            <text:p>OUR LADY PEACE</text:p>
          </table:table-cell>
          <table:table-cell office:value-type="string">
            <text:p>:05</text:p>
          </table:table-cell>
          <table:table-cell office:value-type="string">
            <text:p>03:42</text:p>
          </table:table-cell>
          <table:table-cell office:value-type="string">
            <text:p>FADE</text:p>
          </table:table-cell>
          <table:table-cell office:value-type="string">
            <text:p>OUR LADY PEAC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LIFE, IN A NUTSHELL</text:p>
          </table:table-cell>
          <table:table-cell office:value-type="string">
            <text:p>BARENAKED LADIES</text:p>
          </table:table-cell>
          <table:table-cell office:value-type="string">
            <text:p>:15</text:p>
          </table:table-cell>
          <table:table-cell office:value-type="string">
            <text:p>03:14</text:p>
          </table:table-cell>
          <table:table-cell office:value-type="string">
            <text:p>FADE</text:p>
          </table:table-cell>
          <table:table-cell office:value-type="string">
            <text:p>BARENAKED LADI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FALLING FOR THE FIRST TIME</text:p>
          </table:table-cell>
          <table:table-cell office:value-type="string">
            <text:p>BARENAKED LADIES</text:p>
          </table:table-cell>
          <table:table-cell office:value-type="string">
            <text:p>:14</text:p>
          </table:table-cell>
          <table:table-cell office:value-type="string">
            <text:p>03:39</text:p>
          </table:table-cell>
          <table:table-cell office:value-type="string">
            <text:p>CF</text:p>
          </table:table-cell>
          <table:table-cell office:value-type="string">
            <text:p>BARENAKED LADI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BE MY YOKO ONO</text:p>
          </table:table-cell>
          <table:table-cell office:value-type="string">
            <text:p>BARENAKED LADIES</text:p>
          </table:table-cell>
          <table:table-cell office:value-type="string">
            <text:p>:09</text:p>
          </table:table-cell>
          <table:table-cell office:value-type="string">
            <text:p>02:45</text:p>
          </table:table-cell>
          <table:table-cell office:value-type="string">
            <text:p>FADE</text:p>
          </table:table-cell>
          <table:table-cell office:value-type="string">
            <text:p>BARENAKED LADI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HOME</text:p>
          </table:table-cell>
          <table:table-cell office:value-type="string">
            <text:p>GOO GOO DOLLS</text:p>
          </table:table-cell>
          <table:table-cell office:value-type="string">
            <text:p>:15/:28</text:p>
          </table:table-cell>
          <table:table-cell office:value-type="string">
            <text:p>04:37</text:p>
          </table:table-cell>
          <table:table-cell office:value-type="string">
            <text:p>CF</text:p>
          </table:table-cell>
          <table:table-cell office:value-type="string">
            <text:p>GOO GOO DOLL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PIECES OF THE PEOPLE WE LOVE</text:p>
          </table:table-cell>
          <table:table-cell office:value-type="string">
            <text:p>RAPTURE, THE</text:p>
          </table:table-cell>
          <table:table-cell office:value-type="string">
            <text:p>:08</text:p>
          </table:table-cell>
          <table:table-cell office:value-type="string">
            <text:p>03:44</text:p>
          </table:table-cell>
          <table:table-cell office:value-type="string">
            <text:p>F</text:p>
          </table:table-cell>
          <table:table-cell office:value-type="string">
            <text:p>RAPTUR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7 PM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CRIMSON RED</text:p>
          </table:table-cell>
          <table:table-cell office:value-type="string">
            <text:p>RAPTURE, THE</text:p>
          </table:table-cell>
          <table:table-cell office:value-type="string">
            <text:p>:19</text:p>
          </table:table-cell>
          <table:table-cell office:value-type="string">
            <text:p>03:44</text:p>
          </table:table-cell>
          <table:table-cell office:value-type="string">
            <text:p>COLD</text:p>
          </table:table-cell>
          <table:table-cell office:value-type="string">
            <text:p>RAPTUR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7 PM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CHASING CARS</text:p>
          </table:table-cell>
          <table:table-cell office:value-type="string">
            <text:p>SNOW PATROL</text:p>
          </table:table-cell>
          <table:table-cell office:value-type="string">
            <text:p>:07</text:p>
          </table:table-cell>
          <table:table-cell office:value-type="string">
            <text:p>04:24</text:p>
          </table:table-cell>
          <table:table-cell office:value-type="string">
            <text:p>COLD</text:p>
          </table:table-cell>
          <table:table-cell office:value-type="string">
            <text:p>SNOW PATRO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CITRUS</text:p>
          </table:table-cell>
          <table:table-cell office:value-type="string">
            <text:p>HOLD STEADY, THE</text:p>
          </table:table-cell>
          <table:table-cell office:value-type="string">
            <text:p>:00</text:p>
          </table:table-cell>
          <table:table-cell office:value-type="string">
            <text:p>02:37</text:p>
          </table:table-cell>
          <table:table-cell office:value-type="string">
            <text:p>FADE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FOUR LETTER WORD</text:p>
          </table:table-cell>
          <table:table-cell office:value-type="string">
            <text:p>BEADY EYE</text:p>
          </table:table-cell>
          <table:table-cell office:value-type="string">
            <text:p>:28</text:p>
          </table:table-cell>
          <table:table-cell office:value-type="string">
            <text:p>04:10</text:p>
          </table:table-cell>
          <table:table-cell office:value-type="string">
            <text:p>F</text:p>
          </table:table-cell>
          <table:table-cell office:value-type="string">
            <text:p>BEADY EYE; OASI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SATURDAY NIGHT</text:p>
          </table:table-cell>
          <table:table-cell office:value-type="string">
            <text:p>JASON ANDERSON</text:p>
          </table:table-cell>
          <table:table-cell office:value-type="string">
            <text:p>:06/:20</text:p>
          </table:table-cell>
          <table:table-cell office:value-type="string">
            <text:p>02:37</text:p>
          </table:table-cell>
          <table:table-cell office:value-type="string">
            <text:p>C</text:p>
          </table:table-cell>
          <table:table-cell office:value-type="string">
            <text:p>JASON ANDERS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JONESBORO</text:p>
          </table:table-cell>
          <table:table-cell office:value-type="string">
            <text:p>JASON ANDERSON</text:p>
          </table:table-cell>
          <table:table-cell office:value-type="string">
            <text:p>:07/:24</text:p>
          </table:table-cell>
          <table:table-cell office:value-type="string">
            <text:p>03:53</text:p>
          </table:table-cell>
          <table:table-cell office:value-type="string">
            <text:p>C</text:p>
          </table:table-cell>
          <table:table-cell office:value-type="string">
            <text:p>JASON ANDERS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AROLYN</text:p>
          </table:table-cell>
          <table:table-cell office:value-type="string">
            <text:p>ZOX</text:p>
          </table:table-cell>
          <table:table-cell office:value-type="string">
            <text:p>:29</text:p>
          </table:table-cell>
          <table:table-cell office:value-type="string">
            <text:p>04:41</text:p>
          </table:table-cell>
          <table:table-cell office:value-type="string">
            <text:p>F</text:p>
          </table:table-cell>
          <table:table-cell office:value-type="string">
            <text:p>ZO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SATELLITE</text:p>
          </table:table-cell>
          <table:table-cell office:value-type="string">
            <text:p>ZOX</text:p>
          </table:table-cell>
          <table:table-cell office:value-type="string">
            <text:p>:14</text:p>
          </table:table-cell>
          <table:table-cell office:value-type="string">
            <text:p>03:28</text:p>
          </table:table-cell>
          <table:table-cell office:value-type="string">
            <text:p>F</text:p>
          </table:table-cell>
          <table:table-cell office:value-type="string">
            <text:p>ZOX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9 PM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INNOCENT</text:p>
          </table:table-cell>
          <table:table-cell office:value-type="string">
            <text:p>OUR LADY PEACE</text:p>
          </table:table-cell>
          <table:table-cell office:value-type="string">
            <text:p>:05</text:p>
          </table:table-cell>
          <table:table-cell office:value-type="string">
            <text:p>03:35</text:p>
          </table:table-cell>
          <table:table-cell office:value-type="string">
            <text:p>CF</text:p>
          </table:table-cell>
          <table:table-cell office:value-type="string">
            <text:p>OUR LADY PEAC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float" office:value="1974">
            <text:p>1974</text:p>
          </table:table-cell>
          <table:table-cell office:value-type="string">
            <text:p>RYAN ADAMS</text:p>
          </table:table-cell>
          <table:table-cell office:value-type="string">
            <text:p>:07/:23</text:p>
          </table:table-cell>
          <table:table-cell office:value-type="string">
            <text:p>03:01</text:p>
          </table:table-cell>
          <table:table-cell office:value-type="string">
            <text:p>F</text:p>
          </table:table-cell>
          <table:table-cell office:value-type="string">
            <text:p>RYAN ADAM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ALLING ME NAMES</text:p>
          </table:table-cell>
          <table:table-cell office:value-type="string">
            <text:p>GOOD OLD WAR</text:p>
          </table:table-cell>
          <table:table-cell office:value-type="string">
            <text:p>:18/:39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GOOD OLD WA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AUDIENCE OF ONE</text:p>
          </table:table-cell>
          <table:table-cell office:value-type="string">
            <text:p>RISE AGAINST</text:p>
          </table:table-cell>
          <table:table-cell office:value-type="string">
            <text:p>:31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RISE AGAINST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PHOENIX BURN</text:p>
          </table:table-cell>
          <table:table-cell office:value-type="string">
            <text:p>ALPHA REV</text:p>
          </table:table-cell>
          <table:table-cell office:value-type="string">
            <text:p>:08</text:p>
          </table:table-cell>
          <table:table-cell office:value-type="string">
            <text:p>04:46</text:p>
          </table:table-cell>
          <table:table-cell office:value-type="string">
            <text:p>CF</text:p>
          </table:table-cell>
          <table:table-cell office:value-type="string">
            <text:p>ALPHA REV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HIGH ON A WIRE</text:p>
          </table:table-cell>
          <table:table-cell office:value-type="string">
            <text:p>BLACK BOX REVELATION</text:p>
          </table:table-cell>
          <table:table-cell office:value-type="string">
            <text:p>:16</text:p>
          </table:table-cell>
          <table:table-cell office:value-type="string">
            <text:p>03:07</text:p>
          </table:table-cell>
          <table:table-cell office:value-type="string">
            <text:p>COLD</text:p>
          </table:table-cell>
          <table:table-cell office:value-type="string">
            <text:p>BLACK BOX REVELATI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I'M NOT OVER</text:p>
          </table:table-cell>
          <table:table-cell office:value-type="string">
            <text:p>CAROLINA LIAR</text:p>
          </table:table-cell>
          <table:table-cell office:value-type="string">
            <text:p>C:05/:09</text:p>
          </table:table-cell>
          <table:table-cell office:value-type="string">
            <text:p>03:22</text:p>
          </table:table-cell>
          <table:table-cell office:value-type="string">
            <text:p>CF</text:p>
          </table:table-cell>
          <table:table-cell office:value-type="string">
            <text:p>CAROLINA LIA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MOUNTAIN MAN</text:p>
          </table:table-cell>
          <table:table-cell office:value-type="string">
            <text:p>CRASH KINGS</text:p>
          </table:table-cell>
          <table:table-cell office:value-type="string">
            <text:p>:20</text:p>
          </table:table-cell>
          <table:table-cell office:value-type="string">
            <text:p>03:16</text:p>
          </table:table-cell>
          <table:table-cell office:value-type="string">
            <text:p>CF</text:p>
          </table:table-cell>
          <table:table-cell office:value-type="string">
            <text:p>CRASH KINGS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1 PM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KEEP SPINNING AROUND</text:p>
          </table:table-cell>
          <table:table-cell office:value-type="string">
            <text:p>DYNAMITE WALLS</text:p>
          </table:table-cell>
          <table:table-cell office:value-type="string">
            <text:p>:11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DYNAMITE WALL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FIRE ESCAPE</text:p>
          </table:table-cell>
          <table:table-cell office:value-type="string">
            <text:p>FASTBALL</text:p>
          </table:table-cell>
          <table:table-cell office:value-type="string">
            <text:p>:08, :16</text:p>
          </table:table-cell>
          <table:table-cell office:value-type="string">
            <text:p>03:14</text:p>
          </table:table-cell>
          <table:table-cell office:value-type="string">
            <text:p>CF</text:p>
          </table:table-cell>
          <table:table-cell office:value-type="string">
            <text:p>FASTBAL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SHE WALKS IN SO MANY WAYS</text:p>
          </table:table-cell>
          <table:table-cell office:value-type="string">
            <text:p>JAYHAWKS, THE</text:p>
          </table:table-cell>
          <table:table-cell office:value-type="string">
            <text:p>:09</text:p>
          </table:table-cell>
          <table:table-cell office:value-type="string">
            <text:p>02:29</text:p>
          </table:table-cell>
          <table:table-cell office:value-type="string">
            <text:p>CF</text:p>
          </table:table-cell>
          <table:table-cell office:value-type="string">
            <text:p>JAYHAWK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AMERICAN IDLE</text:p>
          </table:table-cell>
          <table:table-cell office:value-type="string">
            <text:p>LOS LONELY BOYS</text:p>
          </table:table-cell>
          <table:table-cell office:value-type="string">
            <text:p>:20</text:p>
          </table:table-cell>
          <table:table-cell office:value-type="string">
            <text:p>03:18</text:p>
          </table:table-cell>
          <table:table-cell office:value-type="string">
            <text:p>FADE</text:p>
          </table:table-cell>
          <table:table-cell office:value-type="string">
            <text:p>LOS LONELY BOY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I WALK ALONE</text:p>
          </table:table-cell>
          <table:table-cell office:value-type="string">
            <text:p>OLEANDER</text:p>
          </table:table-cell>
          <table:table-cell office:value-type="string">
            <text:p>:01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OLEAND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HANDS OPEN</text:p>
          </table:table-cell>
          <table:table-cell office:value-type="string">
            <text:p>SNOW PATROL</text:p>
          </table:table-cell>
          <table:table-cell office:value-type="string">
            <text:p>:12</text:p>
          </table:table-cell>
          <table:table-cell office:value-type="string">
            <text:p>03:17</text:p>
          </table:table-cell>
          <table:table-cell office:value-type="string">
            <text:p>C</text:p>
          </table:table-cell>
          <table:table-cell office:value-type="string">
            <text:p>SNOW PATRO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YOU'RE ALL I HAVE</text:p>
          </table:table-cell>
          <table:table-cell office:value-type="string">
            <text:p>SNOW PATROL</text:p>
          </table:table-cell>
          <table:table-cell office:value-type="string">
            <text:p>:08/:23</text:p>
          </table:table-cell>
          <table:table-cell office:value-type="string">
            <text:p>04:22</text:p>
          </table:table-cell>
          <table:table-cell office:value-type="string">
            <text:p>COLD</text:p>
          </table:table-cell>
          <table:table-cell office:value-type="string">
            <text:p>SNOW PATRO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FALLS APART</text:p>
          </table:table-cell>
          <table:table-cell office:value-type="string">
            <text:p>SUGAR RAY</text:p>
          </table:table-cell>
          <table:table-cell office:value-type="string">
            <text:p>:30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SUGAR RA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GOOD SOULS</text:p>
          </table:table-cell>
          <table:table-cell office:value-type="string">
            <text:p>STARSAILOR</text:p>
          </table:table-cell>
          <table:table-cell office:value-type="string">
            <text:p>:07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STARSAILO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SILENCED BY THE NIGHT</text:p>
          </table:table-cell>
          <table:table-cell office:value-type="string">
            <text:p>KEANE</text:p>
          </table:table-cell>
          <table:table-cell office:value-type="string">
            <text:p>:07/:17</text:p>
          </table:table-cell>
          <table:table-cell office:value-type="string">
            <text:p>03:10</text:p>
          </table:table-cell>
          <table:table-cell office:value-type="string">
            <text:p>CF</text:p>
          </table:table-cell>
          <table:table-cell office:value-type="string">
            <text:p>KEAN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FAST AS YOU CAN</text:p>
          </table:table-cell>
          <table:table-cell office:value-type="string">
            <text:p>FIONA APPLE</text:p>
          </table:table-cell>
          <table:table-cell office:value-type="string">
            <text:p>:07/:14</text:p>
          </table:table-cell>
          <table:table-cell office:value-type="string">
            <text:p>03:52</text:p>
          </table:table-cell>
          <table:table-cell office:value-type="string">
            <text:p>FADE</text:p>
          </table:table-cell>
          <table:table-cell office:value-type="string">
            <text:p>FIONA APPL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ALLED OUT IN THE DARK</text:p>
          </table:table-cell>
          <table:table-cell office:value-type="string">
            <text:p>SNOW PATROL</text:p>
          </table:table-cell>
          <table:table-cell office:value-type="string">
            <text:p>:08/:10</text:p>
          </table:table-cell>
          <table:table-cell office:value-type="string">
            <text:p>04:01</text:p>
          </table:table-cell>
          <table:table-cell office:value-type="string">
            <text:p>COLD</text:p>
          </table:table-cell>
          <table:table-cell office:value-type="string">
            <text:p>SNOW PATRO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IRCLES AROUND THE SUN</text:p>
          </table:table-cell>
          <table:table-cell office:value-type="string">
            <text:p>DISPATCH</text:p>
          </table:table-cell>
          <table:table-cell office:value-type="string">
            <text:p>:09/:17</text:p>
          </table:table-cell>
          <table:table-cell office:value-type="string">
            <text:p>03:29</text:p>
          </table:table-cell>
          <table:table-cell office:value-type="string">
            <text:p>CF</text:p>
          </table:table-cell>
          <table:table-cell office:value-type="string">
            <text:p>DISPATCH; STATE RADIO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DEDICATION</text:p>
          </table:table-cell>
          <table:table-cell office:value-type="string">
            <text:p>ROME</text:p>
          </table:table-cell>
          <table:table-cell office:value-type="string">
            <text:p>:16</text:p>
          </table:table-cell>
          <table:table-cell office:value-type="string">
            <text:p>03:18</text:p>
          </table:table-cell>
          <table:table-cell office:value-type="string">
            <text:p>F</text:p>
          </table:table-cell>
          <table:table-cell office:value-type="string">
            <text:p>ROM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SEBASTIAN</text:p>
          </table:table-cell>
          <table:table-cell office:value-type="string">
            <text:p>REPTAR</text:p>
          </table:table-cell>
          <table:table-cell office:value-type="string">
            <text:p>:04/:14</text:p>
          </table:table-cell>
          <table:table-cell office:value-type="string">
            <text:p>03:53</text:p>
          </table:table-cell>
          <table:table-cell office:value-type="string">
            <text:p>CF</text:p>
          </table:table-cell>
          <table:table-cell office:value-type="string">
            <text:p>REPTA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OME HOME</text:p>
          </table:table-cell>
          <table:table-cell office:value-type="string">
            <text:p>CHAPPO</text:p>
          </table:table-cell>
          <table:table-cell office:value-type="string">
            <text:p>:14/:35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CHAPP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SOVEREIGN LIGHT CAFE</text:p>
          </table:table-cell>
          <table:table-cell office:value-type="string">
            <text:p>KEANE</text:p>
          </table:table-cell>
          <table:table-cell office:value-type="string">
            <text:p>:00</text:p>
          </table:table-cell>
          <table:table-cell office:value-type="string">
            <text:p>03:27</text:p>
          </table:table-cell>
          <table:table-cell office:value-type="string">
            <text:p>CF</text:p>
          </table:table-cell>
          <table:table-cell office:value-type="string">
            <text:p>KEA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MODERN LOVE</text:p>
          </table:table-cell>
          <table:table-cell office:value-type="string">
            <text:p>MIDNIGHT HOUR</text:p>
          </table:table-cell>
          <table:table-cell office:value-type="string">
            <text:p>:12/24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MIDNIGHT HOU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GO TO HELL</text:p>
          </table:table-cell>
          <table:table-cell office:value-type="string">
            <text:p>GO RADIO</text:p>
          </table:table-cell>
          <table:table-cell office:value-type="string">
            <text:p>:00</text:p>
          </table:table-cell>
          <table:table-cell office:value-type="string">
            <text:p>03:29</text:p>
          </table:table-cell>
          <table:table-cell office:value-type="string">
            <text:p>COLD</text:p>
          </table:table-cell>
          <table:table-cell office:value-type="string">
            <text:p>GO RADI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AROLINA BLUES</text:p>
          </table:table-cell>
          <table:table-cell office:value-type="string">
            <text:p>BLUES TRAVELER</text:p>
          </table:table-cell>
          <table:table-cell office:value-type="string">
            <text:p>:12/:40</text:p>
          </table:table-cell>
          <table:table-cell office:value-type="string">
            <text:p>04:41</text:p>
          </table:table-cell>
          <table:table-cell office:value-type="string">
            <text:p>COLD</text:p>
          </table:table-cell>
          <table:table-cell office:value-type="string">
            <text:p>BLUES TRAVEL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HOW I ROLL</text:p>
          </table:table-cell>
          <table:table-cell office:value-type="string">
            <text:p>CHARLIE MARS</text:p>
          </table:table-cell>
          <table:table-cell office:value-type="string">
            <text:p>:03/:11</text:p>
          </table:table-cell>
          <table:table-cell office:value-type="string">
            <text:p>03:20</text:p>
          </table:table-cell>
          <table:table-cell office:value-type="string">
            <text:p>COLD</text:p>
          </table:table-cell>
          <table:table-cell office:value-type="string">
            <text:p>CHARLIE MA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OVERJOYED</text:p>
          </table:table-cell>
          <table:table-cell office:value-type="string">
            <text:p>MATCHBOX 20</text:p>
          </table:table-cell>
          <table:table-cell office:value-type="string">
            <text:p>:29</text:p>
          </table:table-cell>
          <table:table-cell office:value-type="string">
            <text:p>04:31</text:p>
          </table:table-cell>
          <table:table-cell office:value-type="string">
            <text:p>CF</text:p>
          </table:table-cell>
          <table:table-cell office:value-type="string">
            <text:p>MATCHBOX 2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HAUNTED HEART</text:p>
          </table:table-cell>
          <table:table-cell office:value-type="string">
            <text:p>LITTLE HURRICANE</text:p>
          </table:table-cell>
          <table:table-cell office:value-type="string">
            <text:p>:08/:21</text:p>
          </table:table-cell>
          <table:table-cell office:value-type="string">
            <text:p>02:39</text:p>
          </table:table-cell>
          <table:table-cell office:value-type="string">
            <text:p>CD</text:p>
          </table:table-cell>
          <table:table-cell office:value-type="string">
            <text:p>LITTLE HURRICAN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FALLING</text:p>
          </table:table-cell>
          <table:table-cell office:value-type="string">
            <text:p>IRATION</text:p>
          </table:table-cell>
          <table:table-cell office:value-type="string">
            <text:p>:00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IRATIO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WAIT AND SEE</text:p>
          </table:table-cell>
          <table:table-cell office:value-type="string">
            <text:p>IRATION</text:p>
          </table:table-cell>
          <table:table-cell office:value-type="string">
            <text:p>:16</text:p>
          </table:table-cell>
          <table:table-cell office:value-type="string">
            <text:p>03:52</text:p>
          </table:table-cell>
          <table:table-cell office:value-type="string">
            <text:p>COLD</text:p>
          </table:table-cell>
          <table:table-cell office:value-type="string">
            <text:p>IRATI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ARGUE</text:p>
          </table:table-cell>
          <table:table-cell office:value-type="string">
            <text:p>MATCHBOX 20</text:p>
          </table:table-cell>
          <table:table-cell office:value-type="string">
            <text:p>:09</text:p>
          </table:table-cell>
          <table:table-cell office:value-type="string">
            <text:p>02:48</text:p>
          </table:table-cell>
          <table:table-cell office:value-type="string">
            <text:p>CF</text:p>
          </table:table-cell>
          <table:table-cell office:value-type="string">
            <text:p>MATCHBOX 20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TAKE IT ON FAITH</text:p>
          </table:table-cell>
          <table:table-cell office:value-type="string">
            <text:p>MATT MAYS</text:p>
          </table:table-cell>
          <table:table-cell office:value-type="string">
            <text:p>:04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MATT MAY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BEST OF US</text:p>
          </table:table-cell>
          <table:table-cell office:value-type="string">
            <text:p>DIRTY HEADS, THE</text:p>
          </table:table-cell>
          <table:table-cell office:value-type="string">
            <text:p>:07</text:p>
          </table:table-cell>
          <table:table-cell office:value-type="string">
            <text:p>03:04</text:p>
          </table:table-cell>
          <table:table-cell office:value-type="string">
            <text:p>CF</text:p>
          </table:table-cell>
          <table:table-cell office:value-type="string">
            <text:p>DIRTY HEAD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string">
            <text:p>COME SAVE ME</text:p>
          </table:table-cell>
          <table:table-cell office:value-type="string">
            <text:p>JAGWAR MA</text:p>
          </table:table-cell>
          <table:table-cell office:value-type="string">
            <text:p>:11</text:p>
          </table:table-cell>
          <table:table-cell office:value-type="string">
            <text:p>03:34</text:p>
          </table:table-cell>
          <table:table-cell office:value-type="string">
            <text:p>COLD</text:p>
          </table:table-cell>
          <table:table-cell office:value-type="string">
            <text:p>JAGWAR MA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DAMAGE</text:p>
          </table:table-cell>
          <table:table-cell office:value-type="string">
            <text:p>JIMMY EAT WORLD</text:p>
          </table:table-cell>
          <table:table-cell office:value-type="string">
            <text:p>:06</text:p>
          </table:table-cell>
          <table:table-cell office:value-type="string">
            <text:p>03:01</text:p>
          </table:table-cell>
          <table:table-cell office:value-type="string">
            <text:p>FADE</text:p>
          </table:table-cell>
          <table:table-cell office:value-type="string">
            <text:p>JIMMY EAT WORL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THERE CAN ONLY BE ONE</text:p>
          </table:table-cell>
          <table:table-cell office:value-type="string">
            <text:p>CASS MCCOMBS</text:p>
          </table:table-cell>
          <table:table-cell office:value-type="string">
            <text:p>:23</text:p>
          </table:table-cell>
          <table:table-cell office:value-type="string">
            <text:p>03:56</text:p>
          </table:table-cell>
          <table:table-cell office:value-type="string">
            <text:p>FADE</text:p>
          </table:table-cell>
          <table:table-cell office:value-type="string">
            <text:p>CASS MCCOMB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ALL WHO REMAIN</text:p>
          </table:table-cell>
          <table:table-cell office:value-type="string">
            <text:p>BEWARE OF DARKNESS</text:p>
          </table:table-cell>
          <table:table-cell office:value-type="string">
            <text:p>:09</text:p>
          </table:table-cell>
          <table:table-cell office:value-type="string">
            <text:p>03:40</text:p>
          </table:table-cell>
          <table:table-cell office:value-type="string">
            <text:p>FADE</text:p>
          </table:table-cell>
          <table:table-cell office:value-type="string">
            <text:p>BEWARE OF DARKNES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ANOTHER SOULMATE</text:p>
          </table:table-cell>
          <table:table-cell office:value-type="string">
            <text:p>JANE'S ADDICTION</text:p>
          </table:table-cell>
          <table:table-cell office:value-type="string">
            <text:p>:00</text:p>
          </table:table-cell>
          <table:table-cell office:value-type="string">
            <text:p>02:36</text:p>
          </table:table-cell>
          <table:table-cell office:value-type="string">
            <text:p>COLD</text:p>
          </table:table-cell>
          <table:table-cell office:value-type="string">
            <text:p>JANE'S ADDICTI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WHAT DEATH LEAVES BEHIND</text:p>
          </table:table-cell>
          <table:table-cell office:value-type="string">
            <text:p>LOS CAMPESINOS!</text:p>
          </table:table-cell>
          <table:table-cell office:value-type="string">
            <text:p>:18</text:p>
          </table:table-cell>
          <table:table-cell office:value-type="string">
            <text:p>03:34</text:p>
          </table:table-cell>
          <table:table-cell office:value-type="string">
            <text:p>COLD</text:p>
          </table:table-cell>
          <table:table-cell office:value-type="string">
            <text:p>LOS CAMPESINOS!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THE END</text:p>
          </table:table-cell>
          <table:table-cell office:value-type="string">
            <text:p>JEZEBELS, THE</text:p>
          </table:table-cell>
          <table:table-cell office:value-type="string">
            <text:p>:14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JEZEBELS, THE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GREENS AND BLUES</text:p>
          </table:table-cell>
          <table:table-cell office:value-type="string">
            <text:p>PIXIES</text:p>
          </table:table-cell>
          <table:table-cell office:value-type="string">
            <text:p>:29</text:p>
          </table:table-cell>
          <table:table-cell office:value-type="string">
            <text:p>03:48</text:p>
          </table:table-cell>
          <table:table-cell office:value-type="string">
            <text:p>FADE</text:p>
          </table:table-cell>
          <table:table-cell office:value-type="string">
            <text:p>PIXI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UNCONDITIONAL LOVE</text:p>
          </table:table-cell>
          <table:table-cell office:value-type="string">
            <text:p>AGAINST ME!</text:p>
          </table:table-cell>
          <table:table-cell office:value-type="string">
            <text:p>:00</text:p>
          </table:table-cell>
          <table:table-cell office:value-type="string">
            <text:p>02:51</text:p>
          </table:table-cell>
          <table:table-cell office:value-type="string">
            <text:p>COLD</text:p>
          </table:table-cell>
          <table:table-cell office:value-type="string">
            <text:p>AGAINST ME!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AVENGER</text:p>
          </table:table-cell>
          <table:table-cell office:value-type="string">
            <text:p>BAMBOOS, THE</text:p>
          </table:table-cell>
          <table:table-cell office:value-type="string">
            <text:p>:09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BAMBOOS, THE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HOWL</text:p>
          </table:table-cell>
          <table:table-cell office:value-type="string">
            <text:p>HAMISH ANDERSON</text:p>
          </table:table-cell>
          <table:table-cell office:value-type="string">
            <text:p>:25</text:p>
          </table:table-cell>
          <table:table-cell office:value-type="string">
            <text:p>04:12</text:p>
          </table:table-cell>
          <table:table-cell office:value-type="string">
            <text:p>FADE</text:p>
          </table:table-cell>
          <table:table-cell office:value-type="string">
            <text:p>HAMISH ANDERS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GOSHEN '97</text:p>
          </table:table-cell>
          <table:table-cell office:value-type="string">
            <text:p>STRAND OF OAKS</text:p>
          </table:table-cell>
          <table:table-cell office:value-type="string">
            <text:p>:29</text:p>
          </table:table-cell>
          <table:table-cell office:value-type="string">
            <text:p>02:55</text:p>
          </table:table-cell>
          <table:table-cell office:value-type="string">
            <text:p>FADE</text:p>
          </table:table-cell>
          <table:table-cell office:value-type="string">
            <text:p>STRAND OF OAK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FLAVOR</text:p>
          </table:table-cell>
          <table:table-cell office:value-type="string">
            <text:p>TWIN PEAKS</text:p>
          </table:table-cell>
          <table:table-cell office:value-type="string">
            <text:p>:02</text:p>
          </table:table-cell>
          <table:table-cell office:value-type="string">
            <text:p>01:57</text:p>
          </table:table-cell>
          <table:table-cell office:value-type="string">
            <text:p>FADE</text:p>
          </table:table-cell>
          <table:table-cell office:value-type="string">
            <text:p>TWIN PEAK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FROM AFAR</text:p>
          </table:table-cell>
          <table:table-cell office:value-type="string">
            <text:p>VANCE JOY</text:p>
          </table:table-cell>
          <table:table-cell office:value-type="string">
            <text:p>:14</text:p>
          </table:table-cell>
          <table:table-cell office:value-type="string">
            <text:p>04:20</text:p>
          </table:table-cell>
          <table:table-cell office:value-type="string">
            <text:p>FADE</text:p>
          </table:table-cell>
          <table:table-cell office:value-type="string">
            <text:p>VANCE JO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CLAUDELAND</text:p>
          </table:table-cell>
          <table:table-cell office:value-type="string">
            <text:p>HIGHLY SUSPECT</text:p>
          </table:table-cell>
          <table:table-cell office:value-type="string">
            <text:p>:30</text:p>
          </table:table-cell>
          <table:table-cell office:value-type="string">
            <text:p>04:09</text:p>
          </table:table-cell>
          <table:table-cell office:value-type="string">
            <text:p>FADE</text:p>
          </table:table-cell>
          <table:table-cell office:value-type="string">
            <text:p>HIGHLY SUSPEC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RETURN TO THE MOON</text:p>
          </table:table-cell>
          <table:table-cell office:value-type="string">
            <text:p>EL VY</text:p>
          </table:table-cell>
          <table:table-cell office:value-type="string">
            <text:p>:14</text:p>
          </table:table-cell>
          <table:table-cell office:value-type="string">
            <text:p>04:06</text:p>
          </table:table-cell>
          <table:table-cell office:value-type="string">
            <text:p>FADE</text:p>
          </table:table-cell>
          <table:table-cell office:value-type="string">
            <text:p>EL V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office:value-type="string">
            <text:p>WHY GENERATION</text:p>
          </table:table-cell>
          <table:table-cell office:value-type="string">
            <text:p>FIDLAR</text:p>
          </table:table-cell>
          <table:table-cell office:value-type="string">
            <text:p>:30</text:p>
          </table:table-cell>
          <table:table-cell office:value-type="string">
            <text:p>04:14</text:p>
          </table:table-cell>
          <table:table-cell office:value-type="string">
            <text:p>FADE</text:p>
          </table:table-cell>
          <table:table-cell office:value-type="string">
            <text:p>FIDLA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HUBCAP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HUBCAP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JOHN BROWN'S BOD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OHN BROWN'S BODY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SIM REDMO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IM REDMOND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AYURVEDA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YURVEDA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KEVIN KINSELLA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KEVIN KINSELLA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NATIVE EARTHLING BA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NATIVE EARTHLING BAND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I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IY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MIKE BRINDISI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SIM REDMOND BA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IM REDMOND BAND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ABOUT A BLOND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BOUT A BLONDE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URBAN HORSE THIEV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URBAN HORSE THIEVES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OCULU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OCULUS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THOUSANDS OF ON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THOUSANDS OF ONE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REVISIO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REVISION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SUTRA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UTRAS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DONNA THE BUFFAL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ONNA THE BUFFALO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NATE &amp; KAT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NATE &amp; KATE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JIMKATA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IMKATA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ROZATON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ROZATONES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GUNPOET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UNPOETS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BLIND SPOTS, TH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LIND SPOTS, THE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STEVE GOLLNICK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TEVE GOLLNICK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NATE MARSHALL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NATE MARSHALL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505 BLU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505 BLUES</text:p>
          </table:table-cell>
          <table:table-cell table:number-columns-repeated="5"/>
        </table:table-row>
        <table:table-row table:style-name="ro1">
          <table:table-cell office:value-type="string">
            <text:p>2FL</text:p>
          </table:table-cell>
          <table:table-cell office:value-type="string">
            <text:p>Kickoff: MOSES SUPPOS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MOSES SUPPOSE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RUCE SPRINGSTEE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RUCE SPRINGSTEE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LACK CROW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LACK CROWE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NEIL YOUNG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NEIL YOUNG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TEVE MILLER BA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TEVE MILLER BAND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OB DYLA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OB DYLA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ROLLING STON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ROLLING STONE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WH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WHO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AC/DC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C/DC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LED ZEPPELI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LED ZEPPELI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OHN MELLENCAMP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OHN MELLENCAMP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ACHMAN-TURNER OVERDRIV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ACHMAN-TURNER OVERDRIV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REEDENCE CLEARWATER REVIVAL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REEDENCE CLEARWATER REVIVAL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FOREIGNE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FOREIGNER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LACK SABBAT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LACK SABBATH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EATL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EATLE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AEROSMIT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EROSMITH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TOM PETTY &amp; THE HEARTBREAKE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TOM PETTY &amp; THE HEARTBREAKER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OURNE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OURNEY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ZZ TOP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ZZ TOP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IMI HENDRIX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IMI HENDRIX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EL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ELO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DOO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OOR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VAN HALE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VAN HALE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LUE OYSTER CULT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LUE OYSTER CULT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REAM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REAM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QUEE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QUEE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DEEP PURPL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EEP PURPL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KINK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KINKS, TH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TEVIE RAY VAUGHA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TEVIE RAY VAUGHA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EAGL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EAGLE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DAVID BOWI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AVID BOWI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LAS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LASH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AD COMPAN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AD COMPANY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TALKING HEAD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TALKING HEAD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ALLMAN BROTHERS BA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LLMAN BROTHERS BAND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ON JOVI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ON JOVI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GRATEFUL DEA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RATEFUL DEAD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POLIC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POLIC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DIRE STRAIT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IRE STRAIT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GUNS N' ROS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UNS N' ROSE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TOM PETT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TOM PETTY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ELTON JOH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ELTON JOH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THIN LIZZ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THIN LIZZY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FAC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FACE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PINK FLOY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PINK FLOYD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A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AR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OSTO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OSTO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TEELY DA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TEELY DA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OHN LENNO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OHN LENNO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LYNYRD SKYNYR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LYNYRD SKYNYRD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PAUL MCCARTNEY &amp; WING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PAUL MCCARTNEY &amp; WING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ANTANA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ANTANA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NIRVANA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NIRVANA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U2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U2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RUS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RUSH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PAUL MCCARTNE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PAUL MCCARTNEY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GOV'T MUL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OV'T MUL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ROSBY/NAS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ROSBY/NASH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ERIC CLAPTO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ERIC CLAPTO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ILLY JOEL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ILLY JOEL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HEART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HEART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FLEETWOOD MAC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FLEETWOOD MAC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VAN MORRISO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VAN MORRISO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OB SEGER/SILVER BULLET BA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OB SEGER/SILVER BULLET BAND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OHN FOGERT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OHN FOGERTY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ELVIS COSTELL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ELVIS COSTELLO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ROSBY, STILLS, NASH &amp; YOUNG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ROSBY, STILLS, NASH &amp; YOUNG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EDDIE MONE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EDDIE MONEY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ACKSON BROWN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ACKSON BROWN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PENCER DAVIS GROUP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PENCER DAVIS GROUP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BAND, TH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AND, TH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AMES GANG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AMES GANG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GRAND FUNK RAILROA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RAND FUNK RAILROAD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PAUL SIMO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PAUL SIMON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DOOBIE BROTHE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OOBIE BROTHER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ETHRO TULL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ETHRO TULL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ROSBY, STILLS &amp; NAS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ROSBY, STILLS &amp; NASH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OE WALS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OE WALSH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AMMY HAGA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AMMY HAGAR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GUESS WH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UESS WHO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TEPHEN STILL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TEPHEN STILL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JIM CROC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IM CROC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QUEEZ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QUEEZ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38 SPECIAL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38 SPECIAL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OUTHSIDE JOHNNY/ASBURY JUK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OUTHSIDE JOHNNY/ASBURY JUKES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HICAG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HICAGO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IMON AND GARFUNKEL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IMON AND GARFUNKEL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CHICKENFOOT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HICKENFOOT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SLY &amp; THE FAMILY STON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LY &amp; THE FAMILY STONE</text:p>
          </table:table-cell>
          <table:table-cell table:number-columns-repeated="5"/>
        </table:table-row>
        <table:table-row table:style-name="ro1">
          <table:table-cell office:value-type="string">
            <text:p>2FC</text:p>
          </table:table-cell>
          <table:table-cell office:value-type="string">
            <text:p>Kickoff: MAMAS &amp; PAPA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MAMAS &amp; PAPA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SMASHING PUMPKIN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MASHING PUMPKIN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FOO FIGHTE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FOO FIGHTER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WHITE STRIP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WHITE STRIPE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JIMMY EAT WORL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IMMY EAT WORLD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SPOO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POON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STATE RADI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TATE RADIO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HOT HOT HEAT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HOT HOT HEAT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ANDREW BIR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NDREW BIRD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EVERCLEA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EVERCLEAR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BECK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ECK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GREEN DAY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REEN DAY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WEEZE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WEEZER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AUDIOSLAV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UDIOSLAV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LIV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LIV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OASI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OASI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FRANZ FERDINA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FRANZ FERDINAND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RED HOT CHILI PEPPE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RED HOT CHILI PEPPER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STROK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TROKE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DAVE MATTHEWS BA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AVE MATTHEWS BAND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JET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ET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GOO GOO DOLL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OO GOO DOLL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FOUNTAINS OF WAYN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FOUNTAINS OF WAYN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SUBLIM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UBLIM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SOUNDGARDE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OUNDGARDEN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GUSTE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USTER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PEARL JAM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PEARL JAM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STONE TEMPLE PILOT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TONE TEMPLE PILOT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INCUBU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INCUBU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KILLE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KILLER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CAK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AK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BARENAKED LADIE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ARENAKED LADIE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MATCHBOX 20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MATCHBOX 20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LENNY KRAVITZ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LENNY KRAVITZ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ALICE IN CHAIN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LICE IN CHAIN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BLUES TRAVELE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LUES TRAVELER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PHIS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PHISH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RACONTEU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RACONTEUR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O.A.R.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O.A.R.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COUNTING CROW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OUNTING CROW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THIRD EYE BLIND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THIRD EYE BLIND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WALLFLOWER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WALLFLOWER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BLINK 182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LINK 182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EDDIE VEDDE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EDDIE VEDDER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CHRIS CORNELL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HRIS CORNELL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REM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REM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QUEENS OF THE STONE AG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QUEENS OF THE STONE AG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WILC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WILCO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GIN BLOSSOM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IN BLOSSOM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OFFSPRING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OFFSPRING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JACK JOHNSON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ACK JOHNSON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ZOX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ZOX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HOLD STEADY, TH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HOLD STEADY, TH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RAGE AGAINST THE MACHIN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RAGE AGAINST THE MACHIN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ARCADE FIR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ARCADE FIR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DISPATCH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ISPATCH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OKKERVIL RIVE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OKKERVIL RIVER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SNOW PATROL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SNOW PATROL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KAISER CHIEF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KAISER CHIEF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JOHN BUTLER TRIO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OHN BUTLER TRIO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KOOKS, TH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KOOKS, TH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BON IVER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ON IVER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BLACK KEY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LACK KEY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CAGE THE ELEPHANT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AGE THE ELEPHANT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PHOENIX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PHOENIX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CUR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CUR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DECEMBERIST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ECEMBERIST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FRATELLIS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FRATELLIS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GASLIGHT ANTHEM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GASLIGHT ANTHEM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FLORENCE &amp; THE MACHIN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FLORENCE &amp; THE MACHIN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DANGER MOUS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DANGER MOUS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BLACK KEYS, TH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BLACK KEYS, TH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JACK WHIT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JACK WHITE</text:p>
          </table:table-cell>
          <table:table-cell table:number-columns-repeated="5"/>
        </table:table-row>
        <table:table-row table:style-name="ro1">
          <table:table-cell office:value-type="string">
            <text:p>2FM</text:p>
          </table:table-cell>
          <table:table-cell office:value-type="string">
            <text:p>Kickoff: KILLERS, THE</text:p>
          </table:table-cell>
          <table:table-cell table:number-columns-repeated="2"/>
          <table:table-cell office:value-type="string">
            <text:p>00:00</text:p>
          </table:table-cell>
          <table:table-cell/>
          <table:table-cell office:value-type="string">
            <text:p>KILLERS, THE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THANK GOD IT'S CHRISTMAS</text:p>
          </table:table-cell>
          <table:table-cell office:value-type="string">
            <text:p>QUEEN</text:p>
          </table:table-cell>
          <table:table-cell office:value-type="string">
            <text:p>:00</text:p>
          </table:table-cell>
          <table:table-cell office:value-type="string">
            <text:p>04:09</text:p>
          </table:table-cell>
          <table:table-cell office:value-type="string">
            <text:p>FADE</text:p>
          </table:table-cell>
          <table:table-cell office:value-type="string">
            <text:p>QUEEN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2000 MILES</text:p>
          </table:table-cell>
          <table:table-cell office:value-type="string">
            <text:p>PRETENDERS</text:p>
          </table:table-cell>
          <table:table-cell office:value-type="string">
            <text:p>C:04/:37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PRETENDER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B 4 PM</text:p>
          </table:table-cell>
        </table:table-row>
        <table:table-row table:style-name="ro1">
          <table:table-cell office:value-type="string">
            <text:p>XX</text:p>
          </table:table-cell>
          <table:table-cell office:value-type="string">
            <text:p>STEP INTO CHRISTMAS</text:p>
          </table:table-cell>
          <table:table-cell office:value-type="string">
            <text:p>ELTON JOHN</text:p>
          </table:table-cell>
          <table:table-cell office:value-type="string">
            <text:p>:08/:16</text:p>
          </table:table-cell>
          <table:table-cell office:value-type="string">
            <text:p>04:29</text:p>
          </table:table-cell>
          <table:table-cell office:value-type="string">
            <text:p>F</text:p>
          </table:table-cell>
          <table:table-cell office:value-type="string">
            <text:p>ELTON JOH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B 4 PM</text:p>
          </table:table-cell>
        </table:table-row>
        <table:table-row table:style-name="ro1">
          <table:table-cell office:value-type="string">
            <text:p>XX</text:p>
          </table:table-cell>
          <table:table-cell office:value-type="string">
            <text:p>ANOTHER CHRISTMAS SONG</text:p>
          </table:table-cell>
          <table:table-cell office:value-type="string">
            <text:p>JETHRO TULL</text:p>
          </table:table-cell>
          <table:table-cell/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JETHRO TULL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B 7 PM</text:p>
          </table:table-cell>
        </table:table-row>
        <table:table-row table:style-name="ro1">
          <table:table-cell office:value-type="string">
            <text:p>XX</text:p>
          </table:table-cell>
          <table:table-cell office:value-type="string">
            <text:p>MERRY CHRISTMAS BABY</text:p>
          </table:table-cell>
          <table:table-cell office:value-type="string">
            <text:p>BRUCE SPRINGSTEEN</text:p>
          </table:table-cell>
          <table:table-cell office:value-type="string">
            <text:p>C:03/:35</text:p>
          </table:table-cell>
          <table:table-cell office:value-type="string">
            <text:p>04:42</text:p>
          </table:table-cell>
          <table:table-cell office:value-type="string">
            <text:p>APPL</text:p>
          </table:table-cell>
          <table:table-cell office:value-type="string">
            <text:p>BRUCE SPRINGST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WONDERFUL CHRISTMAS TIME</text:p>
          </table:table-cell>
          <table:table-cell office:value-type="string">
            <text:p>PAUL MCCARTNEY</text:p>
          </table:table-cell>
          <table:table-cell office:value-type="string">
            <text:p>:10/:21</text:p>
          </table:table-cell>
          <table:table-cell office:value-type="string">
            <text:p>03:42</text:p>
          </table:table-cell>
          <table:table-cell office:value-type="string">
            <text:p>FADE</text:p>
          </table:table-cell>
          <table:table-cell office:value-type="string">
            <text:p>PAUL MCCARTNEY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PLEASE COME HOME FOR CHRISTMAS</text:p>
          </table:table-cell>
          <table:table-cell office:value-type="string">
            <text:p>JON BON JOVI</text:p>
          </table:table-cell>
          <table:table-cell office:value-type="string">
            <text:p>:00</text:p>
          </table:table-cell>
          <table:table-cell office:value-type="string">
            <text:p>02:50</text:p>
          </table:table-cell>
          <table:table-cell office:value-type="string">
            <text:p>CF</text:p>
          </table:table-cell>
          <table:table-cell office:value-type="string">
            <text:p>BON JOV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LAST CHRISTMAS</text:p>
          </table:table-cell>
          <table:table-cell office:value-type="string">
            <text:p>JIMMY EAT WORLD</text:p>
          </table:table-cell>
          <table:table-cell office:value-type="string">
            <text:p>:16/:31</text:p>
          </table:table-cell>
          <table:table-cell office:value-type="string">
            <text:p>04:22</text:p>
          </table:table-cell>
          <table:table-cell office:value-type="string">
            <text:p>CF</text:p>
          </table:table-cell>
          <table:table-cell office:value-type="string">
            <text:p>JIMMY EAT WORL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I SAW MOMMY KISSING SANTA CLAU</text:p>
          </table:table-cell>
          <table:table-cell office:value-type="string">
            <text:p>JOHN MELLENCAMP</text:p>
          </table:table-cell>
          <table:table-cell office:value-type="string">
            <text:p>:09/:23</text:p>
          </table:table-cell>
          <table:table-cell office:value-type="string">
            <text:p>02:34</text:p>
          </table:table-cell>
          <table:table-cell office:value-type="string">
            <text:p>FADE</text:p>
          </table:table-cell>
          <table:table-cell office:value-type="string">
            <text:p>JOHN MELLENCAM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 IS THE TIME TO SAY ILOVEU</text:p>
          </table:table-cell>
          <table:table-cell office:value-type="string">
            <text:p>BILLY SQUIER</text:p>
          </table:table-cell>
          <table:table-cell office:value-type="string">
            <text:p>:00</text:p>
          </table:table-cell>
          <table:table-cell office:value-type="string">
            <text:p>02:43</text:p>
          </table:table-cell>
          <table:table-cell office:value-type="string">
            <text:p>CF</text:p>
          </table:table-cell>
          <table:table-cell office:value-type="string">
            <text:p>BILLY SQUI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</text:p>
          </table:table-cell>
          <table:table-cell office:value-type="string">
            <text:p>BLUES TRAVELER</text:p>
          </table:table-cell>
          <table:table-cell office:value-type="string">
            <text:p>:00</text:p>
          </table:table-cell>
          <table:table-cell office:value-type="string">
            <text:p>05:40</text:p>
          </table:table-cell>
          <table:table-cell office:value-type="string">
            <text:p>CF</text:p>
          </table:table-cell>
          <table:table-cell office:value-type="string">
            <text:p>BLUES TRAVEL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TIME</text:p>
          </table:table-cell>
          <table:table-cell office:value-type="string">
            <text:p>SMASHING PUMPKINS</text:p>
          </table:table-cell>
          <table:table-cell office:value-type="string">
            <text:p>:21</text:p>
          </table:table-cell>
          <table:table-cell office:value-type="string">
            <text:p>03:12</text:p>
          </table:table-cell>
          <table:table-cell office:value-type="string">
            <text:p>CF</text:p>
          </table:table-cell>
          <table:table-cell office:value-type="string">
            <text:p>SMASHING PUMPKIN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I WISH EVERY DAY COULD BE LIKE CHRI</text:p>
          </table:table-cell>
          <table:table-cell office:value-type="string">
            <text:p>BON JOVI</text:p>
          </table:table-cell>
          <table:table-cell office:value-type="string">
            <text:p>:08</text:p>
          </table:table-cell>
          <table:table-cell office:value-type="string">
            <text:p>04:21</text:p>
          </table:table-cell>
          <table:table-cell office:value-type="string">
            <text:p>CF</text:p>
          </table:table-cell>
          <table:table-cell office:value-type="string">
            <text:p>BON JOV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 (BABY PLEASE COME HOME)</text:p>
          </table:table-cell>
          <table:table-cell office:value-type="string">
            <text:p>U2</text:p>
          </table:table-cell>
          <table:table-cell office:value-type="string">
            <text:p>:02</text:p>
          </table:table-cell>
          <table:table-cell office:value-type="string">
            <text:p>02:11</text:p>
          </table:table-cell>
          <table:table-cell office:value-type="string">
            <text:p>FADE</text:p>
          </table:table-cell>
          <table:table-cell office:value-type="string">
            <text:p>U2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SANTA CLAUS IS COMING TO TOWN</text:p>
          </table:table-cell>
          <table:table-cell office:value-type="string">
            <text:p>BRUCE SPRINGSTEEN</text:p>
          </table:table-cell>
          <table:table-cell office:value-type="string">
            <text:p>:06</text:p>
          </table:table-cell>
          <table:table-cell office:value-type="string">
            <text:p>04:19</text:p>
          </table:table-cell>
          <table:table-cell office:value-type="string">
            <text:p>APPL</text:p>
          </table:table-cell>
          <table:table-cell office:value-type="string">
            <text:p>BRUCE SPRINGST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FATHER CHRISTMAS</text:p>
          </table:table-cell>
          <table:table-cell office:value-type="string">
            <text:p>KINKS, THE</text:p>
          </table:table-cell>
          <table:table-cell office:value-type="string">
            <text:p>:13/:23</text:p>
          </table:table-cell>
          <table:table-cell office:value-type="string">
            <text:p>03:36</text:p>
          </table:table-cell>
          <table:table-cell office:value-type="string">
            <text:p>FADE</text:p>
          </table:table-cell>
          <table:table-cell office:value-type="string">
            <text:p>KINKS, TH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HAPPY XMAS (WAR IS OVER)</text:p>
          </table:table-cell>
          <table:table-cell office:value-type="string">
            <text:p>JOHN LENNON &amp; YOKO ONO</text:p>
          </table:table-cell>
          <table:table-cell office:value-type="string">
            <text:p>C:03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JOHN LENN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</text:p>
          </table:table-cell>
          <table:table-cell office:value-type="string">
            <text:p>WHO</text:p>
          </table:table-cell>
          <table:table-cell office:value-type="string">
            <text:p>:00</text:p>
          </table:table-cell>
          <table:table-cell office:value-type="string">
            <text:p>04:31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 ALL OVER AGAIN</text:p>
          </table:table-cell>
          <table:table-cell office:value-type="string">
            <text:p>TOM PETTY &amp; THE HEARTBREAKERS</text:p>
          </table:table-cell>
          <table:table-cell office:value-type="string">
            <text:p>:16</text:p>
          </table:table-cell>
          <table:table-cell office:value-type="string">
            <text:p>04:12</text:p>
          </table:table-cell>
          <table:table-cell office:value-type="string">
            <text:p>C</text:p>
          </table:table-cell>
          <table:table-cell office:value-type="string">
            <text:p>TOM PETTY &amp; THE HEARTBREAKERS; TOM PET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 SONG</text:p>
          </table:table-cell>
          <table:table-cell office:value-type="string">
            <text:p>DAVE MATTHEWS BAND</text:p>
          </table:table-cell>
          <table:table-cell office:value-type="string">
            <text:p>:21</text:p>
          </table:table-cell>
          <table:table-cell office:value-type="string">
            <text:p>05:28</text:p>
          </table:table-cell>
          <table:table-cell office:value-type="string">
            <text:p>CF</text:p>
          </table:table-cell>
          <table:table-cell office:value-type="string">
            <text:p>DAVE MATTHEWS BAND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 SONG</text:p>
          </table:table-cell>
          <table:table-cell office:value-type="string">
            <text:p>WEEZER</text:p>
          </table:table-cell>
          <table:table-cell office:value-type="string">
            <text:p>:15</text:p>
          </table:table-cell>
          <table:table-cell office:value-type="string">
            <text:p>03:05</text:p>
          </table:table-cell>
          <table:table-cell office:value-type="string">
            <text:p>CF</text:p>
          </table:table-cell>
          <table:table-cell office:value-type="string">
            <text:p>WEEZ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LITTLE SAINT NICK</text:p>
          </table:table-cell>
          <table:table-cell office:value-type="string">
            <text:p>SUGAR RAY</text:p>
          </table:table-cell>
          <table:table-cell office:value-type="string">
            <text:p>C:04/:08</text:p>
          </table:table-cell>
          <table:table-cell office:value-type="string">
            <text:p>02:01</text:p>
          </table:table-cell>
          <table:table-cell office:value-type="string">
            <text:p>CF</text:p>
          </table:table-cell>
          <table:table-cell office:value-type="string">
            <text:p>SUGAR RA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PLEASE COME HOME FOR CHRISTMAS</text:p>
          </table:table-cell>
          <table:table-cell office:value-type="string">
            <text:p>EAGLES</text:p>
          </table:table-cell>
          <table:table-cell office:value-type="string">
            <text:p>:08</text:p>
          </table:table-cell>
          <table:table-cell office:value-type="string">
            <text:p>02:53</text:p>
          </table:table-cell>
          <table:table-cell office:value-type="string">
            <text:p>CF</text:p>
          </table:table-cell>
          <table:table-cell office:value-type="string">
            <text:p>EAG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LITTLE DRUMMER BOY</text:p>
          </table:table-cell>
          <table:table-cell office:value-type="string">
            <text:p>BOB SEGER / SILVER BULLET BAND</text:p>
          </table:table-cell>
          <table:table-cell office:value-type="string">
            <text:p>:10</text:p>
          </table:table-cell>
          <table:table-cell office:value-type="string">
            <text:p>03:26</text:p>
          </table:table-cell>
          <table:table-cell office:value-type="string">
            <text:p>CF</text:p>
          </table:table-cell>
          <table:table-cell office:value-type="string">
            <text:p>BOB SEG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MISTRESS FOR CHRISTMAS</text:p>
          </table:table-cell>
          <table:table-cell office:value-type="string">
            <text:p>AC/DC</text:p>
          </table:table-cell>
          <table:table-cell office:value-type="string">
            <text:p>:03</text:p>
          </table:table-cell>
          <table:table-cell office:value-type="string">
            <text:p>03:57</text:p>
          </table:table-cell>
          <table:table-cell office:value-type="string">
            <text:p>C</text:p>
          </table:table-cell>
          <table:table-cell office:value-type="string">
            <text:p>AC/DC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CHANUKAH SONG</text:p>
          </table:table-cell>
          <table:table-cell office:value-type="string">
            <text:p>ADAM SANDLER</text:p>
          </table:table-cell>
          <table:table-cell office:value-type="string">
            <text:p>:06</text:p>
          </table:table-cell>
          <table:table-cell office:value-type="string">
            <text:p>03:32</text:p>
          </table:table-cell>
          <table:table-cell office:value-type="string">
            <text:p>APPL</text:p>
          </table:table-cell>
          <table:table-cell office:value-type="string">
            <text:p>ADAM SANDLER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DO THEY KNOW IT'S CHRISTMAS</text:p>
          </table:table-cell>
          <table:table-cell office:value-type="string">
            <text:p>BAND AID</text:p>
          </table:table-cell>
          <table:table-cell office:value-type="string">
            <text:p>C:01/:09</text:p>
          </table:table-cell>
          <table:table-cell office:value-type="string">
            <text:p>06:00</text:p>
          </table:table-cell>
          <table:table-cell office:value-type="string">
            <text:p>F</text:p>
          </table:table-cell>
          <table:table-cell office:value-type="string">
            <text:p>BAND AID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 MUST BE TONIGHT</text:p>
          </table:table-cell>
          <table:table-cell office:value-type="string">
            <text:p>BAND, THE</text:p>
          </table:table-cell>
          <table:table-cell office:value-type="string">
            <text:p>:14</text:p>
          </table:table-cell>
          <table:table-cell office:value-type="string">
            <text:p>03:21</text:p>
          </table:table-cell>
          <table:table-cell office:value-type="string">
            <text:p>F</text:p>
          </table:table-cell>
          <table:table-cell office:value-type="string">
            <text:p>BAND, THE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GREEN CHRISTMAS</text:p>
          </table:table-cell>
          <table:table-cell office:value-type="string">
            <text:p>BARENAKED LADIES</text:p>
          </table:table-cell>
          <table:table-cell office:value-type="string">
            <text:p>:05/:08</text:p>
          </table:table-cell>
          <table:table-cell office:value-type="string">
            <text:p>02:29</text:p>
          </table:table-cell>
          <table:table-cell office:value-type="string">
            <text:p>CF</text:p>
          </table:table-cell>
          <table:table-cell office:value-type="string">
            <text:p>BARENAKED LADIES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BACK DOOR SANTA</text:p>
          </table:table-cell>
          <table:table-cell office:value-type="string">
            <text:p>BON JOVI</text:p>
          </table:table-cell>
          <table:table-cell office:value-type="string">
            <text:p>C:01/:04</text:p>
          </table:table-cell>
          <table:table-cell office:value-type="string">
            <text:p>03:48</text:p>
          </table:table-cell>
          <table:table-cell office:value-type="string">
            <text:p>APPL</text:p>
          </table:table-cell>
          <table:table-cell office:value-type="string">
            <text:p>BON JOVI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RUN RUDOLPH RUN</text:p>
          </table:table-cell>
          <table:table-cell office:value-type="string">
            <text:p>CHUCK BERRY</text:p>
          </table:table-cell>
          <table:table-cell office:value-type="string">
            <text:p>:08</text:p>
          </table:table-cell>
          <table:table-cell office:value-type="string">
            <text:p>02:39</text:p>
          </table:table-cell>
          <table:table-cell office:value-type="string">
            <text:p>FADE</text:p>
          </table:table-cell>
          <table:table-cell office:value-type="string">
            <text:p>CHUCK BERRY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I BELIEVE IN FATHER CHRISTMAS</text:p>
          </table:table-cell>
          <table:table-cell office:value-type="string">
            <text:p>GREG LAKE</text:p>
          </table:table-cell>
          <table:table-cell office:value-type="string">
            <text:p>:21</text:p>
          </table:table-cell>
          <table:table-cell office:value-type="string">
            <text:p>03:28</text:p>
          </table:table-cell>
          <table:table-cell office:value-type="string">
            <text:p>COLD</text:p>
          </table:table-cell>
          <table:table-cell office:value-type="string">
            <text:p>EMERSON, LAKE &amp; PALMER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HERE IS CHRISTMAS</text:p>
          </table:table-cell>
          <table:table-cell office:value-type="string">
            <text:p>HEART</text:p>
          </table:table-cell>
          <table:table-cell office:value-type="string">
            <text:p>:05/:08</text:p>
          </table:table-cell>
          <table:table-cell office:value-type="string">
            <text:p>03:39</text:p>
          </table:table-cell>
          <table:table-cell office:value-type="string">
            <text:p>CF</text:p>
          </table:table-cell>
          <table:table-cell office:value-type="string">
            <text:p>HEART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MERRY CHRISTMAS (I DON'T...</text:p>
          </table:table-cell>
          <table:table-cell office:value-type="string">
            <text:p>RAMONES</text:p>
          </table:table-cell>
          <table:table-cell office:value-type="string">
            <text:p>:03/:32</text:p>
          </table:table-cell>
          <table:table-cell office:value-type="string">
            <text:p>02:31</text:p>
          </table:table-cell>
          <table:table-cell office:value-type="string">
            <text:p>CF</text:p>
          </table:table-cell>
          <table:table-cell office:value-type="string">
            <text:p>RAMONES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GABRIEL'S MESSAGE</text:p>
          </table:table-cell>
          <table:table-cell office:value-type="string">
            <text:p>STING</text:p>
          </table:table-cell>
          <table:table-cell office:value-type="string">
            <text:p>:05</text:p>
          </table:table-cell>
          <table:table-cell office:value-type="string">
            <text:p>02:03</text:p>
          </table:table-cell>
          <table:table-cell office:value-type="string">
            <text:p>FADE</text:p>
          </table:table-cell>
          <table:table-cell office:value-type="string">
            <text:p>STING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FREEDOM</text:p>
          </table:table-cell>
          <table:table-cell office:value-type="string">
            <text:p>RICHIE HAVENS</text:p>
          </table:table-cell>
          <table:table-cell office:value-type="string">
            <text:p>:43</text:p>
          </table:table-cell>
          <table:table-cell office:value-type="string">
            <text:p>05:00</text:p>
          </table:table-cell>
          <table:table-cell office:value-type="string">
            <text:p>APPL</text:p>
          </table:table-cell>
          <table:table-cell office:value-type="string">
            <text:p>RICHIE HAVENS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I WON'T BE HOME FOR CHRISTMAS</text:p>
          </table:table-cell>
          <table:table-cell office:value-type="string">
            <text:p>BLINK 182</text:p>
          </table:table-cell>
          <table:table-cell office:value-type="string">
            <text:p>:21</text:p>
          </table:table-cell>
          <table:table-cell office:value-type="string">
            <text:p>03:03</text:p>
          </table:table-cell>
          <table:table-cell office:value-type="string">
            <text:p>CF</text:p>
          </table:table-cell>
          <table:table-cell office:value-type="string">
            <text:p>BLINK 182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SANTA STOLE MY LADY</text:p>
          </table:table-cell>
          <table:table-cell office:value-type="string">
            <text:p>FITZ &amp; THE TANTRUMS</text:p>
          </table:table-cell>
          <table:table-cell office:value-type="string">
            <text:p>:09/:20</text:p>
          </table:table-cell>
          <table:table-cell office:value-type="string">
            <text:p>02:27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ALL I WANT FOR CHRISTMAS IS...</text:p>
          </table:table-cell>
          <table:table-cell office:value-type="string">
            <text:p>FOGHAT</text:p>
          </table:table-cell>
          <table:table-cell office:value-type="string">
            <text:p>:03/:17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FOGHAT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A GREAT BIG SLED</text:p>
          </table:table-cell>
          <table:table-cell office:value-type="string">
            <text:p>KILLERS, THE</text:p>
          </table:table-cell>
          <table:table-cell office:value-type="string">
            <text:p>:13/:28</text:p>
          </table:table-cell>
          <table:table-cell office:value-type="string">
            <text:p>04:16</text:p>
          </table:table-cell>
          <table:table-cell office:value-type="string">
            <text:p>CF</text:p>
          </table:table-cell>
          <table:table-cell office:value-type="string">
            <text:p>KILLERS, THE; KILLERS</text:p>
          </table:table-cell>
          <table:table-cell table:number-columns-repeated="5"/>
        </table:table-row>
        <table:table-row table:style-name="ro1">
          <table:table-cell office:value-type="string">
            <text:p>XX</text:p>
          </table:table-cell>
          <table:table-cell office:value-type="string">
            <text:p>CHRISTMAS WILL BREAK YOUR HEART</text:p>
          </table:table-cell>
          <table:table-cell office:value-type="string">
            <text:p>LCD SOUNDSYSTEM</text:p>
          </table:table-cell>
          <table:table-cell office:value-type="string">
            <text:p>:10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LCD SOUNDSYSTEM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JANIE'S GOT A GUN</text:p>
          </table:table-cell>
          <table:table-cell office:value-type="string">
            <text:p>AEROSMITH</text:p>
          </table:table-cell>
          <table:table-cell office:value-type="string">
            <text:p>C:11/:00</text:p>
          </table:table-cell>
          <table:table-cell office:value-type="string">
            <text:p>05:20</text:p>
          </table:table-cell>
          <table:table-cell office:value-type="string">
            <text:p>CF</text:p>
          </table:table-cell>
          <table:table-cell office:value-type="string">
            <text:p>AEROSMITH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N BLOOM</text:p>
          </table:table-cell>
          <table:table-cell office:value-type="string">
            <text:p>NIRVANA</text:p>
          </table:table-cell>
          <table:table-cell office:value-type="string">
            <text:p>:25</text:p>
          </table:table-cell>
          <table:table-cell office:value-type="string">
            <text:p>04:13</text:p>
          </table:table-cell>
          <table:table-cell office:value-type="string">
            <text:p>COLD</text:p>
          </table:table-cell>
          <table:table-cell office:value-type="string">
            <text:p>NIRV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T'S MY LIFE</text:p>
          </table:table-cell>
          <table:table-cell office:value-type="string">
            <text:p>BON JOVI</text:p>
          </table:table-cell>
          <table:table-cell office:value-type="string">
            <text:p>:11</text:p>
          </table:table-cell>
          <table:table-cell office:value-type="string">
            <text:p>03:42</text:p>
          </table:table-cell>
          <table:table-cell office:value-type="string">
            <text:p>ICE</text:p>
          </table:table-cell>
          <table:table-cell office:value-type="string">
            <text:p>BON JOVI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TEAL YOUR HEART AWAY</text:p>
          </table:table-cell>
          <table:table-cell office:value-type="string">
            <text:p>FLEETWOOD MAC</text:p>
          </table:table-cell>
          <table:table-cell office:value-type="string">
            <text:p>:17</text:p>
          </table:table-cell>
          <table:table-cell office:value-type="string">
            <text:p>03:19</text:p>
          </table:table-cell>
          <table:table-cell office:value-type="string">
            <text:p>FADE</text:p>
          </table:table-cell>
          <table:table-cell office:value-type="string">
            <text:p>FLEETWOOD MAC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LOOKIN' OUT MY BACK DOOR</text:p>
          </table:table-cell>
          <table:table-cell office:value-type="string">
            <text:p>CREEDENCE CLEARWATER REVIVAL</text:p>
          </table:table-cell>
          <table:table-cell office:value-type="string">
            <text:p>:14</text:p>
          </table:table-cell>
          <table:table-cell office:value-type="string">
            <text:p>02:28</text:p>
          </table:table-cell>
          <table:table-cell office:value-type="string">
            <text:p>COLD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RACELAND</text:p>
          </table:table-cell>
          <table:table-cell office:value-type="string">
            <text:p>PAUL SIMON</text:p>
          </table:table-cell>
          <table:table-cell office:value-type="string">
            <text:p>:41</text:p>
          </table:table-cell>
          <table:table-cell office:value-type="string">
            <text:p>04:40</text:p>
          </table:table-cell>
          <table:table-cell office:value-type="string">
            <text:p>FADE</text:p>
          </table:table-cell>
          <table:table-cell office:value-type="string">
            <text:p>PAUL SIM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EADY FOR LOVE</text:p>
          </table:table-cell>
          <table:table-cell office:value-type="string">
            <text:p>BAD COMPANY</text:p>
          </table:table-cell>
          <table:table-cell office:value-type="string">
            <text:p>:09</text:p>
          </table:table-cell>
          <table:table-cell office:value-type="string">
            <text:p>04:50</text:p>
          </table:table-cell>
          <table:table-cell office:value-type="string">
            <text:p>CF</text:p>
          </table:table-cell>
          <table:table-cell office:value-type="string">
            <text:p>BAD COMPAN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ALKING ON THE MOON</text:p>
          </table:table-cell>
          <table:table-cell office:value-type="string">
            <text:p>POLICE</text:p>
          </table:table-cell>
          <table:table-cell office:value-type="string">
            <text:p>:32</text:p>
          </table:table-cell>
          <table:table-cell office:value-type="string">
            <text:p>04:45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NY MAJOR DUDE WILL TELL YOU</text:p>
          </table:table-cell>
          <table:table-cell office:value-type="string">
            <text:p>STEELY DAN</text:p>
          </table:table-cell>
          <table:table-cell office:value-type="string">
            <text:p>:11</text:p>
          </table:table-cell>
          <table:table-cell office:value-type="string">
            <text:p>03:04</text:p>
          </table:table-cell>
          <table:table-cell office:value-type="string">
            <text:p>CF</text:p>
          </table:table-cell>
          <table:table-cell office:value-type="string">
            <text:p>STEELY D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CUSTARD PIE</text:p>
          </table:table-cell>
          <table:table-cell office:value-type="string">
            <text:p>LED ZEPPELIN</text:p>
          </table:table-cell>
          <table:table-cell office:value-type="string">
            <text:p>:10</text:p>
          </table:table-cell>
          <table:table-cell office:value-type="string">
            <text:p>04:02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OPERATOR (THAT'S NOT THE WAY..</text:p>
          </table:table-cell>
          <table:table-cell office:value-type="string">
            <text:p>JIM CROCE</text:p>
          </table:table-cell>
          <table:table-cell office:value-type="string">
            <text:p>:15</text:p>
          </table:table-cell>
          <table:table-cell office:value-type="string">
            <text:p>03:45</text:p>
          </table:table-cell>
          <table:table-cell office:value-type="string">
            <text:p>F</text:p>
          </table:table-cell>
          <table:table-cell office:value-type="string">
            <text:p>JIM CRO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MIE</text:p>
          </table:table-cell>
          <table:table-cell office:value-type="string">
            <text:p>PURE PRAIRIE LEAGUE</text:p>
          </table:table-cell>
          <table:table-cell office:value-type="string">
            <text:p>:15</text:p>
          </table:table-cell>
          <table:table-cell office:value-type="string">
            <text:p>06:27</text:p>
          </table:table-cell>
          <table:table-cell office:value-type="string">
            <text:p>C</text:p>
          </table:table-cell>
          <table:table-cell office:value-type="string">
            <text:p>PURE PRAIRIE LEAGU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CORTEZ THE KILLER</text:p>
          </table:table-cell>
          <table:table-cell office:value-type="string">
            <text:p>NEIL YOUNG</text:p>
          </table:table-cell>
          <table:table-cell office:value-type="string">
            <text:p>3:22</text:p>
          </table:table-cell>
          <table:table-cell office:value-type="string">
            <text:p>07:17</text:p>
          </table:table-cell>
          <table:table-cell office:value-type="string">
            <text:p>FADE</text:p>
          </table:table-cell>
          <table:table-cell office:value-type="string">
            <text:p>NEIL YOU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BRACADABRA</text:p>
          </table:table-cell>
          <table:table-cell office:value-type="string">
            <text:p>STEVE MILLER BAND</text:p>
          </table:table-cell>
          <table:table-cell office:value-type="string">
            <text:p>:16</text:p>
          </table:table-cell>
          <table:table-cell office:value-type="string">
            <text:p>05:00</text:p>
          </table:table-cell>
          <table:table-cell office:value-type="string">
            <text:p>CF</text:p>
          </table:table-cell>
          <table:table-cell office:value-type="string">
            <text:p>STEVE MILLER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YOU MAKE LOVING FUN</text:p>
          </table:table-cell>
          <table:table-cell office:value-type="string">
            <text:p>FLEETWOOD MAC</text:p>
          </table:table-cell>
          <table:table-cell office:value-type="string">
            <text:p>:17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FLEETWOOD MA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MEO AND JULIET</text:p>
          </table:table-cell>
          <table:table-cell office:value-type="string">
            <text:p>DIRE STRAITS</text:p>
          </table:table-cell>
          <table:table-cell office:value-type="string">
            <text:p>C:02/:25</text:p>
          </table:table-cell>
          <table:table-cell office:value-type="string">
            <text:p>05:43</text:p>
          </table:table-cell>
          <table:table-cell office:value-type="string">
            <text:p>FADE</text:p>
          </table:table-cell>
          <table:table-cell office:value-type="string">
            <text:p>DIRE STRAIT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BE I'M GONNA LEAVE YOU</text:p>
          </table:table-cell>
          <table:table-cell office:value-type="string">
            <text:p>LED ZEPPELIN</text:p>
          </table:table-cell>
          <table:table-cell office:value-type="string">
            <text:p>:16</text:p>
          </table:table-cell>
          <table:table-cell office:value-type="string">
            <text:p>06:40</text:p>
          </table:table-cell>
          <table:table-cell office:value-type="string">
            <text:p>CF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EAT OF THE MOMENT</text:p>
          </table:table-cell>
          <table:table-cell office:value-type="string">
            <text:p>ASIA</text:p>
          </table:table-cell>
          <table:table-cell office:value-type="string">
            <text:p>C:01/:11</text:p>
          </table:table-cell>
          <table:table-cell office:value-type="string">
            <text:p>03:39</text:p>
          </table:table-cell>
          <table:table-cell office:value-type="string">
            <text:p>FADE</text:p>
          </table:table-cell>
          <table:table-cell office:value-type="string">
            <text:p>AS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LABAMA SONG</text:p>
          </table:table-cell>
          <table:table-cell office:value-type="string">
            <text:p>DOORS</text:p>
          </table:table-cell>
          <table:table-cell office:value-type="string">
            <text:p>:11</text:p>
          </table:table-cell>
          <table:table-cell office:value-type="string">
            <text:p>03:16</text:p>
          </table:table-cell>
          <table:table-cell office:value-type="string">
            <text:p>COLD</text:p>
          </table:table-cell>
          <table:table-cell office:value-type="string">
            <text:p>DOO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LIKE A HURRICANE</text:p>
          </table:table-cell>
          <table:table-cell office:value-type="string">
            <text:p>NEIL YOUNG</text:p>
          </table:table-cell>
          <table:table-cell office:value-type="string">
            <text:p>:17</text:p>
          </table:table-cell>
          <table:table-cell office:value-type="string">
            <text:p>08:08</text:p>
          </table:table-cell>
          <table:table-cell office:value-type="string">
            <text:p>CF</text:p>
          </table:table-cell>
          <table:table-cell office:value-type="string">
            <text:p>NEIL YOU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UN THROUGH THE JUNGLE</text:p>
          </table:table-cell>
          <table:table-cell office:value-type="string">
            <text:p>CREEDENCE CLEARWATER REVIVAL</text:p>
          </table:table-cell>
          <table:table-cell office:value-type="string">
            <text:p>:31</text:p>
          </table:table-cell>
          <table:table-cell office:value-type="string">
            <text:p>02:50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E DO DO DO, DE DA DA DA</text:p>
          </table:table-cell>
          <table:table-cell office:value-type="string">
            <text:p>POLICE</text:p>
          </table:table-cell>
          <table:table-cell office:value-type="string">
            <text:p>:29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T'S GOOD TO BE KING</text:p>
          </table:table-cell>
          <table:table-cell office:value-type="string">
            <text:p>TOM PETTY</text:p>
          </table:table-cell>
          <table:table-cell office:value-type="string">
            <text:p>:27</text:p>
          </table:table-cell>
          <table:table-cell office:value-type="string">
            <text:p>05:05</text:p>
          </table:table-cell>
          <table:table-cell office:value-type="string">
            <text:p>CF</text:p>
          </table:table-cell>
          <table:table-cell office:value-type="string">
            <text:p>TOM PETTY; TOM PETTY &amp; THE HEARTBREAK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OLD DUST WOMAN</text:p>
          </table:table-cell>
          <table:table-cell office:value-type="string">
            <text:p>FLEETWOOD MAC</text:p>
          </table:table-cell>
          <table:table-cell office:value-type="string">
            <text:p>:16</text:p>
          </table:table-cell>
          <table:table-cell office:value-type="string">
            <text:p>04:59</text:p>
          </table:table-cell>
          <table:table-cell office:value-type="string">
            <text:p>FADE</text:p>
          </table:table-cell>
          <table:table-cell office:value-type="string">
            <text:p>FLEETWOOD MA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USIE Q</text:p>
          </table:table-cell>
          <table:table-cell office:value-type="string">
            <text:p>CREEDENCE CLEARWATER REVIVAL</text:p>
          </table:table-cell>
          <table:table-cell office:value-type="string">
            <text:p>C:10/:15</text:p>
          </table:table-cell>
          <table:table-cell office:value-type="string">
            <text:p>04:23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EY HEY MY MY</text:p>
          </table:table-cell>
          <table:table-cell office:value-type="string">
            <text:p>NEIL YOUNG</text:p>
          </table:table-cell>
          <table:table-cell office:value-type="string">
            <text:p>:33</text:p>
          </table:table-cell>
          <table:table-cell office:value-type="string">
            <text:p>05:01</text:p>
          </table:table-cell>
          <table:table-cell office:value-type="string">
            <text:p>CF</text:p>
          </table:table-cell>
          <table:table-cell office:value-type="string">
            <text:p>NEIL YOU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NEVER GOING BACK AGAIN</text:p>
          </table:table-cell>
          <table:table-cell office:value-type="string">
            <text:p>FLEETWOOD MAC</text:p>
          </table:table-cell>
          <table:table-cell office:value-type="string">
            <text:p>:11</text:p>
          </table:table-cell>
          <table:table-cell office:value-type="string">
            <text:p>02:11</text:p>
          </table:table-cell>
          <table:table-cell office:value-type="string">
            <text:p>CF</text:p>
          </table:table-cell>
          <table:table-cell office:value-type="string">
            <text:p>FLEETWOOD MAC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LOVERS IN A DANGEROUS TIME</text:p>
          </table:table-cell>
          <table:table-cell office:value-type="string">
            <text:p>BRUCE COCKBURN</text:p>
          </table:table-cell>
          <table:table-cell office:value-type="string">
            <text:p>:15</text:p>
          </table:table-cell>
          <table:table-cell office:value-type="string">
            <text:p>04:00</text:p>
          </table:table-cell>
          <table:table-cell office:value-type="string">
            <text:p>F</text:p>
          </table:table-cell>
          <table:table-cell office:value-type="string">
            <text:p>BRUCE COCKBURN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ROSALIE</text:p>
          </table:table-cell>
          <table:table-cell office:value-type="string">
            <text:p>THIN LIZZY</text:p>
          </table:table-cell>
          <table:table-cell office:value-type="string">
            <text:p>:12</text:p>
          </table:table-cell>
          <table:table-cell office:value-type="string">
            <text:p>02:48</text:p>
          </table:table-cell>
          <table:table-cell office:value-type="string">
            <text:p>F</text:p>
          </table:table-cell>
          <table:table-cell office:value-type="string">
            <text:p>THIN LIZZ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ONG HOT SUMMER NIGHT</text:p>
          </table:table-cell>
          <table:table-cell office:value-type="string">
            <text:p>JIMI HENDRIX</text:p>
          </table:table-cell>
          <table:table-cell office:value-type="string">
            <text:p>:12</text:p>
          </table:table-cell>
          <table:table-cell office:value-type="string">
            <text:p>03:22</text:p>
          </table:table-cell>
          <table:table-cell office:value-type="string">
            <text:p>F</text:p>
          </table:table-cell>
          <table:table-cell office:value-type="string">
            <text:p>JIMI HENDRI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ONLY LOVE CAN BREAK YOUR HEART</text:p>
          </table:table-cell>
          <table:table-cell office:value-type="string">
            <text:p>NEIL YOUNG</text:p>
          </table:table-cell>
          <table:table-cell office:value-type="string">
            <text:p>:14</text:p>
          </table:table-cell>
          <table:table-cell office:value-type="string">
            <text:p>03:02</text:p>
          </table:table-cell>
          <table:table-cell office:value-type="string">
            <text:p>F</text:p>
          </table:table-cell>
          <table:table-cell office:value-type="string">
            <text:p>NEIL YOUNG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OOH LA LA</text:p>
          </table:table-cell>
          <table:table-cell office:value-type="string">
            <text:p>FACES</text:p>
          </table:table-cell>
          <table:table-cell office:value-type="string">
            <text:p>:33</text:p>
          </table:table-cell>
          <table:table-cell office:value-type="string">
            <text:p>03:19</text:p>
          </table:table-cell>
          <table:table-cell office:value-type="string">
            <text:p>F</text:p>
          </table:table-cell>
          <table:table-cell office:value-type="string">
            <text:p>FACES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MOTHER</text:p>
          </table:table-cell>
          <table:table-cell office:value-type="string">
            <text:p>DANZIG</text:p>
          </table:table-cell>
          <table:table-cell office:value-type="string">
            <text:p>:16</text:p>
          </table:table-cell>
          <table:table-cell office:value-type="string">
            <text:p>03:23</text:p>
          </table:table-cell>
          <table:table-cell office:value-type="string">
            <text:p>C</text:p>
          </table:table-cell>
          <table:table-cell office:value-type="string">
            <text:p>DANZIG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VALLEYS OF NEPTUNE</text:p>
          </table:table-cell>
          <table:table-cell office:value-type="string">
            <text:p>JIMI HENDRIX</text:p>
          </table:table-cell>
          <table:table-cell office:value-type="string">
            <text:p>:14</text:p>
          </table:table-cell>
          <table:table-cell office:value-type="string">
            <text:p>03:46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BAD BAD LEROY BROWN</text:p>
          </table:table-cell>
          <table:table-cell office:value-type="string">
            <text:p>JIM CROCE</text:p>
          </table:table-cell>
          <table:table-cell office:value-type="string">
            <text:p>:13</text:p>
          </table:table-cell>
          <table:table-cell office:value-type="string">
            <text:p>02:56</text:p>
          </table:table-cell>
          <table:table-cell office:value-type="string">
            <text:p>C</text:p>
          </table:table-cell>
          <table:table-cell office:value-type="string">
            <text:p>JIM CROC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'LL HAVE TO SAY I LOVE YOU IN A SONG</text:p>
          </table:table-cell>
          <table:table-cell office:value-type="string">
            <text:p>JIM CROCE</text:p>
          </table:table-cell>
          <table:table-cell office:value-type="string">
            <text:p>:14</text:p>
          </table:table-cell>
          <table:table-cell office:value-type="string">
            <text:p>02:26</text:p>
          </table:table-cell>
          <table:table-cell office:value-type="string">
            <text:p>CF</text:p>
          </table:table-cell>
          <table:table-cell office:value-type="string">
            <text:p>JIM CRO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YOU DON'T MESS AROUND WITH JIM</text:p>
          </table:table-cell>
          <table:table-cell office:value-type="string">
            <text:p>JIM CROCE</text:p>
          </table:table-cell>
          <table:table-cell office:value-type="string">
            <text:p>:06</text:p>
          </table:table-cell>
          <table:table-cell office:value-type="string">
            <text:p>02:50</text:p>
          </table:table-cell>
          <table:table-cell office:value-type="string">
            <text:p>F</text:p>
          </table:table-cell>
          <table:table-cell office:value-type="string">
            <text:p>JIM CROC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JINGO</text:p>
          </table:table-cell>
          <table:table-cell office:value-type="string">
            <text:p>SANTANA</text:p>
          </table:table-cell>
          <table:table-cell office:value-type="string">
            <text:p>:59</text:p>
          </table:table-cell>
          <table:table-cell office:value-type="string">
            <text:p>04:19</text:p>
          </table:table-cell>
          <table:table-cell office:value-type="string">
            <text:p>F</text:p>
          </table:table-cell>
          <table:table-cell office:value-type="string">
            <text:p>SANTANA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EY YEAH</text:p>
          </table:table-cell>
          <table:table-cell office:value-type="string">
            <text:p>STEVE MILLER BAND</text:p>
          </table:table-cell>
          <table:table-cell office:value-type="string">
            <text:p>:18</text:p>
          </table:table-cell>
          <table:table-cell office:value-type="string">
            <text:p>03:09</text:p>
          </table:table-cell>
          <table:table-cell office:value-type="string">
            <text:p>F</text:p>
          </table:table-cell>
          <table:table-cell office:value-type="string">
            <text:p>STEVE MILLER BAND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I SHOULD HAVE KNOWN IT</text:p>
          </table:table-cell>
          <table:table-cell office:value-type="string">
            <text:p>TOM PETTY &amp; THE HEARTBREAKERS</text:p>
          </table:table-cell>
          <table:table-cell office:value-type="string">
            <text:p>:05/:15</text:p>
          </table:table-cell>
          <table:table-cell office:value-type="string">
            <text:p>03:50</text:p>
          </table:table-cell>
          <table:table-cell office:value-type="string">
            <text:p>COLD</text:p>
          </table:table-cell>
          <table:table-cell office:value-type="string">
            <text:p>TOM PETTY; TOM PETTY &amp; THE HEARTBREAKER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ANGEL</text:p>
          </table:table-cell>
          <table:table-cell office:value-type="string">
            <text:p>AEROSMITH</text:p>
          </table:table-cell>
          <table:table-cell office:value-type="string">
            <text:p>C:01/:28</text:p>
          </table:table-cell>
          <table:table-cell office:value-type="string">
            <text:p>04:50</text:p>
          </table:table-cell>
          <table:table-cell office:value-type="string">
            <text:p>FADE</text:p>
          </table:table-cell>
          <table:table-cell office:value-type="string">
            <text:p>AEROSMITH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MOTHERLESS CHILDREN</text:p>
          </table:table-cell>
          <table:table-cell office:value-type="string">
            <text:p>ERIC CLAPTON</text:p>
          </table:table-cell>
          <table:table-cell office:value-type="string">
            <text:p>:04/:34</text:p>
          </table:table-cell>
          <table:table-cell office:value-type="string">
            <text:p>04:48</text:p>
          </table:table-cell>
          <table:table-cell office:value-type="string">
            <text:p>COLD</text:p>
          </table:table-cell>
          <table:table-cell office:value-type="string">
            <text:p>ERIC CLAPT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GOT LOVE IF YOU WANT IT</text:p>
          </table:table-cell>
          <table:table-cell office:value-type="string">
            <text:p>STEVE MILLER BAND</text:p>
          </table:table-cell>
          <table:table-cell office:value-type="string">
            <text:p>:05</text:p>
          </table:table-cell>
          <table:table-cell office:value-type="string">
            <text:p>02:25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table:number-columns-repeated="5"/>
        </table:table-row>
        <table:table-row table:style-name="ro1">
          <table:table-cell office:value-type="string">
            <text:p>CC</text:p>
          </table:table-cell>
          <table:table-cell office:value-type="string">
            <text:p>WHILE MY GUITAR GENTLY WEEPS</text:p>
          </table:table-cell>
          <table:table-cell office:value-type="string">
            <text:p>BEATLES, THE</text:p>
          </table:table-cell>
          <table:table-cell office:value-type="string">
            <text:p>:17</text:p>
          </table:table-cell>
          <table:table-cell office:value-type="string">
            <text:p>04:20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MMIGRANT SONG</text:p>
          </table:table-cell>
          <table:table-cell office:value-type="string">
            <text:p>LED ZEPPELIN</text:p>
          </table:table-cell>
          <table:table-cell office:value-type="string">
            <text:p>:19</text:p>
          </table:table-cell>
          <table:table-cell office:value-type="string">
            <text:p>02:21</text:p>
          </table:table-cell>
          <table:table-cell office:value-type="string">
            <text:p>COLD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FREEBIRD</text:p>
          </table:table-cell>
          <table:table-cell office:value-type="string">
            <text:p>LYNYRD SKYNYRD</text:p>
          </table:table-cell>
          <table:table-cell office:value-type="string">
            <text:p>1:09</text:p>
          </table:table-cell>
          <table:table-cell office:value-type="string">
            <text:p>08:51</text:p>
          </table:table-cell>
          <table:table-cell office:value-type="string">
            <text:p>FADE</text:p>
          </table:table-cell>
          <table:table-cell office:value-type="string">
            <text:p>LYNYRD SKYNY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PINBALL WIZARD</text:p>
          </table:table-cell>
          <table:table-cell office:value-type="string">
            <text:p>WHO</text:p>
          </table:table-cell>
          <table:table-cell office:value-type="string">
            <text:p>:25</text:p>
          </table:table-cell>
          <table:table-cell office:value-type="string">
            <text:p>02:59</text:p>
          </table:table-cell>
          <table:table-cell office:value-type="string">
            <text:p>FADE</text:p>
          </table:table-cell>
          <table:table-cell office:value-type="string">
            <text:p>WHO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USH</text:p>
          </table:table-cell>
          <table:table-cell office:value-type="string">
            <text:p>ZZ TOP</text:p>
          </table:table-cell>
          <table:table-cell office:value-type="string">
            <text:p>:09</text:p>
          </table:table-cell>
          <table:table-cell office:value-type="string">
            <text:p>02:09</text:p>
          </table:table-cell>
          <table:table-cell office:value-type="string">
            <text:p>CF</text:p>
          </table:table-cell>
          <table:table-cell office:value-type="string">
            <text:p>ZZ TOP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FOR THOSE ABOUT TO ROCK</text:p>
          </table:table-cell>
          <table:table-cell office:value-type="string">
            <text:p>AC/DC</text:p>
          </table:table-cell>
          <table:table-cell office:value-type="string">
            <text:p>:47</text:p>
          </table:table-cell>
          <table:table-cell office:value-type="string">
            <text:p>05:42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CHOOL'S OUT</text:p>
          </table:table-cell>
          <table:table-cell office:value-type="string">
            <text:p>ALICE COOPER</text:p>
          </table:table-cell>
          <table:table-cell office:value-type="string">
            <text:p>:21</text:p>
          </table:table-cell>
          <table:table-cell office:value-type="string">
            <text:p>03:27</text:p>
          </table:table-cell>
          <table:table-cell office:value-type="string">
            <text:p>COLD</text:p>
          </table:table-cell>
          <table:table-cell office:value-type="string">
            <text:p>ALICE COOP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LUE SKY</text:p>
          </table:table-cell>
          <table:table-cell office:value-type="string">
            <text:p>ALLMAN BROTHERS BAND, THE</text:p>
          </table:table-cell>
          <table:table-cell office:value-type="string">
            <text:p>:17</text:p>
          </table:table-cell>
          <table:table-cell office:value-type="string">
            <text:p>05:06</text:p>
          </table:table-cell>
          <table:table-cell office:value-type="string">
            <text:p>CF</text:p>
          </table:table-cell>
          <table:table-cell office:value-type="string">
            <text:p>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CK IN THE USSR</text:p>
          </table:table-cell>
          <table:table-cell office:value-type="string">
            <text:p>BEATLES, THE</text:p>
          </table:table-cell>
          <table:table-cell office:value-type="string">
            <text:p>:10</text:p>
          </table:table-cell>
          <table:table-cell office:value-type="string">
            <text:p>02:39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EAR PRUDENCE</text:p>
          </table:table-cell>
          <table:table-cell office:value-type="string">
            <text:p>BEATLES, THE</text:p>
          </table:table-cell>
          <table:table-cell office:value-type="string">
            <text:p>:18</text:p>
          </table:table-cell>
          <table:table-cell office:value-type="string">
            <text:p>03:49</text:p>
          </table:table-cell>
          <table:table-cell office:value-type="string">
            <text:p>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N MY LIFE</text:p>
          </table:table-cell>
          <table:table-cell office:value-type="string">
            <text:p>BEATLES, THE</text:p>
          </table:table-cell>
          <table:table-cell office:value-type="string">
            <text:p>:10</text:p>
          </table:table-cell>
          <table:table-cell office:value-type="string">
            <text:p>02:23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PAPERBACK WRITER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08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NGRY YOUNG MAN (LIVE)</text:p>
          </table:table-cell>
          <table:table-cell office:value-type="string">
            <text:p>BILLY JOEL</text:p>
          </table:table-cell>
          <table:table-cell office:value-type="string">
            <text:p>:25,1:59</text:p>
          </table:table-cell>
          <table:table-cell office:value-type="string">
            <text:p>05:05</text:p>
          </table:table-cell>
          <table:table-cell office:value-type="string">
            <text:p>APPL</text:p>
          </table:table-cell>
          <table:table-cell office:value-type="string">
            <text:p>BILLY JOE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ODZILLA</text:p>
          </table:table-cell>
          <table:table-cell office:value-type="string">
            <text:p>BLUE OYSTER CULT</text:p>
          </table:table-cell>
          <table:table-cell office:value-type="string">
            <text:p>:21</text:p>
          </table:table-cell>
          <table:table-cell office:value-type="string">
            <text:p>03:40</text:p>
          </table:table-cell>
          <table:table-cell office:value-type="string">
            <text:p>COLD</text:p>
          </table:table-cell>
          <table:table-cell office:value-type="string">
            <text:p>BLUE OYSTER CUL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E WEREN'T BORN TO FOLLOW</text:p>
          </table:table-cell>
          <table:table-cell office:value-type="string">
            <text:p>BON JOVI</text:p>
          </table:table-cell>
          <table:table-cell office:value-type="string">
            <text:p>:20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BON JOVI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UFFRAGETTE CITY</text:p>
          </table:table-cell>
          <table:table-cell office:value-type="string">
            <text:p>DAVID BOWIE</text:p>
          </table:table-cell>
          <table:table-cell office:value-type="string">
            <text:p>:11</text:p>
          </table:table-cell>
          <table:table-cell office:value-type="string">
            <text:p>03:23</text:p>
          </table:table-cell>
          <table:table-cell office:value-type="string">
            <text:p>COLD</text:p>
          </table:table-cell>
          <table:table-cell office:value-type="string">
            <text:p>DAVID BOWI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TARMAN</text:p>
          </table:table-cell>
          <table:table-cell office:value-type="string">
            <text:p>DAVID BOWIE</text:p>
          </table:table-cell>
          <table:table-cell office:value-type="string">
            <text:p>:11/:21</text:p>
          </table:table-cell>
          <table:table-cell office:value-type="string">
            <text:p>04:05</text:p>
          </table:table-cell>
          <table:table-cell office:value-type="string">
            <text:p>F</text:p>
          </table:table-cell>
          <table:table-cell office:value-type="string">
            <text:p>DAVID BOWI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ED HOUSE</text:p>
          </table:table-cell>
          <table:table-cell office:value-type="string">
            <text:p>JIMI HENDRIX</text:p>
          </table:table-cell>
          <table:table-cell office:value-type="string">
            <text:p>:17/:47</text:p>
          </table:table-cell>
          <table:table-cell office:value-type="string">
            <text:p>03:51</text:p>
          </table:table-cell>
          <table:table-cell office:value-type="string">
            <text:p>C</text:p>
          </table:table-cell>
          <table:table-cell office:value-type="string">
            <text:p>JIMI HENDRIX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YOU'VE GOT ANOTHER THING COMIN</text:p>
          </table:table-cell>
          <table:table-cell office:value-type="string">
            <text:p>JUDAS PRIEST</text:p>
          </table:table-cell>
          <table:table-cell office:value-type="string">
            <text:p>:08/:22</text:p>
          </table:table-cell>
          <table:table-cell office:value-type="string">
            <text:p>04:50</text:p>
          </table:table-cell>
          <table:table-cell office:value-type="string">
            <text:p>FADE</text:p>
          </table:table-cell>
          <table:table-cell office:value-type="string">
            <text:p>JUDAS PRIES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9 PM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RAZY TRAIN</text:p>
          </table:table-cell>
          <table:table-cell office:value-type="string">
            <text:p>OZZY OSBOURNE</text:p>
          </table:table-cell>
          <table:table-cell office:value-type="string">
            <text:p>:00</text:p>
          </table:table-cell>
          <table:table-cell office:value-type="string">
            <text:p>04:38</text:p>
          </table:table-cell>
          <table:table-cell office:value-type="string">
            <text:p>FADE</text:p>
          </table:table-cell>
          <table:table-cell office:value-type="string">
            <text:p>OZZY OSBOURNE; BLACK SABBAT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DO YOU FEEL LIKE WE DO</text:p>
          </table:table-cell>
          <table:table-cell office:value-type="string">
            <text:p>PETER FRAMPTON</text:p>
          </table:table-cell>
          <table:table-cell office:value-type="string">
            <text:p>:03/:54</text:p>
          </table:table-cell>
          <table:table-cell office:value-type="string">
            <text:p>13:44</text:p>
          </table:table-cell>
          <table:table-cell office:value-type="string">
            <text:p>APPL</text:p>
          </table:table-cell>
          <table:table-cell office:value-type="string">
            <text:p>PETER FRAMPT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EMPTY SPACES/YOUNG LUST</text:p>
          </table:table-cell>
          <table:table-cell office:value-type="string">
            <text:p>PINK FLOYD</text:p>
          </table:table-cell>
          <table:table-cell office:value-type="string">
            <text:p>1:28</text:p>
          </table:table-cell>
          <table:table-cell office:value-type="string">
            <text:p>05:23</text:p>
          </table:table-cell>
          <table:table-cell office:value-type="string">
            <text:p>FADE</text:p>
          </table:table-cell>
          <table:table-cell office:value-type="string">
            <text:p>PINK FLOY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ANCE THE NIGHT AWAY</text:p>
          </table:table-cell>
          <table:table-cell office:value-type="string">
            <text:p>VAN HALEN</text:p>
          </table:table-cell>
          <table:table-cell office:value-type="string">
            <text:p>:19</text:p>
          </table:table-cell>
          <table:table-cell office:value-type="string">
            <text:p>02:53</text:p>
          </table:table-cell>
          <table:table-cell office:value-type="string">
            <text:p>FADE</text:p>
          </table:table-cell>
          <table:table-cell office:value-type="string">
            <text:p>VAN HALEN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ANCING IN THE STREET</text:p>
          </table:table-cell>
          <table:table-cell office:value-type="string">
            <text:p>VAN HALEN</text:p>
          </table:table-cell>
          <table:table-cell office:value-type="string">
            <text:p>:24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VAN HALEN; MAMAS &amp; PAPA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JAMIE'S CRYIN'</text:p>
          </table:table-cell>
          <table:table-cell office:value-type="string">
            <text:p>VAN HALEN</text:p>
          </table:table-cell>
          <table:table-cell office:value-type="string">
            <text:p>:15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VAN HAL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FOR YOUR LOVE</text:p>
          </table:table-cell>
          <table:table-cell office:value-type="string">
            <text:p>YARDBIRDS</text:p>
          </table:table-cell>
          <table:table-cell office:value-type="string">
            <text:p>:11, :23</text:p>
          </table:table-cell>
          <table:table-cell office:value-type="string">
            <text:p>02:27</text:p>
          </table:table-cell>
          <table:table-cell office:value-type="string">
            <text:p>F</text:p>
          </table:table-cell>
          <table:table-cell office:value-type="string">
            <text:p>YARDBIRDS; LED ZEPPELIN; CREAM; ERIC CLAPT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CK 'N ROLL TRAIN</text:p>
          </table:table-cell>
          <table:table-cell office:value-type="string">
            <text:p>AC/DC</text:p>
          </table:table-cell>
          <table:table-cell office:value-type="string">
            <text:p>:08/:30</text:p>
          </table:table-cell>
          <table:table-cell office:value-type="string">
            <text:p>04:20</text:p>
          </table:table-cell>
          <table:table-cell office:value-type="string">
            <text:p>C</text:p>
          </table:table-cell>
          <table:table-cell office:value-type="string">
            <text:p>AC/D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AME OLD SONG AND DANCE</text:p>
          </table:table-cell>
          <table:table-cell office:value-type="string">
            <text:p>AEROSMITH</text:p>
          </table:table-cell>
          <table:table-cell office:value-type="string">
            <text:p>:14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AEROSMIT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LIVIN' ON THE EDGE</text:p>
          </table:table-cell>
          <table:table-cell office:value-type="string">
            <text:p>AEROSMITH</text:p>
          </table:table-cell>
          <table:table-cell office:value-type="string">
            <text:p>:12</text:p>
          </table:table-cell>
          <table:table-cell office:value-type="string">
            <text:p>05:52</text:p>
          </table:table-cell>
          <table:table-cell office:value-type="string">
            <text:p>FADE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JESSICA</text:p>
          </table:table-cell>
          <table:table-cell office:value-type="string">
            <text:p>ALLMAN BROTHERS BAND, THE</text:p>
          </table:table-cell>
          <table:table-cell office:value-type="string">
            <text:p>:13</text:p>
          </table:table-cell>
          <table:table-cell office:value-type="string">
            <text:p>07:24</text:p>
          </table:table-cell>
          <table:table-cell office:value-type="string">
            <text:p>CF</text:p>
          </table:table-cell>
          <table:table-cell office:value-type="string">
            <text:p>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TATESBORO BLUES</text:p>
          </table:table-cell>
          <table:table-cell office:value-type="string">
            <text:p>ALLMAN BROTHERS BAND, THE</text:p>
          </table:table-cell>
          <table:table-cell office:value-type="string">
            <text:p>C:06/:46</text:p>
          </table:table-cell>
          <table:table-cell office:value-type="string">
            <text:p>04:14</text:p>
          </table:table-cell>
          <table:table-cell office:value-type="string">
            <text:p>CF</text:p>
          </table:table-cell>
          <table:table-cell office:value-type="string">
            <text:p>ALLMAN BROTHERS BA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IN'T WASTIN' TIME NO MORE</text:p>
          </table:table-cell>
          <table:table-cell office:value-type="string">
            <text:p>ALLMAN BROTHERS BAND, THE</text:p>
          </table:table-cell>
          <table:table-cell office:value-type="string">
            <text:p>:13</text:p>
          </table:table-cell>
          <table:table-cell office:value-type="string">
            <text:p>03:29</text:p>
          </table:table-cell>
          <table:table-cell office:value-type="string">
            <text:p>FADE</text:p>
          </table:table-cell>
          <table:table-cell office:value-type="string">
            <text:p>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ONE WAY OUT</text:p>
          </table:table-cell>
          <table:table-cell office:value-type="string">
            <text:p>ALLMAN BROTHERS BAND, THE</text:p>
          </table:table-cell>
          <table:table-cell office:value-type="string">
            <text:p>1:03</text:p>
          </table:table-cell>
          <table:table-cell office:value-type="string">
            <text:p>04:52</text:p>
          </table:table-cell>
          <table:table-cell office:value-type="string">
            <text:p>CF</text:p>
          </table:table-cell>
          <table:table-cell office:value-type="string">
            <text:p>ALLMAN BROTHERS BAN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ORSE WITH NO NAME</text:p>
          </table:table-cell>
          <table:table-cell office:value-type="string">
            <text:p>AMERICA</text:p>
          </table:table-cell>
          <table:table-cell office:value-type="string">
            <text:p>:08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AMERIC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OUSE OF THE RISING SUN</text:p>
          </table:table-cell>
          <table:table-cell office:value-type="string">
            <text:p>ANIMALS</text:p>
          </table:table-cell>
          <table:table-cell office:value-type="string">
            <text:p>:12</text:p>
          </table:table-cell>
          <table:table-cell office:value-type="string">
            <text:p>04:25</text:p>
          </table:table-cell>
          <table:table-cell office:value-type="string">
            <text:p>CF</text:p>
          </table:table-cell>
          <table:table-cell office:value-type="string">
            <text:p>ANIMAL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ND YOUR BIRD CAN SING</text:p>
          </table:table-cell>
          <table:table-cell office:value-type="string">
            <text:p>BEATLES, THE</text:p>
          </table:table-cell>
          <table:table-cell office:value-type="string">
            <text:p>:08</text:p>
          </table:table-cell>
          <table:table-cell office:value-type="string">
            <text:p>01:57</text:p>
          </table:table-cell>
          <table:table-cell office:value-type="string">
            <text:p>F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AXMAN</text:p>
          </table:table-cell>
          <table:table-cell office:value-type="string">
            <text:p>BEATLES, THE</text:p>
          </table:table-cell>
          <table:table-cell office:value-type="string">
            <text:p>C:05/:09</text:p>
          </table:table-cell>
          <table:table-cell office:value-type="string">
            <text:p>03:02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ANCING WITH MYSELF</text:p>
          </table:table-cell>
          <table:table-cell office:value-type="string">
            <text:p>BILLY IDOL</text:p>
          </table:table-cell>
          <table:table-cell office:value-type="string">
            <text:p>C:01/:16</text:p>
          </table:table-cell>
          <table:table-cell office:value-type="string">
            <text:p>03:17</text:p>
          </table:table-cell>
          <table:table-cell office:value-type="string">
            <text:p>FADE</text:p>
          </table:table-cell>
          <table:table-cell office:value-type="string">
            <text:p>BILLY IDO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RON MAN</text:p>
          </table:table-cell>
          <table:table-cell office:value-type="string">
            <text:p>BLACK SABBATH</text:p>
          </table:table-cell>
          <table:table-cell office:value-type="string">
            <text:p>:28/:41</text:p>
          </table:table-cell>
          <table:table-cell office:value-type="string">
            <text:p>05:52</text:p>
          </table:table-cell>
          <table:table-cell office:value-type="string">
            <text:p>COLD</text:p>
          </table:table-cell>
          <table:table-cell office:value-type="string">
            <text:p>BLACK SABBA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HIGHWAY 61 REVISITED</text:p>
          </table:table-cell>
          <table:table-cell office:value-type="string">
            <text:p>BOB DYLAN</text:p>
          </table:table-cell>
          <table:table-cell office:value-type="string">
            <text:p>:07</text:p>
          </table:table-cell>
          <table:table-cell office:value-type="string">
            <text:p>03:19</text:p>
          </table:table-cell>
          <table:table-cell office:value-type="string">
            <text:p>FADE</text:p>
          </table:table-cell>
          <table:table-cell office:value-type="string">
            <text:p>BOB DYL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ER STRUT</text:p>
          </table:table-cell>
          <table:table-cell office:value-type="string">
            <text:p>BOB SEGER/SILVER BULLET BAND</text:p>
          </table:table-cell>
          <table:table-cell office:value-type="string">
            <text:p>:09/:26</text:p>
          </table:table-cell>
          <table:table-cell office:value-type="string">
            <text:p>03:39</text:p>
          </table:table-cell>
          <table:table-cell office:value-type="string">
            <text:p>FADE</text:p>
          </table:table-cell>
          <table:table-cell office:value-type="string">
            <text:p>BOB SEGER/SILVER BULLET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ORKING ON A DREAM</text:p>
          </table:table-cell>
          <table:table-cell office:value-type="string">
            <text:p>BRUCE SPRINGSTEEN</text:p>
          </table:table-cell>
          <table:table-cell office:value-type="string">
            <text:p>:18</text:p>
          </table:table-cell>
          <table:table-cell office:value-type="string">
            <text:p>03:23</text:p>
          </table:table-cell>
          <table:table-cell office:value-type="string">
            <text:p>F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UMMER OF '69</text:p>
          </table:table-cell>
          <table:table-cell office:value-type="string">
            <text:p>BRYAN ADAMS</text:p>
          </table:table-cell>
          <table:table-cell office:value-type="string">
            <text:p>:05</text:p>
          </table:table-cell>
          <table:table-cell office:value-type="string">
            <text:p>03:17</text:p>
          </table:table-cell>
          <table:table-cell office:value-type="string">
            <text:p>FADE</text:p>
          </table:table-cell>
          <table:table-cell office:value-type="string">
            <text:p>BRYAN ADAM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LET'S GO</text:p>
          </table:table-cell>
          <table:table-cell office:value-type="string">
            <text:p>CARS</text:p>
          </table:table-cell>
          <table:table-cell office:value-type="string">
            <text:p>:22</text:p>
          </table:table-cell>
          <table:table-cell office:value-type="string">
            <text:p>03:35</text:p>
          </table:table-cell>
          <table:table-cell office:value-type="string">
            <text:p>CF</text:p>
          </table:table-cell>
          <table:table-cell office:value-type="string">
            <text:p>CA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OH YEAH</text:p>
          </table:table-cell>
          <table:table-cell office:value-type="string">
            <text:p>CHICKENFOOT</text:p>
          </table:table-cell>
          <table:table-cell office:value-type="string">
            <text:p>:23</text:p>
          </table:table-cell>
          <table:table-cell office:value-type="string">
            <text:p>04:52</text:p>
          </table:table-cell>
          <table:table-cell office:value-type="string">
            <text:p>COLD</text:p>
          </table:table-cell>
          <table:table-cell office:value-type="string">
            <text:p>CHICKENFOOT; SAMMY HAGAR; VAN HALE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IG FOOT</text:p>
          </table:table-cell>
          <table:table-cell office:value-type="string">
            <text:p>CHICKENFOOT</text:p>
          </table:table-cell>
          <table:table-cell office:value-type="string">
            <text:p>:03/:10</text:p>
          </table:table-cell>
          <table:table-cell office:value-type="string">
            <text:p>03:37</text:p>
          </table:table-cell>
          <table:table-cell office:value-type="string">
            <text:p>COLD</text:p>
          </table:table-cell>
          <table:table-cell office:value-type="string">
            <text:p>CHICKENFOOT; SAMMY HAGAR; VAN HAL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FOUGHT THE LAW</text:p>
          </table:table-cell>
          <table:table-cell office:value-type="string">
            <text:p>CLASH, THE</text:p>
          </table:table-cell>
          <table:table-cell office:value-type="string">
            <text:p>C:03/:19</text:p>
          </table:table-cell>
          <table:table-cell office:value-type="string">
            <text:p>02:37</text:p>
          </table:table-cell>
          <table:table-cell office:value-type="string">
            <text:p>CF</text:p>
          </table:table-cell>
          <table:table-cell office:value-type="string">
            <text:p>CLASH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EACH YOUR CHILDREN</text:p>
          </table:table-cell>
          <table:table-cell office:value-type="string">
            <text:p>CROSBY, STILLS &amp; NASH</text:p>
          </table:table-cell>
          <table:table-cell office:value-type="string">
            <text:p>:12</text:p>
          </table:table-cell>
          <table:table-cell office:value-type="string">
            <text:p>02:49</text:p>
          </table:table-cell>
          <table:table-cell office:value-type="string">
            <text:p>CF</text:p>
          </table:table-cell>
          <table:table-cell office:value-type="string">
            <text:p>CROSBY, STILLS &amp; NA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OUTHERN CROSS</text:p>
          </table:table-cell>
          <table:table-cell office:value-type="string">
            <text:p>CROSBY, STILLS &amp; NASH</text:p>
          </table:table-cell>
          <table:table-cell office:value-type="string">
            <text:p>:11</text:p>
          </table:table-cell>
          <table:table-cell office:value-type="string">
            <text:p>04:34</text:p>
          </table:table-cell>
          <table:table-cell office:value-type="string">
            <text:p>FADE</text:p>
          </table:table-cell>
          <table:table-cell office:value-type="string">
            <text:p>CROSBY, STILLS &amp; NA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JUST LIKE PARADISE</text:p>
          </table:table-cell>
          <table:table-cell office:value-type="string">
            <text:p>DAVID LEE ROTH</text:p>
          </table:table-cell>
          <table:table-cell office:value-type="string">
            <text:p>:14, :29</text:p>
          </table:table-cell>
          <table:table-cell office:value-type="string">
            <text:p>04:02</text:p>
          </table:table-cell>
          <table:table-cell office:value-type="string">
            <text:p>COLD</text:p>
          </table:table-cell>
          <table:table-cell office:value-type="string">
            <text:p>DAVID LEE ROTH; VAN HAL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MONA LISAS AND MAD HATTERS</text:p>
          </table:table-cell>
          <table:table-cell office:value-type="string">
            <text:p>ELTON JOHN</text:p>
          </table:table-cell>
          <table:table-cell office:value-type="string">
            <text:p>:01</text:p>
          </table:table-cell>
          <table:table-cell office:value-type="string">
            <text:p>04:53</text:p>
          </table:table-cell>
          <table:table-cell office:value-type="string">
            <text:p>C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OODBYE YELLOW BRICK ROAD</text:p>
          </table:table-cell>
          <table:table-cell office:value-type="string">
            <text:p>ELTON JOHN</text:p>
          </table:table-cell>
          <table:table-cell office:value-type="string">
            <text:p>:09</text:p>
          </table:table-cell>
          <table:table-cell office:value-type="string">
            <text:p>03:13</text:p>
          </table:table-cell>
          <table:table-cell office:value-type="string">
            <text:p>C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LISON</text:p>
          </table:table-cell>
          <table:table-cell office:value-type="string">
            <text:p>ELVIS COSTELLO</text:p>
          </table:table-cell>
          <table:table-cell office:value-type="string">
            <text:p>:11</text:p>
          </table:table-cell>
          <table:table-cell office:value-type="string">
            <text:p>03:02</text:p>
          </table:table-cell>
          <table:table-cell office:value-type="string">
            <text:p>F</text:p>
          </table:table-cell>
          <table:table-cell office:value-type="string">
            <text:p>ELVIS COSTELL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LOW RIDE</text:p>
          </table:table-cell>
          <table:table-cell office:value-type="string">
            <text:p>FOGHAT</text:p>
          </table:table-cell>
          <table:table-cell office:value-type="string">
            <text:p>:20</text:p>
          </table:table-cell>
          <table:table-cell office:value-type="string">
            <text:p>08:11</text:p>
          </table:table-cell>
          <table:table-cell office:value-type="string">
            <text:p>C</text:p>
          </table:table-cell>
          <table:table-cell office:value-type="string">
            <text:p>FOGH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FOOL FOR THE CITY</text:p>
          </table:table-cell>
          <table:table-cell office:value-type="string">
            <text:p>FOGHAT</text:p>
          </table:table-cell>
          <table:table-cell office:value-type="string">
            <text:p>:15</text:p>
          </table:table-cell>
          <table:table-cell office:value-type="string">
            <text:p>04:26</text:p>
          </table:table-cell>
          <table:table-cell office:value-type="string">
            <text:p>F</text:p>
          </table:table-cell>
          <table:table-cell office:value-type="string">
            <text:p>FOGHA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 JUST WANT TO MAKE LOVE TO YOU</text:p>
          </table:table-cell>
          <table:table-cell office:value-type="string">
            <text:p>FOGHAT</text:p>
          </table:table-cell>
          <table:table-cell office:value-type="string">
            <text:p>:49</text:p>
          </table:table-cell>
          <table:table-cell office:value-type="string">
            <text:p>04:10</text:p>
          </table:table-cell>
          <table:table-cell office:value-type="string">
            <text:p>FADE</text:p>
          </table:table-cell>
          <table:table-cell office:value-type="string">
            <text:p>FOGHA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D TO THE BONE</text:p>
          </table:table-cell>
          <table:table-cell office:value-type="string">
            <text:p>GEORGE THOROGOOD</text:p>
          </table:table-cell>
          <table:table-cell office:value-type="string">
            <text:p>:19</text:p>
          </table:table-cell>
          <table:table-cell office:value-type="string">
            <text:p>04:48</text:p>
          </table:table-cell>
          <table:table-cell office:value-type="string">
            <text:p>CF</text:p>
          </table:table-cell>
          <table:table-cell office:value-type="string">
            <text:p>GEORGE THOROGOO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OME KIND OF WONDERFUL</text:p>
          </table:table-cell>
          <table:table-cell office:value-type="string">
            <text:p>GRAND FUNK RAILROAD</text:p>
          </table:table-cell>
          <table:table-cell office:value-type="string">
            <text:p>:07</text:p>
          </table:table-cell>
          <table:table-cell office:value-type="string">
            <text:p>03:10</text:p>
          </table:table-cell>
          <table:table-cell office:value-type="string">
            <text:p>FADE</text:p>
          </table:table-cell>
          <table:table-cell office:value-type="string">
            <text:p>GRAND FUNK RAILROA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FUNK #49</text:p>
          </table:table-cell>
          <table:table-cell office:value-type="string">
            <text:p>JAMES GANG</text:p>
          </table:table-cell>
          <table:table-cell office:value-type="string">
            <text:p>:16</text:p>
          </table:table-cell>
          <table:table-cell office:value-type="string">
            <text:p>03:38</text:p>
          </table:table-cell>
          <table:table-cell office:value-type="string">
            <text:p>FADE</text:p>
          </table:table-cell>
          <table:table-cell office:value-type="string">
            <text:p>JAMES GANG; JOE WALSH; EAG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HITE RABBIT</text:p>
          </table:table-cell>
          <table:table-cell office:value-type="string">
            <text:p>JEFFERSON AIRPLANE</text:p>
          </table:table-cell>
          <table:table-cell office:value-type="string">
            <text:p>:13</text:p>
          </table:table-cell>
          <table:table-cell office:value-type="string">
            <text:p>02:28</text:p>
          </table:table-cell>
          <table:table-cell office:value-type="string">
            <text:p>CF</text:p>
          </table:table-cell>
          <table:table-cell office:value-type="string">
            <text:p>JEFFERSON AIRPLA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UNGLE IN THE JUNGLE</text:p>
          </table:table-cell>
          <table:table-cell office:value-type="string">
            <text:p>JETHRO TULL</text:p>
          </table:table-cell>
          <table:table-cell office:value-type="string">
            <text:p>:17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JETHRO TUL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 LOVE ROCK N ROLL</text:p>
          </table:table-cell>
          <table:table-cell office:value-type="string">
            <text:p>JOAN JETT &amp; THE BLACKHEARTS</text:p>
          </table:table-cell>
          <table:table-cell office:value-type="string">
            <text:p>:15</text:p>
          </table:table-cell>
          <table:table-cell office:value-type="string">
            <text:p>02:53</text:p>
          </table:table-cell>
          <table:table-cell office:value-type="string">
            <text:p>COLD</text:p>
          </table:table-cell>
          <table:table-cell office:value-type="string">
            <text:p>JOAN JET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ITH A LITTLE HELP FROM MY FRIENDS</text:p>
          </table:table-cell>
          <table:table-cell office:value-type="string">
            <text:p>JOE COCKER</text:p>
          </table:table-cell>
          <table:table-cell office:value-type="string">
            <text:p>:49</text:p>
          </table:table-cell>
          <table:table-cell office:value-type="string">
            <text:p>04:59</text:p>
          </table:table-cell>
          <table:table-cell office:value-type="string">
            <text:p>FADE</text:p>
          </table:table-cell>
          <table:table-cell office:value-type="string">
            <text:p>JOE COCK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CKY MOUNTAIN WAY</text:p>
          </table:table-cell>
          <table:table-cell office:value-type="string">
            <text:p>JOE WALSH</text:p>
          </table:table-cell>
          <table:table-cell office:value-type="string">
            <text:p>:48</text:p>
          </table:table-cell>
          <table:table-cell office:value-type="string">
            <text:p>05:00</text:p>
          </table:table-cell>
          <table:table-cell office:value-type="string">
            <text:p>FADE</text:p>
          </table:table-cell>
          <table:table-cell office:value-type="string">
            <text:p>JOE WALSH; EAGLES; JAMES GANG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LIFE'S BEEN GOOD</text:p>
          </table:table-cell>
          <table:table-cell office:value-type="string">
            <text:p>JOE WALSH</text:p>
          </table:table-cell>
          <table:table-cell office:value-type="string">
            <text:p>1:11</text:p>
          </table:table-cell>
          <table:table-cell office:value-type="string">
            <text:p>07:40</text:p>
          </table:table-cell>
          <table:table-cell office:value-type="string">
            <text:p>FADE</text:p>
          </table:table-cell>
          <table:table-cell office:value-type="string">
            <text:p>JOE WALSH; EAGLES; JAMES GANG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NSTANT KARMA</text:p>
          </table:table-cell>
          <table:table-cell office:value-type="string">
            <text:p>JOHN LENNON</text:p>
          </table:table-cell>
          <table:table-cell office:value-type="string">
            <text:p>:06</text:p>
          </table:table-cell>
          <table:table-cell office:value-type="string">
            <text:p>03:04</text:p>
          </table:table-cell>
          <table:table-cell office:value-type="string">
            <text:p>FADE</text:p>
          </table:table-cell>
          <table:table-cell office:value-type="string">
            <text:p>JOHN LENNON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ORKING CLASS HERO</text:p>
          </table:table-cell>
          <table:table-cell office:value-type="string">
            <text:p>JOHN LENNON</text:p>
          </table:table-cell>
          <table:table-cell office:value-type="string">
            <text:p>:05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JOHN LENNON; BEATL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HATEVER GETS YOU THRU...</text:p>
          </table:table-cell>
          <table:table-cell office:value-type="string">
            <text:p>JOHN LENNON &amp; ELTON JOHN</text:p>
          </table:table-cell>
          <table:table-cell office:value-type="string">
            <text:p>:15</text:p>
          </table:table-cell>
          <table:table-cell office:value-type="string">
            <text:p>03:10</text:p>
          </table:table-cell>
          <table:table-cell office:value-type="string">
            <text:p>FADE</text:p>
          </table:table-cell>
          <table:table-cell office:value-type="string">
            <text:p>JOHN LENNON; ELTON JOHN; BEATL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NOBODY TOLD ME</text:p>
          </table:table-cell>
          <table:table-cell office:value-type="string">
            <text:p>JOHN LENNON</text:p>
          </table:table-cell>
          <table:table-cell office:value-type="string">
            <text:p>:00/:09</text:p>
          </table:table-cell>
          <table:table-cell office:value-type="string">
            <text:p>03:24</text:p>
          </table:table-cell>
          <table:table-cell office:value-type="string">
            <text:p>FADE</text:p>
          </table:table-cell>
          <table:table-cell office:value-type="string">
            <text:p>JOHN LENNON; BEATL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ISTY MOUNTAIN HOP</text:p>
          </table:table-cell>
          <table:table-cell office:value-type="string">
            <text:p>LED ZEPPELIN</text:p>
          </table:table-cell>
          <table:table-cell office:value-type="string">
            <text:p>:15</text:p>
          </table:table-cell>
          <table:table-cell office:value-type="string">
            <text:p>04:29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HE SONG REMAINS THE SAME</text:p>
          </table:table-cell>
          <table:table-cell office:value-type="string">
            <text:p>LED ZEPPELIN</text:p>
          </table:table-cell>
          <table:table-cell office:value-type="string">
            <text:p>1:31</text:p>
          </table:table-cell>
          <table:table-cell office:value-type="string">
            <text:p>05:29</text:p>
          </table:table-cell>
          <table:table-cell office:value-type="string">
            <text:p>C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CULT OF PERSONALITY</text:p>
          </table:table-cell>
          <table:table-cell office:value-type="string">
            <text:p>LIVING COLOUR</text:p>
          </table:table-cell>
          <table:table-cell office:value-type="string">
            <text:p>C:10/:27</text:p>
          </table:table-cell>
          <table:table-cell office:value-type="string">
            <text:p>04:38</text:p>
          </table:table-cell>
          <table:table-cell office:value-type="string">
            <text:p>COLD</text:p>
          </table:table-cell>
          <table:table-cell office:value-type="string">
            <text:p>LIVING COLOU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IMPLE MAN</text:p>
          </table:table-cell>
          <table:table-cell office:value-type="string">
            <text:p>LYNYRD SKYNYRD</text:p>
          </table:table-cell>
          <table:table-cell office:value-type="string">
            <text:p>;09, :33</text:p>
          </table:table-cell>
          <table:table-cell office:value-type="string">
            <text:p>05:43</text:p>
          </table:table-cell>
          <table:table-cell office:value-type="string">
            <text:p>FADE</text:p>
          </table:table-cell>
          <table:table-cell office:value-type="string">
            <text:p>LYNYRD SKYNYR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LINDED BY THE LIGHT</text:p>
          </table:table-cell>
          <table:table-cell office:value-type="string">
            <text:p>MANFRED MANN</text:p>
          </table:table-cell>
          <table:table-cell office:value-type="string">
            <text:p>:12</text:p>
          </table:table-cell>
          <table:table-cell office:value-type="string">
            <text:p>07:06</text:p>
          </table:table-cell>
          <table:table-cell office:value-type="string">
            <text:p>COLD</text:p>
          </table:table-cell>
          <table:table-cell office:value-type="string">
            <text:p>MANFRED MAN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FLIRTIN' WITH DISASTER</text:p>
          </table:table-cell>
          <table:table-cell office:value-type="string">
            <text:p>MOLLY HATCHET</text:p>
          </table:table-cell>
          <table:table-cell office:value-type="string">
            <text:p>:05/:28</text:p>
          </table:table-cell>
          <table:table-cell office:value-type="string">
            <text:p>04:57</text:p>
          </table:table-cell>
          <table:table-cell office:value-type="string">
            <text:p>COLD</text:p>
          </table:table-cell>
          <table:table-cell office:value-type="string">
            <text:p>MOLLY HATCHE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MISSISSIPPI QUEEN</text:p>
          </table:table-cell>
          <table:table-cell office:value-type="string">
            <text:p>MOUNTAIN</text:p>
          </table:table-cell>
          <table:table-cell office:value-type="string">
            <text:p>:10, :19</text:p>
          </table:table-cell>
          <table:table-cell office:value-type="string">
            <text:p>02:29</text:p>
          </table:table-cell>
          <table:table-cell/>
          <table:table-cell office:value-type="string">
            <text:p>MOUNTAIN</text:p>
          </table:table-cell>
          <table:table-cell office:value-type="string">
            <text:p>COLD</text:p>
          </table:table-cell>
          <table:table-cell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PIRIT IN THE SKY</text:p>
          </table:table-cell>
          <table:table-cell office:value-type="string">
            <text:p>NORMAN GREENBAUM</text:p>
          </table:table-cell>
          <table:table-cell office:value-type="string">
            <text:p>:31</text:p>
          </table:table-cell>
          <table:table-cell office:value-type="string">
            <text:p>03:52</text:p>
          </table:table-cell>
          <table:table-cell office:value-type="string">
            <text:p>FADE</text:p>
          </table:table-cell>
          <table:table-cell office:value-type="string">
            <text:p>NORMAN GREENBAUM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REEN GRASS AND HIGH TIDES</text:p>
          </table:table-cell>
          <table:table-cell office:value-type="string">
            <text:p>OUTLAWS</text:p>
          </table:table-cell>
          <table:table-cell office:value-type="string">
            <text:p>:08, :46</text:p>
          </table:table-cell>
          <table:table-cell office:value-type="string">
            <text:p>09:44</text:p>
          </table:table-cell>
          <table:table-cell office:value-type="string">
            <text:p>COLD</text:p>
          </table:table-cell>
          <table:table-cell office:value-type="string">
            <text:p>OUTLAW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MAMA I'M COMING HOME</text:p>
          </table:table-cell>
          <table:table-cell office:value-type="string">
            <text:p>OZZY OSBOURNE</text:p>
          </table:table-cell>
          <table:table-cell office:value-type="string">
            <text:p>:16</text:p>
          </table:table-cell>
          <table:table-cell office:value-type="string">
            <text:p>04:04</text:p>
          </table:table-cell>
          <table:table-cell office:value-type="string">
            <text:p>CF</text:p>
          </table:table-cell>
          <table:table-cell office:value-type="string">
            <text:p>OZZY OSBOURNE; BLACK SABBA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ELEN WHEELS</text:p>
          </table:table-cell>
          <table:table-cell office:value-type="string">
            <text:p>PAUL MCCARTNEY &amp; WINGS</text:p>
          </table:table-cell>
          <table:table-cell office:value-type="string">
            <text:p>:06/:13</text:p>
          </table:table-cell>
          <table:table-cell office:value-type="string">
            <text:p>03:38</text:p>
          </table:table-cell>
          <table:table-cell office:value-type="string">
            <text:p>FADE</text:p>
          </table:table-cell>
          <table:table-cell office:value-type="string">
            <text:p>PAUL MCCARTNEY &amp; WINGS; BEATLES; PAUL MCCARTN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KEEP YOURSELF ALIVE</text:p>
          </table:table-cell>
          <table:table-cell office:value-type="string">
            <text:p>QUEEN</text:p>
          </table:table-cell>
          <table:table-cell office:value-type="string">
            <text:p>:32/:37</text:p>
          </table:table-cell>
          <table:table-cell office:value-type="string">
            <text:p>03:46</text:p>
          </table:table-cell>
          <table:table-cell office:value-type="string">
            <text:p>F</text:p>
          </table:table-cell>
          <table:table-cell office:value-type="string">
            <text:p>QUEE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E WILL ROCK YOU/WE ARE THE</text:p>
          </table:table-cell>
          <table:table-cell office:value-type="string">
            <text:p>QUEEN</text:p>
          </table:table-cell>
          <table:table-cell office:value-type="string">
            <text:p>:12</text:p>
          </table:table-cell>
          <table:table-cell office:value-type="string">
            <text:p>04:58</text:p>
          </table:table-cell>
          <table:table-cell/>
          <table:table-cell office:value-type="string">
            <text:p>QU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UND &amp; ROUND</text:p>
          </table:table-cell>
          <table:table-cell office:value-type="string">
            <text:p>RATT</text:p>
          </table:table-cell>
          <table:table-cell office:value-type="string">
            <text:p>:16</text:p>
          </table:table-cell>
          <table:table-cell office:value-type="string">
            <text:p>04:17</text:p>
          </table:table-cell>
          <table:table-cell office:value-type="string">
            <text:p>FADE</text:p>
          </table:table-cell>
          <table:table-cell office:value-type="string">
            <text:p>RAT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LL WITH THE CHANGES</text:p>
          </table:table-cell>
          <table:table-cell office:value-type="string">
            <text:p>REO SPEEDWAGON</text:p>
          </table:table-cell>
          <table:table-cell office:value-type="string">
            <text:p>:11/:20</text:p>
          </table:table-cell>
          <table:table-cell office:value-type="string">
            <text:p>05:20</text:p>
          </table:table-cell>
          <table:table-cell office:value-type="string">
            <text:p>CF</text:p>
          </table:table-cell>
          <table:table-cell office:value-type="string">
            <text:p>REO SPEEDWAG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OCK AND ROLL HOOCHIE KOO</text:p>
          </table:table-cell>
          <table:table-cell office:value-type="string">
            <text:p>RICK DERRINGER</text:p>
          </table:table-cell>
          <table:table-cell office:value-type="string">
            <text:p>:10/:16</text:p>
          </table:table-cell>
          <table:table-cell office:value-type="string">
            <text:p>03:40</text:p>
          </table:table-cell>
          <table:table-cell office:value-type="string">
            <text:p>COLD</text:p>
          </table:table-cell>
          <table:table-cell office:value-type="string">
            <text:p>RICK DERRING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T DON'T COME EASY</text:p>
          </table:table-cell>
          <table:table-cell office:value-type="string">
            <text:p>RINGO STARR</text:p>
          </table:table-cell>
          <table:table-cell office:value-type="string">
            <text:p>:03/:18</text:p>
          </table:table-cell>
          <table:table-cell office:value-type="string">
            <text:p>02:56</text:p>
          </table:table-cell>
          <table:table-cell office:value-type="string">
            <text:p>CF</text:p>
          </table:table-cell>
          <table:table-cell office:value-type="string">
            <text:p>RINGO STARR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PHOTOGRAPH</text:p>
          </table:table-cell>
          <table:table-cell office:value-type="string">
            <text:p>RINGO STARR</text:p>
          </table:table-cell>
          <table:table-cell office:value-type="string">
            <text:p>:14</text:p>
          </table:table-cell>
          <table:table-cell office:value-type="string">
            <text:p>03:46</text:p>
          </table:table-cell>
          <table:table-cell office:value-type="string">
            <text:p>FADE</text:p>
          </table:table-cell>
          <table:table-cell office:value-type="string">
            <text:p>RINGO STARR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ONKY TONK WOMEN</text:p>
          </table:table-cell>
          <table:table-cell office:value-type="string">
            <text:p>ROLLING STONES, THE</text:p>
          </table:table-cell>
          <table:table-cell office:value-type="string">
            <text:p>:18</text:p>
          </table:table-cell>
          <table:table-cell office:value-type="string">
            <text:p>03:00</text:p>
          </table:table-cell>
          <table:table-cell office:value-type="string">
            <text:p>C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YYZ</text:p>
          </table:table-cell>
          <table:table-cell office:value-type="string">
            <text:p>RUSH</text:p>
          </table:table-cell>
          <table:table-cell office:value-type="string">
            <text:p>:00</text:p>
          </table:table-cell>
          <table:table-cell office:value-type="string">
            <text:p>04:22</text:p>
          </table:table-cell>
          <table:table-cell office:value-type="string">
            <text:p>COLD</text:p>
          </table:table-cell>
          <table:table-cell office:value-type="string">
            <text:p>RUS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HE TREES</text:p>
          </table:table-cell>
          <table:table-cell office:value-type="string">
            <text:p>RUSH</text:p>
          </table:table-cell>
          <table:table-cell office:value-type="string">
            <text:p>:12</text:p>
          </table:table-cell>
          <table:table-cell office:value-type="string">
            <text:p>04:45</text:p>
          </table:table-cell>
          <table:table-cell office:value-type="string">
            <text:p>FADE</text:p>
          </table:table-cell>
          <table:table-cell office:value-type="string">
            <text:p>RU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 CAN'T DRIVE 55</text:p>
          </table:table-cell>
          <table:table-cell office:value-type="string">
            <text:p>SAMMY HAGAR</text:p>
          </table:table-cell>
          <table:table-cell office:value-type="string">
            <text:p>:26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SAMMY HAGAR; VAN HALEN; CHICKENFOOT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ORN TO BE WILD</text:p>
          </table:table-cell>
          <table:table-cell office:value-type="string">
            <text:p>STEPPENWOLF</text:p>
          </table:table-cell>
          <table:table-cell office:value-type="string">
            <text:p>:14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STEPPENWOLF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MAGIC CARPET RIDE</text:p>
          </table:table-cell>
          <table:table-cell office:value-type="string">
            <text:p>STEPPENWOLF</text:p>
          </table:table-cell>
          <table:table-cell office:value-type="string">
            <text:p>C:05/:22</text:p>
          </table:table-cell>
          <table:table-cell office:value-type="string">
            <text:p>04:24</text:p>
          </table:table-cell>
          <table:table-cell office:value-type="string">
            <text:p>FADE</text:p>
          </table:table-cell>
          <table:table-cell office:value-type="string">
            <text:p>STEPPENWOLF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PRIDE AND JOY</text:p>
          </table:table-cell>
          <table:table-cell office:value-type="string">
            <text:p>STEVIE RAY VAUGHAN</text:p>
          </table:table-cell>
          <table:table-cell office:value-type="string">
            <text:p>:30</text:p>
          </table:table-cell>
          <table:table-cell office:value-type="string">
            <text:p>03:37</text:p>
          </table:table-cell>
          <table:table-cell office:value-type="string">
            <text:p>CF</text:p>
          </table:table-cell>
          <table:table-cell office:value-type="string">
            <text:p>STEVIE RAY VAUGH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EXAS FLOOD</text:p>
          </table:table-cell>
          <table:table-cell office:value-type="string">
            <text:p>STEVIE RAY VAUGHAN</text:p>
          </table:table-cell>
          <table:table-cell office:value-type="string">
            <text:p>:00</text:p>
          </table:table-cell>
          <table:table-cell office:value-type="string">
            <text:p>05:19</text:p>
          </table:table-cell>
          <table:table-cell office:value-type="string">
            <text:p>COLD</text:p>
          </table:table-cell>
          <table:table-cell office:value-type="string">
            <text:p>STEVIE RAY VAUGHA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ROSSFIRE</text:p>
          </table:table-cell>
          <table:table-cell office:value-type="string">
            <text:p>STEVIE RAY VAUGHAN</text:p>
          </table:table-cell>
          <table:table-cell office:value-type="string">
            <text:p>:27</text:p>
          </table:table-cell>
          <table:table-cell office:value-type="string">
            <text:p>04:07</text:p>
          </table:table-cell>
          <table:table-cell office:value-type="string">
            <text:p>COLD</text:p>
          </table:table-cell>
          <table:table-cell office:value-type="string">
            <text:p>STEVIE RAY VAUGH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HE HOUSE IS ROCKIN</text:p>
          </table:table-cell>
          <table:table-cell office:value-type="string">
            <text:p>STEVIE RAY VAUGHAN</text:p>
          </table:table-cell>
          <table:table-cell office:value-type="string">
            <text:p>:11</text:p>
          </table:table-cell>
          <table:table-cell office:value-type="string">
            <text:p>02:20</text:p>
          </table:table-cell>
          <table:table-cell office:value-type="string">
            <text:p>CF</text:p>
          </table:table-cell>
          <table:table-cell office:value-type="string">
            <text:p>STEVIE RAY VAUGHA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REAKFAST IN AMERICA</text:p>
          </table:table-cell>
          <table:table-cell office:value-type="string">
            <text:p>SUPERTRAMP</text:p>
          </table:table-cell>
          <table:table-cell office:value-type="string">
            <text:p>:07</text:p>
          </table:table-cell>
          <table:table-cell office:value-type="string">
            <text:p>02:34</text:p>
          </table:table-cell>
          <table:table-cell office:value-type="string">
            <text:p>CF</text:p>
          </table:table-cell>
          <table:table-cell office:value-type="string">
            <text:p>SUPERTRAM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AKE THE LONG WAY HOME</text:p>
          </table:table-cell>
          <table:table-cell office:value-type="string">
            <text:p>SUPERTRAMP</text:p>
          </table:table-cell>
          <table:table-cell office:value-type="string">
            <text:p>1:08</text:p>
          </table:table-cell>
          <table:table-cell office:value-type="string">
            <text:p>05:06</text:p>
          </table:table-cell>
          <table:table-cell office:value-type="string">
            <text:p>FADE</text:p>
          </table:table-cell>
          <table:table-cell office:value-type="string">
            <text:p>SUPERTRAM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LLROOM BLITZ</text:p>
          </table:table-cell>
          <table:table-cell office:value-type="string">
            <text:p>SWEET</text:p>
          </table:table-cell>
          <table:table-cell office:value-type="string">
            <text:p>:09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SWEET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PSYCHO KILLER</text:p>
          </table:table-cell>
          <table:table-cell office:value-type="string">
            <text:p>TALKING HEADS</text:p>
          </table:table-cell>
          <table:table-cell office:value-type="string">
            <text:p>:24</text:p>
          </table:table-cell>
          <table:table-cell office:value-type="string">
            <text:p>04:21</text:p>
          </table:table-cell>
          <table:table-cell office:value-type="string">
            <text:p>COLD</text:p>
          </table:table-cell>
          <table:table-cell office:value-type="string">
            <text:p>TALKING HEAD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URNING DOWN THE HOUSE</text:p>
          </table:table-cell>
          <table:table-cell office:value-type="string">
            <text:p>TALKING HEADS</text:p>
          </table:table-cell>
          <table:table-cell office:value-type="string">
            <text:p>CUE :04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TALKING HEAD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ELLO IT'S ME</text:p>
          </table:table-cell>
          <table:table-cell office:value-type="string">
            <text:p>TODD RUNDGREN</text:p>
          </table:table-cell>
          <table:table-cell office:value-type="string">
            <text:p>:13</text:p>
          </table:table-cell>
          <table:table-cell office:value-type="string">
            <text:p>03:34</text:p>
          </table:table-cell>
          <table:table-cell office:value-type="string">
            <text:p>FADE</text:p>
          </table:table-cell>
          <table:table-cell office:value-type="string">
            <text:p>TODD RUNDGR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ERE COMES MY GIRL</text:p>
          </table:table-cell>
          <table:table-cell office:value-type="string">
            <text:p>TOM PETTY &amp; THE HEARTBREAKERS</text:p>
          </table:table-cell>
          <table:table-cell office:value-type="string">
            <text:p>:23</text:p>
          </table:table-cell>
          <table:table-cell office:value-type="string">
            <text:p>04:16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OLD THE LINE</text:p>
          </table:table-cell>
          <table:table-cell office:value-type="string">
            <text:p>TOTO</text:p>
          </table:table-cell>
          <table:table-cell office:value-type="string">
            <text:p>:11, :21</text:p>
          </table:table-cell>
          <table:table-cell office:value-type="string">
            <text:p>03:54</text:p>
          </table:table-cell>
          <table:table-cell office:value-type="string">
            <text:p>COLD</text:p>
          </table:table-cell>
          <table:table-cell office:value-type="string">
            <text:p>TOT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JUMP</text:p>
          </table:table-cell>
          <table:table-cell office:value-type="string">
            <text:p>VAN HALEN</text:p>
          </table:table-cell>
          <table:table-cell office:value-type="string">
            <text:p>:30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VAN HALEN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 CAN'T EXPLAIN</text:p>
          </table:table-cell>
          <table:table-cell office:value-type="string">
            <text:p>WHO</text:p>
          </table:table-cell>
          <table:table-cell office:value-type="string">
            <text:p>:11</text:p>
          </table:table-cell>
          <table:table-cell office:value-type="string">
            <text:p>02:04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UMMERTIME BLUES</text:p>
          </table:table-cell>
          <table:table-cell office:value-type="string">
            <text:p>WHO</text:p>
          </table:table-cell>
          <table:table-cell office:value-type="string">
            <text:p>C08, :29</text:p>
          </table:table-cell>
          <table:table-cell office:value-type="string">
            <text:p>03:27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5_15</text:p>
          </table:table-cell>
          <table:table-cell office:value-type="string">
            <text:p>WHO</text:p>
          </table:table-cell>
          <table:table-cell office:value-type="string">
            <text:p>C:08/:18</text:p>
          </table:table-cell>
          <table:table-cell office:value-type="string">
            <text:p>04:58</text:p>
          </table:table-cell>
          <table:table-cell office:value-type="string">
            <text:p>COLD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YOU BETTER YOU BET</text:p>
          </table:table-cell>
          <table:table-cell office:value-type="string">
            <text:p>WHO</text:p>
          </table:table-cell>
          <table:table-cell office:value-type="string">
            <text:p>:14</text:p>
          </table:table-cell>
          <table:table-cell office:value-type="string">
            <text:p>05:30</text:p>
          </table:table-cell>
          <table:table-cell office:value-type="string">
            <text:p>FADE</text:p>
          </table:table-cell>
          <table:table-cell office:value-type="string">
            <text:p>WHO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EMINENCE FRONT</text:p>
          </table:table-cell>
          <table:table-cell office:value-type="string">
            <text:p>WHO</text:p>
          </table:table-cell>
          <table:table-cell office:value-type="string">
            <text:p>:38/1:58</text:p>
          </table:table-cell>
          <table:table-cell office:value-type="string">
            <text:p>05:37</text:p>
          </table:table-cell>
          <table:table-cell office:value-type="string">
            <text:p>COLD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IMME ALL YOUR LOVIN</text:p>
          </table:table-cell>
          <table:table-cell office:value-type="string">
            <text:p>ZZ TOP</text:p>
          </table:table-cell>
          <table:table-cell office:value-type="string">
            <text:p>:24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ZZ TO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CKIN' INTO THE NIGHT</text:p>
          </table:table-cell>
          <table:table-cell office:value-type="string">
            <text:p>38 SPECIAL</text:p>
          </table:table-cell>
          <table:table-cell office:value-type="string">
            <text:p>:31</text:p>
          </table:table-cell>
          <table:table-cell office:value-type="string">
            <text:p>03:42</text:p>
          </table:table-cell>
          <table:table-cell office:value-type="string">
            <text:p>FADE</text:p>
          </table:table-cell>
          <table:table-cell office:value-type="string">
            <text:p>38 SPECIAL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AVE A DRINK ON ME</text:p>
          </table:table-cell>
          <table:table-cell office:value-type="string">
            <text:p>AC/DC</text:p>
          </table:table-cell>
          <table:table-cell office:value-type="string">
            <text:p>:38</text:p>
          </table:table-cell>
          <table:table-cell office:value-type="string">
            <text:p>03:58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IRLS GOT RHYTHM</text:p>
          </table:table-cell>
          <table:table-cell office:value-type="string">
            <text:p>AC/DC</text:p>
          </table:table-cell>
          <table:table-cell office:value-type="string">
            <text:p>:07/:13</text:p>
          </table:table-cell>
          <table:table-cell office:value-type="string">
            <text:p>03:20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O MATTER WHAT</text:p>
          </table:table-cell>
          <table:table-cell office:value-type="string">
            <text:p>BADFINGER</text:p>
          </table:table-cell>
          <table:table-cell office:value-type="string">
            <text:p>:07</text:p>
          </table:table-cell>
          <table:table-cell office:value-type="string">
            <text:p>02:58</text:p>
          </table:table-cell>
          <table:table-cell office:value-type="string">
            <text:p>CF</text:p>
          </table:table-cell>
          <table:table-cell office:value-type="string">
            <text:p>BADFING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LIDO SHUFFLE</text:p>
          </table:table-cell>
          <table:table-cell office:value-type="string">
            <text:p>BOZ SCAGGS</text:p>
          </table:table-cell>
          <table:table-cell office:value-type="string">
            <text:p>:06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BOZ SCAGG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LET IT RIDE</text:p>
          </table:table-cell>
          <table:table-cell office:value-type="string">
            <text:p>BACHMAN-TURNER OVERDRIVE</text:p>
          </table:table-cell>
          <table:table-cell office:value-type="string">
            <text:p>:08/:19</text:p>
          </table:table-cell>
          <table:table-cell office:value-type="string">
            <text:p>04:21</text:p>
          </table:table-cell>
          <table:table-cell office:value-type="string">
            <text:p>FADE</text:p>
          </table:table-cell>
          <table:table-cell office:value-type="string">
            <text:p>BACHMAN-TURNER OVERDRIV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LUEBIRD</text:p>
          </table:table-cell>
          <table:table-cell office:value-type="string">
            <text:p>BUFFALO SPRINGFIELD</text:p>
          </table:table-cell>
          <table:table-cell office:value-type="string">
            <text:p>:05</text:p>
          </table:table-cell>
          <table:table-cell office:value-type="string">
            <text:p>04:27</text:p>
          </table:table-cell>
          <table:table-cell office:value-type="string">
            <text:p>FADE</text:p>
          </table:table-cell>
          <table:table-cell office:value-type="string">
            <text:p>BUFFALO SPRINGFIELD; CROSBY, STILLS &amp; NASH; CROSBY, STILLS, NASH &amp; YOUNG; CROSBY/NASH; NEIL YOUNG; STEPHEN STILL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CK AND ROLL WOMAN</text:p>
          </table:table-cell>
          <table:table-cell office:value-type="string">
            <text:p>BUFFALO SPRINGFIELD</text:p>
          </table:table-cell>
          <table:table-cell office:value-type="string">
            <text:p>:09</text:p>
          </table:table-cell>
          <table:table-cell office:value-type="string">
            <text:p>02:40</text:p>
          </table:table-cell>
          <table:table-cell office:value-type="string">
            <text:p>C</text:p>
          </table:table-cell>
          <table:table-cell office:value-type="string">
            <text:p>BUFFALO SPRINGFIELD; CROSBY, STILLS &amp; NASH; CROSBY, STILLS, NASH &amp; YOUNG; CROSBY/NASH; NEIL YOUNG; STEPHEN STILL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MY KINDA GIRL</text:p>
          </table:table-cell>
          <table:table-cell office:value-type="string">
            <text:p>CHICKENFOOT</text:p>
          </table:table-cell>
          <table:table-cell office:value-type="string">
            <text:p>:14/:29</text:p>
          </table:table-cell>
          <table:table-cell office:value-type="string">
            <text:p>04:33</text:p>
          </table:table-cell>
          <table:table-cell office:value-type="string">
            <text:p>COLD</text:p>
          </table:table-cell>
          <table:table-cell office:value-type="string">
            <text:p>CHICKENFOOT; VAN HALEN; SAMMY HAGA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TRANGE BREW</text:p>
          </table:table-cell>
          <table:table-cell office:value-type="string">
            <text:p>CREAM</text:p>
          </table:table-cell>
          <table:table-cell office:value-type="string">
            <text:p>:20</text:p>
          </table:table-cell>
          <table:table-cell office:value-type="string">
            <text:p>02:45</text:p>
          </table:table-cell>
          <table:table-cell office:value-type="string">
            <text:p>C</text:p>
          </table:table-cell>
          <table:table-cell office:value-type="string">
            <text:p>CREAM; ERIC CLAP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DGE</text:p>
          </table:table-cell>
          <table:table-cell office:value-type="string">
            <text:p>CREAM</text:p>
          </table:table-cell>
          <table:table-cell office:value-type="string">
            <text:p>:10</text:p>
          </table:table-cell>
          <table:table-cell office:value-type="string">
            <text:p>02:27</text:p>
          </table:table-cell>
          <table:table-cell office:value-type="string">
            <text:p>CF</text:p>
          </table:table-cell>
          <table:table-cell office:value-type="string">
            <text:p>CREAM; ERIC CLAP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LMOST CUT MY HAIR</text:p>
          </table:table-cell>
          <table:table-cell office:value-type="string">
            <text:p>CROSBY, STILLS, NASH &amp; YOUNG</text:p>
          </table:table-cell>
          <table:table-cell office:value-type="string">
            <text:p>C:02/:16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CROSBY, STILLS, NASH &amp; YOUNG; CROSBY, STILLS &amp; NAS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OH WELL</text:p>
          </table:table-cell>
          <table:table-cell office:value-type="string">
            <text:p>FLEETWOOD MAC</text:p>
          </table:table-cell>
          <table:table-cell office:value-type="string">
            <text:p>:10, :44</text:p>
          </table:table-cell>
          <table:table-cell office:value-type="string">
            <text:p>03:19</text:p>
          </table:table-cell>
          <table:table-cell office:value-type="string">
            <text:p>CF</text:p>
          </table:table-cell>
          <table:table-cell office:value-type="string">
            <text:p>FLEETWOOD MAC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CK &amp; ROLL SOUL</text:p>
          </table:table-cell>
          <table:table-cell office:value-type="string">
            <text:p>GRAND FUNK RAILROAD</text:p>
          </table:table-cell>
          <table:table-cell office:value-type="string">
            <text:p>:15/:25</text:p>
          </table:table-cell>
          <table:table-cell office:value-type="string">
            <text:p>03:16</text:p>
          </table:table-cell>
          <table:table-cell office:value-type="string">
            <text:p>FADE</text:p>
          </table:table-cell>
          <table:table-cell office:value-type="string">
            <text:p>GRAND FUNK RAILROA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R. BROWNSTONE</text:p>
          </table:table-cell>
          <table:table-cell office:value-type="string">
            <text:p>GUNS N' ROSES</text:p>
          </table:table-cell>
          <table:table-cell office:value-type="string">
            <text:p>:32</text:p>
          </table:table-cell>
          <table:table-cell office:value-type="string">
            <text:p>03:43</text:p>
          </table:table-cell>
          <table:table-cell office:value-type="string">
            <text:p>CF</text:p>
          </table:table-cell>
          <table:table-cell office:value-type="string">
            <text:p>GUNS N' ROS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30 DAYS IN THE HOLE</text:p>
          </table:table-cell>
          <table:table-cell office:value-type="string">
            <text:p>HUMBLE PIE</text:p>
          </table:table-cell>
          <table:table-cell office:value-type="string">
            <text:p>C:31/:13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HUMBLE PIE; FAC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RE YOU EXPERIENCED?</text:p>
          </table:table-cell>
          <table:table-cell office:value-type="string">
            <text:p>JIMI HENDRIX</text:p>
          </table:table-cell>
          <table:table-cell office:value-type="string">
            <text:p>:03/:14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JIMI HENDRIX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HE CAME IN THROUGH...</text:p>
          </table:table-cell>
          <table:table-cell office:value-type="string">
            <text:p>JOE COCKER</text:p>
          </table:table-cell>
          <table:table-cell office:value-type="string">
            <text:p>:07</text:p>
          </table:table-cell>
          <table:table-cell office:value-type="string">
            <text:p>02:34</text:p>
          </table:table-cell>
          <table:table-cell office:value-type="string">
            <text:p>CF</text:p>
          </table:table-cell>
          <table:table-cell office:value-type="string">
            <text:p>JOE COCKER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FEELING ALRIGHT</text:p>
          </table:table-cell>
          <table:table-cell office:value-type="string">
            <text:p>JOE COCKER</text:p>
          </table:table-cell>
          <table:table-cell office:value-type="string">
            <text:p>:12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JOE COCKER; TRAFFI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VICTORIA</text:p>
          </table:table-cell>
          <table:table-cell office:value-type="string">
            <text:p>KINKS, THE</text:p>
          </table:table-cell>
          <table:table-cell office:value-type="string">
            <text:p>C01, :22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KINK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 WELL RESPECTED MAN</text:p>
          </table:table-cell>
          <table:table-cell office:value-type="string">
            <text:p>KINKS, THE</text:p>
          </table:table-cell>
          <table:table-cell office:value-type="string">
            <text:p>:03</text:p>
          </table:table-cell>
          <table:table-cell office:value-type="string">
            <text:p>02:40</text:p>
          </table:table-cell>
          <table:table-cell office:value-type="string">
            <text:p>CF</text:p>
          </table:table-cell>
          <table:table-cell office:value-type="string">
            <text:p>KINK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IXIE CHICKEN</text:p>
          </table:table-cell>
          <table:table-cell office:value-type="string">
            <text:p>LITTLE FEAT</text:p>
          </table:table-cell>
          <table:table-cell office:value-type="string">
            <text:p>:15</text:p>
          </table:table-cell>
          <table:table-cell office:value-type="string">
            <text:p>03:38</text:p>
          </table:table-cell>
          <table:table-cell office:value-type="string">
            <text:p>FADE</text:p>
          </table:table-cell>
          <table:table-cell office:value-type="string">
            <text:p>LITTLE FE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LL THE YOUNG DUDES</text:p>
          </table:table-cell>
          <table:table-cell office:value-type="string">
            <text:p>MOTT THE HOOPLE</text:p>
          </table:table-cell>
          <table:table-cell office:value-type="string">
            <text:p>:12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MOTT THE HOOP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LL THE WAY FROM MEMPHIS</text:p>
          </table:table-cell>
          <table:table-cell office:value-type="string">
            <text:p>MOTT THE HOOPLE</text:p>
          </table:table-cell>
          <table:table-cell office:value-type="string">
            <text:p>:15/:36</text:p>
          </table:table-cell>
          <table:table-cell office:value-type="string">
            <text:p>04:52</text:p>
          </table:table-cell>
          <table:table-cell office:value-type="string">
            <text:p>FADE</text:p>
          </table:table-cell>
          <table:table-cell office:value-type="string">
            <text:p>MOTT THE HOOPL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DON'T WANT TO GO HOME</text:p>
          </table:table-cell>
          <table:table-cell office:value-type="string">
            <text:p>SOUTHSIDE JOHNNY/ASBURY JUKES</text:p>
          </table:table-cell>
          <table:table-cell office:value-type="string">
            <text:p>:14, :18</text:p>
          </table:table-cell>
          <table:table-cell office:value-type="string">
            <text:p>03:24</text:p>
          </table:table-cell>
          <table:table-cell office:value-type="string">
            <text:p>FADE</text:p>
          </table:table-cell>
          <table:table-cell office:value-type="string">
            <text:p>SOUTHSIDE JOHNNY/ASBURY JUK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AVIN' A PARTY</text:p>
          </table:table-cell>
          <table:table-cell office:value-type="string">
            <text:p>SOUTHSIDE JOHNNY/ASBURY JUKES</text:p>
          </table:table-cell>
          <table:table-cell office:value-type="string">
            <text:p>C04, :07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SOUTHSIDE JOHNNY/ASBURY JUK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'M A MAN</text:p>
          </table:table-cell>
          <table:table-cell office:value-type="string">
            <text:p>SPENCER DAVIS GROUP</text:p>
          </table:table-cell>
          <table:table-cell office:value-type="string">
            <text:p>:05/:45</text:p>
          </table:table-cell>
          <table:table-cell office:value-type="string">
            <text:p>02:41</text:p>
          </table:table-cell>
          <table:table-cell office:value-type="string">
            <text:p>FADE</text:p>
          </table:table-cell>
          <table:table-cell office:value-type="string">
            <text:p>SPENCER DAVIS GROUP; CREAM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IMME SOME LOVIN'</text:p>
          </table:table-cell>
          <table:table-cell office:value-type="string">
            <text:p>SPENCER DAVIS GROUP</text:p>
          </table:table-cell>
          <table:table-cell office:value-type="string">
            <text:p>:28</text:p>
          </table:table-cell>
          <table:table-cell office:value-type="string">
            <text:p>02:51</text:p>
          </table:table-cell>
          <table:table-cell office:value-type="string">
            <text:p>FADE</text:p>
          </table:table-cell>
          <table:table-cell office:value-type="string">
            <text:p>SPENCER DAVIS GROUP; CREAM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CARAVAN</text:p>
          </table:table-cell>
          <table:table-cell office:value-type="string">
            <text:p>VAN MORRISON</text:p>
          </table:table-cell>
          <table:table-cell office:value-type="string">
            <text:p>:04/:07</text:p>
          </table:table-cell>
          <table:table-cell office:value-type="string">
            <text:p>04:53</text:p>
          </table:table-cell>
          <table:table-cell office:value-type="string">
            <text:p>FADE</text:p>
          </table:table-cell>
          <table:table-cell office:value-type="string">
            <text:p>VAN MORRISO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RIGHT SIDE OF THE ROAD</text:p>
          </table:table-cell>
          <table:table-cell office:value-type="string">
            <text:p>VAN MORRISON</text:p>
          </table:table-cell>
          <table:table-cell office:value-type="string">
            <text:p>:12</text:p>
          </table:table-cell>
          <table:table-cell office:value-type="string">
            <text:p>03:40</text:p>
          </table:table-cell>
          <table:table-cell office:value-type="string">
            <text:p>FADE</text:p>
          </table:table-cell>
          <table:table-cell office:value-type="string">
            <text:p>VAN MORRIS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GOING MOBILE</text:p>
          </table:table-cell>
          <table:table-cell office:value-type="string">
            <text:p>WHO</text:p>
          </table:table-cell>
          <table:table-cell office:value-type="string">
            <text:p>:14</text:p>
          </table:table-cell>
          <table:table-cell office:value-type="string">
            <text:p>03:36</text:p>
          </table:table-cell>
          <table:table-cell office:value-type="string">
            <text:p>COLD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HE'S THE WOMAN</text:p>
          </table:table-cell>
          <table:table-cell office:value-type="string">
            <text:p>VAN HALEN</text:p>
          </table:table-cell>
          <table:table-cell office:value-type="string">
            <text:p>:10/:28</text:p>
          </table:table-cell>
          <table:table-cell office:value-type="string">
            <text:p>02:54</text:p>
          </table:table-cell>
          <table:table-cell office:value-type="string">
            <text:p>COLD</text:p>
          </table:table-cell>
          <table:table-cell office:value-type="string">
            <text:p>VAN HALEN; DAVID LEE ROTH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A 10 AM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DIFFERENT DEVIL</text:p>
          </table:table-cell>
          <table:table-cell office:value-type="string">
            <text:p>CHICKENFOOT</text:p>
          </table:table-cell>
          <table:table-cell office:value-type="string">
            <text:p>:09/:16</text:p>
          </table:table-cell>
          <table:table-cell office:value-type="string">
            <text:p>04:17</text:p>
          </table:table-cell>
          <table:table-cell office:value-type="string">
            <text:p>CF</text:p>
          </table:table-cell>
          <table:table-cell office:value-type="string">
            <text:p>CHICKENFOOT; SAMMY HAGAR; VAN HAL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(IT) FEELS SO GOOD</text:p>
          </table:table-cell>
          <table:table-cell office:value-type="string">
            <text:p>STEVEN TYLER</text:p>
          </table:table-cell>
          <table:table-cell office:value-type="string">
            <text:p>:07/:17</text:p>
          </table:table-cell>
          <table:table-cell office:value-type="string">
            <text:p>03:29</text:p>
          </table:table-cell>
          <table:table-cell office:value-type="string">
            <text:p>COLD</text:p>
          </table:table-cell>
          <table:table-cell office:value-type="string">
            <text:p>STEVEN TYLER; AEROSMI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NEED A LOVER</text:p>
          </table:table-cell>
          <table:table-cell office:value-type="string">
            <text:p>JOHN MELLENCAMP</text:p>
          </table:table-cell>
          <table:table-cell office:value-type="string">
            <text:p>:08/:38</text:p>
          </table:table-cell>
          <table:table-cell office:value-type="string">
            <text:p>05:30</text:p>
          </table:table-cell>
          <table:table-cell office:value-type="string">
            <text:p>FADE</text:p>
          </table:table-cell>
          <table:table-cell office:value-type="string">
            <text:p>JOHN MELLENCAMP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ELTER SKELTER</text:p>
          </table:table-cell>
          <table:table-cell office:value-type="string">
            <text:p>BEATLES, THE</text:p>
          </table:table-cell>
          <table:table-cell office:value-type="string">
            <text:p>:04</text:p>
          </table:table-cell>
          <table:table-cell office:value-type="string">
            <text:p>04:10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'VE GOT A FEELING</text:p>
          </table:table-cell>
          <table:table-cell office:value-type="string">
            <text:p>BEATLES, THE</text:p>
          </table:table-cell>
          <table:table-cell office:value-type="string">
            <text:p>:07</text:p>
          </table:table-cell>
          <table:table-cell office:value-type="string">
            <text:p>03:29</text:p>
          </table:table-cell>
          <table:table-cell office:value-type="string">
            <text:p>C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EAUTIFUL GIRLS</text:p>
          </table:table-cell>
          <table:table-cell office:value-type="string">
            <text:p>VAN HALEN</text:p>
          </table:table-cell>
          <table:table-cell office:value-type="string">
            <text:p>:10</text:p>
          </table:table-cell>
          <table:table-cell office:value-type="string">
            <text:p>03:53</text:p>
          </table:table-cell>
          <table:table-cell office:value-type="string">
            <text:p>COLD</text:p>
          </table:table-cell>
          <table:table-cell office:value-type="string">
            <text:p>VAN HAL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WICE AS HARD</text:p>
          </table:table-cell>
          <table:table-cell office:value-type="string">
            <text:p>BLACK CROWES</text:p>
          </table:table-cell>
          <table:table-cell office:value-type="string">
            <text:p>:40</text:p>
          </table:table-cell>
          <table:table-cell office:value-type="string">
            <text:p>04:16</text:p>
          </table:table-cell>
          <table:table-cell office:value-type="string">
            <text:p>CF</text:p>
          </table:table-cell>
          <table:table-cell office:value-type="string">
            <text:p>BLACK CROWES</text:p>
          </table:table-cell>
          <table:table-cell office:value-type="string">
            <text:p>H</text:p>
          </table:table-cell>
          <table:table-cell office:value-type="string">
            <text:p>M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NOT FADE AWAY</text:p>
          </table:table-cell>
          <table:table-cell office:value-type="string">
            <text:p>BUDDY HOLLY &amp; THE CRICKETS</text:p>
          </table:table-cell>
          <table:table-cell office:value-type="string">
            <text:p>C:01/:07</text:p>
          </table:table-cell>
          <table:table-cell office:value-type="string">
            <text:p>02:16</text:p>
          </table:table-cell>
          <table:table-cell office:value-type="string">
            <text:p>FADE</text:p>
          </table:table-cell>
          <table:table-cell office:value-type="string">
            <text:p>BUDDY HOLLY &amp; THE CRICKET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GOING UP THE COUNTRY</text:p>
          </table:table-cell>
          <table:table-cell office:value-type="string">
            <text:p>CANNED HEAT</text:p>
          </table:table-cell>
          <table:table-cell office:value-type="string">
            <text:p>:17</text:p>
          </table:table-cell>
          <table:table-cell office:value-type="string">
            <text:p>02:48</text:p>
          </table:table-cell>
          <table:table-cell office:value-type="string">
            <text:p>CF</text:p>
          </table:table-cell>
          <table:table-cell office:value-type="string">
            <text:p>CANNED HEA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FIRE WOMAN</text:p>
          </table:table-cell>
          <table:table-cell office:value-type="string">
            <text:p>CULT, THE</text:p>
          </table:table-cell>
          <table:table-cell office:value-type="string">
            <text:p>:14</text:p>
          </table:table-cell>
          <table:table-cell office:value-type="string">
            <text:p>05:03</text:p>
          </table:table-cell>
          <table:table-cell office:value-type="string">
            <text:p>FADE</text:p>
          </table:table-cell>
          <table:table-cell office:value-type="string">
            <text:p>CUL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IRTY LAUNDRY</text:p>
          </table:table-cell>
          <table:table-cell office:value-type="string">
            <text:p>DON HENLEY</text:p>
          </table:table-cell>
          <table:table-cell office:value-type="string">
            <text:p>:39</text:p>
          </table:table-cell>
          <table:table-cell office:value-type="string">
            <text:p>05:30</text:p>
          </table:table-cell>
          <table:table-cell office:value-type="string">
            <text:p>FADE</text:p>
          </table:table-cell>
          <table:table-cell office:value-type="string">
            <text:p>DON HENLEY; EAGLES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MILLION MILES FROM YESTERDAY</text:p>
          </table:table-cell>
          <table:table-cell office:value-type="string">
            <text:p>GOV'T MULE</text:p>
          </table:table-cell>
          <table:table-cell office:value-type="string">
            <text:p>:13</text:p>
          </table:table-cell>
          <table:table-cell office:value-type="string">
            <text:p>03:35</text:p>
          </table:table-cell>
          <table:table-cell office:value-type="string">
            <text:p>C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LACKJAW JEZEBEL</text:p>
          </table:table-cell>
          <table:table-cell office:value-type="string">
            <text:p>GOV'T MULE</text:p>
          </table:table-cell>
          <table:table-cell office:value-type="string">
            <text:p>:12</text:p>
          </table:table-cell>
          <table:table-cell office:value-type="string">
            <text:p>04:12</text:p>
          </table:table-cell>
          <table:table-cell office:value-type="string">
            <text:p>FADE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D LITTLE DOGGIE</text:p>
          </table:table-cell>
          <table:table-cell office:value-type="string">
            <text:p>GOV'T MULE</text:p>
          </table:table-cell>
          <table:table-cell office:value-type="string">
            <text:p>:27</text:p>
          </table:table-cell>
          <table:table-cell office:value-type="string">
            <text:p>03:36</text:p>
          </table:table-cell>
          <table:table-cell office:value-type="string">
            <text:p>COLD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RIVIN' RAIN</text:p>
          </table:table-cell>
          <table:table-cell office:value-type="string">
            <text:p>GOV'T MULE</text:p>
          </table:table-cell>
          <table:table-cell office:value-type="string">
            <text:p>:16</text:p>
          </table:table-cell>
          <table:table-cell office:value-type="string">
            <text:p>04:04</text:p>
          </table:table-cell>
          <table:table-cell office:value-type="string">
            <text:p>COLD</text:p>
          </table:table-cell>
          <table:table-cell office:value-type="string">
            <text:p>GOV'T MULE; ALLMAN BROTHERS BAND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AILROAD BOY</text:p>
          </table:table-cell>
          <table:table-cell office:value-type="string">
            <text:p>GOV'T MULE</text:p>
          </table:table-cell>
          <table:table-cell office:value-type="string">
            <text:p>:19</text:p>
          </table:table-cell>
          <table:table-cell office:value-type="string">
            <text:p>03:53</text:p>
          </table:table-cell>
          <table:table-cell office:value-type="string">
            <text:p>CF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R. HIGH AND MIGHTY</text:p>
          </table:table-cell>
          <table:table-cell office:value-type="string">
            <text:p>GOV'T MULE</text:p>
          </table:table-cell>
          <table:table-cell office:value-type="string">
            <text:p>:22</text:p>
          </table:table-cell>
          <table:table-cell office:value-type="string">
            <text:p>05:30</text:p>
          </table:table-cell>
          <table:table-cell office:value-type="string">
            <text:p>COLD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ANDERING CHILD</text:p>
          </table:table-cell>
          <table:table-cell office:value-type="string">
            <text:p>GOV'T MULE</text:p>
          </table:table-cell>
          <table:table-cell office:value-type="string">
            <text:p>1:24</text:p>
          </table:table-cell>
          <table:table-cell office:value-type="string">
            <text:p>06:04</text:p>
          </table:table-cell>
          <table:table-cell office:value-type="string">
            <text:p>COLD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LAY YOUR BURDEN DOWN</text:p>
          </table:table-cell>
          <table:table-cell office:value-type="string">
            <text:p>GOV'T MULE</text:p>
          </table:table-cell>
          <table:table-cell office:value-type="string">
            <text:p>:12</text:p>
          </table:table-cell>
          <table:table-cell office:value-type="string">
            <text:p>05:18</text:p>
          </table:table-cell>
          <table:table-cell office:value-type="string">
            <text:p>FADE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OCKING HORSE</text:p>
          </table:table-cell>
          <table:table-cell office:value-type="string">
            <text:p>GOV'T MULE</text:p>
          </table:table-cell>
          <table:table-cell office:value-type="string">
            <text:p>:14</text:p>
          </table:table-cell>
          <table:table-cell office:value-type="string">
            <text:p>03:56</text:p>
          </table:table-cell>
          <table:table-cell office:value-type="string">
            <text:p>CF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ERTHA</text:p>
          </table:table-cell>
          <table:table-cell office:value-type="string">
            <text:p>GRATEFUL DEAD</text:p>
          </table:table-cell>
          <table:table-cell office:value-type="string">
            <text:p>:25</text:p>
          </table:table-cell>
          <table:table-cell office:value-type="string">
            <text:p>05:36</text:p>
          </table:table-cell>
          <table:table-cell office:value-type="string">
            <text:p>COLD</text:p>
          </table:table-cell>
          <table:table-cell office:value-type="string">
            <text:p>GRATEFUL DEA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'M NO ANGEL</text:p>
          </table:table-cell>
          <table:table-cell office:value-type="string">
            <text:p>GREGG ALLMAN BAND</text:p>
          </table:table-cell>
          <table:table-cell office:value-type="string">
            <text:p>:08</text:p>
          </table:table-cell>
          <table:table-cell office:value-type="string">
            <text:p>03:34</text:p>
          </table:table-cell>
          <table:table-cell office:value-type="string">
            <text:p>FADE</text:p>
          </table:table-cell>
          <table:table-cell office:value-type="string">
            <text:p>GREGG ALLMAN BAND; 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NIGHTRAIN</text:p>
          </table:table-cell>
          <table:table-cell office:value-type="string">
            <text:p>GUNS 'N' ROSES</text:p>
          </table:table-cell>
          <table:table-cell office:value-type="string">
            <text:p>:17</text:p>
          </table:table-cell>
          <table:table-cell office:value-type="string">
            <text:p>04:10</text:p>
          </table:table-cell>
          <table:table-cell office:value-type="string">
            <text:p>FADE</text:p>
          </table:table-cell>
          <table:table-cell office:value-type="string">
            <text:p>GUNS 'N' ROS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TRY (JUST A LITTLE BIT HARDER)</text:p>
          </table:table-cell>
          <table:table-cell office:value-type="string">
            <text:p>JANIS JOPLIN</text:p>
          </table:table-cell>
          <table:table-cell office:value-type="string">
            <text:p>:12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JANIS JOP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GAINST THE WIND</text:p>
          </table:table-cell>
          <table:table-cell office:value-type="string">
            <text:p>BOB SEGER/SILVER BULLET BAND</text:p>
          </table:table-cell>
          <table:table-cell office:value-type="string">
            <text:p>:11</text:p>
          </table:table-cell>
          <table:table-cell office:value-type="string">
            <text:p>05:13</text:p>
          </table:table-cell>
          <table:table-cell office:value-type="string">
            <text:p>FADE</text:p>
          </table:table-cell>
          <table:table-cell office:value-type="string">
            <text:p>BOB SEGER/SILVER BULLET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GOT TO GET YOU INTO MY LIFE</text:p>
          </table:table-cell>
          <table:table-cell office:value-type="string">
            <text:p>BEATLES, THE</text:p>
          </table:table-cell>
          <table:table-cell office:value-type="string">
            <text:p>0:08</text:p>
          </table:table-cell>
          <table:table-cell office:value-type="string">
            <text:p>02:23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OODEN SHIPS</text:p>
          </table:table-cell>
          <table:table-cell office:value-type="string">
            <text:p>CROSBY, STILLS &amp; NASH</text:p>
          </table:table-cell>
          <table:table-cell office:value-type="string">
            <text:p>:44</text:p>
          </table:table-cell>
          <table:table-cell office:value-type="string">
            <text:p>05:24</text:p>
          </table:table-cell>
          <table:table-cell office:value-type="string">
            <text:p>COLD</text:p>
          </table:table-cell>
          <table:table-cell office:value-type="string">
            <text:p>CROSBY, STILLS &amp; NASH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OMAN FROM TOKYO</text:p>
          </table:table-cell>
          <table:table-cell office:value-type="string">
            <text:p>DEEP PURPLE</text:p>
          </table:table-cell>
          <table:table-cell office:value-type="string">
            <text:p>:58</text:p>
          </table:table-cell>
          <table:table-cell office:value-type="string">
            <text:p>05:42</text:p>
          </table:table-cell>
          <table:table-cell office:value-type="string">
            <text:p>FADE</text:p>
          </table:table-cell>
          <table:table-cell office:value-type="string">
            <text:p>DEEP PURPL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FRANKENSTEIN</text:p>
          </table:table-cell>
          <table:table-cell office:value-type="string">
            <text:p>EDGAR WINTER GROUP</text:p>
          </table:table-cell>
          <table:table-cell office:value-type="string">
            <text:p>:00</text:p>
          </table:table-cell>
          <table:table-cell office:value-type="string">
            <text:p>04:41</text:p>
          </table:table-cell>
          <table:table-cell office:value-type="string">
            <text:p>COLD</text:p>
          </table:table-cell>
          <table:table-cell office:value-type="string">
            <text:p>EDGAR WINTER GROUP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IVIL WAR</text:p>
          </table:table-cell>
          <table:table-cell office:value-type="string">
            <text:p>GUNS N' ROSES</text:p>
          </table:table-cell>
          <table:table-cell office:value-type="string">
            <text:p>:00</text:p>
          </table:table-cell>
          <table:table-cell office:value-type="string">
            <text:p>07:30</text:p>
          </table:table-cell>
          <table:table-cell office:value-type="string">
            <text:p>COLD</text:p>
          </table:table-cell>
          <table:table-cell office:value-type="string">
            <text:p>GUNS N' ROS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AD REPUTATION</text:p>
          </table:table-cell>
          <table:table-cell office:value-type="string">
            <text:p>JOAN JETT &amp; THE BLACKHEARTS</text:p>
          </table:table-cell>
          <table:table-cell office:value-type="string">
            <text:p>:16</text:p>
          </table:table-cell>
          <table:table-cell office:value-type="string">
            <text:p>03:46</text:p>
          </table:table-cell>
          <table:table-cell office:value-type="string">
            <text:p>COLD</text:p>
          </table:table-cell>
          <table:table-cell office:value-type="string">
            <text:p>JOAN JET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OLD TURKEY</text:p>
          </table:table-cell>
          <table:table-cell office:value-type="string">
            <text:p>JOHN LENNON</text:p>
          </table:table-cell>
          <table:table-cell office:value-type="string">
            <text:p>:11</text:p>
          </table:table-cell>
          <table:table-cell office:value-type="string">
            <text:p>05:01</text:p>
          </table:table-cell>
          <table:table-cell office:value-type="string">
            <text:p>COLD</text:p>
          </table:table-cell>
          <table:table-cell office:value-type="string">
            <text:p>JOHN LENNON; BEATL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YOUR LOVE</text:p>
          </table:table-cell>
          <table:table-cell office:value-type="string">
            <text:p>OUTFIELD, THE</text:p>
          </table:table-cell>
          <table:table-cell office:value-type="string">
            <text:p>:02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OUTFIELD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AD CASE OF LOVING YOU</text:p>
          </table:table-cell>
          <table:table-cell office:value-type="string">
            <text:p>ROBERT PALMER</text:p>
          </table:table-cell>
          <table:table-cell office:value-type="string">
            <text:p>:13</text:p>
          </table:table-cell>
          <table:table-cell office:value-type="string">
            <text:p>03:09</text:p>
          </table:table-cell>
          <table:table-cell office:value-type="string">
            <text:p>COLD</text:p>
          </table:table-cell>
          <table:table-cell office:value-type="string">
            <text:p>ROBERT PALM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UMBLING DICE</text:p>
          </table:table-cell>
          <table:table-cell office:value-type="string">
            <text:p>ROLLING STONES, THE</text:p>
          </table:table-cell>
          <table:table-cell office:value-type="string">
            <text:p>:12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OT STUFF</text:p>
          </table:table-cell>
          <table:table-cell office:value-type="string">
            <text:p>ROLLING STONES, THE</text:p>
          </table:table-cell>
          <table:table-cell office:value-type="string">
            <text:p>:25</text:p>
          </table:table-cell>
          <table:table-cell office:value-type="string">
            <text:p>05:20</text:p>
          </table:table-cell>
          <table:table-cell office:value-type="string">
            <text:p>COLD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IVING IN THE U.S.A.</text:p>
          </table:table-cell>
          <table:table-cell office:value-type="string">
            <text:p>STEVE MILLER BAND</text:p>
          </table:table-cell>
          <table:table-cell office:value-type="string">
            <text:p>:16</text:p>
          </table:table-cell>
          <table:table-cell office:value-type="string">
            <text:p>04:01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PACE COWBOY</text:p>
          </table:table-cell>
          <table:table-cell office:value-type="string">
            <text:p>STEVE MILLER BAND</text:p>
          </table:table-cell>
          <table:table-cell office:value-type="string">
            <text:p>:17</text:p>
          </table:table-cell>
          <table:table-cell office:value-type="string">
            <text:p>04:54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IGNS</text:p>
          </table:table-cell>
          <table:table-cell office:value-type="string">
            <text:p>FIVE MAN ELECTRICAL BAND</text:p>
          </table:table-cell>
          <table:table-cell office:value-type="string">
            <text:p>:29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FIVE MAN ELECTRICAL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ERE I GO AGAIN</text:p>
          </table:table-cell>
          <table:table-cell office:value-type="string">
            <text:p>WHITESNAKE</text:p>
          </table:table-cell>
          <table:table-cell office:value-type="string">
            <text:p>:12</text:p>
          </table:table-cell>
          <table:table-cell office:value-type="string">
            <text:p>04:22</text:p>
          </table:table-cell>
          <table:table-cell office:value-type="string">
            <text:p>FADE</text:p>
          </table:table-cell>
          <table:table-cell office:value-type="string">
            <text:p>WHITESNAK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JACKIE WILSON SAID</text:p>
          </table:table-cell>
          <table:table-cell office:value-type="string">
            <text:p>VAN MORRISON</text:p>
          </table:table-cell>
          <table:table-cell office:value-type="string">
            <text:p>:00</text:p>
          </table:table-cell>
          <table:table-cell office:value-type="string">
            <text:p>02:57</text:p>
          </table:table-cell>
          <table:table-cell office:value-type="string">
            <text:p>COLD</text:p>
          </table:table-cell>
          <table:table-cell office:value-type="string">
            <text:p>VAN MORRIS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ATER SONG</text:p>
          </table:table-cell>
          <table:table-cell office:value-type="string">
            <text:p>HOT TUNA</text:p>
          </table:table-cell>
          <table:table-cell office:value-type="string">
            <text:p>:00</text:p>
          </table:table-cell>
          <table:table-cell office:value-type="string">
            <text:p>05:12</text:p>
          </table:table-cell>
          <table:table-cell office:value-type="string">
            <text:p>C</text:p>
          </table:table-cell>
          <table:table-cell office:value-type="string">
            <text:p>HOT TUNA; JEFFERSON AIRPLA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CENTERFIELD</text:p>
          </table:table-cell>
          <table:table-cell office:value-type="string">
            <text:p>JOHN FOGERTY</text:p>
          </table:table-cell>
          <table:table-cell office:value-type="string">
            <text:p>:29</text:p>
          </table:table-cell>
          <table:table-cell office:value-type="string">
            <text:p>03:46</text:p>
          </table:table-cell>
          <table:table-cell office:value-type="string">
            <text:p>CF</text:p>
          </table:table-cell>
          <table:table-cell office:value-type="string">
            <text:p>JOHN FOGERTY; CREEDENCE CLEARWATER REVIVA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MOKIN' IN THE BOY'S ROOM</text:p>
          </table:table-cell>
          <table:table-cell office:value-type="string">
            <text:p>BROWNSVILLE STATION</text:p>
          </table:table-cell>
          <table:table-cell office:value-type="string">
            <text:p>:03</text:p>
          </table:table-cell>
          <table:table-cell office:value-type="string">
            <text:p>02:55</text:p>
          </table:table-cell>
          <table:table-cell office:value-type="string">
            <text:p>COLD</text:p>
          </table:table-cell>
          <table:table-cell office:value-type="string">
            <text:p>BROWNSVILLE STAT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DUST IN THE WIND</text:p>
          </table:table-cell>
          <table:table-cell office:value-type="string">
            <text:p>KANSAS</text:p>
          </table:table-cell>
          <table:table-cell office:value-type="string">
            <text:p>:20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KANSA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 MELT WITH YOU</text:p>
          </table:table-cell>
          <table:table-cell office:value-type="string">
            <text:p>MODERN ENGLISH</text:p>
          </table:table-cell>
          <table:table-cell office:value-type="string">
            <text:p>:13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MODERN ENGLI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NIGHTS IN WHITE SATIN</text:p>
          </table:table-cell>
          <table:table-cell office:value-type="string">
            <text:p>MOODY BLUES, THE</text:p>
          </table:table-cell>
          <table:table-cell office:value-type="string">
            <text:p>:15/:24</text:p>
          </table:table-cell>
          <table:table-cell office:value-type="string">
            <text:p>07:10</text:p>
          </table:table-cell>
          <table:table-cell office:value-type="string">
            <text:p>CF</text:p>
          </table:table-cell>
          <table:table-cell office:value-type="string">
            <text:p>MOODY BLU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'M JUST A SINGER (IN A ROCK..</text:p>
          </table:table-cell>
          <table:table-cell office:value-type="string">
            <text:p>MOODY BLUES, THE</text:p>
          </table:table-cell>
          <table:table-cell office:value-type="string">
            <text:p>:05/:11</text:p>
          </table:table-cell>
          <table:table-cell office:value-type="string">
            <text:p>03:58</text:p>
          </table:table-cell>
          <table:table-cell office:value-type="string">
            <text:p>COLD</text:p>
          </table:table-cell>
          <table:table-cell office:value-type="string">
            <text:p>MOODY BLU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QUESTION</text:p>
          </table:table-cell>
          <table:table-cell office:value-type="string">
            <text:p>MOODY BLUES, THE</text:p>
          </table:table-cell>
          <table:table-cell office:value-type="string">
            <text:p>:13/:34</text:p>
          </table:table-cell>
          <table:table-cell office:value-type="string">
            <text:p>05:41</text:p>
          </table:table-cell>
          <table:table-cell office:value-type="string">
            <text:p>FADE</text:p>
          </table:table-cell>
          <table:table-cell office:value-type="string">
            <text:p>MOODY BLU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AIR OF THE DOG</text:p>
          </table:table-cell>
          <table:table-cell office:value-type="string">
            <text:p>NAZARETH</text:p>
          </table:table-cell>
          <table:table-cell office:value-type="string">
            <text:p>:08, :16</text:p>
          </table:table-cell>
          <table:table-cell office:value-type="string">
            <text:p>04:02</text:p>
          </table:table-cell>
          <table:table-cell office:value-type="string">
            <text:p>FADE</text:p>
          </table:table-cell>
          <table:table-cell office:value-type="string">
            <text:p>NAZARET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ECAUSE THE NIGHT</text:p>
          </table:table-cell>
          <table:table-cell office:value-type="string">
            <text:p>PATTI SMITH</text:p>
          </table:table-cell>
          <table:table-cell office:value-type="string">
            <text:p>:09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PATTI SMIT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YNCHRONICITY I</text:p>
          </table:table-cell>
          <table:table-cell office:value-type="string">
            <text:p>POLICE</text:p>
          </table:table-cell>
          <table:table-cell office:value-type="string">
            <text:p>:11/:19</text:p>
          </table:table-cell>
          <table:table-cell office:value-type="string">
            <text:p>03:13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ONG MAY YOU RUN</text:p>
          </table:table-cell>
          <table:table-cell office:value-type="string">
            <text:p>NEIL YOUNG</text:p>
          </table:table-cell>
          <table:table-cell office:value-type="string">
            <text:p>:28</text:p>
          </table:table-cell>
          <table:table-cell office:value-type="string">
            <text:p>03:44</text:p>
          </table:table-cell>
          <table:table-cell office:value-type="string">
            <text:p>CF</text:p>
          </table:table-cell>
          <table:table-cell office:value-type="string">
            <text:p>NEIL YOUNG; CROSBY, STILLS &amp; NASH; CROSBY, STILLS, NASH &amp; YOUNG; STEPHEN STILLS; CROSBY/NAS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RASS IN POCKET</text:p>
          </table:table-cell>
          <table:table-cell office:value-type="string">
            <text:p>PRETENDERS</text:p>
          </table:table-cell>
          <table:table-cell office:value-type="string">
            <text:p>:04</text:p>
          </table:table-cell>
          <table:table-cell office:value-type="string">
            <text:p>02:58</text:p>
          </table:table-cell>
          <table:table-cell office:value-type="string">
            <text:p>CF</text:p>
          </table:table-cell>
          <table:table-cell office:value-type="string">
            <text:p>PRETEND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ILENT LUCIDITY</text:p>
          </table:table-cell>
          <table:table-cell office:value-type="string">
            <text:p>QUEENSRYCHE</text:p>
          </table:table-cell>
          <table:table-cell office:value-type="string">
            <text:p>:14</text:p>
          </table:table-cell>
          <table:table-cell office:value-type="string">
            <text:p>05:42</text:p>
          </table:table-cell>
          <table:table-cell office:value-type="string">
            <text:p>CF</text:p>
          </table:table-cell>
          <table:table-cell office:value-type="string">
            <text:p>QUEENSRYC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OUL SACRIFICE</text:p>
          </table:table-cell>
          <table:table-cell office:value-type="string">
            <text:p>SANTANA</text:p>
          </table:table-cell>
          <table:table-cell office:value-type="string">
            <text:p>:33</text:p>
          </table:table-cell>
          <table:table-cell office:value-type="string">
            <text:p>06:34</text:p>
          </table:table-cell>
          <table:table-cell office:value-type="string">
            <text:p>FADE</text:p>
          </table:table-cell>
          <table:table-cell office:value-type="string">
            <text:p>SANT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TOP DRAGGIN' MY HEART AROUND</text:p>
          </table:table-cell>
          <table:table-cell office:value-type="string">
            <text:p>STEVIE NICKS W/TOM PETTY &amp;...</text:p>
          </table:table-cell>
          <table:table-cell office:value-type="string">
            <text:p>:26</text:p>
          </table:table-cell>
          <table:table-cell office:value-type="string">
            <text:p>03:51</text:p>
          </table:table-cell>
          <table:table-cell/>
          <table:table-cell office:value-type="string">
            <text:p>STEVIE NICKS; TOM PETTY; FLEETWOOD MAC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PRETZEL LOGIC</text:p>
          </table:table-cell>
          <table:table-cell office:value-type="string">
            <text:p>STEELY DAN</text:p>
          </table:table-cell>
          <table:table-cell office:value-type="string">
            <text:p>:11/:20</text:p>
          </table:table-cell>
          <table:table-cell office:value-type="string">
            <text:p>04:23</text:p>
          </table:table-cell>
          <table:table-cell office:value-type="string">
            <text:p>F</text:p>
          </table:table-cell>
          <table:table-cell office:value-type="string">
            <text:p>STEELY D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RIKKI DON'T LOSE THAT NUMBER</text:p>
          </table:table-cell>
          <table:table-cell office:value-type="string">
            <text:p>STEELY DAN</text:p>
          </table:table-cell>
          <table:table-cell office:value-type="string">
            <text:p>C:25/:14</text:p>
          </table:table-cell>
          <table:table-cell office:value-type="string">
            <text:p>04:29</text:p>
          </table:table-cell>
          <table:table-cell office:value-type="string">
            <text:p>COLD</text:p>
          </table:table-cell>
          <table:table-cell office:value-type="string">
            <text:p>STEELY D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MAN IN MOTION</text:p>
          </table:table-cell>
          <table:table-cell office:value-type="string">
            <text:p>WARREN HAYNES</text:p>
          </table:table-cell>
          <table:table-cell office:value-type="string">
            <text:p>:21/:26</text:p>
          </table:table-cell>
          <table:table-cell office:value-type="string">
            <text:p>07:44</text:p>
          </table:table-cell>
          <table:table-cell office:value-type="string">
            <text:p>CF</text:p>
          </table:table-cell>
          <table:table-cell office:value-type="string">
            <text:p>WARREN HAYNES; GOV'T MULE; ALLMAN BROTHERS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IVER'S GONNA RISE</text:p>
          </table:table-cell>
          <table:table-cell office:value-type="string">
            <text:p>WARREN HAYNES</text:p>
          </table:table-cell>
          <table:table-cell office:value-type="string">
            <text:p>:07/:33</text:p>
          </table:table-cell>
          <table:table-cell office:value-type="string">
            <text:p>06:26</text:p>
          </table:table-cell>
          <table:table-cell office:value-type="string">
            <text:p>FADE</text:p>
          </table:table-cell>
          <table:table-cell office:value-type="string">
            <text:p>WARREN HAYNES; GOV'T MULE; ALLMAN BROTHERS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ABY BLUE</text:p>
          </table:table-cell>
          <table:table-cell office:value-type="string">
            <text:p>BADFINGER</text:p>
          </table:table-cell>
          <table:table-cell office:value-type="string">
            <text:p>:09</text:p>
          </table:table-cell>
          <table:table-cell office:value-type="string">
            <text:p>03:33</text:p>
          </table:table-cell>
          <table:table-cell office:value-type="string">
            <text:p>COLD</text:p>
          </table:table-cell>
          <table:table-cell office:value-type="string">
            <text:p>BADFING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URRICANE</text:p>
          </table:table-cell>
          <table:table-cell office:value-type="string">
            <text:p>BOB DYLAN</text:p>
          </table:table-cell>
          <table:table-cell office:value-type="string">
            <text:p>:16</text:p>
          </table:table-cell>
          <table:table-cell office:value-type="string">
            <text:p>08:26</text:p>
          </table:table-cell>
          <table:table-cell office:value-type="string">
            <text:p>F</text:p>
          </table:table-cell>
          <table:table-cell office:value-type="string">
            <text:p>BOB DYLA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DON'T LIKE MONDAYS</text:p>
          </table:table-cell>
          <table:table-cell office:value-type="string">
            <text:p>BOOMTOWN RATS</text:p>
          </table:table-cell>
          <table:table-cell office:value-type="string">
            <text:p>:26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BOOMTOWN RAT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ADILLAC RANCH</text:p>
          </table:table-cell>
          <table:table-cell office:value-type="string">
            <text:p>BRUCE SPRINGSTEEN</text:p>
          </table:table-cell>
          <table:table-cell office:value-type="string">
            <text:p>:18</text:p>
          </table:table-cell>
          <table:table-cell office:value-type="string">
            <text:p>03:01</text:p>
          </table:table-cell>
          <table:table-cell office:value-type="string">
            <text:p>COLD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OLL OVER BEETHOVEN</text:p>
          </table:table-cell>
          <table:table-cell office:value-type="string">
            <text:p>ELO</text:p>
          </table:table-cell>
          <table:table-cell office:value-type="string">
            <text:p>:00</text:p>
          </table:table-cell>
          <table:table-cell office:value-type="string">
            <text:p>08:05</text:p>
          </table:table-cell>
          <table:table-cell office:value-type="string">
            <text:p>COLD</text:p>
          </table:table-cell>
          <table:table-cell office:value-type="string">
            <text:p>EL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ALK LIKE A MAN (YOU CAN...</text:p>
          </table:table-cell>
          <table:table-cell office:value-type="string">
            <text:p>GRAND FUNK RAILROAD</text:p>
          </table:table-cell>
          <table:table-cell office:value-type="string">
            <text:p>:31</text:p>
          </table:table-cell>
          <table:table-cell office:value-type="string">
            <text:p>03:22</text:p>
          </table:table-cell>
          <table:table-cell office:value-type="string">
            <text:p>COLD</text:p>
          </table:table-cell>
          <table:table-cell office:value-type="string">
            <text:p>GRAND FUNK RAILROA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ROSS-EYED MARY</text:p>
          </table:table-cell>
          <table:table-cell office:value-type="string">
            <text:p>JETHRO TULL</text:p>
          </table:table-cell>
          <table:table-cell office:value-type="string">
            <text:p>:58</text:p>
          </table:table-cell>
          <table:table-cell office:value-type="string">
            <text:p>04:05</text:p>
          </table:table-cell>
          <table:table-cell office:value-type="string">
            <text:p>COLD</text:p>
          </table:table-cell>
          <table:table-cell office:value-type="string">
            <text:p>JETHRO TUL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Y OLD SCHOOL</text:p>
          </table:table-cell>
          <table:table-cell office:value-type="string">
            <text:p>STEELY DAN</text:p>
          </table:table-cell>
          <table:table-cell office:value-type="string">
            <text:p>:09</text:p>
          </table:table-cell>
          <table:table-cell office:value-type="string">
            <text:p>05:32</text:p>
          </table:table-cell>
          <table:table-cell office:value-type="string">
            <text:p>FADE</text:p>
          </table:table-cell>
          <table:table-cell office:value-type="string">
            <text:p>STEELY DA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HE'S MY BABY</text:p>
          </table:table-cell>
          <table:table-cell office:value-type="string">
            <text:p>TRAVELING WILBURYS</text:p>
          </table:table-cell>
          <table:table-cell office:value-type="string">
            <text:p>:14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TRAVELING WILBURYS; TOM PETTY; TOM PETTY &amp; THE HEARTBREAKERS; BOB DYLAN; ELO; GEORGE HARRISON; BEATL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20TH CENTURY BOY</text:p>
          </table:table-cell>
          <table:table-cell office:value-type="string">
            <text:p>T. REX</text:p>
          </table:table-cell>
          <table:table-cell office:value-type="string">
            <text:p>:19</text:p>
          </table:table-cell>
          <table:table-cell office:value-type="string">
            <text:p>03:32</text:p>
          </table:table-cell>
          <table:table-cell office:value-type="string">
            <text:p>F</text:p>
          </table:table-cell>
          <table:table-cell office:value-type="string">
            <text:p>T. RE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AGIC POWER</text:p>
          </table:table-cell>
          <table:table-cell office:value-type="string">
            <text:p>TRIUMPH</text:p>
          </table:table-cell>
          <table:table-cell office:value-type="string">
            <text:p>C01, :15</text:p>
          </table:table-cell>
          <table:table-cell office:value-type="string">
            <text:p>04:43</text:p>
          </table:table-cell>
          <table:table-cell office:value-type="string">
            <text:p>FADE</text:p>
          </table:table-cell>
          <table:table-cell office:value-type="string">
            <text:p>TRIUMP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HISKEY IN THE JAR</text:p>
          </table:table-cell>
          <table:table-cell office:value-type="string">
            <text:p>THIN LIZZY</text:p>
          </table:table-cell>
          <table:table-cell office:value-type="string">
            <text:p>:20</text:p>
          </table:table-cell>
          <table:table-cell office:value-type="string">
            <text:p>05:28</text:p>
          </table:table-cell>
          <table:table-cell office:value-type="string">
            <text:p>FADE</text:p>
          </table:table-cell>
          <table:table-cell office:value-type="string">
            <text:p>THIN LIZZ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D REPUTATION</text:p>
          </table:table-cell>
          <table:table-cell office:value-type="string">
            <text:p>THIN LIZZY</text:p>
          </table:table-cell>
          <table:table-cell office:value-type="string">
            <text:p>:03</text:p>
          </table:table-cell>
          <table:table-cell office:value-type="string">
            <text:p>03:00</text:p>
          </table:table-cell>
          <table:table-cell office:value-type="string">
            <text:p>F</text:p>
          </table:table-cell>
          <table:table-cell office:value-type="string">
            <text:p>THIN LIZZ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EAR MR. FANTASY</text:p>
          </table:table-cell>
          <table:table-cell office:value-type="string">
            <text:p>TRAFFIC</text:p>
          </table:table-cell>
          <table:table-cell office:value-type="string">
            <text:p>:12</text:p>
          </table:table-cell>
          <table:table-cell office:value-type="string">
            <text:p>05:29</text:p>
          </table:table-cell>
          <table:table-cell office:value-type="string">
            <text:p>FADE</text:p>
          </table:table-cell>
          <table:table-cell office:value-type="string">
            <text:p>TRAFFIC; BLIND FAITH; SPENCER DAVIS GROU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GT. PEPPER'S / WITH A LITTLE HELP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4:35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IG TEN INCH RECORD</text:p>
          </table:table-cell>
          <table:table-cell office:value-type="string">
            <text:p>AEROSMITH</text:p>
          </table:table-cell>
          <table:table-cell office:value-type="string">
            <text:p>:02</text:p>
          </table:table-cell>
          <table:table-cell office:value-type="string">
            <text:p>02:11</text:p>
          </table:table-cell>
          <table:table-cell office:value-type="string">
            <text:p>C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OYS IN THE ATTIC</text:p>
          </table:table-cell>
          <table:table-cell office:value-type="string">
            <text:p>AEROSMITH</text:p>
          </table:table-cell>
          <table:table-cell office:value-type="string">
            <text:p>:18</text:p>
          </table:table-cell>
          <table:table-cell office:value-type="string">
            <text:p>02:58</text:p>
          </table:table-cell>
          <table:table-cell office:value-type="string">
            <text:p>F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RAW THE LINE</text:p>
          </table:table-cell>
          <table:table-cell office:value-type="string">
            <text:p>AEROSMITH</text:p>
          </table:table-cell>
          <table:table-cell office:value-type="string">
            <text:p>:09/:17</text:p>
          </table:table-cell>
          <table:table-cell office:value-type="string">
            <text:p>03:20</text:p>
          </table:table-cell>
          <table:table-cell office:value-type="string">
            <text:p>F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AGICAL MYSTERY TOUR</text:p>
          </table:table-cell>
          <table:table-cell office:value-type="string">
            <text:p>BEATLES, THE</text:p>
          </table:table-cell>
          <table:table-cell office:value-type="string">
            <text:p>:00/:04</text:p>
          </table:table-cell>
          <table:table-cell office:value-type="string">
            <text:p>02:45</text:p>
          </table:table-cell>
          <table:table-cell office:value-type="string">
            <text:p>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PENNY LANE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58</text:p>
          </table:table-cell>
          <table:table-cell office:value-type="string">
            <text:p>COLD</text:p>
          </table:table-cell>
          <table:table-cell office:value-type="string">
            <text:p>BEATLES, THE; PAUL MCCARTNE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AM THE WALRUS</text:p>
          </table:table-cell>
          <table:table-cell office:value-type="string">
            <text:p>BEATLES, THE</text:p>
          </table:table-cell>
          <table:table-cell office:value-type="string">
            <text:p>:20</text:p>
          </table:table-cell>
          <table:table-cell office:value-type="string">
            <text:p>04:25</text:p>
          </table:table-cell>
          <table:table-cell office:value-type="string">
            <text:p>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E BALLAD OF JOHN AND YOKO</text:p>
          </table:table-cell>
          <table:table-cell office:value-type="string">
            <text:p>BEATLES, THE</text:p>
          </table:table-cell>
          <table:table-cell office:value-type="string">
            <text:p>:03</text:p>
          </table:table-cell>
          <table:table-cell office:value-type="string">
            <text:p>02:57</text:p>
          </table:table-cell>
          <table:table-cell office:value-type="string">
            <text:p>C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E ENTERTAINER</text:p>
          </table:table-cell>
          <table:table-cell office:value-type="string">
            <text:p>BILLY JOEL</text:p>
          </table:table-cell>
          <table:table-cell office:value-type="string">
            <text:p>:04/:15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CENES FROM AN ITALIAN RESTAURANT</text:p>
          </table:table-cell>
          <table:table-cell office:value-type="string">
            <text:p>BILLY JOEL</text:p>
          </table:table-cell>
          <table:table-cell office:value-type="string">
            <text:p>:14</text:p>
          </table:table-cell>
          <table:table-cell office:value-type="string">
            <text:p>07:27</text:p>
          </table:table-cell>
          <table:table-cell office:value-type="string">
            <text:p>CF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OMETIMES A FANTASY</text:p>
          </table:table-cell>
          <table:table-cell office:value-type="string">
            <text:p>BILLY JOEL</text:p>
          </table:table-cell>
          <table:table-cell office:value-type="string">
            <text:p>:00</text:p>
          </table:table-cell>
          <table:table-cell office:value-type="string">
            <text:p>03:35</text:p>
          </table:table-cell>
          <table:table-cell office:value-type="string">
            <text:p>F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PARTY</text:p>
          </table:table-cell>
          <table:table-cell office:value-type="string">
            <text:p>BOSTON</text:p>
          </table:table-cell>
          <table:table-cell office:value-type="string">
            <text:p>:19/:25</text:p>
          </table:table-cell>
          <table:table-cell office:value-type="string">
            <text:p>04:04</text:p>
          </table:table-cell>
          <table:table-cell office:value-type="string">
            <text:p>C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IVING AFTER MIDNIGHT</text:p>
          </table:table-cell>
          <table:table-cell office:value-type="string">
            <text:p>JUDAS PRIEST</text:p>
          </table:table-cell>
          <table:table-cell office:value-type="string">
            <text:p>:07/:22</text:p>
          </table:table-cell>
          <table:table-cell office:value-type="string">
            <text:p>03:22</text:p>
          </table:table-cell>
          <table:table-cell office:value-type="string">
            <text:p>F</text:p>
          </table:table-cell>
          <table:table-cell office:value-type="string">
            <text:p>JUDAS PRIEST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9 PM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GALLOWS POLE</text:p>
          </table:table-cell>
          <table:table-cell office:value-type="string">
            <text:p>LED ZEPPELIN</text:p>
          </table:table-cell>
          <table:table-cell office:value-type="string">
            <text:p>:11</text:p>
          </table:table-cell>
          <table:table-cell office:value-type="string">
            <text:p>04:53</text:p>
          </table:table-cell>
          <table:table-cell office:value-type="string">
            <text:p>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E BATTLE OF EVERMORE</text:p>
          </table:table-cell>
          <table:table-cell office:value-type="string">
            <text:p>LED ZEPPELIN</text:p>
          </table:table-cell>
          <table:table-cell office:value-type="string">
            <text:p>:34</text:p>
          </table:table-cell>
          <table:table-cell office:value-type="string">
            <text:p>05:44</text:p>
          </table:table-cell>
          <table:table-cell office:value-type="string">
            <text:p>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ANCING DAYS</text:p>
          </table:table-cell>
          <table:table-cell office:value-type="string">
            <text:p>LED ZEPPELIN</text:p>
          </table:table-cell>
          <table:table-cell office:value-type="string">
            <text:p>:18</text:p>
          </table:table-cell>
          <table:table-cell office:value-type="string">
            <text:p>03:40</text:p>
          </table:table-cell>
          <table:table-cell office:value-type="string">
            <text:p>C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OTHER AND CHILD REUNION</text:p>
          </table:table-cell>
          <table:table-cell office:value-type="string">
            <text:p>PAUL SIMON</text:p>
          </table:table-cell>
          <table:table-cell office:value-type="string">
            <text:p>:16</text:p>
          </table:table-cell>
          <table:table-cell office:value-type="string">
            <text:p>02:57</text:p>
          </table:table-cell>
          <table:table-cell office:value-type="string">
            <text:p>F</text:p>
          </table:table-cell>
          <table:table-cell office:value-type="string">
            <text:p>PAUL SIMON; SIMON AND GARFUNK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ONLY IN YOUR HEART</text:p>
          </table:table-cell>
          <table:table-cell office:value-type="string">
            <text:p>AMERICA</text:p>
          </table:table-cell>
          <table:table-cell office:value-type="string">
            <text:p>:02</text:p>
          </table:table-cell>
          <table:table-cell office:value-type="string">
            <text:p>03:08</text:p>
          </table:table-cell>
          <table:table-cell office:value-type="string">
            <text:p>CF</text:p>
          </table:table-cell>
          <table:table-cell office:value-type="string">
            <text:p>AMERICA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GOOD VIBRATIONS</text:p>
          </table:table-cell>
          <table:table-cell office:value-type="string">
            <text:p>BEACH BOYS, THE</text:p>
          </table:table-cell>
          <table:table-cell office:value-type="string">
            <text:p>:00</text:p>
          </table:table-cell>
          <table:table-cell office:value-type="string">
            <text:p>03:33</text:p>
          </table:table-cell>
          <table:table-cell office:value-type="string">
            <text:p>F</text:p>
          </table:table-cell>
          <table:table-cell office:value-type="string">
            <text:p>BEACH BOY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ORWEGIAN WOOD (THIS BIRD HAS FLOWN)</text:p>
          </table:table-cell>
          <table:table-cell office:value-type="string">
            <text:p>BEATLES, THE</text:p>
          </table:table-cell>
          <table:table-cell office:value-type="string">
            <text:p>:16</text:p>
          </table:table-cell>
          <table:table-cell office:value-type="string">
            <text:p>02:01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E CAN WORK IT OUT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12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OH! DARLING</text:p>
          </table:table-cell>
          <table:table-cell office:value-type="string">
            <text:p>BEATLES, THE</text:p>
          </table:table-cell>
          <table:table-cell office:value-type="string">
            <text:p>:01</text:p>
          </table:table-cell>
          <table:table-cell office:value-type="string">
            <text:p>03:23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KATMANDU</text:p>
          </table:table-cell>
          <table:table-cell office:value-type="string">
            <text:p>BOB SEGER/SILVER BULLET BAND</text:p>
          </table:table-cell>
          <table:table-cell office:value-type="string">
            <text:p>:02</text:p>
          </table:table-cell>
          <table:table-cell office:value-type="string">
            <text:p>06:02</text:p>
          </table:table-cell>
          <table:table-cell office:value-type="string">
            <text:p>F</text:p>
          </table:table-cell>
          <table:table-cell office:value-type="string">
            <text:p>BOB SEGER/SILVER BULLET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OOL THE ENGINES</text:p>
          </table:table-cell>
          <table:table-cell office:value-type="string">
            <text:p>BOSTON</text:p>
          </table:table-cell>
          <table:table-cell office:value-type="string">
            <text:p>:11/:29</text:p>
          </table:table-cell>
          <table:table-cell office:value-type="string">
            <text:p>04:34</text:p>
          </table:table-cell>
          <table:table-cell office:value-type="string">
            <text:p>F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OLL ON DOWN THE HIGHWAY</text:p>
          </table:table-cell>
          <table:table-cell office:value-type="string">
            <text:p>BACHMAN-TURNER OVERDRIVE</text:p>
          </table:table-cell>
          <table:table-cell office:value-type="string">
            <text:p>:13</text:p>
          </table:table-cell>
          <table:table-cell office:value-type="string">
            <text:p>03:57</text:p>
          </table:table-cell>
          <table:table-cell office:value-type="string">
            <text:p>CF</text:p>
          </table:table-cell>
          <table:table-cell office:value-type="string">
            <text:p>BACHMAN-TURNER OVERDRIV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YE BYE LOVE/MOVING IN STEREO</text:p>
          </table:table-cell>
          <table:table-cell office:value-type="string">
            <text:p>CARS</text:p>
          </table:table-cell>
          <table:table-cell office:value-type="string">
            <text:p>:18</text:p>
          </table:table-cell>
          <table:table-cell office:value-type="string">
            <text:p>08:51</text:p>
          </table:table-cell>
          <table:table-cell office:value-type="string">
            <text:p>CF</text:p>
          </table:table-cell>
          <table:table-cell office:value-type="string">
            <text:p>CA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PEACE TRAIN</text:p>
          </table:table-cell>
          <table:table-cell office:value-type="string">
            <text:p>CAT STEVENS</text:p>
          </table:table-cell>
          <table:table-cell office:value-type="string">
            <text:p>:11</text:p>
          </table:table-cell>
          <table:table-cell office:value-type="string">
            <text:p>03:56</text:p>
          </table:table-cell>
          <table:table-cell office:value-type="string">
            <text:p>F</text:p>
          </table:table-cell>
          <table:table-cell office:value-type="string">
            <text:p>CAT STEVEN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OLD DAYS</text:p>
          </table:table-cell>
          <table:table-cell office:value-type="string">
            <text:p>CHICAGO</text:p>
          </table:table-cell>
          <table:table-cell office:value-type="string">
            <text:p>:16</text:p>
          </table:table-cell>
          <table:table-cell office:value-type="string">
            <text:p>03:24</text:p>
          </table:table-cell>
          <table:table-cell office:value-type="string">
            <text:p>F</text:p>
          </table:table-cell>
          <table:table-cell office:value-type="string">
            <text:p>CHICAG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ELPLESS</text:p>
          </table:table-cell>
          <table:table-cell office:value-type="string">
            <text:p>CROSBY, STILLS, NASH &amp; YOUNG</text:p>
          </table:table-cell>
          <table:table-cell office:value-type="string">
            <text:p>:18</text:p>
          </table:table-cell>
          <table:table-cell office:value-type="string">
            <text:p>03:33</text:p>
          </table:table-cell>
          <table:table-cell office:value-type="string">
            <text:p>F</text:p>
          </table:table-cell>
          <table:table-cell office:value-type="string">
            <text:p>CROSBY, STILLS, NASH &amp; YOU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IFE ON MARS</text:p>
          </table:table-cell>
          <table:table-cell office:value-type="string">
            <text:p>DAVID BOWIE</text:p>
          </table:table-cell>
          <table:table-cell office:value-type="string">
            <text:p>:00</text:p>
          </table:table-cell>
          <table:table-cell office:value-type="string">
            <text:p>03:45</text:p>
          </table:table-cell>
          <table:table-cell office:value-type="string">
            <text:p>F</text:p>
          </table:table-cell>
          <table:table-cell office:value-type="string">
            <text:p>DAVID BOWI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KENTUCKY WOMAN</text:p>
          </table:table-cell>
          <table:table-cell office:value-type="string">
            <text:p>DEEP PURPLE</text:p>
          </table:table-cell>
          <table:table-cell office:value-type="string">
            <text:p>:19</text:p>
          </table:table-cell>
          <table:table-cell office:value-type="string">
            <text:p>04:40</text:p>
          </table:table-cell>
          <table:table-cell office:value-type="string">
            <text:p>C</text:p>
          </table:table-cell>
          <table:table-cell office:value-type="string">
            <text:p>DEEP PURPL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PACE TRUCKIN'</text:p>
          </table:table-cell>
          <table:table-cell office:value-type="string">
            <text:p>DEEP PURPLE</text:p>
          </table:table-cell>
          <table:table-cell office:value-type="string">
            <text:p>:29</text:p>
          </table:table-cell>
          <table:table-cell office:value-type="string">
            <text:p>04:30</text:p>
          </table:table-cell>
          <table:table-cell office:value-type="string">
            <text:p>F</text:p>
          </table:table-cell>
          <table:table-cell office:value-type="string">
            <text:p>DEEP PURPL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IGHWAY STAR</text:p>
          </table:table-cell>
          <table:table-cell office:value-type="string">
            <text:p>DEEP PURPLE</text:p>
          </table:table-cell>
          <table:table-cell office:value-type="string">
            <text:p>:11/:25</text:p>
          </table:table-cell>
          <table:table-cell office:value-type="string">
            <text:p>06:04</text:p>
          </table:table-cell>
          <table:table-cell office:value-type="string">
            <text:p>C</text:p>
          </table:table-cell>
          <table:table-cell office:value-type="string">
            <text:p>DEEP PURPL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URN</text:p>
          </table:table-cell>
          <table:table-cell office:value-type="string">
            <text:p>DEEP PURPLE</text:p>
          </table:table-cell>
          <table:table-cell office:value-type="string">
            <text:p>:20</text:p>
          </table:table-cell>
          <table:table-cell office:value-type="string">
            <text:p>05:58</text:p>
          </table:table-cell>
          <table:table-cell office:value-type="string">
            <text:p>C</text:p>
          </table:table-cell>
          <table:table-cell office:value-type="string">
            <text:p>DEEP PURPL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OCKIN' DOWN THE HIGHWAY</text:p>
          </table:table-cell>
          <table:table-cell office:value-type="string">
            <text:p>DOOBIE BROTHERS</text:p>
          </table:table-cell>
          <table:table-cell office:value-type="string">
            <text:p>:13</text:p>
          </table:table-cell>
          <table:table-cell office:value-type="string">
            <text:p>03:18</text:p>
          </table:table-cell>
          <table:table-cell office:value-type="string">
            <text:p>C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JESUS IS JUST ALRIGHT</text:p>
          </table:table-cell>
          <table:table-cell office:value-type="string">
            <text:p>DOOBIE BROTHERS</text:p>
          </table:table-cell>
          <table:table-cell office:value-type="string">
            <text:p>:07</text:p>
          </table:table-cell>
          <table:table-cell office:value-type="string">
            <text:p>04:30</text:p>
          </table:table-cell>
          <table:table-cell office:value-type="string">
            <text:p>C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AKE ME IN YOUR ARMS (ROCK ME A LITTLE WHILE)</text:p>
          </table:table-cell>
          <table:table-cell office:value-type="string">
            <text:p>DOOBIE BROTHERS</text:p>
          </table:table-cell>
          <table:table-cell office:value-type="string">
            <text:p>:11</text:p>
          </table:table-cell>
          <table:table-cell office:value-type="string">
            <text:p>03:36</text:p>
          </table:table-cell>
          <table:table-cell office:value-type="string">
            <text:p>F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AKIN' IT TO THE STREETS</text:p>
          </table:table-cell>
          <table:table-cell office:value-type="string">
            <text:p>DOOBIE BROTHERS</text:p>
          </table:table-cell>
          <table:table-cell office:value-type="string">
            <text:p>:13</text:p>
          </table:table-cell>
          <table:table-cell office:value-type="string">
            <text:p>03:34</text:p>
          </table:table-cell>
          <table:table-cell office:value-type="string">
            <text:p>F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HATEAU</text:p>
          </table:table-cell>
          <table:table-cell office:value-type="string">
            <text:p>DOOBIE BROTHERS</text:p>
          </table:table-cell>
          <table:table-cell office:value-type="string">
            <text:p>:12/:26</text:p>
          </table:table-cell>
          <table:table-cell office:value-type="string">
            <text:p>04:10</text:p>
          </table:table-cell>
          <table:table-cell office:value-type="string">
            <text:p>F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YIN' EYES</text:p>
          </table:table-cell>
          <table:table-cell office:value-type="string">
            <text:p>EAGLES, THE</text:p>
          </table:table-cell>
          <table:table-cell office:value-type="string">
            <text:p>:14</text:p>
          </table:table-cell>
          <table:table-cell office:value-type="string">
            <text:p>06:18</text:p>
          </table:table-cell>
          <table:table-cell office:value-type="string">
            <text:p>C</text:p>
          </table:table-cell>
          <table:table-cell office:value-type="string">
            <text:p>EAG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A-MA-MA BELLE</text:p>
          </table:table-cell>
          <table:table-cell office:value-type="string">
            <text:p>ELO</text:p>
          </table:table-cell>
          <table:table-cell office:value-type="string">
            <text:p>:18/:24</text:p>
          </table:table-cell>
          <table:table-cell office:value-type="string">
            <text:p>03:30</text:p>
          </table:table-cell>
          <table:table-cell office:value-type="string">
            <text:p>F</text:p>
          </table:table-cell>
          <table:table-cell office:value-type="string">
            <text:p>EL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OCKARIA!</text:p>
          </table:table-cell>
          <table:table-cell office:value-type="string">
            <text:p>ELO</text:p>
          </table:table-cell>
          <table:table-cell office:value-type="string">
            <text:p>:00</text:p>
          </table:table-cell>
          <table:table-cell office:value-type="string">
            <text:p>03:11</text:p>
          </table:table-cell>
          <table:table-cell office:value-type="string">
            <text:p>C</text:p>
          </table:table-cell>
          <table:table-cell office:value-type="string">
            <text:p>EL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EVON</text:p>
          </table:table-cell>
          <table:table-cell office:value-type="string">
            <text:p>ELTON JOHN</text:p>
          </table:table-cell>
          <table:table-cell office:value-type="string">
            <text:p>:12</text:p>
          </table:table-cell>
          <table:table-cell office:value-type="string">
            <text:p>05:11</text:p>
          </table:table-cell>
          <table:table-cell office:value-type="string">
            <text:p>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PHILADELPHIA FREEDOM</text:p>
          </table:table-cell>
          <table:table-cell office:value-type="string">
            <text:p>ELTON JOHN</text:p>
          </table:table-cell>
          <table:table-cell office:value-type="string">
            <text:p>:14</text:p>
          </table:table-cell>
          <table:table-cell office:value-type="string">
            <text:p>05:16</text:p>
          </table:table-cell>
          <table:table-cell office:value-type="string">
            <text:p>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ECOND HAND NEWS</text:p>
          </table:table-cell>
          <table:table-cell office:value-type="string">
            <text:p>FLEETWOOD MAC</text:p>
          </table:table-cell>
          <table:table-cell office:value-type="string">
            <text:p>:03</text:p>
          </table:table-cell>
          <table:table-cell office:value-type="string">
            <text:p>02:50</text:p>
          </table:table-cell>
          <table:table-cell office:value-type="string">
            <text:p>F</text:p>
          </table:table-cell>
          <table:table-cell office:value-type="string">
            <text:p>FLEETWOOD MA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DON'T WANNA KNOW</text:p>
          </table:table-cell>
          <table:table-cell office:value-type="string">
            <text:p>FLEETWOOD MAC</text:p>
          </table:table-cell>
          <table:table-cell office:value-type="string">
            <text:p>:14</text:p>
          </table:table-cell>
          <table:table-cell office:value-type="string">
            <text:p>03:10</text:p>
          </table:table-cell>
          <table:table-cell office:value-type="string">
            <text:p>CF</text:p>
          </table:table-cell>
          <table:table-cell office:value-type="string">
            <text:p>FLEETWOOD MA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ROKE DOWN ON THE BRAZOS</text:p>
          </table:table-cell>
          <table:table-cell office:value-type="string">
            <text:p>GOV'T MULE</text:p>
          </table:table-cell>
          <table:table-cell office:value-type="string">
            <text:p>:18/:32</text:p>
          </table:table-cell>
          <table:table-cell office:value-type="string">
            <text:p>06:11</text:p>
          </table:table-cell>
          <table:table-cell office:value-type="string">
            <text:p>F</text:p>
          </table:table-cell>
          <table:table-cell office:value-type="string">
            <text:p>GOV'T MULE; ALLMAN BROTHERS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HINA CAT SUNFLOWER</text:p>
          </table:table-cell>
          <table:table-cell office:value-type="string">
            <text:p>GRATEFUL DEAD</text:p>
          </table:table-cell>
          <table:table-cell office:value-type="string">
            <text:p>:17</text:p>
          </table:table-cell>
          <table:table-cell office:value-type="string">
            <text:p>03:33</text:p>
          </table:table-cell>
          <table:table-cell office:value-type="string">
            <text:p>F</text:p>
          </table:table-cell>
          <table:table-cell office:value-type="string">
            <text:p>GRATEFUL DEA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ALABAMA GETAWAY</text:p>
          </table:table-cell>
          <table:table-cell office:value-type="string">
            <text:p>GRATEFUL DEAD</text:p>
          </table:table-cell>
          <table:table-cell office:value-type="string">
            <text:p>:07</text:p>
          </table:table-cell>
          <table:table-cell office:value-type="string">
            <text:p>03:30</text:p>
          </table:table-cell>
          <table:table-cell office:value-type="string">
            <text:p>F</text:p>
          </table:table-cell>
          <table:table-cell office:value-type="string">
            <text:p>GRATEFUL DEA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E PRETENDER</text:p>
          </table:table-cell>
          <table:table-cell office:value-type="string">
            <text:p>JACKSON BROWNE</text:p>
          </table:table-cell>
          <table:table-cell office:value-type="string">
            <text:p>:18</text:p>
          </table:table-cell>
          <table:table-cell office:value-type="string">
            <text:p>05:50</text:p>
          </table:table-cell>
          <table:table-cell office:value-type="string">
            <text:p>F</text:p>
          </table:table-cell>
          <table:table-cell office:value-type="string">
            <text:p>JACKSON BROWNE; EAGL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FIRE AND RAIN</text:p>
          </table:table-cell>
          <table:table-cell office:value-type="string">
            <text:p>JAMES TAYLOR</text:p>
          </table:table-cell>
          <table:table-cell office:value-type="string">
            <text:p>:13</text:p>
          </table:table-cell>
          <table:table-cell office:value-type="string">
            <text:p>03:20</text:p>
          </table:table-cell>
          <table:table-cell office:value-type="string">
            <text:p>F</text:p>
          </table:table-cell>
          <table:table-cell office:value-type="string">
            <text:p>JAMES TAYLO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B 7 PM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HYMN 43</text:p>
          </table:table-cell>
          <table:table-cell office:value-type="string">
            <text:p>JETHRO TULL</text:p>
          </table:table-cell>
          <table:table-cell office:value-type="string">
            <text:p>:00</text:p>
          </table:table-cell>
          <table:table-cell office:value-type="string">
            <text:p>03:14</text:p>
          </table:table-cell>
          <table:table-cell office:value-type="string">
            <text:p>C</text:p>
          </table:table-cell>
          <table:table-cell office:value-type="string">
            <text:p>JETHRO TUL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IVING IN THE PAST</text:p>
          </table:table-cell>
          <table:table-cell office:value-type="string">
            <text:p>JETHRO TULL</text:p>
          </table:table-cell>
          <table:table-cell office:value-type="string">
            <text:p>:39</text:p>
          </table:table-cell>
          <table:table-cell office:value-type="string">
            <text:p>03:18</text:p>
          </table:table-cell>
          <table:table-cell office:value-type="string">
            <text:p>F</text:p>
          </table:table-cell>
          <table:table-cell office:value-type="string">
            <text:p>JETHRO TUL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EACHER</text:p>
          </table:table-cell>
          <table:table-cell office:value-type="string">
            <text:p>JETHRO TULL</text:p>
          </table:table-cell>
          <table:table-cell office:value-type="string">
            <text:p>:16</text:p>
          </table:table-cell>
          <table:table-cell office:value-type="string">
            <text:p>03:46</text:p>
          </table:table-cell>
          <table:table-cell office:value-type="string">
            <text:p>F</text:p>
          </table:table-cell>
          <table:table-cell office:value-type="string">
            <text:p>JETHRO TUL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PANISH CASTLE MAGIC</text:p>
          </table:table-cell>
          <table:table-cell office:value-type="string">
            <text:p>JIMI HENDRIX</text:p>
          </table:table-cell>
          <table:table-cell office:value-type="string">
            <text:p>:13</text:p>
          </table:table-cell>
          <table:table-cell office:value-type="string">
            <text:p>03:00</text:p>
          </table:table-cell>
          <table:table-cell office:value-type="string">
            <text:p>F</text:p>
          </table:table-cell>
          <table:table-cell office:value-type="string">
            <text:p>JIMI HENDRI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HATE MYSELF FOR LOVING YOU</text:p>
          </table:table-cell>
          <table:table-cell office:value-type="string">
            <text:p>JOAN JETT &amp; THE BLACKHEARTS</text:p>
          </table:table-cell>
          <table:table-cell office:value-type="string">
            <text:p>:08/:25</text:p>
          </table:table-cell>
          <table:table-cell office:value-type="string">
            <text:p>04:05</text:p>
          </table:table-cell>
          <table:table-cell office:value-type="string">
            <text:p>C</text:p>
          </table:table-cell>
          <table:table-cell office:value-type="string">
            <text:p>JOAN JET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EW YORK CITY</text:p>
          </table:table-cell>
          <table:table-cell office:value-type="string">
            <text:p>JOHN LENNON</text:p>
          </table:table-cell>
          <table:table-cell office:value-type="string">
            <text:p>:03</text:p>
          </table:table-cell>
          <table:table-cell office:value-type="string">
            <text:p>04:26</text:p>
          </table:table-cell>
          <table:table-cell office:value-type="string">
            <text:p>F</text:p>
          </table:table-cell>
          <table:table-cell office:value-type="string">
            <text:p>JOHN LENNON; BEATL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OVIN', TOUCHIN', SQUEEZIN'</text:p>
          </table:table-cell>
          <table:table-cell office:value-type="string">
            <text:p>JOURNEY</text:p>
          </table:table-cell>
          <table:table-cell office:value-type="string">
            <text:p>:12</text:p>
          </table:table-cell>
          <table:table-cell office:value-type="string">
            <text:p>03:50</text:p>
          </table:table-cell>
          <table:table-cell office:value-type="string">
            <text:p>C</text:p>
          </table:table-cell>
          <table:table-cell office:value-type="string">
            <text:p>JOURNEY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UMMER IN THE CITY</text:p>
          </table:table-cell>
          <table:table-cell office:value-type="string">
            <text:p>LOVIN' SPOONFUL</text:p>
          </table:table-cell>
          <table:table-cell office:value-type="string">
            <text:p>:07</text:p>
          </table:table-cell>
          <table:table-cell office:value-type="string">
            <text:p>02:39</text:p>
          </table:table-cell>
          <table:table-cell/>
          <table:table-cell office:value-type="string">
            <text:p>LOVIN' SPOONFU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YOU GOT THAT RIGHT</text:p>
          </table:table-cell>
          <table:table-cell office:value-type="string">
            <text:p>LYNYRD SKYNYRD</text:p>
          </table:table-cell>
          <table:table-cell office:value-type="string">
            <text:p>:13</text:p>
          </table:table-cell>
          <table:table-cell office:value-type="string">
            <text:p>03:44</text:p>
          </table:table-cell>
          <table:table-cell office:value-type="string">
            <text:p>C</text:p>
          </table:table-cell>
          <table:table-cell office:value-type="string">
            <text:p>LYNYRD SKYNYR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I HI HI</text:p>
          </table:table-cell>
          <table:table-cell office:value-type="string">
            <text:p>PAUL MCCARTNEY &amp; WINGS</text:p>
          </table:table-cell>
          <table:table-cell office:value-type="string">
            <text:p>:17</text:p>
          </table:table-cell>
          <table:table-cell office:value-type="string">
            <text:p>03:06</text:p>
          </table:table-cell>
          <table:table-cell office:value-type="string">
            <text:p>C</text:p>
          </table:table-cell>
          <table:table-cell office:value-type="string">
            <text:p>PAUL MCCARTNEY &amp; WINGS; BEATLES; PAUL MCCARTNE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WANT IT ALL</text:p>
          </table:table-cell>
          <table:table-cell office:value-type="string">
            <text:p>QUEEN</text:p>
          </table:table-cell>
          <table:table-cell office:value-type="string">
            <text:p>:00</text:p>
          </table:table-cell>
          <table:table-cell office:value-type="string">
            <text:p>03:56</text:p>
          </table:table-cell>
          <table:table-cell office:value-type="string">
            <text:p>CF</text:p>
          </table:table-cell>
          <table:table-cell office:value-type="string">
            <text:p>QU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KEEP PUSHIN'</text:p>
          </table:table-cell>
          <table:table-cell office:value-type="string">
            <text:p>REO SPEEDWAGON</text:p>
          </table:table-cell>
          <table:table-cell office:value-type="string">
            <text:p>:24</text:p>
          </table:table-cell>
          <table:table-cell office:value-type="string">
            <text:p>03:54</text:p>
          </table:table-cell>
          <table:table-cell office:value-type="string">
            <text:p>CF</text:p>
          </table:table-cell>
          <table:table-cell office:value-type="string">
            <text:p>REO SPEEDWAG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AKE IT ON THE RUN</text:p>
          </table:table-cell>
          <table:table-cell office:value-type="string">
            <text:p>REO SPEEDWAGON</text:p>
          </table:table-cell>
          <table:table-cell office:value-type="string">
            <text:p>:00</text:p>
          </table:table-cell>
          <table:table-cell office:value-type="string">
            <text:p>03:58</text:p>
          </table:table-cell>
          <table:table-cell office:value-type="string">
            <text:p>CF</text:p>
          </table:table-cell>
          <table:table-cell office:value-type="string">
            <text:p>REO SPEEDWAG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EVERY PICTURE TELLS A STORY</text:p>
          </table:table-cell>
          <table:table-cell office:value-type="string">
            <text:p>ROD STEWART</text:p>
          </table:table-cell>
          <table:table-cell office:value-type="string">
            <text:p>:16</text:p>
          </table:table-cell>
          <table:table-cell office:value-type="string">
            <text:p>05:51</text:p>
          </table:table-cell>
          <table:table-cell office:value-type="string">
            <text:p>F</text:p>
          </table:table-cell>
          <table:table-cell office:value-type="string">
            <text:p>ROD STEWART; FAC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ITCH</text:p>
          </table:table-cell>
          <table:table-cell office:value-type="string">
            <text:p>ROLLING STONES, THE</text:p>
          </table:table-cell>
          <table:table-cell office:value-type="string">
            <text:p>:14</text:p>
          </table:table-cell>
          <table:table-cell office:value-type="string">
            <text:p>03:32</text:p>
          </table:table-cell>
          <table:table-cell office:value-type="string">
            <text:p>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ESPECTABLE</text:p>
          </table:table-cell>
          <table:table-cell office:value-type="string">
            <text:p>ROLLING STONES, THE</text:p>
          </table:table-cell>
          <table:table-cell office:value-type="string">
            <text:p>:15</text:p>
          </table:table-cell>
          <table:table-cell office:value-type="string">
            <text:p>03:04</text:p>
          </table:table-cell>
          <table:table-cell office:value-type="string">
            <text:p>C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OUND OF SILENCE</text:p>
          </table:table-cell>
          <table:table-cell office:value-type="string">
            <text:p>SIMON AND GARFUNKEL</text:p>
          </table:table-cell>
          <table:table-cell office:value-type="string">
            <text:p>:03</text:p>
          </table:table-cell>
          <table:table-cell office:value-type="string">
            <text:p>03:01</text:p>
          </table:table-cell>
          <table:table-cell office:value-type="string">
            <text:p>CF</text:p>
          </table:table-cell>
          <table:table-cell office:value-type="string">
            <text:p>SIMON AND GARFUNKEL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AM A ROCK</text:p>
          </table:table-cell>
          <table:table-cell office:value-type="string">
            <text:p>SIMON AND GARFUNKEL</text:p>
          </table:table-cell>
          <table:table-cell office:value-type="string">
            <text:p>:07</text:p>
          </table:table-cell>
          <table:table-cell office:value-type="string">
            <text:p>02:49</text:p>
          </table:table-cell>
          <table:table-cell office:value-type="string">
            <text:p>CF</text:p>
          </table:table-cell>
          <table:table-cell office:value-type="string">
            <text:p>SIMON AND GARFUNK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ANCE TO THE MUSIC</text:p>
          </table:table-cell>
          <table:table-cell office:value-type="string">
            <text:p>SLY &amp; THE FAMILY STONE</text:p>
          </table:table-cell>
          <table:table-cell office:value-type="string">
            <text:p>:00</text:p>
          </table:table-cell>
          <table:table-cell office:value-type="string">
            <text:p>02:55</text:p>
          </table:table-cell>
          <table:table-cell office:value-type="string">
            <text:p>F</text:p>
          </table:table-cell>
          <table:table-cell office:value-type="string">
            <text:p>SLY &amp; THE FAMILY STON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TAND!</text:p>
          </table:table-cell>
          <table:table-cell office:value-type="string">
            <text:p>SLY &amp; THE FAMILY STONE</text:p>
          </table:table-cell>
          <table:table-cell office:value-type="string">
            <text:p>:03</text:p>
          </table:table-cell>
          <table:table-cell office:value-type="string">
            <text:p>03:04</text:p>
          </table:table-cell>
          <table:table-cell office:value-type="string">
            <text:p>F</text:p>
          </table:table-cell>
          <table:table-cell office:value-type="string">
            <text:p>SLY &amp; THE FAMILY STO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WANT TO TAKE YOU HIGHER</text:p>
          </table:table-cell>
          <table:table-cell office:value-type="string">
            <text:p>SLY &amp; THE FAMILY STONE</text:p>
          </table:table-cell>
          <table:table-cell office:value-type="string">
            <text:p>:08</text:p>
          </table:table-cell>
          <table:table-cell office:value-type="string">
            <text:p>02:57</text:p>
          </table:table-cell>
          <table:table-cell office:value-type="string">
            <text:p>F</text:p>
          </table:table-cell>
          <table:table-cell office:value-type="string">
            <text:p>SLY &amp; THE FAMILY STON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JOSIE</text:p>
          </table:table-cell>
          <table:table-cell office:value-type="string">
            <text:p>STEELY DAN</text:p>
          </table:table-cell>
          <table:table-cell office:value-type="string">
            <text:p>:16/:31</text:p>
          </table:table-cell>
          <table:table-cell office:value-type="string">
            <text:p>04:24</text:p>
          </table:table-cell>
          <table:table-cell/>
          <table:table-cell office:value-type="string">
            <text:p>STEELY DA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FOR ONCE IN MY LIFE</text:p>
          </table:table-cell>
          <table:table-cell office:value-type="string">
            <text:p>STEVIE WONDER</text:p>
          </table:table-cell>
          <table:table-cell office:value-type="string">
            <text:p>:13</text:p>
          </table:table-cell>
          <table:table-cell office:value-type="string">
            <text:p>02:45</text:p>
          </table:table-cell>
          <table:table-cell/>
          <table:table-cell office:value-type="string">
            <text:p>STEVIE WOND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IGNED, SEALED, DELIVERED (I'M</text:p>
          </table:table-cell>
          <table:table-cell office:value-type="string">
            <text:p>STEVIE WONDER</text:p>
          </table:table-cell>
          <table:table-cell office:value-type="string">
            <text:p>:03</text:p>
          </table:table-cell>
          <table:table-cell office:value-type="string">
            <text:p>02:36</text:p>
          </table:table-cell>
          <table:table-cell/>
          <table:table-cell office:value-type="string">
            <text:p>STEVIE WOND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ILD WILD LIFE</text:p>
          </table:table-cell>
          <table:table-cell office:value-type="string">
            <text:p>TALKING HEADS</text:p>
          </table:table-cell>
          <table:table-cell office:value-type="string">
            <text:p>:15</text:p>
          </table:table-cell>
          <table:table-cell office:value-type="string">
            <text:p>03:38</text:p>
          </table:table-cell>
          <table:table-cell/>
          <table:table-cell office:value-type="string">
            <text:p>TALKING HEAD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WO GUNSLINGERS</text:p>
          </table:table-cell>
          <table:table-cell office:value-type="string">
            <text:p>TOM PETTY &amp; THE HEARTBREAKERS</text:p>
          </table:table-cell>
          <table:table-cell office:value-type="string">
            <text:p>:08</text:p>
          </table:table-cell>
          <table:table-cell office:value-type="string">
            <text:p>03:04</text:p>
          </table:table-cell>
          <table:table-cell office:value-type="string">
            <text:p>CF</text:p>
          </table:table-cell>
          <table:table-cell office:value-type="string">
            <text:p>TOM PETTY &amp; THE HEARTBREAK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ROP DEAD LEGS</text:p>
          </table:table-cell>
          <table:table-cell office:value-type="string">
            <text:p>VAN HALEN</text:p>
          </table:table-cell>
          <table:table-cell office:value-type="string">
            <text:p>:16/:26</text:p>
          </table:table-cell>
          <table:table-cell office:value-type="string">
            <text:p>04:07</text:p>
          </table:table-cell>
          <table:table-cell office:value-type="string">
            <text:p>F</text:p>
          </table:table-cell>
          <table:table-cell office:value-type="string">
            <text:p>VAN HAL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PICTURES OF LILLY</text:p>
          </table:table-cell>
          <table:table-cell office:value-type="string">
            <text:p>WHO</text:p>
          </table:table-cell>
          <table:table-cell office:value-type="string">
            <text:p>:04</text:p>
          </table:table-cell>
          <table:table-cell office:value-type="string">
            <text:p>02:41</text:p>
          </table:table-cell>
          <table:table-cell office:value-type="string">
            <text:p>C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E SEEKER</text:p>
          </table:table-cell>
          <table:table-cell office:value-type="string">
            <text:p>WHO</text:p>
          </table:table-cell>
          <table:table-cell office:value-type="string">
            <text:p>:17</text:p>
          </table:table-cell>
          <table:table-cell office:value-type="string">
            <text:p>03:20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ET'S SEE ACTION</text:p>
          </table:table-cell>
          <table:table-cell office:value-type="string">
            <text:p>WHO</text:p>
          </table:table-cell>
          <table:table-cell office:value-type="string">
            <text:p>:08</text:p>
          </table:table-cell>
          <table:table-cell office:value-type="string">
            <text:p>03:59</text:p>
          </table:table-cell>
          <table:table-cell office:value-type="string">
            <text:p>F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JOIN TOGETHER</text:p>
          </table:table-cell>
          <table:table-cell office:value-type="string">
            <text:p>WHO</text:p>
          </table:table-cell>
          <table:table-cell office:value-type="string">
            <text:p>:37</text:p>
          </table:table-cell>
          <table:table-cell office:value-type="string">
            <text:p>04:18</text:p>
          </table:table-cell>
          <table:table-cell office:value-type="string">
            <text:p>F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FANTASY GIRL</text:p>
          </table:table-cell>
          <table:table-cell office:value-type="string">
            <text:p>38 SPECIAL</text:p>
          </table:table-cell>
          <table:table-cell office:value-type="string">
            <text:p>:17</text:p>
          </table:table-cell>
          <table:table-cell office:value-type="string">
            <text:p>03:58</text:p>
          </table:table-cell>
          <table:table-cell office:value-type="string">
            <text:p>F</text:p>
          </table:table-cell>
          <table:table-cell office:value-type="string">
            <text:p>38 SPECIA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ILD-EYED SOUTHERN BOYS</text:p>
          </table:table-cell>
          <table:table-cell office:value-type="string">
            <text:p>38 SPECIAL</text:p>
          </table:table-cell>
          <table:table-cell office:value-type="string">
            <text:p>:14/:28</text:p>
          </table:table-cell>
          <table:table-cell office:value-type="string">
            <text:p>04:11</text:p>
          </table:table-cell>
          <table:table-cell office:value-type="string">
            <text:p>F</text:p>
          </table:table-cell>
          <table:table-cell office:value-type="string">
            <text:p>38 SPECIA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ELL AIN'T A BAD PLACE TO BE</text:p>
          </table:table-cell>
          <table:table-cell office:value-type="string">
            <text:p>AC/DC</text:p>
          </table:table-cell>
          <table:table-cell office:value-type="string">
            <text:p>:35/:49</text:p>
          </table:table-cell>
          <table:table-cell office:value-type="string">
            <text:p>04:11</text:p>
          </table:table-cell>
          <table:table-cell office:value-type="string">
            <text:p>C</text:p>
          </table:table-cell>
          <table:table-cell office:value-type="string">
            <text:p>AC/D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HOLE LOTTA ROSIE</text:p>
          </table:table-cell>
          <table:table-cell office:value-type="string">
            <text:p>AC/DC</text:p>
          </table:table-cell>
          <table:table-cell office:value-type="string">
            <text:p>:13</text:p>
          </table:table-cell>
          <table:table-cell office:value-type="string">
            <text:p>05:20</text:p>
          </table:table-cell>
          <table:table-cell office:value-type="string">
            <text:p>C</text:p>
          </table:table-cell>
          <table:table-cell office:value-type="string">
            <text:p>AC/DC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OCK 'N' ROLL DAMNATION</text:p>
          </table:table-cell>
          <table:table-cell office:value-type="string">
            <text:p>AC/DC</text:p>
          </table:table-cell>
          <table:table-cell office:value-type="string">
            <text:p>:13/:29</text:p>
          </table:table-cell>
          <table:table-cell office:value-type="string">
            <text:p>03:35</text:p>
          </table:table-cell>
          <table:table-cell office:value-type="string">
            <text:p>C</text:p>
          </table:table-cell>
          <table:table-cell office:value-type="string">
            <text:p>AC/DC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ALKIN' THE DOG</text:p>
          </table:table-cell>
          <table:table-cell office:value-type="string">
            <text:p>AEROSMITH</text:p>
          </table:table-cell>
          <table:table-cell office:value-type="string">
            <text:p>:27/:43</text:p>
          </table:table-cell>
          <table:table-cell office:value-type="string">
            <text:p>03:05</text:p>
          </table:table-cell>
          <table:table-cell office:value-type="string">
            <text:p>CF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.O.S. (TOO BAD)</text:p>
          </table:table-cell>
          <table:table-cell office:value-type="string">
            <text:p>AEROSMITH</text:p>
          </table:table-cell>
          <table:table-cell office:value-type="string">
            <text:p>:22</text:p>
          </table:table-cell>
          <table:table-cell office:value-type="string">
            <text:p>02:48</text:p>
          </table:table-cell>
          <table:table-cell office:value-type="string">
            <text:p>C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PRESENCE OF THE LORD</text:p>
          </table:table-cell>
          <table:table-cell office:value-type="string">
            <text:p>BLIND FAITH</text:p>
          </table:table-cell>
          <table:table-cell office:value-type="string">
            <text:p>:17</text:p>
          </table:table-cell>
          <table:table-cell office:value-type="string">
            <text:p>04:45</text:p>
          </table:table-cell>
          <table:table-cell office:value-type="string">
            <text:p>CF</text:p>
          </table:table-cell>
          <table:table-cell office:value-type="string">
            <text:p>BLIND FAITH; TRAFFIC; SPENCER DAVIS GROUP; CREAM; ERIC CLAPTO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HAD A GOOD TIME</text:p>
          </table:table-cell>
          <table:table-cell office:value-type="string">
            <text:p>BOSTON</text:p>
          </table:table-cell>
          <table:table-cell office:value-type="string">
            <text:p>:00</text:p>
          </table:table-cell>
          <table:table-cell office:value-type="string">
            <text:p>04:12</text:p>
          </table:table-cell>
          <table:table-cell office:value-type="string">
            <text:p>F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IGHT</text:p>
          </table:table-cell>
          <table:table-cell office:value-type="string">
            <text:p>BRUCE SPRINGSTEEN</text:p>
          </table:table-cell>
          <table:table-cell office:value-type="string">
            <text:p>:03/:16</text:p>
          </table:table-cell>
          <table:table-cell office:value-type="string">
            <text:p>02:55</text:p>
          </table:table-cell>
          <table:table-cell office:value-type="string">
            <text:p>CF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WO HEARTS (LIVE)</text:p>
          </table:table-cell>
          <table:table-cell office:value-type="string">
            <text:p>BRUCE SPRINGSTEEN</text:p>
          </table:table-cell>
          <table:table-cell office:value-type="string">
            <text:p>:00</text:p>
          </table:table-cell>
          <table:table-cell office:value-type="string">
            <text:p>02:52</text:p>
          </table:table-cell>
          <table:table-cell office:value-type="string">
            <text:p>APPL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ARY'S PLACE</text:p>
          </table:table-cell>
          <table:table-cell office:value-type="string">
            <text:p>BRUCE SPRINGSTEEN</text:p>
          </table:table-cell>
          <table:table-cell office:value-type="string">
            <text:p>:13</text:p>
          </table:table-cell>
          <table:table-cell office:value-type="string">
            <text:p>05:53</text:p>
          </table:table-cell>
          <table:table-cell office:value-type="string">
            <text:p>CF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EXY LITTLE THING</text:p>
          </table:table-cell>
          <table:table-cell office:value-type="string">
            <text:p>CHICKENFOOT</text:p>
          </table:table-cell>
          <table:table-cell office:value-type="string">
            <text:p>:12</text:p>
          </table:table-cell>
          <table:table-cell office:value-type="string">
            <text:p>04:11</text:p>
          </table:table-cell>
          <table:table-cell office:value-type="string">
            <text:p>C</text:p>
          </table:table-cell>
          <table:table-cell office:value-type="string">
            <text:p>CHICKENFOOT; VAN HALEN; SAMMY HAGA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ARREKESH EXPRESS</text:p>
          </table:table-cell>
          <table:table-cell office:value-type="string">
            <text:p>CROSBY, STILLS &amp; NASH</text:p>
          </table:table-cell>
          <table:table-cell office:value-type="string">
            <text:p>:10</text:p>
          </table:table-cell>
          <table:table-cell office:value-type="string">
            <text:p>02:29</text:p>
          </table:table-cell>
          <table:table-cell office:value-type="string">
            <text:p>F</text:p>
          </table:table-cell>
          <table:table-cell office:value-type="string">
            <text:p>CROSBY, STILLS &amp; NASH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EVERYBODY I LOVE YOU</text:p>
          </table:table-cell>
          <table:table-cell office:value-type="string">
            <text:p>CROSBY, STILLS, NASH &amp; YOUNG</text:p>
          </table:table-cell>
          <table:table-cell office:value-type="string">
            <text:p>:11</text:p>
          </table:table-cell>
          <table:table-cell office:value-type="string">
            <text:p>02:19</text:p>
          </table:table-cell>
          <table:table-cell office:value-type="string">
            <text:p>CF</text:p>
          </table:table-cell>
          <table:table-cell office:value-type="string">
            <text:p>CROSBY, STILLS, NASH &amp; YOUNG; CROSBY, STILLS &amp; NASH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FROM SMALL THINGS (BIG THINGS</text:p>
          </table:table-cell>
          <table:table-cell office:value-type="string">
            <text:p>DAVE EDMUNDS</text:p>
          </table:table-cell>
          <table:table-cell office:value-type="string">
            <text:p>:06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DAVE EDMUND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EVER BEFORE</text:p>
          </table:table-cell>
          <table:table-cell office:value-type="string">
            <text:p>DEEP PURPLE</text:p>
          </table:table-cell>
          <table:table-cell office:value-type="string">
            <text:p>:30</text:p>
          </table:table-cell>
          <table:table-cell office:value-type="string">
            <text:p>03:57</text:p>
          </table:table-cell>
          <table:table-cell office:value-type="string">
            <text:p>C</text:p>
          </table:table-cell>
          <table:table-cell office:value-type="string">
            <text:p>DEEP PURPL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AY DOWN, STAY DOWN</text:p>
          </table:table-cell>
          <table:table-cell office:value-type="string">
            <text:p>DEEP PURPLE</text:p>
          </table:table-cell>
          <table:table-cell office:value-type="string">
            <text:p>:07/:18</text:p>
          </table:table-cell>
          <table:table-cell office:value-type="string">
            <text:p>04:15</text:p>
          </table:table-cell>
          <table:table-cell office:value-type="string">
            <text:p>C</text:p>
          </table:table-cell>
          <table:table-cell office:value-type="string">
            <text:p>DEEP PURPL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ATURAL THING</text:p>
          </table:table-cell>
          <table:table-cell office:value-type="string">
            <text:p>DOOBIE BROTHERS</text:p>
          </table:table-cell>
          <table:table-cell office:value-type="string">
            <text:p>:14</text:p>
          </table:table-cell>
          <table:table-cell office:value-type="string">
            <text:p>03:12</text:p>
          </table:table-cell>
          <table:table-cell office:value-type="string">
            <text:p>F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E CAPTAIN AND ME</text:p>
          </table:table-cell>
          <table:table-cell office:value-type="string">
            <text:p>DOOBIE BROTHERS</text:p>
          </table:table-cell>
          <table:table-cell office:value-type="string">
            <text:p>:10</text:p>
          </table:table-cell>
          <table:table-cell office:value-type="string">
            <text:p>04:44</text:p>
          </table:table-cell>
          <table:table-cell office:value-type="string">
            <text:p>F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OBODY</text:p>
          </table:table-cell>
          <table:table-cell office:value-type="string">
            <text:p>DOOBIE BROTHERS</text:p>
          </table:table-cell>
          <table:table-cell office:value-type="string">
            <text:p>:44/1:08</text:p>
          </table:table-cell>
          <table:table-cell office:value-type="string">
            <text:p>04:30</text:p>
          </table:table-cell>
          <table:table-cell office:value-type="string">
            <text:p>CF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ANNA BE A ROCK 'N' ROLL STAR</text:p>
          </table:table-cell>
          <table:table-cell office:value-type="string">
            <text:p>EDDIE MONEY</text:p>
          </table:table-cell>
          <table:table-cell office:value-type="string">
            <text:p>:07</text:p>
          </table:table-cell>
          <table:table-cell office:value-type="string">
            <text:p>03:55</text:p>
          </table:table-cell>
          <table:table-cell office:value-type="string">
            <text:p>F</text:p>
          </table:table-cell>
          <table:table-cell office:value-type="string">
            <text:p>EDDIE MONE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ANGIN' AROUND</text:p>
          </table:table-cell>
          <table:table-cell office:value-type="string">
            <text:p>EDGAR WINTER GROUP</text:p>
          </table:table-cell>
          <table:table-cell office:value-type="string">
            <text:p>:16</text:p>
          </table:table-cell>
          <table:table-cell office:value-type="string">
            <text:p>02:57</text:p>
          </table:table-cell>
          <table:table-cell office:value-type="string">
            <text:p>F</text:p>
          </table:table-cell>
          <table:table-cell office:value-type="string">
            <text:p>EDGAR WINTER GROUP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AD SIDE OF THE MOON</text:p>
          </table:table-cell>
          <table:table-cell office:value-type="string">
            <text:p>ELTON JOHN</text:p>
          </table:table-cell>
          <table:table-cell office:value-type="string">
            <text:p>:12</text:p>
          </table:table-cell>
          <table:table-cell office:value-type="string">
            <text:p>03:05</text:p>
          </table:table-cell>
          <table:table-cell office:value-type="string">
            <text:p>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AKE ME TO THE PILOT</text:p>
          </table:table-cell>
          <table:table-cell office:value-type="string">
            <text:p>ELTON JOHN</text:p>
          </table:table-cell>
          <table:table-cell office:value-type="string">
            <text:p>:05</text:p>
          </table:table-cell>
          <table:table-cell office:value-type="string">
            <text:p>03:43</text:p>
          </table:table-cell>
          <table:table-cell office:value-type="string">
            <text:p>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E BITCH IS BACK</text:p>
          </table:table-cell>
          <table:table-cell office:value-type="string">
            <text:p>ELTON JOHN</text:p>
          </table:table-cell>
          <table:table-cell office:value-type="string">
            <text:p>:18</text:p>
          </table:table-cell>
          <table:table-cell office:value-type="string">
            <text:p>03:43</text:p>
          </table:table-cell>
          <table:table-cell office:value-type="string">
            <text:p>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IME MACHINE</text:p>
          </table:table-cell>
          <table:table-cell office:value-type="string">
            <text:p>GRAND FUNK RAILROAD</text:p>
          </table:table-cell>
          <table:table-cell office:value-type="string">
            <text:p>:17/:33</text:p>
          </table:table-cell>
          <table:table-cell office:value-type="string">
            <text:p>03:42</text:p>
          </table:table-cell>
          <table:table-cell office:value-type="string">
            <text:p>C</text:p>
          </table:table-cell>
          <table:table-cell office:value-type="string">
            <text:p>GRAND FUNK RAILROAD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EARTLESS</text:p>
          </table:table-cell>
          <table:table-cell office:value-type="string">
            <text:p>HEART</text:p>
          </table:table-cell>
          <table:table-cell office:value-type="string">
            <text:p>:15/:29</text:p>
          </table:table-cell>
          <table:table-cell office:value-type="string">
            <text:p>04:59</text:p>
          </table:table-cell>
          <table:table-cell office:value-type="string">
            <text:p>C</text:p>
          </table:table-cell>
          <table:table-cell office:value-type="string">
            <text:p>HEAR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EDNECK FRIEND</text:p>
          </table:table-cell>
          <table:table-cell office:value-type="string">
            <text:p>JACKSON BROWNE</text:p>
          </table:table-cell>
          <table:table-cell office:value-type="string">
            <text:p>:25</text:p>
          </table:table-cell>
          <table:table-cell office:value-type="string">
            <text:p>03:57</text:p>
          </table:table-cell>
          <table:table-cell office:value-type="string">
            <text:p>C</text:p>
          </table:table-cell>
          <table:table-cell office:value-type="string">
            <text:p>JACKSON BROWNE; EAGL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EXICO</text:p>
          </table:table-cell>
          <table:table-cell office:value-type="string">
            <text:p>JAMES TAYLOR</text:p>
          </table:table-cell>
          <table:table-cell office:value-type="string">
            <text:p>:19</text:p>
          </table:table-cell>
          <table:table-cell office:value-type="string">
            <text:p>02:54</text:p>
          </table:table-cell>
          <table:table-cell office:value-type="string">
            <text:p>F</text:p>
          </table:table-cell>
          <table:table-cell office:value-type="string">
            <text:p>JAMES TAYLOR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B 7 PM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HAVE YOU EVER BEEN (TO ELECTRIC LADYLAND)</text:p>
          </table:table-cell>
          <table:table-cell office:value-type="string">
            <text:p>JIMI HENDRIX</text:p>
          </table:table-cell>
          <table:table-cell office:value-type="string">
            <text:p>:04</text:p>
          </table:table-cell>
          <table:table-cell office:value-type="string">
            <text:p>02:11</text:p>
          </table:table-cell>
          <table:table-cell office:value-type="string">
            <text:p>F</text:p>
          </table:table-cell>
          <table:table-cell office:value-type="string">
            <text:p>JIMI HENDRIX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FOUR STICKS</text:p>
          </table:table-cell>
          <table:table-cell office:value-type="string">
            <text:p>LED ZEPPELIN</text:p>
          </table:table-cell>
          <table:table-cell office:value-type="string">
            <text:p>:18</text:p>
          </table:table-cell>
          <table:table-cell office:value-type="string">
            <text:p>04:38</text:p>
          </table:table-cell>
          <table:table-cell office:value-type="string">
            <text:p>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IGHT FLIGHT</text:p>
          </table:table-cell>
          <table:table-cell office:value-type="string">
            <text:p>LED ZEPPELIN</text:p>
          </table:table-cell>
          <table:table-cell office:value-type="string">
            <text:p>:03</text:p>
          </table:table-cell>
          <table:table-cell office:value-type="string">
            <text:p>03:35</text:p>
          </table:table-cell>
          <table:table-cell office:value-type="string">
            <text:p>C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ALIFORNIA DREAMIN'</text:p>
          </table:table-cell>
          <table:table-cell office:value-type="string">
            <text:p>MAMAS &amp; PAPAS</text:p>
          </table:table-cell>
          <table:table-cell office:value-type="string">
            <text:p>:08</text:p>
          </table:table-cell>
          <table:table-cell office:value-type="string">
            <text:p>02:36</text:p>
          </table:table-cell>
          <table:table-cell office:value-type="string">
            <text:p>C</text:p>
          </table:table-cell>
          <table:table-cell office:value-type="string">
            <text:p>MAMAS &amp; PAPA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ONDAY, MONDAY</text:p>
          </table:table-cell>
          <table:table-cell office:value-type="string">
            <text:p>MAMAS &amp; PAPAS</text:p>
          </table:table-cell>
          <table:table-cell office:value-type="string">
            <text:p>:00</text:p>
          </table:table-cell>
          <table:table-cell office:value-type="string">
            <text:p>03:20</text:p>
          </table:table-cell>
          <table:table-cell office:value-type="string">
            <text:p>F</text:p>
          </table:table-cell>
          <table:table-cell office:value-type="string">
            <text:p>MAMAS &amp; PAPA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ANCING IN THE STREET</text:p>
          </table:table-cell>
          <table:table-cell office:value-type="string">
            <text:p>MAMAS &amp; PAPAS</text:p>
          </table:table-cell>
          <table:table-cell office:value-type="string">
            <text:p>:18</text:p>
          </table:table-cell>
          <table:table-cell office:value-type="string">
            <text:p>03:47</text:p>
          </table:table-cell>
          <table:table-cell office:value-type="string">
            <text:p>F</text:p>
          </table:table-cell>
          <table:table-cell office:value-type="string">
            <text:p>MAMAS &amp; PAPA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'M IN LOVE WITH MY CAR</text:p>
          </table:table-cell>
          <table:table-cell office:value-type="string">
            <text:p>QUEEN</text:p>
          </table:table-cell>
          <table:table-cell office:value-type="string">
            <text:p>:09</text:p>
          </table:table-cell>
          <table:table-cell office:value-type="string">
            <text:p>03:03</text:p>
          </table:table-cell>
          <table:table-cell office:value-type="string">
            <text:p>CF</text:p>
          </table:table-cell>
          <table:table-cell office:value-type="string">
            <text:p>QUEE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IES</text:p>
          </table:table-cell>
          <table:table-cell office:value-type="string">
            <text:p>ROLLING STONES, THE</text:p>
          </table:table-cell>
          <table:table-cell office:value-type="string">
            <text:p>:12</text:p>
          </table:table-cell>
          <table:table-cell office:value-type="string">
            <text:p>03:09</text:p>
          </table:table-cell>
          <table:table-cell office:value-type="string">
            <text:p>C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HEN THE WHIP COMES DOWN</text:p>
          </table:table-cell>
          <table:table-cell office:value-type="string">
            <text:p>ROLLING STONES, THE</text:p>
          </table:table-cell>
          <table:table-cell office:value-type="string">
            <text:p>:14</text:p>
          </table:table-cell>
          <table:table-cell office:value-type="string">
            <text:p>04:17</text:p>
          </table:table-cell>
          <table:table-cell office:value-type="string">
            <text:p>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MAGINATION</text:p>
          </table:table-cell>
          <table:table-cell office:value-type="string">
            <text:p>ROLLING STONES, THE</text:p>
          </table:table-cell>
          <table:table-cell office:value-type="string">
            <text:p>:17</text:p>
          </table:table-cell>
          <table:table-cell office:value-type="string">
            <text:p>04:37</text:p>
          </table:table-cell>
          <table:table-cell office:value-type="string">
            <text:p>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NO ONE TO DEPEND ON</text:p>
          </table:table-cell>
          <table:table-cell office:value-type="string">
            <text:p>SANTANA</text:p>
          </table:table-cell>
          <table:table-cell office:value-type="string">
            <text:p>:09</text:p>
          </table:table-cell>
          <table:table-cell office:value-type="string">
            <text:p>03:12</text:p>
          </table:table-cell>
          <table:table-cell office:value-type="string">
            <text:p>C</text:p>
          </table:table-cell>
          <table:table-cell office:value-type="string">
            <text:p>SANTANA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ROKE DOWN PIECE OF MAN</text:p>
          </table:table-cell>
          <table:table-cell office:value-type="string">
            <text:p>SOUTHSIDE JOHNNY/ASBURY JUKES</text:p>
          </table:table-cell>
          <table:table-cell office:value-type="string">
            <text:p>:00</text:p>
          </table:table-cell>
          <table:table-cell office:value-type="string">
            <text:p>03:21</text:p>
          </table:table-cell>
          <table:table-cell office:value-type="string">
            <text:p>F</text:p>
          </table:table-cell>
          <table:table-cell office:value-type="string">
            <text:p>SOUTHSIDE JOHNNY/ASBURY JUK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IS TIME IT'S FOR REAL</text:p>
          </table:table-cell>
          <table:table-cell office:value-type="string">
            <text:p>SOUTHSIDE JOHNNY/ASBURY JUKES</text:p>
          </table:table-cell>
          <table:table-cell office:value-type="string">
            <text:p>:13</text:p>
          </table:table-cell>
          <table:table-cell office:value-type="string">
            <text:p>03:59</text:p>
          </table:table-cell>
          <table:table-cell office:value-type="string">
            <text:p>F</text:p>
          </table:table-cell>
          <table:table-cell office:value-type="string">
            <text:p>SOUTHSIDE JOHNNY/ASBURY JUK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LACK FRIDAY</text:p>
          </table:table-cell>
          <table:table-cell office:value-type="string">
            <text:p>STEELY DAN</text:p>
          </table:table-cell>
          <table:table-cell office:value-type="string">
            <text:p>:16</text:p>
          </table:table-cell>
          <table:table-cell office:value-type="string">
            <text:p>03:33</text:p>
          </table:table-cell>
          <table:table-cell office:value-type="string">
            <text:p>F</text:p>
          </table:table-cell>
          <table:table-cell office:value-type="string">
            <text:p>STEELY DA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HE PUSHER</text:p>
          </table:table-cell>
          <table:table-cell office:value-type="string">
            <text:p>STEPPENWOLF</text:p>
          </table:table-cell>
          <table:table-cell office:value-type="string">
            <text:p>:33</text:p>
          </table:table-cell>
          <table:table-cell office:value-type="string">
            <text:p>05:47</text:p>
          </table:table-cell>
          <table:table-cell office:value-type="string">
            <text:p>C</text:p>
          </table:table-cell>
          <table:table-cell office:value-type="string">
            <text:p>STEPPENWOLF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UGAR BABE</text:p>
          </table:table-cell>
          <table:table-cell office:value-type="string">
            <text:p>STEVE MILLER BAND</text:p>
          </table:table-cell>
          <table:table-cell office:value-type="string">
            <text:p>:22/:40</text:p>
          </table:table-cell>
          <table:table-cell office:value-type="string">
            <text:p>04:01</text:p>
          </table:table-cell>
          <table:table-cell office:value-type="string">
            <text:p>CF</text:p>
          </table:table-cell>
          <table:table-cell office:value-type="string">
            <text:p>STEVE MILLER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OMETHING IN THE AIR</text:p>
          </table:table-cell>
          <table:table-cell office:value-type="string">
            <text:p>THUNDERCLAP NEWMAN</text:p>
          </table:table-cell>
          <table:table-cell office:value-type="string">
            <text:p>:11</text:p>
          </table:table-cell>
          <table:table-cell office:value-type="string">
            <text:p>03:53</text:p>
          </table:table-cell>
          <table:table-cell office:value-type="string">
            <text:p>F</text:p>
          </table:table-cell>
          <table:table-cell office:value-type="string">
            <text:p>THUNDERCLAP NEWMAN; WH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IDEAWAY</text:p>
          </table:table-cell>
          <table:table-cell office:value-type="string">
            <text:p>TODD RUNDGREN</text:p>
          </table:table-cell>
          <table:table-cell office:value-type="string">
            <text:p>:28</text:p>
          </table:table-cell>
          <table:table-cell office:value-type="string">
            <text:p>04:58</text:p>
          </table:table-cell>
          <table:table-cell office:value-type="string">
            <text:p>CF</text:p>
          </table:table-cell>
          <table:table-cell office:value-type="string">
            <text:p>TODD RUNDGR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ENTURY CITY</text:p>
          </table:table-cell>
          <table:table-cell office:value-type="string">
            <text:p>TOM PETTY &amp; THE HEARTBREAKERS</text:p>
          </table:table-cell>
          <table:table-cell office:value-type="string">
            <text:p>:00</text:p>
          </table:table-cell>
          <table:table-cell office:value-type="string">
            <text:p>03:41</text:p>
          </table:table-cell>
          <table:table-cell office:value-type="string">
            <text:p>C</text:p>
          </table:table-cell>
          <table:table-cell office:value-type="string">
            <text:p>TOM PETTY &amp; THE HEARTBREAK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KING'S HIGHWAY</text:p>
          </table:table-cell>
          <table:table-cell office:value-type="string">
            <text:p>TOM PETTY &amp; THE HEARTBREAKERS</text:p>
          </table:table-cell>
          <table:table-cell office:value-type="string">
            <text:p>:08</text:p>
          </table:table-cell>
          <table:table-cell office:value-type="string">
            <text:p>03:05</text:p>
          </table:table-cell>
          <table:table-cell office:value-type="string">
            <text:p>C</text:p>
          </table:table-cell>
          <table:table-cell office:value-type="string">
            <text:p>TOM PETTY &amp; THE HEARTBREAK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ITTLE WILLY</text:p>
          </table:table-cell>
          <table:table-cell office:value-type="string">
            <text:p>SWEET</text:p>
          </table:table-cell>
          <table:table-cell office:value-type="string">
            <text:p>:08/:20</text:p>
          </table:table-cell>
          <table:table-cell office:value-type="string">
            <text:p>03:08</text:p>
          </table:table-cell>
          <table:table-cell office:value-type="string">
            <text:p>F</text:p>
          </table:table-cell>
          <table:table-cell office:value-type="string">
            <text:p>SWEE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PURE AND EASY</text:p>
          </table:table-cell>
          <table:table-cell office:value-type="string">
            <text:p>WHO</text:p>
          </table:table-cell>
          <table:table-cell office:value-type="string">
            <text:p>:09</text:p>
          </table:table-cell>
          <table:table-cell office:value-type="string">
            <text:p>04:16</text:p>
          </table:table-cell>
          <table:table-cell office:value-type="string">
            <text:p>F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GETTING IN TUNE</text:p>
          </table:table-cell>
          <table:table-cell office:value-type="string">
            <text:p>WHO</text:p>
          </table:table-cell>
          <table:table-cell office:value-type="string">
            <text:p>:14</text:p>
          </table:table-cell>
          <table:table-cell office:value-type="string">
            <text:p>04:44</text:p>
          </table:table-cell>
          <table:table-cell office:value-type="string">
            <text:p>F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JUST GOT PAID</text:p>
          </table:table-cell>
          <table:table-cell office:value-type="string">
            <text:p>ZZ TOP</text:p>
          </table:table-cell>
          <table:table-cell office:value-type="string">
            <text:p>:06/:28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ZZ TOP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EER DRINKERS &amp; HELL RAISERS</text:p>
          </table:table-cell>
          <table:table-cell office:value-type="string">
            <text:p>ZZ TOP</text:p>
          </table:table-cell>
          <table:table-cell office:value-type="string">
            <text:p>:07</text:p>
          </table:table-cell>
          <table:table-cell office:value-type="string">
            <text:p>03:21</text:p>
          </table:table-cell>
          <table:table-cell office:value-type="string">
            <text:p>F</text:p>
          </table:table-cell>
          <table:table-cell office:value-type="string">
            <text:p>ZZ TOP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AITIN' FOR THE BUS/JESUS JUST LEFT CHICAGO</text:p>
          </table:table-cell>
          <table:table-cell office:value-type="string">
            <text:p>ZZ TOP</text:p>
          </table:table-cell>
          <table:table-cell office:value-type="string">
            <text:p>:14</text:p>
          </table:table-cell>
          <table:table-cell office:value-type="string">
            <text:p>06:20</text:p>
          </table:table-cell>
          <table:table-cell office:value-type="string">
            <text:p>F</text:p>
          </table:table-cell>
          <table:table-cell office:value-type="string">
            <text:p>ZZ TOP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TONE IN LOVE</text:p>
          </table:table-cell>
          <table:table-cell office:value-type="string">
            <text:p>JOURNEY</text:p>
          </table:table-cell>
          <table:table-cell office:value-type="string">
            <text:p>:09</text:p>
          </table:table-cell>
          <table:table-cell office:value-type="string">
            <text:p>04:19</text:p>
          </table:table-cell>
          <table:table-cell office:value-type="string">
            <text:p>F</text:p>
          </table:table-cell>
          <table:table-cell office:value-type="string">
            <text:p>JOURNE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ESCAPE</text:p>
          </table:table-cell>
          <table:table-cell office:value-type="string">
            <text:p>JOURNEY</text:p>
          </table:table-cell>
          <table:table-cell office:value-type="string">
            <text:p>:14</text:p>
          </table:table-cell>
          <table:table-cell office:value-type="string">
            <text:p>05:10</text:p>
          </table:table-cell>
          <table:table-cell office:value-type="string">
            <text:p>CF</text:p>
          </table:table-cell>
          <table:table-cell office:value-type="string">
            <text:p>JOURNE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AVE A NICE DAY</text:p>
          </table:table-cell>
          <table:table-cell office:value-type="string">
            <text:p>BON JOVI</text:p>
          </table:table-cell>
          <table:table-cell office:value-type="string">
            <text:p>:08</text:p>
          </table:table-cell>
          <table:table-cell office:value-type="string">
            <text:p>03:37</text:p>
          </table:table-cell>
          <table:table-cell office:value-type="string">
            <text:p>C</text:p>
          </table:table-cell>
          <table:table-cell office:value-type="string">
            <text:p>BON JOV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NG THE DRUM ALL DAY</text:p>
          </table:table-cell>
          <table:table-cell office:value-type="string">
            <text:p>TODD RUNDGREN</text:p>
          </table:table-cell>
          <table:table-cell office:value-type="string">
            <text:p>:07/:21</text:p>
          </table:table-cell>
          <table:table-cell office:value-type="string">
            <text:p>03:25</text:p>
          </table:table-cell>
          <table:table-cell office:value-type="string">
            <text:p>FADE</text:p>
          </table:table-cell>
          <table:table-cell office:value-type="string">
            <text:p>TODD RUNDGRE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HE NIGHT THEY DROVE...</text:p>
          </table:table-cell>
          <table:table-cell office:value-type="string">
            <text:p>BAND, THE</text:p>
          </table:table-cell>
          <table:table-cell office:value-type="string">
            <text:p>:03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BAND, TH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SHE SELLS SANCTUARY</text:p>
          </table:table-cell>
          <table:table-cell office:value-type="string">
            <text:p>CULT, THE</text:p>
          </table:table-cell>
          <table:table-cell office:value-type="string">
            <text:p>:14/:27</text:p>
          </table:table-cell>
          <table:table-cell office:value-type="string">
            <text:p>04:08</text:p>
          </table:table-cell>
          <table:table-cell office:value-type="string">
            <text:p>F</text:p>
          </table:table-cell>
          <table:table-cell office:value-type="string">
            <text:p>CUL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OCK ON</text:p>
          </table:table-cell>
          <table:table-cell office:value-type="string">
            <text:p>DAVID ESSEX</text:p>
          </table:table-cell>
          <table:table-cell office:value-type="string">
            <text:p>:34</text:p>
          </table:table-cell>
          <table:table-cell office:value-type="string">
            <text:p>03:22</text:p>
          </table:table-cell>
          <table:table-cell office:value-type="string">
            <text:p>F</text:p>
          </table:table-cell>
          <table:table-cell office:value-type="string">
            <text:p>DAVID ESSEX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LACK COFFEE IN BED</text:p>
          </table:table-cell>
          <table:table-cell office:value-type="string">
            <text:p>SQUEEZE</text:p>
          </table:table-cell>
          <table:table-cell office:value-type="string">
            <text:p>:08/:18</text:p>
          </table:table-cell>
          <table:table-cell office:value-type="string">
            <text:p>06:05</text:p>
          </table:table-cell>
          <table:table-cell office:value-type="string">
            <text:p>FADE</text:p>
          </table:table-cell>
          <table:table-cell office:value-type="string">
            <text:p>SQUEEZ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HE DON'T LIVE HERE NO MORE</text:p>
          </table:table-cell>
          <table:table-cell office:value-type="string">
            <text:p>ROBBIE ROBERTSON</text:p>
          </table:table-cell>
          <table:table-cell office:value-type="string">
            <text:p>:18/:36</text:p>
          </table:table-cell>
          <table:table-cell office:value-type="string">
            <text:p>05:33</text:p>
          </table:table-cell>
          <table:table-cell office:value-type="string">
            <text:p>CF</text:p>
          </table:table-cell>
          <table:table-cell office:value-type="string">
            <text:p>BAND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EVOLUTION</text:p>
          </table:table-cell>
          <table:table-cell office:value-type="string">
            <text:p>DR. JOHN</text:p>
          </table:table-cell>
          <table:table-cell office:value-type="string">
            <text:p>:10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DR. JOH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ROCKY GROUND</text:p>
          </table:table-cell>
          <table:table-cell office:value-type="string">
            <text:p>BRUCE SPRINGSTEEN</text:p>
          </table:table-cell>
          <table:table-cell office:value-type="string">
            <text:p>:05</text:p>
          </table:table-cell>
          <table:table-cell office:value-type="string">
            <text:p>04:28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OPEN THE DOOR (TO YOUR HEART)</text:p>
          </table:table-cell>
          <table:table-cell office:value-type="string">
            <text:p>VAN MORRISON</text:p>
          </table:table-cell>
          <table:table-cell office:value-type="string">
            <text:p>:02/:21</text:p>
          </table:table-cell>
          <table:table-cell office:value-type="string">
            <text:p>03:55</text:p>
          </table:table-cell>
          <table:table-cell office:value-type="string">
            <text:p>CF</text:p>
          </table:table-cell>
          <table:table-cell office:value-type="string">
            <text:p>VAN MORRIS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OOM AND GLOOM</text:p>
          </table:table-cell>
          <table:table-cell office:value-type="string">
            <text:p>ROLLING STONES, THE</text:p>
          </table:table-cell>
          <table:table-cell office:value-type="string">
            <text:p>:07/:14</text:p>
          </table:table-cell>
          <table:table-cell office:value-type="string">
            <text:p>04:04</text:p>
          </table:table-cell>
          <table:table-cell office:value-type="string">
            <text:p>C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ANOTHER NAIL FOR MY HEART</text:p>
          </table:table-cell>
          <table:table-cell office:value-type="string">
            <text:p>SQUEEZE</text:p>
          </table:table-cell>
          <table:table-cell office:value-type="string">
            <text:p>:07</text:p>
          </table:table-cell>
          <table:table-cell office:value-type="string">
            <text:p>02:54</text:p>
          </table:table-cell>
          <table:table-cell office:value-type="string">
            <text:p>COLD</text:p>
          </table:table-cell>
          <table:table-cell office:value-type="string">
            <text:p>SQUEEZ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OUT GO THE LIGHTS</text:p>
          </table:table-cell>
          <table:table-cell office:value-type="string">
            <text:p>AEROSMITH</text:p>
          </table:table-cell>
          <table:table-cell office:value-type="string">
            <text:p>:09/:23</text:p>
          </table:table-cell>
          <table:table-cell office:value-type="string">
            <text:p>06:47</text:p>
          </table:table-cell>
          <table:table-cell office:value-type="string">
            <text:p>FADE</text:p>
          </table:table-cell>
          <table:table-cell office:value-type="string">
            <text:p>AEROSMITH; STEVEN TYLE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ONE MORE SHOT</text:p>
          </table:table-cell>
          <table:table-cell office:value-type="string">
            <text:p>ROLLING STONES, THE</text:p>
          </table:table-cell>
          <table:table-cell office:value-type="string">
            <text:p>:08/:17</text:p>
          </table:table-cell>
          <table:table-cell office:value-type="string">
            <text:p>02:54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OUT OF MY MIND</text:p>
          </table:table-cell>
          <table:table-cell office:value-type="string">
            <text:p>ERIC BURDON &amp; THE GREENHORNES</text:p>
          </table:table-cell>
          <table:table-cell office:value-type="string">
            <text:p>:13</text:p>
          </table:table-cell>
          <table:table-cell office:value-type="string">
            <text:p>03:56</text:p>
          </table:table-cell>
          <table:table-cell office:value-type="string">
            <text:p>CF</text:p>
          </table:table-cell>
          <table:table-cell office:value-type="string">
            <text:p>ERIC BURDON; ANIMALS; WAR; ERIC BURDON &amp; THE GREENHORN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LOOKING AT THE RAIN</text:p>
          </table:table-cell>
          <table:table-cell office:value-type="string">
            <text:p>ERIC CLAPTON</text:p>
          </table:table-cell>
          <table:table-cell office:value-type="string">
            <text:p>:13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ERIC CLAPTON; DEREK AND THE DOMINO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GUESS WHO, THE</text:p>
          </table:table-cell>
          <table:table-cell office:value-type="string">
            <text:p>LAUGHING</text:p>
          </table:table-cell>
          <table:table-cell office:value-type="string">
            <text:p>:06</text:p>
          </table:table-cell>
          <table:table-cell office:value-type="string">
            <text:p>02:30</text:p>
          </table:table-cell>
          <table:table-cell office:value-type="string">
            <text:p>FADE</text:p>
          </table:table-cell>
          <table:table-cell office:value-type="string">
            <text:p>GUESS WHO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HEEP IN WOLVES CLOTHES</text:p>
          </table:table-cell>
          <table:table-cell office:value-type="string">
            <text:p>LITTLE HURRICANE</text:p>
          </table:table-cell>
          <table:table-cell office:value-type="string">
            <text:p>:20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LITTLE HURRICAN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HAT A SHAME</text:p>
          </table:table-cell>
          <table:table-cell office:value-type="string">
            <text:p>STRYPES, THE</text:p>
          </table:table-cell>
          <table:table-cell office:value-type="string">
            <text:p>:12</text:p>
          </table:table-cell>
          <table:table-cell office:value-type="string">
            <text:p>02:25</text:p>
          </table:table-cell>
          <table:table-cell office:value-type="string">
            <text:p>COLD</text:p>
          </table:table-cell>
          <table:table-cell office:value-type="string">
            <text:p>STRYPE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JUST LIKE FIRE WOULD</text:p>
          </table:table-cell>
          <table:table-cell office:value-type="string">
            <text:p>BRUCE SPRINGSTEEN</text:p>
          </table:table-cell>
          <table:table-cell office:value-type="string">
            <text:p>:33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TUCK IN THE MIDDLE WITH YOU</text:p>
          </table:table-cell>
          <table:table-cell office:value-type="string">
            <text:p>STEALERS WHEEL</text:p>
          </table:table-cell>
          <table:table-cell office:value-type="string">
            <text:p>:00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STEALERS WHEEL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AMBO SUN</text:p>
          </table:table-cell>
          <table:table-cell office:value-type="string">
            <text:p>T. REX</text:p>
          </table:table-cell>
          <table:table-cell office:value-type="string">
            <text:p>:00</text:p>
          </table:table-cell>
          <table:table-cell office:value-type="string">
            <text:p>03:44</text:p>
          </table:table-cell>
          <table:table-cell office:value-type="string">
            <text:p>F</text:p>
          </table:table-cell>
          <table:table-cell office:value-type="string">
            <text:p>T. REX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KO IKO</text:p>
          </table:table-cell>
          <table:table-cell office:value-type="string">
            <text:p>DR. JOHN</text:p>
          </table:table-cell>
          <table:table-cell office:value-type="string">
            <text:p>:11</text:p>
          </table:table-cell>
          <table:table-cell office:value-type="string">
            <text:p>04:04</text:p>
          </table:table-cell>
          <table:table-cell office:value-type="string">
            <text:p>F</text:p>
          </table:table-cell>
          <table:table-cell office:value-type="string">
            <text:p>DR. JOH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UCH A NIGHT</text:p>
          </table:table-cell>
          <table:table-cell office:value-type="string">
            <text:p>DR. JOHN</text:p>
          </table:table-cell>
          <table:table-cell office:value-type="string">
            <text:p>:00</text:p>
          </table:table-cell>
          <table:table-cell office:value-type="string">
            <text:p>02:47</text:p>
          </table:table-cell>
          <table:table-cell office:value-type="string">
            <text:p>F</text:p>
          </table:table-cell>
          <table:table-cell office:value-type="string">
            <text:p>DR. JOH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ELLOW YELLOW</text:p>
          </table:table-cell>
          <table:table-cell office:value-type="string">
            <text:p>DONOVAN</text:p>
          </table:table-cell>
          <table:table-cell office:value-type="string">
            <text:p>:10</text:p>
          </table:table-cell>
          <table:table-cell office:value-type="string">
            <text:p>03:36</text:p>
          </table:table-cell>
          <table:table-cell office:value-type="string">
            <text:p>F</text:p>
          </table:table-cell>
          <table:table-cell office:value-type="string">
            <text:p>DONOVA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BABY IT'S YOU</text:p>
          </table:table-cell>
          <table:table-cell office:value-type="string">
            <text:p>SMITH</text:p>
          </table:table-cell>
          <table:table-cell office:value-type="string">
            <text:p>:11</text:p>
          </table:table-cell>
          <table:table-cell office:value-type="string">
            <text:p>03:18</text:p>
          </table:table-cell>
          <table:table-cell office:value-type="string">
            <text:p>F</text:p>
          </table:table-cell>
          <table:table-cell office:value-type="string">
            <text:p>SMI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AND WHEN I DIE</text:p>
          </table:table-cell>
          <table:table-cell office:value-type="string">
            <text:p>BLOOD, SWEAT &amp; TEARS</text:p>
          </table:table-cell>
          <table:table-cell office:value-type="string">
            <text:p>:26</text:p>
          </table:table-cell>
          <table:table-cell office:value-type="string">
            <text:p>04:04</text:p>
          </table:table-cell>
          <table:table-cell office:value-type="string">
            <text:p>F</text:p>
          </table:table-cell>
          <table:table-cell office:value-type="string">
            <text:p>BLOOD, SWEAT &amp; TEA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SHE'S NOT THERE</text:p>
          </table:table-cell>
          <table:table-cell office:value-type="string">
            <text:p>ZOMBIES, THE</text:p>
          </table:table-cell>
          <table:table-cell office:value-type="string">
            <text:p>:07</text:p>
          </table:table-cell>
          <table:table-cell office:value-type="string">
            <text:p>02:20</text:p>
          </table:table-cell>
          <table:table-cell office:value-type="string">
            <text:p>F</text:p>
          </table:table-cell>
          <table:table-cell office:value-type="string">
            <text:p>ZOMBIE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TREAT HER LIKE A LADY</text:p>
          </table:table-cell>
          <table:table-cell office:value-type="string">
            <text:p>CORNELIUS BROTHERS</text:p>
          </table:table-cell>
          <table:table-cell office:value-type="string">
            <text:p>:13</text:p>
          </table:table-cell>
          <table:table-cell office:value-type="string">
            <text:p>02:40</text:p>
          </table:table-cell>
          <table:table-cell office:value-type="string">
            <text:p>F</text:p>
          </table:table-cell>
          <table:table-cell office:value-type="string">
            <text:p>CORNELIUS BROTH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AYDREAM</text:p>
          </table:table-cell>
          <table:table-cell office:value-type="string">
            <text:p>LOVIN' SPOONFUL</text:p>
          </table:table-cell>
          <table:table-cell office:value-type="string">
            <text:p>:03</text:p>
          </table:table-cell>
          <table:table-cell office:value-type="string">
            <text:p>02:15</text:p>
          </table:table-cell>
          <table:table-cell office:value-type="string">
            <text:p>F</text:p>
          </table:table-cell>
          <table:table-cell office:value-type="string">
            <text:p>LOVIN' SPOONFUL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MERCY, MERCY, MERCY</text:p>
          </table:table-cell>
          <table:table-cell office:value-type="string">
            <text:p>BUCKINGHAMS, THE</text:p>
          </table:table-cell>
          <table:table-cell office:value-type="string">
            <text:p>:06</text:p>
          </table:table-cell>
          <table:table-cell office:value-type="string">
            <text:p>02:46</text:p>
          </table:table-cell>
          <table:table-cell office:value-type="string">
            <text:p>COLD</text:p>
          </table:table-cell>
          <table:table-cell office:value-type="string">
            <text:p>BUCKINGHAM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FROM THE MORNING</text:p>
          </table:table-cell>
          <table:table-cell office:value-type="string">
            <text:p>NICK DRAKE</text:p>
          </table:table-cell>
          <table:table-cell office:value-type="string">
            <text:p>:11</text:p>
          </table:table-cell>
          <table:table-cell office:value-type="string">
            <text:p>02:30</text:p>
          </table:table-cell>
          <table:table-cell office:value-type="string">
            <text:p>FADE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PLACE TO BE</text:p>
          </table:table-cell>
          <table:table-cell office:value-type="string">
            <text:p>NICK DRAKE</text:p>
          </table:table-cell>
          <table:table-cell office:value-type="string">
            <text:p>:14</text:p>
          </table:table-cell>
          <table:table-cell office:value-type="string">
            <text:p>02:41</text:p>
          </table:table-cell>
          <table:table-cell office:value-type="string">
            <text:p>COLD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WHICH WILL</text:p>
          </table:table-cell>
          <table:table-cell office:value-type="string">
            <text:p>NICK DRAKE</text:p>
          </table:table-cell>
          <table:table-cell office:value-type="string">
            <text:p>:31</text:p>
          </table:table-cell>
          <table:table-cell office:value-type="string">
            <text:p>02:56</text:p>
          </table:table-cell>
          <table:table-cell office:value-type="string">
            <text:p>COLD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ORN</text:p>
          </table:table-cell>
          <table:table-cell office:value-type="string">
            <text:p>NICK DRAKE</text:p>
          </table:table-cell>
          <table:table-cell office:value-type="string">
            <text:p>:00</text:p>
          </table:table-cell>
          <table:table-cell office:value-type="string">
            <text:p>01:21</text:p>
          </table:table-cell>
          <table:table-cell office:value-type="string">
            <text:p>FADE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HINGS BEHIND THE SUN</text:p>
          </table:table-cell>
          <table:table-cell office:value-type="string">
            <text:p>NICK DRAKE</text:p>
          </table:table-cell>
          <table:table-cell office:value-type="string">
            <text:p>:16</text:p>
          </table:table-cell>
          <table:table-cell office:value-type="string">
            <text:p>03:54</text:p>
          </table:table-cell>
          <table:table-cell office:value-type="string">
            <text:p>FADE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KNOW</text:p>
          </table:table-cell>
          <table:table-cell office:value-type="string">
            <text:p>NICK DRAKE</text:p>
          </table:table-cell>
          <table:table-cell office:value-type="string">
            <text:p>:10</text:p>
          </table:table-cell>
          <table:table-cell office:value-type="string">
            <text:p>02:23</text:p>
          </table:table-cell>
          <table:table-cell office:value-type="string">
            <text:p>COLD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PARASITE</text:p>
          </table:table-cell>
          <table:table-cell office:value-type="string">
            <text:p>NICK DRAKE</text:p>
          </table:table-cell>
          <table:table-cell office:value-type="string">
            <text:p>:12</text:p>
          </table:table-cell>
          <table:table-cell office:value-type="string">
            <text:p>03:34</text:p>
          </table:table-cell>
          <table:table-cell office:value-type="string">
            <text:p>FADE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FREE RIDE</text:p>
          </table:table-cell>
          <table:table-cell office:value-type="string">
            <text:p>NICK DRAKE</text:p>
          </table:table-cell>
          <table:table-cell office:value-type="string">
            <text:p>:32</text:p>
          </table:table-cell>
          <table:table-cell office:value-type="string">
            <text:p>03:04</text:p>
          </table:table-cell>
          <table:table-cell office:value-type="string">
            <text:p>FADE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ARVEST BREED</text:p>
          </table:table-cell>
          <table:table-cell office:value-type="string">
            <text:p>NICK DRAKE</text:p>
          </table:table-cell>
          <table:table-cell office:value-type="string">
            <text:p>:29</text:p>
          </table:table-cell>
          <table:table-cell office:value-type="string">
            <text:p>01:35</text:p>
          </table:table-cell>
          <table:table-cell office:value-type="string">
            <text:p>FADE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HOW SOON IS NOW?</text:p>
          </table:table-cell>
          <table:table-cell office:value-type="string">
            <text:p>SMITHS, THE</text:p>
          </table:table-cell>
          <table:table-cell office:value-type="string">
            <text:p>:19</text:p>
          </table:table-cell>
          <table:table-cell office:value-type="string">
            <text:p>06:33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SUFFER LITTLE CHILDREN</text:p>
          </table:table-cell>
          <table:table-cell office:value-type="string">
            <text:p>SMITHS, THE</text:p>
          </table:table-cell>
          <table:table-cell office:value-type="string">
            <text:p>:12</text:p>
          </table:table-cell>
          <table:table-cell office:value-type="string">
            <text:p>05:31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WHAT DIFFERENCE DOES IT MAKE?</text:p>
          </table:table-cell>
          <table:table-cell office:value-type="string">
            <text:p>SMITHS, THE</text:p>
          </table:table-cell>
          <table:table-cell office:value-type="string">
            <text:p>:16</text:p>
          </table:table-cell>
          <table:table-cell office:value-type="string">
            <text:p>03:49</text:p>
          </table:table-cell>
          <table:table-cell office:value-type="string">
            <text:p>COLD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I DON'T OWE YOU ANYTHING</text:p>
          </table:table-cell>
          <table:table-cell office:value-type="string">
            <text:p>SMITHS, THE</text:p>
          </table:table-cell>
          <table:table-cell office:value-type="string">
            <text:p>:08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HAND IN GLOVE</text:p>
          </table:table-cell>
          <table:table-cell office:value-type="string">
            <text:p>SMITHS, THE</text:p>
          </table:table-cell>
          <table:table-cell office:value-type="string">
            <text:p>:21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STILL ILL</text:p>
          </table:table-cell>
          <table:table-cell office:value-type="string">
            <text:p>SMITHS, THE</text:p>
          </table:table-cell>
          <table:table-cell office:value-type="string">
            <text:p>:12</text:p>
          </table:table-cell>
          <table:table-cell office:value-type="string">
            <text:p>03:20</text:p>
          </table:table-cell>
          <table:table-cell office:value-type="string">
            <text:p>COLD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MISERABLE LIE</text:p>
          </table:table-cell>
          <table:table-cell office:value-type="string">
            <text:p>SMITHS, THE</text:p>
          </table:table-cell>
          <table:table-cell office:value-type="string">
            <text:p>:08</text:p>
          </table:table-cell>
          <table:table-cell office:value-type="string">
            <text:p>04:27</text:p>
          </table:table-cell>
          <table:table-cell office:value-type="string">
            <text:p>COLD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THE HAND THAT ROCKS THE CRADLE</text:p>
          </table:table-cell>
          <table:table-cell office:value-type="string">
            <text:p>SMITHS, THE</text:p>
          </table:table-cell>
          <table:table-cell office:value-type="string">
            <text:p>:24</text:p>
          </table:table-cell>
          <table:table-cell office:value-type="string">
            <text:p>04:37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YOU'VE GOT EVERYTHING NOW</text:p>
          </table:table-cell>
          <table:table-cell office:value-type="string">
            <text:p>SMITHS, THE</text:p>
          </table:table-cell>
          <table:table-cell office:value-type="string">
            <text:p>:08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PRETTY GIRLS MAKE GRAVES</text:p>
          </table:table-cell>
          <table:table-cell office:value-type="string">
            <text:p>SMITHS, THE</text:p>
          </table:table-cell>
          <table:table-cell office:value-type="string">
            <text:p>:02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REEL AROUND THE FOUNTAIN</text:p>
          </table:table-cell>
          <table:table-cell office:value-type="string">
            <text:p>SMITHS, THE</text:p>
          </table:table-cell>
          <table:table-cell office:value-type="string">
            <text:p>:09</text:p>
          </table:table-cell>
          <table:table-cell office:value-type="string">
            <text:p>05:57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THIS CHARMING MAN</text:p>
          </table:table-cell>
          <table:table-cell office:value-type="string">
            <text:p>SMITHS, THE</text:p>
          </table:table-cell>
          <table:table-cell office:value-type="string">
            <text:p>:12</text:p>
          </table:table-cell>
          <table:table-cell office:value-type="string">
            <text:p>02:43</text:p>
          </table:table-cell>
          <table:table-cell office:value-type="string">
            <text:p>COLD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C</text:p>
          </table:table-cell>
          <table:table-cell office:value-type="string">
            <text:p>THE GIRL CAN'T HELP IT</text:p>
          </table:table-cell>
          <table:table-cell office:value-type="string">
            <text:p>ANIMALS, THE</text:p>
          </table:table-cell>
          <table:table-cell office:value-type="string">
            <text:p>:00</text:p>
          </table:table-cell>
          <table:table-cell office:value-type="string">
            <text:p>02:23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LUE FEELING</text:p>
          </table:table-cell>
          <table:table-cell office:value-type="string">
            <text:p>ANIMALS, THE</text:p>
          </table:table-cell>
          <table:table-cell office:value-type="string">
            <text:p>:08</text:p>
          </table:table-cell>
          <table:table-cell office:value-type="string">
            <text:p>02:33</text:p>
          </table:table-cell>
          <table:table-cell office:value-type="string">
            <text:p>FADE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BABY LET ME TAKE YOU HOME</text:p>
          </table:table-cell>
          <table:table-cell office:value-type="string">
            <text:p>ANIMALS, THE</text:p>
          </table:table-cell>
          <table:table-cell office:value-type="string">
            <text:p>:09</text:p>
          </table:table-cell>
          <table:table-cell office:value-type="string">
            <text:p>02:23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NIGHT TIME IS THE RIGHT TIME</text:p>
          </table:table-cell>
          <table:table-cell office:value-type="string">
            <text:p>ANIMALS, THE</text:p>
          </table:table-cell>
          <table:table-cell office:value-type="string">
            <text:p>:48</text:p>
          </table:table-cell>
          <table:table-cell office:value-type="string">
            <text:p>03:47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TALKIN' 'BOUT YOU</text:p>
          </table:table-cell>
          <table:table-cell office:value-type="string">
            <text:p>ANIMALS, THE</text:p>
          </table:table-cell>
          <table:table-cell office:value-type="string">
            <text:p>:04</text:p>
          </table:table-cell>
          <table:table-cell office:value-type="string">
            <text:p>07:06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AROUND AND AROUND</text:p>
          </table:table-cell>
          <table:table-cell office:value-type="string">
            <text:p>ANIMALS, THE</text:p>
          </table:table-cell>
          <table:table-cell office:value-type="string">
            <text:p>:13</text:p>
          </table:table-cell>
          <table:table-cell office:value-type="string">
            <text:p>02:47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'M IN LOVE AGAIN</text:p>
          </table:table-cell>
          <table:table-cell office:value-type="string">
            <text:p>ANIMALS, THE</text:p>
          </table:table-cell>
          <table:table-cell office:value-type="string">
            <text:p>:08</text:p>
          </table:table-cell>
          <table:table-cell office:value-type="string">
            <text:p>03:03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GONNA SEND YOU BACK TO WALKER</text:p>
          </table:table-cell>
          <table:table-cell office:value-type="string">
            <text:p>ANIMALS, THE</text:p>
          </table:table-cell>
          <table:table-cell office:value-type="string">
            <text:p>:05</text:p>
          </table:table-cell>
          <table:table-cell office:value-type="string">
            <text:p>02:30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MEMPHIS, TENNESSEE</text:p>
          </table:table-cell>
          <table:table-cell office:value-type="string">
            <text:p>ANIMALS, THE</text:p>
          </table:table-cell>
          <table:table-cell office:value-type="string">
            <text:p>:08</text:p>
          </table:table-cell>
          <table:table-cell office:value-type="string">
            <text:p>03:04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'M MAD AGAIN</text:p>
          </table:table-cell>
          <table:table-cell office:value-type="string">
            <text:p>ANIMALS, THE</text:p>
          </table:table-cell>
          <table:table-cell office:value-type="string">
            <text:p>:17</text:p>
          </table:table-cell>
          <table:table-cell office:value-type="string">
            <text:p>04:18</text:p>
          </table:table-cell>
          <table:table-cell office:value-type="string">
            <text:p>COLD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'VE BEEN AROUND</text:p>
          </table:table-cell>
          <table:table-cell office:value-type="string">
            <text:p>ANIMALS, THE</text:p>
          </table:table-cell>
          <table:table-cell office:value-type="string">
            <text:p>:09</text:p>
          </table:table-cell>
          <table:table-cell office:value-type="string">
            <text:p>01:36</text:p>
          </table:table-cell>
          <table:table-cell office:value-type="string">
            <text:p>FADE</text:p>
          </table:table-cell>
          <table:table-cell office:value-type="string">
            <text:p>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INTERZONE</text:p>
          </table:table-cell>
          <table:table-cell office:value-type="string">
            <text:p>JOY DIVISION</text:p>
          </table:table-cell>
          <table:table-cell office:value-type="string">
            <text:p>:24</text:p>
          </table:table-cell>
          <table:table-cell office:value-type="string">
            <text:p>02:16</text:p>
          </table:table-cell>
          <table:table-cell office:value-type="string">
            <text:p>COLD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WILDERNESS</text:p>
          </table:table-cell>
          <table:table-cell office:value-type="string">
            <text:p>JOY DIVISION</text:p>
          </table:table-cell>
          <table:table-cell office:value-type="string">
            <text:p>:22</text:p>
          </table:table-cell>
          <table:table-cell office:value-type="string">
            <text:p>02:38</text:p>
          </table:table-cell>
          <table:table-cell office:value-type="string">
            <text:p>COLD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NSIGHT</text:p>
          </table:table-cell>
          <table:table-cell office:value-type="string">
            <text:p>JOY DIVISION</text:p>
          </table:table-cell>
          <table:table-cell office:value-type="string">
            <text:p>:56</text:p>
          </table:table-cell>
          <table:table-cell office:value-type="string">
            <text:p>04:28</text:p>
          </table:table-cell>
          <table:table-cell office:value-type="string">
            <text:p>FADE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CANDIDATE</text:p>
          </table:table-cell>
          <table:table-cell office:value-type="string">
            <text:p>JOY DIVISION</text:p>
          </table:table-cell>
          <table:table-cell office:value-type="string">
            <text:p>:24</text:p>
          </table:table-cell>
          <table:table-cell office:value-type="string">
            <text:p>03:05</text:p>
          </table:table-cell>
          <table:table-cell office:value-type="string">
            <text:p>FADE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AY OF THE LORDS</text:p>
          </table:table-cell>
          <table:table-cell office:value-type="string">
            <text:p>JOY DIVISION</text:p>
          </table:table-cell>
          <table:table-cell office:value-type="string">
            <text:p>:33</text:p>
          </table:table-cell>
          <table:table-cell office:value-type="string">
            <text:p>04:49</text:p>
          </table:table-cell>
          <table:table-cell office:value-type="string">
            <text:p>FADE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DISORDER</text:p>
          </table:table-cell>
          <table:table-cell office:value-type="string">
            <text:p>JOY DIVISION</text:p>
          </table:table-cell>
          <table:table-cell office:value-type="string">
            <text:p>:29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C</text:p>
          </table:table-cell>
          <table:table-cell office:value-type="string">
            <text:p>I REMEMBER NOTHING</text:p>
          </table:table-cell>
          <table:table-cell office:value-type="string">
            <text:p>JOY DIVISION</text:p>
          </table:table-cell>
          <table:table-cell office:value-type="string">
            <text:p>:51</text:p>
          </table:table-cell>
          <table:table-cell office:value-type="string">
            <text:p>05:53</text:p>
          </table:table-cell>
          <table:table-cell office:value-type="string">
            <text:p>FADE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PLASTICITIES</text:p>
          </table:table-cell>
          <table:table-cell office:value-type="string">
            <text:p>ANDREW BIRD</text:p>
          </table:table-cell>
          <table:table-cell office:value-type="string">
            <text:p>:31</text:p>
          </table:table-cell>
          <table:table-cell office:value-type="string">
            <text:p>04:24</text:p>
          </table:table-cell>
          <table:table-cell office:value-type="string">
            <text:p>F</text:p>
          </table:table-cell>
          <table:table-cell office:value-type="string">
            <text:p>ANDREW BI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ALL I WANT</text:p>
          </table:table-cell>
          <table:table-cell office:value-type="string">
            <text:p>TOAD THE WET SPROCKET</text:p>
          </table:table-cell>
          <table:table-cell office:value-type="string">
            <text:p>:08</text:p>
          </table:table-cell>
          <table:table-cell office:value-type="string">
            <text:p>03:06</text:p>
          </table:table-cell>
          <table:table-cell office:value-type="string">
            <text:p>F</text:p>
          </table:table-cell>
          <table:table-cell office:value-type="string">
            <text:p>TOAD THE WET SPROCKE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AROUND THE WORLD</text:p>
          </table:table-cell>
          <table:table-cell office:value-type="string">
            <text:p>RED HOT CHILI PEPPERS</text:p>
          </table:table-cell>
          <table:table-cell office:value-type="string">
            <text:p>:15/:29</text:p>
          </table:table-cell>
          <table:table-cell office:value-type="string">
            <text:p>03:57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NO WAY BACK</text:p>
          </table:table-cell>
          <table:table-cell office:value-type="string">
            <text:p>FOO FIGHTERS</text:p>
          </table:table-cell>
          <table:table-cell office:value-type="string">
            <text:p>:16</text:p>
          </table:table-cell>
          <table:table-cell office:value-type="string">
            <text:p>03:16</text:p>
          </table:table-cell>
          <table:table-cell office:value-type="string">
            <text:p>C</text:p>
          </table:table-cell>
          <table:table-cell office:value-type="string">
            <text:p>FOO FIGHT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ALL OVER YOU</text:p>
          </table:table-cell>
          <table:table-cell office:value-type="string">
            <text:p>LIVE</text:p>
          </table:table-cell>
          <table:table-cell office:value-type="string">
            <text:p>:16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LIV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NEXT YEAR</text:p>
          </table:table-cell>
          <table:table-cell office:value-type="string">
            <text:p>FOO FIGHTERS</text:p>
          </table:table-cell>
          <table:table-cell office:value-type="string">
            <text:p>:11</text:p>
          </table:table-cell>
          <table:table-cell office:value-type="string">
            <text:p>03:21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WO STEP</text:p>
          </table:table-cell>
          <table:table-cell office:value-type="string">
            <text:p>DAVE MATTHEWS BAND</text:p>
          </table:table-cell>
          <table:table-cell office:value-type="string">
            <text:p>:50/1:22</text:p>
          </table:table-cell>
          <table:table-cell office:value-type="string">
            <text:p>06:10</text:p>
          </table:table-cell>
          <table:table-cell office:value-type="string">
            <text:p>F</text:p>
          </table:table-cell>
          <table:table-cell office:value-type="string">
            <text:p>DAVE MATTHEW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HARD SUN</text:p>
          </table:table-cell>
          <table:table-cell office:value-type="string">
            <text:p>EDDIE VEDDER</text:p>
          </table:table-cell>
          <table:table-cell office:value-type="string">
            <text:p>:15</text:p>
          </table:table-cell>
          <table:table-cell office:value-type="string">
            <text:p>04:21</text:p>
          </table:table-cell>
          <table:table-cell office:value-type="string">
            <text:p>F</text:p>
          </table:table-cell>
          <table:table-cell office:value-type="string">
            <text:p>EDDIE VEDDER; PEARL JA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OUR GIRL</text:p>
          </table:table-cell>
          <table:table-cell office:value-type="string">
            <text:p>STONE TEMPLE PILOTS</text:p>
          </table:table-cell>
          <table:table-cell office:value-type="string">
            <text:p>:20</text:p>
          </table:table-cell>
          <table:table-cell office:value-type="string">
            <text:p>04:07</text:p>
          </table:table-cell>
          <table:table-cell office:value-type="string">
            <text:p>FADE</text:p>
          </table:table-cell>
          <table:table-cell office:value-type="string">
            <text:p>STONE TEMPLE PILOT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YOU</text:p>
          </table:table-cell>
          <table:table-cell office:value-type="string">
            <text:p>CANDLEBOX</text:p>
          </table:table-cell>
          <table:table-cell office:value-type="string">
            <text:p>C:04/07</text:p>
          </table:table-cell>
          <table:table-cell office:value-type="string">
            <text:p>04:38</text:p>
          </table:table-cell>
          <table:table-cell office:value-type="string">
            <text:p>CF</text:p>
          </table:table-cell>
          <table:table-cell office:value-type="string">
            <text:p>CANDLEBOX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ANDITOS</text:p>
          </table:table-cell>
          <table:table-cell office:value-type="string">
            <text:p>REFRESHMENTS, THE</text:p>
          </table:table-cell>
          <table:table-cell office:value-type="string">
            <text:p>COLD</text:p>
          </table:table-cell>
          <table:table-cell office:value-type="string">
            <text:p>04:14</text:p>
          </table:table-cell>
          <table:table-cell office:value-type="string">
            <text:p>COLD</text:p>
          </table:table-cell>
          <table:table-cell office:value-type="string">
            <text:p>REFRESHMENT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HE DIFFERENCE</text:p>
          </table:table-cell>
          <table:table-cell office:value-type="string">
            <text:p>WALLFLOWERS</text:p>
          </table:table-cell>
          <table:table-cell office:value-type="string">
            <text:p>:17</text:p>
          </table:table-cell>
          <table:table-cell office:value-type="string">
            <text:p>03:37</text:p>
          </table:table-cell>
          <table:table-cell office:value-type="string">
            <text:p>CF</text:p>
          </table:table-cell>
          <table:table-cell office:value-type="string">
            <text:p>WALLFLOW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FOUND OUT ABOUT YOU</text:p>
          </table:table-cell>
          <table:table-cell office:value-type="string">
            <text:p>GIN BLOSSOMS</text:p>
          </table:table-cell>
          <table:table-cell office:value-type="string">
            <text:p>:06, :15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GIN BLOSSOM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A LONG DECEMBER</text:p>
          </table:table-cell>
          <table:table-cell office:value-type="string">
            <text:p>COUNTING CROWS</text:p>
          </table:table-cell>
          <table:table-cell office:value-type="string">
            <text:p>:14</text:p>
          </table:table-cell>
          <table:table-cell office:value-type="string">
            <text:p>04:58</text:p>
          </table:table-cell>
          <table:table-cell office:value-type="string">
            <text:p>COLD</text:p>
          </table:table-cell>
          <table:table-cell office:value-type="string">
            <text:p>COUNTING CROWS</text:p>
          </table:table-cell>
          <table:table-cell office:value-type="string">
            <text:p>P</text:p>
          </table:table-cell>
          <table:table-cell office:value-type="string">
            <text:p>M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READYMADE</text:p>
          </table:table-cell>
          <table:table-cell office:value-type="string">
            <text:p>RED HOT CHILI PEPPERS</text:p>
          </table:table-cell>
          <table:table-cell office:value-type="string">
            <text:p>:13/:26</text:p>
          </table:table-cell>
          <table:table-cell office:value-type="string">
            <text:p>04:31</text:p>
          </table:table-cell>
          <table:table-cell office:value-type="string">
            <text:p>FADE</text:p>
          </table:table-cell>
          <table:table-cell office:value-type="string">
            <text:p>RED HOT CHILI PEPP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ROUND HERE</text:p>
          </table:table-cell>
          <table:table-cell office:value-type="string">
            <text:p>COUNTING CROWS</text:p>
          </table:table-cell>
          <table:table-cell office:value-type="string">
            <text:p>C:11/:23</text:p>
          </table:table-cell>
          <table:table-cell office:value-type="string">
            <text:p>05:29</text:p>
          </table:table-cell>
          <table:table-cell office:value-type="string">
            <text:p>CF</text:p>
          </table:table-cell>
          <table:table-cell office:value-type="string">
            <text:p>COUNTING CROW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OVE ROLLERCOASTER</text:p>
          </table:table-cell>
          <table:table-cell office:value-type="string">
            <text:p>RED HOT CHILI PEPPERS</text:p>
          </table:table-cell>
          <table:table-cell office:value-type="string">
            <text:p>:05</text:p>
          </table:table-cell>
          <table:table-cell office:value-type="string">
            <text:p>04:26</text:p>
          </table:table-cell>
          <table:table-cell office:value-type="string">
            <text:p>FADE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GRAVEDIGGER</text:p>
          </table:table-cell>
          <table:table-cell office:value-type="string">
            <text:p>DAVE MATTHEWS BAND</text:p>
          </table:table-cell>
          <table:table-cell office:value-type="string">
            <text:p>:14</text:p>
          </table:table-cell>
          <table:table-cell office:value-type="string">
            <text:p>03:46</text:p>
          </table:table-cell>
          <table:table-cell office:value-type="string">
            <text:p>COLD</text:p>
          </table:table-cell>
          <table:table-cell office:value-type="string">
            <text:p>DAVE MATTHEWS BAND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6TH AVENUE HEARTACHE</text:p>
          </table:table-cell>
          <table:table-cell office:value-type="string">
            <text:p>WALLFLOWERS</text:p>
          </table:table-cell>
          <table:table-cell office:value-type="string">
            <text:p>:26</text:p>
          </table:table-cell>
          <table:table-cell office:value-type="string">
            <text:p>05:22</text:p>
          </table:table-cell>
          <table:table-cell office:value-type="string">
            <text:p>FADE</text:p>
          </table:table-cell>
          <table:table-cell office:value-type="string">
            <text:p>WALLFLOWE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FAR BEHIND</text:p>
          </table:table-cell>
          <table:table-cell office:value-type="string">
            <text:p>CANDLEBOX</text:p>
          </table:table-cell>
          <table:table-cell office:value-type="string">
            <text:p>:10</text:p>
          </table:table-cell>
          <table:table-cell office:value-type="string">
            <text:p>04:48</text:p>
          </table:table-cell>
          <table:table-cell office:value-type="string">
            <text:p>CF</text:p>
          </table:table-cell>
          <table:table-cell office:value-type="string">
            <text:p>CANDLEBOX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EX TYPE THING</text:p>
          </table:table-cell>
          <table:table-cell office:value-type="string">
            <text:p>STONE TEMPLE PILOTS</text:p>
          </table:table-cell>
          <table:table-cell office:value-type="string">
            <text:p>:14</text:p>
          </table:table-cell>
          <table:table-cell office:value-type="string">
            <text:p>03:36</text:p>
          </table:table-cell>
          <table:table-cell office:value-type="string">
            <text:p>COLD</text:p>
          </table:table-cell>
          <table:table-cell office:value-type="string">
            <text:p>STONE TEMPLE PILOTS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BUT ANYWAY</text:p>
          </table:table-cell>
          <table:table-cell office:value-type="string">
            <text:p>BLUES TRAVELER</text:p>
          </table:table-cell>
          <table:table-cell office:value-type="string">
            <text:p>:06</text:p>
          </table:table-cell>
          <table:table-cell office:value-type="string">
            <text:p>02:59</text:p>
          </table:table-cell>
          <table:table-cell office:value-type="string">
            <text:p>FADE</text:p>
          </table:table-cell>
          <table:table-cell office:value-type="string">
            <text:p>BLUES TRAVELER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EVERYTHING TO EVERYONE</text:p>
          </table:table-cell>
          <table:table-cell office:value-type="string">
            <text:p>EVERCLEAR</text:p>
          </table:table-cell>
          <table:table-cell office:value-type="string">
            <text:p>:23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EVERCLEA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O VALENCIA!</text:p>
          </table:table-cell>
          <table:table-cell office:value-type="string">
            <text:p>DECEMBERISTS, THE</text:p>
          </table:table-cell>
          <table:table-cell office:value-type="string">
            <text:p>:07</text:p>
          </table:table-cell>
          <table:table-cell office:value-type="string">
            <text:p>03:41</text:p>
          </table:table-cell>
          <table:table-cell office:value-type="string">
            <text:p>CF</text:p>
          </table:table-cell>
          <table:table-cell office:value-type="string">
            <text:p>DECEMBERIST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IMITOSIS</text:p>
          </table:table-cell>
          <table:table-cell office:value-type="string">
            <text:p>ANDREW BIRD</text:p>
          </table:table-cell>
          <table:table-cell office:value-type="string">
            <text:p>:17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ANDREW BIR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WO COINS</text:p>
          </table:table-cell>
          <table:table-cell office:value-type="string">
            <text:p>DISPATCH</text:p>
          </table:table-cell>
          <table:table-cell office:value-type="string">
            <text:p>:11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DISPATCH; STATE RADI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HE GREAT SALT LAKE</text:p>
          </table:table-cell>
          <table:table-cell office:value-type="string">
            <text:p>BAND OF HORSES</text:p>
          </table:table-cell>
          <table:table-cell office:value-type="string">
            <text:p>:17</text:p>
          </table:table-cell>
          <table:table-cell office:value-type="string">
            <text:p>04:37</text:p>
          </table:table-cell>
          <table:table-cell office:value-type="string">
            <text:p>CF</text:p>
          </table:table-cell>
          <table:table-cell office:value-type="string">
            <text:p>BAND OF HORS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HERETICS</text:p>
          </table:table-cell>
          <table:table-cell office:value-type="string">
            <text:p>ANDREW BIRD</text:p>
          </table:table-cell>
          <table:table-cell office:value-type="string">
            <text:p>:16/:45</text:p>
          </table:table-cell>
          <table:table-cell office:value-type="string">
            <text:p>03:27</text:p>
          </table:table-cell>
          <table:table-cell office:value-type="string">
            <text:p>CF</text:p>
          </table:table-cell>
          <table:table-cell office:value-type="string">
            <text:p>ANDREW BI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UPERMASSIVE BLACK HOLE</text:p>
          </table:table-cell>
          <table:table-cell office:value-type="string">
            <text:p>MUSE</text:p>
          </table:table-cell>
          <table:table-cell office:value-type="string">
            <text:p>:33</text:p>
          </table:table-cell>
          <table:table-cell office:value-type="string">
            <text:p>03:29</text:p>
          </table:table-cell>
          <table:table-cell office:value-type="string">
            <text:p>ICE</text:p>
          </table:table-cell>
          <table:table-cell office:value-type="string">
            <text:p>MUS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ARING IS CREEPY</text:p>
          </table:table-cell>
          <table:table-cell office:value-type="string">
            <text:p>SHINS, THE</text:p>
          </table:table-cell>
          <table:table-cell office:value-type="string">
            <text:p>:06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SH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GREAT ESCAPE</text:p>
          </table:table-cell>
          <table:table-cell office:value-type="string">
            <text:p>GUSTER</text:p>
          </table:table-cell>
          <table:table-cell office:value-type="string">
            <text:p>:09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GUST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ZEBRA</text:p>
          </table:table-cell>
          <table:table-cell office:value-type="string">
            <text:p>JOHN BUTLER TRIO</text:p>
          </table:table-cell>
          <table:table-cell office:value-type="string">
            <text:p>:14</text:p>
          </table:table-cell>
          <table:table-cell office:value-type="string">
            <text:p>03:57</text:p>
          </table:table-cell>
          <table:table-cell office:value-type="string">
            <text:p>C</text:p>
          </table:table-cell>
          <table:table-cell office:value-type="string">
            <text:p>JOHN BUTLER TRI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HINK I'M IN LOVE</text:p>
          </table:table-cell>
          <table:table-cell office:value-type="string">
            <text:p>BECK</text:p>
          </table:table-cell>
          <table:table-cell office:value-type="string">
            <text:p>:15</text:p>
          </table:table-cell>
          <table:table-cell office:value-type="string">
            <text:p>03:19</text:p>
          </table:table-cell>
          <table:table-cell office:value-type="string">
            <text:p>COLD</text:p>
          </table:table-cell>
          <table:table-cell office:value-type="string">
            <text:p>BE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EVER FALLEN IN LOVE?</text:p>
          </table:table-cell>
          <table:table-cell office:value-type="string">
            <text:p>BUZZCOCKS</text:p>
          </table:table-cell>
          <table:table-cell office:value-type="string">
            <text:p>:12</text:p>
          </table:table-cell>
          <table:table-cell office:value-type="string">
            <text:p>02:42</text:p>
          </table:table-cell>
          <table:table-cell office:value-type="string">
            <text:p>F</text:p>
          </table:table-cell>
          <table:table-cell office:value-type="string">
            <text:p>BUZZCOCK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HICAGO</text:p>
          </table:table-cell>
          <table:table-cell office:value-type="string">
            <text:p>SUFJAN STEVENS</text:p>
          </table:table-cell>
          <table:table-cell office:value-type="string">
            <text:p>:25</text:p>
          </table:table-cell>
          <table:table-cell office:value-type="string">
            <text:p>06:05</text:p>
          </table:table-cell>
          <table:table-cell office:value-type="string">
            <text:p>FADE</text:p>
          </table:table-cell>
          <table:table-cell office:value-type="string">
            <text:p>SUFJAN STEVE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IKE DYLAN IN THE MOVIES</text:p>
          </table:table-cell>
          <table:table-cell office:value-type="string">
            <text:p>BELLE &amp; SEBASTIAN</text:p>
          </table:table-cell>
          <table:table-cell office:value-type="string">
            <text:p>:17</text:p>
          </table:table-cell>
          <table:table-cell office:value-type="string">
            <text:p>04:16</text:p>
          </table:table-cell>
          <table:table-cell office:value-type="string">
            <text:p>FADE</text:p>
          </table:table-cell>
          <table:table-cell office:value-type="string">
            <text:p>BELLE AND SEBASTIA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NO CARS GO</text:p>
          </table:table-cell>
          <table:table-cell office:value-type="string">
            <text:p>ARCADE FIRE</text:p>
          </table:table-cell>
          <table:table-cell office:value-type="string">
            <text:p>:23/:58</text:p>
          </table:table-cell>
          <table:table-cell office:value-type="string">
            <text:p>05:44</text:p>
          </table:table-cell>
          <table:table-cell office:value-type="string">
            <text:p>F</text:p>
          </table:table-cell>
          <table:table-cell office:value-type="string">
            <text:p>ARCADE FIR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IME IS RUNNING OUT</text:p>
          </table:table-cell>
          <table:table-cell office:value-type="string">
            <text:p>MUSE</text:p>
          </table:table-cell>
          <table:table-cell office:value-type="string">
            <text:p>:08</text:p>
          </table:table-cell>
          <table:table-cell office:value-type="string">
            <text:p>03:55</text:p>
          </table:table-cell>
          <table:table-cell office:value-type="string">
            <text:p>COLD</text:p>
          </table:table-cell>
          <table:table-cell office:value-type="string">
            <text:p>MUS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ETTERMAN</text:p>
          </table:table-cell>
          <table:table-cell office:value-type="string">
            <text:p>JOHN BUTLER TRIO</text:p>
          </table:table-cell>
          <table:table-cell office:value-type="string">
            <text:p>:40</text:p>
          </table:table-cell>
          <table:table-cell office:value-type="string">
            <text:p>08:20</text:p>
          </table:table-cell>
          <table:table-cell office:value-type="string">
            <text:p>F</text:p>
          </table:table-cell>
          <table:table-cell office:value-type="string">
            <text:p>JOHN BUTLER TRI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UNLESS IT'S KICKS</text:p>
          </table:table-cell>
          <table:table-cell office:value-type="string">
            <text:p>OKKERVIL RIVER</text:p>
          </table:table-cell>
          <table:table-cell office:value-type="string">
            <text:p>:16</text:p>
          </table:table-cell>
          <table:table-cell office:value-type="string">
            <text:p>04:39</text:p>
          </table:table-cell>
          <table:table-cell office:value-type="string">
            <text:p>CF</text:p>
          </table:table-cell>
          <table:table-cell office:value-type="string">
            <text:p>OKKERVIL RIV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HRASH UNREAL</text:p>
          </table:table-cell>
          <table:table-cell office:value-type="string">
            <text:p>AGAINST ME!</text:p>
          </table:table-cell>
          <table:table-cell office:value-type="string">
            <text:p>:07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AGAINST ME!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DEAD LEAVES AND THE DIRTY</text:p>
          </table:table-cell>
          <table:table-cell office:value-type="string">
            <text:p>WHITE STRIPES, THE</text:p>
          </table:table-cell>
          <table:table-cell office:value-type="string">
            <text:p>C:07/:45</text:p>
          </table:table-cell>
          <table:table-cell office:value-type="string">
            <text:p>02:53</text:p>
          </table:table-cell>
          <table:table-cell office:value-type="string">
            <text:p>CF</text:p>
          </table:table-cell>
          <table:table-cell office:value-type="string">
            <text:p>WHITE STRIP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LOVESONG</text:p>
          </table:table-cell>
          <table:table-cell office:value-type="string">
            <text:p>CURE, THE</text:p>
          </table:table-cell>
          <table:table-cell office:value-type="string">
            <text:p>:29</text:p>
          </table:table-cell>
          <table:table-cell office:value-type="string">
            <text:p>03:22</text:p>
          </table:table-cell>
          <table:table-cell office:value-type="string">
            <text:p>CF</text:p>
          </table:table-cell>
          <table:table-cell office:value-type="string">
            <text:p>CUR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HIDE YOUR LOVE AWAY</text:p>
          </table:table-cell>
          <table:table-cell office:value-type="string">
            <text:p>EDDIE VEDDER</text:p>
          </table:table-cell>
          <table:table-cell office:value-type="string">
            <text:p>:02</text:p>
          </table:table-cell>
          <table:table-cell office:value-type="string">
            <text:p>02:04</text:p>
          </table:table-cell>
          <table:table-cell office:value-type="string">
            <text:p>CF</text:p>
          </table:table-cell>
          <table:table-cell office:value-type="string">
            <text:p>EDDIE VEDDER; PEARL JAM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FIGHT TEST</text:p>
          </table:table-cell>
          <table:table-cell office:value-type="string">
            <text:p>FLAMING LIPS, THE</text:p>
          </table:table-cell>
          <table:table-cell office:value-type="string">
            <text:p>C:13/:26</text:p>
          </table:table-cell>
          <table:table-cell office:value-type="string">
            <text:p>03:43</text:p>
          </table:table-cell>
          <table:table-cell office:value-type="string">
            <text:p>F</text:p>
          </table:table-cell>
          <table:table-cell office:value-type="string">
            <text:p>FLAMING LIPS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SALUTE YOUR SOLUTION</text:p>
          </table:table-cell>
          <table:table-cell office:value-type="string">
            <text:p>RACONTEURS</text:p>
          </table:table-cell>
          <table:table-cell office:value-type="string">
            <text:p>:26</text:p>
          </table:table-cell>
          <table:table-cell office:value-type="string">
            <text:p>02:51</text:p>
          </table:table-cell>
          <table:table-cell office:value-type="string">
            <text:p>CF</text:p>
          </table:table-cell>
          <table:table-cell office:value-type="string">
            <text:p>RACONTEURS; WHITE STRIPE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EN THE LIGHTS GO OUT</text:p>
          </table:table-cell>
          <table:table-cell office:value-type="string">
            <text:p>BLACK KEYS, THE</text:p>
          </table:table-cell>
          <table:table-cell office:value-type="string">
            <text:p>:09/:22</text:p>
          </table:table-cell>
          <table:table-cell office:value-type="string">
            <text:p>03:06</text:p>
          </table:table-cell>
          <table:table-cell office:value-type="string">
            <text:p>F</text:p>
          </table:table-cell>
          <table:table-cell office:value-type="string">
            <text:p>BLACK KEYS; BLACK KEYS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PARKLIFE</text:p>
          </table:table-cell>
          <table:table-cell office:value-type="string">
            <text:p>BLUR</text:p>
          </table:table-cell>
          <table:table-cell office:value-type="string">
            <text:p>:09</text:p>
          </table:table-cell>
          <table:table-cell office:value-type="string">
            <text:p>03:03</text:p>
          </table:table-cell>
          <table:table-cell office:value-type="string">
            <text:p>C</text:p>
          </table:table-cell>
          <table:table-cell office:value-type="string">
            <text:p>BLU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OR EMMA</text:p>
          </table:table-cell>
          <table:table-cell office:value-type="string">
            <text:p>BON IVER</text:p>
          </table:table-cell>
          <table:table-cell office:value-type="string">
            <text:p>:38</text:p>
          </table:table-cell>
          <table:table-cell office:value-type="string">
            <text:p>03:26</text:p>
          </table:table-cell>
          <table:table-cell office:value-type="string">
            <text:p>F</text:p>
          </table:table-cell>
          <table:table-cell office:value-type="string">
            <text:p>BON IV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AGGED WOOD</text:p>
          </table:table-cell>
          <table:table-cell office:value-type="string">
            <text:p>FLEET FOXES</text:p>
          </table:table-cell>
          <table:table-cell office:value-type="string">
            <text:p>:00</text:p>
          </table:table-cell>
          <table:table-cell office:value-type="string">
            <text:p>05:00</text:p>
          </table:table-cell>
          <table:table-cell office:value-type="string">
            <text:p>CF</text:p>
          </table:table-cell>
          <table:table-cell office:value-type="string">
            <text:p>FLEET FOX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ASANOVA, BABY!</text:p>
          </table:table-cell>
          <table:table-cell office:value-type="string">
            <text:p>GASLIGHT ANTHEM, THE</text:p>
          </table:table-cell>
          <table:table-cell office:value-type="string">
            <text:p>:10</text:p>
          </table:table-cell>
          <table:table-cell office:value-type="string">
            <text:p>02:55</text:p>
          </table:table-cell>
          <table:table-cell office:value-type="string">
            <text:p>CF</text:p>
          </table:table-cell>
          <table:table-cell office:value-type="string">
            <text:p>GASLIGHT ANTHEM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OLD WHITE LINCOLN</text:p>
          </table:table-cell>
          <table:table-cell office:value-type="string">
            <text:p>GASLIGHT ANTHEM, THE</text:p>
          </table:table-cell>
          <table:table-cell office:value-type="string">
            <text:p>C:05/:29</text:p>
          </table:table-cell>
          <table:table-cell office:value-type="string">
            <text:p>03:20</text:p>
          </table:table-cell>
          <table:table-cell office:value-type="string">
            <text:p>CF</text:p>
          </table:table-cell>
          <table:table-cell office:value-type="string">
            <text:p>GASLIGHT ANTHEM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LOST COASTLINES</text:p>
          </table:table-cell>
          <table:table-cell office:value-type="string">
            <text:p>OKKERVIL RIVER</text:p>
          </table:table-cell>
          <table:table-cell office:value-type="string">
            <text:p>:02</text:p>
          </table:table-cell>
          <table:table-cell office:value-type="string">
            <text:p>05:23</text:p>
          </table:table-cell>
          <table:table-cell office:value-type="string">
            <text:p>C</text:p>
          </table:table-cell>
          <table:table-cell office:value-type="string">
            <text:p>OKKERVIL RIVE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ALLING AND NOT CALLING MY EX</text:p>
          </table:table-cell>
          <table:table-cell office:value-type="string">
            <text:p>OKKERVIL RIVER</text:p>
          </table:table-cell>
          <table:table-cell office:value-type="string">
            <text:p>:11</text:p>
          </table:table-cell>
          <table:table-cell office:value-type="string">
            <text:p>04:18</text:p>
          </table:table-cell>
          <table:table-cell office:value-type="string">
            <text:p>F</text:p>
          </table:table-cell>
          <table:table-cell office:value-type="string">
            <text:p>OKKERVIL RIV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UPERMAN</text:p>
          </table:table-cell>
          <table:table-cell office:value-type="string">
            <text:p>GOLDFINGER</text:p>
          </table:table-cell>
          <table:table-cell office:value-type="string">
            <text:p>:11/:22</text:p>
          </table:table-cell>
          <table:table-cell office:value-type="string">
            <text:p>03:05</text:p>
          </table:table-cell>
          <table:table-cell office:value-type="string">
            <text:p>C</text:p>
          </table:table-cell>
          <table:table-cell office:value-type="string">
            <text:p>GOLDFINGER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THE RABBIT, THE BAT &amp; THE REINDEER</text:p>
          </table:table-cell>
          <table:table-cell office:value-type="string">
            <text:p>DR. DOG</text:p>
          </table:table-cell>
          <table:table-cell office:value-type="string">
            <text:p>:00</text:p>
          </table:table-cell>
          <table:table-cell office:value-type="string">
            <text:p>03:25</text:p>
          </table:table-cell>
          <table:table-cell office:value-type="string">
            <text:p>F</text:p>
          </table:table-cell>
          <table:table-cell office:value-type="string">
            <text:p>DR. DO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JULY, JULY!</text:p>
          </table:table-cell>
          <table:table-cell office:value-type="string">
            <text:p>DECEMBERISTS, THE</text:p>
          </table:table-cell>
          <table:table-cell office:value-type="string">
            <text:p>:10</text:p>
          </table:table-cell>
          <table:table-cell office:value-type="string">
            <text:p>02:52</text:p>
          </table:table-cell>
          <table:table-cell office:value-type="string">
            <text:p>C</text:p>
          </table:table-cell>
          <table:table-cell office:value-type="string">
            <text:p>DECEMBERIST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 LEGIONNAIRE'S LAMENT</text:p>
          </table:table-cell>
          <table:table-cell office:value-type="string">
            <text:p>DECEMBERISTS, THE</text:p>
          </table:table-cell>
          <table:table-cell office:value-type="string">
            <text:p>:02</text:p>
          </table:table-cell>
          <table:table-cell office:value-type="string">
            <text:p>04:41</text:p>
          </table:table-cell>
          <table:table-cell office:value-type="string">
            <text:p>F</text:p>
          </table:table-cell>
          <table:table-cell office:value-type="string">
            <text:p>DECEMBERIST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VALERIE PLAME</text:p>
          </table:table-cell>
          <table:table-cell office:value-type="string">
            <text:p>DECEMBERISTS, THE</text:p>
          </table:table-cell>
          <table:table-cell office:value-type="string">
            <text:p>:02</text:p>
          </table:table-cell>
          <table:table-cell office:value-type="string">
            <text:p>04:57</text:p>
          </table:table-cell>
          <table:table-cell office:value-type="string">
            <text:p>C</text:p>
          </table:table-cell>
          <table:table-cell office:value-type="string">
            <text:p>DECEMBERIST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ASOLINE</text:p>
          </table:table-cell>
          <table:table-cell office:value-type="string">
            <text:p>AIRBORNE TOXIC EVENT, THE</text:p>
          </table:table-cell>
          <table:table-cell office:value-type="string">
            <text:p>:29/:39</text:p>
          </table:table-cell>
          <table:table-cell office:value-type="string">
            <text:p>03:21</text:p>
          </table:table-cell>
          <table:table-cell office:value-type="string">
            <text:p>C</text:p>
          </table:table-cell>
          <table:table-cell office:value-type="string">
            <text:p>AIRBORNE TOXIC EVEN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NGEL, WON'T YOU CALL ME</text:p>
          </table:table-cell>
          <table:table-cell office:value-type="string">
            <text:p>DECEMBERISTS, THE</text:p>
          </table:table-cell>
          <table:table-cell office:value-type="string">
            <text:p>:09</text:p>
          </table:table-cell>
          <table:table-cell office:value-type="string">
            <text:p>02:35</text:p>
          </table:table-cell>
          <table:table-cell office:value-type="string">
            <text:p>CF</text:p>
          </table:table-cell>
          <table:table-cell office:value-type="string">
            <text:p>DECEMBERIST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INY LITTLE ROBOTS</text:p>
          </table:table-cell>
          <table:table-cell office:value-type="string">
            <text:p>CAGE THE ELEPHANT</text:p>
          </table:table-cell>
          <table:table-cell office:value-type="string">
            <text:p>C:03/:06</text:p>
          </table:table-cell>
          <table:table-cell office:value-type="string">
            <text:p>03:41</text:p>
          </table:table-cell>
          <table:table-cell office:value-type="string">
            <text:p>F</text:p>
          </table:table-cell>
          <table:table-cell office:value-type="string">
            <text:p>CAGE THE ELEPHANT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NONANIMAL</text:p>
          </table:table-cell>
          <table:table-cell office:value-type="string">
            <text:p>ANDREW BIRD</text:p>
          </table:table-cell>
          <table:table-cell office:value-type="string">
            <text:p>:22/:48</text:p>
          </table:table-cell>
          <table:table-cell office:value-type="string">
            <text:p>04:44</text:p>
          </table:table-cell>
          <table:table-cell office:value-type="string">
            <text:p>ICE</text:p>
          </table:table-cell>
          <table:table-cell office:value-type="string">
            <text:p>ANDREW BIRD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PEOPLE GOT A LOTTA NERVE</text:p>
          </table:table-cell>
          <table:table-cell office:value-type="string">
            <text:p>NEKO CASE</text:p>
          </table:table-cell>
          <table:table-cell office:value-type="string">
            <text:p>:18</text:p>
          </table:table-cell>
          <table:table-cell office:value-type="string">
            <text:p>02:30</text:p>
          </table:table-cell>
          <table:table-cell office:value-type="string">
            <text:p>F</text:p>
          </table:table-cell>
          <table:table-cell office:value-type="string">
            <text:p>NEKO CASE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PRETTY FLY (FOR A WHITE GUY)</text:p>
          </table:table-cell>
          <table:table-cell office:value-type="string">
            <text:p>OFFSPRING, THE</text:p>
          </table:table-cell>
          <table:table-cell office:value-type="string">
            <text:p>:00</text:p>
          </table:table-cell>
          <table:table-cell office:value-type="string">
            <text:p>03:06</text:p>
          </table:table-cell>
          <table:table-cell office:value-type="string">
            <text:p>C</text:p>
          </table:table-cell>
          <table:table-cell office:value-type="string">
            <text:p>OFFSPRING</text:p>
          </table:table-cell>
          <table:table-cell table:number-columns-repeated="4"/>
          <table:table-cell office:value-type="string">
            <text:p>A 10 A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I AND LOVE AND YOU</text:p>
          </table:table-cell>
          <table:table-cell office:value-type="string">
            <text:p>AVETT BROTHERS, THE</text:p>
          </table:table-cell>
          <table:table-cell office:value-type="string">
            <text:p>:09</text:p>
          </table:table-cell>
          <table:table-cell office:value-type="string">
            <text:p>04:54</text:p>
          </table:table-cell>
          <table:table-cell office:value-type="string">
            <text:p>CF</text:p>
          </table:table-cell>
          <table:table-cell office:value-type="string">
            <text:p>AVETT BROTHER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'M YOUR DADDY</text:p>
          </table:table-cell>
          <table:table-cell office:value-type="string">
            <text:p>WEEZER</text:p>
          </table:table-cell>
          <table:table-cell office:value-type="string">
            <text:p>:05</text:p>
          </table:table-cell>
          <table:table-cell office:value-type="string">
            <text:p>03:08</text:p>
          </table:table-cell>
          <table:table-cell office:value-type="string">
            <text:p>COLD</text:p>
          </table:table-cell>
          <table:table-cell office:value-type="string">
            <text:p>WEEZ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NTERGALACTIC</text:p>
          </table:table-cell>
          <table:table-cell office:value-type="string">
            <text:p>BEASTIE BOYS</text:p>
          </table:table-cell>
          <table:table-cell office:value-type="string">
            <text:p>:00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BEASTIE BOYS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DOWN IN A HOLE</text:p>
          </table:table-cell>
          <table:table-cell office:value-type="string">
            <text:p>ALICE IN CHAINS</text:p>
          </table:table-cell>
          <table:table-cell office:value-type="string">
            <text:p>:21</text:p>
          </table:table-cell>
          <table:table-cell office:value-type="string">
            <text:p>05:30</text:p>
          </table:table-cell>
          <table:table-cell office:value-type="string">
            <text:p>FADE</text:p>
          </table:table-cell>
          <table:table-cell office:value-type="string">
            <text:p>ALICE IN CHAIN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I WAS A TEENAGE ANARCHIST</text:p>
          </table:table-cell>
          <table:table-cell office:value-type="string">
            <text:p>AGAINST ME!</text:p>
          </table:table-cell>
          <table:table-cell office:value-type="string">
            <text:p>:06</text:p>
          </table:table-cell>
          <table:table-cell office:value-type="string">
            <text:p>03:14</text:p>
          </table:table-cell>
          <table:table-cell office:value-type="string">
            <text:p>C</text:p>
          </table:table-cell>
          <table:table-cell office:value-type="string">
            <text:p>AGAINST ME!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IVING UP THE GUN</text:p>
          </table:table-cell>
          <table:table-cell office:value-type="string">
            <text:p>VAMPIRE WEEKEND</text:p>
          </table:table-cell>
          <table:table-cell office:value-type="string">
            <text:p>:07/:22</text:p>
          </table:table-cell>
          <table:table-cell office:value-type="string">
            <text:p>04:43</text:p>
          </table:table-cell>
          <table:table-cell office:value-type="string">
            <text:p>CF</text:p>
          </table:table-cell>
          <table:table-cell office:value-type="string">
            <text:p>VAMPIRE WEEKEN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Y DON'T YOU AND I</text:p>
          </table:table-cell>
          <table:table-cell office:value-type="string">
            <text:p>SANTANA FEAT. CHAD KROEGER</text:p>
          </table:table-cell>
          <table:table-cell office:value-type="string">
            <text:p>:18</text:p>
          </table:table-cell>
          <table:table-cell office:value-type="string">
            <text:p>04:25</text:p>
          </table:table-cell>
          <table:table-cell office:value-type="string">
            <text:p>F</text:p>
          </table:table-cell>
          <table:table-cell office:value-type="string">
            <text:p>SANTANA; NICKELBACK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ADIO FREE EUROPE</text:p>
          </table:table-cell>
          <table:table-cell office:value-type="string">
            <text:p>REM</text:p>
          </table:table-cell>
          <table:table-cell office:value-type="string">
            <text:p>:02</text:p>
          </table:table-cell>
          <table:table-cell office:value-type="string">
            <text:p>03:47</text:p>
          </table:table-cell>
          <table:table-cell office:value-type="string">
            <text:p>CF</text:p>
          </table:table-cell>
          <table:table-cell office:value-type="string">
            <text:p>REM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AT GIRL</text:p>
          </table:table-cell>
          <table:table-cell office:value-type="string">
            <text:p>DYNAMITE WALLS</text:p>
          </table:table-cell>
          <table:table-cell office:value-type="string">
            <text:p>:12</text:p>
          </table:table-cell>
          <table:table-cell office:value-type="string">
            <text:p>03:31</text:p>
          </table:table-cell>
          <table:table-cell office:value-type="string">
            <text:p>CF</text:p>
          </table:table-cell>
          <table:table-cell office:value-type="string">
            <text:p>DYNAMITE WALL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ONG AWAY</text:p>
          </table:table-cell>
          <table:table-cell office:value-type="string">
            <text:p>HOCKEY</text:p>
          </table:table-cell>
          <table:table-cell office:value-type="string">
            <text:p>:05</text:p>
          </table:table-cell>
          <table:table-cell office:value-type="string">
            <text:p>03:14</text:p>
          </table:table-cell>
          <table:table-cell office:value-type="string">
            <text:p>CF</text:p>
          </table:table-cell>
          <table:table-cell office:value-type="string">
            <text:p>HOCKE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KICK DRUM HEART</text:p>
          </table:table-cell>
          <table:table-cell office:value-type="string">
            <text:p>AVETT BROTHERS, THE</text:p>
          </table:table-cell>
          <table:table-cell office:value-type="string">
            <text:p>:14</text:p>
          </table:table-cell>
          <table:table-cell office:value-type="string">
            <text:p>02:52</text:p>
          </table:table-cell>
          <table:table-cell office:value-type="string">
            <text:p>COLD</text:p>
          </table:table-cell>
          <table:table-cell office:value-type="string">
            <text:p>AVETT BROTH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ROWN OCEAN</text:p>
          </table:table-cell>
          <table:table-cell office:value-type="string">
            <text:p>FLEET FOXES</text:p>
          </table:table-cell>
          <table:table-cell office:value-type="string">
            <text:p>:07/:25</text:p>
          </table:table-cell>
          <table:table-cell office:value-type="string">
            <text:p>03:53</text:p>
          </table:table-cell>
          <table:table-cell office:value-type="string">
            <text:p>CF</text:p>
          </table:table-cell>
          <table:table-cell office:value-type="string">
            <text:p>FLEET FOXES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NEIGHBORHOOD #1 (TUNNELS)</text:p>
          </table:table-cell>
          <table:table-cell office:value-type="string">
            <text:p>ARCADE FIRE</text:p>
          </table:table-cell>
          <table:table-cell office:value-type="string">
            <text:p>:09/:26</text:p>
          </table:table-cell>
          <table:table-cell office:value-type="string">
            <text:p>04:45</text:p>
          </table:table-cell>
          <table:table-cell office:value-type="string">
            <text:p>CF</text:p>
          </table:table-cell>
          <table:table-cell office:value-type="string">
            <text:p>ARCADE FIR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NGING TO BELONG</text:p>
          </table:table-cell>
          <table:table-cell office:value-type="string">
            <text:p>EDDIE VEDDER</text:p>
          </table:table-cell>
          <table:table-cell office:value-type="string">
            <text:p>:09</text:p>
          </table:table-cell>
          <table:table-cell office:value-type="string">
            <text:p>02:34</text:p>
          </table:table-cell>
          <table:table-cell office:value-type="string">
            <text:p>CF</text:p>
          </table:table-cell>
          <table:table-cell office:value-type="string">
            <text:p>EDDIE VEDER; PEARL JAM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IRROR, MIRROR</text:p>
          </table:table-cell>
          <table:table-cell office:value-type="string">
            <text:p>DR. DOG</text:p>
          </table:table-cell>
          <table:table-cell office:value-type="string">
            <text:p>:04/:14</text:p>
          </table:table-cell>
          <table:table-cell office:value-type="string">
            <text:p>02:46</text:p>
          </table:table-cell>
          <table:table-cell office:value-type="string">
            <text:p>COLD</text:p>
          </table:table-cell>
          <table:table-cell office:value-type="string">
            <text:p>DR. DO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HADOW PEOPLE</text:p>
          </table:table-cell>
          <table:table-cell office:value-type="string">
            <text:p>DR. DOG</text:p>
          </table:table-cell>
          <table:table-cell office:value-type="string">
            <text:p>:01</text:p>
          </table:table-cell>
          <table:table-cell office:value-type="string">
            <text:p>04:01</text:p>
          </table:table-cell>
          <table:table-cell office:value-type="string">
            <text:p>FADE</text:p>
          </table:table-cell>
          <table:table-cell office:value-type="string">
            <text:p>DR. DOG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YKONOS</text:p>
          </table:table-cell>
          <table:table-cell office:value-type="string">
            <text:p>FLEET FOXES</text:p>
          </table:table-cell>
          <table:table-cell office:value-type="string">
            <text:p>:08</text:p>
          </table:table-cell>
          <table:table-cell office:value-type="string">
            <text:p>04:18</text:p>
          </table:table-cell>
          <table:table-cell office:value-type="string">
            <text:p>FADE</text:p>
          </table:table-cell>
          <table:table-cell office:value-type="string">
            <text:p>FLEET FOX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T IT ALL (THIS CAN'T BE...</text:p>
          </table:table-cell>
          <table:table-cell office:value-type="string">
            <text:p>PORTUGAL. THE MAN</text:p>
          </table:table-cell>
          <table:table-cell office:value-type="string">
            <text:p>:04/:20</text:p>
          </table:table-cell>
          <table:table-cell office:value-type="string">
            <text:p>03:43</text:p>
          </table:table-cell>
          <table:table-cell office:value-type="string">
            <text:p>COLD</text:p>
          </table:table-cell>
          <table:table-cell office:value-type="string">
            <text:p>PORTUGAL. THE MA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OD EXCUSE</text:p>
          </table:table-cell>
          <table:table-cell office:value-type="string">
            <text:p>JOHN BUTLER TRIO</text:p>
          </table:table-cell>
          <table:table-cell office:value-type="string">
            <text:p>:08/:19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JOHN BUTLER TRIO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WITHOUT YOU</text:p>
          </table:table-cell>
          <table:table-cell office:value-type="string">
            <text:p>EDDIE VEDDER</text:p>
          </table:table-cell>
          <table:table-cell office:value-type="string">
            <text:p>:30</text:p>
          </table:table-cell>
          <table:table-cell office:value-type="string">
            <text:p>03:14</text:p>
          </table:table-cell>
          <table:table-cell office:value-type="string">
            <text:p>CF</text:p>
          </table:table-cell>
          <table:table-cell office:value-type="string">
            <text:p>EDDIE VEDDER; PEARL JAM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EYEONEYE</text:p>
          </table:table-cell>
          <table:table-cell office:value-type="string">
            <text:p>ANDREW BIRD</text:p>
          </table:table-cell>
          <table:table-cell office:value-type="string">
            <text:p>:20</text:p>
          </table:table-cell>
          <table:table-cell office:value-type="string">
            <text:p>03:35</text:p>
          </table:table-cell>
          <table:table-cell office:value-type="string">
            <text:p>CF</text:p>
          </table:table-cell>
          <table:table-cell office:value-type="string">
            <text:p>ANDREW BIRD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AKE IT OFF</text:p>
          </table:table-cell>
          <table:table-cell office:value-type="string">
            <text:p>DONNAS</text:p>
          </table:table-cell>
          <table:table-cell office:value-type="string">
            <text:p>:23</text:p>
          </table:table-cell>
          <table:table-cell office:value-type="string">
            <text:p>02:29</text:p>
          </table:table-cell>
          <table:table-cell office:value-type="string">
            <text:p>CF</text:p>
          </table:table-cell>
          <table:table-cell office:value-type="string">
            <text:p>DONNA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 1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LONG ROAD TO RUIN</text:p>
          </table:table-cell>
          <table:table-cell office:value-type="string">
            <text:p>FOO FIGHTERS</text:p>
          </table:table-cell>
          <table:table-cell office:value-type="string">
            <text:p>:11</text:p>
          </table:table-cell>
          <table:table-cell office:value-type="string">
            <text:p>03:40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MONKEY WRENCH</text:p>
          </table:table-cell>
          <table:table-cell office:value-type="string">
            <text:p>FOO FIGHTERS</text:p>
          </table:table-cell>
          <table:table-cell office:value-type="string">
            <text:p>:14</text:p>
          </table:table-cell>
          <table:table-cell office:value-type="string">
            <text:p>03:58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 office:value-type="string">
            <text:p>M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GIRLFRIEND</text:p>
          </table:table-cell>
          <table:table-cell office:value-type="string">
            <text:p>MATTHEW SWEET</text:p>
          </table:table-cell>
          <table:table-cell office:value-type="string">
            <text:p>C02, :34</text:p>
          </table:table-cell>
          <table:table-cell office:value-type="string">
            <text:p>03:40</text:p>
          </table:table-cell>
          <table:table-cell office:value-type="string">
            <text:p>COLD</text:p>
          </table:table-cell>
          <table:table-cell office:value-type="string">
            <text:p>MATTHEW SWEE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IVE FOREVER</text:p>
          </table:table-cell>
          <table:table-cell office:value-type="string">
            <text:p>OASIS</text:p>
          </table:table-cell>
          <table:table-cell office:value-type="string">
            <text:p>:13</text:p>
          </table:table-cell>
          <table:table-cell office:value-type="string">
            <text:p>04:24</text:p>
          </table:table-cell>
          <table:table-cell office:value-type="string">
            <text:p>F</text:p>
          </table:table-cell>
          <table:table-cell office:value-type="string">
            <text:p>OASI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ALL MY LIFE</text:p>
          </table:table-cell>
          <table:table-cell office:value-type="string">
            <text:p>FOO FIGHTERS</text:p>
          </table:table-cell>
          <table:table-cell office:value-type="string">
            <text:p>:06</text:p>
          </table:table-cell>
          <table:table-cell office:value-type="string">
            <text:p>04:10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DOA</text:p>
          </table:table-cell>
          <table:table-cell office:value-type="string">
            <text:p>FOO FIGHTERS</text:p>
          </table:table-cell>
          <table:table-cell office:value-type="string">
            <text:p>:06</text:p>
          </table:table-cell>
          <table:table-cell office:value-type="string">
            <text:p>04:09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ALWAYS ON THE RUN</text:p>
          </table:table-cell>
          <table:table-cell office:value-type="string">
            <text:p>LENNY KRAVITZ</text:p>
          </table:table-cell>
          <table:table-cell office:value-type="string">
            <text:p>:11, :24</text:p>
          </table:table-cell>
          <table:table-cell office:value-type="string">
            <text:p>03:52</text:p>
          </table:table-cell>
          <table:table-cell office:value-type="string">
            <text:p>COLD</text:p>
          </table:table-cell>
          <table:table-cell office:value-type="string">
            <text:p>LENNY KRAVITZ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IFE WASTED</text:p>
          </table:table-cell>
          <table:table-cell office:value-type="string">
            <text:p>PEARL JAM</text:p>
          </table:table-cell>
          <table:table-cell office:value-type="string">
            <text:p>:08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TORY OF MY LIFE</text:p>
          </table:table-cell>
          <table:table-cell office:value-type="string">
            <text:p>SOCIAL DISTORTION</text:p>
          </table:table-cell>
          <table:table-cell office:value-type="string">
            <text:p>:29/:42</text:p>
          </table:table-cell>
          <table:table-cell office:value-type="string">
            <text:p>05:46</text:p>
          </table:table-cell>
          <table:table-cell office:value-type="string">
            <text:p>F</text:p>
          </table:table-cell>
          <table:table-cell office:value-type="string">
            <text:p>SOCIAL DISTORT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YOU DON'T KNOW WHAT LOVE IS</text:p>
          </table:table-cell>
          <table:table-cell office:value-type="string">
            <text:p>WHITE STRIPES, THE</text:p>
          </table:table-cell>
          <table:table-cell office:value-type="string">
            <text:p>:29</text:p>
          </table:table-cell>
          <table:table-cell office:value-type="string">
            <text:p>03:55</text:p>
          </table:table-cell>
          <table:table-cell office:value-type="string">
            <text:p>C</text:p>
          </table:table-cell>
          <table:table-cell office:value-type="string">
            <text:p>WHITE STRIP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BLACK MATH</text:p>
          </table:table-cell>
          <table:table-cell office:value-type="string">
            <text:p>WHITE STRIPES, THE</text:p>
          </table:table-cell>
          <table:table-cell office:value-type="string">
            <text:p>:24</text:p>
          </table:table-cell>
          <table:table-cell office:value-type="string">
            <text:p>03:03</text:p>
          </table:table-cell>
          <table:table-cell office:value-type="string">
            <text:p>C</text:p>
          </table:table-cell>
          <table:table-cell office:value-type="string">
            <text:p>WHITE STRIPES, TH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GIRL, YOU HAVE NO FAITH IN...</text:p>
          </table:table-cell>
          <table:table-cell office:value-type="string">
            <text:p>WHITE STRIPES, THE</text:p>
          </table:table-cell>
          <table:table-cell office:value-type="string">
            <text:p>:08/:27</text:p>
          </table:table-cell>
          <table:table-cell office:value-type="string">
            <text:p>03:17</text:p>
          </table:table-cell>
          <table:table-cell office:value-type="string">
            <text:p>COLD</text:p>
          </table:table-cell>
          <table:table-cell office:value-type="string">
            <text:p>WHITE STRIPES, TH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HE ROCK SHOW</text:p>
          </table:table-cell>
          <table:table-cell office:value-type="string">
            <text:p>BLINK 182</text:p>
          </table:table-cell>
          <table:table-cell office:value-type="string">
            <text:p>:13</text:p>
          </table:table-cell>
          <table:table-cell office:value-type="string">
            <text:p>02:51</text:p>
          </table:table-cell>
          <table:table-cell office:value-type="string">
            <text:p>FADE</text:p>
          </table:table-cell>
          <table:table-cell office:value-type="string">
            <text:p>BLINK 182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IRST DATE</text:p>
          </table:table-cell>
          <table:table-cell office:value-type="string">
            <text:p>BLINK 182</text:p>
          </table:table-cell>
          <table:table-cell office:value-type="string">
            <text:p>:03/:13</text:p>
          </table:table-cell>
          <table:table-cell office:value-type="string">
            <text:p>02:48</text:p>
          </table:table-cell>
          <table:table-cell office:value-type="string">
            <text:p>CF</text:p>
          </table:table-cell>
          <table:table-cell office:value-type="string">
            <text:p>BLINK 182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ROUND MY HEAD</text:p>
          </table:table-cell>
          <table:table-cell office:value-type="string">
            <text:p>CAGE THE ELEPHANT</text:p>
          </table:table-cell>
          <table:table-cell office:value-type="string">
            <text:p>:08/:18</text:p>
          </table:table-cell>
          <table:table-cell office:value-type="string">
            <text:p>03:05</text:p>
          </table:table-cell>
          <table:table-cell office:value-type="string">
            <text:p>CF</text:p>
          </table:table-cell>
          <table:table-cell office:value-type="string">
            <text:p>CAGE THE ELEPHAN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AVE TONIGHT</text:p>
          </table:table-cell>
          <table:table-cell office:value-type="string">
            <text:p>EAGLE-EYE CHERRY</text:p>
          </table:table-cell>
          <table:table-cell office:value-type="string">
            <text:p>:16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EAGLE-EYE CHERR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ALLISON ROAD</text:p>
          </table:table-cell>
          <table:table-cell office:value-type="string">
            <text:p>GIN BLOSSOMS</text:p>
          </table:table-cell>
          <table:table-cell office:value-type="string">
            <text:p>:08/:15</text:p>
          </table:table-cell>
          <table:table-cell office:value-type="string">
            <text:p>03:12</text:p>
          </table:table-cell>
          <table:table-cell office:value-type="string">
            <text:p>CF</text:p>
          </table:table-cell>
          <table:table-cell office:value-type="string">
            <text:p>GIN BLOSSOM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YMPATHY</text:p>
          </table:table-cell>
          <table:table-cell office:value-type="string">
            <text:p>GOO GOO DOLLS</text:p>
          </table:table-cell>
          <table:table-cell office:value-type="string">
            <text:p>:08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GOO GOO DOLL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LACK BALLOON</text:p>
          </table:table-cell>
          <table:table-cell office:value-type="string">
            <text:p>GOO GOO DOLLS</text:p>
          </table:table-cell>
          <table:table-cell office:value-type="string">
            <text:p>:20/:30</text:p>
          </table:table-cell>
          <table:table-cell office:value-type="string">
            <text:p>03:56</text:p>
          </table:table-cell>
          <table:table-cell office:value-type="string">
            <text:p>FADE</text:p>
          </table:table-cell>
          <table:table-cell office:value-type="string">
            <text:p>GOO GOO DOLL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PARIS (OOH LA LA)</text:p>
          </table:table-cell>
          <table:table-cell office:value-type="string">
            <text:p>GRACE POTTER &amp; THE NOCTURNALS</text:p>
          </table:table-cell>
          <table:table-cell office:value-type="string">
            <text:p>:10/:22</text:p>
          </table:table-cell>
          <table:table-cell office:value-type="string">
            <text:p>03:15</text:p>
          </table:table-cell>
          <table:table-cell office:value-type="string">
            <text:p>COLD</text:p>
          </table:table-cell>
          <table:table-cell office:value-type="string">
            <text:p>GRACE POTTER &amp; THE NOCTURNAL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WAY</text:p>
          </table:table-cell>
          <table:table-cell office:value-type="string">
            <text:p>KOOKS, THE</text:p>
          </table:table-cell>
          <table:table-cell office:value-type="string">
            <text:p>:06/:18</text:p>
          </table:table-cell>
          <table:table-cell office:value-type="string">
            <text:p>03:14</text:p>
          </table:table-cell>
          <table:table-cell office:value-type="string">
            <text:p>CF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LWAYS WHERE I NEED TO BE</text:p>
          </table:table-cell>
          <table:table-cell office:value-type="string">
            <text:p>KOOKS, THE</text:p>
          </table:table-cell>
          <table:table-cell office:value-type="string">
            <text:p>:07/:19</text:p>
          </table:table-cell>
          <table:table-cell office:value-type="string">
            <text:p>02:37</text:p>
          </table:table-cell>
          <table:table-cell office:value-type="string">
            <text:p>C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OOH LA</text:p>
          </table:table-cell>
          <table:table-cell office:value-type="string">
            <text:p>KOOKS, THE</text:p>
          </table:table-cell>
          <table:table-cell office:value-type="string">
            <text:p>:07</text:p>
          </table:table-cell>
          <table:table-cell office:value-type="string">
            <text:p>03:17</text:p>
          </table:table-cell>
          <table:table-cell office:value-type="string">
            <text:p>F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UMBERSOME</text:p>
          </table:table-cell>
          <table:table-cell office:value-type="string">
            <text:p>SEVEN MARY THREE</text:p>
          </table:table-cell>
          <table:table-cell office:value-type="string">
            <text:p>:13</text:p>
          </table:table-cell>
          <table:table-cell office:value-type="string">
            <text:p>03:46</text:p>
          </table:table-cell>
          <table:table-cell office:value-type="string">
            <text:p>CF</text:p>
          </table:table-cell>
          <table:table-cell office:value-type="string">
            <text:p>SEVEN MARY THREE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GRACE</text:p>
          </table:table-cell>
          <table:table-cell office:value-type="string">
            <text:p>SUPERGRASS</text:p>
          </table:table-cell>
          <table:table-cell office:value-type="string">
            <text:p>:21</text:p>
          </table:table-cell>
          <table:table-cell office:value-type="string">
            <text:p>02:24</text:p>
          </table:table-cell>
          <table:table-cell office:value-type="string">
            <text:p>CF</text:p>
          </table:table-cell>
          <table:table-cell office:value-type="string">
            <text:p>SUPERGRAS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PHOTOGRAPH</text:p>
          </table:table-cell>
          <table:table-cell office:value-type="string">
            <text:p>WEEZER</text:p>
          </table:table-cell>
          <table:table-cell office:value-type="string">
            <text:p>:11</text:p>
          </table:table-cell>
          <table:table-cell office:value-type="string">
            <text:p>02:07</text:p>
          </table:table-cell>
          <table:table-cell office:value-type="string">
            <text:p>CF</text:p>
          </table:table-cell>
          <table:table-cell office:value-type="string">
            <text:p>WEEZE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OMEBODY THAT I USED TO KNOW</text:p>
          </table:table-cell>
          <table:table-cell office:value-type="string">
            <text:p>GOTYE</text:p>
          </table:table-cell>
          <table:table-cell office:value-type="string">
            <text:p>:04/:19</text:p>
          </table:table-cell>
          <table:table-cell office:value-type="string">
            <text:p>04:02</text:p>
          </table:table-cell>
          <table:table-cell office:value-type="string">
            <text:p>COLD</text:p>
          </table:table-cell>
          <table:table-cell office:value-type="string">
            <text:p>GOTY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F I HAD A GUN...</text:p>
          </table:table-cell>
          <table:table-cell office:value-type="string">
            <text:p>NOEL GALLAGHER</text:p>
          </table:table-cell>
          <table:table-cell office:value-type="string">
            <text:p>:02/:14</text:p>
          </table:table-cell>
          <table:table-cell office:value-type="string">
            <text:p>04:00</text:p>
          </table:table-cell>
          <table:table-cell office:value-type="string">
            <text:p>CF</text:p>
          </table:table-cell>
          <table:table-cell office:value-type="string">
            <text:p>NOEL GALLAGHER; OASI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ORN ALONE</text:p>
          </table:table-cell>
          <table:table-cell office:value-type="string">
            <text:p>WILCO</text:p>
          </table:table-cell>
          <table:table-cell office:value-type="string">
            <text:p>:05/:09</text:p>
          </table:table-cell>
          <table:table-cell office:value-type="string">
            <text:p>03:46</text:p>
          </table:table-cell>
          <table:table-cell office:value-type="string">
            <text:p>FADE</text:p>
          </table:table-cell>
          <table:table-cell office:value-type="string">
            <text:p>WILC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NO LIGHT, NO LIGHT</text:p>
          </table:table-cell>
          <table:table-cell office:value-type="string">
            <text:p>FLORENCE &amp; THE MACHINE</text:p>
          </table:table-cell>
          <table:table-cell office:value-type="string">
            <text:p>:14</text:p>
          </table:table-cell>
          <table:table-cell office:value-type="string">
            <text:p>04:14</text:p>
          </table:table-cell>
          <table:table-cell office:value-type="string">
            <text:p>CF</text:p>
          </table:table-cell>
          <table:table-cell office:value-type="string">
            <text:p>FLORENCE &amp; THE MACHIN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NEVER GO BACK</text:p>
          </table:table-cell>
          <table:table-cell office:value-type="string">
            <text:p>GRACE POTTER &amp; THE NOCTURNALS</text:p>
          </table:table-cell>
          <table:table-cell office:value-type="string">
            <text:p>:05/:22</text:p>
          </table:table-cell>
          <table:table-cell office:value-type="string">
            <text:p>03:37</text:p>
          </table:table-cell>
          <table:table-cell office:value-type="string">
            <text:p>CF</text:p>
          </table:table-cell>
          <table:table-cell office:value-type="string">
            <text:p>GRACE POTTER &amp; THE NOCTURNALS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OW'D YOU LIKE THAT</text:p>
          </table:table-cell>
          <table:table-cell office:value-type="string">
            <text:p>KOOKS, THE</text:p>
          </table:table-cell>
          <table:table-cell office:value-type="string">
            <text:p>:06/:24</text:p>
          </table:table-cell>
          <table:table-cell office:value-type="string">
            <text:p>03:07</text:p>
          </table:table-cell>
          <table:table-cell office:value-type="string">
            <text:p>FADE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M BONES</text:p>
          </table:table-cell>
          <table:table-cell office:value-type="string">
            <text:p>ALICE IN CHAINS</text:p>
          </table:table-cell>
          <table:table-cell office:value-type="string">
            <text:p>C:02/:00</text:p>
          </table:table-cell>
          <table:table-cell office:value-type="string">
            <text:p>02:30</text:p>
          </table:table-cell>
          <table:table-cell office:value-type="string">
            <text:p>ICE</text:p>
          </table:table-cell>
          <table:table-cell office:value-type="string">
            <text:p>ALICE IN CHAIN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WOULD</text:p>
          </table:table-cell>
          <table:table-cell office:value-type="string">
            <text:p>ALICE IN CHAINS</text:p>
          </table:table-cell>
          <table:table-cell office:value-type="string">
            <text:p>:32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ALICE IN CHA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NO EXCUSES</text:p>
          </table:table-cell>
          <table:table-cell office:value-type="string">
            <text:p>ALICE IN CHAINS</text:p>
          </table:table-cell>
          <table:table-cell office:value-type="string">
            <text:p>:27</text:p>
          </table:table-cell>
          <table:table-cell office:value-type="string">
            <text:p>04:18</text:p>
          </table:table-cell>
          <table:table-cell office:value-type="string">
            <text:p>CF</text:p>
          </table:table-cell>
          <table:table-cell office:value-type="string">
            <text:p>ALICE IN CHA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NO SLEEP TILL BROOKLYN</text:p>
          </table:table-cell>
          <table:table-cell office:value-type="string">
            <text:p>BEASTIE BOYS</text:p>
          </table:table-cell>
          <table:table-cell office:value-type="string">
            <text:p>:00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BEASTIE BOYS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FIGHT FOR YOUR RIGHT</text:p>
          </table:table-cell>
          <table:table-cell office:value-type="string">
            <text:p>BEASTIE BOYS</text:p>
          </table:table-cell>
          <table:table-cell office:value-type="string">
            <text:p>:07</text:p>
          </table:table-cell>
          <table:table-cell office:value-type="string">
            <text:p>03:17</text:p>
          </table:table-cell>
          <table:table-cell office:value-type="string">
            <text:p>FADE</text:p>
          </table:table-cell>
          <table:table-cell office:value-type="string">
            <text:p>BEASTIE BOYS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ROCKIN' THE SUBURBS</text:p>
          </table:table-cell>
          <table:table-cell office:value-type="string">
            <text:p>BEN FOLDS</text:p>
          </table:table-cell>
          <table:table-cell office:value-type="string">
            <text:p>:25</text:p>
          </table:table-cell>
          <table:table-cell office:value-type="string">
            <text:p>03:14</text:p>
          </table:table-cell>
          <table:table-cell office:value-type="string">
            <text:p>CF</text:p>
          </table:table-cell>
          <table:table-cell office:value-type="string">
            <text:p>BEN FOLD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I GOT MINE</text:p>
          </table:table-cell>
          <table:table-cell office:value-type="string">
            <text:p>BLACK KEYS, THE</text:p>
          </table:table-cell>
          <table:table-cell office:value-type="string">
            <text:p>:08/:31</text:p>
          </table:table-cell>
          <table:table-cell office:value-type="string">
            <text:p>03:55</text:p>
          </table:table-cell>
          <table:table-cell office:value-type="string">
            <text:p>F</text:p>
          </table:table-cell>
          <table:table-cell office:value-type="string">
            <text:p>BLACK KEYS; BLACK KEY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TRANGE TIMES</text:p>
          </table:table-cell>
          <table:table-cell office:value-type="string">
            <text:p>BLACK KEYS, THE</text:p>
          </table:table-cell>
          <table:table-cell office:value-type="string">
            <text:p>:07/:19</text:p>
          </table:table-cell>
          <table:table-cell office:value-type="string">
            <text:p>03:09</text:p>
          </table:table-cell>
          <table:table-cell office:value-type="string">
            <text:p>C</text:p>
          </table:table-cell>
          <table:table-cell office:value-type="string">
            <text:p>BLACK KEYS; BLACK KEY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EYES WIDE OPEN</text:p>
          </table:table-cell>
          <table:table-cell office:value-type="string">
            <text:p>GOTYE</text:p>
          </table:table-cell>
          <table:table-cell office:value-type="string">
            <text:p>:02</text:p>
          </table:table-cell>
          <table:table-cell office:value-type="string">
            <text:p>03:03</text:p>
          </table:table-cell>
          <table:table-cell office:value-type="string">
            <text:p>CF</text:p>
          </table:table-cell>
          <table:table-cell office:value-type="string">
            <text:p>GOTY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AYSLEEPER</text:p>
          </table:table-cell>
          <table:table-cell office:value-type="string">
            <text:p>REM</text:p>
          </table:table-cell>
          <table:table-cell office:value-type="string">
            <text:p>:06/:15</text:p>
          </table:table-cell>
          <table:table-cell office:value-type="string">
            <text:p>03:31</text:p>
          </table:table-cell>
          <table:table-cell office:value-type="string">
            <text:p>CF</text:p>
          </table:table-cell>
          <table:table-cell office:value-type="string">
            <text:p>RE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RAIN KING</text:p>
          </table:table-cell>
          <table:table-cell office:value-type="string">
            <text:p>COUNTING CROWS</text:p>
          </table:table-cell>
          <table:table-cell office:value-type="string">
            <text:p>:13</text:p>
          </table:table-cell>
          <table:table-cell office:value-type="string">
            <text:p>04:09</text:p>
          </table:table-cell>
          <table:table-cell office:value-type="string">
            <text:p>CF</text:p>
          </table:table-cell>
          <table:table-cell office:value-type="string">
            <text:p>COUNTING CROW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OME AROUND</text:p>
          </table:table-cell>
          <table:table-cell office:value-type="string">
            <text:p>COUNTING CROWS</text:p>
          </table:table-cell>
          <table:table-cell office:value-type="string">
            <text:p>:16/:37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COUNTING CROW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YOU CAN'T COUNT ON ME</text:p>
          </table:table-cell>
          <table:table-cell office:value-type="string">
            <text:p>COUNTING CROWS</text:p>
          </table:table-cell>
          <table:table-cell office:value-type="string">
            <text:p>:09</text:p>
          </table:table-cell>
          <table:table-cell office:value-type="string">
            <text:p>03:09</text:p>
          </table:table-cell>
          <table:table-cell office:value-type="string">
            <text:p>CF</text:p>
          </table:table-cell>
          <table:table-cell office:value-type="string">
            <text:p>COUNTING CROW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EN I DREAM OF MICHELANGELO</text:p>
          </table:table-cell>
          <table:table-cell office:value-type="string">
            <text:p>COUNTING CROWS</text:p>
          </table:table-cell>
          <table:table-cell office:value-type="string">
            <text:p>:25</text:p>
          </table:table-cell>
          <table:table-cell office:value-type="string">
            <text:p>03:04</text:p>
          </table:table-cell>
          <table:table-cell office:value-type="string">
            <text:p>CF</text:p>
          </table:table-cell>
          <table:table-cell office:value-type="string">
            <text:p>COUNTING CROW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OYS DON'T CRY</text:p>
          </table:table-cell>
          <table:table-cell office:value-type="string">
            <text:p>CURE, THE</text:p>
          </table:table-cell>
          <table:table-cell office:value-type="string">
            <text:p>:07, :24</text:p>
          </table:table-cell>
          <table:table-cell office:value-type="string">
            <text:p>02:42</text:p>
          </table:table-cell>
          <table:table-cell office:value-type="string">
            <text:p>CF</text:p>
          </table:table-cell>
          <table:table-cell office:value-type="string">
            <text:p>CUR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FRIDAY I'M IN LOVE</text:p>
          </table:table-cell>
          <table:table-cell office:value-type="string">
            <text:p>CURE, THE</text:p>
          </table:table-cell>
          <table:table-cell office:value-type="string">
            <text:p>:30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CUR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JUST LIKE HEAVEN</text:p>
          </table:table-cell>
          <table:table-cell office:value-type="string">
            <text:p>CURE, THE</text:p>
          </table:table-cell>
          <table:table-cell office:value-type="string">
            <text:p>:25, :50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CUR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RIPPING BILLIES</text:p>
          </table:table-cell>
          <table:table-cell office:value-type="string">
            <text:p>DAVE MATTHEWS BAND</text:p>
          </table:table-cell>
          <table:table-cell office:value-type="string">
            <text:p>C:03/:24</text:p>
          </table:table-cell>
          <table:table-cell office:value-type="string">
            <text:p>04:56</text:p>
          </table:table-cell>
          <table:table-cell office:value-type="string">
            <text:p>CF</text:p>
          </table:table-cell>
          <table:table-cell office:value-type="string">
            <text:p>DAVE MATTHEWS BAND</text:p>
          </table:table-cell>
          <table:table-cell office:value-type="string">
            <text:p>IJ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TAY</text:p>
          </table:table-cell>
          <table:table-cell office:value-type="string">
            <text:p>DAVE MATTHEWS BAND</text:p>
          </table:table-cell>
          <table:table-cell office:value-type="string">
            <text:p>:17</text:p>
          </table:table-cell>
          <table:table-cell office:value-type="string">
            <text:p>04:39</text:p>
          </table:table-cell>
          <table:table-cell office:value-type="string">
            <text:p>COLD</text:p>
          </table:table-cell>
          <table:table-cell office:value-type="string">
            <text:p>DAVE MATTHEW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OO MUCH</text:p>
          </table:table-cell>
          <table:table-cell office:value-type="string">
            <text:p>DAVE MATTHEWS BAND</text:p>
          </table:table-cell>
          <table:table-cell office:value-type="string">
            <text:p>:16</text:p>
          </table:table-cell>
          <table:table-cell office:value-type="string">
            <text:p>03:42</text:p>
          </table:table-cell>
          <table:table-cell office:value-type="string">
            <text:p>FADE</text:p>
          </table:table-cell>
          <table:table-cell office:value-type="string">
            <text:p>DAVE MATTHEWS BAND</text:p>
          </table:table-cell>
          <table:table-cell office:value-type="string">
            <text:p>IJ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HE BEST OF WHAT'S AROUND</text:p>
          </table:table-cell>
          <table:table-cell office:value-type="string">
            <text:p>DAVE MATTHEWS BAND</text:p>
          </table:table-cell>
          <table:table-cell office:value-type="string">
            <text:p>:00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DAVE MATTHEW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ANG BANG</text:p>
          </table:table-cell>
          <table:table-cell office:value-type="string">
            <text:p>DISPATCH</text:p>
          </table:table-cell>
          <table:table-cell office:value-type="string">
            <text:p>:23</text:p>
          </table:table-cell>
          <table:table-cell office:value-type="string">
            <text:p>04:28</text:p>
          </table:table-cell>
          <table:table-cell office:value-type="string">
            <text:p>FADE</text:p>
          </table:table-cell>
          <table:table-cell office:value-type="string">
            <text:p>DISPATCH; STATE RADI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RAILWAY</text:p>
          </table:table-cell>
          <table:table-cell office:value-type="string">
            <text:p>DISPATCH</text:p>
          </table:table-cell>
          <table:table-cell office:value-type="string">
            <text:p>:12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DISPATCH; STATE RADI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ONE HIT WONDER</text:p>
          </table:table-cell>
          <table:table-cell office:value-type="string">
            <text:p>EVERCLEAR</text:p>
          </table:table-cell>
          <table:table-cell office:value-type="string">
            <text:p>:11, :22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EVERCLEA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YOU'VE GOT THE LOVE</text:p>
          </table:table-cell>
          <table:table-cell office:value-type="string">
            <text:p>FLORENCE &amp; THE MACHINE</text:p>
          </table:table-cell>
          <table:table-cell office:value-type="string">
            <text:p>:00</text:p>
          </table:table-cell>
          <table:table-cell office:value-type="string">
            <text:p>02:42</text:p>
          </table:table-cell>
          <table:table-cell office:value-type="string">
            <text:p>CF</text:p>
          </table:table-cell>
          <table:table-cell office:value-type="string">
            <text:p>FLORENCE &amp; THE MACHI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Y JULIE</text:p>
          </table:table-cell>
          <table:table-cell office:value-type="string">
            <text:p>FOUNTAINS OF WAYNE</text:p>
          </table:table-cell>
          <table:table-cell office:value-type="string">
            <text:p>:08/:15</text:p>
          </table:table-cell>
          <table:table-cell office:value-type="string">
            <text:p>02:37</text:p>
          </table:table-cell>
          <table:table-cell office:value-type="string">
            <text:p>CF</text:p>
          </table:table-cell>
          <table:table-cell office:value-type="string">
            <text:p>FOUNTAINS OF WAY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DO YOU WANT TO</text:p>
          </table:table-cell>
          <table:table-cell office:value-type="string">
            <text:p>FRANZ FERDINAND</text:p>
          </table:table-cell>
          <table:table-cell office:value-type="string">
            <text:p>:00</text:p>
          </table:table-cell>
          <table:table-cell office:value-type="string">
            <text:p>03:38</text:p>
          </table:table-cell>
          <table:table-cell office:value-type="string">
            <text:p>CF</text:p>
          </table:table-cell>
          <table:table-cell office:value-type="string">
            <text:p>FRANZ FERDINAN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THE FALLEN</text:p>
          </table:table-cell>
          <table:table-cell office:value-type="string">
            <text:p>FRANZ FERDINAND</text:p>
          </table:table-cell>
          <table:table-cell office:value-type="string">
            <text:p>C:06/:47</text:p>
          </table:table-cell>
          <table:table-cell office:value-type="string">
            <text:p>03:40</text:p>
          </table:table-cell>
          <table:table-cell office:value-type="string">
            <text:p>C</text:p>
          </table:table-cell>
          <table:table-cell office:value-type="string">
            <text:p>FRANZ FERDINAN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HENRIETTA</text:p>
          </table:table-cell>
          <table:table-cell office:value-type="string">
            <text:p>FRATELLIS, THE</text:p>
          </table:table-cell>
          <table:table-cell office:value-type="string">
            <text:p>:10/:18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FRATELLI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OK OUT, SUNSHINE!</text:p>
          </table:table-cell>
          <table:table-cell office:value-type="string">
            <text:p>FRATELLIS, THE</text:p>
          </table:table-cell>
          <table:table-cell office:value-type="string">
            <text:p>:12</text:p>
          </table:table-cell>
          <table:table-cell office:value-type="string">
            <text:p>03:43</text:p>
          </table:table-cell>
          <table:table-cell office:value-type="string">
            <text:p>CF</text:p>
          </table:table-cell>
          <table:table-cell office:value-type="string">
            <text:p>FRATELLI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ISTLE FOR THE CHOIR</text:p>
          </table:table-cell>
          <table:table-cell office:value-type="string">
            <text:p>FRATELLIS, THE</text:p>
          </table:table-cell>
          <table:table-cell office:value-type="string">
            <text:p>:15</text:p>
          </table:table-cell>
          <table:table-cell office:value-type="string">
            <text:p>03:36</text:p>
          </table:table-cell>
          <table:table-cell office:value-type="string">
            <text:p>C</text:p>
          </table:table-cell>
          <table:table-cell office:value-type="string">
            <text:p>FRATELLI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HE '59 SOUND</text:p>
          </table:table-cell>
          <table:table-cell office:value-type="string">
            <text:p>GASLIGHT ANTHEM, THE</text:p>
          </table:table-cell>
          <table:table-cell office:value-type="string">
            <text:p>:12/:23</text:p>
          </table:table-cell>
          <table:table-cell office:value-type="string">
            <text:p>03:05</text:p>
          </table:table-cell>
          <table:table-cell office:value-type="string">
            <text:p>CF</text:p>
          </table:table-cell>
          <table:table-cell office:value-type="string">
            <text:p>GASLIGHT ANTHEM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MERICAN SLANG</text:p>
          </table:table-cell>
          <table:table-cell office:value-type="string">
            <text:p>GASLIGHT ANTHEM, THE</text:p>
          </table:table-cell>
          <table:table-cell office:value-type="string">
            <text:p>:29</text:p>
          </table:table-cell>
          <table:table-cell office:value-type="string">
            <text:p>03:36</text:p>
          </table:table-cell>
          <table:table-cell office:value-type="string">
            <text:p>FADE</text:p>
          </table:table-cell>
          <table:table-cell office:value-type="string">
            <text:p>GASLIGHT ANTHEM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RS. RITA</text:p>
          </table:table-cell>
          <table:table-cell office:value-type="string">
            <text:p>GIN BLOSSOMS</text:p>
          </table:table-cell>
          <table:table-cell office:value-type="string">
            <text:p>:15</text:p>
          </table:table-cell>
          <table:table-cell office:value-type="string">
            <text:p>04:19</text:p>
          </table:table-cell>
          <table:table-cell office:value-type="string">
            <text:p>CF</text:p>
          </table:table-cell>
          <table:table-cell office:value-type="string">
            <text:p>GIN BLOSSOM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IL I HEAR IT FROM YOU</text:p>
          </table:table-cell>
          <table:table-cell office:value-type="string">
            <text:p>GIN BLOSSOMS</text:p>
          </table:table-cell>
          <table:table-cell office:value-type="string">
            <text:p>C:01/:17</text:p>
          </table:table-cell>
          <table:table-cell office:value-type="string">
            <text:p>03:40</text:p>
          </table:table-cell>
          <table:table-cell office:value-type="string">
            <text:p>FADE</text:p>
          </table:table-cell>
          <table:table-cell office:value-type="string">
            <text:p>GIN BLOSSOM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ICK TICK BOOM</text:p>
          </table:table-cell>
          <table:table-cell office:value-type="string">
            <text:p>HIVES, THE</text:p>
          </table:table-cell>
          <table:table-cell office:value-type="string">
            <text:p>:11</text:p>
          </table:table-cell>
          <table:table-cell office:value-type="string">
            <text:p>03:18</text:p>
          </table:table-cell>
          <table:table-cell office:value-type="string">
            <text:p>C</text:p>
          </table:table-cell>
          <table:table-cell office:value-type="string">
            <text:p>HIV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HATE TO SAY I TOLD YOU SO</text:p>
          </table:table-cell>
          <table:table-cell office:value-type="string">
            <text:p>HIVES, THE</text:p>
          </table:table-cell>
          <table:table-cell office:value-type="string">
            <text:p>:36</text:p>
          </table:table-cell>
          <table:table-cell office:value-type="string">
            <text:p>03:20</text:p>
          </table:table-cell>
          <table:table-cell office:value-type="string">
            <text:p>C</text:p>
          </table:table-cell>
          <table:table-cell office:value-type="string">
            <text:p>HIV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ONCE</text:p>
          </table:table-cell>
          <table:table-cell office:value-type="string">
            <text:p>PEARL JAM</text:p>
          </table:table-cell>
          <table:table-cell office:value-type="string">
            <text:p>:56</text:p>
          </table:table-cell>
          <table:table-cell office:value-type="string">
            <text:p>03:48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TATE OF LOVE AND TRUST</text:p>
          </table:table-cell>
          <table:table-cell office:value-type="string">
            <text:p>PEARL JAM</text:p>
          </table:table-cell>
          <table:table-cell office:value-type="string">
            <text:p>:19</text:p>
          </table:table-cell>
          <table:table-cell office:value-type="string">
            <text:p>03:43</text:p>
          </table:table-cell>
          <table:table-cell office:value-type="string">
            <text:p>COLD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ROTHER</text:p>
          </table:table-cell>
          <table:table-cell office:value-type="string">
            <text:p>PEARL JAM</text:p>
          </table:table-cell>
          <table:table-cell office:value-type="string">
            <text:p>:22</text:p>
          </table:table-cell>
          <table:table-cell office:value-type="string">
            <text:p>03:48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YOUR LITTLE HOODRAT FRIEND</text:p>
          </table:table-cell>
          <table:table-cell office:value-type="string">
            <text:p>HOLD STEADY, THE</text:p>
          </table:table-cell>
          <table:table-cell office:value-type="string">
            <text:p>:00</text:p>
          </table:table-cell>
          <table:table-cell office:value-type="string">
            <text:p>03:53</text:p>
          </table:table-cell>
          <table:table-cell office:value-type="string">
            <text:p>CF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MASSIVE NIGHTS</text:p>
          </table:table-cell>
          <table:table-cell office:value-type="string">
            <text:p>HOLD STEADY, THE</text:p>
          </table:table-cell>
          <table:table-cell office:value-type="string">
            <text:p>:16</text:p>
          </table:table-cell>
          <table:table-cell office:value-type="string">
            <text:p>02:47</text:p>
          </table:table-cell>
          <table:table-cell office:value-type="string">
            <text:p>F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NSTRUCTIVE SUMMER</text:p>
          </table:table-cell>
          <table:table-cell office:value-type="string">
            <text:p>HOLD STEADY, THE</text:p>
          </table:table-cell>
          <table:table-cell office:value-type="string">
            <text:p>:13</text:p>
          </table:table-cell>
          <table:table-cell office:value-type="string">
            <text:p>02:46</text:p>
          </table:table-cell>
          <table:table-cell office:value-type="string">
            <text:p>F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E CAN GET TOGETHER</text:p>
          </table:table-cell>
          <table:table-cell office:value-type="string">
            <text:p>HOLD STEADY, THE</text:p>
          </table:table-cell>
          <table:table-cell office:value-type="string">
            <text:p>:22</text:p>
          </table:table-cell>
          <table:table-cell office:value-type="string">
            <text:p>04:27</text:p>
          </table:table-cell>
          <table:table-cell office:value-type="string">
            <text:p>F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OT SOFT LIGHT</text:p>
          </table:table-cell>
          <table:table-cell office:value-type="string">
            <text:p>HOLD STEADY, THE</text:p>
          </table:table-cell>
          <table:table-cell office:value-type="string">
            <text:p>:15</text:p>
          </table:table-cell>
          <table:table-cell office:value-type="string">
            <text:p>03:54</text:p>
          </table:table-cell>
          <table:table-cell office:value-type="string">
            <text:p>FADE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GOODNIGHT, GOODNIGHT</text:p>
          </table:table-cell>
          <table:table-cell office:value-type="string">
            <text:p>HOT HOT HEAT</text:p>
          </table:table-cell>
          <table:table-cell office:value-type="string">
            <text:p>:07</text:p>
          </table:table-cell>
          <table:table-cell office:value-type="string">
            <text:p>02:07</text:p>
          </table:table-cell>
          <table:table-cell office:value-type="string">
            <text:p>CF</text:p>
          </table:table-cell>
          <table:table-cell office:value-type="string">
            <text:p>HOT HOT HEA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MIDDLE OF NOWHERE</text:p>
          </table:table-cell>
          <table:table-cell office:value-type="string">
            <text:p>HOT HOT HEAT</text:p>
          </table:table-cell>
          <table:table-cell office:value-type="string">
            <text:p>:17</text:p>
          </table:table-cell>
          <table:table-cell office:value-type="string">
            <text:p>03:43</text:p>
          </table:table-cell>
          <table:table-cell office:value-type="string">
            <text:p>COLD</text:p>
          </table:table-cell>
          <table:table-cell office:value-type="string">
            <text:p>HOT HOT HEA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ET ME IN</text:p>
          </table:table-cell>
          <table:table-cell office:value-type="string">
            <text:p>HOT HOT HEAT</text:p>
          </table:table-cell>
          <table:table-cell office:value-type="string">
            <text:p>:14/:20</text:p>
          </table:table-cell>
          <table:table-cell office:value-type="string">
            <text:p>04:15</text:p>
          </table:table-cell>
          <table:table-cell office:value-type="string">
            <text:p>CF</text:p>
          </table:table-cell>
          <table:table-cell office:value-type="string">
            <text:p>HOT HOT HEA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TELLAR</text:p>
          </table:table-cell>
          <table:table-cell office:value-type="string">
            <text:p>INCUBUS</text:p>
          </table:table-cell>
          <table:table-cell office:value-type="string">
            <text:p>:00</text:p>
          </table:table-cell>
          <table:table-cell office:value-type="string">
            <text:p>03:15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UPSIDE DOWN</text:p>
          </table:table-cell>
          <table:table-cell office:value-type="string">
            <text:p>JACK JOHNSON</text:p>
          </table:table-cell>
          <table:table-cell office:value-type="string">
            <text:p>C:04/:32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JACK JOHNS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HE'S A GENIUS</text:p>
          </table:table-cell>
          <table:table-cell office:value-type="string">
            <text:p>JET</text:p>
          </table:table-cell>
          <table:table-cell office:value-type="string">
            <text:p>:19</text:p>
          </table:table-cell>
          <table:table-cell office:value-type="string">
            <text:p>02:58</text:p>
          </table:table-cell>
          <table:table-cell office:value-type="string">
            <text:p>C</text:p>
          </table:table-cell>
          <table:table-cell office:value-type="string">
            <text:p>JET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TAND UP</text:p>
          </table:table-cell>
          <table:table-cell office:value-type="string">
            <text:p>JET</text:p>
          </table:table-cell>
          <table:table-cell office:value-type="string">
            <text:p>:15</text:p>
          </table:table-cell>
          <table:table-cell office:value-type="string">
            <text:p>03:34</text:p>
          </table:table-cell>
          <table:table-cell office:value-type="string">
            <text:p>CF</text:p>
          </table:table-cell>
          <table:table-cell office:value-type="string">
            <text:p>JE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PUT YOUR MONEY WHERE YOUR...</text:p>
          </table:table-cell>
          <table:table-cell office:value-type="string">
            <text:p>JET</text:p>
          </table:table-cell>
          <table:table-cell office:value-type="string">
            <text:p>:06</text:p>
          </table:table-cell>
          <table:table-cell office:value-type="string">
            <text:p>02:31</text:p>
          </table:table-cell>
          <table:table-cell office:value-type="string">
            <text:p>CF</text:p>
          </table:table-cell>
          <table:table-cell office:value-type="string">
            <text:p>JE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LEARNT MY LESSON WELL</text:p>
          </table:table-cell>
          <table:table-cell office:value-type="string">
            <text:p>KAISER CHIEFS</text:p>
          </table:table-cell>
          <table:table-cell office:value-type="string">
            <text:p>C:04/:40</text:p>
          </table:table-cell>
          <table:table-cell office:value-type="string">
            <text:p>03:48</text:p>
          </table:table-cell>
          <table:table-cell office:value-type="string">
            <text:p>CF</text:p>
          </table:table-cell>
          <table:table-cell office:value-type="string">
            <text:p>KAISER CHIEF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 PREDICT A RIOT</text:p>
          </table:table-cell>
          <table:table-cell office:value-type="string">
            <text:p>KAISER CHIEFS</text:p>
          </table:table-cell>
          <table:table-cell office:value-type="string">
            <text:p>:28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KAISER CHIEF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NEVER MISS A BEAT</text:p>
          </table:table-cell>
          <table:table-cell office:value-type="string">
            <text:p>KAISER CHIEFS</text:p>
          </table:table-cell>
          <table:table-cell office:value-type="string">
            <text:p>:20</text:p>
          </table:table-cell>
          <table:table-cell office:value-type="string">
            <text:p>03:07</text:p>
          </table:table-cell>
          <table:table-cell office:value-type="string">
            <text:p>C</text:p>
          </table:table-cell>
          <table:table-cell office:value-type="string">
            <text:p>KAISER CHIEF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TAY POSITIVE</text:p>
          </table:table-cell>
          <table:table-cell office:value-type="string">
            <text:p>HOLD STEADY, THE</text:p>
          </table:table-cell>
          <table:table-cell office:value-type="string">
            <text:p>:27</text:p>
          </table:table-cell>
          <table:table-cell office:value-type="string">
            <text:p>02:59</text:p>
          </table:table-cell>
          <table:table-cell office:value-type="string">
            <text:p>COLD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TEAL MY SUNSHINE</text:p>
          </table:table-cell>
          <table:table-cell office:value-type="string">
            <text:p>LEN</text:p>
          </table:table-cell>
          <table:table-cell office:value-type="string">
            <text:p>:03/:15</text:p>
          </table:table-cell>
          <table:table-cell office:value-type="string">
            <text:p>04:05</text:p>
          </table:table-cell>
          <table:table-cell office:value-type="string">
            <text:p>CF</text:p>
          </table:table-cell>
          <table:table-cell office:value-type="string">
            <text:p>L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ENT</text:p>
          </table:table-cell>
          <table:table-cell office:value-type="string">
            <text:p>MATCHBOX 20</text:p>
          </table:table-cell>
          <table:table-cell office:value-type="string">
            <text:p>:21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MATCHBOX 20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ROSIE</text:p>
          </table:table-cell>
          <table:table-cell office:value-type="string">
            <text:p>KOOKS, THE</text:p>
          </table:table-cell>
          <table:table-cell office:value-type="string">
            <text:p>:04</text:p>
          </table:table-cell>
          <table:table-cell office:value-type="string">
            <text:p>03:06</text:p>
          </table:table-cell>
          <table:table-cell office:value-type="string">
            <text:p>CF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A FA</text:p>
          </table:table-cell>
          <table:table-cell office:value-type="string">
            <text:p>GUSTER</text:p>
          </table:table-cell>
          <table:table-cell office:value-type="string">
            <text:p>:03</text:p>
          </table:table-cell>
          <table:table-cell office:value-type="string">
            <text:p>04:34</text:p>
          </table:table-cell>
          <table:table-cell office:value-type="string">
            <text:p>FADE</text:p>
          </table:table-cell>
          <table:table-cell office:value-type="string">
            <text:p>GUST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AREFUL</text:p>
          </table:table-cell>
          <table:table-cell office:value-type="string">
            <text:p>GUSTER</text:p>
          </table:table-cell>
          <table:table-cell office:value-type="string">
            <text:p>:13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GUST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'MON</text:p>
          </table:table-cell>
          <table:table-cell office:value-type="string">
            <text:p>GUSTER</text:p>
          </table:table-cell>
          <table:table-cell office:value-type="string">
            <text:p>:08</text:p>
          </table:table-cell>
          <table:table-cell office:value-type="string">
            <text:p>03:51</text:p>
          </table:table-cell>
          <table:table-cell office:value-type="string">
            <text:p>CF</text:p>
          </table:table-cell>
          <table:table-cell office:value-type="string">
            <text:p>GUST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ARREL OF A GUN</text:p>
          </table:table-cell>
          <table:table-cell office:value-type="string">
            <text:p>GUSTER</text:p>
          </table:table-cell>
          <table:table-cell office:value-type="string">
            <text:p>:09</text:p>
          </table:table-cell>
          <table:table-cell office:value-type="string">
            <text:p>03:05</text:p>
          </table:table-cell>
          <table:table-cell office:value-type="string">
            <text:p>FADE</text:p>
          </table:table-cell>
          <table:table-cell office:value-type="string">
            <text:p>GUST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DO YOU LOVE ME</text:p>
          </table:table-cell>
          <table:table-cell office:value-type="string">
            <text:p>GUSTER</text:p>
          </table:table-cell>
          <table:table-cell office:value-type="string">
            <text:p>:16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GUST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RCHITECTS &amp; ENGINEERS</text:p>
          </table:table-cell>
          <table:table-cell office:value-type="string">
            <text:p>GUSTER</text:p>
          </table:table-cell>
          <table:table-cell office:value-type="string">
            <text:p>:08/:17</text:p>
          </table:table-cell>
          <table:table-cell office:value-type="string">
            <text:p>02:50</text:p>
          </table:table-cell>
          <table:table-cell office:value-type="string">
            <text:p>CF</text:p>
          </table:table-cell>
          <table:table-cell office:value-type="string">
            <text:p>GUST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VE AND MEMORIES</text:p>
          </table:table-cell>
          <table:table-cell office:value-type="string">
            <text:p>O.A.R.</text:p>
          </table:table-cell>
          <table:table-cell office:value-type="string">
            <text:p>:16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O.A.R.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HATTERED</text:p>
          </table:table-cell>
          <table:table-cell office:value-type="string">
            <text:p>O.A.R.</text:p>
          </table:table-cell>
          <table:table-cell office:value-type="string">
            <text:p>:11</text:p>
          </table:table-cell>
          <table:table-cell office:value-type="string">
            <text:p>04:02</text:p>
          </table:table-cell>
          <table:table-cell office:value-type="string">
            <text:p>CF</text:p>
          </table:table-cell>
          <table:table-cell office:value-type="string">
            <text:p>O.A.R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TTA BE WRONG SOMETIMES</text:p>
          </table:table-cell>
          <table:table-cell office:value-type="string">
            <text:p>O.A.R.</text:p>
          </table:table-cell>
          <table:table-cell office:value-type="string">
            <text:p>:10</text:p>
          </table:table-cell>
          <table:table-cell office:value-type="string">
            <text:p>03:25</text:p>
          </table:table-cell>
          <table:table-cell office:value-type="string">
            <text:p>CF</text:p>
          </table:table-cell>
          <table:table-cell office:value-type="string">
            <text:p>O.A.R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ET OVER IT</text:p>
          </table:table-cell>
          <table:table-cell office:value-type="string">
            <text:p>OK GO</text:p>
          </table:table-cell>
          <table:table-cell office:value-type="string">
            <text:p>:17</text:p>
          </table:table-cell>
          <table:table-cell office:value-type="string">
            <text:p>03:16</text:p>
          </table:table-cell>
          <table:table-cell office:value-type="string">
            <text:p>C</text:p>
          </table:table-cell>
          <table:table-cell office:value-type="string">
            <text:p>OK G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AMMERHEAD</text:p>
          </table:table-cell>
          <table:table-cell office:value-type="string">
            <text:p>OFFSPRING, THE</text:p>
          </table:table-cell>
          <table:table-cell office:value-type="string">
            <text:p>:07/:26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IT THAT</text:p>
          </table:table-cell>
          <table:table-cell office:value-type="string">
            <text:p>OFFSPRING, THE</text:p>
          </table:table-cell>
          <table:table-cell office:value-type="string">
            <text:p>:04/:19</text:p>
          </table:table-cell>
          <table:table-cell office:value-type="string">
            <text:p>02:46</text:p>
          </table:table-cell>
          <table:table-cell office:value-type="string">
            <text:p>C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TTA GET AWAY</text:p>
          </table:table-cell>
          <table:table-cell office:value-type="string">
            <text:p>OFFSPRING</text:p>
          </table:table-cell>
          <table:table-cell office:value-type="string">
            <text:p>:51</text:p>
          </table:table-cell>
          <table:table-cell office:value-type="string">
            <text:p>03:41</text:p>
          </table:table-cell>
          <table:table-cell office:value-type="string">
            <text:p>COLD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KRISTY, ARE YOU DOING OKAY?</text:p>
          </table:table-cell>
          <table:table-cell office:value-type="string">
            <text:p>OFFSPRING</text:p>
          </table:table-cell>
          <table:table-cell office:value-type="string">
            <text:p>:10</text:p>
          </table:table-cell>
          <table:table-cell office:value-type="string">
            <text:p>03:37</text:p>
          </table:table-cell>
          <table:table-cell office:value-type="string">
            <text:p>FADE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NFETTI</text:p>
          </table:table-cell>
          <table:table-cell office:value-type="string">
            <text:p>LEMONHEADS, THE</text:p>
          </table:table-cell>
          <table:table-cell office:value-type="string">
            <text:p>:09</text:p>
          </table:table-cell>
          <table:table-cell office:value-type="string">
            <text:p>02:47</text:p>
          </table:table-cell>
          <table:table-cell office:value-type="string">
            <text:p>FADE</text:p>
          </table:table-cell>
          <table:table-cell office:value-type="string">
            <text:p>LEMONHEAD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IF I COULD TALK I'D TELL YOU</text:p>
          </table:table-cell>
          <table:table-cell office:value-type="string">
            <text:p>LEMONHEADS, THE</text:p>
          </table:table-cell>
          <table:table-cell office:value-type="string">
            <text:p>:16</text:p>
          </table:table-cell>
          <table:table-cell office:value-type="string">
            <text:p>02:46</text:p>
          </table:table-cell>
          <table:table-cell office:value-type="string">
            <text:p>FADE</text:p>
          </table:table-cell>
          <table:table-cell office:value-type="string">
            <text:p>LEMONHEAD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MISERY BUSINESS</text:p>
          </table:table-cell>
          <table:table-cell office:value-type="string">
            <text:p>PARAMORE</text:p>
          </table:table-cell>
          <table:table-cell office:value-type="string">
            <text:p>:12</text:p>
          </table:table-cell>
          <table:table-cell office:value-type="string">
            <text:p>03:15</text:p>
          </table:table-cell>
          <table:table-cell office:value-type="string">
            <text:p>C</text:p>
          </table:table-cell>
          <table:table-cell office:value-type="string">
            <text:p>PARAMOR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OUNCING AROUND THE ROOM</text:p>
          </table:table-cell>
          <table:table-cell office:value-type="string">
            <text:p>PHISH</text:p>
          </table:table-cell>
          <table:table-cell office:value-type="string">
            <text:p>:05/21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PHI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HALKDUST TORTURE</text:p>
          </table:table-cell>
          <table:table-cell office:value-type="string">
            <text:p>PHISH</text:p>
          </table:table-cell>
          <table:table-cell office:value-type="string">
            <text:p>:27</text:p>
          </table:table-cell>
          <table:table-cell office:value-type="string">
            <text:p>04:33</text:p>
          </table:table-cell>
          <table:table-cell office:value-type="string">
            <text:p>CF</text:p>
          </table:table-cell>
          <table:table-cell office:value-type="string">
            <text:p>PHI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HARACTER ZERO</text:p>
          </table:table-cell>
          <table:table-cell office:value-type="string">
            <text:p>PHISH</text:p>
          </table:table-cell>
          <table:table-cell office:value-type="string">
            <text:p>:03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PHI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FIRST TUBE</text:p>
          </table:table-cell>
          <table:table-cell office:value-type="string">
            <text:p>PHISH</text:p>
          </table:table-cell>
          <table:table-cell office:value-type="string">
            <text:p>:16</text:p>
          </table:table-cell>
          <table:table-cell office:value-type="string">
            <text:p>06:45</text:p>
          </table:table-cell>
          <table:table-cell office:value-type="string">
            <text:p>COLD</text:p>
          </table:table-cell>
          <table:table-cell office:value-type="string">
            <text:p>PHI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FREE</text:p>
          </table:table-cell>
          <table:table-cell office:value-type="string">
            <text:p>PHISH</text:p>
          </table:table-cell>
          <table:table-cell office:value-type="string">
            <text:p>:15</text:p>
          </table:table-cell>
          <table:table-cell office:value-type="string">
            <text:p>03:43</text:p>
          </table:table-cell>
          <table:table-cell office:value-type="string">
            <text:p>CF</text:p>
          </table:table-cell>
          <table:table-cell office:value-type="string">
            <text:p>PHI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EVERYTHING IS EVERYTHING</text:p>
          </table:table-cell>
          <table:table-cell office:value-type="string">
            <text:p>PHOENIX</text:p>
          </table:table-cell>
          <table:table-cell office:value-type="string">
            <text:p>:07</text:p>
          </table:table-cell>
          <table:table-cell office:value-type="string">
            <text:p>02:56</text:p>
          </table:table-cell>
          <table:table-cell/>
          <table:table-cell office:value-type="string">
            <text:p>PHOENI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NG DISTANCE CALL</text:p>
          </table:table-cell>
          <table:table-cell office:value-type="string">
            <text:p>PHOENIX</text:p>
          </table:table-cell>
          <table:table-cell office:value-type="string">
            <text:p>:10</text:p>
          </table:table-cell>
          <table:table-cell office:value-type="string">
            <text:p>03:00</text:p>
          </table:table-cell>
          <table:table-cell/>
          <table:table-cell office:value-type="string">
            <text:p>PHOENI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NSOLATION PRIZES</text:p>
          </table:table-cell>
          <table:table-cell office:value-type="string">
            <text:p>PHOENIX</text:p>
          </table:table-cell>
          <table:table-cell office:value-type="string">
            <text:p>:12</text:p>
          </table:table-cell>
          <table:table-cell office:value-type="string">
            <text:p>03:06</text:p>
          </table:table-cell>
          <table:table-cell/>
          <table:table-cell office:value-type="string">
            <text:p>PHOENI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RMISTICE</text:p>
          </table:table-cell>
          <table:table-cell office:value-type="string">
            <text:p>PHOENIX</text:p>
          </table:table-cell>
          <table:table-cell office:value-type="string">
            <text:p>:02/:08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PHOENI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OME</text:p>
          </table:table-cell>
          <table:table-cell office:value-type="string">
            <text:p>PHOENIX</text:p>
          </table:table-cell>
          <table:table-cell office:value-type="string">
            <text:p>:03/:06</text:p>
          </table:table-cell>
          <table:table-cell office:value-type="string">
            <text:p>04:33</text:p>
          </table:table-cell>
          <table:table-cell office:value-type="string">
            <text:p>FADE</text:p>
          </table:table-cell>
          <table:table-cell office:value-type="string">
            <text:p>PHOENI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UMP</text:p>
          </table:table-cell>
          <table:table-cell office:value-type="string">
            <text:p>PRESIDENTS OF THE USA</text:p>
          </table:table-cell>
          <table:table-cell office:value-type="string">
            <text:p>:00</text:p>
          </table:table-cell>
          <table:table-cell office:value-type="string">
            <text:p>02:12</text:p>
          </table:table-cell>
          <table:table-cell office:value-type="string">
            <text:p>COLD</text:p>
          </table:table-cell>
          <table:table-cell office:value-type="string">
            <text:p>PRESIDENTS OF THE USA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GO WITH THE FLOW</text:p>
          </table:table-cell>
          <table:table-cell office:value-type="string">
            <text:p>QUEENS OF THE STONE AGE</text:p>
          </table:table-cell>
          <table:table-cell office:value-type="string">
            <text:p>:16</text:p>
          </table:table-cell>
          <table:table-cell office:value-type="string">
            <text:p>03:03</text:p>
          </table:table-cell>
          <table:table-cell office:value-type="string">
            <text:p>COLD</text:p>
          </table:table-cell>
          <table:table-cell office:value-type="string">
            <text:p>QUEENS OF THE STONE AG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3'S &amp; 7'S</text:p>
          </table:table-cell>
          <table:table-cell office:value-type="string">
            <text:p>QUEENS OF THE STONE AGE</text:p>
          </table:table-cell>
          <table:table-cell office:value-type="string">
            <text:p>:09/:16</text:p>
          </table:table-cell>
          <table:table-cell office:value-type="string">
            <text:p>03:34</text:p>
          </table:table-cell>
          <table:table-cell office:value-type="string">
            <text:p>C</text:p>
          </table:table-cell>
          <table:table-cell office:value-type="string">
            <text:p>QUEENS OF THE STONE AG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ITTLE SISTER</text:p>
          </table:table-cell>
          <table:table-cell office:value-type="string">
            <text:p>QUEENS OF THE STONE AGE</text:p>
          </table:table-cell>
          <table:table-cell office:value-type="string">
            <text:p>:14</text:p>
          </table:table-cell>
          <table:table-cell office:value-type="string">
            <text:p>02:53</text:p>
          </table:table-cell>
          <table:table-cell office:value-type="string">
            <text:p>CF</text:p>
          </table:table-cell>
          <table:table-cell office:value-type="string">
            <text:p>QUEENS OF THE STONE AG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HE OLD APARTMENT</text:p>
          </table:table-cell>
          <table:table-cell office:value-type="string">
            <text:p>BARENAKED LADIES</text:p>
          </table:table-cell>
          <table:table-cell office:value-type="string">
            <text:p>:01</text:p>
          </table:table-cell>
          <table:table-cell office:value-type="string">
            <text:p>03:15</text:p>
          </table:table-cell>
          <table:table-cell office:value-type="string">
            <text:p>CF</text:p>
          </table:table-cell>
          <table:table-cell office:value-type="string">
            <text:p>BARENAKED LADI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RIAN WILSON</text:p>
          </table:table-cell>
          <table:table-cell office:value-type="string">
            <text:p>BARENAKED LADIES</text:p>
          </table:table-cell>
          <table:table-cell office:value-type="string">
            <text:p>C:05/:01</text:p>
          </table:table-cell>
          <table:table-cell office:value-type="string">
            <text:p>04:36</text:p>
          </table:table-cell>
          <table:table-cell office:value-type="string">
            <text:p>APPL</text:p>
          </table:table-cell>
          <table:table-cell office:value-type="string">
            <text:p>BARENAKED LADI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ROADWAY</text:p>
          </table:table-cell>
          <table:table-cell office:value-type="string">
            <text:p>GOO GOO DOLLS</text:p>
          </table:table-cell>
          <table:table-cell office:value-type="string">
            <text:p>:14</text:p>
          </table:table-cell>
          <table:table-cell office:value-type="string">
            <text:p>03:52</text:p>
          </table:table-cell>
          <table:table-cell office:value-type="string">
            <text:p>CF</text:p>
          </table:table-cell>
          <table:table-cell office:value-type="string">
            <text:p>GOO GOO DOLL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HERE IS GONE</text:p>
          </table:table-cell>
          <table:table-cell office:value-type="string">
            <text:p>GOO GOO DOLLS</text:p>
          </table:table-cell>
          <table:table-cell office:value-type="string">
            <text:p>:20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GOO GOO DOLL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AKE YOUR MAMA</text:p>
          </table:table-cell>
          <table:table-cell office:value-type="string">
            <text:p>SCISSOR SISTERS</text:p>
          </table:table-cell>
          <table:table-cell office:value-type="string">
            <text:p>:25</text:p>
          </table:table-cell>
          <table:table-cell office:value-type="string">
            <text:p>04:32</text:p>
          </table:table-cell>
          <table:table-cell office:value-type="string">
            <text:p>C</text:p>
          </table:table-cell>
          <table:table-cell office:value-type="string">
            <text:p>SCISSOR SIST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SHE'S MY MAN</text:p>
          </table:table-cell>
          <table:table-cell office:value-type="string">
            <text:p>SCISSOR SISTERS</text:p>
          </table:table-cell>
          <table:table-cell office:value-type="string">
            <text:p>:25</text:p>
          </table:table-cell>
          <table:table-cell office:value-type="string">
            <text:p>05:32</text:p>
          </table:table-cell>
          <table:table-cell office:value-type="string">
            <text:p>C</text:p>
          </table:table-cell>
          <table:table-cell office:value-type="string">
            <text:p>SCISSOR SISTER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MR. LARKIN</text:p>
          </table:table-cell>
          <table:table-cell office:value-type="string">
            <text:p>STATE RADIO</text:p>
          </table:table-cell>
          <table:table-cell office:value-type="string">
            <text:p>:05/:15</text:p>
          </table:table-cell>
          <table:table-cell office:value-type="string">
            <text:p>04:04</text:p>
          </table:table-cell>
          <table:table-cell office:value-type="string">
            <text:p>CF</text:p>
          </table:table-cell>
          <table:table-cell office:value-type="string">
            <text:p>STATE RADIO; DISPATC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EVERLY HILLS</text:p>
          </table:table-cell>
          <table:table-cell office:value-type="string">
            <text:p>WEEZER</text:p>
          </table:table-cell>
          <table:table-cell office:value-type="string">
            <text:p>:03/:14</text:p>
          </table:table-cell>
          <table:table-cell office:value-type="string">
            <text:p>03:12</text:p>
          </table:table-cell>
          <table:table-cell office:value-type="string">
            <text:p>C</text:p>
          </table:table-cell>
          <table:table-cell office:value-type="string">
            <text:p>WEEZ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ARD THE WORLD</text:p>
          </table:table-cell>
          <table:table-cell office:value-type="string">
            <text:p>O.A.R.</text:p>
          </table:table-cell>
          <table:table-cell office:value-type="string">
            <text:p>:00</text:p>
          </table:table-cell>
          <table:table-cell office:value-type="string">
            <text:p>04:55</text:p>
          </table:table-cell>
          <table:table-cell office:value-type="string">
            <text:p>FADE</text:p>
          </table:table-cell>
          <table:table-cell office:value-type="string">
            <text:p>O.A.R.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RD, I'M DISCOURAGED</text:p>
          </table:table-cell>
          <table:table-cell office:value-type="string">
            <text:p>HOLD STEADY, THE</text:p>
          </table:table-cell>
          <table:table-cell office:value-type="string">
            <text:p>:46</text:p>
          </table:table-cell>
          <table:table-cell office:value-type="string">
            <text:p>05:01</text:p>
          </table:table-cell>
          <table:table-cell office:value-type="string">
            <text:p>FADE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LAPPED ACTRESS</text:p>
          </table:table-cell>
          <table:table-cell office:value-type="string">
            <text:p>HOLD STEADY, THE</text:p>
          </table:table-cell>
          <table:table-cell office:value-type="string">
            <text:p>:19</text:p>
          </table:table-cell>
          <table:table-cell office:value-type="string">
            <text:p>05:13</text:p>
          </table:table-cell>
          <table:table-cell office:value-type="string">
            <text:p>COLD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TUCK BETWEEN STATIONS</text:p>
          </table:table-cell>
          <table:table-cell office:value-type="string">
            <text:p>HOLD STEADY, THE</text:p>
          </table:table-cell>
          <table:table-cell office:value-type="string">
            <text:p>:30</text:p>
          </table:table-cell>
          <table:table-cell office:value-type="string">
            <text:p>03:54</text:p>
          </table:table-cell>
          <table:table-cell office:value-type="string">
            <text:p>FADE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OW A RESURRECTION REALLY...</text:p>
          </table:table-cell>
          <table:table-cell office:value-type="string">
            <text:p>HOLD STEADY, THE</text:p>
          </table:table-cell>
          <table:table-cell office:value-type="string">
            <text:p>:22</text:p>
          </table:table-cell>
          <table:table-cell office:value-type="string">
            <text:p>05:21</text:p>
          </table:table-cell>
          <table:table-cell office:value-type="string">
            <text:p>FADE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LL STAR</text:p>
          </table:table-cell>
          <table:table-cell office:value-type="string">
            <text:p>SMASH MOUTH</text:p>
          </table:table-cell>
          <table:table-cell office:value-type="string">
            <text:p>COLD</text:p>
          </table:table-cell>
          <table:table-cell office:value-type="string">
            <text:p>03:13</text:p>
          </table:table-cell>
          <table:table-cell office:value-type="string">
            <text:p>CF</text:p>
          </table:table-cell>
          <table:table-cell office:value-type="string">
            <text:p>SMASH MOUT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MEET VIRGINIA</text:p>
          </table:table-cell>
          <table:table-cell office:value-type="string">
            <text:p>TRAIN</text:p>
          </table:table-cell>
          <table:table-cell office:value-type="string">
            <text:p>:01</text:p>
          </table:table-cell>
          <table:table-cell office:value-type="string">
            <text:p>03:52</text:p>
          </table:table-cell>
          <table:table-cell office:value-type="string">
            <text:p>CF</text:p>
          </table:table-cell>
          <table:table-cell office:value-type="string">
            <text:p>TRAI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RONG WAY</text:p>
          </table:table-cell>
          <table:table-cell office:value-type="string">
            <text:p>SUBLIME</text:p>
          </table:table-cell>
          <table:table-cell office:value-type="string">
            <text:p>COLD</text:p>
          </table:table-cell>
          <table:table-cell office:value-type="string">
            <text:p>02:16</text:p>
          </table:table-cell>
          <table:table-cell office:value-type="string">
            <text:p>CF</text:p>
          </table:table-cell>
          <table:table-cell office:value-type="string">
            <text:p>SUBLIM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ADY PICTURE SHOW</text:p>
          </table:table-cell>
          <table:table-cell office:value-type="string">
            <text:p>STONE TEMPLE PILOTS</text:p>
          </table:table-cell>
          <table:table-cell office:value-type="string">
            <text:p>:14</text:p>
          </table:table-cell>
          <table:table-cell office:value-type="string">
            <text:p>04:06</text:p>
          </table:table-cell>
          <table:table-cell office:value-type="string">
            <text:p>CF</text:p>
          </table:table-cell>
          <table:table-cell office:value-type="string">
            <text:p>STONE TEMPLE PILOT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BETWEEN THE LINES</text:p>
          </table:table-cell>
          <table:table-cell office:value-type="string">
            <text:p>STONE TEMPLE PILOTS</text:p>
          </table:table-cell>
          <table:table-cell office:value-type="string">
            <text:p>0:05</text:p>
          </table:table-cell>
          <table:table-cell office:value-type="string">
            <text:p>02:48</text:p>
          </table:table-cell>
          <table:table-cell office:value-type="string">
            <text:p>CF</text:p>
          </table:table-cell>
          <table:table-cell office:value-type="string">
            <text:p>STONE TEMPLE PILOT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NEW MOON RISING</text:p>
          </table:table-cell>
          <table:table-cell office:value-type="string">
            <text:p>WOLFMOTHER</text:p>
          </table:table-cell>
          <table:table-cell office:value-type="string">
            <text:p>:22</text:p>
          </table:table-cell>
          <table:table-cell office:value-type="string">
            <text:p>03:43</text:p>
          </table:table-cell>
          <table:table-cell office:value-type="string">
            <text:p>CF</text:p>
          </table:table-cell>
          <table:table-cell office:value-type="string">
            <text:p>WOLFMOTHE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ONFIRE</text:p>
          </table:table-cell>
          <table:table-cell office:value-type="string">
            <text:p>THIRD EYE BLIND</text:p>
          </table:table-cell>
          <table:table-cell office:value-type="string">
            <text:p>:05/:15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THIRD EYE BLIND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TAND INSIDE YOUR LOVE</text:p>
          </table:table-cell>
          <table:table-cell office:value-type="string">
            <text:p>SMASHING PUMPKINS</text:p>
          </table:table-cell>
          <table:table-cell office:value-type="string">
            <text:p>:31</text:p>
          </table:table-cell>
          <table:table-cell office:value-type="string">
            <text:p>04:09</text:p>
          </table:table-cell>
          <table:table-cell office:value-type="string">
            <text:p>C</text:p>
          </table:table-cell>
          <table:table-cell office:value-type="string">
            <text:p>SMASHING PUMPKIN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ULLET WITH BUTTERFLY WINGS</text:p>
          </table:table-cell>
          <table:table-cell office:value-type="string">
            <text:p>SMASHING PUMPKINS</text:p>
          </table:table-cell>
          <table:table-cell office:value-type="string">
            <text:p>:00</text:p>
          </table:table-cell>
          <table:table-cell office:value-type="string">
            <text:p>04:16</text:p>
          </table:table-cell>
          <table:table-cell office:value-type="string">
            <text:p>CF</text:p>
          </table:table-cell>
          <table:table-cell office:value-type="string">
            <text:p>SMASHING PUMPKIN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YOU AND I</text:p>
          </table:table-cell>
          <table:table-cell office:value-type="string">
            <text:p>WILCO</text:p>
          </table:table-cell>
          <table:table-cell office:value-type="string">
            <text:p>:10</text:p>
          </table:table-cell>
          <table:table-cell office:value-type="string">
            <text:p>03:17</text:p>
          </table:table-cell>
          <table:table-cell office:value-type="string">
            <text:p>F</text:p>
          </table:table-cell>
          <table:table-cell office:value-type="string">
            <text:p>WILCO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AR ON WAR</text:p>
          </table:table-cell>
          <table:table-cell office:value-type="string">
            <text:p>WILCO</text:p>
          </table:table-cell>
          <table:table-cell office:value-type="string">
            <text:p>:37/:51</text:p>
          </table:table-cell>
          <table:table-cell office:value-type="string">
            <text:p>03:45</text:p>
          </table:table-cell>
          <table:table-cell office:value-type="string">
            <text:p>C</text:p>
          </table:table-cell>
          <table:table-cell office:value-type="string">
            <text:p>WILC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AT LIGHT</text:p>
          </table:table-cell>
          <table:table-cell office:value-type="string">
            <text:p>WILCO</text:p>
          </table:table-cell>
          <table:table-cell office:value-type="string">
            <text:p>:09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WILC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DAWNED ON ME</text:p>
          </table:table-cell>
          <table:table-cell office:value-type="string">
            <text:p>WILCO</text:p>
          </table:table-cell>
          <table:table-cell office:value-type="string">
            <text:p>:03</text:p>
          </table:table-cell>
          <table:table-cell office:value-type="string">
            <text:p>03:28</text:p>
          </table:table-cell>
          <table:table-cell office:value-type="string">
            <text:p>COLD</text:p>
          </table:table-cell>
          <table:table-cell office:value-type="string">
            <text:p>WILC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HE MOVES IN HER OWN WAY</text:p>
          </table:table-cell>
          <table:table-cell office:value-type="string">
            <text:p>KOOKS, THE</text:p>
          </table:table-cell>
          <table:table-cell office:value-type="string">
            <text:p>:05</text:p>
          </table:table-cell>
          <table:table-cell office:value-type="string">
            <text:p>02:45</text:p>
          </table:table-cell>
          <table:table-cell office:value-type="string">
            <text:p>C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YLA</text:p>
          </table:table-cell>
          <table:table-cell office:value-type="string">
            <text:p>OASIS</text:p>
          </table:table-cell>
          <table:table-cell office:value-type="string">
            <text:p>:16</text:p>
          </table:table-cell>
          <table:table-cell office:value-type="string">
            <text:p>05:05</text:p>
          </table:table-cell>
          <table:table-cell office:value-type="string">
            <text:p>CF</text:p>
          </table:table-cell>
          <table:table-cell office:value-type="string">
            <text:p>OASI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AT LIP</text:p>
          </table:table-cell>
          <table:table-cell office:value-type="string">
            <text:p>SUM 41</text:p>
          </table:table-cell>
          <table:table-cell office:value-type="string">
            <text:p>:08/:19</text:p>
          </table:table-cell>
          <table:table-cell office:value-type="string">
            <text:p>02:58</text:p>
          </table:table-cell>
          <table:table-cell office:value-type="string">
            <text:p>C</text:p>
          </table:table-cell>
          <table:table-cell office:value-type="string">
            <text:p>SUM 41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YOU NEVER KNOW</text:p>
          </table:table-cell>
          <table:table-cell office:value-type="string">
            <text:p>WILCO</text:p>
          </table:table-cell>
          <table:table-cell office:value-type="string">
            <text:p>:18</text:p>
          </table:table-cell>
          <table:table-cell office:value-type="string">
            <text:p>04:15</text:p>
          </table:table-cell>
          <table:table-cell office:value-type="string">
            <text:p>CF</text:p>
          </table:table-cell>
          <table:table-cell office:value-type="string">
            <text:p>WILC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YOUR DOGS</text:p>
          </table:table-cell>
          <table:table-cell office:value-type="string">
            <text:p>BEN FOLDS</text:p>
          </table:table-cell>
          <table:table-cell office:value-type="string">
            <text:p>:14</text:p>
          </table:table-cell>
          <table:table-cell office:value-type="string">
            <text:p>03:22</text:p>
          </table:table-cell>
          <table:table-cell office:value-type="string">
            <text:p>C</text:p>
          </table:table-cell>
          <table:table-cell office:value-type="string">
            <text:p>BEN FOLD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RE'S NO OTHER WAY</text:p>
          </table:table-cell>
          <table:table-cell office:value-type="string">
            <text:p>BLUR</text:p>
          </table:table-cell>
          <table:table-cell office:value-type="string">
            <text:p>:25</text:p>
          </table:table-cell>
          <table:table-cell office:value-type="string">
            <text:p>03:09</text:p>
          </table:table-cell>
          <table:table-cell office:value-type="string">
            <text:p>CF</text:p>
          </table:table-cell>
          <table:table-cell office:value-type="string">
            <text:p>BLU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CCIDENTLY IN LOVE</text:p>
          </table:table-cell>
          <table:table-cell office:value-type="string">
            <text:p>COUNTING CROWS</text:p>
          </table:table-cell>
          <table:table-cell office:value-type="string">
            <text:p>:16</text:p>
          </table:table-cell>
          <table:table-cell office:value-type="string">
            <text:p>03:05</text:p>
          </table:table-cell>
          <table:table-cell office:value-type="string">
            <text:p>CF</text:p>
          </table:table-cell>
          <table:table-cell office:value-type="string">
            <text:p>COUNTING CROW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AUGHT BY THE RIVER</text:p>
          </table:table-cell>
          <table:table-cell office:value-type="string">
            <text:p>DOVES</text:p>
          </table:table-cell>
          <table:table-cell office:value-type="string">
            <text:p>:32</text:p>
          </table:table-cell>
          <table:table-cell office:value-type="string">
            <text:p>05:50</text:p>
          </table:table-cell>
          <table:table-cell office:value-type="string">
            <text:p>CF</text:p>
          </table:table-cell>
          <table:table-cell office:value-type="string">
            <text:p>DOV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REAKOUT</text:p>
          </table:table-cell>
          <table:table-cell office:value-type="string">
            <text:p>FOO FIGHTERS</text:p>
          </table:table-cell>
          <table:table-cell office:value-type="string">
            <text:p>:00</text:p>
          </table:table-cell>
          <table:table-cell office:value-type="string">
            <text:p>03:20</text:p>
          </table:table-cell>
          <table:table-cell office:value-type="string">
            <text:p>C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RLANDRIA</text:p>
          </table:table-cell>
          <table:table-cell office:value-type="string">
            <text:p>FOO FIGHTERS</text:p>
          </table:table-cell>
          <table:table-cell office:value-type="string">
            <text:p>:08</text:p>
          </table:table-cell>
          <table:table-cell office:value-type="string">
            <text:p>04:26</text:p>
          </table:table-cell>
          <table:table-cell office:value-type="string">
            <text:p>C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EAR ROSEMARY</text:p>
          </table:table-cell>
          <table:table-cell office:value-type="string">
            <text:p>FOO FIGHTERS</text:p>
          </table:table-cell>
          <table:table-cell office:value-type="string">
            <text:p>:07/:31</text:p>
          </table:table-cell>
          <table:table-cell office:value-type="string">
            <text:p>04:25</text:p>
          </table:table-cell>
          <table:table-cell office:value-type="string">
            <text:p>C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RIDGE BURNING</text:p>
          </table:table-cell>
          <table:table-cell office:value-type="string">
            <text:p>FOO FIGHTERS</text:p>
          </table:table-cell>
          <table:table-cell office:value-type="string">
            <text:p>:22/:34</text:p>
          </table:table-cell>
          <table:table-cell office:value-type="string">
            <text:p>04:45</text:p>
          </table:table-cell>
          <table:table-cell office:value-type="string">
            <text:p>C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EDDIE'S GUN</text:p>
          </table:table-cell>
          <table:table-cell office:value-type="string">
            <text:p>KOOKS, THE</text:p>
          </table:table-cell>
          <table:table-cell office:value-type="string">
            <text:p>:05/:11</text:p>
          </table:table-cell>
          <table:table-cell office:value-type="string">
            <text:p>02:10</text:p>
          </table:table-cell>
          <table:table-cell office:value-type="string">
            <text:p>CF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ATCHBOX</text:p>
          </table:table-cell>
          <table:table-cell office:value-type="string">
            <text:p>KOOKS, THE</text:p>
          </table:table-cell>
          <table:table-cell office:value-type="string">
            <text:p>:20</text:p>
          </table:table-cell>
          <table:table-cell office:value-type="string">
            <text:p>03:08</text:p>
          </table:table-cell>
          <table:table-cell office:value-type="string">
            <text:p>C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ESKIMO KISS</text:p>
          </table:table-cell>
          <table:table-cell office:value-type="string">
            <text:p>KOOKS, THE</text:p>
          </table:table-cell>
          <table:table-cell office:value-type="string">
            <text:p>:06/:20</text:p>
          </table:table-cell>
          <table:table-cell office:value-type="string">
            <text:p>03:29</text:p>
          </table:table-cell>
          <table:table-cell office:value-type="string">
            <text:p>C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S IT ME</text:p>
          </table:table-cell>
          <table:table-cell office:value-type="string">
            <text:p>KOOKS, THE</text:p>
          </table:table-cell>
          <table:table-cell office:value-type="string">
            <text:p>:09</text:p>
          </table:table-cell>
          <table:table-cell office:value-type="string">
            <text:p>03:23</text:p>
          </table:table-cell>
          <table:table-cell office:value-type="string">
            <text:p>CF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OFA SONG</text:p>
          </table:table-cell>
          <table:table-cell office:value-type="string">
            <text:p>KOOKS, THE</text:p>
          </table:table-cell>
          <table:table-cell office:value-type="string">
            <text:p>:12</text:p>
          </table:table-cell>
          <table:table-cell office:value-type="string">
            <text:p>02:10</text:p>
          </table:table-cell>
          <table:table-cell office:value-type="string">
            <text:p>CF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ET LOVE RULE</text:p>
          </table:table-cell>
          <table:table-cell office:value-type="string">
            <text:p>LENNY KRAVITZ</text:p>
          </table:table-cell>
          <table:table-cell office:value-type="string">
            <text:p>:00</text:p>
          </table:table-cell>
          <table:table-cell office:value-type="string">
            <text:p>05:42</text:p>
          </table:table-cell>
          <table:table-cell/>
          <table:table-cell office:value-type="string">
            <text:p>LENNY KRAVITZ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OME MIGHT SAY</text:p>
          </table:table-cell>
          <table:table-cell office:value-type="string">
            <text:p>OASIS</text:p>
          </table:table-cell>
          <table:table-cell office:value-type="string">
            <text:p>:21/:38</text:p>
          </table:table-cell>
          <table:table-cell office:value-type="string">
            <text:p>05:07</text:p>
          </table:table-cell>
          <table:table-cell office:value-type="string">
            <text:p>F</text:p>
          </table:table-cell>
          <table:table-cell office:value-type="string">
            <text:p>OASI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Y NAME IS JONAS</text:p>
          </table:table-cell>
          <table:table-cell office:value-type="string">
            <text:p>WEEZER</text:p>
          </table:table-cell>
          <table:table-cell office:value-type="string">
            <text:p>:07</text:p>
          </table:table-cell>
          <table:table-cell office:value-type="string">
            <text:p>03:19</text:p>
          </table:table-cell>
          <table:table-cell office:value-type="string">
            <text:p>CF</text:p>
          </table:table-cell>
          <table:table-cell office:value-type="string">
            <text:p>WEEZE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 MATTER OF TIME</text:p>
          </table:table-cell>
          <table:table-cell office:value-type="string">
            <text:p>FOO FIGHTERS</text:p>
          </table:table-cell>
          <table:table-cell office:value-type="string">
            <text:p>:12</text:p>
          </table:table-cell>
          <table:table-cell office:value-type="string">
            <text:p>04:26</text:p>
          </table:table-cell>
          <table:table-cell office:value-type="string">
            <text:p>C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UP IN THE SKY</text:p>
          </table:table-cell>
          <table:table-cell office:value-type="string">
            <text:p>OASIS</text:p>
          </table:table-cell>
          <table:table-cell office:value-type="string">
            <text:p>:16/:23</text:p>
          </table:table-cell>
          <table:table-cell office:value-type="string">
            <text:p>04:24</text:p>
          </table:table-cell>
          <table:table-cell office:value-type="string">
            <text:p>F</text:p>
          </table:table-cell>
          <table:table-cell office:value-type="string">
            <text:p>OASI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OLL WITH IT</text:p>
          </table:table-cell>
          <table:table-cell office:value-type="string">
            <text:p>OASIS</text:p>
          </table:table-cell>
          <table:table-cell office:value-type="string">
            <text:p>:06/:22</text:p>
          </table:table-cell>
          <table:table-cell office:value-type="string">
            <text:p>03:54</text:p>
          </table:table-cell>
          <table:table-cell office:value-type="string">
            <text:p>CF</text:p>
          </table:table-cell>
          <table:table-cell office:value-type="string">
            <text:p>OASI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T'S TIME</text:p>
          </table:table-cell>
          <table:table-cell office:value-type="string">
            <text:p>IMAGINE DRAGONS</text:p>
          </table:table-cell>
          <table:table-cell office:value-type="string">
            <text:p>:09/:18</text:p>
          </table:table-cell>
          <table:table-cell office:value-type="string">
            <text:p>03:53</text:p>
          </table:table-cell>
          <table:table-cell office:value-type="string">
            <text:p>CF</text:p>
          </table:table-cell>
          <table:table-cell office:value-type="string">
            <text:p>IMAGINE DRAGO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OSALEE</text:p>
          </table:table-cell>
          <table:table-cell office:value-type="string">
            <text:p>CHRIS ROBINSON BROTHERHOOD</text:p>
          </table:table-cell>
          <table:table-cell office:value-type="string">
            <text:p>:08/:46</text:p>
          </table:table-cell>
          <table:table-cell office:value-type="string">
            <text:p>04:25</text:p>
          </table:table-cell>
          <table:table-cell office:value-type="string">
            <text:p>CF</text:p>
          </table:table-cell>
          <table:table-cell office:value-type="string">
            <text:p>CHRIS ROBINSON BROTHERHOOD; BLACK CROW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KEEP YOUR EYES OPEN</text:p>
          </table:table-cell>
          <table:table-cell office:value-type="string">
            <text:p>NEEDTOBREATHE</text:p>
          </table:table-cell>
          <table:table-cell office:value-type="string">
            <text:p>:07/:25</text:p>
          </table:table-cell>
          <table:table-cell office:value-type="string">
            <text:p>04:06</text:p>
          </table:table-cell>
          <table:table-cell office:value-type="string">
            <text:p>CF</text:p>
          </table:table-cell>
          <table:table-cell office:value-type="string">
            <text:p>NEEDTOBREA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RIVE ALL NIGHT</text:p>
          </table:table-cell>
          <table:table-cell office:value-type="string">
            <text:p>NEEDTOBREATHE</text:p>
          </table:table-cell>
          <table:table-cell office:value-type="string">
            <text:p>:13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NEEDTOBREA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PREAD TOO THIN</text:p>
          </table:table-cell>
          <table:table-cell office:value-type="string">
            <text:p>DIRTY HEADS, THE</text:p>
          </table:table-cell>
          <table:table-cell office:value-type="string">
            <text:p>:00</text:p>
          </table:table-cell>
          <table:table-cell office:value-type="string">
            <text:p>02:59</text:p>
          </table:table-cell>
          <table:table-cell office:value-type="string">
            <text:p>COLD</text:p>
          </table:table-cell>
          <table:table-cell office:value-type="string">
            <text:p>DIRTY HEAD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OMETHING BEAUTIFUL</text:p>
          </table:table-cell>
          <table:table-cell office:value-type="string">
            <text:p>NEEDTOBREATHE</text:p>
          </table:table-cell>
          <table:table-cell office:value-type="string">
            <text:p>:09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NEEDTOBREA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AYS GO BY</text:p>
          </table:table-cell>
          <table:table-cell office:value-type="string">
            <text:p>OFFSPRING, THE</text:p>
          </table:table-cell>
          <table:table-cell office:value-type="string">
            <text:p>:15/:40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OW IT STARTS</text:p>
          </table:table-cell>
          <table:table-cell office:value-type="string">
            <text:p>FEATURES, THE</text:p>
          </table:table-cell>
          <table:table-cell office:value-type="string">
            <text:p>:05/:18</text:p>
          </table:table-cell>
          <table:table-cell office:value-type="string">
            <text:p>03:19</text:p>
          </table:table-cell>
          <table:table-cell office:value-type="string">
            <text:p>CF</text:p>
          </table:table-cell>
          <table:table-cell office:value-type="string">
            <text:p>FEATUR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'M SHIPPING UP TO BOSTON</text:p>
          </table:table-cell>
          <table:table-cell office:value-type="string">
            <text:p>DROPKICK MURPHIES</text:p>
          </table:table-cell>
          <table:table-cell office:value-type="string">
            <text:p>:43</text:p>
          </table:table-cell>
          <table:table-cell office:value-type="string">
            <text:p>02:31</text:p>
          </table:table-cell>
          <table:table-cell office:value-type="string">
            <text:p>C</text:p>
          </table:table-cell>
          <table:table-cell office:value-type="string">
            <text:p>DROPKICK MURPHYS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HEY BEAUTIFUL</text:p>
          </table:table-cell>
          <table:table-cell office:value-type="string">
            <text:p>SOLIDS, THE</text:p>
          </table:table-cell>
          <table:table-cell office:value-type="string">
            <text:p>:06</text:p>
          </table:table-cell>
          <table:table-cell office:value-type="string">
            <text:p>03:38</text:p>
          </table:table-cell>
          <table:table-cell office:value-type="string">
            <text:p>C</text:p>
          </table:table-cell>
          <table:table-cell office:value-type="string">
            <text:p>SOLID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Y GO</text:p>
          </table:table-cell>
          <table:table-cell office:value-type="string">
            <text:p>PEARL JAM</text:p>
          </table:table-cell>
          <table:table-cell office:value-type="string">
            <text:p>:30</text:p>
          </table:table-cell>
          <table:table-cell office:value-type="string">
            <text:p>03:19</text:p>
          </table:table-cell>
          <table:table-cell office:value-type="string">
            <text:p>C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HELSEA DAGGER</text:p>
          </table:table-cell>
          <table:table-cell office:value-type="string">
            <text:p>FRATELLIS, THE</text:p>
          </table:table-cell>
          <table:table-cell office:value-type="string">
            <text:p>:23</text:p>
          </table:table-cell>
          <table:table-cell office:value-type="string">
            <text:p>03:32</text:p>
          </table:table-cell>
          <table:table-cell office:value-type="string">
            <text:p>C</text:p>
          </table:table-cell>
          <table:table-cell office:value-type="string">
            <text:p>FRATELLI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OOFTOPS (A LIBERATION BROADCAST)</text:p>
          </table:table-cell>
          <table:table-cell office:value-type="string">
            <text:p>LOSTPROPHETS</text:p>
          </table:table-cell>
          <table:table-cell office:value-type="string">
            <text:p>:15</text:p>
          </table:table-cell>
          <table:table-cell office:value-type="string">
            <text:p>04:00</text:p>
          </table:table-cell>
          <table:table-cell office:value-type="string">
            <text:p>CF</text:p>
          </table:table-cell>
          <table:table-cell office:value-type="string">
            <text:p>LOSTPROPHET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IVINE THING</text:p>
          </table:table-cell>
          <table:table-cell office:value-type="string">
            <text:p>SOUP DRAGONS</text:p>
          </table:table-cell>
          <table:table-cell office:value-type="string">
            <text:p>:19</text:p>
          </table:table-cell>
          <table:table-cell office:value-type="string">
            <text:p>03:29</text:p>
          </table:table-cell>
          <table:table-cell office:value-type="string">
            <text:p>CF</text:p>
          </table:table-cell>
          <table:table-cell office:value-type="string">
            <text:p>SOUP DRAGON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Y YOU</text:p>
          </table:table-cell>
          <table:table-cell office:value-type="float" office:value="311">
            <text:p>311</text:p>
          </table:table-cell>
          <table:table-cell office:value-type="string">
            <text:p>:19</text:p>
          </table:table-cell>
          <table:table-cell office:value-type="string">
            <text:p>03:46</text:p>
          </table:table-cell>
          <table:table-cell office:value-type="string">
            <text:p>FADE</text:p>
          </table:table-cell>
          <table:table-cell office:value-type="float" office:value="311">
            <text:p>311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ODERN MAN</text:p>
          </table:table-cell>
          <table:table-cell office:value-type="string">
            <text:p>ARCADE FIRE</text:p>
          </table:table-cell>
          <table:table-cell office:value-type="string">
            <text:p>:04/:14</text:p>
          </table:table-cell>
          <table:table-cell office:value-type="string">
            <text:p>04:34</text:p>
          </table:table-cell>
          <table:table-cell office:value-type="string">
            <text:p>FADE</text:p>
          </table:table-cell>
          <table:table-cell office:value-type="string">
            <text:p>ARCADE FIR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EVIL'S HAIRCUT</text:p>
          </table:table-cell>
          <table:table-cell office:value-type="string">
            <text:p>BECK</text:p>
          </table:table-cell>
          <table:table-cell office:value-type="string">
            <text:p>:09</text:p>
          </table:table-cell>
          <table:table-cell office:value-type="string">
            <text:p>03:14</text:p>
          </table:table-cell>
          <table:table-cell office:value-type="string">
            <text:p>FADE</text:p>
          </table:table-cell>
          <table:table-cell office:value-type="string">
            <text:p>BE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ZOMBIE</text:p>
          </table:table-cell>
          <table:table-cell office:value-type="string">
            <text:p>CRANBERRIES</text:p>
          </table:table-cell>
          <table:table-cell office:value-type="string">
            <text:p>:12/:51</text:p>
          </table:table-cell>
          <table:table-cell office:value-type="string">
            <text:p>04:10</text:p>
          </table:table-cell>
          <table:table-cell office:value-type="string">
            <text:p>COLD</text:p>
          </table:table-cell>
          <table:table-cell office:value-type="string">
            <text:p>CRANBERRIES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IFE ON A CHAIN</text:p>
          </table:table-cell>
          <table:table-cell office:value-type="string">
            <text:p>PETE YORN</text:p>
          </table:table-cell>
          <table:table-cell office:value-type="string">
            <text:p>00:09</text:p>
          </table:table-cell>
          <table:table-cell office:value-type="string">
            <text:p>03:04</text:p>
          </table:table-cell>
          <table:table-cell office:value-type="string">
            <text:p>F</text:p>
          </table:table-cell>
          <table:table-cell office:value-type="string">
            <text:p>PETE YOR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E-EDUCATION (THROUGH LABOR)</text:p>
          </table:table-cell>
          <table:table-cell office:value-type="string">
            <text:p>RISE AGAINST</text:p>
          </table:table-cell>
          <table:table-cell office:value-type="string">
            <text:p>:14</text:p>
          </table:table-cell>
          <table:table-cell office:value-type="string">
            <text:p>03:39</text:p>
          </table:table-cell>
          <table:table-cell office:value-type="string">
            <text:p>COLD</text:p>
          </table:table-cell>
          <table:table-cell office:value-type="string">
            <text:p>RISE AGAINST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RYSTAL VILLAGE</text:p>
          </table:table-cell>
          <table:table-cell office:value-type="string">
            <text:p>PETE YORN</text:p>
          </table:table-cell>
          <table:table-cell office:value-type="string">
            <text:p>:11</text:p>
          </table:table-cell>
          <table:table-cell office:value-type="string">
            <text:p>03:03</text:p>
          </table:table-cell>
          <table:table-cell office:value-type="string">
            <text:p>F</text:p>
          </table:table-cell>
          <table:table-cell office:value-type="string">
            <text:p>PETE YOR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OR NANCY ('COS IT ALREADY IS)</text:p>
          </table:table-cell>
          <table:table-cell office:value-type="string">
            <text:p>PETE YORN</text:p>
          </table:table-cell>
          <table:table-cell office:value-type="string">
            <text:p>:08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PETE YOR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PANIC SWITCH</text:p>
          </table:table-cell>
          <table:table-cell office:value-type="string">
            <text:p>SILVERSUN PICKUPS</text:p>
          </table:table-cell>
          <table:table-cell office:value-type="string">
            <text:p>:09/:23</text:p>
          </table:table-cell>
          <table:table-cell office:value-type="string">
            <text:p>04:06</text:p>
          </table:table-cell>
          <table:table-cell office:value-type="string">
            <text:p>F</text:p>
          </table:table-cell>
          <table:table-cell office:value-type="string">
            <text:p>SILVERSUN PICKUP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UBSTITUTION</text:p>
          </table:table-cell>
          <table:table-cell office:value-type="string">
            <text:p>SILVERSUN PICKUPS</text:p>
          </table:table-cell>
          <table:table-cell office:value-type="string">
            <text:p>:20</text:p>
          </table:table-cell>
          <table:table-cell office:value-type="string">
            <text:p>04:27</text:p>
          </table:table-cell>
          <table:table-cell office:value-type="string">
            <text:p>F</text:p>
          </table:table-cell>
          <table:table-cell office:value-type="string">
            <text:p>SILVERSUN PICKUP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RE'S NO SECRETS THIS YEAR</text:p>
          </table:table-cell>
          <table:table-cell office:value-type="string">
            <text:p>SILVERSUN PICKUPS</text:p>
          </table:table-cell>
          <table:table-cell office:value-type="string">
            <text:p>:16/0:32</text:p>
          </table:table-cell>
          <table:table-cell office:value-type="string">
            <text:p>05:33</text:p>
          </table:table-cell>
          <table:table-cell office:value-type="string">
            <text:p>CF</text:p>
          </table:table-cell>
          <table:table-cell office:value-type="string">
            <text:p>SILVERSUN PICKUPS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YOU WANTED MORE</text:p>
          </table:table-cell>
          <table:table-cell office:value-type="string">
            <text:p>TONIC</text:p>
          </table:table-cell>
          <table:table-cell office:value-type="string">
            <text:p>:11</text:p>
          </table:table-cell>
          <table:table-cell office:value-type="string">
            <text:p>03:50</text:p>
          </table:table-cell>
          <table:table-cell office:value-type="string">
            <text:p>COLD</text:p>
          </table:table-cell>
          <table:table-cell office:value-type="string">
            <text:p>TONI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NEVER THERE</text:p>
          </table:table-cell>
          <table:table-cell office:value-type="string">
            <text:p>CAKE</text:p>
          </table:table-cell>
          <table:table-cell office:value-type="string">
            <text:p>:03</text:p>
          </table:table-cell>
          <table:table-cell office:value-type="string">
            <text:p>02:37</text:p>
          </table:table-cell>
          <table:table-cell office:value-type="string">
            <text:p>FADE</text:p>
          </table:table-cell>
          <table:table-cell office:value-type="string">
            <text:p>CAK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FEEDING LINE</text:p>
          </table:table-cell>
          <table:table-cell office:value-type="string">
            <text:p>BOY &amp; BEAR</text:p>
          </table:table-cell>
          <table:table-cell office:value-type="string">
            <text:p>:06/:21</text:p>
          </table:table-cell>
          <table:table-cell office:value-type="string">
            <text:p>04:21</text:p>
          </table:table-cell>
          <table:table-cell office:value-type="string">
            <text:p>CF</text:p>
          </table:table-cell>
          <table:table-cell office:value-type="string">
            <text:p>BOY &amp; BEA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NG TIME</text:p>
          </table:table-cell>
          <table:table-cell office:value-type="string">
            <text:p>CAKE</text:p>
          </table:table-cell>
          <table:table-cell office:value-type="string">
            <text:p>:00</text:p>
          </table:table-cell>
          <table:table-cell office:value-type="string">
            <text:p>04:34</text:p>
          </table:table-cell>
          <table:table-cell office:value-type="string">
            <text:p>COLD</text:p>
          </table:table-cell>
          <table:table-cell office:value-type="string">
            <text:p>CAK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W</text:p>
          </table:table-cell>
          <table:table-cell office:value-type="string">
            <text:p>CRACKER</text:p>
          </table:table-cell>
          <table:table-cell office:value-type="string">
            <text:p>:23</text:p>
          </table:table-cell>
          <table:table-cell office:value-type="string">
            <text:p>04:23</text:p>
          </table:table-cell>
          <table:table-cell office:value-type="string">
            <text:p>COLD</text:p>
          </table:table-cell>
          <table:table-cell office:value-type="string">
            <text:p>CRACK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WO AGAINST ONE</text:p>
          </table:table-cell>
          <table:table-cell office:value-type="string">
            <text:p>DANGER MOUSE FEAT JACK WHITE</text:p>
          </table:table-cell>
          <table:table-cell office:value-type="string">
            <text:p>:07/:09</text:p>
          </table:table-cell>
          <table:table-cell office:value-type="string">
            <text:p>02:15</text:p>
          </table:table-cell>
          <table:table-cell office:value-type="string">
            <text:p>CF</text:p>
          </table:table-cell>
          <table:table-cell office:value-type="string">
            <text:p>DANGER MOUSE; WHITE STRIPES; RACONTEURS; JACK WHIT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IONS</text:p>
          </table:table-cell>
          <table:table-cell office:value-type="string">
            <text:p>FEATURES, THE</text:p>
          </table:table-cell>
          <table:table-cell office:value-type="string">
            <text:p>:00</text:p>
          </table:table-cell>
          <table:table-cell office:value-type="string">
            <text:p>03:34</text:p>
          </table:table-cell>
          <table:table-cell office:value-type="string">
            <text:p>CF</text:p>
          </table:table-cell>
          <table:table-cell office:value-type="string">
            <text:p>FEATUR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ITE TRASH BEAUTIFUL</text:p>
          </table:table-cell>
          <table:table-cell office:value-type="string">
            <text:p>EVERLAST</text:p>
          </table:table-cell>
          <table:table-cell office:value-type="string">
            <text:p>:14</text:p>
          </table:table-cell>
          <table:table-cell office:value-type="string">
            <text:p>03:49</text:p>
          </table:table-cell>
          <table:table-cell office:value-type="string">
            <text:p>FADE</text:p>
          </table:table-cell>
          <table:table-cell office:value-type="string">
            <text:p>EVERLAS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ALLS ON ME</text:p>
          </table:table-cell>
          <table:table-cell office:value-type="string">
            <text:p>FUEL</text:p>
          </table:table-cell>
          <table:table-cell office:value-type="string">
            <text:p>:14</text:p>
          </table:table-cell>
          <table:table-cell office:value-type="string">
            <text:p>04:06</text:p>
          </table:table-cell>
          <table:table-cell office:value-type="string">
            <text:p>CF</text:p>
          </table:table-cell>
          <table:table-cell office:value-type="string">
            <text:p>FUEL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ORD HAVE MERCY</text:p>
          </table:table-cell>
          <table:table-cell office:value-type="string">
            <text:p>NORTH MISSISSIPPI ALLSTARS</text:p>
          </table:table-cell>
          <table:table-cell office:value-type="string">
            <text:p>:13</text:p>
          </table:table-cell>
          <table:table-cell office:value-type="string">
            <text:p>05:27</text:p>
          </table:table-cell>
          <table:table-cell office:value-type="string">
            <text:p>FADE</text:p>
          </table:table-cell>
          <table:table-cell office:value-type="string">
            <text:p>NORTH MISSISSIPPI ALLSTA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HAPPY</text:p>
          </table:table-cell>
          <table:table-cell office:value-type="string">
            <text:p>SISTER HAZEL</text:p>
          </table:table-cell>
          <table:table-cell office:value-type="string">
            <text:p>:04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SISTER HAZEL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ET FREE</text:p>
          </table:table-cell>
          <table:table-cell office:value-type="string">
            <text:p>VINES, THE</text:p>
          </table:table-cell>
          <table:table-cell office:value-type="string">
            <text:p>:15</text:p>
          </table:table-cell>
          <table:table-cell office:value-type="string">
            <text:p>02:04</text:p>
          </table:table-cell>
          <table:table-cell office:value-type="string">
            <text:p>C</text:p>
          </table:table-cell>
          <table:table-cell office:value-type="string">
            <text:p>VIN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 1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SAMPLE IN A JAR</text:p>
          </table:table-cell>
          <table:table-cell office:value-type="string">
            <text:p>PHISH</text:p>
          </table:table-cell>
          <table:table-cell office:value-type="string">
            <text:p>:14/:32</text:p>
          </table:table-cell>
          <table:table-cell office:value-type="string">
            <text:p>04:43</text:p>
          </table:table-cell>
          <table:table-cell office:value-type="string">
            <text:p>FADE</text:p>
          </table:table-cell>
          <table:table-cell office:value-type="string">
            <text:p>PHI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GAUCHO</text:p>
          </table:table-cell>
          <table:table-cell office:value-type="string">
            <text:p>DAVE MATTHEWS BAND</text:p>
          </table:table-cell>
          <table:table-cell office:value-type="string">
            <text:p>:10/:20</text:p>
          </table:table-cell>
          <table:table-cell office:value-type="string">
            <text:p>04:25</text:p>
          </table:table-cell>
          <table:table-cell office:value-type="string">
            <text:p>CF</text:p>
          </table:table-cell>
          <table:table-cell office:value-type="string">
            <text:p>DAVE MATTHEWS BAND; DAVE MATTHEW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RIMINAL</text:p>
          </table:table-cell>
          <table:table-cell office:value-type="string">
            <text:p>FIONA APPLE</text:p>
          </table:table-cell>
          <table:table-cell office:value-type="string">
            <text:p>:12/:23</text:p>
          </table:table-cell>
          <table:table-cell office:value-type="string">
            <text:p>04:17</text:p>
          </table:table-cell>
          <table:table-cell office:value-type="string">
            <text:p>FADE</text:p>
          </table:table-cell>
          <table:table-cell office:value-type="string">
            <text:p>FIONA APPL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IMME TWICE</text:p>
          </table:table-cell>
          <table:table-cell office:value-type="string">
            <text:p>ROYAL CONCEPT, THE</text:p>
          </table:table-cell>
          <table:table-cell office:value-type="string">
            <text:p>:16/:18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ROYAL CONCEPT, TH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NNA SUN</text:p>
          </table:table-cell>
          <table:table-cell office:value-type="string">
            <text:p>WALK THE MOON</text:p>
          </table:table-cell>
          <table:table-cell office:value-type="string">
            <text:p>:10</text:p>
          </table:table-cell>
          <table:table-cell office:value-type="string">
            <text:p>05:18</text:p>
          </table:table-cell>
          <table:table-cell office:value-type="string">
            <text:p>CF</text:p>
          </table:table-cell>
          <table:table-cell office:value-type="string">
            <text:p>WALK THE MO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ERCY</text:p>
          </table:table-cell>
          <table:table-cell office:value-type="string">
            <text:p>DAVE MATTHEWS BAND</text:p>
          </table:table-cell>
          <table:table-cell office:value-type="string">
            <text:p>:07</text:p>
          </table:table-cell>
          <table:table-cell office:value-type="string">
            <text:p>03:00</text:p>
          </table:table-cell>
          <table:table-cell office:value-type="string">
            <text:p>CF</text:p>
          </table:table-cell>
          <table:table-cell office:value-type="string">
            <text:p>DAVE MATTHEWS BAND; DAVE MATTHEW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ET'S GO</text:p>
          </table:table-cell>
          <table:table-cell office:value-type="string">
            <text:p>MATT &amp; KIM</text:p>
          </table:table-cell>
          <table:table-cell office:value-type="string">
            <text:p>:09/:18</text:p>
          </table:table-cell>
          <table:table-cell office:value-type="string">
            <text:p>03:11</text:p>
          </table:table-cell>
          <table:table-cell office:value-type="string">
            <text:p>CF</text:p>
          </table:table-cell>
          <table:table-cell office:value-type="string">
            <text:p>MATT &amp; KIM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 CELESTIALS</text:p>
          </table:table-cell>
          <table:table-cell office:value-type="string">
            <text:p>SMASHING PUMPKINS</text:p>
          </table:table-cell>
          <table:table-cell office:value-type="string">
            <text:p>:08</text:p>
          </table:table-cell>
          <table:table-cell office:value-type="string">
            <text:p>03:55</text:p>
          </table:table-cell>
          <table:table-cell office:value-type="string">
            <text:p>COLD</text:p>
          </table:table-cell>
          <table:table-cell office:value-type="string">
            <text:p>SMASHING PUMPKIN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F I WANTED SOMEONE</text:p>
          </table:table-cell>
          <table:table-cell office:value-type="string">
            <text:p>DAWES</text:p>
          </table:table-cell>
          <table:table-cell office:value-type="string">
            <text:p>:12/:24</text:p>
          </table:table-cell>
          <table:table-cell office:value-type="string">
            <text:p>04:32</text:p>
          </table:table-cell>
          <table:table-cell office:value-type="string">
            <text:p>CF</text:p>
          </table:table-cell>
          <table:table-cell office:value-type="string">
            <text:p>DAW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T'S ONLY LIFE</text:p>
          </table:table-cell>
          <table:table-cell office:value-type="string">
            <text:p>SHINS, THE</text:p>
          </table:table-cell>
          <table:table-cell office:value-type="string">
            <text:p>:06/:26</text:p>
          </table:table-cell>
          <table:table-cell office:value-type="string">
            <text:p>03:55</text:p>
          </table:table-cell>
          <table:table-cell office:value-type="string">
            <text:p>CF</text:p>
          </table:table-cell>
          <table:table-cell office:value-type="string">
            <text:p>SHINS, THE; SHIN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LEEP</text:p>
          </table:table-cell>
          <table:table-cell office:value-type="string">
            <text:p>ALLEN STONE</text:p>
          </table:table-cell>
          <table:table-cell office:value-type="string">
            <text:p>:10</text:p>
          </table:table-cell>
          <table:table-cell office:value-type="string">
            <text:p>02:25</text:p>
          </table:table-cell>
          <table:table-cell office:value-type="string">
            <text:p>COLD</text:p>
          </table:table-cell>
          <table:table-cell office:value-type="string">
            <text:p>ALLEN STON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KNOCK KNOCK</text:p>
          </table:table-cell>
          <table:table-cell office:value-type="string">
            <text:p>BAND OF HORSES</text:p>
          </table:table-cell>
          <table:table-cell office:value-type="string">
            <text:p>:08/:27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BAND OF HORS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WO DOORS DOWN</text:p>
          </table:table-cell>
          <table:table-cell office:value-type="string">
            <text:p>MYSTERY JETS</text:p>
          </table:table-cell>
          <table:table-cell office:value-type="string">
            <text:p>:03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MYSTERY JET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EAR IT UP</text:p>
          </table:table-cell>
          <table:table-cell office:value-type="string">
            <text:p>DELTA SPIRIT</text:p>
          </table:table-cell>
          <table:table-cell office:value-type="string">
            <text:p>:08/:16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DELTA SPIRI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NOTHER ONE</text:p>
          </table:table-cell>
          <table:table-cell office:value-type="string">
            <text:p>FEATURES, THE</text:p>
          </table:table-cell>
          <table:table-cell office:value-type="string">
            <text:p>:05/:07</text:p>
          </table:table-cell>
          <table:table-cell office:value-type="string">
            <text:p>02:47</text:p>
          </table:table-cell>
          <table:table-cell office:value-type="string">
            <text:p>COLD</text:p>
          </table:table-cell>
          <table:table-cell office:value-type="string">
            <text:p>FEATUR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LEEP ALONE</text:p>
          </table:table-cell>
          <table:table-cell office:value-type="string">
            <text:p>TWO DOOR CINEMA CLUB</text:p>
          </table:table-cell>
          <table:table-cell office:value-type="string">
            <text:p>:03</text:p>
          </table:table-cell>
          <table:table-cell office:value-type="string">
            <text:p>03:36</text:p>
          </table:table-cell>
          <table:table-cell office:value-type="string">
            <text:p>FADE</text:p>
          </table:table-cell>
          <table:table-cell office:value-type="string">
            <text:p>TWO DOOR CINEMA CLUB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EBOOT THE MISSION</text:p>
          </table:table-cell>
          <table:table-cell office:value-type="string">
            <text:p>WALLFLOWERS (FEAT MICK JONES)</text:p>
          </table:table-cell>
          <table:table-cell office:value-type="string">
            <text:p>:03/:27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WALLFLOWERS; CLAS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E LOST MAGIC</text:p>
          </table:table-cell>
          <table:table-cell office:value-type="string">
            <text:p>EMPIRES</text:p>
          </table:table-cell>
          <table:table-cell office:value-type="string">
            <text:p>:07/:24</text:p>
          </table:table-cell>
          <table:table-cell office:value-type="string">
            <text:p>03:52</text:p>
          </table:table-cell>
          <table:table-cell office:value-type="string">
            <text:p>COLD</text:p>
          </table:table-cell>
          <table:table-cell office:value-type="string">
            <text:p>EMPIR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 WAY IT IS</text:p>
          </table:table-cell>
          <table:table-cell office:value-type="string">
            <text:p>SHEEPDOGS, THE</text:p>
          </table:table-cell>
          <table:table-cell office:value-type="string">
            <text:p>:03/:14</text:p>
          </table:table-cell>
          <table:table-cell office:value-type="string">
            <text:p>02:31</text:p>
          </table:table-cell>
          <table:table-cell office:value-type="string">
            <text:p>COLD</text:p>
          </table:table-cell>
          <table:table-cell office:value-type="string">
            <text:p>SHEEPDOG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E COME RUNNING</text:p>
          </table:table-cell>
          <table:table-cell office:value-type="string">
            <text:p>YOUNGBLOOD HAWKE</text:p>
          </table:table-cell>
          <table:table-cell office:value-type="string">
            <text:p>:02</text:p>
          </table:table-cell>
          <table:table-cell office:value-type="string">
            <text:p>04:00</text:p>
          </table:table-cell>
          <table:table-cell office:value-type="string">
            <text:p>COLD</text:p>
          </table:table-cell>
          <table:table-cell office:value-type="string">
            <text:p>YOUNGBLOOD HAWK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OULD THAT NOT BE NICE</text:p>
          </table:table-cell>
          <table:table-cell office:value-type="string">
            <text:p>DIVINE FITS</text:p>
          </table:table-cell>
          <table:table-cell office:value-type="string">
            <text:p>:04/:21</text:p>
          </table:table-cell>
          <table:table-cell office:value-type="string">
            <text:p>03:58</text:p>
          </table:table-cell>
          <table:table-cell office:value-type="string">
            <text:p>CF</text:p>
          </table:table-cell>
          <table:table-cell office:value-type="string">
            <text:p>DIVINE FIT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OME</text:p>
          </table:table-cell>
          <table:table-cell office:value-type="string">
            <text:p>PHILLIP PHILLIPS</text:p>
          </table:table-cell>
          <table:table-cell office:value-type="string">
            <text:p>:09</text:p>
          </table:table-cell>
          <table:table-cell office:value-type="string">
            <text:p>03:23</text:p>
          </table:table-cell>
          <table:table-cell office:value-type="string">
            <text:p>CF</text:p>
          </table:table-cell>
          <table:table-cell office:value-type="string">
            <text:p>PHILLIP PHILLIP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IGHTROPE</text:p>
          </table:table-cell>
          <table:table-cell office:value-type="string">
            <text:p>WALK THE MOON</text:p>
          </table:table-cell>
          <table:table-cell office:value-type="string">
            <text:p>:12/:24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WALK THE MOON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AITING</text:p>
          </table:table-cell>
          <table:table-cell office:value-type="string">
            <text:p>WHIGS, THE</text:p>
          </table:table-cell>
          <table:table-cell office:value-type="string">
            <text:p>:13</text:p>
          </table:table-cell>
          <table:table-cell office:value-type="string">
            <text:p>03:42</text:p>
          </table:table-cell>
          <table:table-cell office:value-type="string">
            <text:p>COLD</text:p>
          </table:table-cell>
          <table:table-cell office:value-type="string">
            <text:p>WHIG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OMETHING TO BELIEVE IN</text:p>
          </table:table-cell>
          <table:table-cell office:value-type="string">
            <text:p>CITIZEN COPE</text:p>
          </table:table-cell>
          <table:table-cell office:value-type="string">
            <text:p>:04/:29</text:p>
          </table:table-cell>
          <table:table-cell office:value-type="string">
            <text:p>03:35</text:p>
          </table:table-cell>
          <table:table-cell office:value-type="string">
            <text:p>CF</text:p>
          </table:table-cell>
          <table:table-cell office:value-type="string">
            <text:p>CITIZEN COP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EARDROP WINDOWS</text:p>
          </table:table-cell>
          <table:table-cell office:value-type="string">
            <text:p>BEN GIBBARD</text:p>
          </table:table-cell>
          <table:table-cell office:value-type="string">
            <text:p>:00</text:p>
          </table:table-cell>
          <table:table-cell office:value-type="string">
            <text:p>02:43</text:p>
          </table:table-cell>
          <table:table-cell office:value-type="string">
            <text:p>CF</text:p>
          </table:table-cell>
          <table:table-cell office:value-type="string">
            <text:p>BEN GIBBARD; DEATH CAB FOR CUTI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AND OF HOPE AND DREAMS</text:p>
          </table:table-cell>
          <table:table-cell office:value-type="string">
            <text:p>BRUCE SPRINGSTEEN</text:p>
          </table:table-cell>
          <table:table-cell office:value-type="string">
            <text:p>:00</text:p>
          </table:table-cell>
          <table:table-cell office:value-type="string">
            <text:p>06:44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YET AGAIN</text:p>
          </table:table-cell>
          <table:table-cell office:value-type="string">
            <text:p>GRIZZLY BEAR</text:p>
          </table:table-cell>
          <table:table-cell office:value-type="string">
            <text:p>:28</text:p>
          </table:table-cell>
          <table:table-cell office:value-type="string">
            <text:p>05:07</text:p>
          </table:table-cell>
          <table:table-cell office:value-type="string">
            <text:p>CF</text:p>
          </table:table-cell>
          <table:table-cell office:value-type="string">
            <text:p>GRIZZLY BEA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WO WEEKS</text:p>
          </table:table-cell>
          <table:table-cell office:value-type="string">
            <text:p>GRIZZLY BEAR</text:p>
          </table:table-cell>
          <table:table-cell office:value-type="string">
            <text:p>:07/:11</text:p>
          </table:table-cell>
          <table:table-cell office:value-type="string">
            <text:p>04:01</text:p>
          </table:table-cell>
          <table:table-cell office:value-type="string">
            <text:p>COLD</text:p>
          </table:table-cell>
          <table:table-cell office:value-type="string">
            <text:p>GRIZZLY BEA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F ONLY</text:p>
          </table:table-cell>
          <table:table-cell office:value-type="string">
            <text:p>DAVE MATTHEWS BAND</text:p>
          </table:table-cell>
          <table:table-cell office:value-type="string">
            <text:p>:19</text:p>
          </table:table-cell>
          <table:table-cell office:value-type="string">
            <text:p>05:22</text:p>
          </table:table-cell>
          <table:table-cell office:value-type="string">
            <text:p>FADE</text:p>
          </table:table-cell>
          <table:table-cell office:value-type="string">
            <text:p>DAVE MATTHEWS BAND; DAVE MATTHEW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RE COMES MY MAN</text:p>
          </table:table-cell>
          <table:table-cell office:value-type="string">
            <text:p>GASLIGHT ANTHEM, THE</text:p>
          </table:table-cell>
          <table:table-cell office:value-type="string">
            <text:p>:09/:20</text:p>
          </table:table-cell>
          <table:table-cell office:value-type="string">
            <text:p>03:25</text:p>
          </table:table-cell>
          <table:table-cell office:value-type="string">
            <text:p>CF</text:p>
          </table:table-cell>
          <table:table-cell office:value-type="string">
            <text:p>GASLIGHT ANTHEM, THE; GASLIGHT ANTHEM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AT MAKES A GOOD MAN?</text:p>
          </table:table-cell>
          <table:table-cell office:value-type="string">
            <text:p>HEAVY, THE</text:p>
          </table:table-cell>
          <table:table-cell office:value-type="string">
            <text:p>:10/:21</text:p>
          </table:table-cell>
          <table:table-cell office:value-type="string">
            <text:p>03:44</text:p>
          </table:table-cell>
          <table:table-cell office:value-type="string">
            <text:p>COLD</text:p>
          </table:table-cell>
          <table:table-cell office:value-type="string">
            <text:p>HEAVY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ISS ATOMIC BOMB</text:p>
          </table:table-cell>
          <table:table-cell office:value-type="string">
            <text:p>KILLERS, THE</text:p>
          </table:table-cell>
          <table:table-cell office:value-type="string">
            <text:p>:12/:27</text:p>
          </table:table-cell>
          <table:table-cell office:value-type="string">
            <text:p>04:43</text:p>
          </table:table-cell>
          <table:table-cell office:value-type="string">
            <text:p>FADE</text:p>
          </table:table-cell>
          <table:table-cell office:value-type="string">
            <text:p>KILLERS; KILLER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float" office:value="1957">
            <text:p>1957</text:p>
          </table:table-cell>
          <table:table-cell office:value-type="string">
            <text:p>MILO GREENE</text:p>
          </table:table-cell>
          <table:table-cell office:value-type="string">
            <text:p>:10/:21</text:p>
          </table:table-cell>
          <table:table-cell office:value-type="string">
            <text:p>03:23</text:p>
          </table:table-cell>
          <table:table-cell office:value-type="string">
            <text:p>COLD</text:p>
          </table:table-cell>
          <table:table-cell office:value-type="string">
            <text:p>MILO GREE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 RIFLE'S SPIRAL</text:p>
          </table:table-cell>
          <table:table-cell office:value-type="string">
            <text:p>SHINS, THE</text:p>
          </table:table-cell>
          <table:table-cell office:value-type="string">
            <text:p>:04/:22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SHIN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EAD MAN'S SHOES</text:p>
          </table:table-cell>
          <table:table-cell office:value-type="string">
            <text:p>VIRGINMARYS, THE</text:p>
          </table:table-cell>
          <table:table-cell office:value-type="string">
            <text:p>:10/:28</text:p>
          </table:table-cell>
          <table:table-cell office:value-type="string">
            <text:p>03:31</text:p>
          </table:table-cell>
          <table:table-cell office:value-type="string">
            <text:p>COLD</text:p>
          </table:table-cell>
          <table:table-cell office:value-type="string">
            <text:p>VIRGINMARY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VE IS A COUNTRY</text:p>
          </table:table-cell>
          <table:table-cell office:value-type="string">
            <text:p>WALLFLOWERS</text:p>
          </table:table-cell>
          <table:table-cell office:value-type="string">
            <text:p>:14</text:p>
          </table:table-cell>
          <table:table-cell office:value-type="string">
            <text:p>03:49</text:p>
          </table:table-cell>
          <table:table-cell office:value-type="string">
            <text:p>CF</text:p>
          </table:table-cell>
          <table:table-cell office:value-type="string">
            <text:p>WALLFLOW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 NEVER KNEW YOU</text:p>
          </table:table-cell>
          <table:table-cell office:value-type="string">
            <text:p>AVETT BROTHERS, THE</text:p>
          </table:table-cell>
          <table:table-cell office:value-type="string">
            <text:p>:02/:08</text:p>
          </table:table-cell>
          <table:table-cell office:value-type="string">
            <text:p>02:43</text:p>
          </table:table-cell>
          <table:table-cell office:value-type="string">
            <text:p>COLD</text:p>
          </table:table-cell>
          <table:table-cell office:value-type="string">
            <text:p>AVETT BROTH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ALFWAY THERE</text:p>
          </table:table-cell>
          <table:table-cell office:value-type="string">
            <text:p>SOUNDGARDEN</text:p>
          </table:table-cell>
          <table:table-cell office:value-type="string">
            <text:p>:04</text:p>
          </table:table-cell>
          <table:table-cell office:value-type="string">
            <text:p>03:10</text:p>
          </table:table-cell>
          <table:table-cell office:value-type="string">
            <text:p>CF</text:p>
          </table:table-cell>
          <table:table-cell office:value-type="string">
            <text:p>SOUNDGARDEN; AUDIOSLAVE; CHRIS CORNEL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LACK SATURDAY</text:p>
          </table:table-cell>
          <table:table-cell office:value-type="string">
            <text:p>SOUNDGARDEN</text:p>
          </table:table-cell>
          <table:table-cell office:value-type="string">
            <text:p>:12</text:p>
          </table:table-cell>
          <table:table-cell office:value-type="string">
            <text:p>03:22</text:p>
          </table:table-cell>
          <table:table-cell office:value-type="string">
            <text:p>CF</text:p>
          </table:table-cell>
          <table:table-cell office:value-type="string">
            <text:p>SOUNDGARDEN; AUDIOSLAVE; CHRIS CORNEL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EBRUARY SEVEN</text:p>
          </table:table-cell>
          <table:table-cell office:value-type="string">
            <text:p>AVETT BROTHERS, THE</text:p>
          </table:table-cell>
          <table:table-cell office:value-type="string">
            <text:p>:17</text:p>
          </table:table-cell>
          <table:table-cell office:value-type="string">
            <text:p>04:09</text:p>
          </table:table-cell>
          <table:table-cell office:value-type="string">
            <text:p>FADE</text:p>
          </table:table-cell>
          <table:table-cell office:value-type="string">
            <text:p>AVETT BROTHE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HANGE</text:p>
          </table:table-cell>
          <table:table-cell office:value-type="string">
            <text:p>CHURCHILL</text:p>
          </table:table-cell>
          <table:table-cell office:value-type="string">
            <text:p>:00</text:p>
          </table:table-cell>
          <table:table-cell office:value-type="string">
            <text:p>03:16</text:p>
          </table:table-cell>
          <table:table-cell office:value-type="string">
            <text:p>COLD</text:p>
          </table:table-cell>
          <table:table-cell office:value-type="string">
            <text:p>CHURCHILL</text:p>
          </table:table-cell>
          <table:table-cell/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ROM A WINDOW SEAT</text:p>
          </table:table-cell>
          <table:table-cell office:value-type="string">
            <text:p>DAWES</text:p>
          </table:table-cell>
          <table:table-cell office:value-type="string">
            <text:p>:23</text:p>
          </table:table-cell>
          <table:table-cell office:value-type="string">
            <text:p>04:23</text:p>
          </table:table-cell>
          <table:table-cell office:value-type="string">
            <text:p>FADE</text:p>
          </table:table-cell>
          <table:table-cell office:value-type="string">
            <text:p>DAW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LOWERS IN YOUR HAIR</text:p>
          </table:table-cell>
          <table:table-cell office:value-type="string">
            <text:p>LUMINEERS, THE</text:p>
          </table:table-cell>
          <table:table-cell office:value-type="string">
            <text:p>:10</text:p>
          </table:table-cell>
          <table:table-cell office:value-type="string">
            <text:p>01:47</text:p>
          </table:table-cell>
          <table:table-cell office:value-type="string">
            <text:p>COLD</text:p>
          </table:table-cell>
          <table:table-cell office:value-type="string">
            <text:p>LUMINEER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IMELESS</text:p>
          </table:table-cell>
          <table:table-cell office:value-type="string">
            <text:p>AIRBORNE TOXIC EVENT, THE</text:p>
          </table:table-cell>
          <table:table-cell office:value-type="string">
            <text:p>:34</text:p>
          </table:table-cell>
          <table:table-cell office:value-type="string">
            <text:p>04:35</text:p>
          </table:table-cell>
          <table:table-cell office:value-type="string">
            <text:p>COLD</text:p>
          </table:table-cell>
          <table:table-cell office:value-type="string">
            <text:p>AIRBORNE TOXIC EVEN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T'S ALRIGHT</text:p>
          </table:table-cell>
          <table:table-cell office:value-type="string">
            <text:p>MATT &amp; KIM</text:p>
          </table:table-cell>
          <table:table-cell office:value-type="string">
            <text:p>:18</text:p>
          </table:table-cell>
          <table:table-cell office:value-type="string">
            <text:p>05:27</text:p>
          </table:table-cell>
          <table:table-cell office:value-type="string">
            <text:p>COLD</text:p>
          </table:table-cell>
          <table:table-cell office:value-type="string">
            <text:p>MATT &amp; KIM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 TORTURE DOCTOR</text:p>
          </table:table-cell>
          <table:table-cell office:value-type="string">
            <text:p>ALKALINE TRIO</text:p>
          </table:table-cell>
          <table:table-cell office:value-type="string">
            <text:p>:10</text:p>
          </table:table-cell>
          <table:table-cell office:value-type="string">
            <text:p>03:26</text:p>
          </table:table-cell>
          <table:table-cell office:value-type="string">
            <text:p>FADE</text:p>
          </table:table-cell>
          <table:table-cell office:value-type="string">
            <text:p>ALKALINE TRIO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A</text:p>
          </table:table-cell>
          <table:table-cell office:value-type="string">
            <text:p>GIRL, I WANNA LAY YOU DOWN</text:p>
          </table:table-cell>
          <table:table-cell office:value-type="string">
            <text:p>ANIMAL LIBERATION ORCHESTRA</text:p>
          </table:table-cell>
          <table:table-cell office:value-type="string">
            <text:p>:16</text:p>
          </table:table-cell>
          <table:table-cell office:value-type="string">
            <text:p>02:32</text:p>
          </table:table-cell>
          <table:table-cell office:value-type="string">
            <text:p>FADE</text:p>
          </table:table-cell>
          <table:table-cell office:value-type="string">
            <text:p>ANIMAL LIBERATION ORCHESTR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PANIC STATION</text:p>
          </table:table-cell>
          <table:table-cell office:value-type="string">
            <text:p>MUSE</text:p>
          </table:table-cell>
          <table:table-cell office:value-type="string">
            <text:p>:10</text:p>
          </table:table-cell>
          <table:table-cell office:value-type="string">
            <text:p>03:02</text:p>
          </table:table-cell>
          <table:table-cell office:value-type="string">
            <text:p>COLD</text:p>
          </table:table-cell>
          <table:table-cell office:value-type="string">
            <text:p>MUS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ALKABOUT</text:p>
          </table:table-cell>
          <table:table-cell office:value-type="string">
            <text:p>RED HOT CHILI PEPPERS</text:p>
          </table:table-cell>
          <table:table-cell office:value-type="string">
            <text:p>:00</text:p>
          </table:table-cell>
          <table:table-cell office:value-type="string">
            <text:p>05:05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UTOMATIC STOP</text:p>
          </table:table-cell>
          <table:table-cell office:value-type="string">
            <text:p>STROKES, THE</text:p>
          </table:table-cell>
          <table:table-cell office:value-type="string">
            <text:p>:09</text:p>
          </table:table-cell>
          <table:table-cell office:value-type="string">
            <text:p>03:20</text:p>
          </table:table-cell>
          <table:table-cell office:value-type="string">
            <text:p>COLD</text:p>
          </table:table-cell>
          <table:table-cell office:value-type="string">
            <text:p>STROK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12:51</text:p>
          </table:table-cell>
          <table:table-cell office:value-type="string">
            <text:p>STROKES, THE</text:p>
          </table:table-cell>
          <table:table-cell office:value-type="string">
            <text:p>:24</text:p>
          </table:table-cell>
          <table:table-cell office:value-type="string">
            <text:p>02:26</text:p>
          </table:table-cell>
          <table:table-cell office:value-type="string">
            <text:p>COLD</text:p>
          </table:table-cell>
          <table:table-cell office:value-type="string">
            <text:p>STROK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NEMO</text:p>
          </table:table-cell>
          <table:table-cell office:value-type="string">
            <text:p>UMPHREY'S MCGEE</text:p>
          </table:table-cell>
          <table:table-cell office:value-type="string">
            <text:p>:12</text:p>
          </table:table-cell>
          <table:table-cell office:value-type="string">
            <text:p>04:16</text:p>
          </table:table-cell>
          <table:table-cell office:value-type="string">
            <text:p>COLD</text:p>
          </table:table-cell>
          <table:table-cell office:value-type="string">
            <text:p>UMPHREY'S MCGE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OMEN, WINE &amp; SONG</text:p>
          </table:table-cell>
          <table:table-cell office:value-type="string">
            <text:p>UMPHREY'S MCGEE</text:p>
          </table:table-cell>
          <table:table-cell office:value-type="string">
            <text:p>:28</text:p>
          </table:table-cell>
          <table:table-cell office:value-type="string">
            <text:p>03:48</text:p>
          </table:table-cell>
          <table:table-cell office:value-type="string">
            <text:p>COLD</text:p>
          </table:table-cell>
          <table:table-cell office:value-type="string">
            <text:p>UMPHREY'S MCGE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OLLOW MY FEET</text:p>
          </table:table-cell>
          <table:table-cell office:value-type="string">
            <text:p>UNLIKELY CANDIDATES, THE</text:p>
          </table:table-cell>
          <table:table-cell office:value-type="string">
            <text:p>:09</text:p>
          </table:table-cell>
          <table:table-cell office:value-type="string">
            <text:p>02:32</text:p>
          </table:table-cell>
          <table:table-cell office:value-type="string">
            <text:p>CF</text:p>
          </table:table-cell>
          <table:table-cell office:value-type="string">
            <text:p>UNLIKELY CANDIDAT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12 FINGERS</text:p>
          </table:table-cell>
          <table:table-cell office:value-type="string">
            <text:p>YOUNG THE GIANT</text:p>
          </table:table-cell>
          <table:table-cell office:value-type="string">
            <text:p>:08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YOUNG THE GI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ARANDS</text:p>
          </table:table-cell>
          <table:table-cell office:value-type="string">
            <text:p>YOUNG THE GIANT</text:p>
          </table:table-cell>
          <table:table-cell office:value-type="string">
            <text:p>:35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YOUNG THE GI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D MADE MAN</text:p>
          </table:table-cell>
          <table:table-cell office:value-type="string">
            <text:p>YOUNG THE GIANT</text:p>
          </table:table-cell>
          <table:table-cell office:value-type="string">
            <text:p>:48</text:p>
          </table:table-cell>
          <table:table-cell office:value-type="string">
            <text:p>04:00</text:p>
          </table:table-cell>
          <table:table-cell office:value-type="string">
            <text:p>CF</text:p>
          </table:table-cell>
          <table:table-cell office:value-type="string">
            <text:p>YOUNG THE GI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 GOT</text:p>
          </table:table-cell>
          <table:table-cell office:value-type="string">
            <text:p>YOUNG THE GIANT</text:p>
          </table:table-cell>
          <table:table-cell office:value-type="string">
            <text:p>:20</text:p>
          </table:table-cell>
          <table:table-cell office:value-type="string">
            <text:p>04:10</text:p>
          </table:table-cell>
          <table:table-cell office:value-type="string">
            <text:p>FADE</text:p>
          </table:table-cell>
          <table:table-cell office:value-type="string">
            <text:p>YOUNG THE GI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ABIN BY THE SEA</text:p>
          </table:table-cell>
          <table:table-cell office:value-type="string">
            <text:p>DIRTY HEADS, THE</text:p>
          </table:table-cell>
          <table:table-cell office:value-type="string">
            <text:p>:12</text:p>
          </table:table-cell>
          <table:table-cell office:value-type="string">
            <text:p>03:53</text:p>
          </table:table-cell>
          <table:table-cell office:value-type="string">
            <text:p>COLD</text:p>
          </table:table-cell>
          <table:table-cell office:value-type="string">
            <text:p>DIRTY HEAD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IPSTER</text:p>
          </table:table-cell>
          <table:table-cell office:value-type="string">
            <text:p>DIRTY HEADS, THE</text:p>
          </table:table-cell>
          <table:table-cell office:value-type="string">
            <text:p>:22</text:p>
          </table:table-cell>
          <table:table-cell office:value-type="string">
            <text:p>03:42</text:p>
          </table:table-cell>
          <table:table-cell office:value-type="string">
            <text:p>COLD</text:p>
          </table:table-cell>
          <table:table-cell office:value-type="string">
            <text:p>DIRTY HEAD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CA</text:p>
          </table:table-cell>
          <table:table-cell office:value-type="string">
            <text:p>WINTER WINDS</text:p>
          </table:table-cell>
          <table:table-cell office:value-type="string">
            <text:p>MUMFORD &amp; SONS</text:p>
          </table:table-cell>
          <table:table-cell office:value-type="string">
            <text:p>:19</text:p>
          </table:table-cell>
          <table:table-cell office:value-type="string">
            <text:p>03:35</text:p>
          </table:table-cell>
          <table:table-cell office:value-type="string">
            <text:p>CF</text:p>
          </table:table-cell>
          <table:table-cell office:value-type="string">
            <text:p>MUMFORD AND SO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NEXT YEAR</text:p>
          </table:table-cell>
          <table:table-cell office:value-type="string">
            <text:p>TWO DOOR CINEMA CLUB</text:p>
          </table:table-cell>
          <table:table-cell office:value-type="string">
            <text:p>:23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TWO DOOR CINEMA CLUB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ELEPHANT</text:p>
          </table:table-cell>
          <table:table-cell office:value-type="string">
            <text:p>TAME IMPALA</text:p>
          </table:table-cell>
          <table:table-cell office:value-type="string">
            <text:p>:06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TAME IMPAL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EVEN SISTERS</text:p>
          </table:table-cell>
          <table:table-cell office:value-type="string">
            <text:p>SHOUTING MATCHES, THE</text:p>
          </table:table-cell>
          <table:table-cell office:value-type="string">
            <text:p>:22</text:p>
          </table:table-cell>
          <table:table-cell office:value-type="string">
            <text:p>02:31</text:p>
          </table:table-cell>
          <table:table-cell office:value-type="string">
            <text:p>FADE</text:p>
          </table:table-cell>
          <table:table-cell office:value-type="string">
            <text:p>SHOUTING MATCH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NEW THEME</text:p>
          </table:table-cell>
          <table:table-cell office:value-type="string">
            <text:p>SHOUTING MATCHES, THE</text:p>
          </table:table-cell>
          <table:table-cell office:value-type="string">
            <text:p>:28</text:p>
          </table:table-cell>
          <table:table-cell office:value-type="string">
            <text:p>04:13</text:p>
          </table:table-cell>
          <table:table-cell office:value-type="string">
            <text:p>COLD</text:p>
          </table:table-cell>
          <table:table-cell office:value-type="string">
            <text:p>SHOUTING MATCH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6AM</text:p>
          </table:table-cell>
          <table:table-cell office:value-type="string">
            <text:p>FITZ &amp; THE TANTRUMS</text:p>
          </table:table-cell>
          <table:table-cell office:value-type="string">
            <text:p>:20</text:p>
          </table:table-cell>
          <table:table-cell office:value-type="string">
            <text:p>04:17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REAKIN' THE CHAINS OF LOVE</text:p>
          </table:table-cell>
          <table:table-cell office:value-type="string">
            <text:p>FITZ &amp; THE TANTRUMS</text:p>
          </table:table-cell>
          <table:table-cell office:value-type="string">
            <text:p>:18</text:p>
          </table:table-cell>
          <table:table-cell office:value-type="string">
            <text:p>02:45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PICKIN' UP THE PIECES</text:p>
          </table:table-cell>
          <table:table-cell office:value-type="string">
            <text:p>FITZ &amp; THE TANTRUMS</text:p>
          </table:table-cell>
          <table:table-cell office:value-type="string">
            <text:p>:08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ICH GIRLS</text:p>
          </table:table-cell>
          <table:table-cell office:value-type="string">
            <text:p>FITZ &amp; THE TANTRUMS</text:p>
          </table:table-cell>
          <table:table-cell office:value-type="string">
            <text:p>:16</text:p>
          </table:table-cell>
          <table:table-cell office:value-type="string">
            <text:p>03:09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INDS OF CHANGE</text:p>
          </table:table-cell>
          <table:table-cell office:value-type="string">
            <text:p>FITZ &amp; THE TANTRUMS</text:p>
          </table:table-cell>
          <table:table-cell office:value-type="string">
            <text:p>:16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OOLS GOLD</text:p>
          </table:table-cell>
          <table:table-cell office:value-type="string">
            <text:p>FITZ &amp; THE TANTRUMS</text:p>
          </table:table-cell>
          <table:table-cell office:value-type="string">
            <text:p>:11</text:p>
          </table:table-cell>
          <table:table-cell office:value-type="string">
            <text:p>03:16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RIDE &amp; GROOM</text:p>
          </table:table-cell>
          <table:table-cell office:value-type="string">
            <text:p>AIRBORNE TOXIC EVENT, THE</text:p>
          </table:table-cell>
          <table:table-cell office:value-type="string">
            <text:p>:27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AIRBORNE TOXIC EVEN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 SECRET</text:p>
          </table:table-cell>
          <table:table-cell office:value-type="string">
            <text:p>AIRBORNE TOXIC EVENT, THE</text:p>
          </table:table-cell>
          <table:table-cell office:value-type="string">
            <text:p>:26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AIRBORNE TOXIC EVEN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 STORM</text:p>
          </table:table-cell>
          <table:table-cell office:value-type="string">
            <text:p>AIRBORNE TOXIC EVENT, THE</text:p>
          </table:table-cell>
          <table:table-cell office:value-type="string">
            <text:p>:11</text:p>
          </table:table-cell>
          <table:table-cell office:value-type="string">
            <text:p>03:56</text:p>
          </table:table-cell>
          <table:table-cell office:value-type="string">
            <text:p>FADE</text:p>
          </table:table-cell>
          <table:table-cell office:value-type="string">
            <text:p>AIRBORNE TOXIC EVEN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AT'S IN A NAME?</text:p>
          </table:table-cell>
          <table:table-cell office:value-type="string">
            <text:p>AIRBORNE TOXIC EVENT, THE</text:p>
          </table:table-cell>
          <table:table-cell office:value-type="string">
            <text:p>:07</text:p>
          </table:table-cell>
          <table:table-cell office:value-type="string">
            <text:p>03:46</text:p>
          </table:table-cell>
          <table:table-cell office:value-type="string">
            <text:p>FADE</text:p>
          </table:table-cell>
          <table:table-cell office:value-type="string">
            <text:p>AIRBORNE TOXIC EVE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EAR MR. PRESIDENT</text:p>
          </table:table-cell>
          <table:table-cell office:value-type="string">
            <text:p>FITZ &amp; THE TANTRUMS</text:p>
          </table:table-cell>
          <table:table-cell office:value-type="string">
            <text:p>:09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TOO FAST FOR LOVE</text:p>
          </table:table-cell>
          <table:table-cell office:value-type="string">
            <text:p>THEM SWOOPS</text:p>
          </table:table-cell>
          <table:table-cell office:value-type="string">
            <text:p>:12</text:p>
          </table:table-cell>
          <table:table-cell office:value-type="string">
            <text:p>02:41</text:p>
          </table:table-cell>
          <table:table-cell office:value-type="string">
            <text:p>COLD</text:p>
          </table:table-cell>
          <table:table-cell office:value-type="string">
            <text:p>THEM SWOOP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ET AWAY</text:p>
          </table:table-cell>
          <table:table-cell office:value-type="string">
            <text:p>FITZ &amp; THE TANTRUMS</text:p>
          </table:table-cell>
          <table:table-cell office:value-type="string">
            <text:p>:17</text:p>
          </table:table-cell>
          <table:table-cell office:value-type="string">
            <text:p>02:50</text:p>
          </table:table-cell>
          <table:table-cell office:value-type="string">
            <text:p>COLD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T'S NICE TO BE ALIVE</text:p>
          </table:table-cell>
          <table:table-cell office:value-type="string">
            <text:p>BALL PARK MUSIC</text:p>
          </table:table-cell>
          <table:table-cell office:value-type="string">
            <text:p>:40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BALL PARK MUSIC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T. CROIX</text:p>
          </table:table-cell>
          <table:table-cell office:value-type="string">
            <text:p>FAMILY OF THE YEAR</text:p>
          </table:table-cell>
          <table:table-cell office:value-type="string">
            <text:p>:20</text:p>
          </table:table-cell>
          <table:table-cell office:value-type="string">
            <text:p>03:31</text:p>
          </table:table-cell>
          <table:table-cell office:value-type="string">
            <text:p>FADE</text:p>
          </table:table-cell>
          <table:table-cell office:value-type="string">
            <text:p>FAMILY OF THE YEA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OVE IS BLINDNESS</text:p>
          </table:table-cell>
          <table:table-cell office:value-type="string">
            <text:p>JACK WHITE</text:p>
          </table:table-cell>
          <table:table-cell office:value-type="string">
            <text:p>:09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JACK WHIT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ARTBEAT</text:p>
          </table:table-cell>
          <table:table-cell office:value-type="string">
            <text:p>KOPECKY FAMILY BAND</text:p>
          </table:table-cell>
          <table:table-cell office:value-type="string">
            <text:p>:02</text:p>
          </table:table-cell>
          <table:table-cell office:value-type="string">
            <text:p>03:08</text:p>
          </table:table-cell>
          <table:table-cell office:value-type="string">
            <text:p>COLD</text:p>
          </table:table-cell>
          <table:table-cell office:value-type="string">
            <text:p>KOPECKY FAMILY BAN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RED ASTAIRE</text:p>
          </table:table-cell>
          <table:table-cell office:value-type="string">
            <text:p>SAN CISCO</text:p>
          </table:table-cell>
          <table:table-cell office:value-type="string">
            <text:p>:14</text:p>
          </table:table-cell>
          <table:table-cell office:value-type="string">
            <text:p>02:53</text:p>
          </table:table-cell>
          <table:table-cell office:value-type="string">
            <text:p>COLD</text:p>
          </table:table-cell>
          <table:table-cell office:value-type="string">
            <text:p>SAN CISCO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OUT OF TIME</text:p>
          </table:table-cell>
          <table:table-cell office:value-type="string">
            <text:p>STONE TEMPLE PILOTS</text:p>
          </table:table-cell>
          <table:table-cell office:value-type="string">
            <text:p>:00</text:p>
          </table:table-cell>
          <table:table-cell office:value-type="string">
            <text:p>02:55</text:p>
          </table:table-cell>
          <table:table-cell office:value-type="string">
            <text:p>FADE</text:p>
          </table:table-cell>
          <table:table-cell office:value-type="string">
            <text:p>STONE TEMPLE PILOTS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LIMBING WALLS</text:p>
          </table:table-cell>
          <table:table-cell office:value-type="string">
            <text:p>STRANGE TALK</text:p>
          </table:table-cell>
          <table:table-cell office:value-type="string">
            <text:p>:14</text:p>
          </table:table-cell>
          <table:table-cell office:value-type="string">
            <text:p>03:41</text:p>
          </table:table-cell>
          <table:table-cell office:value-type="string">
            <text:p>COLD</text:p>
          </table:table-cell>
          <table:table-cell office:value-type="string">
            <text:p>STRANGE TALK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EMON DANCE</text:p>
          </table:table-cell>
          <table:table-cell office:value-type="string">
            <text:p>SURFER BLOOD</text:p>
          </table:table-cell>
          <table:table-cell office:value-type="string">
            <text:p>:08</text:p>
          </table:table-cell>
          <table:table-cell office:value-type="string">
            <text:p>03:07</text:p>
          </table:table-cell>
          <table:table-cell office:value-type="string">
            <text:p>FADE</text:p>
          </table:table-cell>
          <table:table-cell office:value-type="string">
            <text:p>SURFER BLOO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EMON TO LEAN ON</text:p>
          </table:table-cell>
          <table:table-cell office:value-type="string">
            <text:p>WAVVES</text:p>
          </table:table-cell>
          <table:table-cell office:value-type="string">
            <text:p>:24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WAVV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JUST A RIDE</text:p>
          </table:table-cell>
          <table:table-cell office:value-type="string">
            <text:p>VIRGINMARYS, THE</text:p>
          </table:table-cell>
          <table:table-cell office:value-type="string">
            <text:p>:12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VIRGINMARYS, TH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EVERLASTING ARMS</text:p>
          </table:table-cell>
          <table:table-cell office:value-type="string">
            <text:p>VAMPIRE WEEKEND</text:p>
          </table:table-cell>
          <table:table-cell office:value-type="string">
            <text:p>:22</text:p>
          </table:table-cell>
          <table:table-cell office:value-type="string">
            <text:p>03:05</text:p>
          </table:table-cell>
          <table:table-cell office:value-type="string">
            <text:p>COLD</text:p>
          </table:table-cell>
          <table:table-cell office:value-type="string">
            <text:p>VAMPIRE WEEKEN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Y NUMBER</text:p>
          </table:table-cell>
          <table:table-cell office:value-type="string">
            <text:p>FOALS</text:p>
          </table:table-cell>
          <table:table-cell office:value-type="string">
            <text:p>:17</text:p>
          </table:table-cell>
          <table:table-cell office:value-type="string">
            <text:p>03:56</text:p>
          </table:table-cell>
          <table:table-cell office:value-type="string">
            <text:p>COLD</text:p>
          </table:table-cell>
          <table:table-cell office:value-type="string">
            <text:p>FOAL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ON'T SWALLOW THE CAP</text:p>
          </table:table-cell>
          <table:table-cell office:value-type="string">
            <text:p>NATIONAL, THE</text:p>
          </table:table-cell>
          <table:table-cell office:value-type="string">
            <text:p>:34</text:p>
          </table:table-cell>
          <table:table-cell office:value-type="string">
            <text:p>04:40</text:p>
          </table:table-cell>
          <table:table-cell office:value-type="string">
            <text:p>COLD</text:p>
          </table:table-cell>
          <table:table-cell office:value-type="string">
            <text:p>NATIONAL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UBMARINES</text:p>
          </table:table-cell>
          <table:table-cell office:value-type="string">
            <text:p>LUMINEERS, THE</text:p>
          </table:table-cell>
          <table:table-cell office:value-type="string">
            <text:p>:00</text:p>
          </table:table-cell>
          <table:table-cell office:value-type="string">
            <text:p>03:05</text:p>
          </table:table-cell>
          <table:table-cell office:value-type="string">
            <text:p>COLD</text:p>
          </table:table-cell>
          <table:table-cell office:value-type="string">
            <text:p>LUMINEER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ET ME GOLDEN</text:p>
          </table:table-cell>
          <table:table-cell office:value-type="string">
            <text:p>TERRAPLANE SUN</text:p>
          </table:table-cell>
          <table:table-cell office:value-type="string">
            <text:p>:16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TERRAPLANE SU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ELENE</text:p>
          </table:table-cell>
          <table:table-cell office:value-type="string">
            <text:p>IMAGINE DRAGONS</text:p>
          </table:table-cell>
          <table:table-cell office:value-type="string">
            <text:p>:30</text:p>
          </table:table-cell>
          <table:table-cell office:value-type="string">
            <text:p>03:56</text:p>
          </table:table-cell>
          <table:table-cell office:value-type="string">
            <text:p>FADE</text:p>
          </table:table-cell>
          <table:table-cell office:value-type="string">
            <text:p>IMAGINE DRAGO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ONS (BABY, I NEED IT ALL)</text:p>
          </table:table-cell>
          <table:table-cell office:value-type="string">
            <text:p>MONA</text:p>
          </table:table-cell>
          <table:table-cell office:value-type="string">
            <text:p>:13</text:p>
          </table:table-cell>
          <table:table-cell office:value-type="string">
            <text:p>03:09</text:p>
          </table:table-cell>
          <table:table-cell office:value-type="string">
            <text:p>FADE</text:p>
          </table:table-cell>
          <table:table-cell office:value-type="string">
            <text:p>MON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ARTS LIKE OURS</text:p>
          </table:table-cell>
          <table:table-cell office:value-type="string">
            <text:p>NAKED &amp; FAMOUS, THE</text:p>
          </table:table-cell>
          <table:table-cell office:value-type="string">
            <text:p>:03</text:p>
          </table:table-cell>
          <table:table-cell office:value-type="string">
            <text:p>04:28</text:p>
          </table:table-cell>
          <table:table-cell office:value-type="string">
            <text:p>COLD</text:p>
          </table:table-cell>
          <table:table-cell office:value-type="string">
            <text:p>NAKED &amp; FAMOU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NOTHER IS WAITING</text:p>
          </table:table-cell>
          <table:table-cell office:value-type="string">
            <text:p>AVETT BROTHERS, THE</text:p>
          </table:table-cell>
          <table:table-cell office:value-type="string">
            <text:p>:00</text:p>
          </table:table-cell>
          <table:table-cell office:value-type="string">
            <text:p>02:05</text:p>
          </table:table-cell>
          <table:table-cell office:value-type="string">
            <text:p>COLD</text:p>
          </table:table-cell>
          <table:table-cell office:value-type="string">
            <text:p>AVETT BROTHER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ITTLE GAMES</text:p>
          </table:table-cell>
          <table:table-cell office:value-type="string">
            <text:p>COLOURIST, THE</text:p>
          </table:table-cell>
          <table:table-cell office:value-type="string">
            <text:p>:08</text:p>
          </table:table-cell>
          <table:table-cell office:value-type="string">
            <text:p>02:37</text:p>
          </table:table-cell>
          <table:table-cell office:value-type="string">
            <text:p>COLD</text:p>
          </table:table-cell>
          <table:table-cell office:value-type="string">
            <text:p>COLOURIST, TH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NIGHT STILL COMES</text:p>
          </table:table-cell>
          <table:table-cell office:value-type="string">
            <text:p>NEKO CASE</text:p>
          </table:table-cell>
          <table:table-cell office:value-type="string">
            <text:p>:00</text:p>
          </table:table-cell>
          <table:table-cell office:value-type="string">
            <text:p>03:42</text:p>
          </table:table-cell>
          <table:table-cell office:value-type="string">
            <text:p>CF</text:p>
          </table:table-cell>
          <table:table-cell office:value-type="string">
            <text:p>NEKO CASE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WALK US UPTOWN</text:p>
          </table:table-cell>
          <table:table-cell office:value-type="string">
            <text:p>ELVIS COSTELL &amp; THE ROOTS</text:p>
          </table:table-cell>
          <table:table-cell office:value-type="string">
            <text:p>:18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ELVIS COSTELLO &amp; THE ROOTS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ROCK CITY</text:p>
          </table:table-cell>
          <table:table-cell office:value-type="string">
            <text:p>KINGS OF LEON</text:p>
          </table:table-cell>
          <table:table-cell office:value-type="string">
            <text:p>:25</text:p>
          </table:table-cell>
          <table:table-cell office:value-type="string">
            <text:p>02:53</text:p>
          </table:table-cell>
          <table:table-cell office:value-type="string">
            <text:p>FADE</text:p>
          </table:table-cell>
          <table:table-cell office:value-type="string">
            <text:p>KINGS OF LEON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BEAUTIFUL WAR</text:p>
          </table:table-cell>
          <table:table-cell office:value-type="string">
            <text:p>KINGS OF LEON</text:p>
          </table:table-cell>
          <table:table-cell office:value-type="string">
            <text:p>:16</text:p>
          </table:table-cell>
          <table:table-cell office:value-type="string">
            <text:p>04:46</text:p>
          </table:table-cell>
          <table:table-cell office:value-type="string">
            <text:p>FADE</text:p>
          </table:table-cell>
          <table:table-cell office:value-type="string">
            <text:p>KINGS OF LE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LACK HEART</text:p>
          </table:table-cell>
          <table:table-cell office:value-type="string">
            <text:p>STONE TEMPLE PILOTS</text:p>
          </table:table-cell>
          <table:table-cell office:value-type="string">
            <text:p>:16</text:p>
          </table:table-cell>
          <table:table-cell office:value-type="string">
            <text:p>03:04</text:p>
          </table:table-cell>
          <table:table-cell office:value-type="string">
            <text:p>FADE</text:p>
          </table:table-cell>
          <table:table-cell office:value-type="string">
            <text:p>STONE TEMPLE PILOT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HIVER SHIVER</text:p>
          </table:table-cell>
          <table:table-cell office:value-type="string">
            <text:p>WALK THE MOON</text:p>
          </table:table-cell>
          <table:table-cell office:value-type="string">
            <text:p>:31</text:p>
          </table:table-cell>
          <table:table-cell office:value-type="string">
            <text:p>03:51</text:p>
          </table:table-cell>
          <table:table-cell office:value-type="string">
            <text:p>COLD</text:p>
          </table:table-cell>
          <table:table-cell office:value-type="string">
            <text:p>WALK THE MO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ALLOWEEN BLUES</text:p>
          </table:table-cell>
          <table:table-cell office:value-type="string">
            <text:p>FRATELLIS, THE</text:p>
          </table:table-cell>
          <table:table-cell office:value-type="string">
            <text:p>:21</text:p>
          </table:table-cell>
          <table:table-cell office:value-type="string">
            <text:p>03:16</text:p>
          </table:table-cell>
          <table:table-cell office:value-type="string">
            <text:p>COLD</text:p>
          </table:table-cell>
          <table:table-cell office:value-type="string">
            <text:p>FRATELLI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EVEN NIGHTS SEVEN DAYS</text:p>
          </table:table-cell>
          <table:table-cell office:value-type="string">
            <text:p>FRATELLIS, THE</text:p>
          </table:table-cell>
          <table:table-cell office:value-type="string">
            <text:p>:21</text:p>
          </table:table-cell>
          <table:table-cell office:value-type="string">
            <text:p>03:40</text:p>
          </table:table-cell>
          <table:table-cell office:value-type="string">
            <text:p>COLD</text:p>
          </table:table-cell>
          <table:table-cell office:value-type="string">
            <text:p>FRATELLI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IS OLD GHOST TOWN</text:p>
          </table:table-cell>
          <table:table-cell office:value-type="string">
            <text:p>FRATELLIS, THE</text:p>
          </table:table-cell>
          <table:table-cell office:value-type="string">
            <text:p>:09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FRATELLI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VOICES</text:p>
          </table:table-cell>
          <table:table-cell office:value-type="string">
            <text:p>ALICE IN CHAINS</text:p>
          </table:table-cell>
          <table:table-cell office:value-type="string">
            <text:p>:21</text:p>
          </table:table-cell>
          <table:table-cell office:value-type="string">
            <text:p>05:02</text:p>
          </table:table-cell>
          <table:table-cell office:value-type="string">
            <text:p>FADE</text:p>
          </table:table-cell>
          <table:table-cell office:value-type="string">
            <text:p>ALICE IN CHAI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AD ON (HOLD ON TO YOUR HEART</text:p>
          </table:table-cell>
          <table:table-cell office:value-type="string">
            <text:p>MAN MAN</text:p>
          </table:table-cell>
          <table:table-cell office:value-type="string">
            <text:p>:08</text:p>
          </table:table-cell>
          <table:table-cell office:value-type="string">
            <text:p>04:23</text:p>
          </table:table-cell>
          <table:table-cell office:value-type="string">
            <text:p>COLD</text:p>
          </table:table-cell>
          <table:table-cell office:value-type="string">
            <text:p>MAN MA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EFLEKTOR</text:p>
          </table:table-cell>
          <table:table-cell office:value-type="string">
            <text:p>ARCADE FIRE</text:p>
          </table:table-cell>
          <table:table-cell office:value-type="string">
            <text:p>:34</text:p>
          </table:table-cell>
          <table:table-cell office:value-type="string">
            <text:p>07:15</text:p>
          </table:table-cell>
          <table:table-cell office:value-type="string">
            <text:p>FADE</text:p>
          </table:table-cell>
          <table:table-cell office:value-type="string">
            <text:p>ARCADE FIR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HAKE</text:p>
          </table:table-cell>
          <table:table-cell office:value-type="string">
            <text:p>HEAD AND THE HEART, THE</text:p>
          </table:table-cell>
          <table:table-cell office:value-type="string">
            <text:p>:12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HEAD AND THE HEART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LUES HAND ME DOWN</text:p>
          </table:table-cell>
          <table:table-cell office:value-type="string">
            <text:p>VINTAGE TROUBLE</text:p>
          </table:table-cell>
          <table:table-cell office:value-type="string">
            <text:p>:07</text:p>
          </table:table-cell>
          <table:table-cell office:value-type="string">
            <text:p>03:39</text:p>
          </table:table-cell>
          <table:table-cell office:value-type="string">
            <text:p>COLD</text:p>
          </table:table-cell>
          <table:table-cell office:value-type="string">
            <text:p>VINTAGE TROUBL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RABELLA</text:p>
          </table:table-cell>
          <table:table-cell office:value-type="string">
            <text:p>ARCTIC MONKEYS, THE</text:p>
          </table:table-cell>
          <table:table-cell office:value-type="string">
            <text:p>:21</text:p>
          </table:table-cell>
          <table:table-cell office:value-type="string">
            <text:p>03:27</text:p>
          </table:table-cell>
          <table:table-cell office:value-type="string">
            <text:p>COLD</text:p>
          </table:table-cell>
          <table:table-cell office:value-type="string">
            <text:p>ARCTIC MONKEY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NAP OUT OF IT</text:p>
          </table:table-cell>
          <table:table-cell office:value-type="string">
            <text:p>ARCTIC MONKEYS, THE</text:p>
          </table:table-cell>
          <table:table-cell office:value-type="string">
            <text:p>:05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ARCTIC MONKEYS, TH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ONE FOR THE ROAD</text:p>
          </table:table-cell>
          <table:table-cell office:value-type="string">
            <text:p>ARCTIC MONKEYS, THE</text:p>
          </table:table-cell>
          <table:table-cell office:value-type="string">
            <text:p>:00</text:p>
          </table:table-cell>
          <table:table-cell office:value-type="string">
            <text:p>03:26</text:p>
          </table:table-cell>
          <table:table-cell office:value-type="string">
            <text:p>COLD</text:p>
          </table:table-cell>
          <table:table-cell office:value-type="string">
            <text:p>ARCTIC MONKEY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YOU CAN'T BE TOLD</text:p>
          </table:table-cell>
          <table:table-cell office:value-type="string">
            <text:p>VALERIE JUNE</text:p>
          </table:table-cell>
          <table:table-cell office:value-type="string">
            <text:p>:08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VALERIE JUNE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LL AND BACK</text:p>
          </table:table-cell>
          <table:table-cell office:value-type="string">
            <text:p>AIRBORNE TOXIC EVENT, THE</text:p>
          </table:table-cell>
          <table:table-cell office:value-type="string">
            <text:p>:05</text:p>
          </table:table-cell>
          <table:table-cell office:value-type="string">
            <text:p>03:54</text:p>
          </table:table-cell>
          <table:table-cell office:value-type="string">
            <text:p>COLD</text:p>
          </table:table-cell>
          <table:table-cell office:value-type="string">
            <text:p>AIRBORNE TOXIC EVE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YOUR BODY IS A WEAPON</text:p>
          </table:table-cell>
          <table:table-cell office:value-type="string">
            <text:p>WOMBATS, THE</text:p>
          </table:table-cell>
          <table:table-cell office:value-type="string">
            <text:p>:11</text:p>
          </table:table-cell>
          <table:table-cell office:value-type="string">
            <text:p>03:35</text:p>
          </table:table-cell>
          <table:table-cell office:value-type="string">
            <text:p>COLD</text:p>
          </table:table-cell>
          <table:table-cell office:value-type="string">
            <text:p>WOMBATS, TH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IGH HOPES</text:p>
          </table:table-cell>
          <table:table-cell office:value-type="string">
            <text:p>BRUCE SPRINGSTEEN</text:p>
          </table:table-cell>
          <table:table-cell office:value-type="string">
            <text:p>:21</text:p>
          </table:table-cell>
          <table:table-cell office:value-type="string">
            <text:p>04:56</text:p>
          </table:table-cell>
          <table:table-cell office:value-type="string">
            <text:p>COLD</text:p>
          </table:table-cell>
          <table:table-cell office:value-type="string">
            <text:p>BRUCE SPRINGSTEE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ULLET</text:p>
          </table:table-cell>
          <table:table-cell office:value-type="string">
            <text:p>FRANZ FERDINAND</text:p>
          </table:table-cell>
          <table:table-cell office:value-type="string">
            <text:p>:19</text:p>
          </table:table-cell>
          <table:table-cell office:value-type="string">
            <text:p>02:37</text:p>
          </table:table-cell>
          <table:table-cell office:value-type="string">
            <text:p>COLD</text:p>
          </table:table-cell>
          <table:table-cell office:value-type="string">
            <text:p>FRANZ FERDINAND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INGS</text:p>
          </table:table-cell>
          <table:table-cell office:value-type="string">
            <text:p>HAERTS</text:p>
          </table:table-cell>
          <table:table-cell office:value-type="string">
            <text:p>:31</text:p>
          </table:table-cell>
          <table:table-cell office:value-type="string">
            <text:p>04:37</text:p>
          </table:table-cell>
          <table:table-cell office:value-type="string">
            <text:p>FADE</text:p>
          </table:table-cell>
          <table:table-cell office:value-type="string">
            <text:p>HAERTS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MRADE</text:p>
          </table:table-cell>
          <table:table-cell office:value-type="string">
            <text:p>VOLCANO CHOIR</text:p>
          </table:table-cell>
          <table:table-cell office:value-type="string">
            <text:p>:23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VOLCANO CHOI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LARIAT</text:p>
          </table:table-cell>
          <table:table-cell office:value-type="string">
            <text:p>STEPHEN MALKMUS &amp; THE JICKS</text:p>
          </table:table-cell>
          <table:table-cell office:value-type="string">
            <text:p>:22</text:p>
          </table:table-cell>
          <table:table-cell office:value-type="string">
            <text:p>02:56</text:p>
          </table:table-cell>
          <table:table-cell office:value-type="string">
            <text:p>FADE</text:p>
          </table:table-cell>
          <table:table-cell office:value-type="string">
            <text:p>STEPHEN MALKMUS &amp; THE JICK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ISKIDSNOTALRIGHT</text:p>
          </table:table-cell>
          <table:table-cell office:value-type="string">
            <text:p>AWOLNATION</text:p>
          </table:table-cell>
          <table:table-cell office:value-type="string">
            <text:p>:00</text:p>
          </table:table-cell>
          <table:table-cell office:value-type="string">
            <text:p>02:37</text:p>
          </table:table-cell>
          <table:table-cell office:value-type="string">
            <text:p>COLD</text:p>
          </table:table-cell>
          <table:table-cell office:value-type="string">
            <text:p>AWOLNATI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IDDLE SEA</text:p>
          </table:table-cell>
          <table:table-cell office:value-type="string">
            <text:p>YUCK</text:p>
          </table:table-cell>
          <table:table-cell office:value-type="string">
            <text:p>:25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YUCK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OTEL YORUBA</text:p>
          </table:table-cell>
          <table:table-cell office:value-type="string">
            <text:p>WHITE STRIPES, THE</text:p>
          </table:table-cell>
          <table:table-cell office:value-type="string">
            <text:p>:05</text:p>
          </table:table-cell>
          <table:table-cell office:value-type="string">
            <text:p>02:06</text:p>
          </table:table-cell>
          <table:table-cell office:value-type="string">
            <text:p>FADE</text:p>
          </table:table-cell>
          <table:table-cell office:value-type="string">
            <text:p>WHITE STRIPES, THE</text:p>
          </table:table-cell>
          <table:table-cell table:number-columns-repeated="5"/>
        </table:table-row>
        <table:table-row table:style-name="ro1">
          <table:table-cell office:value-type="string">
            <text:p>CA</text:p>
          </table:table-cell>
          <table:table-cell office:value-type="string">
            <text:p>SOUTHERN SUN</text:p>
          </table:table-cell>
          <table:table-cell office:value-type="string">
            <text:p>BOY &amp; BEAR</text:p>
          </table:table-cell>
          <table:table-cell office:value-type="string">
            <text:p>:00</text:p>
          </table:table-cell>
          <table:table-cell office:value-type="string">
            <text:p>04:26</text:p>
          </table:table-cell>
          <table:table-cell office:value-type="string">
            <text:p>FADE</text:p>
          </table:table-cell>
          <table:table-cell office:value-type="string">
            <text:p>BOY &amp; BEA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IS MUST BE THE PLACE</text:p>
          </table:table-cell>
          <table:table-cell office:value-type="string">
            <text:p>LUMINEERS, THE</text:p>
          </table:table-cell>
          <table:table-cell office:value-type="string">
            <text:p>:10</text:p>
          </table:table-cell>
          <table:table-cell office:value-type="string">
            <text:p>03:46</text:p>
          </table:table-cell>
          <table:table-cell office:value-type="string">
            <text:p>COLD</text:p>
          </table:table-cell>
          <table:table-cell office:value-type="string">
            <text:p>LUMINEER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IANTS</text:p>
          </table:table-cell>
          <table:table-cell office:value-type="string">
            <text:p>BEAR HANDS</text:p>
          </table:table-cell>
          <table:table-cell office:value-type="string">
            <text:p>:20</text:p>
          </table:table-cell>
          <table:table-cell office:value-type="string">
            <text:p>03:07</text:p>
          </table:table-cell>
          <table:table-cell office:value-type="string">
            <text:p>COLD</text:p>
          </table:table-cell>
          <table:table-cell office:value-type="string">
            <text:p>BEAR HAND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HITE LIES</text:p>
          </table:table-cell>
          <table:table-cell office:value-type="string">
            <text:p>MAX FROST</text:p>
          </table:table-cell>
          <table:table-cell office:value-type="string">
            <text:p>:12</text:p>
          </table:table-cell>
          <table:table-cell office:value-type="string">
            <text:p>02:52</text:p>
          </table:table-cell>
          <table:table-cell office:value-type="string">
            <text:p>FADE</text:p>
          </table:table-cell>
          <table:table-cell office:value-type="string">
            <text:p>MAX FROS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N THE KINGDOM</text:p>
          </table:table-cell>
          <table:table-cell office:value-type="string">
            <text:p>MAZZY STAR</text:p>
          </table:table-cell>
          <table:table-cell office:value-type="string">
            <text:p>:48</text:p>
          </table:table-cell>
          <table:table-cell office:value-type="string">
            <text:p>04:52</text:p>
          </table:table-cell>
          <table:table-cell office:value-type="string">
            <text:p>FADE</text:p>
          </table:table-cell>
          <table:table-cell office:value-type="string">
            <text:p>MAZZY STAR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PARKS</text:p>
          </table:table-cell>
          <table:table-cell office:value-type="string">
            <text:p>MAN MAN</text:p>
          </table:table-cell>
          <table:table-cell office:value-type="string">
            <text:p>:26</text:p>
          </table:table-cell>
          <table:table-cell office:value-type="string">
            <text:p>03:31</text:p>
          </table:table-cell>
          <table:table-cell office:value-type="string">
            <text:p>COLD</text:p>
          </table:table-cell>
          <table:table-cell office:value-type="string">
            <text:p>MAN MA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ETAWAY</text:p>
          </table:table-cell>
          <table:table-cell office:value-type="string">
            <text:p>PEARL JAM</text:p>
          </table:table-cell>
          <table:table-cell office:value-type="string">
            <text:p>:15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IGHTNING BOLT</text:p>
          </table:table-cell>
          <table:table-cell office:value-type="string">
            <text:p>PEARL JAM</text:p>
          </table:table-cell>
          <table:table-cell office:value-type="string">
            <text:p>:03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ETTER RUN</text:p>
          </table:table-cell>
          <table:table-cell office:value-type="string">
            <text:p>ROYAL BANGS</text:p>
          </table:table-cell>
          <table:table-cell office:value-type="string">
            <text:p>:07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ROYAL BANG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AVES</text:p>
          </table:table-cell>
          <table:table-cell office:value-type="string">
            <text:p>SLEEPER AGENT</text:p>
          </table:table-cell>
          <table:table-cell office:value-type="string">
            <text:p>:28</text:p>
          </table:table-cell>
          <table:table-cell office:value-type="string">
            <text:p>03:33</text:p>
          </table:table-cell>
          <table:table-cell office:value-type="string">
            <text:p>COLD</text:p>
          </table:table-cell>
          <table:table-cell office:value-type="string">
            <text:p>SLEEPER AGENT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UNDER CLATTER</text:p>
          </table:table-cell>
          <table:table-cell office:value-type="string">
            <text:p>WILD CUB</text:p>
          </table:table-cell>
          <table:table-cell office:value-type="string">
            <text:p>:12</text:p>
          </table:table-cell>
          <table:table-cell office:value-type="string">
            <text:p>04:31</text:p>
          </table:table-cell>
          <table:table-cell office:value-type="string">
            <text:p>FADE</text:p>
          </table:table-cell>
          <table:table-cell office:value-type="string">
            <text:p>WILD CUB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ITY SWANS</text:p>
          </table:table-cell>
          <table:table-cell office:value-type="string">
            <text:p>NEKO CASE</text:p>
          </table:table-cell>
          <table:table-cell office:value-type="string">
            <text:p>:14</text:p>
          </table:table-cell>
          <table:table-cell office:value-type="string">
            <text:p>03:48</text:p>
          </table:table-cell>
          <table:table-cell office:value-type="string">
            <text:p>FADE</text:p>
          </table:table-cell>
          <table:table-cell office:value-type="string">
            <text:p>NEKO CASE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T TO MY HEAD</text:p>
          </table:table-cell>
          <table:table-cell office:value-type="string">
            <text:p>WATERS</text:p>
          </table:table-cell>
          <table:table-cell office:value-type="string">
            <text:p>:10</text:p>
          </table:table-cell>
          <table:table-cell office:value-type="string">
            <text:p>03:08</text:p>
          </table:table-cell>
          <table:table-cell office:value-type="string">
            <text:p>COLD</text:p>
          </table:table-cell>
          <table:table-cell office:value-type="string">
            <text:p>WATE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S THIS HOW YOU FEEL?</text:p>
          </table:table-cell>
          <table:table-cell office:value-type="string">
            <text:p>PREATURES, THE</text:p>
          </table:table-cell>
          <table:table-cell office:value-type="string">
            <text:p>:32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PREATURES, THE</text:p>
          </table:table-cell>
          <table:table-cell/>
          <table:table-cell office:value-type="string">
            <text:p>MF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ARK TIMES</text:p>
          </table:table-cell>
          <table:table-cell office:value-type="string">
            <text:p>PREATURES, THE</text:p>
          </table:table-cell>
          <table:table-cell office:value-type="string">
            <text:p>:07</text:p>
          </table:table-cell>
          <table:table-cell office:value-type="string">
            <text:p>03:40</text:p>
          </table:table-cell>
          <table:table-cell office:value-type="string">
            <text:p>FADE</text:p>
          </table:table-cell>
          <table:table-cell office:value-type="string">
            <text:p>PREATURES, THE</text:p>
          </table:table-cell>
          <table:table-cell/>
          <table:table-cell office:value-type="string">
            <text:p>MF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URN BLUE</text:p>
          </table:table-cell>
          <table:table-cell office:value-type="string">
            <text:p>BLACK KEYS, THE</text:p>
          </table:table-cell>
          <table:table-cell office:value-type="string">
            <text:p>:22</text:p>
          </table:table-cell>
          <table:table-cell office:value-type="string">
            <text:p>03:38</text:p>
          </table:table-cell>
          <table:table-cell office:value-type="string">
            <text:p>FADE</text:p>
          </table:table-cell>
          <table:table-cell office:value-type="string">
            <text:p>BLACK KEY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OOCHIE COOCHIE</text:p>
          </table:table-cell>
          <table:table-cell office:value-type="string">
            <text:p>BAND OF SKULLS</text:p>
          </table:table-cell>
          <table:table-cell office:value-type="string">
            <text:p>:14</text:p>
          </table:table-cell>
          <table:table-cell office:value-type="string">
            <text:p>02:37</text:p>
          </table:table-cell>
          <table:table-cell office:value-type="string">
            <text:p>COLD</text:p>
          </table:table-cell>
          <table:table-cell office:value-type="string">
            <text:p>BAND OF SKULL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IT ME</text:p>
          </table:table-cell>
          <table:table-cell office:value-type="string">
            <text:p>WHIGS, THE</text:p>
          </table:table-cell>
          <table:table-cell office:value-type="string">
            <text:p>:37</text:p>
          </table:table-cell>
          <table:table-cell office:value-type="string">
            <text:p>04:10</text:p>
          </table:table-cell>
          <table:table-cell office:value-type="string">
            <text:p>FADE</text:p>
          </table:table-cell>
          <table:table-cell office:value-type="string">
            <text:p>WHIG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ALL ME IN THE AFTERNOONE</text:p>
          </table:table-cell>
          <table:table-cell office:value-type="string">
            <text:p>HALF MOON RUN</text:p>
          </table:table-cell>
          <table:table-cell office:value-type="string">
            <text:p>:00</text:p>
          </table:table-cell>
          <table:table-cell office:value-type="string">
            <text:p>03:00</text:p>
          </table:table-cell>
          <table:table-cell office:value-type="string">
            <text:p>FADE</text:p>
          </table:table-cell>
          <table:table-cell office:value-type="string">
            <text:p>HALF MOON RUN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RITING'S ON THE WALL</text:p>
          </table:table-cell>
          <table:table-cell office:value-type="string">
            <text:p>OK GO</text:p>
          </table:table-cell>
          <table:table-cell office:value-type="string">
            <text:p>:18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OK GO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YA NEVER KNOW</text:p>
          </table:table-cell>
          <table:table-cell office:value-type="string">
            <text:p>TERRAPLANE SUN</text:p>
          </table:table-cell>
          <table:table-cell office:value-type="string">
            <text:p>:13</text:p>
          </table:table-cell>
          <table:table-cell office:value-type="string">
            <text:p>03:49</text:p>
          </table:table-cell>
          <table:table-cell office:value-type="string">
            <text:p>FADE</text:p>
          </table:table-cell>
          <table:table-cell office:value-type="string">
            <text:p>TERRAPLANE SU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LONE IN MY HOME</text:p>
          </table:table-cell>
          <table:table-cell office:value-type="string">
            <text:p>JACK WHITE</text:p>
          </table:table-cell>
          <table:table-cell office:value-type="string">
            <text:p>:20</text:p>
          </table:table-cell>
          <table:table-cell office:value-type="string">
            <text:p>03:24</text:p>
          </table:table-cell>
          <table:table-cell office:value-type="string">
            <text:p>FADE</text:p>
          </table:table-cell>
          <table:table-cell office:value-type="string">
            <text:p>JACK WHIT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JUST ONE DRINK</text:p>
          </table:table-cell>
          <table:table-cell office:value-type="string">
            <text:p>JACK WHITE</text:p>
          </table:table-cell>
          <table:table-cell office:value-type="string">
            <text:p>:06</text:p>
          </table:table-cell>
          <table:table-cell office:value-type="string">
            <text:p>02:32</text:p>
          </table:table-cell>
          <table:table-cell office:value-type="string">
            <text:p>FADE</text:p>
          </table:table-cell>
          <table:table-cell office:value-type="string">
            <text:p>JACK WHIT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ENT I PAY</text:p>
          </table:table-cell>
          <table:table-cell office:value-type="string">
            <text:p>SPOON</text:p>
          </table:table-cell>
          <table:table-cell office:value-type="string">
            <text:p>:25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SPO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ROM NOW ON</text:p>
          </table:table-cell>
          <table:table-cell office:value-type="string">
            <text:p>DELTA SPIRIT</text:p>
          </table:table-cell>
          <table:table-cell office:value-type="string">
            <text:p>:18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DELTA SPIRI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ILHOUETTES</text:p>
          </table:table-cell>
          <table:table-cell office:value-type="string">
            <text:p>COLONY HOUSE</text:p>
          </table:table-cell>
          <table:table-cell office:value-type="string">
            <text:p>:17</text:p>
          </table:table-cell>
          <table:table-cell office:value-type="string">
            <text:p>03:00</text:p>
          </table:table-cell>
          <table:table-cell office:value-type="string">
            <text:p>COLD</text:p>
          </table:table-cell>
          <table:table-cell office:value-type="string">
            <text:p>COLONY HOUS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OL KID</text:p>
          </table:table-cell>
          <table:table-cell office:value-type="string">
            <text:p>EERIES, THE</text:p>
          </table:table-cell>
          <table:table-cell office:value-type="string">
            <text:p>:33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EERIE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BACK TO THE SHACK</text:p>
          </table:table-cell>
          <table:table-cell office:value-type="string">
            <text:p>WEEZER</text:p>
          </table:table-cell>
          <table:table-cell office:value-type="string">
            <text:p>:11</text:p>
          </table:table-cell>
          <table:table-cell office:value-type="string">
            <text:p>03:03</text:p>
          </table:table-cell>
          <table:table-cell office:value-type="string">
            <text:p>COLD</text:p>
          </table:table-cell>
          <table:table-cell office:value-type="string">
            <text:p>WEEZE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LL THE RAGE BACK HOME</text:p>
          </table:table-cell>
          <table:table-cell office:value-type="string">
            <text:p>INTERPOL</text:p>
          </table:table-cell>
          <table:table-cell office:value-type="string">
            <text:p>:00</text:p>
          </table:table-cell>
          <table:table-cell office:value-type="string">
            <text:p>04:12</text:p>
          </table:table-cell>
          <table:table-cell office:value-type="string">
            <text:p>FADE</text:p>
          </table:table-cell>
          <table:table-cell office:value-type="string">
            <text:p>INTERPOL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LL THIS COULD BE YOURS</text:p>
          </table:table-cell>
          <table:table-cell office:value-type="string">
            <text:p>COLD WAR KIDS</text:p>
          </table:table-cell>
          <table:table-cell office:value-type="string">
            <text:p>:10</text:p>
          </table:table-cell>
          <table:table-cell office:value-type="string">
            <text:p>03:05</text:p>
          </table:table-cell>
          <table:table-cell office:value-type="string">
            <text:p>FADE</text:p>
          </table:table-cell>
          <table:table-cell office:value-type="string">
            <text:p>COLD WAR KID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ET HURT</text:p>
          </table:table-cell>
          <table:table-cell office:value-type="string">
            <text:p>GASLIGHT ANTHEM, THE</text:p>
          </table:table-cell>
          <table:table-cell office:value-type="string">
            <text:p>:12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GASLIGHT ANTHEM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TTA GET AWAY</text:p>
          </table:table-cell>
          <table:table-cell office:value-type="string">
            <text:p>BLACK KEYS, THE</text:p>
          </table:table-cell>
          <table:table-cell office:value-type="string">
            <text:p>:31</text:p>
          </table:table-cell>
          <table:table-cell office:value-type="string">
            <text:p>02:55</text:p>
          </table:table-cell>
          <table:table-cell office:value-type="string">
            <text:p>FADE</text:p>
          </table:table-cell>
          <table:table-cell office:value-type="string">
            <text:p>BLACK KEY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OULD YOU FIGHT FOR MY LOVE?</text:p>
          </table:table-cell>
          <table:table-cell office:value-type="string">
            <text:p>JACK WHITE</text:p>
          </table:table-cell>
          <table:table-cell office:value-type="string">
            <text:p>:25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JACK WHIT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APPY IDIOT</text:p>
          </table:table-cell>
          <table:table-cell office:value-type="string">
            <text:p>TV ON THE RADIO</text:p>
          </table:table-cell>
          <table:table-cell office:value-type="string">
            <text:p>:06</text:p>
          </table:table-cell>
          <table:table-cell office:value-type="string">
            <text:p>02:54</text:p>
          </table:table-cell>
          <table:table-cell office:value-type="string">
            <text:p>FADE</text:p>
          </table:table-cell>
          <table:table-cell office:value-type="string">
            <text:p>TV ON THE RADIO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E MIRACLE (OF JOEY RAMONE)</text:p>
          </table:table-cell>
          <table:table-cell office:value-type="string">
            <text:p>U2</text:p>
          </table:table-cell>
          <table:table-cell office:value-type="string">
            <text:p>:28</text:p>
          </table:table-cell>
          <table:table-cell office:value-type="string">
            <text:p>04:12</text:p>
          </table:table-cell>
          <table:table-cell office:value-type="string">
            <text:p>COLD</text:p>
          </table:table-cell>
          <table:table-cell office:value-type="string">
            <text:p>U2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VIOLENT SHIVER</text:p>
          </table:table-cell>
          <table:table-cell office:value-type="string">
            <text:p>BENJAMIN BOOKER</text:p>
          </table:table-cell>
          <table:table-cell office:value-type="string">
            <text:p>:22</text:p>
          </table:table-cell>
          <table:table-cell office:value-type="string">
            <text:p>02:43</text:p>
          </table:table-cell>
          <table:table-cell office:value-type="string">
            <text:p>FADE</text:p>
          </table:table-cell>
          <table:table-cell office:value-type="string">
            <text:p>BENJAMIN BOOKER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OOL FOR LOVE</text:p>
          </table:table-cell>
          <table:table-cell office:value-type="string">
            <text:p>LORD HURON</text:p>
          </table:table-cell>
          <table:table-cell office:value-type="string">
            <text:p>:30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LORD HURO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OMETHING GOOD</text:p>
          </table:table-cell>
          <table:table-cell office:value-type="string">
            <text:p>DEAD SARA</text:p>
          </table:table-cell>
          <table:table-cell office:value-type="string">
            <text:p>:05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DEAD SARA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LIPPING AWAY</text:p>
          </table:table-cell>
          <table:table-cell office:value-type="string">
            <text:p>TANLINES</text:p>
          </table:table-cell>
          <table:table-cell office:value-type="string">
            <text:p>:14</text:p>
          </table:table-cell>
          <table:table-cell office:value-type="string">
            <text:p>03:26</text:p>
          </table:table-cell>
          <table:table-cell office:value-type="string">
            <text:p>COLD</text:p>
          </table:table-cell>
          <table:table-cell office:value-type="string">
            <text:p>TANLIN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EELING OK</text:p>
          </table:table-cell>
          <table:table-cell office:value-type="string">
            <text:p>BEST COAST</text:p>
          </table:table-cell>
          <table:table-cell office:value-type="string">
            <text:p>:30</text:p>
          </table:table-cell>
          <table:table-cell office:value-type="string">
            <text:p>03:14</text:p>
          </table:table-cell>
          <table:table-cell office:value-type="string">
            <text:p>COLD</text:p>
          </table:table-cell>
          <table:table-cell office:value-type="string">
            <text:p>BEST COAST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IRT</text:p>
          </table:table-cell>
          <table:table-cell office:value-type="string">
            <text:p>SUGARMEN</text:p>
          </table:table-cell>
          <table:table-cell office:value-type="string">
            <text:p>:07</text:p>
          </table:table-cell>
          <table:table-cell office:value-type="string">
            <text:p>02:36</text:p>
          </table:table-cell>
          <table:table-cell office:value-type="string">
            <text:p>COLD</text:p>
          </table:table-cell>
          <table:table-cell office:value-type="string">
            <text:p>SUGARME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ONG ONG</text:p>
          </table:table-cell>
          <table:table-cell office:value-type="string">
            <text:p>BLUR</text:p>
          </table:table-cell>
          <table:table-cell office:value-type="string">
            <text:p>:00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BLUR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WAITRESS</text:p>
          </table:table-cell>
          <table:table-cell office:value-type="string">
            <text:p>HOP ALONG</text:p>
          </table:table-cell>
          <table:table-cell office:value-type="string">
            <text:p>:00</text:p>
          </table:table-cell>
          <table:table-cell office:value-type="string">
            <text:p>03:34</text:p>
          </table:table-cell>
          <table:table-cell office:value-type="string">
            <text:p>COLD</text:p>
          </table:table-cell>
          <table:table-cell office:value-type="string">
            <text:p>HOP ALONG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OUNTRY HOUSE</text:p>
          </table:table-cell>
          <table:table-cell office:value-type="string">
            <text:p>BLUR</text:p>
          </table:table-cell>
          <table:table-cell office:value-type="string">
            <text:p>:00</text:p>
          </table:table-cell>
          <table:table-cell office:value-type="string">
            <text:p>03:57</text:p>
          </table:table-cell>
          <table:table-cell office:value-type="string">
            <text:p>COLD</text:p>
          </table:table-cell>
          <table:table-cell office:value-type="string">
            <text:p>BLUR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WIM AND SLEEP</text:p>
          </table:table-cell>
          <table:table-cell office:value-type="string">
            <text:p>UNKNOWN MORTAL ORCHESTRA</text:p>
          </table:table-cell>
          <table:table-cell office:value-type="string">
            <text:p>:00</text:p>
          </table:table-cell>
          <table:table-cell office:value-type="string">
            <text:p>02:45</text:p>
          </table:table-cell>
          <table:table-cell office:value-type="string">
            <text:p>COLD</text:p>
          </table:table-cell>
          <table:table-cell office:value-type="string">
            <text:p>UNKNOWN MORTAL ORCHESTRA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SHAMPOO</text:p>
          </table:table-cell>
          <table:table-cell office:value-type="string">
            <text:p>ELVIS PERKINS IN DEARLAND</text:p>
          </table:table-cell>
          <table:table-cell office:value-type="string">
            <text:p>:11</text:p>
          </table:table-cell>
          <table:table-cell office:value-type="string">
            <text:p>03:50</text:p>
          </table:table-cell>
          <table:table-cell office:value-type="string">
            <text:p>COLD</text:p>
          </table:table-cell>
          <table:table-cell office:value-type="string">
            <text:p>ELVIS PERKINS IN DEARLAND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MPOUND FRACTURE</text:p>
          </table:table-cell>
          <table:table-cell office:value-type="string">
            <text:p>MY MORNING JACKET</text:p>
          </table:table-cell>
          <table:table-cell office:value-type="string">
            <text:p>:16</text:p>
          </table:table-cell>
          <table:table-cell office:value-type="string">
            <text:p>03:38</text:p>
          </table:table-cell>
          <table:table-cell office:value-type="string">
            <text:p>COLD</text:p>
          </table:table-cell>
          <table:table-cell office:value-type="string">
            <text:p>MY MORNING JACKET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YOUNG GIRLS</text:p>
          </table:table-cell>
          <table:table-cell office:value-type="string">
            <text:p>PINS</text:p>
          </table:table-cell>
          <table:table-cell office:value-type="string">
            <text:p>:14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PINS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JUDY (DON'T GO)</text:p>
          </table:table-cell>
          <table:table-cell office:value-type="string">
            <text:p>DIRTY FENCES</text:p>
          </table:table-cell>
          <table:table-cell office:value-type="string">
            <text:p>:10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DIRTY FENC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LOOK WHAT WE'VE BECOME</text:p>
          </table:table-cell>
          <table:table-cell office:value-type="string">
            <text:p>GRACE POTTER &amp; THE NOCTURNALS</text:p>
          </table:table-cell>
          <table:table-cell office:value-type="string">
            <text:p>:11</text:p>
          </table:table-cell>
          <table:table-cell office:value-type="string">
            <text:p>03:07</text:p>
          </table:table-cell>
          <table:table-cell office:value-type="string">
            <text:p>COLD</text:p>
          </table:table-cell>
          <table:table-cell office:value-type="string">
            <text:p>GRACE POTTER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MOUNTAIN AT MY GATES</text:p>
          </table:table-cell>
          <table:table-cell office:value-type="string">
            <text:p>FOALS</text:p>
          </table:table-cell>
          <table:table-cell office:value-type="string">
            <text:p>:11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FOAL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AMADEUS</text:p>
          </table:table-cell>
          <table:table-cell office:value-type="string">
            <text:p>FAMILY AND FRIENDS</text:p>
          </table:table-cell>
          <table:table-cell office:value-type="string">
            <text:p>:12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FAMILY AND FRIEND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T'S OK</text:p>
          </table:table-cell>
          <table:table-cell office:value-type="string">
            <text:p>BIG BLACK DELTA</text:p>
          </table:table-cell>
          <table:table-cell office:value-type="string">
            <text:p>:14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BIG BLACK DELTA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PILLS</text:p>
          </table:table-cell>
          <table:table-cell office:value-type="string">
            <text:p>WHITE REAPER</text:p>
          </table:table-cell>
          <table:table-cell office:value-type="string">
            <text:p>:19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WHITE REAP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Y LOVE</text:p>
          </table:table-cell>
          <table:table-cell office:value-type="string">
            <text:p>CIRCA WAVES</text:p>
          </table:table-cell>
          <table:table-cell office:value-type="string">
            <text:p>:15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CIRCA WAV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WALK THE WIRE</text:p>
          </table:table-cell>
          <table:table-cell office:value-type="string">
            <text:p>BOY &amp; BEAR</text:p>
          </table:table-cell>
          <table:table-cell office:value-type="string">
            <text:p>:14</text:p>
          </table:table-cell>
          <table:table-cell office:value-type="string">
            <text:p>02:54</text:p>
          </table:table-cell>
          <table:table-cell office:value-type="string">
            <text:p>FADE</text:p>
          </table:table-cell>
          <table:table-cell office:value-type="string">
            <text:p>BOY &amp; BEA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EAVY METAL DETOX</text:p>
          </table:table-cell>
          <table:table-cell office:value-type="string">
            <text:p>WAVVES</text:p>
          </table:table-cell>
          <table:table-cell office:value-type="string">
            <text:p>:11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WAVV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IRE AND THE FLOOD</text:p>
          </table:table-cell>
          <table:table-cell office:value-type="string">
            <text:p>VANCE JOY</text:p>
          </table:table-cell>
          <table:table-cell office:value-type="string">
            <text:p>:08</text:p>
          </table:table-cell>
          <table:table-cell office:value-type="string">
            <text:p>04:04</text:p>
          </table:table-cell>
          <table:table-cell office:value-type="string">
            <text:p>FADE</text:p>
          </table:table-cell>
          <table:table-cell office:value-type="string">
            <text:p>VANCE JO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MING HOME</text:p>
          </table:table-cell>
          <table:table-cell office:value-type="string">
            <text:p>LEON BRIDGES</text:p>
          </table:table-cell>
          <table:table-cell office:value-type="string">
            <text:p>:25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LEON BRIDG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IMES SQUARE</text:p>
          </table:table-cell>
          <table:table-cell office:value-type="string">
            <text:p>DESTROYER</text:p>
          </table:table-cell>
          <table:table-cell office:value-type="string">
            <text:p>:24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DESTROY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 WANNA KNOW</text:p>
          </table:table-cell>
          <table:table-cell office:value-type="string">
            <text:p>CALVIN LOVE</text:p>
          </table:table-cell>
          <table:table-cell office:value-type="string">
            <text:p>:20</text:p>
          </table:table-cell>
          <table:table-cell office:value-type="string">
            <text:p>03:21</text:p>
          </table:table-cell>
          <table:table-cell office:value-type="string">
            <text:p>FADE</text:p>
          </table:table-cell>
          <table:table-cell office:value-type="string">
            <text:p>CALVIN LOV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AKE A TRIP</text:p>
          </table:table-cell>
          <table:table-cell office:value-type="string">
            <text:p>SHEEPDOGS, THE</text:p>
          </table:table-cell>
          <table:table-cell office:value-type="string">
            <text:p>:38</text:p>
          </table:table-cell>
          <table:table-cell office:value-type="string">
            <text:p>04:21</text:p>
          </table:table-cell>
          <table:table-cell office:value-type="string">
            <text:p>FADE</text:p>
          </table:table-cell>
          <table:table-cell office:value-type="string">
            <text:p>SHEEPDOG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UT TO THE CHASE</text:p>
          </table:table-cell>
          <table:table-cell office:value-type="string">
            <text:p>FORT LEAN</text:p>
          </table:table-cell>
          <table:table-cell office:value-type="string">
            <text:p>:22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FORT LEA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CES</text:p>
          </table:table-cell>
          <table:table-cell office:value-type="string">
            <text:p>RUEN BROTHERS</text:p>
          </table:table-cell>
          <table:table-cell office:value-type="string">
            <text:p>:15</text:p>
          </table:table-cell>
          <table:table-cell office:value-type="string">
            <text:p>03:53</text:p>
          </table:table-cell>
          <table:table-cell office:value-type="string">
            <text:p>FADE</text:p>
          </table:table-cell>
          <table:table-cell office:value-type="string">
            <text:p>RUEN BROTHE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RINNE</text:p>
          </table:table-cell>
          <table:table-cell office:value-type="string">
            <text:p>BLACK HONEY</text:p>
          </table:table-cell>
          <table:table-cell office:value-type="string">
            <text:p>:00</text:p>
          </table:table-cell>
          <table:table-cell office:value-type="string">
            <text:p>02:51</text:p>
          </table:table-cell>
          <table:table-cell office:value-type="string">
            <text:p>FADE</text:p>
          </table:table-cell>
          <table:table-cell office:value-type="string">
            <text:p>BLACK HONEY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OO TOUGH</text:p>
          </table:table-cell>
          <table:table-cell office:value-type="string">
            <text:p>BULLY</text:p>
          </table:table-cell>
          <table:table-cell office:value-type="string">
            <text:p>:16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BULLY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HATE TO SEE YOU GO</text:p>
          </table:table-cell>
          <table:table-cell office:value-type="string">
            <text:p>MANTLES, THE</text:p>
          </table:table-cell>
          <table:table-cell office:value-type="string">
            <text:p>:03</text:p>
          </table:table-cell>
          <table:table-cell office:value-type="string">
            <text:p>02:44</text:p>
          </table:table-cell>
          <table:table-cell office:value-type="string">
            <text:p>FADE</text:p>
          </table:table-cell>
          <table:table-cell office:value-type="string">
            <text:p>MAN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AY DOWN</text:p>
          </table:table-cell>
          <table:table-cell office:value-type="string">
            <text:p>SON LITTLE</text:p>
          </table:table-cell>
          <table:table-cell office:value-type="string">
            <text:p>:00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SON LITTL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THANK GOD FOR GIRLS</text:p>
          </table:table-cell>
          <table:table-cell office:value-type="string">
            <text:p>WEEZER</text:p>
          </table:table-cell>
          <table:table-cell office:value-type="string">
            <text:p>:04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WEEZ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IVER</text:p>
          </table:table-cell>
          <table:table-cell office:value-type="string">
            <text:p>SAINTSENECA</text:p>
          </table:table-cell>
          <table:table-cell office:value-type="string">
            <text:p>:13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SAINTSENECA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EATH ROW</text:p>
          </table:table-cell>
          <table:table-cell office:value-type="string">
            <text:p>JIMI CHARLES MOODY</text:p>
          </table:table-cell>
          <table:table-cell office:value-type="string">
            <text:p>:12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DOSE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LIFE IS A BUM</text:p>
          </table:table-cell>
          <table:table-cell office:value-type="string">
            <text:p>WILD BEASTS</text:p>
          </table:table-cell>
          <table:table-cell office:value-type="string">
            <text:p>:12</text:p>
          </table:table-cell>
          <table:table-cell office:value-type="string">
            <text:p>03:17</text:p>
          </table:table-cell>
          <table:table-cell office:value-type="string">
            <text:p>FADE</text:p>
          </table:table-cell>
          <table:table-cell office:value-type="string">
            <text:p>WILD BEAST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I WANT TO KNOW (YOUR LOVE)</text:p>
          </table:table-cell>
          <table:table-cell office:value-type="string">
            <text:p>PALMAS</text:p>
          </table:table-cell>
          <table:table-cell office:value-type="string">
            <text:p>:06</text:p>
          </table:table-cell>
          <table:table-cell office:value-type="string">
            <text:p>02:56</text:p>
          </table:table-cell>
          <table:table-cell office:value-type="string">
            <text:p>FADE</text:p>
          </table:table-cell>
          <table:table-cell office:value-type="string">
            <text:p>PALMA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AN'T GET ENOUGH OF MYSELF</text:p>
          </table:table-cell>
          <table:table-cell office:value-type="string">
            <text:p>SANTIGOLD</text:p>
          </table:table-cell>
          <table:table-cell office:value-type="string">
            <text:p>:00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SANTIGOLD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KING OF THE WORLD</text:p>
          </table:table-cell>
          <table:table-cell office:value-type="string">
            <text:p>WEEZER</text:p>
          </table:table-cell>
          <table:table-cell office:value-type="string">
            <text:p>:17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WEEZ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AMERIKA</text:p>
          </table:table-cell>
          <table:table-cell office:value-type="string">
            <text:p>WINTERSLEEP</text:p>
          </table:table-cell>
          <table:table-cell office:value-type="string">
            <text:p>:17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WINTERSLEEP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ROLLER</text:p>
          </table:table-cell>
          <table:table-cell office:value-type="string">
            <text:p>QUILT</text:p>
          </table:table-cell>
          <table:table-cell office:value-type="string">
            <text:p>:19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QUIL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EMORY</text:p>
          </table:table-cell>
          <table:table-cell office:value-type="string">
            <text:p>VIOLENT FEMMES</text:p>
          </table:table-cell>
          <table:table-cell office:value-type="string">
            <text:p>:07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VIOLENT FEMM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ARDENIA</text:p>
          </table:table-cell>
          <table:table-cell office:value-type="string">
            <text:p>IGGY POP</text:p>
          </table:table-cell>
          <table:table-cell office:value-type="string">
            <text:p>:19</text:p>
          </table:table-cell>
          <table:table-cell office:value-type="string">
            <text:p>04:11</text:p>
          </table:table-cell>
          <table:table-cell office:value-type="string">
            <text:p>FADE</text:p>
          </table:table-cell>
          <table:table-cell office:value-type="string">
            <text:p>IGGY POP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REE STUFF</text:p>
          </table:table-cell>
          <table:table-cell office:value-type="string">
            <text:p>EDWARD SHARPE</text:p>
          </table:table-cell>
          <table:table-cell office:value-type="string">
            <text:p>:13</text:p>
          </table:table-cell>
          <table:table-cell office:value-type="string">
            <text:p>02:58</text:p>
          </table:table-cell>
          <table:table-cell office:value-type="string">
            <text:p>FADE</text:p>
          </table:table-cell>
          <table:table-cell office:value-type="string">
            <text:p>EDWARD SHARP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ONFESSION</text:p>
          </table:table-cell>
          <table:table-cell office:value-type="string">
            <text:p>M. WARD</text:p>
          </table:table-cell>
          <table:table-cell office:value-type="string">
            <text:p>:14</text:p>
          </table:table-cell>
          <table:table-cell office:value-type="string">
            <text:p>03:07</text:p>
          </table:table-cell>
          <table:table-cell office:value-type="string">
            <text:p>COLD</text:p>
          </table:table-cell>
          <table:table-cell office:value-type="string">
            <text:p>M. WARD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EMOTIONS AND MATH</text:p>
          </table:table-cell>
          <table:table-cell office:value-type="string">
            <text:p>MARGARET GLASPY</text:p>
          </table:table-cell>
          <table:table-cell office:value-type="string">
            <text:p>:02</text:p>
          </table:table-cell>
          <table:table-cell office:value-type="string">
            <text:p>03:07</text:p>
          </table:table-cell>
          <table:table-cell office:value-type="string">
            <text:p>COLD</text:p>
          </table:table-cell>
          <table:table-cell office:value-type="string">
            <text:p>MARGARET GLASPY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OOD TO BE BACK HOME</text:p>
          </table:table-cell>
          <table:table-cell office:value-type="string">
            <text:p>CHARLES BRADLEY</text:p>
          </table:table-cell>
          <table:table-cell office:value-type="string">
            <text:p>:10</text:p>
          </table:table-cell>
          <table:table-cell office:value-type="string">
            <text:p>03:01</text:p>
          </table:table-cell>
          <table:table-cell office:value-type="string">
            <text:p>FADE</text:p>
          </table:table-cell>
          <table:table-cell office:value-type="string">
            <text:p>CHARLES BRADLE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FRIENDLY GHOST</text:p>
          </table:table-cell>
          <table:table-cell office:value-type="string">
            <text:p>HARLEM</text:p>
          </table:table-cell>
          <table:table-cell office:value-type="string">
            <text:p>:04</text:p>
          </table:table-cell>
          <table:table-cell office:value-type="string">
            <text:p>03:01</text:p>
          </table:table-cell>
          <table:table-cell office:value-type="string">
            <text:p>COLD</text:p>
          </table:table-cell>
          <table:table-cell office:value-type="string">
            <text:p>HARLEM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EMON DANCE</text:p>
          </table:table-cell>
          <table:table-cell office:value-type="string">
            <text:p>SURFER BLOOD</text:p>
          </table:table-cell>
          <table:table-cell office:value-type="string">
            <text:p>0:20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SURFER BLOOD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DRAMAMINE</text:p>
          </table:table-cell>
          <table:table-cell office:value-type="string">
            <text:p>MODEST MOUSE</text:p>
          </table:table-cell>
          <table:table-cell office:value-type="string">
            <text:p>1:10</text:p>
          </table:table-cell>
          <table:table-cell office:value-type="string">
            <text:p>05:42</text:p>
          </table:table-cell>
          <table:table-cell office:value-type="string">
            <text:p>COLD</text:p>
          </table:table-cell>
          <table:table-cell office:value-type="string">
            <text:p>MODEST MOUSE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RAILER TRASH</text:p>
          </table:table-cell>
          <table:table-cell office:value-type="string">
            <text:p>MODEST MOUSE</text:p>
          </table:table-cell>
          <table:table-cell office:value-type="string">
            <text:p>:13</text:p>
          </table:table-cell>
          <table:table-cell office:value-type="string">
            <text:p>05:50</text:p>
          </table:table-cell>
          <table:table-cell office:value-type="string">
            <text:p>FADE</text:p>
          </table:table-cell>
          <table:table-cell office:value-type="string">
            <text:p>MODEST MOUSE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CLOSER TO THE SUN</text:p>
          </table:table-cell>
          <table:table-cell office:value-type="string">
            <text:p>SLIGHTLY STOOPID</text:p>
          </table:table-cell>
          <table:table-cell office:value-type="string">
            <text:p>:38</text:p>
          </table:table-cell>
          <table:table-cell office:value-type="string">
            <text:p>02:26</text:p>
          </table:table-cell>
          <table:table-cell office:value-type="string">
            <text:p>FADE</text:p>
          </table:table-cell>
          <table:table-cell office:value-type="string">
            <text:p>SLIGHTLY STOOPID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TAUGHT TO BE PROUD</text:p>
          </table:table-cell>
          <table:table-cell office:value-type="string">
            <text:p>TEA LEAF GREEN</text:p>
          </table:table-cell>
          <table:table-cell office:value-type="string">
            <text:p>:09</text:p>
          </table:table-cell>
          <table:table-cell office:value-type="string">
            <text:p>05:27</text:p>
          </table:table-cell>
          <table:table-cell office:value-type="string">
            <text:p>FADE</text:p>
          </table:table-cell>
          <table:table-cell office:value-type="string">
            <text:p>ANDREW BI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NO CHILDREN</text:p>
          </table:table-cell>
          <table:table-cell office:value-type="string">
            <text:p>MOUNTAIN GOATS, THE</text:p>
          </table:table-cell>
          <table:table-cell office:value-type="string">
            <text:p>:12</text:p>
          </table:table-cell>
          <table:table-cell office:value-type="string">
            <text:p>02:46</text:p>
          </table:table-cell>
          <table:table-cell office:value-type="string">
            <text:p>FADE</text:p>
          </table:table-cell>
          <table:table-cell office:value-type="string">
            <text:p>MOUNTAIN GOAT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GENESIS 30:3</text:p>
          </table:table-cell>
          <table:table-cell office:value-type="string">
            <text:p>MOUNTAIN GOATS, THE</text:p>
          </table:table-cell>
          <table:table-cell office:value-type="string">
            <text:p>:31</text:p>
          </table:table-cell>
          <table:table-cell office:value-type="string">
            <text:p>03:24</text:p>
          </table:table-cell>
          <table:table-cell office:value-type="string">
            <text:p>F</text:p>
          </table:table-cell>
          <table:table-cell office:value-type="string">
            <text:p>MOUNTAIN GOATS, TH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UP THE WOLVES</text:p>
          </table:table-cell>
          <table:table-cell office:value-type="string">
            <text:p>MOUNTAIN GOATS, THE</text:p>
          </table:table-cell>
          <table:table-cell office:value-type="string">
            <text:p>:31</text:p>
          </table:table-cell>
          <table:table-cell office:value-type="string">
            <text:p>03:27</text:p>
          </table:table-cell>
          <table:table-cell office:value-type="string">
            <text:p>F</text:p>
          </table:table-cell>
          <table:table-cell office:value-type="string">
            <text:p>MOUNTAIN GOATS, TH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1 JOHN 4:16</text:p>
          </table:table-cell>
          <table:table-cell office:value-type="string">
            <text:p>MOUNTAIN GOATS, THE</text:p>
          </table:table-cell>
          <table:table-cell office:value-type="string">
            <text:p>:31</text:p>
          </table:table-cell>
          <table:table-cell office:value-type="string">
            <text:p>03:10</text:p>
          </table:table-cell>
          <table:table-cell office:value-type="string">
            <text:p>F</text:p>
          </table:table-cell>
          <table:table-cell office:value-type="string">
            <text:p>MOUNTAIN GOATS, TH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HAST THOU CONSIDERED THE TETRAPOD?</text:p>
          </table:table-cell>
          <table:table-cell office:value-type="string">
            <text:p>MOUNTAIN GOATS, THE</text:p>
          </table:table-cell>
          <table:table-cell office:value-type="string">
            <text:p>:31</text:p>
          </table:table-cell>
          <table:table-cell office:value-type="string">
            <text:p>03:22</text:p>
          </table:table-cell>
          <table:table-cell office:value-type="string">
            <text:p>F</text:p>
          </table:table-cell>
          <table:table-cell office:value-type="string">
            <text:p>MOUNTAIN GOATS, TH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A</text:p>
          </table:table-cell>
          <table:table-cell office:value-type="string">
            <text:p>WE'LL FIND OUT</text:p>
          </table:table-cell>
          <table:table-cell office:value-type="string">
            <text:p>TIMBER TIMBRE</text:p>
          </table:table-cell>
          <table:table-cell office:value-type="string">
            <text:p>:00</text:p>
          </table:table-cell>
          <table:table-cell office:value-type="string">
            <text:p>02:25</text:p>
          </table:table-cell>
          <table:table-cell office:value-type="string">
            <text:p>COLD</text:p>
          </table:table-cell>
          <table:table-cell office:value-type="string">
            <text:p>TIMBER TIMBR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MAGIC ARROW</text:p>
          </table:table-cell>
          <table:table-cell office:value-type="string">
            <text:p>TIMBER TIMBRE</text:p>
          </table:table-cell>
          <table:table-cell office:value-type="string">
            <text:p>:28</text:p>
          </table:table-cell>
          <table:table-cell office:value-type="string">
            <text:p>05:39</text:p>
          </table:table-cell>
          <table:table-cell office:value-type="string">
            <text:p>FADE</text:p>
          </table:table-cell>
          <table:table-cell office:value-type="string">
            <text:p>TIMBER TIMBR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ITY MIDDLE</text:p>
          </table:table-cell>
          <table:table-cell office:value-type="string">
            <text:p>NATIONAL, THE</text:p>
          </table:table-cell>
          <table:table-cell office:value-type="string">
            <text:p>:03</text:p>
          </table:table-cell>
          <table:table-cell office:value-type="string">
            <text:p>04:27</text:p>
          </table:table-cell>
          <table:table-cell office:value-type="string">
            <text:p>FADE</text:p>
          </table:table-cell>
          <table:table-cell office:value-type="string">
            <text:p>NATIONAL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VANDERLYLE CRYBABY GEEKS</text:p>
          </table:table-cell>
          <table:table-cell office:value-type="string">
            <text:p>NATIONAL, THE</text:p>
          </table:table-cell>
          <table:table-cell office:value-type="string">
            <text:p>:20</text:p>
          </table:table-cell>
          <table:table-cell office:value-type="string">
            <text:p>04:12</text:p>
          </table:table-cell>
          <table:table-cell office:value-type="string">
            <text:p>FADE</text:p>
          </table:table-cell>
          <table:table-cell office:value-type="string">
            <text:p>NATIONAL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PUT YOUR NUMBER IN MY PHONE</text:p>
          </table:table-cell>
          <table:table-cell office:value-type="string">
            <text:p>ARIEL PINK</text:p>
          </table:table-cell>
          <table:table-cell office:value-type="string">
            <text:p>:06</text:p>
          </table:table-cell>
          <table:table-cell office:value-type="string">
            <text:p>02:54</text:p>
          </table:table-cell>
          <table:table-cell office:value-type="string">
            <text:p>FADE</text:p>
          </table:table-cell>
          <table:table-cell office:value-type="string">
            <text:p>ARIEL PINK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A</text:p>
          </table:table-cell>
          <table:table-cell office:value-type="string">
            <text:p>CRYSTALLINE</text:p>
          </table:table-cell>
          <table:table-cell office:value-type="string">
            <text:p>MORNING TELEPORTATION</text:p>
          </table:table-cell>
          <table:table-cell office:value-type="string">
            <text:p>:45</text:p>
          </table:table-cell>
          <table:table-cell office:value-type="string">
            <text:p>05:12</text:p>
          </table:table-cell>
          <table:table-cell office:value-type="string">
            <text:p>COLD</text:p>
          </table:table-cell>
          <table:table-cell office:value-type="string">
            <text:p>MORNING TELEPORTATIO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UNGRY HEART</text:p>
          </table:table-cell>
          <table:table-cell office:value-type="string">
            <text:p>BRUCE SPRINGSTEEN</text:p>
          </table:table-cell>
          <table:table-cell office:value-type="string">
            <text:p>:20</text:p>
          </table:table-cell>
          <table:table-cell office:value-type="string">
            <text:p>03:08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ILD NIGHT</text:p>
          </table:table-cell>
          <table:table-cell office:value-type="string">
            <text:p>JOHN MELLENCAMP</text:p>
          </table:table-cell>
          <table:table-cell office:value-type="string">
            <text:p>:13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JOHN MELLENCAM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FOOL IN THE RAIN</text:p>
          </table:table-cell>
          <table:table-cell office:value-type="string">
            <text:p>LED ZEPPELIN</text:p>
          </table:table-cell>
          <table:table-cell office:value-type="string">
            <text:p>:14</text:p>
          </table:table-cell>
          <table:table-cell office:value-type="string">
            <text:p>06:18</text:p>
          </table:table-cell>
          <table:table-cell office:value-type="string">
            <text:p>COLD</text:p>
          </table:table-cell>
          <table:table-cell office:value-type="string">
            <text:p>LED ZEPPELIN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LITZKRIEG BOP</text:p>
          </table:table-cell>
          <table:table-cell office:value-type="string">
            <text:p>RAMONES</text:p>
          </table:table-cell>
          <table:table-cell office:value-type="string">
            <text:p>:22</text:p>
          </table:table-cell>
          <table:table-cell office:value-type="string">
            <text:p>02:11</text:p>
          </table:table-cell>
          <table:table-cell office:value-type="string">
            <text:p>COLD</text:p>
          </table:table-cell>
          <table:table-cell office:value-type="string">
            <text:p>RAMON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MAN WHO SOLD THE WORLD</text:p>
          </table:table-cell>
          <table:table-cell office:value-type="string">
            <text:p>NIRVANA</text:p>
          </table:table-cell>
          <table:table-cell office:value-type="string">
            <text:p>:14</text:p>
          </table:table-cell>
          <table:table-cell office:value-type="string">
            <text:p>03:33</text:p>
          </table:table-cell>
          <table:table-cell office:value-type="string">
            <text:p>APPL</text:p>
          </table:table-cell>
          <table:table-cell office:value-type="string">
            <text:p>NIRVANA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FALL TO PIECES</text:p>
          </table:table-cell>
          <table:table-cell office:value-type="string">
            <text:p>VELVET REVOLVER</text:p>
          </table:table-cell>
          <table:table-cell office:value-type="string">
            <text:p>:16</text:p>
          </table:table-cell>
          <table:table-cell office:value-type="string">
            <text:p>04:25</text:p>
          </table:table-cell>
          <table:table-cell office:value-type="string">
            <text:p>CF</text:p>
          </table:table-cell>
          <table:table-cell office:value-type="string">
            <text:p>VELVET REVOLVER; STONE TEMPLE PILOTS; GUNS 'N ROS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JADED</text:p>
          </table:table-cell>
          <table:table-cell office:value-type="string">
            <text:p>AEROSMITH</text:p>
          </table:table-cell>
          <table:table-cell office:value-type="string">
            <text:p>:21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AEROSMIT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 YOU REALIZE??</text:p>
          </table:table-cell>
          <table:table-cell office:value-type="string">
            <text:p>FLAMING LIPS, THE</text:p>
          </table:table-cell>
          <table:table-cell office:value-type="string">
            <text:p>:17</text:p>
          </table:table-cell>
          <table:table-cell office:value-type="string">
            <text:p>03:29</text:p>
          </table:table-cell>
          <table:table-cell office:value-type="string">
            <text:p>CF</text:p>
          </table:table-cell>
          <table:table-cell office:value-type="string">
            <text:p>FLAMING LIP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AD MOON RISING</text:p>
          </table:table-cell>
          <table:table-cell office:value-type="string">
            <text:p>CREEDENCE CLEARWATER REVIVAL</text:p>
          </table:table-cell>
          <table:table-cell office:value-type="string">
            <text:p>:06</text:p>
          </table:table-cell>
          <table:table-cell office:value-type="string">
            <text:p>02:14</text:p>
          </table:table-cell>
          <table:table-cell office:value-type="string">
            <text:p>COLD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ANCING IN THE DARK</text:p>
          </table:table-cell>
          <table:table-cell office:value-type="string">
            <text:p>BRUCE SPRINGSTEEN</text:p>
          </table:table-cell>
          <table:table-cell office:value-type="string">
            <text:p>:14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 DON'T KNOW HOW IT FEELS</text:p>
          </table:table-cell>
          <table:table-cell office:value-type="string">
            <text:p>TOM PETTY</text:p>
          </table:table-cell>
          <table:table-cell office:value-type="string">
            <text:p>:19</text:p>
          </table:table-cell>
          <table:table-cell office:value-type="string">
            <text:p>04:42</text:p>
          </table:table-cell>
          <table:table-cell office:value-type="string">
            <text:p>CF</text:p>
          </table:table-cell>
          <table:table-cell office:value-type="string">
            <text:p>TOM PETTY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REAMS</text:p>
          </table:table-cell>
          <table:table-cell office:value-type="string">
            <text:p>FLEETWOOD MAC</text:p>
          </table:table-cell>
          <table:table-cell office:value-type="string">
            <text:p>:17</text:p>
          </table:table-cell>
          <table:table-cell office:value-type="string">
            <text:p>04:11</text:p>
          </table:table-cell>
          <table:table-cell office:value-type="string">
            <text:p>CF</text:p>
          </table:table-cell>
          <table:table-cell office:value-type="string">
            <text:p>FLEETWOOD MA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HEN THE LEVEE BREAKS</text:p>
          </table:table-cell>
          <table:table-cell office:value-type="string">
            <text:p>LED ZEPPELIN</text:p>
          </table:table-cell>
          <table:table-cell office:value-type="string">
            <text:p>1:23</text:p>
          </table:table-cell>
          <table:table-cell office:value-type="string">
            <text:p>07:00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NEW WORLD MAN</text:p>
          </table:table-cell>
          <table:table-cell office:value-type="string">
            <text:p>RUSH</text:p>
          </table:table-cell>
          <table:table-cell office:value-type="string">
            <text:p>:07/:25</text:p>
          </table:table-cell>
          <table:table-cell office:value-type="string">
            <text:p>03:34</text:p>
          </table:table-cell>
          <table:table-cell office:value-type="string">
            <text:p>FADE</text:p>
          </table:table-cell>
          <table:table-cell office:value-type="string">
            <text:p>RU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UTHORITY SONG</text:p>
          </table:table-cell>
          <table:table-cell office:value-type="string">
            <text:p>JOHN MELLENCAMP</text:p>
          </table:table-cell>
          <table:table-cell office:value-type="string">
            <text:p>:17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JOHN MELLENCAMP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 SHOT THE SHERIFF</text:p>
          </table:table-cell>
          <table:table-cell office:value-type="string">
            <text:p>ERIC CLAPTON</text:p>
          </table:table-cell>
          <table:table-cell office:value-type="string">
            <text:p>:00</text:p>
          </table:table-cell>
          <table:table-cell office:value-type="string">
            <text:p>04:16</text:p>
          </table:table-cell>
          <table:table-cell office:value-type="string">
            <text:p>FADE</text:p>
          </table:table-cell>
          <table:table-cell office:value-type="string">
            <text:p>ERIC CLAP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EY HEY WHAT CAN I DO</text:p>
          </table:table-cell>
          <table:table-cell office:value-type="string">
            <text:p>LED ZEPPELIN</text:p>
          </table:table-cell>
          <table:table-cell office:value-type="string">
            <text:p>:18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VOODOO CHILD (SLIGHT RETURN)</text:p>
          </table:table-cell>
          <table:table-cell office:value-type="string">
            <text:p>JIMI HENDRIX</text:p>
          </table:table-cell>
          <table:table-cell office:value-type="string">
            <text:p>:32</text:p>
          </table:table-cell>
          <table:table-cell office:value-type="string">
            <text:p>05:12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OCEAN</text:p>
          </table:table-cell>
          <table:table-cell office:value-type="string">
            <text:p>LED ZEPPELIN</text:p>
          </table:table-cell>
          <table:table-cell office:value-type="string">
            <text:p>C:08/:21</text:p>
          </table:table-cell>
          <table:table-cell office:value-type="string">
            <text:p>04:29</text:p>
          </table:table-cell>
          <table:table-cell office:value-type="string">
            <text:p>CF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N'T DO ME LIKE THAT</text:p>
          </table:table-cell>
          <table:table-cell office:value-type="string">
            <text:p>TOM PETTY &amp; THE HEARTBREAKERS</text:p>
          </table:table-cell>
          <table:table-cell office:value-type="string">
            <text:p>:18</text:p>
          </table:table-cell>
          <table:table-cell office:value-type="string">
            <text:p>02:38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ORN ON THE BAYOU</text:p>
          </table:table-cell>
          <table:table-cell office:value-type="string">
            <text:p>CREEDENCE CLEARWATER REVIVAL</text:p>
          </table:table-cell>
          <table:table-cell office:value-type="string">
            <text:p>:24</text:p>
          </table:table-cell>
          <table:table-cell office:value-type="string">
            <text:p>04:59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ANIC DEPRESSION</text:p>
          </table:table-cell>
          <table:table-cell office:value-type="string">
            <text:p>JIMI HENDRIX</text:p>
          </table:table-cell>
          <table:table-cell office:value-type="string">
            <text:p>:10</text:p>
          </table:table-cell>
          <table:table-cell office:value-type="string">
            <text:p>03:38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LL MY LOVE</text:p>
          </table:table-cell>
          <table:table-cell office:value-type="string">
            <text:p>LED ZEPPELIN</text:p>
          </table:table-cell>
          <table:table-cell office:value-type="string">
            <text:p>:22</text:p>
          </table:table-cell>
          <table:table-cell office:value-type="string">
            <text:p>05:30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PIRITS IN THE MATERIAL WORLD</text:p>
          </table:table-cell>
          <table:table-cell office:value-type="string">
            <text:p>POLICE</text:p>
          </table:table-cell>
          <table:table-cell office:value-type="string">
            <text:p>:16</text:p>
          </table:table-cell>
          <table:table-cell office:value-type="string">
            <text:p>02:52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ANGERINE</text:p>
          </table:table-cell>
          <table:table-cell office:value-type="string">
            <text:p>LED ZEPPELIN</text:p>
          </table:table-cell>
          <table:table-cell office:value-type="string">
            <text:p>C:13/:20</text:p>
          </table:table-cell>
          <table:table-cell office:value-type="string">
            <text:p>03:09</text:p>
          </table:table-cell>
          <table:table-cell office:value-type="string">
            <text:p>C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GIRL OF THE NORTH COUNTRY</text:p>
          </table:table-cell>
          <table:table-cell office:value-type="string">
            <text:p>BOB DYLAN</text:p>
          </table:table-cell>
          <table:table-cell office:value-type="string">
            <text:p>:09</text:p>
          </table:table-cell>
          <table:table-cell office:value-type="string">
            <text:p>03:23</text:p>
          </table:table-cell>
          <table:table-cell office:value-type="string">
            <text:p>CF</text:p>
          </table:table-cell>
          <table:table-cell office:value-type="string">
            <text:p>BOB DYL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UTHERN MAN</text:p>
          </table:table-cell>
          <table:table-cell office:value-type="string">
            <text:p>NEIL YOUNG</text:p>
          </table:table-cell>
          <table:table-cell office:value-type="string">
            <text:p>:14</text:p>
          </table:table-cell>
          <table:table-cell office:value-type="string">
            <text:p>05:27</text:p>
          </table:table-cell>
          <table:table-cell office:value-type="string">
            <text:p>FADE</text:p>
          </table:table-cell>
          <table:table-cell office:value-type="string">
            <text:p>NEIL YOU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AKE ME HOME TONIGHT</text:p>
          </table:table-cell>
          <table:table-cell office:value-type="string">
            <text:p>EDDIE MONEY</text:p>
          </table:table-cell>
          <table:table-cell office:value-type="string">
            <text:p>:22</text:p>
          </table:table-cell>
          <table:table-cell office:value-type="string">
            <text:p>03:21</text:p>
          </table:table-cell>
          <table:table-cell office:value-type="string">
            <text:p>FADE</text:p>
          </table:table-cell>
          <table:table-cell office:value-type="string">
            <text:p>EDDIE MONEY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E AND BOBBY MCGEE</text:p>
          </table:table-cell>
          <table:table-cell office:value-type="string">
            <text:p>JANIS JOPLIN</text:p>
          </table:table-cell>
          <table:table-cell office:value-type="string">
            <text:p>:06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JANIS JOP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ET IT BLEED</text:p>
          </table:table-cell>
          <table:table-cell office:value-type="string">
            <text:p>ROLLING STONES, THE</text:p>
          </table:table-cell>
          <table:table-cell office:value-type="string">
            <text:p>:04/:18</text:p>
          </table:table-cell>
          <table:table-cell office:value-type="string">
            <text:p>05:12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OLD AS LOVE</text:p>
          </table:table-cell>
          <table:table-cell office:value-type="string">
            <text:p>JIMI HENDRIX</text:p>
          </table:table-cell>
          <table:table-cell office:value-type="string">
            <text:p>:00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table:number-columns-repeated="2" office:value-type="string">
            <text:p>BAD COMPANY</text:p>
          </table:table-cell>
          <table:table-cell office:value-type="string">
            <text:p>:18</text:p>
          </table:table-cell>
          <table:table-cell office:value-type="string">
            <text:p>04:33</text:p>
          </table:table-cell>
          <table:table-cell office:value-type="string">
            <text:p>F</text:p>
          </table:table-cell>
          <table:table-cell office:value-type="string">
            <text:p>BAD COMPANY</text:p>
          </table:table-cell>
          <table:table-cell table:number-columns-repeated="5"/>
        </table:table-row>
        <table:table-row table:style-name="ro1">
          <table:table-cell office:value-type="string">
            <text:p>BC</text:p>
          </table:table-cell>
          <table:table-cell office:value-type="string">
            <text:p>PEACEFUL EASY FEELING</text:p>
          </table:table-cell>
          <table:table-cell office:value-type="string">
            <text:p>EAGLES</text:p>
          </table:table-cell>
          <table:table-cell office:value-type="string">
            <text:p>:14</text:p>
          </table:table-cell>
          <table:table-cell office:value-type="string">
            <text:p>04:13</text:p>
          </table:table-cell>
          <table:table-cell office:value-type="string">
            <text:p>C</text:p>
          </table:table-cell>
          <table:table-cell office:value-type="string">
            <text:p>EAGLES, THE</text:p>
          </table:table-cell>
          <table:table-cell table:number-columns-repeated="5"/>
        </table:table-row>
        <table:table-row table:style-name="ro1">
          <table:table-cell office:value-type="string">
            <text:p>BC</text:p>
          </table:table-cell>
          <table:table-cell office:value-type="string">
            <text:p>BABY, I LOVE YOUR WAY</text:p>
          </table:table-cell>
          <table:table-cell office:value-type="string">
            <text:p>PETER FRAMPTON</text:p>
          </table:table-cell>
          <table:table-cell office:value-type="string">
            <text:p>:05/:15</text:p>
          </table:table-cell>
          <table:table-cell office:value-type="string">
            <text:p>04:43</text:p>
          </table:table-cell>
          <table:table-cell office:value-type="string">
            <text:p>APPL</text:p>
          </table:table-cell>
          <table:table-cell office:value-type="string">
            <text:p>PETER FRAMPT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THE STAKE</text:p>
          </table:table-cell>
          <table:table-cell office:value-type="string">
            <text:p>STEVE MILLER BAND</text:p>
          </table:table-cell>
          <table:table-cell office:value-type="string">
            <text:p>:06/:17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table:number-columns-repeated="5"/>
        </table:table-row>
        <table:table-row table:style-name="ro1">
          <table:table-cell office:value-type="string">
            <text:p>BC</text:p>
          </table:table-cell>
          <table:table-cell office:value-type="string">
            <text:p>I WANT TO BREAK FREE</text:p>
          </table:table-cell>
          <table:table-cell office:value-type="string">
            <text:p>QUEEN</text:p>
          </table:table-cell>
          <table:table-cell office:value-type="string">
            <text:p>:15/:36</text:p>
          </table:table-cell>
          <table:table-cell office:value-type="string">
            <text:p>04:11</text:p>
          </table:table-cell>
          <table:table-cell office:value-type="string">
            <text:p>FADE</text:p>
          </table:table-cell>
          <table:table-cell office:value-type="string">
            <text:p>QU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ET IT RAIN</text:p>
          </table:table-cell>
          <table:table-cell office:value-type="string">
            <text:p>ERIC CLAPTON</text:p>
          </table:table-cell>
          <table:table-cell office:value-type="string">
            <text:p>:08/:16</text:p>
          </table:table-cell>
          <table:table-cell office:value-type="string">
            <text:p>04:58</text:p>
          </table:table-cell>
          <table:table-cell office:value-type="string">
            <text:p>CF</text:p>
          </table:table-cell>
          <table:table-cell office:value-type="string">
            <text:p>ERIC CLAPT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I WANT TO HOLD YOUR HAND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23</text:p>
          </table:table-cell>
          <table:table-cell office:value-type="string">
            <text:p>COLD</text:p>
          </table:table-cell>
          <table:table-cell office:value-type="string">
            <text:p>BEATLES, THE</text:p>
          </table:table-cell>
          <table:table-cell table:number-columns-repeated="5"/>
        </table:table-row>
        <table:table-row table:style-name="ro1">
          <table:table-cell office:value-type="string">
            <text:p>BC</text:p>
          </table:table-cell>
          <table:table-cell office:value-type="string">
            <text:p>SGT. PEPPER'S/WITH A LITTLE...</text:p>
          </table:table-cell>
          <table:table-cell office:value-type="string">
            <text:p>BEATLES, THE</text:p>
          </table:table-cell>
          <table:table-cell office:value-type="string">
            <text:p>C:04/:22</text:p>
          </table:table-cell>
          <table:table-cell office:value-type="string">
            <text:p>04:43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PTAIN JACK</text:p>
          </table:table-cell>
          <table:table-cell office:value-type="string">
            <text:p>BILLY JOEL</text:p>
          </table:table-cell>
          <table:table-cell office:value-type="string">
            <text:p>C:06/:15</text:p>
          </table:table-cell>
          <table:table-cell office:value-type="string">
            <text:p>07:04</text:p>
          </table:table-cell>
          <table:table-cell office:value-type="string">
            <text:p>FADE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IAMI 2017 (I'VE SEEN THE...</text:p>
          </table:table-cell>
          <table:table-cell office:value-type="string">
            <text:p>BILLY JOEL</text:p>
          </table:table-cell>
          <table:table-cell office:value-type="string">
            <text:p>C18, 43</text:p>
          </table:table-cell>
          <table:table-cell office:value-type="string">
            <text:p>05:01</text:p>
          </table:table-cell>
          <table:table-cell office:value-type="string">
            <text:p>FADE</text:p>
          </table:table-cell>
          <table:table-cell office:value-type="string">
            <text:p>BILLY JOE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OCK &amp; ROLL BAND</text:p>
          </table:table-cell>
          <table:table-cell office:value-type="string">
            <text:p>BOSTON</text:p>
          </table:table-cell>
          <table:table-cell office:value-type="string">
            <text:p>:13</text:p>
          </table:table-cell>
          <table:table-cell office:value-type="string">
            <text:p>02:59</text:p>
          </table:table-cell>
          <table:table-cell office:value-type="string">
            <text:p>COLD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T'S STILL ROCK AND ROLL TO ME</text:p>
          </table:table-cell>
          <table:table-cell office:value-type="string">
            <text:p>BILLY JOEL</text:p>
          </table:table-cell>
          <table:table-cell office:value-type="string">
            <text:p>:09</text:p>
          </table:table-cell>
          <table:table-cell office:value-type="string">
            <text:p>02:48</text:p>
          </table:table-cell>
          <table:table-cell office:value-type="string">
            <text:p>CF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ALREADY GONE</text:p>
          </table:table-cell>
          <table:table-cell office:value-type="string">
            <text:p>EAGLES</text:p>
          </table:table-cell>
          <table:table-cell office:value-type="string">
            <text:p>:15</text:p>
          </table:table-cell>
          <table:table-cell office:value-type="string">
            <text:p>04:05</text:p>
          </table:table-cell>
          <table:table-cell office:value-type="string">
            <text:p>F</text:p>
          </table:table-cell>
          <table:table-cell office:value-type="string">
            <text:p>EAGL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ATURDAY NIGHT'S ALRIGHT</text:p>
          </table:table-cell>
          <table:table-cell office:value-type="string">
            <text:p>ELTON JOHN</text:p>
          </table:table-cell>
          <table:table-cell office:value-type="string">
            <text:p>:14</text:p>
          </table:table-cell>
          <table:table-cell office:value-type="string">
            <text:p>04:25</text:p>
          </table:table-cell>
          <table:table-cell office:value-type="string">
            <text:p>FADE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ELCOME TO THE JUNGLE</text:p>
          </table:table-cell>
          <table:table-cell office:value-type="string">
            <text:p>GUNS N' ROSES</text:p>
          </table:table-cell>
          <table:table-cell office:value-type="string">
            <text:p>:40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GUNS N' ROS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BC</text:p>
          </table:table-cell>
          <table:table-cell office:value-type="string">
            <text:p>ROCK AND ROLL</text:p>
          </table:table-cell>
          <table:table-cell office:value-type="string">
            <text:p>LED ZEPPELIN</text:p>
          </table:table-cell>
          <table:table-cell office:value-type="string">
            <text:p>:07</text:p>
          </table:table-cell>
          <table:table-cell office:value-type="string">
            <text:p>03:38</text:p>
          </table:table-cell>
          <table:table-cell office:value-type="string">
            <text:p>C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GOOD TIMES BAD TIMES</text:p>
          </table:table-cell>
          <table:table-cell office:value-type="string">
            <text:p>LED ZEPPELIN</text:p>
          </table:table-cell>
          <table:table-cell office:value-type="string">
            <text:p>C:01/:14</text:p>
          </table:table-cell>
          <table:table-cell office:value-type="string">
            <text:p>02:43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OMMUNICATION BREAKDOWN</text:p>
          </table:table-cell>
          <table:table-cell office:value-type="string">
            <text:p>LED ZEPPELIN</text:p>
          </table:table-cell>
          <table:table-cell office:value-type="string">
            <text:p>:12</text:p>
          </table:table-cell>
          <table:table-cell office:value-type="string">
            <text:p>02:23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LSBURY HILL</text:p>
          </table:table-cell>
          <table:table-cell office:value-type="string">
            <text:p>PETER GABRIEL</text:p>
          </table:table-cell>
          <table:table-cell office:value-type="string">
            <text:p>:29</text:p>
          </table:table-cell>
          <table:table-cell office:value-type="string">
            <text:p>04:23</text:p>
          </table:table-cell>
          <table:table-cell office:value-type="string">
            <text:p>FADE</text:p>
          </table:table-cell>
          <table:table-cell office:value-type="string">
            <text:p>PETER GABRIEL; GENESI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JUMPING JACK FLASH</text:p>
          </table:table-cell>
          <table:table-cell office:value-type="string">
            <text:p>ROLLING STONES, THE</text:p>
          </table:table-cell>
          <table:table-cell office:value-type="string">
            <text:p>:23</text:p>
          </table:table-cell>
          <table:table-cell office:value-type="string">
            <text:p>03:37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YMPATHY FOR THE DEVIL</text:p>
          </table:table-cell>
          <table:table-cell office:value-type="string">
            <text:p>ROLLING STONES, THE</text:p>
          </table:table-cell>
          <table:table-cell office:value-type="string">
            <text:p>:22</text:p>
          </table:table-cell>
          <table:table-cell office:value-type="string">
            <text:p>06:25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 CAN'T ALWAYS GET WHAT YOU</text:p>
          </table:table-cell>
          <table:table-cell office:value-type="string">
            <text:p>ROLLING STONES, THE</text:p>
          </table:table-cell>
          <table:table-cell office:value-type="string">
            <text:p>:00</text:p>
          </table:table-cell>
          <table:table-cell office:value-type="string">
            <text:p>07:35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HERE THE STREETS HAVE NO NAME</text:p>
          </table:table-cell>
          <table:table-cell office:value-type="string">
            <text:p>U2</text:p>
          </table:table-cell>
          <table:table-cell office:value-type="string">
            <text:p>C10/1:09</text:p>
          </table:table-cell>
          <table:table-cell office:value-type="string">
            <text:p>05:40</text:p>
          </table:table-cell>
          <table:table-cell office:value-type="string">
            <text:p>FADE</text:p>
          </table:table-cell>
          <table:table-cell office:value-type="string">
            <text:p>U2</text:p>
          </table:table-cell>
          <table:table-cell/>
          <table:table-cell office:value-type="string">
            <text:p>MI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EAUTIFUL DAY</text:p>
          </table:table-cell>
          <table:table-cell office:value-type="string">
            <text:p>U2</text:p>
          </table:table-cell>
          <table:table-cell office:value-type="string">
            <text:p>:14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U2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ANAMA</text:p>
          </table:table-cell>
          <table:table-cell office:value-type="string">
            <text:p>VAN HALEN</text:p>
          </table:table-cell>
          <table:table-cell office:value-type="string">
            <text:p>:34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VAN HALEN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UNNIN' WITH THE DEVIL</text:p>
          </table:table-cell>
          <table:table-cell office:value-type="string">
            <text:p>VAN HALEN</text:p>
          </table:table-cell>
          <table:table-cell office:value-type="string">
            <text:p>:27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VAN HALEN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OLD ON LOOSELY</text:p>
          </table:table-cell>
          <table:table-cell office:value-type="string">
            <text:p>38 SPECIAL</text:p>
          </table:table-cell>
          <table:table-cell office:value-type="string">
            <text:p>:16</text:p>
          </table:table-cell>
          <table:table-cell office:value-type="string">
            <text:p>04:23</text:p>
          </table:table-cell>
          <table:table-cell office:value-type="string">
            <text:p>FADE</text:p>
          </table:table-cell>
          <table:table-cell office:value-type="string">
            <text:p>38 SPECIAL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UGHT UP IN YOU</text:p>
          </table:table-cell>
          <table:table-cell office:value-type="string">
            <text:p>38 SPECIAL</text:p>
          </table:table-cell>
          <table:table-cell office:value-type="string">
            <text:p>:07</text:p>
          </table:table-cell>
          <table:table-cell office:value-type="string">
            <text:p>04:23</text:p>
          </table:table-cell>
          <table:table-cell office:value-type="string">
            <text:p>FADE</text:p>
          </table:table-cell>
          <table:table-cell office:value-type="string">
            <text:p>38 SPECIAL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IRTY DEEDS</text:p>
          </table:table-cell>
          <table:table-cell office:value-type="string">
            <text:p>AC/DC</text:p>
          </table:table-cell>
          <table:table-cell office:value-type="string">
            <text:p>:29</text:p>
          </table:table-cell>
          <table:table-cell office:value-type="string">
            <text:p>04:14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HOOT TO THRILL</text:p>
          </table:table-cell>
          <table:table-cell office:value-type="string">
            <text:p>AC/DC</text:p>
          </table:table-cell>
          <table:table-cell office:value-type="string">
            <text:p>:35</text:p>
          </table:table-cell>
          <table:table-cell office:value-type="string">
            <text:p>05:17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ELL'S BELLS</text:p>
          </table:table-cell>
          <table:table-cell office:value-type="string">
            <text:p>AC/DC</text:p>
          </table:table-cell>
          <table:table-cell office:value-type="string">
            <text:p>:31</text:p>
          </table:table-cell>
          <table:table-cell office:value-type="string">
            <text:p>05:10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.N.T.</text:p>
          </table:table-cell>
          <table:table-cell office:value-type="string">
            <text:p>AC/DC</text:p>
          </table:table-cell>
          <table:table-cell office:value-type="string">
            <text:p>:23</text:p>
          </table:table-cell>
          <table:table-cell office:value-type="string">
            <text:p>03:33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AG DOLL</text:p>
          </table:table-cell>
          <table:table-cell office:value-type="string">
            <text:p>AEROSMITH</text:p>
          </table:table-cell>
          <table:table-cell office:value-type="string">
            <text:p>:24</text:p>
          </table:table-cell>
          <table:table-cell office:value-type="string">
            <text:p>04:04</text:p>
          </table:table-cell>
          <table:table-cell office:value-type="string">
            <text:p>FADE</text:p>
          </table:table-cell>
          <table:table-cell office:value-type="string">
            <text:p>AEROSMITH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ACK IN THE SADDLE</text:p>
          </table:table-cell>
          <table:table-cell office:value-type="string">
            <text:p>AEROSMITH</text:p>
          </table:table-cell>
          <table:table-cell office:value-type="string">
            <text:p>:26</text:p>
          </table:table-cell>
          <table:table-cell office:value-type="string">
            <text:p>04:38</text:p>
          </table:table-cell>
          <table:table-cell office:value-type="string">
            <text:p>COLD</text:p>
          </table:table-cell>
          <table:table-cell office:value-type="string">
            <text:p>AEROSMIT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UDE LOOKS LIKE A LADY</text:p>
          </table:table-cell>
          <table:table-cell office:value-type="string">
            <text:p>AEROSMITH</text:p>
          </table:table-cell>
          <table:table-cell office:value-type="string">
            <text:p>:04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AEROSMIT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NO MORE MR. NICE GUY</text:p>
          </table:table-cell>
          <table:table-cell office:value-type="string">
            <text:p>ALICE COOPER</text:p>
          </table:table-cell>
          <table:table-cell office:value-type="string">
            <text:p>:28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ALICE COOPER</text:p>
          </table:table-cell>
          <table:table-cell office:value-type="string">
            <text:p>H</text:p>
          </table:table-cell>
          <table:table-cell office:value-type="string">
            <text:p>M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'M EIGHTEEN</text:p>
          </table:table-cell>
          <table:table-cell office:value-type="string">
            <text:p>ALICE COOPER</text:p>
          </table:table-cell>
          <table:table-cell office:value-type="string">
            <text:p>:10/:26</text:p>
          </table:table-cell>
          <table:table-cell office:value-type="string">
            <text:p>02:50</text:p>
          </table:table-cell>
          <table:table-cell office:value-type="string">
            <text:p>CF</text:p>
          </table:table-cell>
          <table:table-cell office:value-type="string">
            <text:p>ALICE COOP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HOLD YOUR HEAD UP</text:p>
          </table:table-cell>
          <table:table-cell office:value-type="string">
            <text:p>ARGENT</text:p>
          </table:table-cell>
          <table:table-cell office:value-type="string">
            <text:p>:40</text:p>
          </table:table-cell>
          <table:table-cell office:value-type="string">
            <text:p>06:06</text:p>
          </table:table-cell>
          <table:table-cell office:value-type="string">
            <text:p>FADE</text:p>
          </table:table-cell>
          <table:table-cell office:value-type="string">
            <text:p>ARGEN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OVIN' ON</text:p>
          </table:table-cell>
          <table:table-cell office:value-type="string">
            <text:p>BAD COMPANY</text:p>
          </table:table-cell>
          <table:table-cell office:value-type="string">
            <text:p>:05/:17</text:p>
          </table:table-cell>
          <table:table-cell office:value-type="string">
            <text:p>03:19</text:p>
          </table:table-cell>
          <table:table-cell office:value-type="string">
            <text:p>COLD</text:p>
          </table:table-cell>
          <table:table-cell office:value-type="string">
            <text:p>BAD COMPAN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N'T GET ENOUGH</text:p>
          </table:table-cell>
          <table:table-cell office:value-type="string">
            <text:p>BAD COMPANY</text:p>
          </table:table-cell>
          <table:table-cell office:value-type="string">
            <text:p>:00</text:p>
          </table:table-cell>
          <table:table-cell office:value-type="string">
            <text:p>04:13</text:p>
          </table:table-cell>
          <table:table-cell office:value-type="string">
            <text:p>C</text:p>
          </table:table-cell>
          <table:table-cell office:value-type="string">
            <text:p>BAD COMPAN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GET BACK</text:p>
          </table:table-cell>
          <table:table-cell office:value-type="string">
            <text:p>BEATLES, THE</text:p>
          </table:table-cell>
          <table:table-cell office:value-type="string">
            <text:p>:08</text:p>
          </table:table-cell>
          <table:table-cell office:value-type="string">
            <text:p>03:05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ERE COMES THE SUN</text:p>
          </table:table-cell>
          <table:table-cell office:value-type="string">
            <text:p>BEATLES, THE</text:p>
          </table:table-cell>
          <table:table-cell office:value-type="string">
            <text:p>:15</text:p>
          </table:table-cell>
          <table:table-cell office:value-type="string">
            <text:p>03:02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METHING</text:p>
          </table:table-cell>
          <table:table-cell office:value-type="string">
            <text:p>BEATLES, THE</text:p>
          </table:table-cell>
          <table:table-cell office:value-type="string">
            <text:p>:06</text:p>
          </table:table-cell>
          <table:table-cell office:value-type="string">
            <text:p>02:57</text:p>
          </table:table-cell>
          <table:table-cell office:value-type="string">
            <text:p>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UCY IN THE SKY WITH DIAMONDS</text:p>
          </table:table-cell>
          <table:table-cell office:value-type="string">
            <text:p>BEATLES, THE</text:p>
          </table:table-cell>
          <table:table-cell office:value-type="string">
            <text:p>:06</text:p>
          </table:table-cell>
          <table:table-cell office:value-type="string">
            <text:p>03:19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ONELY IS THE NIGHT</text:p>
          </table:table-cell>
          <table:table-cell office:value-type="string">
            <text:p>BILLY SQUIER</text:p>
          </table:table-cell>
          <table:table-cell office:value-type="string">
            <text:p>:13</text:p>
          </table:table-cell>
          <table:table-cell office:value-type="string">
            <text:p>04:32</text:p>
          </table:table-cell>
          <table:table-cell office:value-type="string">
            <text:p>FADE</text:p>
          </table:table-cell>
          <table:table-cell office:value-type="string">
            <text:p>BILLY SQUIE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JEALOUS AGAIN</text:p>
          </table:table-cell>
          <table:table-cell office:value-type="string">
            <text:p>BLACK CROWES</text:p>
          </table:table-cell>
          <table:table-cell office:value-type="string">
            <text:p>:18</text:p>
          </table:table-cell>
          <table:table-cell office:value-type="string">
            <text:p>04:28</text:p>
          </table:table-cell>
          <table:table-cell office:value-type="string">
            <text:p>FADE</text:p>
          </table:table-cell>
          <table:table-cell office:value-type="string">
            <text:p>BLACK CROW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LL ME</text:p>
          </table:table-cell>
          <table:table-cell office:value-type="string">
            <text:p>BLONDIE</text:p>
          </table:table-cell>
          <table:table-cell office:value-type="string">
            <text:p>:16</text:p>
          </table:table-cell>
          <table:table-cell office:value-type="string">
            <text:p>03:21</text:p>
          </table:table-cell>
          <table:table-cell office:value-type="string">
            <text:p>FADE</text:p>
          </table:table-cell>
          <table:table-cell office:value-type="string">
            <text:p>BLONDI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N'T FEAR THE REAPER</text:p>
          </table:table-cell>
          <table:table-cell office:value-type="string">
            <text:p>BLUE OYSTER CULT</text:p>
          </table:table-cell>
          <table:table-cell office:value-type="string">
            <text:p>:13</text:p>
          </table:table-cell>
          <table:table-cell office:value-type="string">
            <text:p>05:04</text:p>
          </table:table-cell>
          <table:table-cell office:value-type="string">
            <text:p>CF</text:p>
          </table:table-cell>
          <table:table-cell office:value-type="string">
            <text:p>BLUE OYSTER CUL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URNIN' FOR YOU</text:p>
          </table:table-cell>
          <table:table-cell office:value-type="string">
            <text:p>BLUE OYSTER CULT</text:p>
          </table:table-cell>
          <table:table-cell office:value-type="string">
            <text:p>:25</text:p>
          </table:table-cell>
          <table:table-cell office:value-type="string">
            <text:p>04:21</text:p>
          </table:table-cell>
          <table:table-cell office:value-type="string">
            <text:p>CF</text:p>
          </table:table-cell>
          <table:table-cell office:value-type="string">
            <text:p>BLUE OYSTER CUL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KNOCKIN' ON HEAVEN'S DOOR</text:p>
          </table:table-cell>
          <table:table-cell office:value-type="string">
            <text:p>BOB DYLAN</text:p>
          </table:table-cell>
          <table:table-cell office:value-type="string">
            <text:p>:30</text:p>
          </table:table-cell>
          <table:table-cell office:value-type="string">
            <text:p>02:22</text:p>
          </table:table-cell>
          <table:table-cell office:value-type="string">
            <text:p>FADE</text:p>
          </table:table-cell>
          <table:table-cell office:value-type="string">
            <text:p>BOB DYL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OLLYWOOD NIGHTS</text:p>
          </table:table-cell>
          <table:table-cell office:value-type="string">
            <text:p>BOB SEGER/SILVER BULLET BAND</text:p>
          </table:table-cell>
          <table:table-cell office:value-type="string">
            <text:p>:27</text:p>
          </table:table-cell>
          <table:table-cell office:value-type="string">
            <text:p>04:50</text:p>
          </table:table-cell>
          <table:table-cell office:value-type="string">
            <text:p>FADE</text:p>
          </table:table-cell>
          <table:table-cell office:value-type="string">
            <text:p>BOB SEGER/SILVER BULLET BAND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OCK AND ROLL NEVER FORGETS</text:p>
          </table:table-cell>
          <table:table-cell office:value-type="string">
            <text:p>BOB SEGER/SILVER BULLET BAND</text:p>
          </table:table-cell>
          <table:table-cell office:value-type="string">
            <text:p>:15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BOB SEGER/SILVER BULLET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 GIVE LOVE A BAD NAME</text:p>
          </table:table-cell>
          <table:table-cell office:value-type="string">
            <text:p>BON JOVI</text:p>
          </table:table-cell>
          <table:table-cell office:value-type="string">
            <text:p>:00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BON JOV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UNAWAY</text:p>
          </table:table-cell>
          <table:table-cell office:value-type="string">
            <text:p>BON JOVI</text:p>
          </table:table-cell>
          <table:table-cell office:value-type="string">
            <text:p>:19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BON JOVI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ENTH AVENUE FREEZE OUT</text:p>
          </table:table-cell>
          <table:table-cell office:value-type="string">
            <text:p>BRUCE SPRINGSTEEN</text:p>
          </table:table-cell>
          <table:table-cell office:value-type="string">
            <text:p>:08, :27</text:p>
          </table:table-cell>
          <table:table-cell office:value-type="string">
            <text:p>03:02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RISING</text:p>
          </table:table-cell>
          <table:table-cell office:value-type="string">
            <text:p>BRUCE SPRINGSTEEN</text:p>
          </table:table-cell>
          <table:table-cell office:value-type="string">
            <text:p>:00</text:p>
          </table:table-cell>
          <table:table-cell office:value-type="string">
            <text:p>04:38</text:p>
          </table:table-cell>
          <table:table-cell office:value-type="string">
            <text:p>CF</text:p>
          </table:table-cell>
          <table:table-cell office:value-type="string">
            <text:p>BRUCE SPRINGST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OSALITA</text:p>
          </table:table-cell>
          <table:table-cell office:value-type="string">
            <text:p>BRUCE SPRINGSTEEN</text:p>
          </table:table-cell>
          <table:table-cell office:value-type="string">
            <text:p>:27</text:p>
          </table:table-cell>
          <table:table-cell office:value-type="string">
            <text:p>06:58</text:p>
          </table:table-cell>
          <table:table-cell office:value-type="string">
            <text:p>CF</text:p>
          </table:table-cell>
          <table:table-cell office:value-type="string">
            <text:p>BRUCE SPRINGST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AKIN' CARE OF BUSINESS</text:p>
          </table:table-cell>
          <table:table-cell office:value-type="string">
            <text:p>BACHMAN-TURNER OVERDRIVE</text:p>
          </table:table-cell>
          <table:table-cell office:value-type="string">
            <text:p>:31</text:p>
          </table:table-cell>
          <table:table-cell office:value-type="string">
            <text:p>04:44</text:p>
          </table:table-cell>
          <table:table-cell office:value-type="string">
            <text:p>FADE</text:p>
          </table:table-cell>
          <table:table-cell office:value-type="string">
            <text:p>BACHMAN-TURNER OVERDRIV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 AIN'T SEEN NOTHIN' YET</text:p>
          </table:table-cell>
          <table:table-cell office:value-type="string">
            <text:p>BACHMAN-TURNER OVERDRIVE</text:p>
          </table:table-cell>
          <table:table-cell office:value-type="string">
            <text:p>:17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BACHMAN-TURNER OVERDRIVE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GOOD TIMES ROLL</text:p>
          </table:table-cell>
          <table:table-cell office:value-type="string">
            <text:p>CARS</text:p>
          </table:table-cell>
          <table:table-cell office:value-type="string">
            <text:p>:09</text:p>
          </table:table-cell>
          <table:table-cell office:value-type="string">
            <text:p>03:48</text:p>
          </table:table-cell>
          <table:table-cell office:value-type="string">
            <text:p>CF</text:p>
          </table:table-cell>
          <table:table-cell office:value-type="string">
            <text:p>CAR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RAVELIN' BAND</text:p>
          </table:table-cell>
          <table:table-cell office:value-type="string">
            <text:p>CREEDENCE CLEARWATER REVIVAL</text:p>
          </table:table-cell>
          <table:table-cell office:value-type="string">
            <text:p>:06</text:p>
          </table:table-cell>
          <table:table-cell office:value-type="string">
            <text:p>02:06</text:p>
          </table:table-cell>
          <table:table-cell office:value-type="string">
            <text:p>COLD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UP AROUND THE BEND</text:p>
          </table:table-cell>
          <table:table-cell office:value-type="string">
            <text:p>CREEDENCE CLEARWATER REVIVAL</text:p>
          </table:table-cell>
          <table:table-cell office:value-type="string">
            <text:p>:15</text:p>
          </table:table-cell>
          <table:table-cell office:value-type="string">
            <text:p>02:31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25 OR 6 TO 4</text:p>
          </table:table-cell>
          <table:table-cell office:value-type="string">
            <text:p>CHICAGO</text:p>
          </table:table-cell>
          <table:table-cell office:value-type="string">
            <text:p>:27</text:p>
          </table:table-cell>
          <table:table-cell office:value-type="string">
            <text:p>04:49</text:p>
          </table:table-cell>
          <table:table-cell office:value-type="string">
            <text:p>CF</text:p>
          </table:table-cell>
          <table:table-cell office:value-type="string">
            <text:p>CHICAG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ROSSROADS</text:p>
          </table:table-cell>
          <table:table-cell office:value-type="string">
            <text:p>CREAM</text:p>
          </table:table-cell>
          <table:table-cell office:value-type="string">
            <text:p>:22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CREAM; ERIC CLAP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UITE: JUDY BLUE EYES</text:p>
          </table:table-cell>
          <table:table-cell office:value-type="string">
            <text:p>CROSBY, STILLS &amp; NASH</text:p>
          </table:table-cell>
          <table:table-cell office:value-type="string">
            <text:p>:11</text:p>
          </table:table-cell>
          <table:table-cell office:value-type="string">
            <text:p>07:22</text:p>
          </table:table-cell>
          <table:table-cell office:value-type="string">
            <text:p>C</text:p>
          </table:table-cell>
          <table:table-cell office:value-type="string">
            <text:p>CROSBY, STILLS &amp; NA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OHIO</text:p>
          </table:table-cell>
          <table:table-cell office:value-type="string">
            <text:p>CROSBY, STILLS, NASH &amp; YOUNG</text:p>
          </table:table-cell>
          <table:table-cell office:value-type="string">
            <text:p>:26</text:p>
          </table:table-cell>
          <table:table-cell office:value-type="string">
            <text:p>02:47</text:p>
          </table:table-cell>
          <table:table-cell office:value-type="string">
            <text:p>FADE</text:p>
          </table:table-cell>
          <table:table-cell office:value-type="string">
            <text:p>CROSBY, STILLS, NASH &amp; YOUNG; CROSBY, STILLS &amp; NAS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RRY ON</text:p>
          </table:table-cell>
          <table:table-cell office:value-type="string">
            <text:p>CROSBY, STILLS, NASH &amp; YOUNG</text:p>
          </table:table-cell>
          <table:table-cell office:value-type="string">
            <text:p>:14</text:p>
          </table:table-cell>
          <table:table-cell office:value-type="string">
            <text:p>04:07</text:p>
          </table:table-cell>
          <table:table-cell office:value-type="string">
            <text:p>FADE</text:p>
          </table:table-cell>
          <table:table-cell office:value-type="string">
            <text:p>CROSBY, STILLS, NASH &amp; YOUNG; CROSBY, STILLS &amp; NAS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MMIGRATION MAN</text:p>
          </table:table-cell>
          <table:table-cell office:value-type="string">
            <text:p>CROSBY/NASH</text:p>
          </table:table-cell>
          <table:table-cell office:value-type="string">
            <text:p>:12</text:p>
          </table:table-cell>
          <table:table-cell office:value-type="string">
            <text:p>02:52</text:p>
          </table:table-cell>
          <table:table-cell office:value-type="string">
            <text:p>FADE</text:p>
          </table:table-cell>
          <table:table-cell office:value-type="string">
            <text:p>CROSBY/NASH; CROSBY, STILLS &amp; NASH; CROSBY, STILLS, NASH &amp; YOUNG; DAVID CROSBY; NEIL YOUNG; STEPHEN STILL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ZIGGY STARDUST</text:p>
          </table:table-cell>
          <table:table-cell office:value-type="string">
            <text:p>DAVID BOWIE</text:p>
          </table:table-cell>
          <table:table-cell office:value-type="string">
            <text:p>:26</text:p>
          </table:table-cell>
          <table:table-cell office:value-type="string">
            <text:p>03:17</text:p>
          </table:table-cell>
          <table:table-cell office:value-type="string">
            <text:p>CF</text:p>
          </table:table-cell>
          <table:table-cell office:value-type="string">
            <text:p>DAVID BOWI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PACE ODDITY</text:p>
          </table:table-cell>
          <table:table-cell office:value-type="string">
            <text:p>DAVID BOWIE</text:p>
          </table:table-cell>
          <table:table-cell office:value-type="string">
            <text:p>C:14/:30</text:p>
          </table:table-cell>
          <table:table-cell office:value-type="string">
            <text:p>05:11</text:p>
          </table:table-cell>
          <table:table-cell office:value-type="string">
            <text:p>FADE</text:p>
          </table:table-cell>
          <table:table-cell office:value-type="string">
            <text:p>DAVID BOWI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NG AMERICANS</text:p>
          </table:table-cell>
          <table:table-cell office:value-type="string">
            <text:p>DAVID BOWIE</text:p>
          </table:table-cell>
          <table:table-cell office:value-type="string">
            <text:p>:27</text:p>
          </table:table-cell>
          <table:table-cell office:value-type="string">
            <text:p>05:05</text:p>
          </table:table-cell>
          <table:table-cell office:value-type="string">
            <text:p>FADE</text:p>
          </table:table-cell>
          <table:table-cell office:value-type="string">
            <text:p>DAVID BOWI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EBEL REBEL</text:p>
          </table:table-cell>
          <table:table-cell office:value-type="string">
            <text:p>DAVID BOWIE</text:p>
          </table:table-cell>
          <table:table-cell office:value-type="string">
            <text:p>:31</text:p>
          </table:table-cell>
          <table:table-cell office:value-type="string">
            <text:p>04:24</text:p>
          </table:table-cell>
          <table:table-cell office:value-type="string">
            <text:p>FADE</text:p>
          </table:table-cell>
          <table:table-cell office:value-type="string">
            <text:p>DAVID BOWI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MOKE ON THE WATER</text:p>
          </table:table-cell>
          <table:table-cell office:value-type="string">
            <text:p>DEEP PURPLE</text:p>
          </table:table-cell>
          <table:table-cell office:value-type="string">
            <text:p>:18</text:p>
          </table:table-cell>
          <table:table-cell office:value-type="string">
            <text:p>05:38</text:p>
          </table:table-cell>
          <table:table-cell office:value-type="string">
            <text:p>FADE</text:p>
          </table:table-cell>
          <table:table-cell office:value-type="string">
            <text:p>DEEP PURPL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USH</text:p>
          </table:table-cell>
          <table:table-cell office:value-type="string">
            <text:p>DEEP PURPLE</text:p>
          </table:table-cell>
          <table:table-cell office:value-type="string">
            <text:p>CUE :12</text:p>
          </table:table-cell>
          <table:table-cell office:value-type="string">
            <text:p>04:21</text:p>
          </table:table-cell>
          <table:table-cell office:value-type="string">
            <text:p>COLD</text:p>
          </table:table-cell>
          <table:table-cell office:value-type="string">
            <text:p>DEEP PURPLE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ULTANS OF SWING</text:p>
          </table:table-cell>
          <table:table-cell office:value-type="string">
            <text:p>DIRE STRAITS</text:p>
          </table:table-cell>
          <table:table-cell office:value-type="string">
            <text:p>:13</text:p>
          </table:table-cell>
          <table:table-cell office:value-type="string">
            <text:p>05:48</text:p>
          </table:table-cell>
          <table:table-cell office:value-type="string">
            <text:p>FADE</text:p>
          </table:table-cell>
          <table:table-cell office:value-type="string">
            <text:p>DIRE STRAIT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BOYS OF SUMMER</text:p>
          </table:table-cell>
          <table:table-cell office:value-type="string">
            <text:p>DON HENLEY</text:p>
          </table:table-cell>
          <table:table-cell office:value-type="string">
            <text:p>:33</text:p>
          </table:table-cell>
          <table:table-cell office:value-type="string">
            <text:p>04:46</text:p>
          </table:table-cell>
          <table:table-cell office:value-type="string">
            <text:p>FADE</text:p>
          </table:table-cell>
          <table:table-cell office:value-type="string">
            <text:p>DON HENLEY; EAGL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ISTEN TO THE MUSIC</text:p>
          </table:table-cell>
          <table:table-cell office:value-type="string">
            <text:p>DOOBIE BROTHERS</text:p>
          </table:table-cell>
          <table:table-cell office:value-type="string">
            <text:p>:18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DOOBIE BROTH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HINA GROVE</text:p>
          </table:table-cell>
          <table:table-cell office:value-type="string">
            <text:p>DOOBIE BROTHERS</text:p>
          </table:table-cell>
          <table:table-cell office:value-type="string">
            <text:p>:28</text:p>
          </table:table-cell>
          <table:table-cell office:value-type="string">
            <text:p>03:14</text:p>
          </table:table-cell>
          <table:table-cell office:value-type="string">
            <text:p>COLD</text:p>
          </table:table-cell>
          <table:table-cell office:value-type="string">
            <text:p>DOOBIE BROTH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ONG TRAIN RUNNIN'</text:p>
          </table:table-cell>
          <table:table-cell office:value-type="string">
            <text:p>DOOBIE BROTHERS</text:p>
          </table:table-cell>
          <table:table-cell office:value-type="string">
            <text:p>:16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DOOBIE BROTH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LACK WATER</text:p>
          </table:table-cell>
          <table:table-cell office:value-type="string">
            <text:p>DOOBIE BROTHERS</text:p>
          </table:table-cell>
          <table:table-cell office:value-type="string">
            <text:p>:19</text:p>
          </table:table-cell>
          <table:table-cell office:value-type="string">
            <text:p>04:20</text:p>
          </table:table-cell>
          <table:table-cell office:value-type="string">
            <text:p>F</text:p>
          </table:table-cell>
          <table:table-cell office:value-type="string">
            <text:p>DOOBIE BROTH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EOPLE ARE STRANGE</text:p>
          </table:table-cell>
          <table:table-cell office:value-type="string">
            <text:p>DOORS</text:p>
          </table:table-cell>
          <table:table-cell office:value-type="string">
            <text:p>:02</text:p>
          </table:table-cell>
          <table:table-cell office:value-type="string">
            <text:p>02:07</text:p>
          </table:table-cell>
          <table:table-cell office:value-type="string">
            <text:p>CF</text:p>
          </table:table-cell>
          <table:table-cell office:value-type="string">
            <text:p>DOO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OVE ME TWO TIMES</text:p>
          </table:table-cell>
          <table:table-cell office:value-type="string">
            <text:p>DOORS</text:p>
          </table:table-cell>
          <table:table-cell office:value-type="string">
            <text:p>:16</text:p>
          </table:table-cell>
          <table:table-cell office:value-type="string">
            <text:p>03:18</text:p>
          </table:table-cell>
          <table:table-cell office:value-type="string">
            <text:p>COLD</text:p>
          </table:table-cell>
          <table:table-cell office:value-type="string">
            <text:p>DOO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UL KITCHEN</text:p>
          </table:table-cell>
          <table:table-cell office:value-type="string">
            <text:p>DOORS</text:p>
          </table:table-cell>
          <table:table-cell office:value-type="string">
            <text:p>:29</text:p>
          </table:table-cell>
          <table:table-cell office:value-type="string">
            <text:p>03:31</text:p>
          </table:table-cell>
          <table:table-cell office:value-type="string">
            <text:p>CF</text:p>
          </table:table-cell>
          <table:table-cell office:value-type="string">
            <text:p>DOO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OADHOUSE BLUES</text:p>
          </table:table-cell>
          <table:table-cell office:value-type="string">
            <text:p>DOORS</text:p>
          </table:table-cell>
          <table:table-cell office:value-type="string">
            <text:p>:24</text:p>
          </table:table-cell>
          <table:table-cell office:value-type="string">
            <text:p>04:03</text:p>
          </table:table-cell>
          <table:table-cell office:value-type="string">
            <text:p>COLD</text:p>
          </table:table-cell>
          <table:table-cell office:value-type="string">
            <text:p>DOO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.A. WOMAN</text:p>
          </table:table-cell>
          <table:table-cell office:value-type="string">
            <text:p>DOORS</text:p>
          </table:table-cell>
          <table:table-cell office:value-type="string">
            <text:p>:10</text:p>
          </table:table-cell>
          <table:table-cell office:value-type="string">
            <text:p>07:39</text:p>
          </table:table-cell>
          <table:table-cell office:value-type="string">
            <text:p>FADE</text:p>
          </table:table-cell>
          <table:table-cell office:value-type="string">
            <text:p>DOO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EARTACHE TONIGHT</text:p>
          </table:table-cell>
          <table:table-cell office:value-type="string">
            <text:p>EAGLES</text:p>
          </table:table-cell>
          <table:table-cell office:value-type="string">
            <text:p>:03/:12</text:p>
          </table:table-cell>
          <table:table-cell office:value-type="string">
            <text:p>04:22</text:p>
          </table:table-cell>
          <table:table-cell office:value-type="string">
            <text:p>COLD</text:p>
          </table:table-cell>
          <table:table-cell office:value-type="string">
            <text:p>EAG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WO TICKETS TO PARADISE</text:p>
          </table:table-cell>
          <table:table-cell office:value-type="string">
            <text:p>EDDIE MONEY</text:p>
          </table:table-cell>
          <table:table-cell office:value-type="string">
            <text:p>:13/:16</text:p>
          </table:table-cell>
          <table:table-cell office:value-type="string">
            <text:p>03:56</text:p>
          </table:table-cell>
          <table:table-cell office:value-type="string">
            <text:p>COLD</text:p>
          </table:table-cell>
          <table:table-cell office:value-type="string">
            <text:p>EDDIE MON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FREE RIDE</text:p>
          </table:table-cell>
          <table:table-cell office:value-type="string">
            <text:p>EDGAR WINTER GROUP</text:p>
          </table:table-cell>
          <table:table-cell office:value-type="string">
            <text:p>:17</text:p>
          </table:table-cell>
          <table:table-cell office:value-type="string">
            <text:p>02:56</text:p>
          </table:table-cell>
          <table:table-cell office:value-type="string">
            <text:p>FADE</text:p>
          </table:table-cell>
          <table:table-cell office:value-type="string">
            <text:p>EDGAR WINTER GROUP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R. BLUE SKY</text:p>
          </table:table-cell>
          <table:table-cell office:value-type="string">
            <text:p>ELO</text:p>
          </table:table-cell>
          <table:table-cell office:value-type="string">
            <text:p>:20</text:p>
          </table:table-cell>
          <table:table-cell office:value-type="string">
            <text:p>05:01</text:p>
          </table:table-cell>
          <table:table-cell office:value-type="string">
            <text:p>F</text:p>
          </table:table-cell>
          <table:table-cell office:value-type="string">
            <text:p>EL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URN TO STONE</text:p>
          </table:table-cell>
          <table:table-cell office:value-type="string">
            <text:p>ELO</text:p>
          </table:table-cell>
          <table:table-cell office:value-type="string">
            <text:p>C04, :12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EL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KARN EVIL 9:1ST IMPRESSION...</text:p>
          </table:table-cell>
          <table:table-cell office:value-type="string">
            <text:p>EMERSON, LAKE &amp; PALMER</text:p>
          </table:table-cell>
          <table:table-cell office:value-type="string">
            <text:p>:04</text:p>
          </table:table-cell>
          <table:table-cell office:value-type="string">
            <text:p>04:46</text:p>
          </table:table-cell>
          <table:table-cell office:value-type="string">
            <text:p>FADE</text:p>
          </table:table-cell>
          <table:table-cell office:value-type="string">
            <text:p>EMERSON, LAKE &amp; PALM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UMP IT UP</text:p>
          </table:table-cell>
          <table:table-cell office:value-type="string">
            <text:p>ELVIS COSTELLO</text:p>
          </table:table-cell>
          <table:table-cell office:value-type="string">
            <text:p>:22</text:p>
          </table:table-cell>
          <table:table-cell office:value-type="string">
            <text:p>03:03</text:p>
          </table:table-cell>
          <table:table-cell office:value-type="string">
            <text:p>FADE</text:p>
          </table:table-cell>
          <table:table-cell office:value-type="string">
            <text:p>ELVIS COSTELL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FTER MIDNIGHT</text:p>
          </table:table-cell>
          <table:table-cell office:value-type="string">
            <text:p>ERIC CLAPTON</text:p>
          </table:table-cell>
          <table:table-cell office:value-type="string">
            <text:p>:13</text:p>
          </table:table-cell>
          <table:table-cell office:value-type="string">
            <text:p>03:00</text:p>
          </table:table-cell>
          <table:table-cell office:value-type="string">
            <text:p>FADE</text:p>
          </table:table-cell>
          <table:table-cell office:value-type="string">
            <text:p>ERIC CLAPTON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OCAINE</text:p>
          </table:table-cell>
          <table:table-cell office:value-type="string">
            <text:p>ERIC CLAPTON</text:p>
          </table:table-cell>
          <table:table-cell office:value-type="string">
            <text:p>:17</text:p>
          </table:table-cell>
          <table:table-cell office:value-type="string">
            <text:p>03:21</text:p>
          </table:table-cell>
          <table:table-cell office:value-type="string">
            <text:p>FADE</text:p>
          </table:table-cell>
          <table:table-cell office:value-type="string">
            <text:p>ERIC CLAPT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N'T STOP</text:p>
          </table:table-cell>
          <table:table-cell office:value-type="string">
            <text:p>FLEETWOOD MAC</text:p>
          </table:table-cell>
          <table:table-cell office:value-type="string">
            <text:p>:18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FLEETWOOD MA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FEELS LIKE THE FIRST TIME</text:p>
          </table:table-cell>
          <table:table-cell office:value-type="string">
            <text:p>FOREIGNER</text:p>
          </table:table-cell>
          <table:table-cell office:value-type="string">
            <text:p>:19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FOREIGN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OT BLOODED</text:p>
          </table:table-cell>
          <table:table-cell office:value-type="string">
            <text:p>FOREIGNER</text:p>
          </table:table-cell>
          <table:table-cell office:value-type="string">
            <text:p>:09/:16</text:p>
          </table:table-cell>
          <table:table-cell office:value-type="string">
            <text:p>04:12</text:p>
          </table:table-cell>
          <table:table-cell office:value-type="string">
            <text:p>FADE</text:p>
          </table:table-cell>
          <table:table-cell office:value-type="string">
            <text:p>FOREIGN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E'RE AN AMERICAN BAND</text:p>
          </table:table-cell>
          <table:table-cell office:value-type="string">
            <text:p>GRAND FUNK RAILROAD</text:p>
          </table:table-cell>
          <table:table-cell office:value-type="string">
            <text:p>:31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GRAND FUNK RAILROA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LAYING IN THE BAND</text:p>
          </table:table-cell>
          <table:table-cell office:value-type="string">
            <text:p>GRATEFUL DEAD</text:p>
          </table:table-cell>
          <table:table-cell office:value-type="string">
            <text:p>:22</text:p>
          </table:table-cell>
          <table:table-cell office:value-type="string">
            <text:p>04:35</text:p>
          </table:table-cell>
          <table:table-cell office:value-type="string">
            <text:p>FADE</text:p>
          </table:table-cell>
          <table:table-cell office:value-type="string">
            <text:p>GRATEFUL DEA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UNCLE JOHN'S BAND</text:p>
          </table:table-cell>
          <table:table-cell office:value-type="string">
            <text:p>GRATEFUL DEAD</text:p>
          </table:table-cell>
          <table:table-cell office:value-type="string">
            <text:p>:16</text:p>
          </table:table-cell>
          <table:table-cell office:value-type="string">
            <text:p>04:42</text:p>
          </table:table-cell>
          <table:table-cell office:value-type="string">
            <text:p>CF</text:p>
          </table:table-cell>
          <table:table-cell office:value-type="string">
            <text:p>GRATEFUL DEA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FRIEND OF THE DEVIL</text:p>
          </table:table-cell>
          <table:table-cell office:value-type="string">
            <text:p>GRATEFUL DEAD</text:p>
          </table:table-cell>
          <table:table-cell office:value-type="string">
            <text:p>:20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GRATEFUL DEA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RUCKIN</text:p>
          </table:table-cell>
          <table:table-cell office:value-type="string">
            <text:p>GRATEFUL DEAD</text:p>
          </table:table-cell>
          <table:table-cell office:value-type="string">
            <text:p>:12</text:p>
          </table:table-cell>
          <table:table-cell office:value-type="string">
            <text:p>04:59</text:p>
          </table:table-cell>
          <table:table-cell office:value-type="string">
            <text:p>FADE</text:p>
          </table:table-cell>
          <table:table-cell office:value-type="string">
            <text:p>GRATEFUL DEA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MERICAN WOMAN</text:p>
          </table:table-cell>
          <table:table-cell office:value-type="string">
            <text:p>GUESS WHO</text:p>
          </table:table-cell>
          <table:table-cell office:value-type="string">
            <text:p>:11</text:p>
          </table:table-cell>
          <table:table-cell office:value-type="string">
            <text:p>04:57</text:p>
          </table:table-cell>
          <table:table-cell office:value-type="string">
            <text:p>FADE</text:p>
          </table:table-cell>
          <table:table-cell office:value-type="string">
            <text:p>GUESS WHO; BACHMAN-TURNER OVERDRIV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WEET CHILD O' MINE</text:p>
          </table:table-cell>
          <table:table-cell office:value-type="string">
            <text:p>GUNS N' ROSES</text:p>
          </table:table-cell>
          <table:table-cell office:value-type="string">
            <text:p>:48</text:p>
          </table:table-cell>
          <table:table-cell office:value-type="string">
            <text:p>06:01</text:p>
          </table:table-cell>
          <table:table-cell office:value-type="string">
            <text:p>CF</text:p>
          </table:table-cell>
          <table:table-cell office:value-type="string">
            <text:p>GUNS N' ROSES</text:p>
          </table:table-cell>
          <table:table-cell office:value-type="string">
            <text:p>H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BC</text:p>
          </table:table-cell>
          <table:table-cell office:value-type="string">
            <text:p>PARADISE CITY</text:p>
          </table:table-cell>
          <table:table-cell office:value-type="string">
            <text:p>GUNS N' ROSES</text:p>
          </table:table-cell>
          <table:table-cell office:value-type="string">
            <text:p>:22</text:p>
          </table:table-cell>
          <table:table-cell office:value-type="string">
            <text:p>06:57</text:p>
          </table:table-cell>
          <table:table-cell office:value-type="string">
            <text:p>COLD</text:p>
          </table:table-cell>
          <table:table-cell office:value-type="string">
            <text:p>GUNS N' ROSES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BC</text:p>
          </table:table-cell>
          <table:table-cell office:value-type="string">
            <text:p>MAGIC MAN</text:p>
          </table:table-cell>
          <table:table-cell office:value-type="string">
            <text:p>HEART</text:p>
          </table:table-cell>
          <table:table-cell office:value-type="string">
            <text:p>:10</text:p>
          </table:table-cell>
          <table:table-cell office:value-type="string">
            <text:p>05:27</text:p>
          </table:table-cell>
          <table:table-cell office:value-type="string">
            <text:p>COLD</text:p>
          </table:table-cell>
          <table:table-cell office:value-type="string">
            <text:p>HEAR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ARRACUDA</text:p>
          </table:table-cell>
          <table:table-cell office:value-type="string">
            <text:p>HEART</text:p>
          </table:table-cell>
          <table:table-cell office:value-type="string">
            <text:p>:29</text:p>
          </table:table-cell>
          <table:table-cell office:value-type="string">
            <text:p>04:28</text:p>
          </table:table-cell>
          <table:table-cell office:value-type="string">
            <text:p>COLD</text:p>
          </table:table-cell>
          <table:table-cell office:value-type="string">
            <text:p>HEAR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ENTERFOLD</text:p>
          </table:table-cell>
          <table:table-cell office:value-type="string">
            <text:p>J. GEILS BAND</text:p>
          </table:table-cell>
          <table:table-cell office:value-type="string">
            <text:p>:18</text:p>
          </table:table-cell>
          <table:table-cell office:value-type="string">
            <text:p>03:34</text:p>
          </table:table-cell>
          <table:table-cell office:value-type="string">
            <text:p>COLD</text:p>
          </table:table-cell>
          <table:table-cell office:value-type="string">
            <text:p>J GEIL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UNNING ON EMPTY</text:p>
          </table:table-cell>
          <table:table-cell office:value-type="string">
            <text:p>JACKSON BROWNE</text:p>
          </table:table-cell>
          <table:table-cell office:value-type="string">
            <text:p>:14/:22</text:p>
          </table:table-cell>
          <table:table-cell office:value-type="string">
            <text:p>04:43</text:p>
          </table:table-cell>
          <table:table-cell office:value-type="string">
            <text:p>APPL</text:p>
          </table:table-cell>
          <table:table-cell office:value-type="string">
            <text:p>JACKSON BROWNE; EAG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IECE OF MY HEART</text:p>
          </table:table-cell>
          <table:table-cell office:value-type="string">
            <text:p>JANIS JOPLIN</text:p>
          </table:table-cell>
          <table:table-cell office:value-type="string">
            <text:p>:18</text:p>
          </table:table-cell>
          <table:table-cell office:value-type="string">
            <text:p>04:11</text:p>
          </table:table-cell>
          <table:table-cell office:value-type="string">
            <text:p>CF</text:p>
          </table:table-cell>
          <table:table-cell office:value-type="string">
            <text:p>JANIS JOP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ROSSTOWN TRAFFIC</text:p>
          </table:table-cell>
          <table:table-cell office:value-type="string">
            <text:p>JIMI HENDRIX</text:p>
          </table:table-cell>
          <table:table-cell office:value-type="string">
            <text:p>:22</text:p>
          </table:table-cell>
          <table:table-cell office:value-type="string">
            <text:p>02:12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WIND CRIES MARY</text:p>
          </table:table-cell>
          <table:table-cell office:value-type="string">
            <text:p>JIMI HENDRIX</text:p>
          </table:table-cell>
          <table:table-cell office:value-type="string">
            <text:p>:15</text:p>
          </table:table-cell>
          <table:table-cell office:value-type="string">
            <text:p>03:14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STLES MADE OF SAND</text:p>
          </table:table-cell>
          <table:table-cell office:value-type="string">
            <text:p>JIMI HENDRIX</text:p>
          </table:table-cell>
          <table:table-cell office:value-type="string">
            <text:p>:20</text:p>
          </table:table-cell>
          <table:table-cell office:value-type="string">
            <text:p>02:42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IGHTS</text:p>
          </table:table-cell>
          <table:table-cell office:value-type="string">
            <text:p>JOURNEY</text:p>
          </table:table-cell>
          <table:table-cell office:value-type="string">
            <text:p>:14</text:p>
          </table:table-cell>
          <table:table-cell office:value-type="string">
            <text:p>03:09</text:p>
          </table:table-cell>
          <table:table-cell office:value-type="string">
            <text:p>FADE</text:p>
          </table:table-cell>
          <table:table-cell office:value-type="string">
            <text:p>JOURNE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OUSES OF THE HOLY</text:p>
          </table:table-cell>
          <table:table-cell office:value-type="string">
            <text:p>LED ZEPPELIN</text:p>
          </table:table-cell>
          <table:table-cell office:value-type="string">
            <text:p>:17</text:p>
          </table:table-cell>
          <table:table-cell office:value-type="string">
            <text:p>03:53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GIMME THREE STEPS</text:p>
          </table:table-cell>
          <table:table-cell office:value-type="string">
            <text:p>LYNYRD SKYNYRD</text:p>
          </table:table-cell>
          <table:table-cell office:value-type="string">
            <text:p>:16/:47</text:p>
          </table:table-cell>
          <table:table-cell office:value-type="string">
            <text:p>04:17</text:p>
          </table:table-cell>
          <table:table-cell office:value-type="string">
            <text:p>F</text:p>
          </table:table-cell>
          <table:table-cell office:value-type="string">
            <text:p>LYNYRD SKYNYR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TUESDAY'S GONE</text:p>
          </table:table-cell>
          <table:table-cell office:value-type="string">
            <text:p>LYNYRD SKYNYRD</text:p>
          </table:table-cell>
          <table:table-cell office:value-type="string">
            <text:p>:41</text:p>
          </table:table-cell>
          <table:table-cell office:value-type="string">
            <text:p>07:22</text:p>
          </table:table-cell>
          <table:table-cell office:value-type="string">
            <text:p>FADE</text:p>
          </table:table-cell>
          <table:table-cell office:value-type="string">
            <text:p>LYNYRD SKYNYR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LL ME THE BREEZE</text:p>
          </table:table-cell>
          <table:table-cell office:value-type="string">
            <text:p>LYNYRD SKYNYRD</text:p>
          </table:table-cell>
          <table:table-cell office:value-type="string">
            <text:p>:11/:21</text:p>
          </table:table-cell>
          <table:table-cell office:value-type="string">
            <text:p>05:07</text:p>
          </table:table-cell>
          <table:table-cell office:value-type="string">
            <text:p>C</text:p>
          </table:table-cell>
          <table:table-cell office:value-type="string">
            <text:p>LYNYRD SKYNYR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THAT SMELL</text:p>
          </table:table-cell>
          <table:table-cell office:value-type="string">
            <text:p>LYNYRD SKYNYRD</text:p>
          </table:table-cell>
          <table:table-cell office:value-type="string">
            <text:p>:23</text:p>
          </table:table-cell>
          <table:table-cell office:value-type="string">
            <text:p>05:38</text:p>
          </table:table-cell>
          <table:table-cell office:value-type="string">
            <text:p>CF</text:p>
          </table:table-cell>
          <table:table-cell office:value-type="string">
            <text:p>LYNYRD SKYNYR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ROCKIN' IN THE FREE WORLD</text:p>
          </table:table-cell>
          <table:table-cell office:value-type="string">
            <text:p>NEIL YOUNG</text:p>
          </table:table-cell>
          <table:table-cell office:value-type="string">
            <text:p>:14</text:p>
          </table:table-cell>
          <table:table-cell office:value-type="string">
            <text:p>04:34</text:p>
          </table:table-cell>
          <table:table-cell office:value-type="string">
            <text:p>FADE</text:p>
          </table:table-cell>
          <table:table-cell office:value-type="string">
            <text:p>NEIL YOUNG; CROSBY, STILLS &amp; NASH; CROSBY, STILLS, NASH &amp; YOUNG; CROSBY/NA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Y MY HEY HEY</text:p>
          </table:table-cell>
          <table:table-cell office:value-type="string">
            <text:p>NEIL YOUNG</text:p>
          </table:table-cell>
          <table:table-cell office:value-type="string">
            <text:p>:33</text:p>
          </table:table-cell>
          <table:table-cell office:value-type="string">
            <text:p>03:40</text:p>
          </table:table-cell>
          <table:table-cell office:value-type="string">
            <text:p>FADE</text:p>
          </table:table-cell>
          <table:table-cell office:value-type="string">
            <text:p>NEIL YOUNG; CROSBY, STILLS &amp; NASH; CROSBY/NASH; CROSBY, STILLS, NASH &amp; YOU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INNAMON GIRL</text:p>
          </table:table-cell>
          <table:table-cell office:value-type="string">
            <text:p>NEIL YOUNG</text:p>
          </table:table-cell>
          <table:table-cell office:value-type="string">
            <text:p>:19</text:p>
          </table:table-cell>
          <table:table-cell office:value-type="string">
            <text:p>02:55</text:p>
          </table:table-cell>
          <table:table-cell office:value-type="string">
            <text:p>CF</text:p>
          </table:table-cell>
          <table:table-cell office:value-type="string">
            <text:p>NEIL YOUNG; CROSBY, STILLS &amp; NASH; CROSBY/NASH; CROSBY, STILLS, NASH &amp; YOU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OLD MAN</text:p>
          </table:table-cell>
          <table:table-cell office:value-type="string">
            <text:p>NEIL YOUNG</text:p>
          </table:table-cell>
          <table:table-cell office:value-type="string">
            <text:p>:17</text:p>
          </table:table-cell>
          <table:table-cell office:value-type="string">
            <text:p>03:18</text:p>
          </table:table-cell>
          <table:table-cell office:value-type="string">
            <text:p>CF</text:p>
          </table:table-cell>
          <table:table-cell office:value-type="string">
            <text:p>NEIL YOUNG; CROSBY, STILLS &amp; NASH; CROSBY/NASH; CROSBY, STILLS, NASH &amp; YOU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EART OF GOLD</text:p>
          </table:table-cell>
          <table:table-cell office:value-type="string">
            <text:p>NEIL YOUNG</text:p>
          </table:table-cell>
          <table:table-cell office:value-type="string">
            <text:p>:35</text:p>
          </table:table-cell>
          <table:table-cell office:value-type="string">
            <text:p>03:00</text:p>
          </table:table-cell>
          <table:table-cell office:value-type="string">
            <text:p>COLD</text:p>
          </table:table-cell>
          <table:table-cell office:value-type="string">
            <text:p>NEIL YOUNG; CROSBY, STILLS &amp; NASH; CROSBY/NASH; CROSBY, STILLS, NASH &amp; YOU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EARTBREAKER</text:p>
          </table:table-cell>
          <table:table-cell office:value-type="string">
            <text:p>PAT BENATAR</text:p>
          </table:table-cell>
          <table:table-cell office:value-type="string">
            <text:p>:12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PAT BENATAR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AND ON THE RUN</text:p>
          </table:table-cell>
          <table:table-cell office:value-type="string">
            <text:p>PAUL MCCARTNEY &amp; WINGS</text:p>
          </table:table-cell>
          <table:table-cell office:value-type="string">
            <text:p>C01, :38</text:p>
          </table:table-cell>
          <table:table-cell office:value-type="string">
            <text:p>05:09</text:p>
          </table:table-cell>
          <table:table-cell office:value-type="string">
            <text:p>CF</text:p>
          </table:table-cell>
          <table:table-cell office:value-type="string">
            <text:p>PAUL MCCARTNEY &amp; WINGS; BEATLES; PAUL MCCARTN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JET</text:p>
          </table:table-cell>
          <table:table-cell office:value-type="string">
            <text:p>PAUL MCCARTNEY &amp; WINGS</text:p>
          </table:table-cell>
          <table:table-cell office:value-type="string">
            <text:p>:27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PAUL MCCARTNEY &amp; WINGS; BEATLES; PAUL MCCARTN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IVE AND LET DIE</text:p>
          </table:table-cell>
          <table:table-cell office:value-type="string">
            <text:p>PAUL MCCARTNEY &amp; WINGS</text:p>
          </table:table-cell>
          <table:table-cell office:value-type="string">
            <text:p>:02</text:p>
          </table:table-cell>
          <table:table-cell office:value-type="string">
            <text:p>03:00</text:p>
          </table:table-cell>
          <table:table-cell office:value-type="string">
            <text:p>CF</text:p>
          </table:table-cell>
          <table:table-cell office:value-type="string">
            <text:p>PAUL MCCARTNEY &amp; WINGS; BEATLES; PAUL MCCARTN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N THE AIR TONIGHT</text:p>
          </table:table-cell>
          <table:table-cell office:value-type="string">
            <text:p>PHIL COLLINS</text:p>
          </table:table-cell>
          <table:table-cell office:value-type="string">
            <text:p>:30</text:p>
          </table:table-cell>
          <table:table-cell office:value-type="string">
            <text:p>05:08</text:p>
          </table:table-cell>
          <table:table-cell office:value-type="string">
            <text:p>FADE</text:p>
          </table:table-cell>
          <table:table-cell office:value-type="string">
            <text:p>PHIL COLLINS; GENESI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EARNING TO FLY</text:p>
          </table:table-cell>
          <table:table-cell office:value-type="string">
            <text:p>PINK FLOYD</text:p>
          </table:table-cell>
          <table:table-cell office:value-type="string">
            <text:p>:23</text:p>
          </table:table-cell>
          <table:table-cell office:value-type="string">
            <text:p>04:35</text:p>
          </table:table-cell>
          <table:table-cell office:value-type="string">
            <text:p>FADE</text:p>
          </table:table-cell>
          <table:table-cell office:value-type="string">
            <text:p>PINK FLOY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EY YOU</text:p>
          </table:table-cell>
          <table:table-cell office:value-type="string">
            <text:p>PINK FLOYD</text:p>
          </table:table-cell>
          <table:table-cell office:value-type="string">
            <text:p>:09/:34</text:p>
          </table:table-cell>
          <table:table-cell office:value-type="string">
            <text:p>04:36</text:p>
          </table:table-cell>
          <table:table-cell office:value-type="string">
            <text:p>CF</text:p>
          </table:table-cell>
          <table:table-cell office:value-type="string">
            <text:p>PINK FLOY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UN LIKE HELL</text:p>
          </table:table-cell>
          <table:table-cell office:value-type="string">
            <text:p>PINK FLOYD</text:p>
          </table:table-cell>
          <table:table-cell office:value-type="string">
            <text:p>C:04/:57</text:p>
          </table:table-cell>
          <table:table-cell office:value-type="string">
            <text:p>04:17</text:p>
          </table:table-cell>
          <table:table-cell office:value-type="string">
            <text:p>CF</text:p>
          </table:table-cell>
          <table:table-cell office:value-type="string">
            <text:p>PINK FLOY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AVE A CIGAR</text:p>
          </table:table-cell>
          <table:table-cell office:value-type="string">
            <text:p>PINK FLOYD</text:p>
          </table:table-cell>
          <table:table-cell office:value-type="string">
            <text:p>1:04</text:p>
          </table:table-cell>
          <table:table-cell office:value-type="string">
            <text:p>04:46</text:p>
          </table:table-cell>
          <table:table-cell office:value-type="string">
            <text:p>FADE</text:p>
          </table:table-cell>
          <table:table-cell office:value-type="string">
            <text:p>PINK FLOY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RAIN DAMAGE/ECLIPSE</text:p>
          </table:table-cell>
          <table:table-cell office:value-type="string">
            <text:p>PINK FLOYD</text:p>
          </table:table-cell>
          <table:table-cell office:value-type="string">
            <text:p>:16</text:p>
          </table:table-cell>
          <table:table-cell office:value-type="string">
            <text:p>05:27</text:p>
          </table:table-cell>
          <table:table-cell office:value-type="string">
            <text:p>FADE</text:p>
          </table:table-cell>
          <table:table-cell office:value-type="string">
            <text:p>PINK FLOYD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IME</text:p>
          </table:table-cell>
          <table:table-cell office:value-type="string">
            <text:p>PINK FLOYD</text:p>
          </table:table-cell>
          <table:table-cell office:value-type="string">
            <text:p>:48/1:42</text:p>
          </table:table-cell>
          <table:table-cell office:value-type="string">
            <text:p>06:13</text:p>
          </table:table-cell>
          <table:table-cell office:value-type="string">
            <text:p>COLD</text:p>
          </table:table-cell>
          <table:table-cell office:value-type="string">
            <text:p>PINK FLOY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KILLER QUEEN</text:p>
          </table:table-cell>
          <table:table-cell office:value-type="string">
            <text:p>QUEEN</text:p>
          </table:table-cell>
          <table:table-cell office:value-type="string">
            <text:p>:03</text:p>
          </table:table-cell>
          <table:table-cell office:value-type="string">
            <text:p>02:47</text:p>
          </table:table-cell>
          <table:table-cell office:value-type="string">
            <text:p>FADE</text:p>
          </table:table-cell>
          <table:table-cell office:value-type="string">
            <text:p>QU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'RE MY BEST FRIEND</text:p>
          </table:table-cell>
          <table:table-cell office:value-type="string">
            <text:p>QUEEN</text:p>
          </table:table-cell>
          <table:table-cell office:value-type="string">
            <text:p>:09</text:p>
          </table:table-cell>
          <table:table-cell office:value-type="string">
            <text:p>02:45</text:p>
          </table:table-cell>
          <table:table-cell office:value-type="string">
            <text:p>CF</text:p>
          </table:table-cell>
          <table:table-cell office:value-type="string">
            <text:p>QUEE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OHEMIAN RHAPSODY</text:p>
          </table:table-cell>
          <table:table-cell office:value-type="string">
            <text:p>QUEEN</text:p>
          </table:table-cell>
          <table:table-cell office:value-type="string">
            <text:p>:00</text:p>
          </table:table-cell>
          <table:table-cell office:value-type="string">
            <text:p>05:50</text:p>
          </table:table-cell>
          <table:table-cell office:value-type="string">
            <text:p>CF</text:p>
          </table:table-cell>
          <table:table-cell office:value-type="string">
            <text:p>QUEEN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MEBODY TO LOVE</text:p>
          </table:table-cell>
          <table:table-cell office:value-type="string">
            <text:p>QUEEN</text:p>
          </table:table-cell>
          <table:table-cell office:value-type="string">
            <text:p>:03</text:p>
          </table:table-cell>
          <table:table-cell office:value-type="string">
            <text:p>04:58</text:p>
          </table:table-cell>
          <table:table-cell office:value-type="string">
            <text:p>FADE</text:p>
          </table:table-cell>
          <table:table-cell office:value-type="string">
            <text:p>QU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RAZY LITTLE THING CALLED LOVE</text:p>
          </table:table-cell>
          <table:table-cell office:value-type="string">
            <text:p>QUEEN</text:p>
          </table:table-cell>
          <table:table-cell office:value-type="string">
            <text:p>:06</text:p>
          </table:table-cell>
          <table:table-cell office:value-type="string">
            <text:p>02:24</text:p>
          </table:table-cell>
          <table:table-cell office:value-type="string">
            <text:p>CF</text:p>
          </table:table-cell>
          <table:table-cell office:value-type="string">
            <text:p>QU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N'T STOP ME NOW</text:p>
          </table:table-cell>
          <table:table-cell office:value-type="string">
            <text:p>QUEEN</text:p>
          </table:table-cell>
          <table:table-cell office:value-type="string">
            <text:p>:00</text:p>
          </table:table-cell>
          <table:table-cell office:value-type="string">
            <text:p>03:24</text:p>
          </table:table-cell>
          <table:table-cell office:value-type="string">
            <text:p>FADE</text:p>
          </table:table-cell>
          <table:table-cell office:value-type="string">
            <text:p>QUEE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TREET FIGHTING MAN</text:p>
          </table:table-cell>
          <table:table-cell office:value-type="string">
            <text:p>ROLLING STONES, THE</text:p>
          </table:table-cell>
          <table:table-cell office:value-type="string">
            <text:p>:15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T'S ONLY ROCK 'N ROLL</text:p>
          </table:table-cell>
          <table:table-cell office:value-type="string">
            <text:p>ROLLING STONES, THE</text:p>
          </table:table-cell>
          <table:table-cell office:value-type="string">
            <text:p>:08</text:p>
          </table:table-cell>
          <table:table-cell office:value-type="string">
            <text:p>04:57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HAT I LIKE ABOUT YOU</text:p>
          </table:table-cell>
          <table:table-cell office:value-type="string">
            <text:p>ROMANTICS</text:p>
          </table:table-cell>
          <table:table-cell office:value-type="string">
            <text:p>:11</text:p>
          </table:table-cell>
          <table:table-cell office:value-type="string">
            <text:p>02:53</text:p>
          </table:table-cell>
          <table:table-cell office:value-type="string">
            <text:p>COLD</text:p>
          </table:table-cell>
          <table:table-cell office:value-type="string">
            <text:p>ROMANTIC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LOSER TO THE HEART</text:p>
          </table:table-cell>
          <table:table-cell office:value-type="string">
            <text:p>RUSH</text:p>
          </table:table-cell>
          <table:table-cell office:value-type="string">
            <text:p>:26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RU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ULLING MUSSELS</text:p>
          </table:table-cell>
          <table:table-cell office:value-type="string">
            <text:p>SQUEEZE</text:p>
          </table:table-cell>
          <table:table-cell office:value-type="string">
            <text:p>:00</text:p>
          </table:table-cell>
          <table:table-cell office:value-type="string">
            <text:p>04:02</text:p>
          </table:table-cell>
          <table:table-cell office:value-type="string">
            <text:p>CF</text:p>
          </table:table-cell>
          <table:table-cell office:value-type="string">
            <text:p>SQUEEZ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EMPTED</text:p>
          </table:table-cell>
          <table:table-cell office:value-type="string">
            <text:p>SQUEEZE</text:p>
          </table:table-cell>
          <table:table-cell office:value-type="string">
            <text:p>:10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SQUEEZ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EELIN' IN THE YEARS</text:p>
          </table:table-cell>
          <table:table-cell office:value-type="string">
            <text:p>STEELY DAN</text:p>
          </table:table-cell>
          <table:table-cell office:value-type="string">
            <text:p>:30</text:p>
          </table:table-cell>
          <table:table-cell office:value-type="string">
            <text:p>04:15</text:p>
          </table:table-cell>
          <table:table-cell office:value-type="string">
            <text:p>FADE</text:p>
          </table:table-cell>
          <table:table-cell office:value-type="string">
            <text:p>STEELY D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 IT AGAIN</text:p>
          </table:table-cell>
          <table:table-cell office:value-type="string">
            <text:p>STEELY DAN</text:p>
          </table:table-cell>
          <table:table-cell office:value-type="string">
            <text:p>1:07</text:p>
          </table:table-cell>
          <table:table-cell office:value-type="string">
            <text:p>05:48</text:p>
          </table:table-cell>
          <table:table-cell office:value-type="string">
            <text:p>FADE</text:p>
          </table:table-cell>
          <table:table-cell office:value-type="string">
            <text:p>STEELY D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OVE THE ONE YOU'RE WITH</text:p>
          </table:table-cell>
          <table:table-cell office:value-type="string">
            <text:p>STEPHEN STILLS</text:p>
          </table:table-cell>
          <table:table-cell office:value-type="string">
            <text:p>:10</text:p>
          </table:table-cell>
          <table:table-cell office:value-type="string">
            <text:p>03:03</text:p>
          </table:table-cell>
          <table:table-cell office:value-type="string">
            <text:p>COLD</text:p>
          </table:table-cell>
          <table:table-cell office:value-type="string">
            <text:p>STEPHEN STILLS; CROSBY, STILLS &amp; NASH; CROSBY, STILLS, NASH &amp; YOUNG; CROSBY/NASH; NEIL YOU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EDGE OF SEVENTEEN</text:p>
          </table:table-cell>
          <table:table-cell office:value-type="string">
            <text:p>STEVIE NICKS</text:p>
          </table:table-cell>
          <table:table-cell office:value-type="string">
            <text:p>:08</text:p>
          </table:table-cell>
          <table:table-cell office:value-type="string">
            <text:p>05:25</text:p>
          </table:table-cell>
          <table:table-cell office:value-type="string">
            <text:p>FADE</text:p>
          </table:table-cell>
          <table:table-cell office:value-type="string">
            <text:p>STEVIE NICKS; FLEETWOOD MA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ONCE IN A LIFETIME</text:p>
          </table:table-cell>
          <table:table-cell office:value-type="string">
            <text:p>TALKING HEADS</text:p>
          </table:table-cell>
          <table:table-cell office:value-type="string">
            <text:p>:18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TALKING HEAD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BOYS ARE BACK IN TOWN</text:p>
          </table:table-cell>
          <table:table-cell office:value-type="string">
            <text:p>THIN LIZZY</text:p>
          </table:table-cell>
          <table:table-cell office:value-type="string">
            <text:p>:24</text:p>
          </table:table-cell>
          <table:table-cell office:value-type="string">
            <text:p>04:17</text:p>
          </table:table-cell>
          <table:table-cell office:value-type="string">
            <text:p>FADE</text:p>
          </table:table-cell>
          <table:table-cell office:value-type="string">
            <text:p>THIN LIZZ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JAILBREAK</text:p>
          </table:table-cell>
          <table:table-cell office:value-type="string">
            <text:p>THIN LIZZY</text:p>
          </table:table-cell>
          <table:table-cell office:value-type="string">
            <text:p>:06, :19</text:p>
          </table:table-cell>
          <table:table-cell office:value-type="string">
            <text:p>03:58</text:p>
          </table:table-cell>
          <table:table-cell office:value-type="string">
            <text:p>CF</text:p>
          </table:table-cell>
          <table:table-cell office:value-type="string">
            <text:p>THIN LIZZY</text:p>
          </table:table-cell>
          <table:table-cell/>
          <table:table-cell office:value-type="string">
            <text:p>MALE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EFUGEE</text:p>
          </table:table-cell>
          <table:table-cell office:value-type="string">
            <text:p>TOM PETTY &amp; THE HEARTBREAKERS</text:p>
          </table:table-cell>
          <table:table-cell office:value-type="string">
            <text:p>:19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EARNING TO FLY</text:p>
          </table:table-cell>
          <table:table-cell office:value-type="string">
            <text:p>TOM PETTY &amp; THE HEARTBREAKERS</text:p>
          </table:table-cell>
          <table:table-cell office:value-type="string">
            <text:p>:17</text:p>
          </table:table-cell>
          <table:table-cell office:value-type="string">
            <text:p>03:54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RIDE (IN THE NAME OF LOVE)</text:p>
          </table:table-cell>
          <table:table-cell office:value-type="string">
            <text:p>U2</text:p>
          </table:table-cell>
          <table:table-cell office:value-type="string">
            <text:p>:28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U2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UNDAY BLOODY SUNDAY</text:p>
          </table:table-cell>
          <table:table-cell office:value-type="string">
            <text:p>U2</text:p>
          </table:table-cell>
          <table:table-cell office:value-type="string">
            <text:p>:20</text:p>
          </table:table-cell>
          <table:table-cell office:value-type="string">
            <text:p>04:43</text:p>
          </table:table-cell>
          <table:table-cell office:value-type="string">
            <text:p>CF</text:p>
          </table:table-cell>
          <table:table-cell office:value-type="string">
            <text:p>U2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NEW YEAR'S DAY</text:p>
          </table:table-cell>
          <table:table-cell office:value-type="string">
            <text:p>U2</text:p>
          </table:table-cell>
          <table:table-cell office:value-type="string">
            <text:p>:45</text:p>
          </table:table-cell>
          <table:table-cell office:value-type="string">
            <text:p>05:33</text:p>
          </table:table-cell>
          <table:table-cell office:value-type="string">
            <text:p>FADE</text:p>
          </table:table-cell>
          <table:table-cell office:value-type="string">
            <text:p>U2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 REALLY GOT ME</text:p>
          </table:table-cell>
          <table:table-cell office:value-type="string">
            <text:p>VAN HALEN</text:p>
          </table:table-cell>
          <table:table-cell office:value-type="string">
            <text:p>:15</text:p>
          </table:table-cell>
          <table:table-cell office:value-type="string">
            <text:p>02:34</text:p>
          </table:table-cell>
          <table:table-cell office:value-type="string">
            <text:p>COLD</text:p>
          </table:table-cell>
          <table:table-cell office:value-type="string">
            <text:p>VAN HALEN; KINK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IN'T TALKIN' 'BOUT LOVE</text:p>
          </table:table-cell>
          <table:table-cell office:value-type="string">
            <text:p>VAN HALEN</text:p>
          </table:table-cell>
          <table:table-cell office:value-type="string">
            <text:p>:27</text:p>
          </table:table-cell>
          <table:table-cell office:value-type="string">
            <text:p>03:46</text:p>
          </table:table-cell>
          <table:table-cell office:value-type="string">
            <text:p>CF</text:p>
          </table:table-cell>
          <table:table-cell office:value-type="string">
            <text:p>VAN HAL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AGIC BUS</text:p>
          </table:table-cell>
          <table:table-cell office:value-type="string">
            <text:p>WHO</text:p>
          </table:table-cell>
          <table:table-cell office:value-type="string">
            <text:p>:25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ARGAIN</text:p>
          </table:table-cell>
          <table:table-cell office:value-type="string">
            <text:p>WHO</text:p>
          </table:table-cell>
          <table:table-cell office:value-type="string">
            <text:p>:12/:15</text:p>
          </table:table-cell>
          <table:table-cell office:value-type="string">
            <text:p>05:28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OVE, REIGN O'ER ME</text:p>
          </table:table-cell>
          <table:table-cell office:value-type="string">
            <text:p>WHO</text:p>
          </table:table-cell>
          <table:table-cell office:value-type="string">
            <text:p>1:07</text:p>
          </table:table-cell>
          <table:table-cell office:value-type="string">
            <text:p>05:49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REAL ME</text:p>
          </table:table-cell>
          <table:table-cell office:value-type="string">
            <text:p>WHO</text:p>
          </table:table-cell>
          <table:table-cell office:value-type="string">
            <text:p>:14</text:p>
          </table:table-cell>
          <table:table-cell office:value-type="string">
            <text:p>03:19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 CAN SEE FOR MILES</text:p>
          </table:table-cell>
          <table:table-cell office:value-type="string">
            <text:p>WHO</text:p>
          </table:table-cell>
          <table:table-cell office:value-type="string">
            <text:p>:12</text:p>
          </table:table-cell>
          <table:table-cell office:value-type="string">
            <text:p>04:09</text:p>
          </table:table-cell>
          <table:table-cell office:value-type="string">
            <text:p>F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ROUNDABOUT</text:p>
          </table:table-cell>
          <table:table-cell office:value-type="string">
            <text:p>YES</text:p>
          </table:table-cell>
          <table:table-cell office:value-type="string">
            <text:p>C05, :58</text:p>
          </table:table-cell>
          <table:table-cell office:value-type="string">
            <text:p>08:26</text:p>
          </table:table-cell>
          <table:table-cell office:value-type="string">
            <text:p>CF</text:p>
          </table:table-cell>
          <table:table-cell office:value-type="string">
            <text:p>Y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HARP DRESSED MAN</text:p>
          </table:table-cell>
          <table:table-cell office:value-type="string">
            <text:p>ZZ TOP</text:p>
          </table:table-cell>
          <table:table-cell office:value-type="string">
            <text:p>:24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ZZ TO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HEAP SUNGLASSES</text:p>
          </table:table-cell>
          <table:table-cell office:value-type="string">
            <text:p>ZZ TOP</text:p>
          </table:table-cell>
          <table:table-cell office:value-type="string">
            <text:p>:10</text:p>
          </table:table-cell>
          <table:table-cell office:value-type="string">
            <text:p>04:48</text:p>
          </table:table-cell>
          <table:table-cell office:value-type="string">
            <text:p>FADE</text:p>
          </table:table-cell>
          <table:table-cell office:value-type="string">
            <text:p>ZZ TO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EGS</text:p>
          </table:table-cell>
          <table:table-cell office:value-type="string">
            <text:p>ZZ TOP</text:p>
          </table:table-cell>
          <table:table-cell office:value-type="string">
            <text:p>:26</text:p>
          </table:table-cell>
          <table:table-cell office:value-type="string">
            <text:p>04:20</text:p>
          </table:table-cell>
          <table:table-cell/>
          <table:table-cell office:value-type="string">
            <text:p>ZZ TO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CHAIN</text:p>
          </table:table-cell>
          <table:table-cell office:value-type="string">
            <text:p>FLEETWOOD MAC</text:p>
          </table:table-cell>
          <table:table-cell office:value-type="string">
            <text:p>C:03/:30</text:p>
          </table:table-cell>
          <table:table-cell office:value-type="string">
            <text:p>04:17</text:p>
          </table:table-cell>
          <table:table-cell office:value-type="string">
            <text:p>FADE</text:p>
          </table:table-cell>
          <table:table-cell office:value-type="string">
            <text:p>FLEETWOOD MA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JUNGLE LOVE</text:p>
          </table:table-cell>
          <table:table-cell office:value-type="string">
            <text:p>STEVE MILLER BAND</text:p>
          </table:table-cell>
          <table:table-cell office:value-type="string">
            <text:p>:16</text:p>
          </table:table-cell>
          <table:table-cell office:value-type="string">
            <text:p>03:11</text:p>
          </table:table-cell>
          <table:table-cell office:value-type="string">
            <text:p>COLD</text:p>
          </table:table-cell>
          <table:table-cell office:value-type="string">
            <text:p>STEVE MILLER BAND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ONEYTALKS</text:p>
          </table:table-cell>
          <table:table-cell office:value-type="string">
            <text:p>AC/DC</text:p>
          </table:table-cell>
          <table:table-cell office:value-type="string">
            <text:p>:16</text:p>
          </table:table-cell>
          <table:table-cell office:value-type="string">
            <text:p>03:51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OTHER SIDE</text:p>
          </table:table-cell>
          <table:table-cell office:value-type="string">
            <text:p>AEROSMITH</text:p>
          </table:table-cell>
          <table:table-cell office:value-type="string">
            <text:p>C:51/:07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AEROSMIT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ULSHINE</text:p>
          </table:table-cell>
          <table:table-cell office:value-type="string">
            <text:p>GOV'T MULE</text:p>
          </table:table-cell>
          <table:table-cell office:value-type="string">
            <text:p>:17</text:p>
          </table:table-cell>
          <table:table-cell office:value-type="string">
            <text:p>03:51</text:p>
          </table:table-cell>
          <table:table-cell office:value-type="string">
            <text:p>FADE</text:p>
          </table:table-cell>
          <table:table-cell office:value-type="string">
            <text:p>ALLMAN BROTHERS BAND; GOV'T MUL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HIPPING POST</text:p>
          </table:table-cell>
          <table:table-cell office:value-type="string">
            <text:p>ALLMAN BROTHERS BAND</text:p>
          </table:table-cell>
          <table:table-cell office:value-type="string">
            <text:p>:26</text:p>
          </table:table-cell>
          <table:table-cell office:value-type="string">
            <text:p>04:50</text:p>
          </table:table-cell>
          <table:table-cell office:value-type="string">
            <text:p>FADE</text:p>
          </table:table-cell>
          <table:table-cell office:value-type="string">
            <text:p>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OCK 'N' ROLL FANTASY</text:p>
          </table:table-cell>
          <table:table-cell office:value-type="string">
            <text:p>BAD COMPANY</text:p>
          </table:table-cell>
          <table:table-cell office:value-type="string">
            <text:p>:05</text:p>
          </table:table-cell>
          <table:table-cell office:value-type="string">
            <text:p>03:13</text:p>
          </table:table-cell>
          <table:table-cell office:value-type="string">
            <text:p>CF</text:p>
          </table:table-cell>
          <table:table-cell office:value-type="string">
            <text:p>BAD COMPANY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HEST FEVER</text:p>
          </table:table-cell>
          <table:table-cell office:value-type="string">
            <text:p>BAND, THE</text:p>
          </table:table-cell>
          <table:table-cell office:value-type="string">
            <text:p>:51</text:p>
          </table:table-cell>
          <table:table-cell office:value-type="string">
            <text:p>05:04</text:p>
          </table:table-cell>
          <table:table-cell office:value-type="string">
            <text:p>FADE</text:p>
          </table:table-cell>
          <table:table-cell office:value-type="string">
            <text:p>BAND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UP ON CRIPPLE CREEK</text:p>
          </table:table-cell>
          <table:table-cell office:value-type="string">
            <text:p>BAND, THE</text:p>
          </table:table-cell>
          <table:table-cell office:value-type="string">
            <text:p>:08</text:p>
          </table:table-cell>
          <table:table-cell office:value-type="string">
            <text:p>04:25</text:p>
          </table:table-cell>
          <table:table-cell office:value-type="string">
            <text:p>FADE</text:p>
          </table:table-cell>
          <table:table-cell office:value-type="string">
            <text:p>BAND, 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ELEANOR RIGBY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04</text:p>
          </table:table-cell>
          <table:table-cell office:value-type="string">
            <text:p>COLD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EBEL YELL</text:p>
          </table:table-cell>
          <table:table-cell office:value-type="string">
            <text:p>BILLY IDOL</text:p>
          </table:table-cell>
          <table:table-cell office:value-type="string">
            <text:p>:24</text:p>
          </table:table-cell>
          <table:table-cell office:value-type="string">
            <text:p>04:53</text:p>
          </table:table-cell>
          <table:table-cell office:value-type="string">
            <text:p>CF</text:p>
          </table:table-cell>
          <table:table-cell office:value-type="string">
            <text:p>BILLY IDO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HITE WEDDING</text:p>
          </table:table-cell>
          <table:table-cell office:value-type="string">
            <text:p>BILLY IDOL</text:p>
          </table:table-cell>
          <table:table-cell office:value-type="string">
            <text:p>:29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BILLY IDOL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OVIN' OUT (ANTHONY'S SONG)</text:p>
          </table:table-cell>
          <table:table-cell office:value-type="string">
            <text:p>BILLY JOEL</text:p>
          </table:table-cell>
          <table:table-cell office:value-type="string">
            <text:p>:15</text:p>
          </table:table-cell>
          <table:table-cell office:value-type="string">
            <text:p>03:18</text:p>
          </table:table-cell>
          <table:table-cell office:value-type="string">
            <text:p>FADE</text:p>
          </table:table-cell>
          <table:table-cell office:value-type="string">
            <text:p>BILLY JOE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ARANOID</text:p>
          </table:table-cell>
          <table:table-cell office:value-type="string">
            <text:p>BLACK SABBATH</text:p>
          </table:table-cell>
          <table:table-cell office:value-type="string">
            <text:p>:12</text:p>
          </table:table-cell>
          <table:table-cell office:value-type="string">
            <text:p>02:46</text:p>
          </table:table-cell>
          <table:table-cell office:value-type="string">
            <text:p>COLD</text:p>
          </table:table-cell>
          <table:table-cell office:value-type="string">
            <text:p>BLACK SABBAT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BC</text:p>
          </table:table-cell>
          <table:table-cell office:value-type="string">
            <text:p>MR. TAMBOURINE MAN</text:p>
          </table:table-cell>
          <table:table-cell office:value-type="string">
            <text:p>BOB DYLAN</text:p>
          </table:table-cell>
          <table:table-cell office:value-type="string">
            <text:p>:07</text:p>
          </table:table-cell>
          <table:table-cell office:value-type="string">
            <text:p>05:28</text:p>
          </table:table-cell>
          <table:table-cell office:value-type="string">
            <text:p>F</text:p>
          </table:table-cell>
          <table:table-cell office:value-type="string">
            <text:p>BOB DYL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OSITIVELY 4TH STREET</text:p>
          </table:table-cell>
          <table:table-cell office:value-type="string">
            <text:p>BOB DYLAN</text:p>
          </table:table-cell>
          <table:table-cell office:value-type="string">
            <text:p>:11</text:p>
          </table:table-cell>
          <table:table-cell office:value-type="string">
            <text:p>03:56</text:p>
          </table:table-cell>
          <table:table-cell office:value-type="string">
            <text:p>F</text:p>
          </table:table-cell>
          <table:table-cell office:value-type="string">
            <text:p>BOB DYL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ANGLED UP IN BLUE</text:p>
          </table:table-cell>
          <table:table-cell office:value-type="string">
            <text:p>BOB DYLAN</text:p>
          </table:table-cell>
          <table:table-cell office:value-type="string">
            <text:p>:11</text:p>
          </table:table-cell>
          <table:table-cell office:value-type="string">
            <text:p>05:39</text:p>
          </table:table-cell>
          <table:table-cell office:value-type="string">
            <text:p>CF</text:p>
          </table:table-cell>
          <table:table-cell office:value-type="string">
            <text:p>BOB DYL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ADLANDS</text:p>
          </table:table-cell>
          <table:table-cell office:value-type="string">
            <text:p>BRUCE SPRINGSTEEN</text:p>
          </table:table-cell>
          <table:table-cell office:value-type="string">
            <text:p>:17</text:p>
          </table:table-cell>
          <table:table-cell office:value-type="string">
            <text:p>03:54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FOR WHAT IT'S WORTH</text:p>
          </table:table-cell>
          <table:table-cell office:value-type="string">
            <text:p>BUFFALO SPRINGFIELD</text:p>
          </table:table-cell>
          <table:table-cell office:value-type="string">
            <text:p>:10</text:p>
          </table:table-cell>
          <table:table-cell office:value-type="string">
            <text:p>02:33</text:p>
          </table:table-cell>
          <table:table-cell office:value-type="string">
            <text:p>FADE</text:p>
          </table:table-cell>
          <table:table-cell office:value-type="string">
            <text:p>BUFFALO SPRINGFIELD; CROSBY, STILLS &amp; NASH; CROSBY, STILLS, NASH &amp; YOUNG; STEPHEN STILLS; CROSBY/NASH; NEIL YOU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'RE ALL I'VE GOT TONIGHT</text:p>
          </table:table-cell>
          <table:table-cell office:value-type="string">
            <text:p>CARS</text:p>
          </table:table-cell>
          <table:table-cell office:value-type="string">
            <text:p>:13</text:p>
          </table:table-cell>
          <table:table-cell office:value-type="string">
            <text:p>04:12</text:p>
          </table:table-cell>
          <table:table-cell office:value-type="string">
            <text:p>ICE</text:p>
          </table:table-cell>
          <table:table-cell office:value-type="string">
            <text:p>CA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GREEN RIVER</text:p>
          </table:table-cell>
          <table:table-cell office:value-type="string">
            <text:p>CREEDENCE CLEARWATER REVIVAL</text:p>
          </table:table-cell>
          <table:table-cell office:value-type="string">
            <text:p>:13</text:p>
          </table:table-cell>
          <table:table-cell office:value-type="string">
            <text:p>02:21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HO'LL STOP THE RAIN</text:p>
          </table:table-cell>
          <table:table-cell office:value-type="string">
            <text:p>CREEDENCE CLEARWATER REVIVAL</text:p>
          </table:table-cell>
          <table:table-cell office:value-type="string">
            <text:p>:12</text:p>
          </table:table-cell>
          <table:table-cell office:value-type="string">
            <text:p>02:13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 WANT YOU TO WANT ME</text:p>
          </table:table-cell>
          <table:table-cell office:value-type="string">
            <text:p>CHEAP TRICK</text:p>
          </table:table-cell>
          <table:table-cell office:value-type="string">
            <text:p>:02</text:p>
          </table:table-cell>
          <table:table-cell office:value-type="string">
            <text:p>03:33</text:p>
          </table:table-cell>
          <table:table-cell office:value-type="string">
            <text:p>APPL</text:p>
          </table:table-cell>
          <table:table-cell office:value-type="string">
            <text:p>CHEAP TRICK</text:p>
          </table:table-cell>
          <table:table-cell office:value-type="string">
            <text:p>M</text:p>
          </table:table-cell>
          <table:table-cell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URRENDER</text:p>
          </table:table-cell>
          <table:table-cell office:value-type="string">
            <text:p>CHEAP TRICK</text:p>
          </table:table-cell>
          <table:table-cell office:value-type="string">
            <text:p>:16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CHEAP TRICK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HOULD I STAY OR SHOULD I GO</text:p>
          </table:table-cell>
          <table:table-cell office:value-type="string">
            <text:p>CLASH</text:p>
          </table:table-cell>
          <table:table-cell office:value-type="string">
            <text:p>:16</text:p>
          </table:table-cell>
          <table:table-cell office:value-type="string">
            <text:p>03:12</text:p>
          </table:table-cell>
          <table:table-cell office:value-type="string">
            <text:p>ICE</text:p>
          </table:table-cell>
          <table:table-cell office:value-type="string">
            <text:p>CLAS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ALK OF LIFE</text:p>
          </table:table-cell>
          <table:table-cell office:value-type="string">
            <text:p>DIRE STRAITS</text:p>
          </table:table-cell>
          <table:table-cell office:value-type="string">
            <text:p>:47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DIRE STRAIT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VICTIM OF LOVE</text:p>
          </table:table-cell>
          <table:table-cell office:value-type="string">
            <text:p>EAGLES</text:p>
          </table:table-cell>
          <table:table-cell office:value-type="string">
            <text:p>:24</text:p>
          </table:table-cell>
          <table:table-cell office:value-type="string">
            <text:p>04:03</text:p>
          </table:table-cell>
          <table:table-cell office:value-type="string">
            <text:p>COLD</text:p>
          </table:table-cell>
          <table:table-cell office:value-type="string">
            <text:p>EAGLE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ITCHY WOMAN</text:p>
          </table:table-cell>
          <table:table-cell office:value-type="string">
            <text:p>EAGLES</text:p>
          </table:table-cell>
          <table:table-cell office:value-type="string">
            <text:p>:18, :30</text:p>
          </table:table-cell>
          <table:table-cell office:value-type="string">
            <text:p>04:09</text:p>
          </table:table-cell>
          <table:table-cell office:value-type="string">
            <text:p>COLD</text:p>
          </table:table-cell>
          <table:table-cell office:value-type="string">
            <text:p>EAGL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ABY HOLD ON</text:p>
          </table:table-cell>
          <table:table-cell office:value-type="string">
            <text:p>EDDIE MONEY</text:p>
          </table:table-cell>
          <table:table-cell office:value-type="string">
            <text:p>:16/:18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EDDIE MON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ENNIE AND THE JETS</text:p>
          </table:table-cell>
          <table:table-cell office:value-type="string">
            <text:p>ELTON JOHN</text:p>
          </table:table-cell>
          <table:table-cell office:value-type="string">
            <text:p>:28</text:p>
          </table:table-cell>
          <table:table-cell office:value-type="string">
            <text:p>04:58</text:p>
          </table:table-cell>
          <table:table-cell office:value-type="string">
            <text:p>FADE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ADIO RADIO</text:p>
          </table:table-cell>
          <table:table-cell office:value-type="string">
            <text:p>ELVIS COSTELLO / ATTRACTIONS</text:p>
          </table:table-cell>
          <table:table-cell office:value-type="string">
            <text:p>:13</text:p>
          </table:table-cell>
          <table:table-cell office:value-type="string">
            <text:p>03:07</text:p>
          </table:table-cell>
          <table:table-cell office:value-type="string">
            <text:p>FADE</text:p>
          </table:table-cell>
          <table:table-cell office:value-type="string">
            <text:p>ELVIS COSTELL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(WHAT'S SO FUNNY ABOUT...</text:p>
          </table:table-cell>
          <table:table-cell office:value-type="string">
            <text:p>ELVIS COSTELLO</text:p>
          </table:table-cell>
          <table:table-cell office:value-type="string">
            <text:p>:14</text:p>
          </table:table-cell>
          <table:table-cell office:value-type="string">
            <text:p>03:25</text:p>
          </table:table-cell>
          <table:table-cell office:value-type="string">
            <text:p>F</text:p>
          </table:table-cell>
          <table:table-cell office:value-type="string">
            <text:p>ELVIS COSTELL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UBLE VISION</text:p>
          </table:table-cell>
          <table:table-cell office:value-type="string">
            <text:p>FOREIGNER</text:p>
          </table:table-cell>
          <table:table-cell office:value-type="string">
            <text:p>:17</text:p>
          </table:table-cell>
          <table:table-cell office:value-type="string">
            <text:p>03:26</text:p>
          </table:table-cell>
          <table:table-cell office:value-type="string">
            <text:p>FADE</text:p>
          </table:table-cell>
          <table:table-cell office:value-type="string">
            <text:p>FOREIGN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URGENT</text:p>
          </table:table-cell>
          <table:table-cell office:value-type="string">
            <text:p>FOREIGNER</text:p>
          </table:table-cell>
          <table:table-cell office:value-type="string">
            <text:p>:05/:25</text:p>
          </table:table-cell>
          <table:table-cell office:value-type="string">
            <text:p>04:18</text:p>
          </table:table-cell>
          <table:table-cell office:value-type="string">
            <text:p>FADE</text:p>
          </table:table-cell>
          <table:table-cell office:value-type="string">
            <text:p>FOREIGN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1 BOURBON, 1 SCOTCH, 1 BEER</text:p>
          </table:table-cell>
          <table:table-cell office:value-type="string">
            <text:p>GEORGE THOROGOOD</text:p>
          </table:table-cell>
          <table:table-cell office:value-type="string">
            <text:p>:10</text:p>
          </table:table-cell>
          <table:table-cell office:value-type="string">
            <text:p>08:25</text:p>
          </table:table-cell>
          <table:table-cell office:value-type="string">
            <text:p>C</text:p>
          </table:table-cell>
          <table:table-cell office:value-type="string">
            <text:p>GEORGE THOROGOO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WHO DO YOU LOVE?</text:p>
          </table:table-cell>
          <table:table-cell office:value-type="string">
            <text:p>GEORGE THOROGOOD</text:p>
          </table:table-cell>
          <table:table-cell office:value-type="string">
            <text:p>:14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GEORGE THOROGOO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ADAR LOVE</text:p>
          </table:table-cell>
          <table:table-cell office:value-type="string">
            <text:p>GOLDEN EARRING</text:p>
          </table:table-cell>
          <table:table-cell office:value-type="string">
            <text:p>:49</text:p>
          </table:table-cell>
          <table:table-cell office:value-type="string">
            <text:p>06:22</text:p>
          </table:table-cell>
          <table:table-cell office:value-type="string">
            <text:p>COLD</text:p>
          </table:table-cell>
          <table:table-cell office:value-type="string">
            <text:p>GOLDEN EARR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OUCH OF GREY</text:p>
          </table:table-cell>
          <table:table-cell office:value-type="string">
            <text:p>GRATEFUL DEAD</text:p>
          </table:table-cell>
          <table:table-cell office:value-type="string">
            <text:p>:19</text:p>
          </table:table-cell>
          <table:table-cell office:value-type="string">
            <text:p>05:40</text:p>
          </table:table-cell>
          <table:table-cell office:value-type="string">
            <text:p>FADE</text:p>
          </table:table-cell>
          <table:table-cell office:value-type="string">
            <text:p>GRATEFUL DEA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NO SUGAR TONIGHT</text:p>
          </table:table-cell>
          <table:table-cell office:value-type="string">
            <text:p>GUESS WHO</text:p>
          </table:table-cell>
          <table:table-cell office:value-type="string">
            <text:p>:25</text:p>
          </table:table-cell>
          <table:table-cell office:value-type="string">
            <text:p>04:43</text:p>
          </table:table-cell>
          <table:table-cell office:value-type="string">
            <text:p>FADE</text:p>
          </table:table-cell>
          <table:table-cell office:value-type="string">
            <text:p>GUESS WHO; BACHMAN-TURNER OVERDRIV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NO TIME</text:p>
          </table:table-cell>
          <table:table-cell office:value-type="string">
            <text:p>GUESS WHO</text:p>
          </table:table-cell>
          <table:table-cell office:value-type="string">
            <text:p>:20</text:p>
          </table:table-cell>
          <table:table-cell office:value-type="string">
            <text:p>03:47</text:p>
          </table:table-cell>
          <table:table-cell office:value-type="string">
            <text:p>F</text:p>
          </table:table-cell>
          <table:table-cell office:value-type="string">
            <text:p>GUESS WHO; BACHMAN-TURNER OVERDRIV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ALK AWAY</text:p>
          </table:table-cell>
          <table:table-cell office:value-type="string">
            <text:p>JAMES GANG</text:p>
          </table:table-cell>
          <table:table-cell office:value-type="string">
            <text:p>:07/:11</text:p>
          </table:table-cell>
          <table:table-cell office:value-type="string">
            <text:p>03:34</text:p>
          </table:table-cell>
          <table:table-cell office:value-type="string">
            <text:p>F</text:p>
          </table:table-cell>
          <table:table-cell office:value-type="string">
            <text:p>JAMES GANG; JOE WALSH; EAG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MEBODY TO LOVE</text:p>
          </table:table-cell>
          <table:table-cell office:value-type="string">
            <text:p>JEFFERSON AIRPLANE</text:p>
          </table:table-cell>
          <table:table-cell office:value-type="string">
            <text:p>:00</text:p>
          </table:table-cell>
          <table:table-cell office:value-type="string">
            <text:p>02:53</text:p>
          </table:table-cell>
          <table:table-cell office:value-type="string">
            <text:p>COLD</text:p>
          </table:table-cell>
          <table:table-cell office:value-type="string">
            <text:p>JEFFERSON AIRPLAN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OCOMOTIVE BREATH</text:p>
          </table:table-cell>
          <table:table-cell office:value-type="string">
            <text:p>JETHRO TULL</text:p>
          </table:table-cell>
          <table:table-cell office:value-type="string">
            <text:p>1:32</text:p>
          </table:table-cell>
          <table:table-cell office:value-type="string">
            <text:p>04:26</text:p>
          </table:table-cell>
          <table:table-cell office:value-type="string">
            <text:p>FADE</text:p>
          </table:table-cell>
          <table:table-cell office:value-type="string">
            <text:p>JETHRO TUL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QUALUNG</text:p>
          </table:table-cell>
          <table:table-cell office:value-type="string">
            <text:p>JETHRO TULL</text:p>
          </table:table-cell>
          <table:table-cell office:value-type="string">
            <text:p>:08</text:p>
          </table:table-cell>
          <table:table-cell office:value-type="string">
            <text:p>06:32</text:p>
          </table:table-cell>
          <table:table-cell office:value-type="string">
            <text:p>COLD</text:p>
          </table:table-cell>
          <table:table-cell office:value-type="string">
            <text:p>JETHRO TUL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GOING TO CALIFORNIA</text:p>
          </table:table-cell>
          <table:table-cell office:value-type="string">
            <text:p>LED ZEPPELIN</text:p>
          </table:table-cell>
          <table:table-cell office:value-type="string">
            <text:p>:13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BOUT A GIRL</text:p>
          </table:table-cell>
          <table:table-cell office:value-type="string">
            <text:p>NIRVANA</text:p>
          </table:table-cell>
          <table:table-cell office:value-type="string">
            <text:p>C:20/:35</text:p>
          </table:table-cell>
          <table:table-cell office:value-type="string">
            <text:p>03:17</text:p>
          </table:table-cell>
          <table:table-cell office:value-type="string">
            <text:p>APPL</text:p>
          </table:table-cell>
          <table:table-cell office:value-type="string">
            <text:p>NIRV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AYBE I'M AMAZED</text:p>
          </table:table-cell>
          <table:table-cell office:value-type="string">
            <text:p>PAUL MCCARTNEY</text:p>
          </table:table-cell>
          <table:table-cell office:value-type="string">
            <text:p>C:02/:16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PAUL MCCARTNEY; BEATLES; PAUL MCCARTNEY &amp; WING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 WANNA BE SEDATED</text:p>
          </table:table-cell>
          <table:table-cell office:value-type="string">
            <text:p>RAMONES</text:p>
          </table:table-cell>
          <table:table-cell office:value-type="string">
            <text:p>:06</text:p>
          </table:table-cell>
          <table:table-cell office:value-type="string">
            <text:p>02:31</text:p>
          </table:table-cell>
          <table:table-cell office:value-type="string">
            <text:p>COLD</text:p>
          </table:table-cell>
          <table:table-cell office:value-type="string">
            <text:p>RAMON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ILD HORSES</text:p>
          </table:table-cell>
          <table:table-cell office:value-type="string">
            <text:p>ROLLING STONES, THE</text:p>
          </table:table-cell>
          <table:table-cell office:value-type="string">
            <text:p>:22</text:p>
          </table:table-cell>
          <table:table-cell office:value-type="string">
            <text:p>05:38</text:p>
          </table:table-cell>
          <table:table-cell office:value-type="string">
            <text:p>C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ISS YOU</text:p>
          </table:table-cell>
          <table:table-cell office:value-type="string">
            <text:p>ROLLING STONES, THE</text:p>
          </table:table-cell>
          <table:table-cell office:value-type="string">
            <text:p>:27</text:p>
          </table:table-cell>
          <table:table-cell office:value-type="string">
            <text:p>04:32</text:p>
          </table:table-cell>
          <table:table-cell/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LACK MAGIC WOMAN</text:p>
          </table:table-cell>
          <table:table-cell office:value-type="string">
            <text:p>SANTANA</text:p>
          </table:table-cell>
          <table:table-cell office:value-type="string">
            <text:p>:42</text:p>
          </table:table-cell>
          <table:table-cell office:value-type="string">
            <text:p>05:09</text:p>
          </table:table-cell>
          <table:table-cell office:value-type="string">
            <text:p>CF</text:p>
          </table:table-cell>
          <table:table-cell office:value-type="string">
            <text:p>SANT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OYE COMO VA</text:p>
          </table:table-cell>
          <table:table-cell office:value-type="string">
            <text:p>SANTANA</text:p>
          </table:table-cell>
          <table:table-cell office:value-type="string">
            <text:p>:38</text:p>
          </table:table-cell>
          <table:table-cell office:value-type="string">
            <text:p>04:15</text:p>
          </table:table-cell>
          <table:table-cell office:value-type="string">
            <text:p>COLD</text:p>
          </table:table-cell>
          <table:table-cell office:value-type="string">
            <text:p>SANT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EVIL WAYS</text:p>
          </table:table-cell>
          <table:table-cell office:value-type="string">
            <text:p>SANTANA</text:p>
          </table:table-cell>
          <table:table-cell office:value-type="string">
            <text:p>:09</text:p>
          </table:table-cell>
          <table:table-cell office:value-type="string">
            <text:p>02:53</text:p>
          </table:table-cell>
          <table:table-cell office:value-type="string">
            <text:p>FADE</text:p>
          </table:table-cell>
          <table:table-cell office:value-type="string">
            <text:p>SANT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50 WAYS TO LEAVE YOUR LOVER</text:p>
          </table:table-cell>
          <table:table-cell office:value-type="string">
            <text:p>PAUL SIMON</text:p>
          </table:table-cell>
          <table:table-cell office:value-type="string">
            <text:p>:15/:34</text:p>
          </table:table-cell>
          <table:table-cell office:value-type="string">
            <text:p>03:20</text:p>
          </table:table-cell>
          <table:table-cell office:value-type="string">
            <text:p>F</text:p>
          </table:table-cell>
          <table:table-cell office:value-type="string">
            <text:p>PAUL SIMON; SIMON AND GARFUNK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CECILIA</text:p>
          </table:table-cell>
          <table:table-cell office:value-type="string">
            <text:p>SIMON AND GARFUNKEL</text:p>
          </table:table-cell>
          <table:table-cell office:value-type="string">
            <text:p>:10</text:p>
          </table:table-cell>
          <table:table-cell office:value-type="string">
            <text:p>02:40</text:p>
          </table:table-cell>
          <table:table-cell office:value-type="string">
            <text:p>F</text:p>
          </table:table-cell>
          <table:table-cell office:value-type="string">
            <text:p>SIMON AND GARFUNKEL; PAUL SIM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WINGTOWN</text:p>
          </table:table-cell>
          <table:table-cell office:value-type="string">
            <text:p>STEVE MILLER BAND</text:p>
          </table:table-cell>
          <table:table-cell office:value-type="string">
            <text:p>:27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EVEN THE LOSERS</text:p>
          </table:table-cell>
          <table:table-cell office:value-type="string">
            <text:p>TOM PETTY &amp; THE HEARTBREAKERS</text:p>
          </table:table-cell>
          <table:table-cell office:value-type="string">
            <text:p>:08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YSTERIOUS WAYS</text:p>
          </table:table-cell>
          <table:table-cell office:value-type="string">
            <text:p>U2</text:p>
          </table:table-cell>
          <table:table-cell office:value-type="string">
            <text:p>:20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U2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NTRUDER/(OH) PRETTY WOMAN</text:p>
          </table:table-cell>
          <table:table-cell office:value-type="string">
            <text:p>VAN HALEN</text:p>
          </table:table-cell>
          <table:table-cell office:value-type="string">
            <text:p>:31</text:p>
          </table:table-cell>
          <table:table-cell office:value-type="string">
            <text:p>04:32</text:p>
          </table:table-cell>
          <table:table-cell office:value-type="string">
            <text:p>COLD</text:p>
          </table:table-cell>
          <table:table-cell office:value-type="string">
            <text:p>VAN HAL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OT FOR TEACHER</text:p>
          </table:table-cell>
          <table:table-cell office:value-type="string">
            <text:p>VAN HALEN</text:p>
          </table:table-cell>
          <table:table-cell office:value-type="string">
            <text:p>:31</text:p>
          </table:table-cell>
          <table:table-cell office:value-type="string">
            <text:p>04:39</text:p>
          </table:table-cell>
          <table:table-cell office:value-type="string">
            <text:p>COLD</text:p>
          </table:table-cell>
          <table:table-cell office:value-type="string">
            <text:p>VAN HALE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OW RIDER</text:p>
          </table:table-cell>
          <table:table-cell office:value-type="string">
            <text:p>WAR</text:p>
          </table:table-cell>
          <table:table-cell office:value-type="string">
            <text:p>:06/:14</text:p>
          </table:table-cell>
          <table:table-cell office:value-type="string">
            <text:p>03:03</text:p>
          </table:table-cell>
          <table:table-cell office:value-type="string">
            <text:p>FADE</text:p>
          </table:table-cell>
          <table:table-cell office:value-type="string">
            <text:p>WA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WEREWOLVES OF LONDON</text:p>
          </table:table-cell>
          <table:table-cell office:value-type="string">
            <text:p>WARREN ZEVON</text:p>
          </table:table-cell>
          <table:table-cell office:value-type="string">
            <text:p>:20</text:p>
          </table:table-cell>
          <table:table-cell office:value-type="string">
            <text:p>03:09</text:p>
          </table:table-cell>
          <table:table-cell office:value-type="string">
            <text:p>FADE</text:p>
          </table:table-cell>
          <table:table-cell office:value-type="string">
            <text:p>WARREN ZEV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QUEEZE BOX</text:p>
          </table:table-cell>
          <table:table-cell office:value-type="string">
            <text:p>WHO</text:p>
          </table:table-cell>
          <table:table-cell office:value-type="string">
            <text:p>:06/:15</text:p>
          </table:table-cell>
          <table:table-cell office:value-type="string">
            <text:p>02:37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OWNER OF A LONELY HEART</text:p>
          </table:table-cell>
          <table:table-cell office:value-type="string">
            <text:p>YES</text:p>
          </table:table-cell>
          <table:table-cell office:value-type="string">
            <text:p>:26</text:p>
          </table:table-cell>
          <table:table-cell office:value-type="string">
            <text:p>04:15</text:p>
          </table:table-cell>
          <table:table-cell office:value-type="string">
            <text:p>FADE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PIRIT IN THE NIGHT</text:p>
          </table:table-cell>
          <table:table-cell office:value-type="string">
            <text:p>BRUCE SPRINGSTEEN</text:p>
          </table:table-cell>
          <table:table-cell office:value-type="string">
            <text:p>:18</text:p>
          </table:table-cell>
          <table:table-cell office:value-type="string">
            <text:p>04:57</text:p>
          </table:table-cell>
          <table:table-cell office:value-type="string">
            <text:p>CF</text:p>
          </table:table-cell>
          <table:table-cell office:value-type="string">
            <text:p>BRUCE SPRINGST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WN ON THE CORNER</text:p>
          </table:table-cell>
          <table:table-cell office:value-type="string">
            <text:p>CREEDENCE CLEARWATER REVIVAL</text:p>
          </table:table-cell>
          <table:table-cell office:value-type="string">
            <text:p>:23</text:p>
          </table:table-cell>
          <table:table-cell office:value-type="string">
            <text:p>02:38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TAY WITH ME</text:p>
          </table:table-cell>
          <table:table-cell office:value-type="string">
            <text:p>FACES</text:p>
          </table:table-cell>
          <table:table-cell office:value-type="string">
            <text:p>:09, :51</text:p>
          </table:table-cell>
          <table:table-cell office:value-type="string">
            <text:p>04:35</text:p>
          </table:table-cell>
          <table:table-cell office:value-type="string">
            <text:p>COLD</text:p>
          </table:table-cell>
          <table:table-cell office:value-type="string">
            <text:p>FAC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LL DAY AND ALL OF THE NIGHT</text:p>
          </table:table-cell>
          <table:table-cell office:value-type="string">
            <text:p>KINKS, THE</text:p>
          </table:table-cell>
          <table:table-cell office:value-type="string">
            <text:p>:07</text:p>
          </table:table-cell>
          <table:table-cell office:value-type="string">
            <text:p>02:20</text:p>
          </table:table-cell>
          <table:table-cell office:value-type="string">
            <text:p>CF</text:p>
          </table:table-cell>
          <table:table-cell office:value-type="string">
            <text:p>KINK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OLA</text:p>
          </table:table-cell>
          <table:table-cell office:value-type="string">
            <text:p>KINKS, THE</text:p>
          </table:table-cell>
          <table:table-cell office:value-type="string">
            <text:p>:07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KINK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 REALLY GOT ME</text:p>
          </table:table-cell>
          <table:table-cell office:value-type="string">
            <text:p>KINKS, THE</text:p>
          </table:table-cell>
          <table:table-cell office:value-type="string">
            <text:p>:08</text:p>
          </table:table-cell>
          <table:table-cell office:value-type="string">
            <text:p>02:14</text:p>
          </table:table-cell>
          <table:table-cell office:value-type="string">
            <text:p>COLD</text:p>
          </table:table-cell>
          <table:table-cell office:value-type="string">
            <text:p>KINKS, THE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N'T YOU SEE</text:p>
          </table:table-cell>
          <table:table-cell office:value-type="string">
            <text:p>MARSHALL TUCKER BAND</text:p>
          </table:table-cell>
          <table:table-cell office:value-type="string">
            <text:p>:59</text:p>
          </table:table-cell>
          <table:table-cell office:value-type="string">
            <text:p>05:45</text:p>
          </table:table-cell>
          <table:table-cell office:value-type="string">
            <text:p>C</text:p>
          </table:table-cell>
          <table:table-cell office:value-type="string">
            <text:p>MARSHALL TUCKER BAND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RUBY TUESDAY</text:p>
          </table:table-cell>
          <table:table-cell office:value-type="string">
            <text:p>ROLLING STONES, THE</text:p>
          </table:table-cell>
          <table:table-cell office:value-type="string">
            <text:p>:00</text:p>
          </table:table-cell>
          <table:table-cell office:value-type="string">
            <text:p>03:14</text:p>
          </table:table-cell>
          <table:table-cell office:value-type="string">
            <text:p>C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YOU WRECK ME</text:p>
          </table:table-cell>
          <table:table-cell office:value-type="string">
            <text:p>TOM PETTY</text:p>
          </table:table-cell>
          <table:table-cell office:value-type="string">
            <text:p>:14</text:p>
          </table:table-cell>
          <table:table-cell office:value-type="string">
            <text:p>03:20</text:p>
          </table:table-cell>
          <table:table-cell office:value-type="string">
            <text:p>CF</text:p>
          </table:table-cell>
          <table:table-cell office:value-type="string">
            <text:p>TOM PETTY; TOM PETTY &amp; THE HEARTBREAKE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WAITING</text:p>
          </table:table-cell>
          <table:table-cell office:value-type="string">
            <text:p>TOM PETTY &amp; THE HEARTBREAKERS</text:p>
          </table:table-cell>
          <table:table-cell office:value-type="string">
            <text:p>:19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REAKDOWN</text:p>
          </table:table-cell>
          <table:table-cell office:value-type="string">
            <text:p>TOM PETTY &amp; THE HEARTBREAKERS</text:p>
          </table:table-cell>
          <table:table-cell office:value-type="string">
            <text:p>:32</text:p>
          </table:table-cell>
          <table:table-cell office:value-type="string">
            <text:p>02:35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ANDLE WITH CARE</text:p>
          </table:table-cell>
          <table:table-cell office:value-type="string">
            <text:p>TRAVELING WILBURYS</text:p>
          </table:table-cell>
          <table:table-cell office:value-type="string">
            <text:p>:09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TRAVELING WILBURYS; TOM PETTY; BOB DYLAN; GEORGE HARRISON; TOM PETTY &amp; THE HEARTBREAKERS; ELO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ILD NIGHT</text:p>
          </table:table-cell>
          <table:table-cell office:value-type="string">
            <text:p>VAN MORRISON</text:p>
          </table:table-cell>
          <table:table-cell office:value-type="string">
            <text:p>:06/:13</text:p>
          </table:table-cell>
          <table:table-cell office:value-type="string">
            <text:p>03:31</text:p>
          </table:table-cell>
          <table:table-cell office:value-type="string">
            <text:p>COLD</text:p>
          </table:table-cell>
          <table:table-cell office:value-type="string">
            <text:p>VAN MORRIS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OONDANCE</text:p>
          </table:table-cell>
          <table:table-cell office:value-type="string">
            <text:p>VAN MORRISON</text:p>
          </table:table-cell>
          <table:table-cell office:value-type="string">
            <text:p>:07</text:p>
          </table:table-cell>
          <table:table-cell office:value-type="string">
            <text:p>04:30</text:p>
          </table:table-cell>
          <table:table-cell office:value-type="string">
            <text:p>COLD</text:p>
          </table:table-cell>
          <table:table-cell office:value-type="string">
            <text:p>VAN MORRIS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E'RE NOT GONNA TAKE IT</text:p>
          </table:table-cell>
          <table:table-cell office:value-type="string">
            <text:p>WHO</text:p>
          </table:table-cell>
          <table:table-cell office:value-type="string">
            <text:p>:08</text:p>
          </table:table-cell>
          <table:table-cell office:value-type="string">
            <text:p>06:56</text:p>
          </table:table-cell>
          <table:table-cell office:value-type="string">
            <text:p>FADE</text:p>
          </table:table-cell>
          <table:table-cell office:value-type="string">
            <text:p>WH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MY SWEET LORD</text:p>
          </table:table-cell>
          <table:table-cell office:value-type="string">
            <text:p>GEORGE HARRISON</text:p>
          </table:table-cell>
          <table:table-cell office:value-type="string">
            <text:p>:31</text:p>
          </table:table-cell>
          <table:table-cell office:value-type="string">
            <text:p>04:24</text:p>
          </table:table-cell>
          <table:table-cell office:value-type="string">
            <text:p>FADE</text:p>
          </table:table-cell>
          <table:table-cell office:value-type="string">
            <text:p>GEORGE HARRISON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EMEDY</text:p>
          </table:table-cell>
          <table:table-cell office:value-type="string">
            <text:p>BLACK CROWES</text:p>
          </table:table-cell>
          <table:table-cell office:value-type="string">
            <text:p>:37</text:p>
          </table:table-cell>
          <table:table-cell office:value-type="string">
            <text:p>05:19</text:p>
          </table:table-cell>
          <table:table-cell office:value-type="string">
            <text:p>CF</text:p>
          </table:table-cell>
          <table:table-cell office:value-type="string">
            <text:p>BLACK CROWES</text:p>
          </table:table-cell>
          <table:table-cell office:value-type="string">
            <text:p>H</text:p>
          </table:table-cell>
          <table:table-cell office:value-type="string">
            <text:p>MB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RECKING BALL</text:p>
          </table:table-cell>
          <table:table-cell office:value-type="string">
            <text:p>BRUCE SPRINGSTEEN</text:p>
          </table:table-cell>
          <table:table-cell office:value-type="string">
            <text:p>:04</text:p>
          </table:table-cell>
          <table:table-cell office:value-type="string">
            <text:p>05:41</text:p>
          </table:table-cell>
          <table:table-cell office:value-type="string">
            <text:p>CF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WE TAKE CARE OF OUR OWN</text:p>
          </table:table-cell>
          <table:table-cell office:value-type="string">
            <text:p>BRUCE SPRINGSTEEN</text:p>
          </table:table-cell>
          <table:table-cell office:value-type="string">
            <text:p>:08/:32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JACK AND DIANE</text:p>
          </table:table-cell>
          <table:table-cell office:value-type="string">
            <text:p>JOHN MELLENCAMP</text:p>
          </table:table-cell>
          <table:table-cell office:value-type="string">
            <text:p>:29</text:p>
          </table:table-cell>
          <table:table-cell office:value-type="string">
            <text:p>04:14</text:p>
          </table:table-cell>
          <table:table-cell office:value-type="string">
            <text:p>FADE</text:p>
          </table:table-cell>
          <table:table-cell office:value-type="string">
            <text:p>JOHN MELLENCAM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.O.C.K. IN THE U.S.A.</text:p>
          </table:table-cell>
          <table:table-cell office:value-type="string">
            <text:p>JOHN MELLENCAMP</text:p>
          </table:table-cell>
          <table:table-cell office:value-type="string">
            <text:p>:30</text:p>
          </table:table-cell>
          <table:table-cell office:value-type="string">
            <text:p>02:49</text:p>
          </table:table-cell>
          <table:table-cell office:value-type="string">
            <text:p>FADE</text:p>
          </table:table-cell>
          <table:table-cell office:value-type="string">
            <text:p>JOHN MELLENCAMP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MALL TOWN</text:p>
          </table:table-cell>
          <table:table-cell office:value-type="string">
            <text:p>JOHN MELLENCAMP</text:p>
          </table:table-cell>
          <table:table-cell office:value-type="string">
            <text:p>:17</text:p>
          </table:table-cell>
          <table:table-cell office:value-type="string">
            <text:p>03:42</text:p>
          </table:table-cell>
          <table:table-cell office:value-type="string">
            <text:p>CF</text:p>
          </table:table-cell>
          <table:table-cell office:value-type="string">
            <text:p>JOHN MELLENCAMP</text:p>
          </table:table-cell>
          <table:table-cell office:value-type="string">
            <text:p>A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INK HOUSES</text:p>
          </table:table-cell>
          <table:table-cell office:value-type="string">
            <text:p>JOHN MELLENCAMP</text:p>
          </table:table-cell>
          <table:table-cell office:value-type="string">
            <text:p>:18</text:p>
          </table:table-cell>
          <table:table-cell office:value-type="string">
            <text:p>04:38</text:p>
          </table:table-cell>
          <table:table-cell office:value-type="string">
            <text:p>CF</text:p>
          </table:table-cell>
          <table:table-cell office:value-type="string">
            <text:p>JOHN MELLENCAMP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OODSTOCK</text:p>
          </table:table-cell>
          <table:table-cell office:value-type="string">
            <text:p>CROSBY, STILLS, NASH &amp; YOUNG</text:p>
          </table:table-cell>
          <table:table-cell office:value-type="string">
            <text:p>:18</text:p>
          </table:table-cell>
          <table:table-cell office:value-type="string">
            <text:p>03:40</text:p>
          </table:table-cell>
          <table:table-cell office:value-type="string">
            <text:p>FADE</text:p>
          </table:table-cell>
          <table:table-cell office:value-type="string">
            <text:p>CROSBY, STILLS, NASH &amp; YOUNG; CROSBY, STILLS &amp; NAS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ME AND JULIO. . .</text:p>
          </table:table-cell>
          <table:table-cell office:value-type="string">
            <text:p>PAUL SIMON</text:p>
          </table:table-cell>
          <table:table-cell office:value-type="string">
            <text:p>:17</text:p>
          </table:table-cell>
          <table:table-cell office:value-type="string">
            <text:p>02:35</text:p>
          </table:table-cell>
          <table:table-cell office:value-type="string">
            <text:p>FADE</text:p>
          </table:table-cell>
          <table:table-cell office:value-type="string">
            <text:p>PAUL SIMON; SIMON AND GARFUNK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KODACHROME</text:p>
          </table:table-cell>
          <table:table-cell office:value-type="string">
            <text:p>PAUL SIMON</text:p>
          </table:table-cell>
          <table:table-cell office:value-type="string">
            <text:p>:13</text:p>
          </table:table-cell>
          <table:table-cell office:value-type="string">
            <text:p>03:16</text:p>
          </table:table-cell>
          <table:table-cell office:value-type="string">
            <text:p>FADE</text:p>
          </table:table-cell>
          <table:table-cell office:value-type="string">
            <text:p>PAUL SIMON; SIMON AND GARFUNKEL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CAN'T YOU HEAR ME KNOCKIN'?</text:p>
          </table:table-cell>
          <table:table-cell office:value-type="string">
            <text:p>ROLLING STONES, THE</text:p>
          </table:table-cell>
          <table:table-cell office:value-type="string">
            <text:p>:24</text:p>
          </table:table-cell>
          <table:table-cell office:value-type="string">
            <text:p>07:12</text:p>
          </table:table-cell>
          <table:table-cell office:value-type="string">
            <text:p>COLD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HATTERED</text:p>
          </table:table-cell>
          <table:table-cell office:value-type="string">
            <text:p>ROLLING STONES, THE</text:p>
          </table:table-cell>
          <table:table-cell office:value-type="string">
            <text:p>:08</text:p>
          </table:table-cell>
          <table:table-cell office:value-type="string">
            <text:p>03:43</text:p>
          </table:table-cell>
          <table:table-cell office:value-type="string">
            <text:p>COLD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I NEED TO KNOW</text:p>
          </table:table-cell>
          <table:table-cell office:value-type="string">
            <text:p>TOM PETTY &amp; THE HEARTBREAKERS</text:p>
          </table:table-cell>
          <table:table-cell office:value-type="string">
            <text:p>:13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TOM PETTY &amp; THE HEARTBREAK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ISTEN TO HER HEART</text:p>
          </table:table-cell>
          <table:table-cell office:value-type="string">
            <text:p>TOM PETTY &amp; THE HEARTBREAKERS</text:p>
          </table:table-cell>
          <table:table-cell office:value-type="string">
            <text:p>:31</text:p>
          </table:table-cell>
          <table:table-cell office:value-type="string">
            <text:p>02:58</text:p>
          </table:table-cell>
          <table:table-cell office:value-type="string">
            <text:p>COLD</text:p>
          </table:table-cell>
          <table:table-cell office:value-type="string">
            <text:p>TOM PETTY &amp; THE HEARTBREAK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ONG LIVE ROCK</text:p>
          </table:table-cell>
          <table:table-cell office:value-type="string">
            <text:p>WHO</text:p>
          </table:table-cell>
          <table:table-cell office:value-type="string">
            <text:p>:08</text:p>
          </table:table-cell>
          <table:table-cell office:value-type="string">
            <text:p>03:56</text:p>
          </table:table-cell>
          <table:table-cell office:value-type="string">
            <text:p>COLD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OX OF RAIN</text:p>
          </table:table-cell>
          <table:table-cell office:value-type="string">
            <text:p>GRATEFUL DEAD</text:p>
          </table:table-cell>
          <table:table-cell office:value-type="string">
            <text:p>:19</text:p>
          </table:table-cell>
          <table:table-cell office:value-type="string">
            <text:p>05:15</text:p>
          </table:table-cell>
          <table:table-cell office:value-type="string">
            <text:p>CF</text:p>
          </table:table-cell>
          <table:table-cell office:value-type="string">
            <text:p>GRATEFUL DEA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REAM POLICE</text:p>
          </table:table-cell>
          <table:table-cell office:value-type="string">
            <text:p>CHEAP TRICK</text:p>
          </table:table-cell>
          <table:table-cell office:value-type="string">
            <text:p>:08</text:p>
          </table:table-cell>
          <table:table-cell office:value-type="string">
            <text:p>03:39</text:p>
          </table:table-cell>
          <table:table-cell office:value-type="string">
            <text:p>FADE</text:p>
          </table:table-cell>
          <table:table-cell office:value-type="string">
            <text:p>CHEAP TRICK</text:p>
          </table:table-cell>
          <table:table-cell table:number-columns-repeated="5"/>
        </table:table-row>
        <table:table-row table:style-name="ro1">
          <table:table-cell office:value-type="string">
            <text:p>BC</text:p>
          </table:table-cell>
          <table:table-cell office:value-type="string">
            <text:p>LITTLE WING</text:p>
          </table:table-cell>
          <table:table-cell office:value-type="string">
            <text:p>JIMI HENDRIX</text:p>
          </table:table-cell>
          <table:table-cell office:value-type="string">
            <text:p>:35</text:p>
          </table:table-cell>
          <table:table-cell office:value-type="string">
            <text:p>02:18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WALK ON THE WILD SIDE</text:p>
          </table:table-cell>
          <table:table-cell office:value-type="string">
            <text:p>LOU REED</text:p>
          </table:table-cell>
          <table:table-cell office:value-type="string">
            <text:p>:19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LOU REED; VELVET UNDERGROU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EVERY BREATH YOU TAKE</text:p>
          </table:table-cell>
          <table:table-cell office:value-type="string">
            <text:p>POLICE</text:p>
          </table:table-cell>
          <table:table-cell office:value-type="string">
            <text:p>:15</text:p>
          </table:table-cell>
          <table:table-cell office:value-type="string">
            <text:p>03:52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 LONELY</text:p>
          </table:table-cell>
          <table:table-cell office:value-type="string">
            <text:p>POLICE</text:p>
          </table:table-cell>
          <table:table-cell office:value-type="string">
            <text:p>:02</text:p>
          </table:table-cell>
          <table:table-cell office:value-type="string">
            <text:p>04:49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EVERY LITTLE THING SHE DOES</text:p>
          </table:table-cell>
          <table:table-cell office:value-type="string">
            <text:p>POLICE</text:p>
          </table:table-cell>
          <table:table-cell office:value-type="string">
            <text:p>:13</text:p>
          </table:table-cell>
          <table:table-cell office:value-type="string">
            <text:p>04:12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office:value-type="string">
            <text:p>P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AN'T STAND LOSING YOU</text:p>
          </table:table-cell>
          <table:table-cell office:value-type="string">
            <text:p>POLICE</text:p>
          </table:table-cell>
          <table:table-cell office:value-type="string">
            <text:p>:08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DON'T STAND SO CLOSE TO ME</text:p>
          </table:table-cell>
          <table:table-cell office:value-type="string">
            <text:p>POLICE</text:p>
          </table:table-cell>
          <table:table-cell office:value-type="string">
            <text:p>:21/:37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YNCHRONICITY II</text:p>
          </table:table-cell>
          <table:table-cell office:value-type="string">
            <text:p>POLICE</text:p>
          </table:table-cell>
          <table:table-cell office:value-type="string">
            <text:p>:18</text:p>
          </table:table-cell>
          <table:table-cell office:value-type="string">
            <text:p>04:46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 WHITER SHADE OF PALE</text:p>
          </table:table-cell>
          <table:table-cell office:value-type="string">
            <text:p>PROCOL HARUM</text:p>
          </table:table-cell>
          <table:table-cell office:value-type="string">
            <text:p>:28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PROCOL HARU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LIFE IS A HIGHWAY</text:p>
          </table:table-cell>
          <table:table-cell office:value-type="string">
            <text:p>TOM COCHRANE</text:p>
          </table:table-cell>
          <table:table-cell office:value-type="string">
            <text:p>:21</text:p>
          </table:table-cell>
          <table:table-cell office:value-type="string">
            <text:p>04:22</text:p>
          </table:table-cell>
          <table:table-cell office:value-type="string">
            <text:p>FADE</text:p>
          </table:table-cell>
          <table:table-cell office:value-type="string">
            <text:p>TOM COCHRA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WEET JANE</text:p>
          </table:table-cell>
          <table:table-cell office:value-type="string">
            <text:p>VELVET UNDERGROUND</text:p>
          </table:table-cell>
          <table:table-cell office:value-type="string">
            <text:p>:17/:19</text:p>
          </table:table-cell>
          <table:table-cell office:value-type="string">
            <text:p>03:11</text:p>
          </table:table-cell>
          <table:table-cell office:value-type="string">
            <text:p>F</text:p>
          </table:table-cell>
          <table:table-cell office:value-type="string">
            <text:p>VELVET UNDERGROU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OMETHING ABOUT YOU</text:p>
          </table:table-cell>
          <table:table-cell office:value-type="string">
            <text:p>BOSTON</text:p>
          </table:table-cell>
          <table:table-cell office:value-type="string">
            <text:p>:26</text:p>
          </table:table-cell>
          <table:table-cell office:value-type="string">
            <text:p>03:44</text:p>
          </table:table-cell>
          <table:table-cell office:value-type="string">
            <text:p>CF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OVE IN AN ELEVATOR</text:p>
          </table:table-cell>
          <table:table-cell office:value-type="string">
            <text:p>AEROSMITH</text:p>
          </table:table-cell>
          <table:table-cell office:value-type="string">
            <text:p>:00</text:p>
          </table:table-cell>
          <table:table-cell office:value-type="string">
            <text:p>05:21</text:p>
          </table:table-cell>
          <table:table-cell office:value-type="string">
            <text:p>C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HE LOVES YOU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18</text:p>
          </table:table-cell>
          <table:table-cell office:value-type="string">
            <text:p>C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CAN'T BUY ME LOVE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09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A HARD DAY'S NIGHT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30</text:p>
          </table:table-cell>
          <table:table-cell office:value-type="string">
            <text:p>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HELP!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15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THE BALLAD OF BILLY THE KID</text:p>
          </table:table-cell>
          <table:table-cell office:value-type="string">
            <text:p>BILLY JOEL</text:p>
          </table:table-cell>
          <table:table-cell office:value-type="string">
            <text:p>:50/1:01</text:p>
          </table:table-cell>
          <table:table-cell office:value-type="string">
            <text:p>05:37</text:p>
          </table:table-cell>
          <table:table-cell office:value-type="string">
            <text:p>C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BIG SHOT</text:p>
          </table:table-cell>
          <table:table-cell office:value-type="string">
            <text:p>BILLY JOEL</text:p>
          </table:table-cell>
          <table:table-cell office:value-type="string">
            <text:p>:11</text:p>
          </table:table-cell>
          <table:table-cell office:value-type="string">
            <text:p>03:53</text:p>
          </table:table-cell>
          <table:table-cell office:value-type="string">
            <text:p>F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YOU MAY BE RIGHT</text:p>
          </table:table-cell>
          <table:table-cell office:value-type="string">
            <text:p>BILLY JOEL</text:p>
          </table:table-cell>
          <table:table-cell office:value-type="string">
            <text:p>:00</text:p>
          </table:table-cell>
          <table:table-cell office:value-type="string">
            <text:p>04:06</text:p>
          </table:table-cell>
          <table:table-cell office:value-type="string">
            <text:p>F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BAD MEDICINE</text:p>
          </table:table-cell>
          <table:table-cell office:value-type="string">
            <text:p>BON JOVI</text:p>
          </table:table-cell>
          <table:table-cell office:value-type="string">
            <text:p>:15</text:p>
          </table:table-cell>
          <table:table-cell office:value-type="string">
            <text:p>05:10</text:p>
          </table:table-cell>
          <table:table-cell office:value-type="string">
            <text:p>F</text:p>
          </table:table-cell>
          <table:table-cell office:value-type="string">
            <text:p>BON JOVI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MOKIN'</text:p>
          </table:table-cell>
          <table:table-cell office:value-type="string">
            <text:p>BOSTON</text:p>
          </table:table-cell>
          <table:table-cell office:value-type="string">
            <text:p>:11</text:p>
          </table:table-cell>
          <table:table-cell office:value-type="string">
            <text:p>04:18</text:p>
          </table:table-cell>
          <table:table-cell office:value-type="string">
            <text:p>C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ET ME TAKE YOU HOME TONIGHT</text:p>
          </table:table-cell>
          <table:table-cell office:value-type="string">
            <text:p>BOSTON</text:p>
          </table:table-cell>
          <table:table-cell office:value-type="string">
            <text:p>:13</text:p>
          </table:table-cell>
          <table:table-cell office:value-type="string">
            <text:p>04:40</text:p>
          </table:table-cell>
          <table:table-cell office:value-type="string">
            <text:p>F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GLORY DAYS</text:p>
          </table:table-cell>
          <table:table-cell office:value-type="string">
            <text:p>BRUCE SPRINGSTEEN</text:p>
          </table:table-cell>
          <table:table-cell office:value-type="string">
            <text:p>:07</text:p>
          </table:table-cell>
          <table:table-cell office:value-type="string">
            <text:p>03:45</text:p>
          </table:table-cell>
          <table:table-cell office:value-type="string">
            <text:p>F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MAKE ME SMILE</text:p>
          </table:table-cell>
          <table:table-cell office:value-type="string">
            <text:p>CHICAGO</text:p>
          </table:table-cell>
          <table:table-cell office:value-type="string">
            <text:p>:42</text:p>
          </table:table-cell>
          <table:table-cell office:value-type="string">
            <text:p>04:23</text:p>
          </table:table-cell>
          <table:table-cell office:value-type="string">
            <text:p>C</text:p>
          </table:table-cell>
          <table:table-cell office:value-type="string">
            <text:p>CHICAG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ATURDAY IN THE PARK</text:p>
          </table:table-cell>
          <table:table-cell office:value-type="string">
            <text:p>CHICAGO</text:p>
          </table:table-cell>
          <table:table-cell office:value-type="string">
            <text:p>:17/:24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CHICAG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OVE REMOVAL MACHINE</text:p>
          </table:table-cell>
          <table:table-cell office:value-type="string">
            <text:p>CULT, THE</text:p>
          </table:table-cell>
          <table:table-cell office:value-type="string">
            <text:p>:15/:27</text:p>
          </table:table-cell>
          <table:table-cell office:value-type="string">
            <text:p>04:16</text:p>
          </table:table-cell>
          <table:table-cell office:value-type="string">
            <text:p>C</text:p>
          </table:table-cell>
          <table:table-cell office:value-type="string">
            <text:p>CUL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THE LONG RUN</text:p>
          </table:table-cell>
          <table:table-cell office:value-type="string">
            <text:p>EAGLES</text:p>
          </table:table-cell>
          <table:table-cell office:value-type="string">
            <text:p>:21</text:p>
          </table:table-cell>
          <table:table-cell office:value-type="string">
            <text:p>03:39</text:p>
          </table:table-cell>
          <table:table-cell office:value-type="string">
            <text:p>F</text:p>
          </table:table-cell>
          <table:table-cell office:value-type="string">
            <text:p>EAGL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IN THE CITY</text:p>
          </table:table-cell>
          <table:table-cell office:value-type="string">
            <text:p>EAGLES</text:p>
          </table:table-cell>
          <table:table-cell office:value-type="string">
            <text:p>:13</text:p>
          </table:table-cell>
          <table:table-cell office:value-type="string">
            <text:p>03:40</text:p>
          </table:table-cell>
          <table:table-cell office:value-type="string">
            <text:p>F</text:p>
          </table:table-cell>
          <table:table-cell office:value-type="string">
            <text:p>EAGL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IVIN' THING</text:p>
          </table:table-cell>
          <table:table-cell office:value-type="string">
            <text:p>ELO</text:p>
          </table:table-cell>
          <table:table-cell office:value-type="string">
            <text:p>:00</text:p>
          </table:table-cell>
          <table:table-cell office:value-type="string">
            <text:p>03:29</text:p>
          </table:table-cell>
          <table:table-cell office:value-type="string">
            <text:p>F</text:p>
          </table:table-cell>
          <table:table-cell office:value-type="string">
            <text:p>EL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ISLAND GIRL</text:p>
          </table:table-cell>
          <table:table-cell office:value-type="string">
            <text:p>ELTON JOHN</text:p>
          </table:table-cell>
          <table:table-cell office:value-type="string">
            <text:p>:06</text:p>
          </table:table-cell>
          <table:table-cell office:value-type="string">
            <text:p>03:41</text:p>
          </table:table-cell>
          <table:table-cell office:value-type="string">
            <text:p>C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EPERATE WAYS (WORLDS APART)</text:p>
          </table:table-cell>
          <table:table-cell office:value-type="string">
            <text:p>JOURNEY</text:p>
          </table:table-cell>
          <table:table-cell office:value-type="string">
            <text:p>:30</text:p>
          </table:table-cell>
          <table:table-cell office:value-type="string">
            <text:p>05:22</text:p>
          </table:table-cell>
          <table:table-cell office:value-type="string">
            <text:p>C</text:p>
          </table:table-cell>
          <table:table-cell office:value-type="string">
            <text:p>JOURNE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DAZED AND CONFUSED</text:p>
          </table:table-cell>
          <table:table-cell office:value-type="string">
            <text:p>LED ZEPPELIN</text:p>
          </table:table-cell>
          <table:table-cell office:value-type="string">
            <text:p>:16</text:p>
          </table:table-cell>
          <table:table-cell office:value-type="string">
            <text:p>06:25</text:p>
          </table:table-cell>
          <table:table-cell office:value-type="string">
            <text:p>C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CELEBRATION DAY</text:p>
          </table:table-cell>
          <table:table-cell office:value-type="string">
            <text:p>LED ZEPPELIN</text:p>
          </table:table-cell>
          <table:table-cell office:value-type="string">
            <text:p>:16</text:p>
          </table:table-cell>
          <table:table-cell office:value-type="string">
            <text:p>03:25</text:p>
          </table:table-cell>
          <table:table-cell office:value-type="string">
            <text:p>F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WHAT'S YOUR NAME</text:p>
          </table:table-cell>
          <table:table-cell office:value-type="string">
            <text:p>LYNYRD SKYNYRD</text:p>
          </table:table-cell>
          <table:table-cell office:value-type="string">
            <text:p>:07</text:p>
          </table:table-cell>
          <table:table-cell office:value-type="string">
            <text:p>03:30</text:p>
          </table:table-cell>
          <table:table-cell office:value-type="string">
            <text:p>CF</text:p>
          </table:table-cell>
          <table:table-cell office:value-type="string">
            <text:p>LYNYRD SKYNYR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MAGGIE MAY</text:p>
          </table:table-cell>
          <table:table-cell office:value-type="string">
            <text:p>ROD STEWART</text:p>
          </table:table-cell>
          <table:table-cell office:value-type="string">
            <text:p>:13</text:p>
          </table:table-cell>
          <table:table-cell office:value-type="string">
            <text:p>05:10</text:p>
          </table:table-cell>
          <table:table-cell office:value-type="string">
            <text:p>F</text:p>
          </table:table-cell>
          <table:table-cell office:value-type="string">
            <text:p>ROD STEWART; FAC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GET OFF MY CLOUD</text:p>
          </table:table-cell>
          <table:table-cell office:value-type="string">
            <text:p>ROLLING STONES, THE</text:p>
          </table:table-cell>
          <table:table-cell office:value-type="string">
            <text:p>:11</text:p>
          </table:table-cell>
          <table:table-cell office:value-type="string">
            <text:p>02:55</text:p>
          </table:table-cell>
          <table:table-cell office:value-type="string">
            <text:p>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JAMMIN' ME</text:p>
          </table:table-cell>
          <table:table-cell office:value-type="string">
            <text:p>TOM PETTY &amp; THE HEARTBREAKERS</text:p>
          </table:table-cell>
          <table:table-cell office:value-type="string">
            <text:p>:08/:16</text:p>
          </table:table-cell>
          <table:table-cell office:value-type="string">
            <text:p>04:02</text:p>
          </table:table-cell>
          <table:table-cell office:value-type="string">
            <text:p>F</text:p>
          </table:table-cell>
          <table:table-cell office:value-type="string">
            <text:p>TOM PETTY &amp; THE HEARTBREAK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WILDFLOWERS</text:p>
          </table:table-cell>
          <table:table-cell office:value-type="string">
            <text:p>TOM PETTY</text:p>
          </table:table-cell>
          <table:table-cell office:value-type="string">
            <text:p>:11</text:p>
          </table:table-cell>
          <table:table-cell office:value-type="string">
            <text:p>03:09</text:p>
          </table:table-cell>
          <table:table-cell office:value-type="string">
            <text:p>CF</text:p>
          </table:table-cell>
          <table:table-cell office:value-type="string">
            <text:p>TOM PETTY; TOM PETTY &amp; THE HEARTBREAKER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FEEL YOUR LOVE TONIGHT</text:p>
          </table:table-cell>
          <table:table-cell office:value-type="string">
            <text:p>VAN HALEN</text:p>
          </table:table-cell>
          <table:table-cell office:value-type="string">
            <text:p>:06/:15</text:p>
          </table:table-cell>
          <table:table-cell office:value-type="string">
            <text:p>03:38</text:p>
          </table:table-cell>
          <table:table-cell office:value-type="string">
            <text:p>C</text:p>
          </table:table-cell>
          <table:table-cell office:value-type="string">
            <text:p>VAN HAL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CRYIN'</text:p>
          </table:table-cell>
          <table:table-cell office:value-type="string">
            <text:p>AEROSMITH</text:p>
          </table:table-cell>
          <table:table-cell office:value-type="string">
            <text:p>:15</text:p>
          </table:table-cell>
          <table:table-cell office:value-type="string">
            <text:p>05:02</text:p>
          </table:table-cell>
          <table:table-cell office:value-type="string">
            <text:p>F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HITCH A RIDE</text:p>
          </table:table-cell>
          <table:table-cell office:value-type="string">
            <text:p>BOSTON</text:p>
          </table:table-cell>
          <table:table-cell office:value-type="string">
            <text:p>:08</text:p>
          </table:table-cell>
          <table:table-cell office:value-type="string">
            <text:p>04:05</text:p>
          </table:table-cell>
          <table:table-cell office:value-type="string">
            <text:p>CF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CROCODILE ROCK</text:p>
          </table:table-cell>
          <table:table-cell office:value-type="string">
            <text:p>ELTON JOHN</text:p>
          </table:table-cell>
          <table:table-cell office:value-type="string">
            <text:p>:14</text:p>
          </table:table-cell>
          <table:table-cell office:value-type="string">
            <text:p>03:50</text:p>
          </table:table-cell>
          <table:table-cell office:value-type="string">
            <text:p>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ANDSLIDE</text:p>
          </table:table-cell>
          <table:table-cell office:value-type="string">
            <text:p>FLEETWOOD MAC</text:p>
          </table:table-cell>
          <table:table-cell office:value-type="string">
            <text:p>:12</text:p>
          </table:table-cell>
          <table:table-cell office:value-type="string">
            <text:p>03:14</text:p>
          </table:table-cell>
          <table:table-cell office:value-type="string">
            <text:p>CF</text:p>
          </table:table-cell>
          <table:table-cell office:value-type="string">
            <text:p>FLEETWOOD MAC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HURTS SO GOOD</text:p>
          </table:table-cell>
          <table:table-cell office:value-type="string">
            <text:p>JOHN MELLENCAMP</text:p>
          </table:table-cell>
          <table:table-cell office:value-type="string">
            <text:p>:12/:28</text:p>
          </table:table-cell>
          <table:table-cell office:value-type="string">
            <text:p>03:36</text:p>
          </table:table-cell>
          <table:table-cell office:value-type="string">
            <text:p>F</text:p>
          </table:table-cell>
          <table:table-cell office:value-type="string">
            <text:p>JOHN MELLENCAMP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WHEEL IN THE SKY</text:p>
          </table:table-cell>
          <table:table-cell office:value-type="string">
            <text:p>JOURNEY</text:p>
          </table:table-cell>
          <table:table-cell office:value-type="string">
            <text:p>:14/:28</text:p>
          </table:table-cell>
          <table:table-cell office:value-type="string">
            <text:p>04:09</text:p>
          </table:table-cell>
          <table:table-cell office:value-type="string">
            <text:p>F</text:p>
          </table:table-cell>
          <table:table-cell office:value-type="string">
            <text:p>JOURNE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ANGIE</text:p>
          </table:table-cell>
          <table:table-cell office:value-type="string">
            <text:p>ROLLING STONES, THE</text:p>
          </table:table-cell>
          <table:table-cell office:value-type="string">
            <text:p>:17</text:p>
          </table:table-cell>
          <table:table-cell office:value-type="string">
            <text:p>04:29</text:p>
          </table:table-cell>
          <table:table-cell office:value-type="string">
            <text:p>C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AMERICA</text:p>
          </table:table-cell>
          <table:table-cell office:value-type="string">
            <text:p>SIMON AND GARFUNKEL</text:p>
          </table:table-cell>
          <table:table-cell office:value-type="string">
            <text:p>:00</text:p>
          </table:table-cell>
          <table:table-cell office:value-type="string">
            <text:p>03:30</text:p>
          </table:table-cell>
          <table:table-cell office:value-type="string">
            <text:p>F</text:p>
          </table:table-cell>
          <table:table-cell office:value-type="string">
            <text:p>SIMON AND GARFUNKEL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EVERYDAY PEOPLE</text:p>
          </table:table-cell>
          <table:table-cell office:value-type="string">
            <text:p>SLY &amp; THE FAMILY STONE</text:p>
          </table:table-cell>
          <table:table-cell office:value-type="string">
            <text:p>:08</text:p>
          </table:table-cell>
          <table:table-cell office:value-type="string">
            <text:p>02:18</text:p>
          </table:table-cell>
          <table:table-cell office:value-type="string">
            <text:p>C</text:p>
          </table:table-cell>
          <table:table-cell office:value-type="string">
            <text:p>SLY &amp; THE FAMILY STO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JUNGLELAND</text:p>
          </table:table-cell>
          <table:table-cell office:value-type="string">
            <text:p>BRUCE SPRINGSTEEN</text:p>
          </table:table-cell>
          <table:table-cell office:value-type="string">
            <text:p>:26/:42</text:p>
          </table:table-cell>
          <table:table-cell office:value-type="string">
            <text:p>09:29</text:p>
          </table:table-cell>
          <table:table-cell office:value-type="string">
            <text:p>CF</text:p>
          </table:table-cell>
          <table:table-cell office:value-type="string">
            <text:p>BRUCE SPRINGSTE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HARE THE LAND</text:p>
          </table:table-cell>
          <table:table-cell office:value-type="string">
            <text:p>GUESS WHO</text:p>
          </table:table-cell>
          <table:table-cell office:value-type="string">
            <text:p>:12</text:p>
          </table:table-cell>
          <table:table-cell office:value-type="string">
            <text:p>03:51</text:p>
          </table:table-cell>
          <table:table-cell office:value-type="string">
            <text:p>F</text:p>
          </table:table-cell>
          <table:table-cell office:value-type="string">
            <text:p>GUESS WHO; BACHMAN-TURNER OVERDRIV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DOCTOR MY EYES</text:p>
          </table:table-cell>
          <table:table-cell office:value-type="string">
            <text:p>JACKSON BROWNE</text:p>
          </table:table-cell>
          <table:table-cell office:value-type="string">
            <text:p>:11</text:p>
          </table:table-cell>
          <table:table-cell office:value-type="string">
            <text:p>03:09</text:p>
          </table:table-cell>
          <table:table-cell office:value-type="string">
            <text:p>F</text:p>
          </table:table-cell>
          <table:table-cell office:value-type="string">
            <text:p>JACKSON BROWNE; EAGL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UBDIVISIONS</text:p>
          </table:table-cell>
          <table:table-cell office:value-type="string">
            <text:p>RUSH</text:p>
          </table:table-cell>
          <table:table-cell office:value-type="string">
            <text:p>:07/:55</text:p>
          </table:table-cell>
          <table:table-cell office:value-type="string">
            <text:p>05:31</text:p>
          </table:table-cell>
          <table:table-cell office:value-type="string">
            <text:p>C</text:p>
          </table:table-cell>
          <table:table-cell office:value-type="string">
            <text:p>RUS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I SAW HER STANDING THERE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52</text:p>
          </table:table-cell>
          <table:table-cell office:value-type="string">
            <text:p>C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ET'S SPEND THE NIGHT TOGETHER</text:p>
          </table:table-cell>
          <table:table-cell office:value-type="string">
            <text:p>ROLLING STONES, THE</text:p>
          </table:table-cell>
          <table:table-cell office:value-type="string">
            <text:p>:05</text:p>
          </table:table-cell>
          <table:table-cell office:value-type="string">
            <text:p>03:35</text:p>
          </table:table-cell>
          <table:table-cell office:value-type="string">
            <text:p>F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PEACE FROG / BLUE SUNDAY</text:p>
          </table:table-cell>
          <table:table-cell office:value-type="string">
            <text:p>DOORS</text:p>
          </table:table-cell>
          <table:table-cell office:value-type="string">
            <text:p>:18</text:p>
          </table:table-cell>
          <table:table-cell office:value-type="string">
            <text:p>04:54</text:p>
          </table:table-cell>
          <table:table-cell office:value-type="string">
            <text:p>CF</text:p>
          </table:table-cell>
          <table:table-cell office:value-type="string">
            <text:p>DOO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RHIANNON</text:p>
          </table:table-cell>
          <table:table-cell office:value-type="string">
            <text:p>FLEETWOOD MAC</text:p>
          </table:table-cell>
          <table:table-cell office:value-type="string">
            <text:p>:15</text:p>
          </table:table-cell>
          <table:table-cell office:value-type="string">
            <text:p>03:46</text:p>
          </table:table-cell>
          <table:table-cell office:value-type="string">
            <text:p>FADE</text:p>
          </table:table-cell>
          <table:table-cell office:value-type="string">
            <text:p>FLEETWOOD MAC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THE PASSENGER</text:p>
          </table:table-cell>
          <table:table-cell office:value-type="string">
            <text:p>IGGY POP</text:p>
          </table:table-cell>
          <table:table-cell office:value-type="string">
            <text:p>:00</text:p>
          </table:table-cell>
          <table:table-cell office:value-type="string">
            <text:p>04:44</text:p>
          </table:table-cell>
          <table:table-cell office:value-type="string">
            <text:p>FADE</text:p>
          </table:table-cell>
          <table:table-cell office:value-type="string">
            <text:p>IGGY POP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EASON OF THE WITCH</text:p>
          </table:table-cell>
          <table:table-cell office:value-type="string">
            <text:p>DONOVAN</text:p>
          </table:table-cell>
          <table:table-cell office:value-type="string">
            <text:p>:22</text:p>
          </table:table-cell>
          <table:table-cell office:value-type="string">
            <text:p>04:53</text:p>
          </table:table-cell>
          <table:table-cell office:value-type="string">
            <text:p>FADE</text:p>
          </table:table-cell>
          <table:table-cell office:value-type="string">
            <text:p>DONOVA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PINK MOON</text:p>
          </table:table-cell>
          <table:table-cell office:value-type="string">
            <text:p>NICK DRAKE</text:p>
          </table:table-cell>
          <table:table-cell office:value-type="string">
            <text:p>:14</text:p>
          </table:table-cell>
          <table:table-cell office:value-type="string">
            <text:p>02:01</text:p>
          </table:table-cell>
          <table:table-cell office:value-type="string">
            <text:p>FADE</text:p>
          </table:table-cell>
          <table:table-cell office:value-type="string">
            <text:p>NICK DRAK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JUST LIKE A WOMAN</text:p>
          </table:table-cell>
          <table:table-cell office:value-type="string">
            <text:p>BOB DYLAN</text:p>
          </table:table-cell>
          <table:table-cell office:value-type="string">
            <text:p>:12</text:p>
          </table:table-cell>
          <table:table-cell office:value-type="string">
            <text:p>04:45</text:p>
          </table:table-cell>
          <table:table-cell office:value-type="string">
            <text:p>FADE</text:p>
          </table:table-cell>
          <table:table-cell office:value-type="string">
            <text:p>BOB DYLA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LAY DOWN SALLY</text:p>
          </table:table-cell>
          <table:table-cell office:value-type="string">
            <text:p>ERIC CLAPTON</text:p>
          </table:table-cell>
          <table:table-cell office:value-type="string">
            <text:p>:20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ERIC CLAPT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THAT'S NOT ME</text:p>
          </table:table-cell>
          <table:table-cell office:value-type="string">
            <text:p>BEACH BOYS, THE</text:p>
          </table:table-cell>
          <table:table-cell office:value-type="string">
            <text:p>:00</text:p>
          </table:table-cell>
          <table:table-cell office:value-type="string">
            <text:p>02:31</text:p>
          </table:table-cell>
          <table:table-cell office:value-type="string">
            <text:p>FADE</text:p>
          </table:table-cell>
          <table:table-cell office:value-type="string">
            <text:p>BEACH BOY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I SHOULD HAVE KNOWN BETTER</text:p>
          </table:table-cell>
          <table:table-cell office:value-type="string">
            <text:p>BEATLES, THE</text:p>
          </table:table-cell>
          <table:table-cell office:value-type="string">
            <text:p>:06</text:p>
          </table:table-cell>
          <table:table-cell office:value-type="string">
            <text:p>02:34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'M HAPPY JUST TO DANCE WITH YOU</text:p>
          </table:table-cell>
          <table:table-cell office:value-type="string">
            <text:p>BEATLES, THE</text:p>
          </table:table-cell>
          <table:table-cell office:value-type="string">
            <text:p>:06</text:p>
          </table:table-cell>
          <table:table-cell office:value-type="string">
            <text:p>01:56</text:p>
          </table:table-cell>
          <table:table-cell office:value-type="string">
            <text:p>COLD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ELL ME WHY</text:p>
          </table:table-cell>
          <table:table-cell office:value-type="string">
            <text:p>BEATLES, THE</text:p>
          </table:table-cell>
          <table:table-cell office:value-type="string">
            <text:p>:06</text:p>
          </table:table-cell>
          <table:table-cell office:value-type="string">
            <text:p>02:09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NY TIME AT ALL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11</text:p>
          </table:table-cell>
          <table:table-cell office:value-type="string">
            <text:p>COLD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'LL CRY INSTEAD</text:p>
          </table:table-cell>
          <table:table-cell office:value-type="string">
            <text:p>BEATLES, THE</text:p>
          </table:table-cell>
          <table:table-cell office:value-type="string">
            <text:p>:02</text:p>
          </table:table-cell>
          <table:table-cell office:value-type="string">
            <text:p>01:46</text:p>
          </table:table-cell>
          <table:table-cell office:value-type="string">
            <text:p>COLD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INGS WE SAID TODAY</text:p>
          </table:table-cell>
          <table:table-cell office:value-type="string">
            <text:p>BEATLES, THE</text:p>
          </table:table-cell>
          <table:table-cell office:value-type="string">
            <text:p>:03</text:p>
          </table:table-cell>
          <table:table-cell office:value-type="string">
            <text:p>02:35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WHEN I GET HOME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2:17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YOU CAN'T DO THAT</text:p>
          </table:table-cell>
          <table:table-cell office:value-type="string">
            <text:p>BEATLES, THE</text:p>
          </table:table-cell>
          <table:table-cell office:value-type="string">
            <text:p>:06</text:p>
          </table:table-cell>
          <table:table-cell office:value-type="string">
            <text:p>02:35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'LL BE BACK</text:p>
          </table:table-cell>
          <table:table-cell office:value-type="string">
            <text:p>BEATLES, THE</text:p>
          </table:table-cell>
          <table:table-cell office:value-type="string">
            <text:p>:05</text:p>
          </table:table-cell>
          <table:table-cell office:value-type="string">
            <text:p>02:24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AND I LOVE HER</text:p>
          </table:table-cell>
          <table:table-cell office:value-type="string">
            <text:p>BEATLES, THE</text:p>
          </table:table-cell>
          <table:table-cell office:value-type="string">
            <text:p>:10</text:p>
          </table:table-cell>
          <table:table-cell office:value-type="string">
            <text:p>02:30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I WANNA BE YOUR BOYFRIEND</text:p>
          </table:table-cell>
          <table:table-cell office:value-type="string">
            <text:p>RAMONES</text:p>
          </table:table-cell>
          <table:table-cell office:value-type="string">
            <text:p>:07</text:p>
          </table:table-cell>
          <table:table-cell office:value-type="string">
            <text:p>02:25</text:p>
          </table:table-cell>
          <table:table-cell office:value-type="string">
            <text:p>FADE</text:p>
          </table:table-cell>
          <table:table-cell office:value-type="string">
            <text:p>RAM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53RD &amp; 3RD</text:p>
          </table:table-cell>
          <table:table-cell office:value-type="string">
            <text:p>RAMONES</text:p>
          </table:table-cell>
          <table:table-cell office:value-type="string">
            <text:p>:07</text:p>
          </table:table-cell>
          <table:table-cell office:value-type="string">
            <text:p>02:22</text:p>
          </table:table-cell>
          <table:table-cell office:value-type="string">
            <text:p>FADE</text:p>
          </table:table-cell>
          <table:table-cell office:value-type="string">
            <text:p>RAM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HEENA IS A PUNK ROCKER</text:p>
          </table:table-cell>
          <table:table-cell office:value-type="string">
            <text:p>RAMONES</text:p>
          </table:table-cell>
          <table:table-cell office:value-type="string">
            <text:p>:05</text:p>
          </table:table-cell>
          <table:table-cell office:value-type="string">
            <text:p>02:50</text:p>
          </table:table-cell>
          <table:table-cell office:value-type="string">
            <text:p>FADE</text:p>
          </table:table-cell>
          <table:table-cell office:value-type="string">
            <text:p>RAM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JUDY IS A PUNK</text:p>
          </table:table-cell>
          <table:table-cell office:value-type="string">
            <text:p>RAMONES</text:p>
          </table:table-cell>
          <table:table-cell office:value-type="string">
            <text:p>:03</text:p>
          </table:table-cell>
          <table:table-cell office:value-type="string">
            <text:p>01:33</text:p>
          </table:table-cell>
          <table:table-cell office:value-type="string">
            <text:p>FADE</text:p>
          </table:table-cell>
          <table:table-cell office:value-type="string">
            <text:p>RAM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EAT ON THE BRAT</text:p>
          </table:table-cell>
          <table:table-cell office:value-type="string">
            <text:p>RAMONES</text:p>
          </table:table-cell>
          <table:table-cell office:value-type="string">
            <text:p>:08</text:p>
          </table:table-cell>
          <table:table-cell office:value-type="string">
            <text:p>02:33</text:p>
          </table:table-cell>
          <table:table-cell office:value-type="string">
            <text:p>COLD</text:p>
          </table:table-cell>
          <table:table-cell office:value-type="string">
            <text:p>RAM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HEAVEN KNOWS I'M MISERABLE NOW</text:p>
          </table:table-cell>
          <table:table-cell office:value-type="string">
            <text:p>SMITHS, THE</text:p>
          </table:table-cell>
          <table:table-cell office:value-type="string">
            <text:p>:15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SMITH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THE BOOK I READ</text:p>
          </table:table-cell>
          <table:table-cell office:value-type="string">
            <text:p>TALKING HEADS</text:p>
          </table:table-cell>
          <table:table-cell office:value-type="string">
            <text:p>:15</text:p>
          </table:table-cell>
          <table:table-cell office:value-type="string">
            <text:p>04:10</text:p>
          </table:table-cell>
          <table:table-cell office:value-type="string">
            <text:p>FADE</text:p>
          </table:table-cell>
          <table:table-cell office:value-type="string">
            <text:p>TALKING HEAD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BORN UNDER PUNCHES</text:p>
          </table:table-cell>
          <table:table-cell office:value-type="string">
            <text:p>TALKING HEADS</text:p>
          </table:table-cell>
          <table:table-cell office:value-type="string">
            <text:p>:27</text:p>
          </table:table-cell>
          <table:table-cell office:value-type="string">
            <text:p>05:49</text:p>
          </table:table-cell>
          <table:table-cell office:value-type="string">
            <text:p>FADE</text:p>
          </table:table-cell>
          <table:table-cell office:value-type="string">
            <text:p>TALKING HEAD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CROSSEYED AND PAINLESS</text:p>
          </table:table-cell>
          <table:table-cell office:value-type="string">
            <text:p>TALKING HEADS</text:p>
          </table:table-cell>
          <table:table-cell office:value-type="string">
            <text:p>:13</text:p>
          </table:table-cell>
          <table:table-cell office:value-type="string">
            <text:p>04:48</text:p>
          </table:table-cell>
          <table:table-cell office:value-type="string">
            <text:p>FADE</text:p>
          </table:table-cell>
          <table:table-cell office:value-type="string">
            <text:p>TALKING HEAD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PERFECT DAY</text:p>
          </table:table-cell>
          <table:table-cell office:value-type="string">
            <text:p>LOU REED</text:p>
          </table:table-cell>
          <table:table-cell office:value-type="string">
            <text:p>:12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LOU REED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</text:p>
          </table:table-cell>
          <table:table-cell office:value-type="string">
            <text:p>SHE'S LOST CONTROL</text:p>
          </table:table-cell>
          <table:table-cell office:value-type="string">
            <text:p>JOY DIVISION</text:p>
          </table:table-cell>
          <table:table-cell office:value-type="string">
            <text:p>:22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SHADOWPLAY</text:p>
          </table:table-cell>
          <table:table-cell office:value-type="string">
            <text:p>JOY DIVISION</text:p>
          </table:table-cell>
          <table:table-cell office:value-type="string">
            <text:p>:40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BC</text:p>
          </table:table-cell>
          <table:table-cell office:value-type="string">
            <text:p>NEW DAWN FADES</text:p>
          </table:table-cell>
          <table:table-cell office:value-type="string">
            <text:p>JOY DIVISION</text:p>
          </table:table-cell>
          <table:table-cell office:value-type="string">
            <text:p>:29</text:p>
          </table:table-cell>
          <table:table-cell office:value-type="string">
            <text:p>04:48</text:p>
          </table:table-cell>
          <table:table-cell office:value-type="string">
            <text:p>FADE</text:p>
          </table:table-cell>
          <table:table-cell office:value-type="string">
            <text:p>JOY DIVISION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ON'T YOU EVAH</text:p>
          </table:table-cell>
          <table:table-cell office:value-type="string">
            <text:p>SPOON</text:p>
          </table:table-cell>
          <table:table-cell office:value-type="string">
            <text:p>:17/:49</text:p>
          </table:table-cell>
          <table:table-cell office:value-type="string">
            <text:p>03:30</text:p>
          </table:table-cell>
          <table:table-cell office:value-type="string">
            <text:p>C</text:p>
          </table:table-cell>
          <table:table-cell office:value-type="string">
            <text:p>SPO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LIGHTNING CRASHES</text:p>
          </table:table-cell>
          <table:table-cell office:value-type="string">
            <text:p>LIVE</text:p>
          </table:table-cell>
          <table:table-cell office:value-type="string">
            <text:p>:26</text:p>
          </table:table-cell>
          <table:table-cell office:value-type="string">
            <text:p>05:29</text:p>
          </table:table-cell>
          <table:table-cell office:value-type="string">
            <text:p>CF</text:p>
          </table:table-cell>
          <table:table-cell office:value-type="string">
            <text:p>LI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LOOK WHAT YOU'VE DONE</text:p>
          </table:table-cell>
          <table:table-cell office:value-type="string">
            <text:p>JET</text:p>
          </table:table-cell>
          <table:table-cell office:value-type="string">
            <text:p>:08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JE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JANE SAYS</text:p>
          </table:table-cell>
          <table:table-cell office:value-type="string">
            <text:p>JANE'S ADDICTION</text:p>
          </table:table-cell>
          <table:table-cell office:value-type="string">
            <text:p>:17</text:p>
          </table:table-cell>
          <table:table-cell office:value-type="string">
            <text:p>05:01</text:p>
          </table:table-cell>
          <table:table-cell office:value-type="string">
            <text:p>APPL</text:p>
          </table:table-cell>
          <table:table-cell office:value-type="string">
            <text:p>JANE'S ADDICT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IGH &amp; DRY</text:p>
          </table:table-cell>
          <table:table-cell office:value-type="string">
            <text:p>RADIOHEAD</text:p>
          </table:table-cell>
          <table:table-cell office:value-type="string">
            <text:p>:28</text:p>
          </table:table-cell>
          <table:table-cell office:value-type="string">
            <text:p>04:14</text:p>
          </table:table-cell>
          <table:table-cell office:value-type="string">
            <text:p>COLD</text:p>
          </table:table-cell>
          <table:table-cell office:value-type="string">
            <text:p>BENJAMIN BOOK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RUN-AROUND</text:p>
          </table:table-cell>
          <table:table-cell office:value-type="string">
            <text:p>BLUES TRAVELER</text:p>
          </table:table-cell>
          <table:table-cell office:value-type="string">
            <text:p>:20</text:p>
          </table:table-cell>
          <table:table-cell office:value-type="string">
            <text:p>04:15</text:p>
          </table:table-cell>
          <table:table-cell office:value-type="string">
            <text:p>FADE</text:p>
          </table:table-cell>
          <table:table-cell office:value-type="string">
            <text:p>BLUES TRAVELER</text:p>
          </table:table-cell>
          <table:table-cell office:value-type="string">
            <text:p>J</text:p>
          </table:table-cell>
          <table:table-cell office:value-type="string">
            <text:p>M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ATELLITE</text:p>
          </table:table-cell>
          <table:table-cell office:value-type="string">
            <text:p>DAVE MATTHEWS BAND</text:p>
          </table:table-cell>
          <table:table-cell office:value-type="string">
            <text:p>:47</text:p>
          </table:table-cell>
          <table:table-cell office:value-type="string">
            <text:p>04:56</text:p>
          </table:table-cell>
          <table:table-cell office:value-type="string">
            <text:p>COLD</text:p>
          </table:table-cell>
          <table:table-cell office:value-type="string">
            <text:p>DAVE MATTHEWS BAND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IGHER GROUND</text:p>
          </table:table-cell>
          <table:table-cell office:value-type="string">
            <text:p>RED HOT CHILI PEPPERS</text:p>
          </table:table-cell>
          <table:table-cell office:value-type="string">
            <text:p>:22</text:p>
          </table:table-cell>
          <table:table-cell office:value-type="string">
            <text:p>03:20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TEADY AS SHE GOES</text:p>
          </table:table-cell>
          <table:table-cell office:value-type="string">
            <text:p>RACONTEURS</text:p>
          </table:table-cell>
          <table:table-cell office:value-type="string">
            <text:p>:35</text:p>
          </table:table-cell>
          <table:table-cell office:value-type="string">
            <text:p>03:25</text:p>
          </table:table-cell>
          <table:table-cell office:value-type="string">
            <text:p>CF</text:p>
          </table:table-cell>
          <table:table-cell office:value-type="string">
            <text:p>RACONTEURS; WHITE STRIP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BIG ME</text:p>
          </table:table-cell>
          <table:table-cell office:value-type="string">
            <text:p>FOO FIGHTERS</text:p>
          </table:table-cell>
          <table:table-cell office:value-type="string">
            <text:p>:15</text:p>
          </table:table-cell>
          <table:table-cell office:value-type="string">
            <text:p>02:09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 table:number-columns-repeated="2"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HERE ARE YOU GOING</text:p>
          </table:table-cell>
          <table:table-cell office:value-type="string">
            <text:p>DAVE MATTHEWS BAND</text:p>
          </table:table-cell>
          <table:table-cell office:value-type="string">
            <text:p>:12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DAVE MATTHEWS BA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KARMA POLICE</text:p>
          </table:table-cell>
          <table:table-cell office:value-type="string">
            <text:p>RADIOHEAD</text:p>
          </table:table-cell>
          <table:table-cell office:value-type="string">
            <text:p>:26</text:p>
          </table:table-cell>
          <table:table-cell office:value-type="string">
            <text:p>04:14</text:p>
          </table:table-cell>
          <table:table-cell office:value-type="string">
            <text:p>FADE</text:p>
          </table:table-cell>
          <table:table-cell office:value-type="string">
            <text:p>BENJAMIN BOOK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BIG EMPTY</text:p>
          </table:table-cell>
          <table:table-cell office:value-type="string">
            <text:p>STONE TEMPLE PILOTS</text:p>
          </table:table-cell>
          <table:table-cell office:value-type="string">
            <text:p>:18</text:p>
          </table:table-cell>
          <table:table-cell office:value-type="string">
            <text:p>04:39</text:p>
          </table:table-cell>
          <table:table-cell office:value-type="string">
            <text:p>CF</text:p>
          </table:table-cell>
          <table:table-cell office:value-type="string">
            <text:p>STONE TEMPLE PILOTS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OOK</text:p>
          </table:table-cell>
          <table:table-cell office:value-type="string">
            <text:p>BLUES TRAVELER</text:p>
          </table:table-cell>
          <table:table-cell office:value-type="string">
            <text:p>:13</text:p>
          </table:table-cell>
          <table:table-cell office:value-type="string">
            <text:p>04:25</text:p>
          </table:table-cell>
          <table:table-cell office:value-type="string">
            <text:p>CF</text:p>
          </table:table-cell>
          <table:table-cell office:value-type="string">
            <text:p>BLUES TRAVEL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ROOSTER</text:p>
          </table:table-cell>
          <table:table-cell office:value-type="string">
            <text:p>ALICE IN CHAINS</text:p>
          </table:table-cell>
          <table:table-cell office:value-type="string">
            <text:p>:29/:55</text:p>
          </table:table-cell>
          <table:table-cell office:value-type="string">
            <text:p>06:06</text:p>
          </table:table-cell>
          <table:table-cell office:value-type="string">
            <text:p>CF</text:p>
          </table:table-cell>
          <table:table-cell office:value-type="string">
            <text:p>ALICE IN CHA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THE WAY</text:p>
          </table:table-cell>
          <table:table-cell office:value-type="string">
            <text:p>FASTBALL</text:p>
          </table:table-cell>
          <table:table-cell office:value-type="string">
            <text:p>:09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FASTBAL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ELDERLY WOMAN</text:p>
          </table:table-cell>
          <table:table-cell office:value-type="string">
            <text:p>PEARL JAM</text:p>
          </table:table-cell>
          <table:table-cell office:value-type="string">
            <text:p>:00</text:p>
          </table:table-cell>
          <table:table-cell office:value-type="string">
            <text:p>03:08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FORTUNE FADED</text:p>
          </table:table-cell>
          <table:table-cell office:value-type="string">
            <text:p>RED HOT CHILI PEPPERS</text:p>
          </table:table-cell>
          <table:table-cell office:value-type="string">
            <text:p>:25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ONE HEADLIGHT</text:p>
          </table:table-cell>
          <table:table-cell office:value-type="string">
            <text:p>WALLFLOWERS</text:p>
          </table:table-cell>
          <table:table-cell office:value-type="string">
            <text:p>:04/:27</text:p>
          </table:table-cell>
          <table:table-cell office:value-type="string">
            <text:p>04:54</text:p>
          </table:table-cell>
          <table:table-cell office:value-type="string">
            <text:p>FADE</text:p>
          </table:table-cell>
          <table:table-cell office:value-type="string">
            <text:p>WALLFLOWE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ELLING THE DRAMA</text:p>
          </table:table-cell>
          <table:table-cell office:value-type="string">
            <text:p>LIVE</text:p>
          </table:table-cell>
          <table:table-cell office:value-type="string">
            <text:p>:03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LIV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BE YOURSELF</text:p>
          </table:table-cell>
          <table:table-cell office:value-type="string">
            <text:p>AUDIOSLAVE</text:p>
          </table:table-cell>
          <table:table-cell office:value-type="string">
            <text:p>:34</text:p>
          </table:table-cell>
          <table:table-cell office:value-type="string">
            <text:p>04:31</text:p>
          </table:table-cell>
          <table:table-cell office:value-type="string">
            <text:p>COLD</text:p>
          </table:table-cell>
          <table:table-cell office:value-type="string">
            <text:p>AUDIOSLAVE; SOUNDGARDEN; CHRIS CORNELL; RAGE AGAINST THE MACHI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AKE A PICTURE</text:p>
          </table:table-cell>
          <table:table-cell office:value-type="string">
            <text:p>FILTER</text:p>
          </table:table-cell>
          <table:table-cell office:value-type="string">
            <text:p>:20</text:p>
          </table:table-cell>
          <table:table-cell office:value-type="string">
            <text:p>04:21</text:p>
          </table:table-cell>
          <table:table-cell office:value-type="string">
            <text:p>CF</text:p>
          </table:table-cell>
          <table:table-cell office:value-type="string">
            <text:p>FILT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BREAKING THE GIRL</text:p>
          </table:table-cell>
          <table:table-cell office:value-type="string">
            <text:p>RED HOT CHILI PEPPERS</text:p>
          </table:table-cell>
          <table:table-cell office:value-type="string">
            <text:p>:17</text:p>
          </table:table-cell>
          <table:table-cell office:value-type="string">
            <text:p>04:53</text:p>
          </table:table-cell>
          <table:table-cell office:value-type="string">
            <text:p>FADE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COME OUT AND PLAY</text:p>
          </table:table-cell>
          <table:table-cell office:value-type="string">
            <text:p>OFFSPRING</text:p>
          </table:table-cell>
          <table:table-cell office:value-type="string">
            <text:p>:10</text:p>
          </table:table-cell>
          <table:table-cell office:value-type="string">
            <text:p>03:13</text:p>
          </table:table-cell>
          <table:table-cell office:value-type="string">
            <text:p>ICE</text:p>
          </table:table-cell>
          <table:table-cell office:value-type="string">
            <text:p>OFFSPRI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NEVER LET YOU GO</text:p>
          </table:table-cell>
          <table:table-cell office:value-type="string">
            <text:p>THIRD EYE BLIND</text:p>
          </table:table-cell>
          <table:table-cell office:value-type="string">
            <text:p>:05, :12</text:p>
          </table:table-cell>
          <table:table-cell office:value-type="string">
            <text:p>03:51</text:p>
          </table:table-cell>
          <table:table-cell office:value-type="string">
            <text:p>FADE</text:p>
          </table:table-cell>
          <table:table-cell office:value-type="string">
            <text:p>THIRD EYE BLIN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DECEMBER</text:p>
          </table:table-cell>
          <table:table-cell office:value-type="string">
            <text:p>COLLECTIVE SOUL</text:p>
          </table:table-cell>
          <table:table-cell office:value-type="string">
            <text:p>:17</text:p>
          </table:table-cell>
          <table:table-cell office:value-type="string">
            <text:p>04:46</text:p>
          </table:table-cell>
          <table:table-cell office:value-type="string">
            <text:p>CF</text:p>
          </table:table-cell>
          <table:table-cell office:value-type="string">
            <text:p>COLLECTIVE SOUL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CREEP</text:p>
          </table:table-cell>
          <table:table-cell office:value-type="string">
            <text:p>STONE TEMPLE PILOTS</text:p>
          </table:table-cell>
          <table:table-cell office:value-type="string">
            <text:p>:25</text:p>
          </table:table-cell>
          <table:table-cell office:value-type="string">
            <text:p>05:40</text:p>
          </table:table-cell>
          <table:table-cell office:value-type="string">
            <text:p>COLD</text:p>
          </table:table-cell>
          <table:table-cell office:value-type="string">
            <text:p>STONE TEMPLE PILOTS</text:p>
          </table:table-cell>
          <table:table-cell office:value-type="string">
            <text:p>AM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 AM THE HIGHWAY</text:p>
          </table:table-cell>
          <table:table-cell office:value-type="string">
            <text:p>AUDIOSLAVE</text:p>
          </table:table-cell>
          <table:table-cell office:value-type="string">
            <text:p>:33</text:p>
          </table:table-cell>
          <table:table-cell office:value-type="string">
            <text:p>05:28</text:p>
          </table:table-cell>
          <table:table-cell office:value-type="string">
            <text:p>COLD</text:p>
          </table:table-cell>
          <table:table-cell office:value-type="string">
            <text:p>AUDIOSLAVE; RAGE AGAINST THE MACHINE; CHRIS CORNELL; SOUNDGARDE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 ALONE</text:p>
          </table:table-cell>
          <table:table-cell office:value-type="string">
            <text:p>LIVE</text:p>
          </table:table-cell>
          <table:table-cell office:value-type="string">
            <text:p>COLD</text:p>
          </table:table-cell>
          <table:table-cell office:value-type="string">
            <text:p>03:35</text:p>
          </table:table-cell>
          <table:table-cell office:value-type="string">
            <text:p>CF</text:p>
          </table:table-cell>
          <table:table-cell office:value-type="string">
            <text:p>LIV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BEEN CAUGHT STEALING</text:p>
          </table:table-cell>
          <table:table-cell office:value-type="string">
            <text:p>JANE'S ADDICTION</text:p>
          </table:table-cell>
          <table:table-cell office:value-type="string">
            <text:p>C:09/:29</text:p>
          </table:table-cell>
          <table:table-cell office:value-type="string">
            <text:p>03:31</text:p>
          </table:table-cell>
          <table:table-cell office:value-type="string">
            <text:p>COLD</text:p>
          </table:table-cell>
          <table:table-cell office:value-type="string">
            <text:p>JANE'S ADDICTI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GREY STREET</text:p>
          </table:table-cell>
          <table:table-cell office:value-type="string">
            <text:p>DAVE MATTHEWS BAND</text:p>
          </table:table-cell>
          <table:table-cell office:value-type="string">
            <text:p>:11</text:p>
          </table:table-cell>
          <table:table-cell office:value-type="string">
            <text:p>04:15</text:p>
          </table:table-cell>
          <table:table-cell office:value-type="string">
            <text:p>FADE</text:p>
          </table:table-cell>
          <table:table-cell office:value-type="string">
            <text:p>DAVE MATTHEW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LAST KISS</text:p>
          </table:table-cell>
          <table:table-cell office:value-type="string">
            <text:p>PEARL JAM</text:p>
          </table:table-cell>
          <table:table-cell office:value-type="string">
            <text:p>:00</text:p>
          </table:table-cell>
          <table:table-cell office:value-type="string">
            <text:p>03:06</text:p>
          </table:table-cell>
          <table:table-cell office:value-type="string">
            <text:p>CF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HINE</text:p>
          </table:table-cell>
          <table:table-cell office:value-type="string">
            <text:p>COLLECTIVE SOUL</text:p>
          </table:table-cell>
          <table:table-cell office:value-type="string">
            <text:p>:13</text:p>
          </table:table-cell>
          <table:table-cell office:value-type="string">
            <text:p>05:14</text:p>
          </table:table-cell>
          <table:table-cell office:value-type="string">
            <text:p>COLD</text:p>
          </table:table-cell>
          <table:table-cell office:value-type="string">
            <text:p>COLLECTIVE SOUL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CORDUROY</text:p>
          </table:table-cell>
          <table:table-cell office:value-type="string">
            <text:p>PEARL JAM</text:p>
          </table:table-cell>
          <table:table-cell office:value-type="string">
            <text:p>:36</text:p>
          </table:table-cell>
          <table:table-cell office:value-type="string">
            <text:p>04:17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EX &amp; CANDY</text:p>
          </table:table-cell>
          <table:table-cell office:value-type="string">
            <text:p>MARCY PLAYGROUND</text:p>
          </table:table-cell>
          <table:table-cell office:value-type="string">
            <text:p>:00</text:p>
          </table:table-cell>
          <table:table-cell office:value-type="string">
            <text:p>02:43</text:p>
          </table:table-cell>
          <table:table-cell office:value-type="string">
            <text:p>CF</text:p>
          </table:table-cell>
          <table:table-cell office:value-type="string">
            <text:p>MARCY PLAYGROUN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HE ZEPHYR SONG</text:p>
          </table:table-cell>
          <table:table-cell office:value-type="string">
            <text:p>RED HOT CHILI PEPPERS</text:p>
          </table:table-cell>
          <table:table-cell office:value-type="string">
            <text:p>:17</text:p>
          </table:table-cell>
          <table:table-cell office:value-type="string">
            <text:p>03:47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UNGER STRIKE</text:p>
          </table:table-cell>
          <table:table-cell office:value-type="string">
            <text:p>TEMPLE OF THE DOG</text:p>
          </table:table-cell>
          <table:table-cell office:value-type="string">
            <text:p>:14</text:p>
          </table:table-cell>
          <table:table-cell office:value-type="string">
            <text:p>03:53</text:p>
          </table:table-cell>
          <table:table-cell office:value-type="string">
            <text:p>CF</text:p>
          </table:table-cell>
          <table:table-cell office:value-type="string">
            <text:p>TEMPLE OF THE DOG; EDDIE VEDDER; PEARL JAM; SOUNDGARDEN; AUDIOSLAV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HE WAY WE GET BY</text:p>
          </table:table-cell>
          <table:table-cell office:value-type="string">
            <text:p>SPOON</text:p>
          </table:table-cell>
          <table:table-cell office:value-type="string">
            <text:p>:01</text:p>
          </table:table-cell>
          <table:table-cell office:value-type="string">
            <text:p>02:42</text:p>
          </table:table-cell>
          <table:table-cell office:value-type="string">
            <text:p>FADE</text:p>
          </table:table-cell>
          <table:table-cell office:value-type="string">
            <text:p>SPO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NEW SLANG</text:p>
          </table:table-cell>
          <table:table-cell office:value-type="string">
            <text:p>SHINS, THE</text:p>
          </table:table-cell>
          <table:table-cell office:value-type="string">
            <text:p>C:06/:41</text:p>
          </table:table-cell>
          <table:table-cell office:value-type="string">
            <text:p>03:41</text:p>
          </table:table-cell>
          <table:table-cell office:value-type="string">
            <text:p>CF</text:p>
          </table:table-cell>
          <table:table-cell office:value-type="string">
            <text:p>SH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GIRL</text:p>
          </table:table-cell>
          <table:table-cell office:value-type="string">
            <text:p>BECK</text:p>
          </table:table-cell>
          <table:table-cell office:value-type="string">
            <text:p>:20</text:p>
          </table:table-cell>
          <table:table-cell office:value-type="string">
            <text:p>03:34</text:p>
          </table:table-cell>
          <table:table-cell office:value-type="string">
            <text:p>C</text:p>
          </table:table-cell>
          <table:table-cell office:value-type="string">
            <text:p>BECK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FAKE PALINDROMES</text:p>
          </table:table-cell>
          <table:table-cell office:value-type="string">
            <text:p>ANDREW BIRD</text:p>
          </table:table-cell>
          <table:table-cell office:value-type="string">
            <text:p>:08/:34</text:p>
          </table:table-cell>
          <table:table-cell office:value-type="string">
            <text:p>02:53</text:p>
          </table:table-cell>
          <table:table-cell office:value-type="string">
            <text:p>COLD</text:p>
          </table:table-cell>
          <table:table-cell office:value-type="string">
            <text:p>ANDREW BIR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 SUMMON YOU</text:p>
          </table:table-cell>
          <table:table-cell office:value-type="string">
            <text:p>SPOON</text:p>
          </table:table-cell>
          <table:table-cell office:value-type="string">
            <text:p>:09</text:p>
          </table:table-cell>
          <table:table-cell office:value-type="string">
            <text:p>03:54</text:p>
          </table:table-cell>
          <table:table-cell office:value-type="string">
            <text:p>COLD</text:p>
          </table:table-cell>
          <table:table-cell office:value-type="string">
            <text:p>SPO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S THERE A GHOST</text:p>
          </table:table-cell>
          <table:table-cell office:value-type="string">
            <text:p>BAND OF HORSES</text:p>
          </table:table-cell>
          <table:table-cell office:value-type="string">
            <text:p>:08</text:p>
          </table:table-cell>
          <table:table-cell office:value-type="string">
            <text:p>03:02</text:p>
          </table:table-cell>
          <table:table-cell office:value-type="string">
            <text:p>CF</text:p>
          </table:table-cell>
          <table:table-cell office:value-type="string">
            <text:p>BAND OF HORS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PUT YOUR LIGHTS ON</text:p>
          </table:table-cell>
          <table:table-cell office:value-type="string">
            <text:p>SANTANA FEAT. EVERLAST</text:p>
          </table:table-cell>
          <table:table-cell office:value-type="string">
            <text:p>:11, :27</text:p>
          </table:table-cell>
          <table:table-cell office:value-type="string">
            <text:p>04:40</text:p>
          </table:table-cell>
          <table:table-cell office:value-type="string">
            <text:p>CF</text:p>
          </table:table-cell>
          <table:table-cell office:value-type="string">
            <text:p>SANTANA; EVERLA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OUCH, PEEL AND STAND</text:p>
          </table:table-cell>
          <table:table-cell office:value-type="string">
            <text:p>DAYS OF THE NEW</text:p>
          </table:table-cell>
          <table:table-cell office:value-type="string">
            <text:p>:32</text:p>
          </table:table-cell>
          <table:table-cell office:value-type="string">
            <text:p>04:54</text:p>
          </table:table-cell>
          <table:table-cell office:value-type="string">
            <text:p>CF</text:p>
          </table:table-cell>
          <table:table-cell office:value-type="string">
            <text:p>DAYS OF THE NEW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EVERYTHING YOU WANT</text:p>
          </table:table-cell>
          <table:table-cell office:value-type="string">
            <text:p>VERTICAL HORIZON</text:p>
          </table:table-cell>
          <table:table-cell office:value-type="string">
            <text:p>:10/:21</text:p>
          </table:table-cell>
          <table:table-cell office:value-type="string">
            <text:p>04:07</text:p>
          </table:table-cell>
          <table:table-cell office:value-type="string">
            <text:p>F</text:p>
          </table:table-cell>
          <table:table-cell office:value-type="string">
            <text:p>VERTICAL HORIZ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NSIDE OUT</text:p>
          </table:table-cell>
          <table:table-cell office:value-type="string">
            <text:p>EVE 6</text:p>
          </table:table-cell>
          <table:table-cell office:value-type="string">
            <text:p>:01</text:p>
          </table:table-cell>
          <table:table-cell office:value-type="string">
            <text:p>03:26</text:p>
          </table:table-cell>
          <table:table-cell office:value-type="string">
            <text:p>CF</text:p>
          </table:table-cell>
          <table:table-cell office:value-type="string">
            <text:p>EVE 6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DOIN' TIME</text:p>
          </table:table-cell>
          <table:table-cell office:value-type="string">
            <text:p>SUBLIME</text:p>
          </table:table-cell>
          <table:table-cell office:value-type="string">
            <text:p>:12</text:p>
          </table:table-cell>
          <table:table-cell office:value-type="string">
            <text:p>04:02</text:p>
          </table:table-cell>
          <table:table-cell office:value-type="string">
            <text:p>FADE</text:p>
          </table:table-cell>
          <table:table-cell office:value-type="string">
            <text:p>SUBLIM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KINNY LOVE</text:p>
          </table:table-cell>
          <table:table-cell office:value-type="string">
            <text:p>BON IVER</text:p>
          </table:table-cell>
          <table:table-cell office:value-type="string">
            <text:p>:33</text:p>
          </table:table-cell>
          <table:table-cell office:value-type="string">
            <text:p>03:43</text:p>
          </table:table-cell>
          <table:table-cell office:value-type="string">
            <text:p>C</text:p>
          </table:table-cell>
          <table:table-cell office:value-type="string">
            <text:p>BON IV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GIRL IS ON MY MIND</text:p>
          </table:table-cell>
          <table:table-cell office:value-type="string">
            <text:p>BLACK KEYS, THE</text:p>
          </table:table-cell>
          <table:table-cell office:value-type="string">
            <text:p>:15/:24</text:p>
          </table:table-cell>
          <table:table-cell office:value-type="string">
            <text:p>03:22</text:p>
          </table:table-cell>
          <table:table-cell office:value-type="string">
            <text:p>F</text:p>
          </table:table-cell>
          <table:table-cell office:value-type="string">
            <text:p>BLACK KEYS; BLACK KEY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OH NO</text:p>
          </table:table-cell>
          <table:table-cell office:value-type="string">
            <text:p>ANDREW BIRD</text:p>
          </table:table-cell>
          <table:table-cell office:value-type="string">
            <text:p>C:06/:26</text:p>
          </table:table-cell>
          <table:table-cell office:value-type="string">
            <text:p>04:20</text:p>
          </table:table-cell>
          <table:table-cell office:value-type="string">
            <text:p>C</text:p>
          </table:table-cell>
          <table:table-cell office:value-type="string">
            <text:p>ANDREW BIR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OMETIME AROUND MIDNIGHT</text:p>
          </table:table-cell>
          <table:table-cell office:value-type="string">
            <text:p>AIRBORNE TOXIC EVENT, THE</text:p>
          </table:table-cell>
          <table:table-cell office:value-type="string">
            <text:p>:31/:49</text:p>
          </table:table-cell>
          <table:table-cell office:value-type="string">
            <text:p>04:58</text:p>
          </table:table-cell>
          <table:table-cell office:value-type="string">
            <text:p>C</text:p>
          </table:table-cell>
          <table:table-cell office:value-type="string">
            <text:p>AIRBORNE TOXIC EVEN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(IF YOU'RE WONDERING IF I...</text:p>
          </table:table-cell>
          <table:table-cell office:value-type="string">
            <text:p>WEEZER</text:p>
          </table:table-cell>
          <table:table-cell office:value-type="string">
            <text:p>:05</text:p>
          </table:table-cell>
          <table:table-cell office:value-type="string">
            <text:p>03:27</text:p>
          </table:table-cell>
          <table:table-cell office:value-type="string">
            <text:p>ICE</text:p>
          </table:table-cell>
          <table:table-cell office:value-type="string">
            <text:p>WEEZER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ACK AGAINST THE WALL</text:p>
          </table:table-cell>
          <table:table-cell office:value-type="string">
            <text:p>CAGE THE ELEPHANT</text:p>
          </table:table-cell>
          <table:table-cell office:value-type="string">
            <text:p>:19</text:p>
          </table:table-cell>
          <table:table-cell office:value-type="string">
            <text:p>03:19</text:p>
          </table:table-cell>
          <table:table-cell office:value-type="string">
            <text:p>CF</text:p>
          </table:table-cell>
          <table:table-cell office:value-type="string">
            <text:p>CAGE THE ELEPHAN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WEET DISPOSITION</text:p>
          </table:table-cell>
          <table:table-cell office:value-type="string">
            <text:p>TEMPER TRAP, THE</text:p>
          </table:table-cell>
          <table:table-cell office:value-type="string">
            <text:p>:08</text:p>
          </table:table-cell>
          <table:table-cell office:value-type="string">
            <text:p>03:48</text:p>
          </table:table-cell>
          <table:table-cell/>
          <table:table-cell office:value-type="string">
            <text:p>TEMPER TRAP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E SUBURBS</text:p>
          </table:table-cell>
          <table:table-cell office:value-type="string">
            <text:p>ARCADE FIRE</text:p>
          </table:table-cell>
          <table:table-cell office:value-type="string">
            <text:p>:17</text:p>
          </table:table-cell>
          <table:table-cell office:value-type="string">
            <text:p>05:09</text:p>
          </table:table-cell>
          <table:table-cell office:value-type="string">
            <text:p>CF</text:p>
          </table:table-cell>
          <table:table-cell office:value-type="string">
            <text:p>ARCADE FIR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ADIOACTIVE</text:p>
          </table:table-cell>
          <table:table-cell office:value-type="string">
            <text:p>KINGS OF LEON</text:p>
          </table:table-cell>
          <table:table-cell office:value-type="string">
            <text:p>:08/:23</text:p>
          </table:table-cell>
          <table:table-cell office:value-type="string">
            <text:p>03:25</text:p>
          </table:table-cell>
          <table:table-cell office:value-type="string">
            <text:p>C</text:p>
          </table:table-cell>
          <table:table-cell office:value-type="string">
            <text:p>KINGS OF LE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EBELLION (LIES)</text:p>
          </table:table-cell>
          <table:table-cell office:value-type="string">
            <text:p>ARCADE FIRE</text:p>
          </table:table-cell>
          <table:table-cell office:value-type="string">
            <text:p>:04/:35</text:p>
          </table:table-cell>
          <table:table-cell office:value-type="string">
            <text:p>04:57</text:p>
          </table:table-cell>
          <table:table-cell office:value-type="string">
            <text:p>CF</text:p>
          </table:table-cell>
          <table:table-cell office:value-type="string">
            <text:p>ARCADE FIR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IGARETTES IN THE THEATRE</text:p>
          </table:table-cell>
          <table:table-cell office:value-type="string">
            <text:p>TWO DOOR CINEMA CLUB</text:p>
          </table:table-cell>
          <table:table-cell office:value-type="string">
            <text:p>:05/:51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TWO DOOR CINEMA CLUB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JUMP INTO THE FOG</text:p>
          </table:table-cell>
          <table:table-cell office:value-type="string">
            <text:p>WOMBATS, THE</text:p>
          </table:table-cell>
          <table:table-cell office:value-type="string">
            <text:p>C:02/:28</text:p>
          </table:table-cell>
          <table:table-cell office:value-type="string">
            <text:p>03:35</text:p>
          </table:table-cell>
          <table:table-cell office:value-type="string">
            <text:p>COLD</text:p>
          </table:table-cell>
          <table:table-cell office:value-type="string">
            <text:p>WOMBAT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OUT OF MY HEAD</text:p>
          </table:table-cell>
          <table:table-cell office:value-type="string">
            <text:p>FASTBALL</text:p>
          </table:table-cell>
          <table:table-cell office:value-type="string">
            <text:p>:14/:17</text:p>
          </table:table-cell>
          <table:table-cell office:value-type="string">
            <text:p>02:28</text:p>
          </table:table-cell>
          <table:table-cell office:value-type="string">
            <text:p>CF</text:p>
          </table:table-cell>
          <table:table-cell office:value-type="string">
            <text:p>FASTBALL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ETTER THAN</text:p>
          </table:table-cell>
          <table:table-cell office:value-type="string">
            <text:p>JOHN BUTLER TRIO</text:p>
          </table:table-cell>
          <table:table-cell office:value-type="string">
            <text:p>:03/:21</text:p>
          </table:table-cell>
          <table:table-cell office:value-type="string">
            <text:p>03:23</text:p>
          </table:table-cell>
          <table:table-cell office:value-type="string">
            <text:p>CF</text:p>
          </table:table-cell>
          <table:table-cell office:value-type="string">
            <text:p>JOHN BUTLER TRI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ALAMITY SONG</text:p>
          </table:table-cell>
          <table:table-cell office:value-type="string">
            <text:p>DECEMBERISTS, THE</text:p>
          </table:table-cell>
          <table:table-cell office:value-type="string">
            <text:p>:06/:13</text:p>
          </table:table-cell>
          <table:table-cell office:value-type="string">
            <text:p>03:40</text:p>
          </table:table-cell>
          <table:table-cell office:value-type="string">
            <text:p>CF</text:p>
          </table:table-cell>
          <table:table-cell office:value-type="string">
            <text:p>DECEMBERIST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IMPLE SONG</text:p>
          </table:table-cell>
          <table:table-cell office:value-type="string">
            <text:p>SHINS, THE</text:p>
          </table:table-cell>
          <table:table-cell office:value-type="string">
            <text:p>:06/:26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SHIN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NOT YOUR FAULT</text:p>
          </table:table-cell>
          <table:table-cell office:value-type="string">
            <text:p>AWOLNATION</text:p>
          </table:table-cell>
          <table:table-cell office:value-type="string">
            <text:p>:13</text:p>
          </table:table-cell>
          <table:table-cell office:value-type="string">
            <text:p>03:58</text:p>
          </table:table-cell>
          <table:table-cell office:value-type="string">
            <text:p>CF</text:p>
          </table:table-cell>
          <table:table-cell office:value-type="string">
            <text:p>AWOLNATI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ALK</text:p>
          </table:table-cell>
          <table:table-cell office:value-type="string">
            <text:p>FOO FIGHTERS</text:p>
          </table:table-cell>
          <table:table-cell office:value-type="string">
            <text:p>:09</text:p>
          </table:table-cell>
          <table:table-cell office:value-type="string">
            <text:p>04:15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IS IS A CALL</text:p>
          </table:table-cell>
          <table:table-cell office:value-type="string">
            <text:p>FOO FIGHTERS</text:p>
          </table:table-cell>
          <table:table-cell office:value-type="string">
            <text:p>C:06/:00</text:p>
          </table:table-cell>
          <table:table-cell office:value-type="string">
            <text:p>04:00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HEELS</text:p>
          </table:table-cell>
          <table:table-cell office:value-type="string">
            <text:p>FOO FIGHTERS</text:p>
          </table:table-cell>
          <table:table-cell office:value-type="string">
            <text:p>:00</text:p>
          </table:table-cell>
          <table:table-cell office:value-type="string">
            <text:p>04:25</text:p>
          </table:table-cell>
          <table:table-cell office:value-type="string">
            <text:p>F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OLIDAY</text:p>
          </table:table-cell>
          <table:table-cell office:value-type="string">
            <text:p>GREEN DAY</text:p>
          </table:table-cell>
          <table:table-cell office:value-type="string">
            <text:p>:09</text:p>
          </table:table-cell>
          <table:table-cell office:value-type="string">
            <text:p>03:49</text:p>
          </table:table-cell>
          <table:table-cell office:value-type="string">
            <text:p>CF</text:p>
          </table:table-cell>
          <table:table-cell office:value-type="string">
            <text:p>GREEN DA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ELCOME TO PARADISE</text:p>
          </table:table-cell>
          <table:table-cell office:value-type="string">
            <text:p>GREEN DAY</text:p>
          </table:table-cell>
          <table:table-cell office:value-type="string">
            <text:p>:12</text:p>
          </table:table-cell>
          <table:table-cell office:value-type="string">
            <text:p>03:50</text:p>
          </table:table-cell>
          <table:table-cell office:value-type="string">
            <text:p>COLD</text:p>
          </table:table-cell>
          <table:table-cell office:value-type="string">
            <text:p>GREEN DAY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ARE YOU GONNA GO MY WAY</text:p>
          </table:table-cell>
          <table:table-cell office:value-type="string">
            <text:p>LENNY KRAVITZ</text:p>
          </table:table-cell>
          <table:table-cell office:value-type="string">
            <text:p>:16</text:p>
          </table:table-cell>
          <table:table-cell office:value-type="string">
            <text:p>03:36</text:p>
          </table:table-cell>
          <table:table-cell office:value-type="string">
            <text:p>COLD</text:p>
          </table:table-cell>
          <table:table-cell office:value-type="string">
            <text:p>LENNY KRAVITZ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FLY AWAY</text:p>
          </table:table-cell>
          <table:table-cell office:value-type="string">
            <text:p>LENNY KRAVITZ</text:p>
          </table:table-cell>
          <table:table-cell office:value-type="string">
            <text:p>:26</text:p>
          </table:table-cell>
          <table:table-cell office:value-type="string">
            <text:p>03:38</text:p>
          </table:table-cell>
          <table:table-cell office:value-type="string">
            <text:p>CF</text:p>
          </table:table-cell>
          <table:table-cell office:value-type="string">
            <text:p>LENNY KRAVITZ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CHAMPAGNE SUPERNOVA</text:p>
          </table:table-cell>
          <table:table-cell office:value-type="string">
            <text:p>OASIS</text:p>
          </table:table-cell>
          <table:table-cell office:value-type="string">
            <text:p>:10</text:p>
          </table:table-cell>
          <table:table-cell office:value-type="string">
            <text:p>05:11</text:p>
          </table:table-cell>
          <table:table-cell office:value-type="string">
            <text:p>FADE</text:p>
          </table:table-cell>
          <table:table-cell office:value-type="string">
            <text:p>OASIS</text:p>
          </table:table-cell>
          <table:table-cell table:number-columns-repeated="2"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ROPE</text:p>
          </table:table-cell>
          <table:table-cell office:value-type="string">
            <text:p>FOO FIGHTERS</text:p>
          </table:table-cell>
          <table:table-cell office:value-type="string">
            <text:p>:13/:28</text:p>
          </table:table-cell>
          <table:table-cell office:value-type="string">
            <text:p>04:04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ISSIDENT</text:p>
          </table:table-cell>
          <table:table-cell office:value-type="string">
            <text:p>PEARL JAM</text:p>
          </table:table-cell>
          <table:table-cell office:value-type="string">
            <text:p>:28</text:p>
          </table:table-cell>
          <table:table-cell office:value-type="string">
            <text:p>03:30</text:p>
          </table:table-cell>
          <table:table-cell office:value-type="string">
            <text:p>CF</text:p>
          </table:table-cell>
          <table:table-cell office:value-type="string">
            <text:p>PEARL JAM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AEROPLANE</text:p>
          </table:table-cell>
          <table:table-cell office:value-type="string">
            <text:p>RED HOT CHILI PEPPERS</text:p>
          </table:table-cell>
          <table:table-cell office:value-type="string">
            <text:p>:11</text:p>
          </table:table-cell>
          <table:table-cell office:value-type="string">
            <text:p>04:05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ELL ME BABY</text:p>
          </table:table-cell>
          <table:table-cell office:value-type="string">
            <text:p>RED HOT CHILI PEPPERS</text:p>
          </table:table-cell>
          <table:table-cell office:value-type="string">
            <text:p>:28</text:p>
          </table:table-cell>
          <table:table-cell office:value-type="string">
            <text:p>04:02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DANI CALIFORNIA</text:p>
          </table:table-cell>
          <table:table-cell office:value-type="string">
            <text:p>RED HOT CHILI PEPPERS</text:p>
          </table:table-cell>
          <table:table-cell office:value-type="string">
            <text:p>:17</text:p>
          </table:table-cell>
          <table:table-cell office:value-type="string">
            <text:p>04:41</text:p>
          </table:table-cell>
          <table:table-cell office:value-type="string">
            <text:p>C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HE ADVENTURES OF...</text:p>
          </table:table-cell>
          <table:table-cell office:value-type="string">
            <text:p>RED HOT CHILI PEPPERS</text:p>
          </table:table-cell>
          <table:table-cell office:value-type="string">
            <text:p>:03/:21</text:p>
          </table:table-cell>
          <table:table-cell office:value-type="string">
            <text:p>04:41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ELL IN LOVE WITH A GIRL</text:p>
          </table:table-cell>
          <table:table-cell office:value-type="string">
            <text:p>WHITE STRIPES</text:p>
          </table:table-cell>
          <table:table-cell office:value-type="string">
            <text:p>:06</text:p>
          </table:table-cell>
          <table:table-cell office:value-type="string">
            <text:p>01:45</text:p>
          </table:table-cell>
          <table:table-cell office:value-type="string">
            <text:p>ICE</text:p>
          </table:table-cell>
          <table:table-cell office:value-type="string">
            <text:p>WHITE STRIP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THE DENIAL TWIST</text:p>
          </table:table-cell>
          <table:table-cell office:value-type="string">
            <text:p>WHITE STRIPES</text:p>
          </table:table-cell>
          <table:table-cell office:value-type="string">
            <text:p>:00</text:p>
          </table:table-cell>
          <table:table-cell office:value-type="string">
            <text:p>02:30</text:p>
          </table:table-cell>
          <table:table-cell office:value-type="string">
            <text:p>CF</text:p>
          </table:table-cell>
          <table:table-cell office:value-type="string">
            <text:p>WHITE STRIP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ALL THE SMALL THINGS</text:p>
          </table:table-cell>
          <table:table-cell office:value-type="string">
            <text:p>BLINK 182</text:p>
          </table:table-cell>
          <table:table-cell office:value-type="string">
            <text:p>:15</text:p>
          </table:table-cell>
          <table:table-cell office:value-type="string">
            <text:p>02:43</text:p>
          </table:table-cell>
          <table:table-cell office:value-type="string">
            <text:p>CF</text:p>
          </table:table-cell>
          <table:table-cell office:value-type="string">
            <text:p>BLINK 18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HAT'S MY AGE AGAIN</text:p>
          </table:table-cell>
          <table:table-cell office:value-type="string">
            <text:p>BLINK 182</text:p>
          </table:table-cell>
          <table:table-cell office:value-type="string">
            <text:p>:07/:13</text:p>
          </table:table-cell>
          <table:table-cell office:value-type="string">
            <text:p>02:22</text:p>
          </table:table-cell>
          <table:table-cell office:value-type="string">
            <text:p>CF</text:p>
          </table:table-cell>
          <table:table-cell office:value-type="string">
            <text:p>BLINK 18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HAKE ME DOWN</text:p>
          </table:table-cell>
          <table:table-cell office:value-type="string">
            <text:p>CAGE THE ELEPHANT</text:p>
          </table:table-cell>
          <table:table-cell office:value-type="string">
            <text:p>:10</text:p>
          </table:table-cell>
          <table:table-cell office:value-type="string">
            <text:p>03:27</text:p>
          </table:table-cell>
          <table:table-cell office:value-type="string">
            <text:p>CF</text:p>
          </table:table-cell>
          <table:table-cell office:value-type="string">
            <text:p>CAGE THE ELEPHAN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BERDEEN</text:p>
          </table:table-cell>
          <table:table-cell office:value-type="string">
            <text:p>CAGE THE ELEPHANT</text:p>
          </table:table-cell>
          <table:table-cell office:value-type="string">
            <text:p>:08/:29</text:p>
          </table:table-cell>
          <table:table-cell office:value-type="string">
            <text:p>03:11</text:p>
          </table:table-cell>
          <table:table-cell office:value-type="string">
            <text:p>CF</text:p>
          </table:table-cell>
          <table:table-cell office:value-type="string">
            <text:p>CAGE THE ELEPHAN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REAKFAST AT TIFFANY'S</text:p>
          </table:table-cell>
          <table:table-cell office:value-type="string">
            <text:p>DEEP BLUE SOMETHING</text:p>
          </table:table-cell>
          <table:table-cell office:value-type="string">
            <text:p>:09</text:p>
          </table:table-cell>
          <table:table-cell office:value-type="string">
            <text:p>04:21</text:p>
          </table:table-cell>
          <table:table-cell office:value-type="string">
            <text:p>CF</text:p>
          </table:table-cell>
          <table:table-cell office:value-type="string">
            <text:p>DEEP BLUE SOMETHI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HE GENERAL</text:p>
          </table:table-cell>
          <table:table-cell office:value-type="string">
            <text:p>DISPATCH</text:p>
          </table:table-cell>
          <table:table-cell office:value-type="string">
            <text:p>:24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DISPATCH; STATE RADI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EY JEALOUSY</text:p>
          </table:table-cell>
          <table:table-cell office:value-type="string">
            <text:p>GIN BLOSSOMS</text:p>
          </table:table-cell>
          <table:table-cell office:value-type="string">
            <text:p>:13</text:p>
          </table:table-cell>
          <table:table-cell office:value-type="string">
            <text:p>03:54</text:p>
          </table:table-cell>
          <table:table-cell office:value-type="string">
            <text:p>CF</text:p>
          </table:table-cell>
          <table:table-cell office:value-type="string">
            <text:p>GIN BLOSSOM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RIS</text:p>
          </table:table-cell>
          <table:table-cell office:value-type="string">
            <text:p>GOO GOO DOLLS</text:p>
          </table:table-cell>
          <table:table-cell office:value-type="string">
            <text:p>:12</text:p>
          </table:table-cell>
          <table:table-cell office:value-type="string">
            <text:p>04:41</text:p>
          </table:table-cell>
          <table:table-cell office:value-type="string">
            <text:p>FADE</text:p>
          </table:table-cell>
          <table:table-cell office:value-type="string">
            <text:p>GOO GOO DOLL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RUBY</text:p>
          </table:table-cell>
          <table:table-cell office:value-type="string">
            <text:p>KAISER CHIEFS</text:p>
          </table:table-cell>
          <table:table-cell office:value-type="string">
            <text:p>:09</text:p>
          </table:table-cell>
          <table:table-cell office:value-type="string">
            <text:p>03:14</text:p>
          </table:table-cell>
          <table:table-cell office:value-type="string">
            <text:p>CF</text:p>
          </table:table-cell>
          <table:table-cell office:value-type="string">
            <text:p>KAISER CHIEF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PACEMAN</text:p>
          </table:table-cell>
          <table:table-cell office:value-type="string">
            <text:p>KILLERS</text:p>
          </table:table-cell>
          <table:table-cell office:value-type="string">
            <text:p>:14/:26</text:p>
          </table:table-cell>
          <table:table-cell office:value-type="string">
            <text:p>04:34</text:p>
          </table:table-cell>
          <table:table-cell office:value-type="string">
            <text:p>F</text:p>
          </table:table-cell>
          <table:table-cell office:value-type="string">
            <text:p>KILLERS; KILLER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JUNK OF THE HEART (HAPPY)</text:p>
          </table:table-cell>
          <table:table-cell office:value-type="string">
            <text:p>KOOKS, THE</text:p>
          </table:table-cell>
          <table:table-cell office:value-type="string">
            <text:p>:07/:21</text:p>
          </table:table-cell>
          <table:table-cell office:value-type="string">
            <text:p>03:02</text:p>
          </table:table-cell>
          <table:table-cell office:value-type="string">
            <text:p>CF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NAIVE</text:p>
          </table:table-cell>
          <table:table-cell office:value-type="string">
            <text:p>KOOKS, THE</text:p>
          </table:table-cell>
          <table:table-cell office:value-type="string">
            <text:p>:11</text:p>
          </table:table-cell>
          <table:table-cell office:value-type="string">
            <text:p>03:22</text:p>
          </table:table-cell>
          <table:table-cell office:value-type="string">
            <text:p>C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AYLIGHT</text:p>
          </table:table-cell>
          <table:table-cell office:value-type="string">
            <text:p>MATT &amp; KIM</text:p>
          </table:table-cell>
          <table:table-cell office:value-type="string">
            <text:p>:10</text:p>
          </table:table-cell>
          <table:table-cell office:value-type="string">
            <text:p>02:49</text:p>
          </table:table-cell>
          <table:table-cell office:value-type="string">
            <text:p>COLD</text:p>
          </table:table-cell>
          <table:table-cell office:value-type="string">
            <text:p>MATT &amp; KIM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ERE IT GOES AGAIN</text:p>
          </table:table-cell>
          <table:table-cell office:value-type="string">
            <text:p>OK GO</text:p>
          </table:table-cell>
          <table:table-cell office:value-type="string">
            <text:p>:12</text:p>
          </table:table-cell>
          <table:table-cell office:value-type="string">
            <text:p>02:53</text:p>
          </table:table-cell>
          <table:table-cell office:value-type="string">
            <text:p>CF</text:p>
          </table:table-cell>
          <table:table-cell office:value-type="string">
            <text:p>OK G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LITTLE MISS CAN'T BE WRONG</text:p>
          </table:table-cell>
          <table:table-cell office:value-type="string">
            <text:p>SPIN DOCTORS</text:p>
          </table:table-cell>
          <table:table-cell office:value-type="string">
            <text:p>:18</text:p>
          </table:table-cell>
          <table:table-cell office:value-type="string">
            <text:p>03:54</text:p>
          </table:table-cell>
          <table:table-cell office:value-type="string">
            <text:p>CF</text:p>
          </table:table-cell>
          <table:table-cell office:value-type="string">
            <text:p>SPIN DOCTORS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UNDONE (THE SWEATER SONG)</text:p>
          </table:table-cell>
          <table:table-cell office:value-type="string">
            <text:p>WEEZER</text:p>
          </table:table-cell>
          <table:table-cell office:value-type="string">
            <text:p>:24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WEEZ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ASH PIPE</text:p>
          </table:table-cell>
          <table:table-cell office:value-type="string">
            <text:p>WEEZER</text:p>
          </table:table-cell>
          <table:table-cell office:value-type="string">
            <text:p>:08</text:p>
          </table:table-cell>
          <table:table-cell office:value-type="string">
            <text:p>03:05</text:p>
          </table:table-cell>
          <table:table-cell office:value-type="string">
            <text:p>COLD</text:p>
          </table:table-cell>
          <table:table-cell office:value-type="string">
            <text:p>WEEZ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OMAN</text:p>
          </table:table-cell>
          <table:table-cell office:value-type="string">
            <text:p>WOLFMOTHER</text:p>
          </table:table-cell>
          <table:table-cell office:value-type="string">
            <text:p>:13</text:p>
          </table:table-cell>
          <table:table-cell office:value-type="string">
            <text:p>02:16</text:p>
          </table:table-cell>
          <table:table-cell office:value-type="string">
            <text:p>COLD</text:p>
          </table:table-cell>
          <table:table-cell office:value-type="string">
            <text:p>WOLFMOTHE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JOKER &amp; THE THIEF</text:p>
          </table:table-cell>
          <table:table-cell office:value-type="string">
            <text:p>WOLFMOTHER</text:p>
          </table:table-cell>
          <table:table-cell office:value-type="string">
            <text:p>:20/:59</text:p>
          </table:table-cell>
          <table:table-cell office:value-type="string">
            <text:p>04:34</text:p>
          </table:table-cell>
          <table:table-cell office:value-type="string">
            <text:p>CF</text:p>
          </table:table-cell>
          <table:table-cell office:value-type="string">
            <text:p>WOLFMOTHER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OVE INTERRUPTION</text:p>
          </table:table-cell>
          <table:table-cell office:value-type="string">
            <text:p>JACK WHITE</text:p>
          </table:table-cell>
          <table:table-cell office:value-type="string">
            <text:p>:06/:12</text:p>
          </table:table-cell>
          <table:table-cell office:value-type="string">
            <text:p>02:31</text:p>
          </table:table-cell>
          <table:table-cell office:value-type="string">
            <text:p>CF</text:p>
          </table:table-cell>
          <table:table-cell office:value-type="string">
            <text:p>JACK WHITE; WHITE STRIPE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OOK AROUND</text:p>
          </table:table-cell>
          <table:table-cell office:value-type="string">
            <text:p>RED HOT CHILI PEPPERS</text:p>
          </table:table-cell>
          <table:table-cell office:value-type="string">
            <text:p>:10/:18</text:p>
          </table:table-cell>
          <table:table-cell office:value-type="string">
            <text:p>03:28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IXTEEN SALTINES</text:p>
          </table:table-cell>
          <table:table-cell office:value-type="string">
            <text:p>JACK WHITE</text:p>
          </table:table-cell>
          <table:table-cell office:value-type="string">
            <text:p>:07/:09</text:p>
          </table:table-cell>
          <table:table-cell office:value-type="string">
            <text:p>02:32</text:p>
          </table:table-cell>
          <table:table-cell office:value-type="string">
            <text:p>COLD</text:p>
          </table:table-cell>
          <table:table-cell office:value-type="string">
            <text:p>JACK WHITE; WHITE STRIPES; RACONTEURS; DANGER MOUS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IVE TO RISE</text:p>
          </table:table-cell>
          <table:table-cell office:value-type="string">
            <text:p>SOUNDGARDEN</text:p>
          </table:table-cell>
          <table:table-cell office:value-type="string">
            <text:p>:08/:21</text:p>
          </table:table-cell>
          <table:table-cell office:value-type="string">
            <text:p>03:59</text:p>
          </table:table-cell>
          <table:table-cell office:value-type="string">
            <text:p>CF</text:p>
          </table:table-cell>
          <table:table-cell office:value-type="string">
            <text:p>SOUNDGARDEN; CHRIS CORNELL; AUDIOSLAVE; TEMPLE OF THE DOG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PARTMENT</text:p>
          </table:table-cell>
          <table:table-cell office:value-type="string">
            <text:p>YOUNG THE GIANT</text:p>
          </table:table-cell>
          <table:table-cell office:value-type="string">
            <text:p>:09</text:p>
          </table:table-cell>
          <table:table-cell office:value-type="string">
            <text:p>03:51</text:p>
          </table:table-cell>
          <table:table-cell office:value-type="string">
            <text:p>CF</text:p>
          </table:table-cell>
          <table:table-cell office:value-type="string">
            <text:p>YOUNG THE GIAN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AN IN THE BOX</text:p>
          </table:table-cell>
          <table:table-cell office:value-type="string">
            <text:p>ALICE IN CHAINS</text:p>
          </table:table-cell>
          <table:table-cell office:value-type="string">
            <text:p>:19</text:p>
          </table:table-cell>
          <table:table-cell office:value-type="string">
            <text:p>04:44</text:p>
          </table:table-cell>
          <table:table-cell office:value-type="string">
            <text:p>COLD</text:p>
          </table:table-cell>
          <table:table-cell office:value-type="string">
            <text:p>ALICE IN CHAINS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A 10 A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DON'T FOLLOW</text:p>
          </table:table-cell>
          <table:table-cell office:value-type="string">
            <text:p>ALICE IN CHAINS</text:p>
          </table:table-cell>
          <table:table-cell office:value-type="string">
            <text:p>:16</text:p>
          </table:table-cell>
          <table:table-cell office:value-type="string">
            <text:p>04:26</text:p>
          </table:table-cell>
          <table:table-cell office:value-type="string">
            <text:p>CF</text:p>
          </table:table-cell>
          <table:table-cell office:value-type="string">
            <text:p>ALICE IN CHA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HOW ME HOW TO LIVE</text:p>
          </table:table-cell>
          <table:table-cell office:value-type="string">
            <text:p>AUDIOSLAVE</text:p>
          </table:table-cell>
          <table:table-cell office:value-type="string">
            <text:p>:43</text:p>
          </table:table-cell>
          <table:table-cell office:value-type="string">
            <text:p>04:34</text:p>
          </table:table-cell>
          <table:table-cell office:value-type="string">
            <text:p>COLD</text:p>
          </table:table-cell>
          <table:table-cell office:value-type="string">
            <text:p>AUDIOSLAVE; RAGE AGAINST THE MACHINE; CHRIS CORNELL; SOUNDGARDEN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DOESN'T REMIND ME</text:p>
          </table:table-cell>
          <table:table-cell office:value-type="string">
            <text:p>AUDIOSLAVE</text:p>
          </table:table-cell>
          <table:table-cell office:value-type="string">
            <text:p>:09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AUDIOSLAVE; CHRIS CORNELL; RAGE AGAINST THE MACHINE; SOUNDGARD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ANGINAROUND</text:p>
          </table:table-cell>
          <table:table-cell office:value-type="string">
            <text:p>COUNTING CROWS</text:p>
          </table:table-cell>
          <table:table-cell office:value-type="string">
            <text:p>:36</text:p>
          </table:table-cell>
          <table:table-cell office:value-type="string">
            <text:p>04:12</text:p>
          </table:table-cell>
          <table:table-cell office:value-type="string">
            <text:p>APPL</text:p>
          </table:table-cell>
          <table:table-cell office:value-type="string">
            <text:p>COUNTING CROW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HAT WOULD YOU SAY</text:p>
          </table:table-cell>
          <table:table-cell office:value-type="string">
            <text:p>DAVE MATTHEWS BAND</text:p>
          </table:table-cell>
          <table:table-cell office:value-type="string">
            <text:p>:34</text:p>
          </table:table-cell>
          <table:table-cell office:value-type="string">
            <text:p>03:47</text:p>
          </table:table-cell>
          <table:table-cell office:value-type="string">
            <text:p>COLD</text:p>
          </table:table-cell>
          <table:table-cell office:value-type="string">
            <text:p>DAVE MATTHEWS BAND</text:p>
          </table:table-cell>
          <table:table-cell office:value-type="string">
            <text:p>AJ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O MUCH TO SAY</text:p>
          </table:table-cell>
          <table:table-cell office:value-type="string">
            <text:p>DAVE MATTHEWS BAND</text:p>
          </table:table-cell>
          <table:table-cell office:value-type="string">
            <text:p>:09</text:p>
          </table:table-cell>
          <table:table-cell office:value-type="string">
            <text:p>04:08</text:p>
          </table:table-cell>
          <table:table-cell office:value-type="string">
            <text:p>ICE</text:p>
          </table:table-cell>
          <table:table-cell office:value-type="string">
            <text:p>DAVE MATTHEWS BAN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CRUSH</text:p>
          </table:table-cell>
          <table:table-cell office:value-type="string">
            <text:p>DAVE MATTHEWS BAND</text:p>
          </table:table-cell>
          <table:table-cell office:value-type="string">
            <text:p>:22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DAVE MATTHEW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ONDERFUL</text:p>
          </table:table-cell>
          <table:table-cell office:value-type="string">
            <text:p>EVERCLEAR</text:p>
          </table:table-cell>
          <table:table-cell office:value-type="string">
            <text:p>:11</text:p>
          </table:table-cell>
          <table:table-cell office:value-type="string">
            <text:p>04:18</text:p>
          </table:table-cell>
          <table:table-cell office:value-type="string">
            <text:p>FADE</text:p>
          </table:table-cell>
          <table:table-cell office:value-type="string">
            <text:p>EVERCLEA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FATHER OF MINE</text:p>
          </table:table-cell>
          <table:table-cell office:value-type="string">
            <text:p>EVERCLEAR</text:p>
          </table:table-cell>
          <table:table-cell office:value-type="string">
            <text:p>:01</text:p>
          </table:table-cell>
          <table:table-cell office:value-type="string">
            <text:p>03:44</text:p>
          </table:table-cell>
          <table:table-cell office:value-type="string">
            <text:p>COLD</text:p>
          </table:table-cell>
          <table:table-cell office:value-type="string">
            <text:p>EVERCLEA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 WILL BUY YOU A NEW LIFE</text:p>
          </table:table-cell>
          <table:table-cell office:value-type="string">
            <text:p>EVERCLEAR</text:p>
          </table:table-cell>
          <table:table-cell office:value-type="string">
            <text:p>:13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EVERCLEA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ANTA MONICA</text:p>
          </table:table-cell>
          <table:table-cell office:value-type="string">
            <text:p>EVERCLEAR</text:p>
          </table:table-cell>
          <table:table-cell office:value-type="string">
            <text:p>:08</text:p>
          </table:table-cell>
          <table:table-cell office:value-type="string">
            <text:p>03:17</text:p>
          </table:table-cell>
          <table:table-cell office:value-type="string">
            <text:p>COLD</text:p>
          </table:table-cell>
          <table:table-cell office:value-type="string">
            <text:p>EVERCLEAR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DON'T GOTTA WORK IT OUT</text:p>
          </table:table-cell>
          <table:table-cell office:value-type="string">
            <text:p>FITZ &amp; THE TANTRUMS</text:p>
          </table:table-cell>
          <table:table-cell office:value-type="string">
            <text:p>:06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PUMPED UP KICKS</text:p>
          </table:table-cell>
          <table:table-cell office:value-type="string">
            <text:p>FOSTER THE PEOPLE</text:p>
          </table:table-cell>
          <table:table-cell office:value-type="string">
            <text:p>:04/:34</text:p>
          </table:table-cell>
          <table:table-cell office:value-type="string">
            <text:p>04:05</text:p>
          </table:table-cell>
          <table:table-cell office:value-type="string">
            <text:p>CF</text:p>
          </table:table-cell>
          <table:table-cell office:value-type="string">
            <text:p>FOSTER THE PEOPL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ON'T STOP (COLOR ON THE...</text:p>
          </table:table-cell>
          <table:table-cell office:value-type="string">
            <text:p>FOSTER THE PEOPLE</text:p>
          </table:table-cell>
          <table:table-cell office:value-type="string">
            <text:p>:15</text:p>
          </table:table-cell>
          <table:table-cell office:value-type="string">
            <text:p>02:53</text:p>
          </table:table-cell>
          <table:table-cell office:value-type="string">
            <text:p>COLD</text:p>
          </table:table-cell>
          <table:table-cell office:value-type="string">
            <text:p>FOSTER THE PEOPL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IS FIRE</text:p>
          </table:table-cell>
          <table:table-cell office:value-type="string">
            <text:p>FRANZ FERDINAND</text:p>
          </table:table-cell>
          <table:table-cell office:value-type="string">
            <text:p>:21</text:p>
          </table:table-cell>
          <table:table-cell office:value-type="string">
            <text:p>04:02</text:p>
          </table:table-cell>
          <table:table-cell office:value-type="string">
            <text:p>CF</text:p>
          </table:table-cell>
          <table:table-cell office:value-type="string">
            <text:p>FRANZ FERDINAN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FLATHEAD</text:p>
          </table:table-cell>
          <table:table-cell office:value-type="string">
            <text:p>FRATELLIS, THE</text:p>
          </table:table-cell>
          <table:table-cell office:value-type="string">
            <text:p>:09</text:p>
          </table:table-cell>
          <table:table-cell office:value-type="string">
            <text:p>03:16</text:p>
          </table:table-cell>
          <table:table-cell office:value-type="string">
            <text:p>F</text:p>
          </table:table-cell>
          <table:table-cell office:value-type="string">
            <text:p>FRATELLI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FOLLOW YOU DOWN</text:p>
          </table:table-cell>
          <table:table-cell office:value-type="string">
            <text:p>GIN BLOSSOMS</text:p>
          </table:table-cell>
          <table:table-cell office:value-type="string">
            <text:p>:27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GIN BLOSSOM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FEEL GOOD INC.</text:p>
          </table:table-cell>
          <table:table-cell office:value-type="string">
            <text:p>GORILLAZ</text:p>
          </table:table-cell>
          <table:table-cell office:value-type="string">
            <text:p>:33</text:p>
          </table:table-cell>
          <table:table-cell office:value-type="string">
            <text:p>03:40</text:p>
          </table:table-cell>
          <table:table-cell office:value-type="string">
            <text:p>C</text:p>
          </table:table-cell>
          <table:table-cell office:value-type="string">
            <text:p>GORILLAZ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EQUESTERED IN MEMPHIS</text:p>
          </table:table-cell>
          <table:table-cell office:value-type="string">
            <text:p>HOLD STEADY, THE</text:p>
          </table:table-cell>
          <table:table-cell office:value-type="string">
            <text:p>:30/:37</text:p>
          </table:table-cell>
          <table:table-cell office:value-type="string">
            <text:p>03:33</text:p>
          </table:table-cell>
          <table:table-cell office:value-type="string">
            <text:p>COLD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IG</text:p>
          </table:table-cell>
          <table:table-cell office:value-type="string">
            <text:p>INCUBUS</text:p>
          </table:table-cell>
          <table:table-cell office:value-type="string">
            <text:p>:12</text:p>
          </table:table-cell>
          <table:table-cell office:value-type="string">
            <text:p>04:12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ANNA MOLLY</text:p>
          </table:table-cell>
          <table:table-cell office:value-type="string">
            <text:p>INCUBUS</text:p>
          </table:table-cell>
          <table:table-cell office:value-type="string">
            <text:p>:39</text:p>
          </table:table-cell>
          <table:table-cell office:value-type="string">
            <text:p>03:42</text:p>
          </table:table-cell>
          <table:table-cell office:value-type="string">
            <text:p>COLD</text:p>
          </table:table-cell>
          <table:table-cell office:value-type="string">
            <text:p>INCUBU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PARDON ME</text:p>
          </table:table-cell>
          <table:table-cell office:value-type="string">
            <text:p>INCUBUS</text:p>
          </table:table-cell>
          <table:table-cell office:value-type="string">
            <text:p>:13</text:p>
          </table:table-cell>
          <table:table-cell office:value-type="string">
            <text:p>03:32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ISH YOU WERE HERE</text:p>
          </table:table-cell>
          <table:table-cell office:value-type="string">
            <text:p>INCUBUS</text:p>
          </table:table-cell>
          <table:table-cell office:value-type="string">
            <text:p>:11</text:p>
          </table:table-cell>
          <table:table-cell office:value-type="string">
            <text:p>03:29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MEGALOMANIAC</text:p>
          </table:table-cell>
          <table:table-cell office:value-type="string">
            <text:p>INCUBUS</text:p>
          </table:table-cell>
          <table:table-cell office:value-type="string">
            <text:p>:35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ROLLOVER DJ</text:p>
          </table:table-cell>
          <table:table-cell office:value-type="string">
            <text:p>JET</text:p>
          </table:table-cell>
          <table:table-cell office:value-type="string">
            <text:p>:14</text:p>
          </table:table-cell>
          <table:table-cell office:value-type="string">
            <text:p>03:11</text:p>
          </table:table-cell>
          <table:table-cell office:value-type="string">
            <text:p>CF</text:p>
          </table:table-cell>
          <table:table-cell office:value-type="string">
            <text:p>JE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MY OWN WORST ENEMY</text:p>
          </table:table-cell>
          <table:table-cell office:value-type="string">
            <text:p>LIT</text:p>
          </table:table-cell>
          <table:table-cell office:value-type="string">
            <text:p>:23</text:p>
          </table:table-cell>
          <table:table-cell office:value-type="string">
            <text:p>02:53</text:p>
          </table:table-cell>
          <table:table-cell office:value-type="string">
            <text:p>COLD</text:p>
          </table:table-cell>
          <table:table-cell office:value-type="string">
            <text:p>LI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OW FAR WE'VE COME</text:p>
          </table:table-cell>
          <table:table-cell office:value-type="string">
            <text:p>MATCHBOX 20</text:p>
          </table:table-cell>
          <table:table-cell office:value-type="string">
            <text:p>:23</text:p>
          </table:table-cell>
          <table:table-cell office:value-type="string">
            <text:p>03:22</text:p>
          </table:table-cell>
          <table:table-cell office:value-type="string">
            <text:p>CF</text:p>
          </table:table-cell>
          <table:table-cell office:value-type="string">
            <text:p>MATCHBOX 2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PUSH</text:p>
          </table:table-cell>
          <table:table-cell office:value-type="string">
            <text:p>MATCHBOX 20</text:p>
          </table:table-cell>
          <table:table-cell office:value-type="string">
            <text:p>:12</text:p>
          </table:table-cell>
          <table:table-cell office:value-type="string">
            <text:p>03:51</text:p>
          </table:table-cell>
          <table:table-cell office:value-type="string">
            <text:p>CF</text:p>
          </table:table-cell>
          <table:table-cell office:value-type="string">
            <text:p>MATCHBOX 2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LONG DAY</text:p>
          </table:table-cell>
          <table:table-cell office:value-type="string">
            <text:p>MATCHBOX 20</text:p>
          </table:table-cell>
          <table:table-cell office:value-type="string">
            <text:p>C:01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MATCHBOX 2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REAL WORLD</text:p>
          </table:table-cell>
          <table:table-cell office:value-type="string">
            <text:p>MATCHBOX 20</text:p>
          </table:table-cell>
          <table:table-cell office:value-type="string">
            <text:p>:09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MATCHBOX 20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HE WALK</text:p>
          </table:table-cell>
          <table:table-cell office:value-type="string">
            <text:p>MAYER HAWTHORNE</text:p>
          </table:table-cell>
          <table:table-cell office:value-type="string">
            <text:p>:09/:11</text:p>
          </table:table-cell>
          <table:table-cell office:value-type="string">
            <text:p>03:34</text:p>
          </table:table-cell>
          <table:table-cell office:value-type="string">
            <text:p>FADE</text:p>
          </table:table-cell>
          <table:table-cell office:value-type="string">
            <text:p>MAYER HAWTHOR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ELECTRIC FEEL</text:p>
          </table:table-cell>
          <table:table-cell office:value-type="string">
            <text:p>MGMT</text:p>
          </table:table-cell>
          <table:table-cell office:value-type="string">
            <text:p>:31</text:p>
          </table:table-cell>
          <table:table-cell office:value-type="string">
            <text:p>03:41</text:p>
          </table:table-cell>
          <table:table-cell office:value-type="string">
            <text:p>F</text:p>
          </table:table-cell>
          <table:table-cell office:value-type="string">
            <text:p>MGM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KIDS</text:p>
          </table:table-cell>
          <table:table-cell office:value-type="string">
            <text:p>MGMT</text:p>
          </table:table-cell>
          <table:table-cell office:value-type="string">
            <text:p>:22/:55</text:p>
          </table:table-cell>
          <table:table-cell office:value-type="string">
            <text:p>04:59</text:p>
          </table:table-cell>
          <table:table-cell office:value-type="string">
            <text:p>C</text:p>
          </table:table-cell>
          <table:table-cell office:value-type="string">
            <text:p>MGMT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A 2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TIME TO PRETEND</text:p>
          </table:table-cell>
          <table:table-cell office:value-type="string">
            <text:p>MGMT</text:p>
          </table:table-cell>
          <table:table-cell office:value-type="string">
            <text:p>:13/:31</text:p>
          </table:table-cell>
          <table:table-cell office:value-type="string">
            <text:p>04:20</text:p>
          </table:table-cell>
          <table:table-cell office:value-type="string">
            <text:p>C</text:p>
          </table:table-cell>
          <table:table-cell office:value-type="string">
            <text:p>MGMT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2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THE IMPRESSION THAT I GET</text:p>
          </table:table-cell>
          <table:table-cell office:value-type="string">
            <text:p>MIGHTY MIGHTY BOSSTONES</text:p>
          </table:table-cell>
          <table:table-cell/>
          <table:table-cell office:value-type="string">
            <text:p>03:08</text:p>
          </table:table-cell>
          <table:table-cell office:value-type="string">
            <text:p>COLD</text:p>
          </table:table-cell>
          <table:table-cell office:value-type="string">
            <text:p>MIGHTY MIGHTY BOSSTONES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DASHBOARD</text:p>
          </table:table-cell>
          <table:table-cell office:value-type="string">
            <text:p>MODEST MOUSE</text:p>
          </table:table-cell>
          <table:table-cell office:value-type="string">
            <text:p>:07</text:p>
          </table:table-cell>
          <table:table-cell office:value-type="string">
            <text:p>04:04</text:p>
          </table:table-cell>
          <table:table-cell office:value-type="string">
            <text:p>COLD</text:p>
          </table:table-cell>
          <table:table-cell office:value-type="string">
            <text:p>MODEST MOUS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YOU GET WHAT YOU GIVE</text:p>
          </table:table-cell>
          <table:table-cell office:value-type="string">
            <text:p>NEW RADICALS</text:p>
          </table:table-cell>
          <table:table-cell office:value-type="string">
            <text:p>:17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NEW RADICAL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AMSTERDAM</text:p>
          </table:table-cell>
          <table:table-cell office:value-type="string">
            <text:p>GUSTER</text:p>
          </table:table-cell>
          <table:table-cell office:value-type="string">
            <text:p>:09</text:p>
          </table:table-cell>
          <table:table-cell office:value-type="string">
            <text:p>03:34</text:p>
          </table:table-cell>
          <table:table-cell office:value-type="string">
            <text:p>COLD</text:p>
          </table:table-cell>
          <table:table-cell office:value-type="string">
            <text:p>GUSTER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ONE MAN WRECKING MACHINE</text:p>
          </table:table-cell>
          <table:table-cell office:value-type="string">
            <text:p>GUSTER</text:p>
          </table:table-cell>
          <table:table-cell office:value-type="string">
            <text:p>:11</text:p>
          </table:table-cell>
          <table:table-cell office:value-type="string">
            <text:p>03:40</text:p>
          </table:table-cell>
          <table:table-cell office:value-type="string">
            <text:p>FADE</text:p>
          </table:table-cell>
          <table:table-cell office:value-type="string">
            <text:p>GUST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YOU'RE GONNA GO FAR, KID</text:p>
          </table:table-cell>
          <table:table-cell office:value-type="string">
            <text:p>OFFSPRING</text:p>
          </table:table-cell>
          <table:table-cell office:value-type="string">
            <text:p>:02</text:p>
          </table:table-cell>
          <table:table-cell office:value-type="string">
            <text:p>02:56</text:p>
          </table:table-cell>
          <table:table-cell office:value-type="string">
            <text:p>C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EAVY THINGS</text:p>
          </table:table-cell>
          <table:table-cell office:value-type="string">
            <text:p>PHISH</text:p>
          </table:table-cell>
          <table:table-cell office:value-type="string">
            <text:p>:09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PHI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LASSO</text:p>
          </table:table-cell>
          <table:table-cell office:value-type="string">
            <text:p>PHOENIX</text:p>
          </table:table-cell>
          <table:table-cell office:value-type="string">
            <text:p>:07/:17</text:p>
          </table:table-cell>
          <table:table-cell office:value-type="string">
            <text:p>02:46</text:p>
          </table:table-cell>
          <table:table-cell office:value-type="string">
            <text:p>COLD</text:p>
          </table:table-cell>
          <table:table-cell office:value-type="string">
            <text:p>PHOENI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PEACHES</text:p>
          </table:table-cell>
          <table:table-cell office:value-type="string">
            <text:p>PRESIDENTS OF THE USA</text:p>
          </table:table-cell>
          <table:table-cell office:value-type="string">
            <text:p>:16</text:p>
          </table:table-cell>
          <table:table-cell office:value-type="string">
            <text:p>02:48</text:p>
          </table:table-cell>
          <table:table-cell office:value-type="string">
            <text:p>COLD</text:p>
          </table:table-cell>
          <table:table-cell office:value-type="string">
            <text:p>PRESIDENTS OF THE US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NO ONE KNOWS</text:p>
          </table:table-cell>
          <table:table-cell office:value-type="string">
            <text:p>QUEENS OF THE STONE AGE</text:p>
          </table:table-cell>
          <table:table-cell office:value-type="string">
            <text:p>:15</text:p>
          </table:table-cell>
          <table:table-cell office:value-type="string">
            <text:p>04:14</text:p>
          </table:table-cell>
          <table:table-cell office:value-type="string">
            <text:p>COLD</text:p>
          </table:table-cell>
          <table:table-cell office:value-type="string">
            <text:p>QUEENS OF THE STONE AG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ONE WEEK</text:p>
          </table:table-cell>
          <table:table-cell office:value-type="string">
            <text:p>BARENAKED LADIES</text:p>
          </table:table-cell>
          <table:table-cell office:value-type="string">
            <text:p>:01</text:p>
          </table:table-cell>
          <table:table-cell office:value-type="string">
            <text:p>02:45</text:p>
          </table:table-cell>
          <table:table-cell office:value-type="string">
            <text:p>C</text:p>
          </table:table-cell>
          <table:table-cell office:value-type="string">
            <text:p>BARENAKED LADI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T'S ALL BEEN DONE</text:p>
          </table:table-cell>
          <table:table-cell office:value-type="string">
            <text:p>BARENAKED LADIES</text:p>
          </table:table-cell>
          <table:table-cell office:value-type="string">
            <text:p>:16</text:p>
          </table:table-cell>
          <table:table-cell office:value-type="string">
            <text:p>03:22</text:p>
          </table:table-cell>
          <table:table-cell office:value-type="string">
            <text:p>F</text:p>
          </table:table-cell>
          <table:table-cell office:value-type="string">
            <text:p>BARENAKED LADI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NAME</text:p>
          </table:table-cell>
          <table:table-cell office:value-type="string">
            <text:p>GOO GOO DOLLS</text:p>
          </table:table-cell>
          <table:table-cell office:value-type="string">
            <text:p>:14, :26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GOO GOO DOL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RIGHT ME UP</text:p>
          </table:table-cell>
          <table:table-cell office:value-type="string">
            <text:p>STATE RADIO</text:p>
          </table:table-cell>
          <table:table-cell office:value-type="string">
            <text:p>C:03</text:p>
          </table:table-cell>
          <table:table-cell office:value-type="string">
            <text:p>04:06</text:p>
          </table:table-cell>
          <table:table-cell office:value-type="string">
            <text:p>CF</text:p>
          </table:table-cell>
          <table:table-cell office:value-type="string">
            <text:p>STATE RADIO; DISPATC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BITTERSWEET SYMPHONY</text:p>
          </table:table-cell>
          <table:table-cell office:value-type="string">
            <text:p>VERVE</text:p>
          </table:table-cell>
          <table:table-cell office:value-type="string">
            <text:p>:21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VER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DROPS OF JUPITER (TELL ME)</text:p>
          </table:table-cell>
          <table:table-cell office:value-type="string">
            <text:p>TRAIN</text:p>
          </table:table-cell>
          <table:table-cell office:value-type="string">
            <text:p>:12</text:p>
          </table:table-cell>
          <table:table-cell office:value-type="string">
            <text:p>04:14</text:p>
          </table:table-cell>
          <table:table-cell office:value-type="string">
            <text:p>C</text:p>
          </table:table-cell>
          <table:table-cell office:value-type="string">
            <text:p>TRAI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LINDED</text:p>
          </table:table-cell>
          <table:table-cell office:value-type="string">
            <text:p>THIRD EYE BLIND</text:p>
          </table:table-cell>
          <table:table-cell office:value-type="string">
            <text:p>:07</text:p>
          </table:table-cell>
          <table:table-cell office:value-type="string">
            <text:p>04:21</text:p>
          </table:table-cell>
          <table:table-cell office:value-type="string">
            <text:p>F</text:p>
          </table:table-cell>
          <table:table-cell office:value-type="string">
            <text:p>THIRD EYE BLIN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ALKIN' ON THE SUN</text:p>
          </table:table-cell>
          <table:table-cell office:value-type="string">
            <text:p>SMASH MOUTH</text:p>
          </table:table-cell>
          <table:table-cell office:value-type="string">
            <text:p>:16</text:p>
          </table:table-cell>
          <table:table-cell office:value-type="string">
            <text:p>03:16</text:p>
          </table:table-cell>
          <table:table-cell office:value-type="string">
            <text:p>CF</text:p>
          </table:table-cell>
          <table:table-cell office:value-type="string">
            <text:p>SMASH MOUT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RIPPIN' ON A HOLE IN A PAPER</text:p>
          </table:table-cell>
          <table:table-cell office:value-type="string">
            <text:p>STONE TEMPLE PILOTS</text:p>
          </table:table-cell>
          <table:table-cell office:value-type="string">
            <text:p>:12</text:p>
          </table:table-cell>
          <table:table-cell office:value-type="string">
            <text:p>02:54</text:p>
          </table:table-cell>
          <table:table-cell office:value-type="string">
            <text:p>COLD</text:p>
          </table:table-cell>
          <table:table-cell office:value-type="string">
            <text:p>STONE TEMPLE PILOTS</text:p>
          </table:table-cell>
          <table:table-cell office:value-type="string">
            <text:p>M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ICKED GARDEN</text:p>
          </table:table-cell>
          <table:table-cell office:value-type="string">
            <text:p>STONE TEMPLE PILOTS</text:p>
          </table:table-cell>
          <table:table-cell office:value-type="string">
            <text:p>:25</text:p>
          </table:table-cell>
          <table:table-cell office:value-type="string">
            <text:p>03:59</text:p>
          </table:table-cell>
          <table:table-cell office:value-type="string">
            <text:p>CF</text:p>
          </table:table-cell>
          <table:table-cell office:value-type="string">
            <text:p>STONE TEMPLE PILOT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UNDER COVER OF DARKNESS</text:p>
          </table:table-cell>
          <table:table-cell office:value-type="string">
            <text:p>STROKES, THE</text:p>
          </table:table-cell>
          <table:table-cell office:value-type="string">
            <text:p>:19</text:p>
          </table:table-cell>
          <table:table-cell office:value-type="string">
            <text:p>03:53</text:p>
          </table:table-cell>
          <table:table-cell office:value-type="string">
            <text:p>COLD</text:p>
          </table:table-cell>
          <table:table-cell office:value-type="string">
            <text:p>STROK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ARD TO EXPLAIN</text:p>
          </table:table-cell>
          <table:table-cell office:value-type="string">
            <text:p>STROKES, THE</text:p>
          </table:table-cell>
          <table:table-cell office:value-type="string">
            <text:p>:33</text:p>
          </table:table-cell>
          <table:table-cell office:value-type="string">
            <text:p>03:45</text:p>
          </table:table-cell>
          <table:table-cell office:value-type="string">
            <text:p>COLD</text:p>
          </table:table-cell>
          <table:table-cell office:value-type="string">
            <text:p>STROK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YOU ONLY LIVE ONCE</text:p>
          </table:table-cell>
          <table:table-cell office:value-type="string">
            <text:p>STROKES, THE</text:p>
          </table:table-cell>
          <table:table-cell office:value-type="string">
            <text:p>:25</text:p>
          </table:table-cell>
          <table:table-cell office:value-type="string">
            <text:p>03:03</text:p>
          </table:table-cell>
          <table:table-cell office:value-type="string">
            <text:p>FADE</text:p>
          </table:table-cell>
          <table:table-cell office:value-type="string">
            <text:p>STROK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NARCOLEPSY</text:p>
          </table:table-cell>
          <table:table-cell office:value-type="string">
            <text:p>THIRD EYE BLIND</text:p>
          </table:table-cell>
          <table:table-cell office:value-type="string">
            <text:p>:17</text:p>
          </table:table-cell>
          <table:table-cell office:value-type="string">
            <text:p>03:49</text:p>
          </table:table-cell>
          <table:table-cell office:value-type="string">
            <text:p>FADE</text:p>
          </table:table-cell>
          <table:table-cell office:value-type="string">
            <text:p>THIRD EYE BLIN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CHERUB ROCK</text:p>
          </table:table-cell>
          <table:table-cell office:value-type="string">
            <text:p>SMASHING PUMPKINS</text:p>
          </table:table-cell>
          <table:table-cell office:value-type="string">
            <text:p>1:00</text:p>
          </table:table-cell>
          <table:table-cell office:value-type="string">
            <text:p>04:56</text:p>
          </table:table-cell>
          <table:table-cell office:value-type="string">
            <text:p>CF</text:p>
          </table:table-cell>
          <table:table-cell office:value-type="string">
            <text:p>SMASHING PUMPKINS</text:p>
          </table:table-cell>
          <table:table-cell office:value-type="string">
            <text:p>MYI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'M THE MAN WHO LOVES YOU</text:p>
          </table:table-cell>
          <table:table-cell office:value-type="string">
            <text:p>WILCO</text:p>
          </table:table-cell>
          <table:table-cell office:value-type="string">
            <text:p>:08, :21</text:p>
          </table:table-cell>
          <table:table-cell office:value-type="string">
            <text:p>03:56</text:p>
          </table:table-cell>
          <table:table-cell office:value-type="string">
            <text:p>FADE</text:p>
          </table:table-cell>
          <table:table-cell office:value-type="string">
            <text:p>WILC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 MIGHT</text:p>
          </table:table-cell>
          <table:table-cell office:value-type="string">
            <text:p>WILCO</text:p>
          </table:table-cell>
          <table:table-cell office:value-type="string">
            <text:p>:08/:22</text:p>
          </table:table-cell>
          <table:table-cell office:value-type="string">
            <text:p>03:58</text:p>
          </table:table-cell>
          <table:table-cell office:value-type="string">
            <text:p>COLD</text:p>
          </table:table-cell>
          <table:table-cell office:value-type="string">
            <text:p>WILC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VALERIE</text:p>
          </table:table-cell>
          <table:table-cell office:value-type="string">
            <text:p>ZUTONS</text:p>
          </table:table-cell>
          <table:table-cell office:value-type="string">
            <text:p>:05</text:p>
          </table:table-cell>
          <table:table-cell office:value-type="string">
            <text:p>03:51</text:p>
          </table:table-cell>
          <table:table-cell office:value-type="string">
            <text:p>CF</text:p>
          </table:table-cell>
          <table:table-cell office:value-type="string">
            <text:p>ZUTON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EELING THIS</text:p>
          </table:table-cell>
          <table:table-cell office:value-type="string">
            <text:p>BLINK 182</text:p>
          </table:table-cell>
          <table:table-cell office:value-type="string">
            <text:p>:10</text:p>
          </table:table-cell>
          <table:table-cell office:value-type="string">
            <text:p>02:52</text:p>
          </table:table-cell>
          <table:table-cell office:value-type="string">
            <text:p>C</text:p>
          </table:table-cell>
          <table:table-cell office:value-type="string">
            <text:p>BLINK 182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.O.V.</text:p>
          </table:table-cell>
          <table:table-cell office:value-type="string">
            <text:p>FITZ &amp; THE TANTRUMS</text:p>
          </table:table-cell>
          <table:table-cell office:value-type="string">
            <text:p>:16</text:p>
          </table:table-cell>
          <table:table-cell office:value-type="string">
            <text:p>03:36</text:p>
          </table:table-cell>
          <table:table-cell office:value-type="string">
            <text:p>F</text:p>
          </table:table-cell>
          <table:table-cell office:value-type="string">
            <text:p>FITZ &amp; THE TANTRUM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HINE ON</text:p>
          </table:table-cell>
          <table:table-cell office:value-type="string">
            <text:p>KOOKS, THE</text:p>
          </table:table-cell>
          <table:table-cell office:value-type="string">
            <text:p>:31</text:p>
          </table:table-cell>
          <table:table-cell office:value-type="string">
            <text:p>03:11</text:p>
          </table:table-cell>
          <table:table-cell office:value-type="string">
            <text:p>CF</text:p>
          </table:table-cell>
          <table:table-cell office:value-type="string">
            <text:p>KOOK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E SOUND OF SUNSHINE</text:p>
          </table:table-cell>
          <table:table-cell office:value-type="string">
            <text:p>MICHAEL FRANTI &amp; SPEARHEAD</text:p>
          </table:table-cell>
          <table:table-cell office:value-type="string">
            <text:p>:00</text:p>
          </table:table-cell>
          <table:table-cell office:value-type="string">
            <text:p>03:40</text:p>
          </table:table-cell>
          <table:table-cell office:value-type="string">
            <text:p>CF</text:p>
          </table:table-cell>
          <table:table-cell office:value-type="string">
            <text:p>MICHAEL FRANTI &amp; SPEARHEA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OCK 'N' ROLL STAR</text:p>
          </table:table-cell>
          <table:table-cell office:value-type="string">
            <text:p>OASIS</text:p>
          </table:table-cell>
          <table:table-cell office:value-type="string">
            <text:p>:13/:29</text:p>
          </table:table-cell>
          <table:table-cell office:value-type="string">
            <text:p>05:15</text:p>
          </table:table-cell>
          <table:table-cell office:value-type="string">
            <text:p>D</text:p>
          </table:table-cell>
          <table:table-cell office:value-type="string">
            <text:p>OASI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OVE SPREADS</text:p>
          </table:table-cell>
          <table:table-cell office:value-type="string">
            <text:p>STONE ROSES, THE</text:p>
          </table:table-cell>
          <table:table-cell office:value-type="string">
            <text:p>:24</text:p>
          </table:table-cell>
          <table:table-cell office:value-type="string">
            <text:p>04:55</text:p>
          </table:table-cell>
          <table:table-cell office:value-type="string">
            <text:p>C</text:p>
          </table:table-cell>
          <table:table-cell office:value-type="string">
            <text:p>STONE ROSE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LRIGHT</text:p>
          </table:table-cell>
          <table:table-cell office:value-type="string">
            <text:p>SUPERGRASS</text:p>
          </table:table-cell>
          <table:table-cell office:value-type="string">
            <text:p>:05</text:p>
          </table:table-cell>
          <table:table-cell office:value-type="string">
            <text:p>02:58</text:p>
          </table:table-cell>
          <table:table-cell office:value-type="string">
            <text:p>F</text:p>
          </table:table-cell>
          <table:table-cell office:value-type="string">
            <text:p>SUPERGRAS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EAVY METAL DRUMMER</text:p>
          </table:table-cell>
          <table:table-cell office:value-type="string">
            <text:p>WILCO</text:p>
          </table:table-cell>
          <table:table-cell office:value-type="string">
            <text:p>:17</text:p>
          </table:table-cell>
          <table:table-cell office:value-type="string">
            <text:p>03:07</text:p>
          </table:table-cell>
          <table:table-cell office:value-type="string">
            <text:p>CF</text:p>
          </table:table-cell>
          <table:table-cell office:value-type="string">
            <text:p>WILC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DAM'S SONG</text:p>
          </table:table-cell>
          <table:table-cell office:value-type="string">
            <text:p>BLINK 182</text:p>
          </table:table-cell>
          <table:table-cell office:value-type="string">
            <text:p>:14</text:p>
          </table:table-cell>
          <table:table-cell office:value-type="string">
            <text:p>04:06</text:p>
          </table:table-cell>
          <table:table-cell office:value-type="string">
            <text:p>CF</text:p>
          </table:table-cell>
          <table:table-cell office:value-type="string">
            <text:p>BLINK 18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UNIVERSALLY SPEAKING</text:p>
          </table:table-cell>
          <table:table-cell office:value-type="string">
            <text:p>RED HOT CHILI PEPPERS</text:p>
          </table:table-cell>
          <table:table-cell office:value-type="string">
            <text:p>:16</text:p>
          </table:table-cell>
          <table:table-cell office:value-type="string">
            <text:p>04:13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HE</text:p>
          </table:table-cell>
          <table:table-cell office:value-type="string">
            <text:p>GREEN DAY</text:p>
          </table:table-cell>
          <table:table-cell office:value-type="string">
            <text:p>:06</text:p>
          </table:table-cell>
          <table:table-cell office:value-type="string">
            <text:p>02:11</text:p>
          </table:table-cell>
          <table:table-cell office:value-type="string">
            <text:p>COLD</text:p>
          </table:table-cell>
          <table:table-cell office:value-type="string">
            <text:p>GREEN DA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LAY ME DOWN</text:p>
          </table:table-cell>
          <table:table-cell office:value-type="string">
            <text:p>DIRTY HEADS FEAT. ROME</text:p>
          </table:table-cell>
          <table:table-cell office:value-type="string">
            <text:p>COLD</text:p>
          </table:table-cell>
          <table:table-cell office:value-type="string">
            <text:p>03:30</text:p>
          </table:table-cell>
          <table:table-cell office:value-type="string">
            <text:p>F</text:p>
          </table:table-cell>
          <table:table-cell office:value-type="string">
            <text:p>DIRTY HEADS; SUBLIM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OUDINI</text:p>
          </table:table-cell>
          <table:table-cell office:value-type="string">
            <text:p>FOSTER THE PEOPLE</text:p>
          </table:table-cell>
          <table:table-cell office:value-type="string">
            <text:p>:08/:27</text:p>
          </table:table-cell>
          <table:table-cell office:value-type="string">
            <text:p>03:20</text:p>
          </table:table-cell>
          <table:table-cell office:value-type="string">
            <text:p>COLD</text:p>
          </table:table-cell>
          <table:table-cell office:value-type="string">
            <text:p>FOSTER THE PEOPL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HE'S SO HIGH</text:p>
          </table:table-cell>
          <table:table-cell office:value-type="string">
            <text:p>TAL BACHMAN</text:p>
          </table:table-cell>
          <table:table-cell office:value-type="string">
            <text:p>:07</text:p>
          </table:table-cell>
          <table:table-cell office:value-type="string">
            <text:p>03:34</text:p>
          </table:table-cell>
          <table:table-cell office:value-type="string">
            <text:p>F</text:p>
          </table:table-cell>
          <table:table-cell office:value-type="string">
            <text:p>TAL BACHMA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EEL THE PAIN</text:p>
          </table:table-cell>
          <table:table-cell office:value-type="string">
            <text:p>DINOSAUR JR.</text:p>
          </table:table-cell>
          <table:table-cell office:value-type="string">
            <text:p>:31</text:p>
          </table:table-cell>
          <table:table-cell office:value-type="string">
            <text:p>04:10</text:p>
          </table:table-cell>
          <table:table-cell office:value-type="string">
            <text:p>C</text:p>
          </table:table-cell>
          <table:table-cell office:value-type="string">
            <text:p>DINOSAUR JR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T'S ALRIGHT</text:p>
          </table:table-cell>
          <table:table-cell office:value-type="float" office:value="311">
            <text:p>311</text:p>
          </table:table-cell>
          <table:table-cell office:value-type="string">
            <text:p>:22</text:p>
          </table:table-cell>
          <table:table-cell office:value-type="string">
            <text:p>03:29</text:p>
          </table:table-cell>
          <table:table-cell office:value-type="string">
            <text:p>CF</text:p>
          </table:table-cell>
          <table:table-cell office:value-type="float" office:value="311">
            <text:p>311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JERK IT OUT</text:p>
          </table:table-cell>
          <table:table-cell office:value-type="string">
            <text:p>CAESARS</text:p>
          </table:table-cell>
          <table:table-cell office:value-type="string">
            <text:p>:05/:12</text:p>
          </table:table-cell>
          <table:table-cell office:value-type="string">
            <text:p>03:12</text:p>
          </table:table-cell>
          <table:table-cell office:value-type="string">
            <text:p>F</text:p>
          </table:table-cell>
          <table:table-cell office:value-type="string">
            <text:p>CAESA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BSOLUTELY (STORY OF A GIRL)</text:p>
          </table:table-cell>
          <table:table-cell office:value-type="string">
            <text:p>NINE DAYS</text:p>
          </table:table-cell>
          <table:table-cell office:value-type="string">
            <text:p>:00</text:p>
          </table:table-cell>
          <table:table-cell office:value-type="string">
            <text:p>03:07</text:p>
          </table:table-cell>
          <table:table-cell office:value-type="string">
            <text:p>CF</text:p>
          </table:table-cell>
          <table:table-cell office:value-type="string">
            <text:p>NINE DAY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AVIOR</text:p>
          </table:table-cell>
          <table:table-cell office:value-type="string">
            <text:p>RISE AGAINST</text:p>
          </table:table-cell>
          <table:table-cell office:value-type="string">
            <text:p>:00</text:p>
          </table:table-cell>
          <table:table-cell office:value-type="string">
            <text:p>03:58</text:p>
          </table:table-cell>
          <table:table-cell office:value-type="string">
            <text:p>CF</text:p>
          </table:table-cell>
          <table:table-cell office:value-type="string">
            <text:p>RISE AGAINST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THE LAST CRUSADE</text:p>
          </table:table-cell>
          <table:table-cell office:value-type="string">
            <text:p>SAM ROBERTS BAND</text:p>
          </table:table-cell>
          <table:table-cell office:value-type="string">
            <text:p>:20/:29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SAM ROBERTS BAND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LOSING TIME</text:p>
          </table:table-cell>
          <table:table-cell office:value-type="string">
            <text:p>SEMISONIC</text:p>
          </table:table-cell>
          <table:table-cell office:value-type="string">
            <text:p>:15</text:p>
          </table:table-cell>
          <table:table-cell office:value-type="string">
            <text:p>03:47</text:p>
          </table:table-cell>
          <table:table-cell office:value-type="string">
            <text:p>C</text:p>
          </table:table-cell>
          <table:table-cell office:value-type="string">
            <text:p>SEMISONI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F YOU COULD ONLY SEE</text:p>
          </table:table-cell>
          <table:table-cell office:value-type="string">
            <text:p>TONIC</text:p>
          </table:table-cell>
          <table:table-cell office:value-type="string">
            <text:p>:00</text:p>
          </table:table-cell>
          <table:table-cell office:value-type="string">
            <text:p>04:19</text:p>
          </table:table-cell>
          <table:table-cell office:value-type="string">
            <text:p>CF</text:p>
          </table:table-cell>
          <table:table-cell office:value-type="string">
            <text:p>TONIC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MUSTACHE MAN (WASTED)</text:p>
          </table:table-cell>
          <table:table-cell office:value-type="string">
            <text:p>CAKE</text:p>
          </table:table-cell>
          <table:table-cell office:value-type="string">
            <text:p>:07/:25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CAK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OVE YOU MADLY</text:p>
          </table:table-cell>
          <table:table-cell office:value-type="string">
            <text:p>CAKE</text:p>
          </table:table-cell>
          <table:table-cell office:value-type="string">
            <text:p>:31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CAK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HEEP GO TO HEAVEN</text:p>
          </table:table-cell>
          <table:table-cell office:value-type="string">
            <text:p>CAKE</text:p>
          </table:table-cell>
          <table:table-cell office:value-type="string">
            <text:p>:28</text:p>
          </table:table-cell>
          <table:table-cell office:value-type="string">
            <text:p>04:33</text:p>
          </table:table-cell>
          <table:table-cell office:value-type="string">
            <text:p>C</text:p>
          </table:table-cell>
          <table:table-cell office:value-type="string">
            <text:p>CAK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ICK OF YOU</text:p>
          </table:table-cell>
          <table:table-cell office:value-type="string">
            <text:p>CAKE</text:p>
          </table:table-cell>
          <table:table-cell office:value-type="string">
            <text:p>:09/:17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CAK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HAT IT'S LIKE</text:p>
          </table:table-cell>
          <table:table-cell office:value-type="string">
            <text:p>EVERLAST</text:p>
          </table:table-cell>
          <table:table-cell office:value-type="string">
            <text:p>:24</text:p>
          </table:table-cell>
          <table:table-cell office:value-type="string">
            <text:p>04:35</text:p>
          </table:table-cell>
          <table:table-cell office:value-type="string">
            <text:p>FADE</text:p>
          </table:table-cell>
          <table:table-cell office:value-type="string">
            <text:p>EVERLA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HIMMER</text:p>
          </table:table-cell>
          <table:table-cell office:value-type="string">
            <text:p>FUEL</text:p>
          </table:table-cell>
          <table:table-cell office:value-type="string">
            <text:p>:00</text:p>
          </table:table-cell>
          <table:table-cell office:value-type="string">
            <text:p>03:13</text:p>
          </table:table-cell>
          <table:table-cell office:value-type="string">
            <text:p>CF</text:p>
          </table:table-cell>
          <table:table-cell office:value-type="string">
            <text:p>FUE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LOST IN MY MIND</text:p>
          </table:table-cell>
          <table:table-cell office:value-type="string">
            <text:p>HEAD AND THE HEART, THE</text:p>
          </table:table-cell>
          <table:table-cell office:value-type="string">
            <text:p>:01</text:p>
          </table:table-cell>
          <table:table-cell office:value-type="string">
            <text:p>04:15</text:p>
          </table:table-cell>
          <table:table-cell office:value-type="string">
            <text:p>COLD</text:p>
          </table:table-cell>
          <table:table-cell office:value-type="string">
            <text:p>HEAD AND THE HEART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OUND FOR THE FLOOR</text:p>
          </table:table-cell>
          <table:table-cell office:value-type="string">
            <text:p>LOCAL H</text:p>
          </table:table-cell>
          <table:table-cell office:value-type="string">
            <text:p>:17</text:p>
          </table:table-cell>
          <table:table-cell office:value-type="string">
            <text:p>03:43</text:p>
          </table:table-cell>
          <table:table-cell office:value-type="string">
            <text:p>ICE</text:p>
          </table:table-cell>
          <table:table-cell office:value-type="string">
            <text:p>LOCAL 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ALL FOR YOU</text:p>
          </table:table-cell>
          <table:table-cell office:value-type="string">
            <text:p>SISTER HAZEL</text:p>
          </table:table-cell>
          <table:table-cell office:value-type="string">
            <text:p>:07</text:p>
          </table:table-cell>
          <table:table-cell office:value-type="string">
            <text:p>03:39</text:p>
          </table:table-cell>
          <table:table-cell office:value-type="string">
            <text:p>CF</text:p>
          </table:table-cell>
          <table:table-cell office:value-type="string">
            <text:p>SISTER HAZE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N THE MEANTIME</text:p>
          </table:table-cell>
          <table:table-cell office:value-type="string">
            <text:p>SPACEHOG</text:p>
          </table:table-cell>
          <table:table-cell office:value-type="string">
            <text:p>:34</text:p>
          </table:table-cell>
          <table:table-cell office:value-type="string">
            <text:p>04:58</text:p>
          </table:table-cell>
          <table:table-cell office:value-type="string">
            <text:p>COLD</text:p>
          </table:table-cell>
          <table:table-cell office:value-type="string">
            <text:p>SPACEHO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POSSUM KINGDOM</text:p>
          </table:table-cell>
          <table:table-cell office:value-type="string">
            <text:p>TOADIES</text:p>
          </table:table-cell>
          <table:table-cell office:value-type="string">
            <text:p>:05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TOADI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'M SHAKIN'</text:p>
          </table:table-cell>
          <table:table-cell office:value-type="string">
            <text:p>JACK WHITE</text:p>
          </table:table-cell>
          <table:table-cell office:value-type="string">
            <text:p>:03/:20</text:p>
          </table:table-cell>
          <table:table-cell office:value-type="string">
            <text:p>02:56</text:p>
          </table:table-cell>
          <table:table-cell office:value-type="string">
            <text:p>COLD</text:p>
          </table:table-cell>
          <table:table-cell office:value-type="string">
            <text:p>JACK WHITE; WHITE STRIPES; DANGER MOUSE; RACONTEU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ITTLE BLACK SUBMARINES</text:p>
          </table:table-cell>
          <table:table-cell office:value-type="string">
            <text:p>BLACK KEYS, THE</text:p>
          </table:table-cell>
          <table:table-cell office:value-type="string">
            <text:p>:07</text:p>
          </table:table-cell>
          <table:table-cell office:value-type="string">
            <text:p>04:09</text:p>
          </table:table-cell>
          <table:table-cell office:value-type="string">
            <text:p>COLD</text:p>
          </table:table-cell>
          <table:table-cell office:value-type="string">
            <text:p>BLACK KEYS; BLACK KEY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float" office:value="45">
            <text:p>45</text:p>
          </table:table-cell>
          <table:table-cell office:value-type="string">
            <text:p>GASLIGHT ANTHEM, THE</text:p>
          </table:table-cell>
          <table:table-cell office:value-type="string">
            <text:p>:06/:22</text:p>
          </table:table-cell>
          <table:table-cell office:value-type="string">
            <text:p>03:17</text:p>
          </table:table-cell>
          <table:table-cell office:value-type="string">
            <text:p>CF</text:p>
          </table:table-cell>
          <table:table-cell office:value-type="string">
            <text:p>GASLIGHT ANTHEM, THE; GASLIGHT ANTHEM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IVE AND DIE</text:p>
          </table:table-cell>
          <table:table-cell office:value-type="string">
            <text:p>AVETT BROTHERS</text:p>
          </table:table-cell>
          <table:table-cell office:value-type="string">
            <text:p>:08/:19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AVETT BROTHER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UNAWAYS</text:p>
          </table:table-cell>
          <table:table-cell office:value-type="string">
            <text:p>KILLERS, THE</text:p>
          </table:table-cell>
          <table:table-cell office:value-type="string">
            <text:p>:10/:26</text:p>
          </table:table-cell>
          <table:table-cell office:value-type="string">
            <text:p>03:58</text:p>
          </table:table-cell>
          <table:table-cell office:value-type="string">
            <text:p>CF</text:p>
          </table:table-cell>
          <table:table-cell office:value-type="string">
            <text:p>KILLERS; KILLER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ELENA BEAT</text:p>
          </table:table-cell>
          <table:table-cell office:value-type="string">
            <text:p>FOSTER THE PEOPLE</text:p>
          </table:table-cell>
          <table:table-cell office:value-type="string">
            <text:p>:16/:53</text:p>
          </table:table-cell>
          <table:table-cell office:value-type="string">
            <text:p>04:26</text:p>
          </table:table-cell>
          <table:table-cell office:value-type="string">
            <text:p>CF</text:p>
          </table:table-cell>
          <table:table-cell office:value-type="string">
            <text:p>FOSTER THE PEOPL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 AIN'T THE SAME</text:p>
          </table:table-cell>
          <table:table-cell office:value-type="string">
            <text:p>ALABAMA SHAKES</text:p>
          </table:table-cell>
          <table:table-cell office:value-type="string">
            <text:p>:18</text:p>
          </table:table-cell>
          <table:table-cell office:value-type="string">
            <text:p>02:51</text:p>
          </table:table-cell>
          <table:table-cell office:value-type="string">
            <text:p>COLD</text:p>
          </table:table-cell>
          <table:table-cell office:value-type="string">
            <text:p>ALABAMA SHAK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REEDOM AT 21</text:p>
          </table:table-cell>
          <table:table-cell office:value-type="string">
            <text:p>JACK WHITE</text:p>
          </table:table-cell>
          <table:table-cell office:value-type="string">
            <text:p>:13/:25</text:p>
          </table:table-cell>
          <table:table-cell office:value-type="string">
            <text:p>02:48</text:p>
          </table:table-cell>
          <table:table-cell office:value-type="string">
            <text:p>COLD</text:p>
          </table:table-cell>
          <table:table-cell office:value-type="string">
            <text:p>JACK WHITE; WHITE STRIPES; RACONTEURS; DANGER MOUS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HAKE IT OUT</text:p>
          </table:table-cell>
          <table:table-cell office:value-type="string">
            <text:p>FLORENCE &amp; THE MACHINE</text:p>
          </table:table-cell>
          <table:table-cell office:value-type="string">
            <text:p>:02</text:p>
          </table:table-cell>
          <table:table-cell office:value-type="string">
            <text:p>04:28</text:p>
          </table:table-cell>
          <table:table-cell office:value-type="string">
            <text:p>CF</text:p>
          </table:table-cell>
          <table:table-cell office:value-type="string">
            <text:p>FLORENCE &amp; THE MACHIN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OLOURS</text:p>
          </table:table-cell>
          <table:table-cell office:value-type="string">
            <text:p>GROUPLOVE</text:p>
          </table:table-cell>
          <table:table-cell office:value-type="string">
            <text:p>:00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GROUPLOV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KILL YOUR HEROES</text:p>
          </table:table-cell>
          <table:table-cell office:value-type="string">
            <text:p>AWOLNATION</text:p>
          </table:table-cell>
          <table:table-cell office:value-type="string">
            <text:p>:06/:22</text:p>
          </table:table-cell>
          <table:table-cell office:value-type="string">
            <text:p>02:49</text:p>
          </table:table-cell>
          <table:table-cell office:value-type="string">
            <text:p>FADE</text:p>
          </table:table-cell>
          <table:table-cell office:value-type="string">
            <text:p>AWOLNATI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AKE A WALK</text:p>
          </table:table-cell>
          <table:table-cell office:value-type="string">
            <text:p>PASSION PIT</text:p>
          </table:table-cell>
          <table:table-cell office:value-type="string">
            <text:p>:24/:45</text:p>
          </table:table-cell>
          <table:table-cell office:value-type="string">
            <text:p>04:16</text:p>
          </table:table-cell>
          <table:table-cell office:value-type="string">
            <text:p>CF</text:p>
          </table:table-cell>
          <table:table-cell office:value-type="string">
            <text:p>PASSION PI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IN'T MESSIN 'ROUND</text:p>
          </table:table-cell>
          <table:table-cell office:value-type="string">
            <text:p>GARY CLARK JR.</text:p>
          </table:table-cell>
          <table:table-cell office:value-type="string">
            <text:p>:15</text:p>
          </table:table-cell>
          <table:table-cell office:value-type="string">
            <text:p>04:03</text:p>
          </table:table-cell>
          <table:table-cell office:value-type="string">
            <text:p>COLD</text:p>
          </table:table-cell>
          <table:table-cell office:value-type="string">
            <text:p>GARY CLARK JR.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UNAWAY</text:p>
          </table:table-cell>
          <table:table-cell office:value-type="string">
            <text:p>GRACE POTTER &amp; THE NOCTURNALS</text:p>
          </table:table-cell>
          <table:table-cell office:value-type="string">
            <text:p>:10</text:p>
          </table:table-cell>
          <table:table-cell office:value-type="string">
            <text:p>03:18</text:p>
          </table:table-cell>
          <table:table-cell office:value-type="string">
            <text:p>COLD</text:p>
          </table:table-cell>
          <table:table-cell office:value-type="string">
            <text:p>GRACE POTTER &amp; THE NOCTURNAL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OW YOU LIKE ME NOW?</text:p>
          </table:table-cell>
          <table:table-cell office:value-type="string">
            <text:p>HEAVY, THE</text:p>
          </table:table-cell>
          <table:table-cell office:value-type="string">
            <text:p>:16</text:p>
          </table:table-cell>
          <table:table-cell office:value-type="string">
            <text:p>03:34</text:p>
          </table:table-cell>
          <table:table-cell office:value-type="string">
            <text:p>COLD</text:p>
          </table:table-cell>
          <table:table-cell office:value-type="string">
            <text:p>HEAVY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OVER OF THE LIGHT</text:p>
          </table:table-cell>
          <table:table-cell office:value-type="string">
            <text:p>MUMFORD &amp; SONS</text:p>
          </table:table-cell>
          <table:table-cell office:value-type="string">
            <text:p>:00</text:p>
          </table:table-cell>
          <table:table-cell office:value-type="string">
            <text:p>04:59</text:p>
          </table:table-cell>
          <table:table-cell office:value-type="string">
            <text:p>CF</text:p>
          </table:table-cell>
          <table:table-cell office:value-type="string">
            <text:p>MUMFORD AND SO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Y HERO</text:p>
          </table:table-cell>
          <table:table-cell office:value-type="string">
            <text:p>FOO FIGHTERS</text:p>
          </table:table-cell>
          <table:table-cell office:value-type="string">
            <text:p>:07/:13</text:p>
          </table:table-cell>
          <table:table-cell office:value-type="string">
            <text:p>04:15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ABEL</text:p>
          </table:table-cell>
          <table:table-cell office:value-type="string">
            <text:p>MUMFORD &amp; SONS</text:p>
          </table:table-cell>
          <table:table-cell office:value-type="string">
            <text:p>:05/:12</text:p>
          </table:table-cell>
          <table:table-cell office:value-type="string">
            <text:p>03:23</text:p>
          </table:table-cell>
          <table:table-cell office:value-type="string">
            <text:p>CF</text:p>
          </table:table-cell>
          <table:table-cell office:value-type="string">
            <text:p>MUMFORD AND SON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END ME ON MY WAY</text:p>
          </table:table-cell>
          <table:table-cell office:value-type="string">
            <text:p>RUSTED ROOT</text:p>
          </table:table-cell>
          <table:table-cell office:value-type="string">
            <text:p>:09/:17</text:p>
          </table:table-cell>
          <table:table-cell office:value-type="string">
            <text:p>04:18</text:p>
          </table:table-cell>
          <table:table-cell office:value-type="string">
            <text:p>CF</text:p>
          </table:table-cell>
          <table:table-cell office:value-type="string">
            <text:p>RUSTED ROO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AN FRANCISCO</text:p>
          </table:table-cell>
          <table:table-cell office:value-type="string">
            <text:p>MOWGLI'S, THE</text:p>
          </table:table-cell>
          <table:table-cell office:value-type="string">
            <text:p>:11/:21</text:p>
          </table:table-cell>
          <table:table-cell office:value-type="string">
            <text:p>02:51</text:p>
          </table:table-cell>
          <table:table-cell office:value-type="string">
            <text:p>COLD</text:p>
          </table:table-cell>
          <table:table-cell office:value-type="string">
            <text:p>MOWGLI'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ARRIED AWAY</text:p>
          </table:table-cell>
          <table:table-cell office:value-type="string">
            <text:p>PASSION PIT</text:p>
          </table:table-cell>
          <table:table-cell office:value-type="string">
            <text:p>:16</text:p>
          </table:table-cell>
          <table:table-cell office:value-type="string">
            <text:p>03:38</text:p>
          </table:table-cell>
          <table:table-cell office:value-type="string">
            <text:p>CF</text:p>
          </table:table-cell>
          <table:table-cell office:value-type="string">
            <text:p>PASSION PI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TUBBORN LOVE</text:p>
          </table:table-cell>
          <table:table-cell office:value-type="string">
            <text:p>LUMINEERS, THE</text:p>
          </table:table-cell>
          <table:table-cell office:value-type="string">
            <text:p>:29</text:p>
          </table:table-cell>
          <table:table-cell office:value-type="string">
            <text:p>04:31</text:p>
          </table:table-cell>
          <table:table-cell office:value-type="string">
            <text:p>CF</text:p>
          </table:table-cell>
          <table:table-cell office:value-type="string">
            <text:p>LUMINEER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PEOPLE SAY</text:p>
          </table:table-cell>
          <table:table-cell office:value-type="string">
            <text:p>PORTUGAL. THE MAN</text:p>
          </table:table-cell>
          <table:table-cell office:value-type="string">
            <text:p>:19</text:p>
          </table:table-cell>
          <table:table-cell office:value-type="string">
            <text:p>02:59</text:p>
          </table:table-cell>
          <table:table-cell office:value-type="string">
            <text:p>F</text:p>
          </table:table-cell>
          <table:table-cell office:value-type="string">
            <text:p>PORTUGAL. THE MA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YMPTOMS</text:p>
          </table:table-cell>
          <table:table-cell office:value-type="string">
            <text:p>ATLAS GENIUS</text:p>
          </table:table-cell>
          <table:table-cell office:value-type="string">
            <text:p>:17</text:p>
          </table:table-cell>
          <table:table-cell office:value-type="string">
            <text:p>03:20</text:p>
          </table:table-cell>
          <table:table-cell office:value-type="string">
            <text:p>COLD</text:p>
          </table:table-cell>
          <table:table-cell office:value-type="string">
            <text:p>ATLAS GENIU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ON TOP OF THE WORLD</text:p>
          </table:table-cell>
          <table:table-cell office:value-type="string">
            <text:p>IMAGINE DRAGONS</text:p>
          </table:table-cell>
          <table:table-cell office:value-type="string">
            <text:p>:16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IMAGINE DRAGON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F SO</text:p>
          </table:table-cell>
          <table:table-cell office:value-type="string">
            <text:p>ATLAS GENIUS</text:p>
          </table:table-cell>
          <table:table-cell office:value-type="string">
            <text:p>:09</text:p>
          </table:table-cell>
          <table:table-cell office:value-type="string">
            <text:p>03:00</text:p>
          </table:table-cell>
          <table:table-cell office:value-type="string">
            <text:p>COLD</text:p>
          </table:table-cell>
          <table:table-cell office:value-type="string">
            <text:p>ATLAS GENIU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LL THE TIME</text:p>
          </table:table-cell>
          <table:table-cell office:value-type="string">
            <text:p>STROKES, THE</text:p>
          </table:table-cell>
          <table:table-cell office:value-type="string">
            <text:p>:15</text:p>
          </table:table-cell>
          <table:table-cell office:value-type="string">
            <text:p>02:35</text:p>
          </table:table-cell>
          <table:table-cell office:value-type="string">
            <text:p>FADE</text:p>
          </table:table-cell>
          <table:table-cell office:value-type="string">
            <text:p>STROK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ENTERTAINMENT</text:p>
          </table:table-cell>
          <table:table-cell office:value-type="string">
            <text:p>PHOENIX</text:p>
          </table:table-cell>
          <table:table-cell office:value-type="string">
            <text:p>:07</text:p>
          </table:table-cell>
          <table:table-cell office:value-type="string">
            <text:p>03:38</text:p>
          </table:table-cell>
          <table:table-cell office:value-type="string">
            <text:p>COLD</text:p>
          </table:table-cell>
          <table:table-cell office:value-type="string">
            <text:p>PHOENIX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IS DISORDER</text:p>
          </table:table-cell>
          <table:table-cell office:value-type="string">
            <text:p>FEATURES, THE</text:p>
          </table:table-cell>
          <table:table-cell office:value-type="string">
            <text:p>:18</text:p>
          </table:table-cell>
          <table:table-cell office:value-type="string">
            <text:p>03:12</text:p>
          </table:table-cell>
          <table:table-cell office:value-type="string">
            <text:p>COLD</text:p>
          </table:table-cell>
          <table:table-cell office:value-type="string">
            <text:p>FEATUR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IRACLE MILE</text:p>
          </table:table-cell>
          <table:table-cell office:value-type="string">
            <text:p>COLD WAR KIDS</text:p>
          </table:table-cell>
          <table:table-cell office:value-type="string">
            <text:p>:07</text:p>
          </table:table-cell>
          <table:table-cell office:value-type="string">
            <text:p>02:59</text:p>
          </table:table-cell>
          <table:table-cell office:value-type="string">
            <text:p>COLD</text:p>
          </table:table-cell>
          <table:table-cell office:value-type="string">
            <text:p>COLD WAR KID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ADNESS</text:p>
          </table:table-cell>
          <table:table-cell office:value-type="string">
            <text:p>MUSE</text:p>
          </table:table-cell>
          <table:table-cell office:value-type="string">
            <text:p>:11</text:p>
          </table:table-cell>
          <table:table-cell office:value-type="string">
            <text:p>04:38</text:p>
          </table:table-cell>
          <table:table-cell office:value-type="string">
            <text:p>CF</text:p>
          </table:table-cell>
          <table:table-cell office:value-type="string">
            <text:p>MUS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TEP</text:p>
          </table:table-cell>
          <table:table-cell office:value-type="string">
            <text:p>VAMPIRE WEEKEND</text:p>
          </table:table-cell>
          <table:table-cell office:value-type="string">
            <text:p>:00</text:p>
          </table:table-cell>
          <table:table-cell office:value-type="string">
            <text:p>04:00</text:p>
          </table:table-cell>
          <table:table-cell office:value-type="string">
            <text:p>COLD</text:p>
          </table:table-cell>
          <table:table-cell office:value-type="string">
            <text:p>VAMPIRE WEEKEND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IANE YOUNG</text:p>
          </table:table-cell>
          <table:table-cell office:value-type="string">
            <text:p>VAMPIRE WEEKEND</text:p>
          </table:table-cell>
          <table:table-cell office:value-type="string">
            <text:p>:00</text:p>
          </table:table-cell>
          <table:table-cell office:value-type="string">
            <text:p>02:40</text:p>
          </table:table-cell>
          <table:table-cell office:value-type="string">
            <text:p>COLD</text:p>
          </table:table-cell>
          <table:table-cell office:value-type="string">
            <text:p>VAMPIRE WEEKEND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ANG LOOSE</text:p>
          </table:table-cell>
          <table:table-cell office:value-type="string">
            <text:p>ALABAMA SHAKES</text:p>
          </table:table-cell>
          <table:table-cell office:value-type="string">
            <text:p>:18</text:p>
          </table:table-cell>
          <table:table-cell office:value-type="string">
            <text:p>02:20</text:p>
          </table:table-cell>
          <table:table-cell office:value-type="string">
            <text:p>FADE</text:p>
          </table:table-cell>
          <table:table-cell office:value-type="string">
            <text:p>ALABAMA SHAK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OLL AWAY YOUR STONE</text:p>
          </table:table-cell>
          <table:table-cell office:value-type="string">
            <text:p>MUMFORD &amp; SONS</text:p>
          </table:table-cell>
          <table:table-cell office:value-type="string">
            <text:p>:25</text:p>
          </table:table-cell>
          <table:table-cell office:value-type="string">
            <text:p>04:13</text:p>
          </table:table-cell>
          <table:table-cell office:value-type="string">
            <text:p>COLD</text:p>
          </table:table-cell>
          <table:table-cell office:value-type="string">
            <text:p>MUMFORD AND SON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AVE THE POPULATION</text:p>
          </table:table-cell>
          <table:table-cell office:value-type="string">
            <text:p>RED HOT CHILI PEPPERS</text:p>
          </table:table-cell>
          <table:table-cell office:value-type="string">
            <text:p>:17</text:p>
          </table:table-cell>
          <table:table-cell office:value-type="string">
            <text:p>04:13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HAT YOU KNOW</text:p>
          </table:table-cell>
          <table:table-cell office:value-type="string">
            <text:p>TWO DOOR CINEMA CLUB</text:p>
          </table:table-cell>
          <table:table-cell office:value-type="string">
            <text:p>:14</text:p>
          </table:table-cell>
          <table:table-cell office:value-type="string">
            <text:p>03:04</text:p>
          </table:table-cell>
          <table:table-cell office:value-type="string">
            <text:p>CF</text:p>
          </table:table-cell>
          <table:table-cell office:value-type="string">
            <text:p>TWO DOOR CINEMA CLUB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PARK</text:p>
          </table:table-cell>
          <table:table-cell office:value-type="string">
            <text:p>FITZ &amp; THE TANTRUMS</text:p>
          </table:table-cell>
          <table:table-cell office:value-type="string">
            <text:p>:11</text:p>
          </table:table-cell>
          <table:table-cell office:value-type="string">
            <text:p>03:16</text:p>
          </table:table-cell>
          <table:table-cell office:value-type="string">
            <text:p>CF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EELS LIKE WE ONLY GO BACKWARD</text:p>
          </table:table-cell>
          <table:table-cell office:value-type="string">
            <text:p>TAME IMPALA</text:p>
          </table:table-cell>
          <table:table-cell office:value-type="string">
            <text:p>:04</text:p>
          </table:table-cell>
          <table:table-cell office:value-type="string">
            <text:p>03:08</text:p>
          </table:table-cell>
          <table:table-cell office:value-type="string">
            <text:p>FADE</text:p>
          </table:table-cell>
          <table:table-cell office:value-type="string">
            <text:p>TAME IMPAL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AYS TO GO</text:p>
          </table:table-cell>
          <table:table-cell office:value-type="string">
            <text:p>GROUPLOVE</text:p>
          </table:table-cell>
          <table:table-cell office:value-type="string">
            <text:p>:00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GROUPLOV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KING AND LIONHEART</text:p>
          </table:table-cell>
          <table:table-cell office:value-type="string">
            <text:p>OF MONSTERS AND MEN</text:p>
          </table:table-cell>
          <table:table-cell office:value-type="string">
            <text:p>:08</text:p>
          </table:table-cell>
          <table:table-cell office:value-type="string">
            <text:p>04:22</text:p>
          </table:table-cell>
          <table:table-cell office:value-type="string">
            <text:p>FADE</text:p>
          </table:table-cell>
          <table:table-cell office:value-type="string">
            <text:p>OF MONSTERS AND MEN</text:p>
          </table:table-cell>
          <table:table-cell/>
          <table:table-cell office:value-type="string">
            <text:p>M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RYING TO BE COOL</text:p>
          </table:table-cell>
          <table:table-cell office:value-type="string">
            <text:p>PHOENIX</text:p>
          </table:table-cell>
          <table:table-cell office:value-type="float" office:value="15">
            <text:p>15</text:p>
          </table:table-cell>
          <table:table-cell office:value-type="string">
            <text:p>03:21</text:p>
          </table:table-cell>
          <table:table-cell office:value-type="string">
            <text:p>FADE</text:p>
          </table:table-cell>
          <table:table-cell office:value-type="string">
            <text:p>PHOENIX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Y GOD IS THE SUN</text:p>
          </table:table-cell>
          <table:table-cell office:value-type="string">
            <text:p>QUEENS OF THE STONE AGE</text:p>
          </table:table-cell>
          <table:table-cell office:value-type="string">
            <text:p>:31</text:p>
          </table:table-cell>
          <table:table-cell office:value-type="string">
            <text:p>03:38</text:p>
          </table:table-cell>
          <table:table-cell office:value-type="string">
            <text:p>COLD</text:p>
          </table:table-cell>
          <table:table-cell office:value-type="string">
            <text:p>QUEENS OF THE STONE AG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POMPEII</text:p>
          </table:table-cell>
          <table:table-cell office:value-type="string">
            <text:p>BASTILLE</text:p>
          </table:table-cell>
          <table:table-cell office:value-type="string">
            <text:p>:18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BASTILL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IGHT ACTION</text:p>
          </table:table-cell>
          <table:table-cell office:value-type="string">
            <text:p>FRANZ FERDINAND</text:p>
          </table:table-cell>
          <table:table-cell office:value-type="string">
            <text:p>:16</text:p>
          </table:table-cell>
          <table:table-cell office:value-type="string">
            <text:p>02:58</text:p>
          </table:table-cell>
          <table:table-cell office:value-type="string">
            <text:p>FADE</text:p>
          </table:table-cell>
          <table:table-cell office:value-type="string">
            <text:p>FRANZ FERDINAND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UNBELIEVERS</text:p>
          </table:table-cell>
          <table:table-cell office:value-type="string">
            <text:p>VAMPIRE WEEKEND</text:p>
          </table:table-cell>
          <table:table-cell office:value-type="string">
            <text:p>:13</text:p>
          </table:table-cell>
          <table:table-cell office:value-type="string">
            <text:p>03:19</text:p>
          </table:table-cell>
          <table:table-cell office:value-type="string">
            <text:p>COLD</text:p>
          </table:table-cell>
          <table:table-cell office:value-type="string">
            <text:p>VAMPIRE WEEKEN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FRAID</text:p>
          </table:table-cell>
          <table:table-cell office:value-type="string">
            <text:p>NEIGHBOURHOOD, THE</text:p>
          </table:table-cell>
          <table:table-cell office:value-type="string">
            <text:p>:13</text:p>
          </table:table-cell>
          <table:table-cell office:value-type="string">
            <text:p>04:09</text:p>
          </table:table-cell>
          <table:table-cell office:value-type="string">
            <text:p>COLD</text:p>
          </table:table-cell>
          <table:table-cell office:value-type="string">
            <text:p>NEIGHBOURHOO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IND YOUR MANNERS</text:p>
          </table:table-cell>
          <table:table-cell office:value-type="string">
            <text:p>PEARL JAM</text:p>
          </table:table-cell>
          <table:table-cell office:value-type="string">
            <text:p>:15</text:p>
          </table:table-cell>
          <table:table-cell office:value-type="string">
            <text:p>02:38</text:p>
          </table:table-cell>
          <table:table-cell office:value-type="string">
            <text:p>COLD</text:p>
          </table:table-cell>
          <table:table-cell office:value-type="string">
            <text:p>PEARL JAM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OVE ILLUMINATION</text:p>
          </table:table-cell>
          <table:table-cell office:value-type="string">
            <text:p>FRANZ FERDINAND</text:p>
          </table:table-cell>
          <table:table-cell office:value-type="string">
            <text:p>:19</text:p>
          </table:table-cell>
          <table:table-cell office:value-type="string">
            <text:p>03:43</text:p>
          </table:table-cell>
          <table:table-cell office:value-type="string">
            <text:p>COLD</text:p>
          </table:table-cell>
          <table:table-cell office:value-type="string">
            <text:p>FRANZ FERDINAND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EAVY BELLS</text:p>
          </table:table-cell>
          <table:table-cell office:value-type="string">
            <text:p>J RODDY WALSTON &amp; THE BUSINESS</text:p>
          </table:table-cell>
          <table:table-cell office:value-type="string">
            <text:p>:06</text:p>
          </table:table-cell>
          <table:table-cell office:value-type="string">
            <text:p>03:48</text:p>
          </table:table-cell>
          <table:table-cell office:value-type="string">
            <text:p>COLD</text:p>
          </table:table-cell>
          <table:table-cell office:value-type="string">
            <text:p>J RODDY WALSTON &amp; THE BUSINES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IRTY PAWS</text:p>
          </table:table-cell>
          <table:table-cell office:value-type="string">
            <text:p>OF MONSTERS AND MEN</text:p>
          </table:table-cell>
          <table:table-cell office:value-type="string">
            <text:p>:19</text:p>
          </table:table-cell>
          <table:table-cell office:value-type="string">
            <text:p>04:14</text:p>
          </table:table-cell>
          <table:table-cell office:value-type="string">
            <text:p>FADE</text:p>
          </table:table-cell>
          <table:table-cell office:value-type="string">
            <text:p>OF MONSTERS AND MEN</text:p>
          </table:table-cell>
          <table:table-cell/>
          <table:table-cell office:value-type="string">
            <text:p>M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HO WE ARE</text:p>
          </table:table-cell>
          <table:table-cell office:value-type="string">
            <text:p>SWITCHFOOT</text:p>
          </table:table-cell>
          <table:table-cell office:value-type="string">
            <text:p>:00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SWITCHFOO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IRENS</text:p>
          </table:table-cell>
          <table:table-cell office:value-type="string">
            <text:p>PEARL JAM</text:p>
          </table:table-cell>
          <table:table-cell office:value-type="string">
            <text:p>:15</text:p>
          </table:table-cell>
          <table:table-cell office:value-type="string">
            <text:p>05:38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EMPLE</text:p>
          </table:table-cell>
          <table:table-cell office:value-type="string">
            <text:p>KINGS OF LEON</text:p>
          </table:table-cell>
          <table:table-cell office:value-type="string">
            <text:p>:19</text:p>
          </table:table-cell>
          <table:table-cell office:value-type="string">
            <text:p>04:06</text:p>
          </table:table-cell>
          <table:table-cell office:value-type="string">
            <text:p>FADE</text:p>
          </table:table-cell>
          <table:table-cell office:value-type="string">
            <text:p>KINGS OF LEON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FTERLIFE</text:p>
          </table:table-cell>
          <table:table-cell office:value-type="string">
            <text:p>ARCADE FIRE</text:p>
          </table:table-cell>
          <table:table-cell office:value-type="string">
            <text:p>:40</text:p>
          </table:table-cell>
          <table:table-cell office:value-type="string">
            <text:p>05:43</text:p>
          </table:table-cell>
          <table:table-cell office:value-type="string">
            <text:p>FADE</text:p>
          </table:table-cell>
          <table:table-cell office:value-type="string">
            <text:p>ARCADE FIR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E WIRE</text:p>
          </table:table-cell>
          <table:table-cell office:value-type="string">
            <text:p>HAIM</text:p>
          </table:table-cell>
          <table:table-cell office:value-type="string">
            <text:p>:08</text:p>
          </table:table-cell>
          <table:table-cell office:value-type="string">
            <text:p>04:06</text:p>
          </table:table-cell>
          <table:table-cell office:value-type="string">
            <text:p>COLD</text:p>
          </table:table-cell>
          <table:table-cell office:value-type="string">
            <text:p>HAIM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IT'S ABOUT TIME</text:p>
          </table:table-cell>
          <table:table-cell office:value-type="string">
            <text:p>YOUNG THE GIANT</text:p>
          </table:table-cell>
          <table:table-cell office:value-type="string">
            <text:p>:27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YOUNG THE GI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OLDING ON FOR LIFE</text:p>
          </table:table-cell>
          <table:table-cell office:value-type="string">
            <text:p>BROKEN BELLS</text:p>
          </table:table-cell>
          <table:table-cell office:value-type="string">
            <text:p>:18</text:p>
          </table:table-cell>
          <table:table-cell office:value-type="string">
            <text:p>03:57</text:p>
          </table:table-cell>
          <table:table-cell office:value-type="string">
            <text:p>COLD</text:p>
          </table:table-cell>
          <table:table-cell office:value-type="string">
            <text:p>Broken Bell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SLEEP AT THE WHEEL</text:p>
          </table:table-cell>
          <table:table-cell office:value-type="string">
            <text:p>BAND OF SKULLS</text:p>
          </table:table-cell>
          <table:table-cell office:value-type="string">
            <text:p>:09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BAND OF SKULL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MSTERDAM</text:p>
          </table:table-cell>
          <table:table-cell office:value-type="string">
            <text:p>IMAGINE DRAGONS</text:p>
          </table:table-cell>
          <table:table-cell office:value-type="string">
            <text:p>:36</text:p>
          </table:table-cell>
          <table:table-cell office:value-type="string">
            <text:p>03:54</text:p>
          </table:table-cell>
          <table:table-cell office:value-type="string">
            <text:p>FADE</text:p>
          </table:table-cell>
          <table:table-cell office:value-type="string">
            <text:p>IMAGINE DRAGO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ARDIAC ARREST</text:p>
          </table:table-cell>
          <table:table-cell office:value-type="string">
            <text:p>BAD SUNS</text:p>
          </table:table-cell>
          <table:table-cell office:value-type="string">
            <text:p>:23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BAD SU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EMONS</text:p>
          </table:table-cell>
          <table:table-cell office:value-type="string">
            <text:p>IMAGINE DRAGONS</text:p>
          </table:table-cell>
          <table:table-cell office:value-type="string">
            <text:p>:00</text:p>
          </table:table-cell>
          <table:table-cell office:value-type="string">
            <text:p>02:55</text:p>
          </table:table-cell>
          <table:table-cell office:value-type="string">
            <text:p>COLD</text:p>
          </table:table-cell>
          <table:table-cell office:value-type="string">
            <text:p>IMAGINE DRAGO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.O.S. IN BEL AIR</text:p>
          </table:table-cell>
          <table:table-cell office:value-type="string">
            <text:p>PHOENIX</text:p>
          </table:table-cell>
          <table:table-cell office:value-type="string">
            <text:p>:05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PHOENIX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RYSTALLIZED</text:p>
          </table:table-cell>
          <table:table-cell office:value-type="string">
            <text:p>YOUNG THE GIANT</text:p>
          </table:table-cell>
          <table:table-cell office:value-type="string">
            <text:p>:24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YOUNG THE GI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OMING OF AGE</text:p>
          </table:table-cell>
          <table:table-cell office:value-type="string">
            <text:p>FOSTER THE PEOPLE</text:p>
          </table:table-cell>
          <table:table-cell office:value-type="string">
            <text:p>:30</text:p>
          </table:table-cell>
          <table:table-cell office:value-type="string">
            <text:p>04:32</text:p>
          </table:table-cell>
          <table:table-cell office:value-type="string">
            <text:p>FADE</text:p>
          </table:table-cell>
          <table:table-cell office:value-type="string">
            <text:p>FOSTER THE PEOPL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LUE MOON</text:p>
          </table:table-cell>
          <table:table-cell office:value-type="string">
            <text:p>BECK</text:p>
          </table:table-cell>
          <table:table-cell office:value-type="string">
            <text:p>:19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BECK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IVE OF EVERYTHING</text:p>
          </table:table-cell>
          <table:table-cell office:value-type="float" office:value="311">
            <text:p>311</text:p>
          </table:table-cell>
          <table:table-cell office:value-type="string">
            <text:p>:22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AKE IT OR LEAVE IT</text:p>
          </table:table-cell>
          <table:table-cell office:value-type="string">
            <text:p>CAGE THE ELEPHANT</text:p>
          </table:table-cell>
          <table:table-cell office:value-type="string">
            <text:p>:21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CAGE THE ELEPH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HO NEEDS YOU</text:p>
          </table:table-cell>
          <table:table-cell office:value-type="string">
            <text:p>ORWELLS, THE</text:p>
          </table:table-cell>
          <table:table-cell office:value-type="string">
            <text:p>:22</text:p>
          </table:table-cell>
          <table:table-cell office:value-type="string">
            <text:p>03:14</text:p>
          </table:table-cell>
          <table:table-cell office:value-type="string">
            <text:p>FADE</text:p>
          </table:table-cell>
          <table:table-cell office:value-type="string">
            <text:p>ORWELL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AKE IT AS IT COMES</text:p>
          </table:table-cell>
          <table:table-cell office:value-type="string">
            <text:p>J RODDY WALSTON &amp; THE BUSINESS</text:p>
          </table:table-cell>
          <table:table-cell office:value-type="string">
            <text:p>:05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J RODDY WALSTON &amp; THE BUSINES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IND OVER MATTER</text:p>
          </table:table-cell>
          <table:table-cell office:value-type="string">
            <text:p>YOUNG THE GIANT</text:p>
          </table:table-cell>
          <table:table-cell office:value-type="string">
            <text:p>:16</text:p>
          </table:table-cell>
          <table:table-cell office:value-type="string">
            <text:p>04:01</text:p>
          </table:table-cell>
          <table:table-cell office:value-type="string">
            <text:p>COLD</text:p>
          </table:table-cell>
          <table:table-cell office:value-type="string">
            <text:p>YOUNG THE GI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MBER</text:p>
          </table:table-cell>
          <table:table-cell office:value-type="float" office:value="311">
            <text:p>311</text:p>
          </table:table-cell>
          <table:table-cell office:value-type="string">
            <text:p>:26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EST FRIEND</text:p>
          </table:table-cell>
          <table:table-cell office:value-type="string">
            <text:p>FOSTER THE PEOPLE</text:p>
          </table:table-cell>
          <table:table-cell office:value-type="string">
            <text:p>:08</text:p>
          </table:table-cell>
          <table:table-cell office:value-type="string">
            <text:p>04:28</text:p>
          </table:table-cell>
          <table:table-cell office:value-type="string">
            <text:p>FADE</text:p>
          </table:table-cell>
          <table:table-cell office:value-type="string">
            <text:p>FOSTER THE PEOPL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ONTROL</text:p>
          </table:table-cell>
          <table:table-cell office:value-type="string">
            <text:p>BROKEN BELLS</text:p>
          </table:table-cell>
          <table:table-cell office:value-type="string">
            <text:p>:21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Broken Bell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MOOTH SAILING</text:p>
          </table:table-cell>
          <table:table-cell office:value-type="string">
            <text:p>QUEENS OF THE STONE AGE</text:p>
          </table:table-cell>
          <table:table-cell office:value-type="string">
            <text:p>:26</text:p>
          </table:table-cell>
          <table:table-cell office:value-type="string">
            <text:p>04:39</text:p>
          </table:table-cell>
          <table:table-cell office:value-type="string">
            <text:p>COLD</text:p>
          </table:table-cell>
          <table:table-cell office:value-type="string">
            <text:p>QUEENS OF THE STONE AG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HEN WE COME ALIVE</text:p>
          </table:table-cell>
          <table:table-cell office:value-type="string">
            <text:p>SWITCHFOOT</text:p>
          </table:table-cell>
          <table:table-cell office:value-type="string">
            <text:p>:08</text:p>
          </table:table-cell>
          <table:table-cell office:value-type="string">
            <text:p>03:34</text:p>
          </table:table-cell>
          <table:table-cell office:value-type="string">
            <text:p>FADE</text:p>
          </table:table-cell>
          <table:table-cell office:value-type="string">
            <text:p>SWITCHFOO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AMILY TREE</text:p>
          </table:table-cell>
          <table:table-cell office:value-type="string">
            <text:p>KINGS OF LEON</text:p>
          </table:table-cell>
          <table:table-cell office:value-type="string">
            <text:p>:28</text:p>
          </table:table-cell>
          <table:table-cell office:value-type="string">
            <text:p>03:46</text:p>
          </table:table-cell>
          <table:table-cell office:value-type="string">
            <text:p>COLD</text:p>
          </table:table-cell>
          <table:table-cell office:value-type="string">
            <text:p>KINGS OF LE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 DON'T WANT TO BE HERE ANYMOR</text:p>
          </table:table-cell>
          <table:table-cell office:value-type="string">
            <text:p>RISE AGAINST</text:p>
          </table:table-cell>
          <table:table-cell office:value-type="string">
            <text:p>:29</text:p>
          </table:table-cell>
          <table:table-cell office:value-type="string">
            <text:p>04:00</text:p>
          </table:table-cell>
          <table:table-cell office:value-type="string">
            <text:p>COLD</text:p>
          </table:table-cell>
          <table:table-cell office:value-type="string">
            <text:p>RISE AGAINS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O YOU</text:p>
          </table:table-cell>
          <table:table-cell office:value-type="string">
            <text:p>SPOON</text:p>
          </table:table-cell>
          <table:table-cell office:value-type="string">
            <text:p>:16</text:p>
          </table:table-cell>
          <table:table-cell office:value-type="string">
            <text:p>03:25</text:p>
          </table:table-cell>
          <table:table-cell office:value-type="string">
            <text:p>FADE</text:p>
          </table:table-cell>
          <table:table-cell office:value-type="string">
            <text:p>SPO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RAINWRECK 1979</text:p>
          </table:table-cell>
          <table:table-cell office:value-type="string">
            <text:p>DEATH FROM ABOVE 1979</text:p>
          </table:table-cell>
          <table:table-cell office:value-type="string">
            <text:p>:14</text:p>
          </table:table-cell>
          <table:table-cell office:value-type="string">
            <text:p>03:36</text:p>
          </table:table-cell>
          <table:table-cell office:value-type="string">
            <text:p>FADE</text:p>
          </table:table-cell>
          <table:table-cell office:value-type="string">
            <text:p>DEATH FROM ABOVE 1979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HY'D YOU ONLY CALL ME WHEN YOU'RE HIGH?</text:p>
          </table:table-cell>
          <table:table-cell office:value-type="string">
            <text:p>ARCTIC MONKEYS, THE</text:p>
          </table:table-cell>
          <table:table-cell office:value-type="string">
            <text:p>:11</text:p>
          </table:table-cell>
          <table:table-cell office:value-type="string">
            <text:p>02:41</text:p>
          </table:table-cell>
          <table:table-cell office:value-type="string">
            <text:p>FADE</text:p>
          </table:table-cell>
          <table:table-cell office:value-type="string">
            <text:p>ARCTIC MONKEY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KATHLEEN</text:p>
          </table:table-cell>
          <table:table-cell office:value-type="string">
            <text:p>CATFISH AND THE BOTTLEMEN</text:p>
          </table:table-cell>
          <table:table-cell office:value-type="string">
            <text:p>:07</text:p>
          </table:table-cell>
          <table:table-cell office:value-type="string">
            <text:p>02:40</text:p>
          </table:table-cell>
          <table:table-cell office:value-type="string">
            <text:p>COLD</text:p>
          </table:table-cell>
          <table:table-cell office:value-type="string">
            <text:p>CATFISH AND THE BOTTLEMEN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 BET MY LIFE</text:p>
          </table:table-cell>
          <table:table-cell office:value-type="string">
            <text:p>IMAGINE DRAGONS</text:p>
          </table:table-cell>
          <table:table-cell office:value-type="string">
            <text:p>:09</text:p>
          </table:table-cell>
          <table:table-cell office:value-type="string">
            <text:p>03:11</text:p>
          </table:table-cell>
          <table:table-cell office:value-type="string">
            <text:p>COLD</text:p>
          </table:table-cell>
          <table:table-cell office:value-type="string">
            <text:p>IMAGINE DRAGO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E RIGHTEOUS ONE</text:p>
          </table:table-cell>
          <table:table-cell office:value-type="string">
            <text:p>ORWELLS, THE</text:p>
          </table:table-cell>
          <table:table-cell office:value-type="string">
            <text:p>:14</text:p>
          </table:table-cell>
          <table:table-cell office:value-type="string">
            <text:p>03:31</text:p>
          </table:table-cell>
          <table:table-cell office:value-type="string">
            <text:p>FADE</text:p>
          </table:table-cell>
          <table:table-cell office:value-type="string">
            <text:p>ORWELL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LACK SOAP</text:p>
          </table:table-cell>
          <table:table-cell office:value-type="string">
            <text:p>EX COPS</text:p>
          </table:table-cell>
          <table:table-cell office:value-type="string">
            <text:p>:16</text:p>
          </table:table-cell>
          <table:table-cell office:value-type="string">
            <text:p>04:02</text:p>
          </table:table-cell>
          <table:table-cell office:value-type="string">
            <text:p>FADE</text:p>
          </table:table-cell>
          <table:table-cell office:value-type="string">
            <text:p>EX COPS</text:p>
          </table:table-cell>
          <table:table-cell/>
          <table:table-cell office:value-type="string">
            <text:p>M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OCOON</text:p>
          </table:table-cell>
          <table:table-cell office:value-type="string">
            <text:p>CATFISH AND THE BOTTLEMEN</text:p>
          </table:table-cell>
          <table:table-cell office:value-type="string">
            <text:p>:08</text:p>
          </table:table-cell>
          <table:table-cell office:value-type="string">
            <text:p>03:56</text:p>
          </table:table-cell>
          <table:table-cell office:value-type="string">
            <text:p>COLD</text:p>
          </table:table-cell>
          <table:table-cell office:value-type="string">
            <text:p>CATFISH AND THE BOTTLEME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EVERYTHING IS WRONG</text:p>
          </table:table-cell>
          <table:table-cell office:value-type="string">
            <text:p>INTERPOL</text:p>
          </table:table-cell>
          <table:table-cell office:value-type="string">
            <text:p>:17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INTERPOL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OYOTES</text:p>
          </table:table-cell>
          <table:table-cell office:value-type="string">
            <text:p>MODEST MOUSE</text:p>
          </table:table-cell>
          <table:table-cell office:value-type="string">
            <text:p>:06</text:p>
          </table:table-cell>
          <table:table-cell office:value-type="string">
            <text:p>03:26</text:p>
          </table:table-cell>
          <table:table-cell office:value-type="string">
            <text:p>FADE</text:p>
          </table:table-cell>
          <table:table-cell office:value-type="string">
            <text:p>MODEST MOUS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AN ALL MUSIC</text:p>
          </table:table-cell>
          <table:table-cell office:value-type="string">
            <text:p>NOTHING BUT THIEVES</text:p>
          </table:table-cell>
          <table:table-cell office:value-type="string">
            <text:p>:12</text:p>
          </table:table-cell>
          <table:table-cell office:value-type="string">
            <text:p>02:49</text:p>
          </table:table-cell>
          <table:table-cell office:value-type="string">
            <text:p>COLD</text:p>
          </table:table-cell>
          <table:table-cell office:value-type="string">
            <text:p>NOTHING BUT THIEV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IRST</text:p>
          </table:table-cell>
          <table:table-cell office:value-type="string">
            <text:p>COLD WAR KIDS</text:p>
          </table:table-cell>
          <table:table-cell office:value-type="string">
            <text:p>:12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COLD WAR KID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AKE IT BACK</text:p>
          </table:table-cell>
          <table:table-cell office:value-type="string">
            <text:p>TEMPERANCE MOVEMENT, THE</text:p>
          </table:table-cell>
          <table:table-cell office:value-type="string">
            <text:p>:17</text:p>
          </table:table-cell>
          <table:table-cell office:value-type="string">
            <text:p>03:01</text:p>
          </table:table-cell>
          <table:table-cell office:value-type="string">
            <text:p>FADE</text:p>
          </table:table-cell>
          <table:table-cell office:value-type="string">
            <text:p>TEMPERANCE MOVEMENT, TH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BSOLUTION CALLING</text:p>
          </table:table-cell>
          <table:table-cell office:value-type="string">
            <text:p>INCUBUS</text:p>
          </table:table-cell>
          <table:table-cell office:value-type="string">
            <text:p>:11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INCUBU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WHAT KIND OF MAN</text:p>
          </table:table-cell>
          <table:table-cell office:value-type="string">
            <text:p>FLORENCE &amp; THE MACHINE</text:p>
          </table:table-cell>
          <table:table-cell office:value-type="string">
            <text:p>:00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FLORENCE &amp; THE MACHIN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ILENT MOVIES</text:p>
          </table:table-cell>
          <table:table-cell office:value-type="string">
            <text:p>MADISEN WARD &amp; THE MAMA BEAR</text:p>
          </table:table-cell>
          <table:table-cell office:value-type="string">
            <text:p>:23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MADISEN WARD &amp; THE MAMA BEA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GET CLOSER</text:p>
          </table:table-cell>
          <table:table-cell office:value-type="string">
            <text:p>LIFE IN FILM</text:p>
          </table:table-cell>
          <table:table-cell office:value-type="string">
            <text:p>:17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LIFE IN FILM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IVING ZOO</text:p>
          </table:table-cell>
          <table:table-cell office:value-type="string">
            <text:p>BUILT TO SPILL</text:p>
          </table:table-cell>
          <table:table-cell office:value-type="string">
            <text:p>1:30</text:p>
          </table:table-cell>
          <table:table-cell office:value-type="string">
            <text:p>04:14</text:p>
          </table:table-cell>
          <table:table-cell office:value-type="string">
            <text:p>FADE</text:p>
          </table:table-cell>
          <table:table-cell office:value-type="string">
            <text:p>BUILT TO SPILL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FUTURE PEOPLE</text:p>
          </table:table-cell>
          <table:table-cell office:value-type="string">
            <text:p>ALABAMA SHAKES</text:p>
          </table:table-cell>
          <table:table-cell office:value-type="string">
            <text:p>:31</text:p>
          </table:table-cell>
          <table:table-cell office:value-type="string">
            <text:p>03:19</text:p>
          </table:table-cell>
          <table:table-cell office:value-type="string">
            <text:p>COLD</text:p>
          </table:table-cell>
          <table:table-cell office:value-type="string">
            <text:p>ALABAMA SHAKES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ONESOME STREET</text:p>
          </table:table-cell>
          <table:table-cell office:value-type="string">
            <text:p>BLUR</text:p>
          </table:table-cell>
          <table:table-cell office:value-type="string">
            <text:p>:21</text:p>
          </table:table-cell>
          <table:table-cell office:value-type="string">
            <text:p>04:05</text:p>
          </table:table-cell>
          <table:table-cell office:value-type="string">
            <text:p>COLD</text:p>
          </table:table-cell>
          <table:table-cell office:value-type="string">
            <text:p>BLU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EAR IN MY HEART</text:p>
          </table:table-cell>
          <table:table-cell office:value-type="string">
            <text:p>TWENTY ONE PILOTS</text:p>
          </table:table-cell>
          <table:table-cell office:value-type="string">
            <text:p>:00</text:p>
          </table:table-cell>
          <table:table-cell office:value-type="string">
            <text:p>03:03</text:p>
          </table:table-cell>
          <table:table-cell office:value-type="string">
            <text:p>FADE</text:p>
          </table:table-cell>
          <table:table-cell office:value-type="string">
            <text:p>TWENTY ONE PILOT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E WORLD ENDER</text:p>
          </table:table-cell>
          <table:table-cell office:value-type="string">
            <text:p>LORD HURON</text:p>
          </table:table-cell>
          <table:table-cell office:value-type="string">
            <text:p>:25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LORD HUR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20+ CENTURIES</text:p>
          </table:table-cell>
          <table:table-cell office:value-type="string">
            <text:p>KUROMA</text:p>
          </table:table-cell>
          <table:table-cell office:value-type="string">
            <text:p>:04</text:p>
          </table:table-cell>
          <table:table-cell office:value-type="string">
            <text:p>02:33</text:p>
          </table:table-cell>
          <table:table-cell office:value-type="string">
            <text:p>COLD</text:p>
          </table:table-cell>
          <table:table-cell office:value-type="string">
            <text:p>KUROM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EYDAYS</text:p>
          </table:table-cell>
          <table:table-cell office:value-type="string">
            <text:p>TOTAL BABES</text:p>
          </table:table-cell>
          <table:table-cell office:value-type="string">
            <text:p>:16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TOTAL BAB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NEVER BE THE SAME</text:p>
          </table:table-cell>
          <table:table-cell office:value-type="string">
            <text:p>BUILT TO SPILL</text:p>
          </table:table-cell>
          <table:table-cell office:value-type="string">
            <text:p>:05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BUILT TO SPILL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PEDESTRIAN AT BEST</text:p>
          </table:table-cell>
          <table:table-cell office:value-type="string">
            <text:p>COURTNEY BARNETT</text:p>
          </table:table-cell>
          <table:table-cell office:value-type="string">
            <text:p>:10</text:p>
          </table:table-cell>
          <table:table-cell office:value-type="string">
            <text:p>03:51</text:p>
          </table:table-cell>
          <table:table-cell office:value-type="string">
            <text:p>COLD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HOEGAZE</text:p>
          </table:table-cell>
          <table:table-cell office:value-type="string">
            <text:p>ALABAMA SHAKES</text:p>
          </table:table-cell>
          <table:table-cell office:value-type="string">
            <text:p>:00</text:p>
          </table:table-cell>
          <table:table-cell office:value-type="string">
            <text:p>03:00</text:p>
          </table:table-cell>
          <table:table-cell office:value-type="string">
            <text:p>COLD</text:p>
          </table:table-cell>
          <table:table-cell office:value-type="string">
            <text:p>ALABAMA SHAKES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GURDJIEFF'S DAUGHTER</text:p>
          </table:table-cell>
          <table:table-cell office:value-type="string">
            <text:p>LAURA MARLING</text:p>
          </table:table-cell>
          <table:table-cell office:value-type="string">
            <text:p>:00</text:p>
          </table:table-cell>
          <table:table-cell office:value-type="string">
            <text:p>04:22</text:p>
          </table:table-cell>
          <table:table-cell office:value-type="string">
            <text:p>FADE</text:p>
          </table:table-cell>
          <table:table-cell office:value-type="string">
            <text:p>LAURA MARLING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OONY EYED WALRUS</text:p>
          </table:table-cell>
          <table:table-cell office:value-type="string">
            <text:p>CAYUCAS</text:p>
          </table:table-cell>
          <table:table-cell office:value-type="string">
            <text:p>:03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CAYUCA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KANGAROO POCKET</text:p>
          </table:table-cell>
          <table:table-cell office:value-type="string">
            <text:p>ROZWELL KID</text:p>
          </table:table-cell>
          <table:table-cell office:value-type="string">
            <text:p>:35</text:p>
          </table:table-cell>
          <table:table-cell office:value-type="string">
            <text:p>04:22</text:p>
          </table:table-cell>
          <table:table-cell office:value-type="string">
            <text:p>FADE</text:p>
          </table:table-cell>
          <table:table-cell office:value-type="string">
            <text:p>ROZWELL KI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UST FOR LIFE</text:p>
          </table:table-cell>
          <table:table-cell office:value-type="string">
            <text:p>GIRLS</text:p>
          </table:table-cell>
          <table:table-cell office:value-type="string">
            <text:p>:13</text:p>
          </table:table-cell>
          <table:table-cell office:value-type="string">
            <text:p>02:20</text:p>
          </table:table-cell>
          <table:table-cell office:value-type="string">
            <text:p>FADE</text:p>
          </table:table-cell>
          <table:table-cell office:value-type="string">
            <text:p>GIRL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SLAND</text:p>
          </table:table-cell>
          <table:table-cell office:value-type="string">
            <text:p>SURFER BLOOD</text:p>
          </table:table-cell>
          <table:table-cell office:value-type="string">
            <text:p>:22</text:p>
          </table:table-cell>
          <table:table-cell office:value-type="string">
            <text:p>03:42</text:p>
          </table:table-cell>
          <table:table-cell office:value-type="string">
            <text:p>COLD</text:p>
          </table:table-cell>
          <table:table-cell office:value-type="string">
            <text:p>SURFER BLOOD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COLD AS IT IS</text:p>
          </table:table-cell>
          <table:table-cell office:value-type="string">
            <text:p>THE LONE BELLOW</text:p>
          </table:table-cell>
          <table:table-cell office:value-type="string">
            <text:p>:29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THE LONE BELLOW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RUTH</text:p>
          </table:table-cell>
          <table:table-cell office:value-type="string">
            <text:p>ALEXANDER</text:p>
          </table:table-cell>
          <table:table-cell office:value-type="string">
            <text:p>:51</text:p>
          </table:table-cell>
          <table:table-cell office:value-type="string">
            <text:p>04:20</text:p>
          </table:table-cell>
          <table:table-cell office:value-type="string">
            <text:p>FADE</text:p>
          </table:table-cell>
          <table:table-cell office:value-type="string">
            <text:p>ALEXANDE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UN</text:p>
          </table:table-cell>
          <table:table-cell office:value-type="string">
            <text:p>COIN</text:p>
          </table:table-cell>
          <table:table-cell office:value-type="string">
            <text:p>:24</text:p>
          </table:table-cell>
          <table:table-cell office:value-type="string">
            <text:p>03:23</text:p>
          </table:table-cell>
          <table:table-cell office:value-type="string">
            <text:p>COLD</text:p>
          </table:table-cell>
          <table:table-cell office:value-type="string">
            <text:p>COI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OMETHING IN THE WATER</text:p>
          </table:table-cell>
          <table:table-cell office:value-type="string">
            <text:p>POKEY LAFARGE</text:p>
          </table:table-cell>
          <table:table-cell office:value-type="string">
            <text:p>:08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POKEY LAFARG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LACK MAMBO</text:p>
          </table:table-cell>
          <table:table-cell office:value-type="string">
            <text:p>GLASS ANIMALS</text:p>
          </table:table-cell>
          <table:table-cell office:value-type="string">
            <text:p>:23</text:p>
          </table:table-cell>
          <table:table-cell office:value-type="string">
            <text:p>03:52</text:p>
          </table:table-cell>
          <table:table-cell office:value-type="string">
            <text:p>COLD</text:p>
          </table:table-cell>
          <table:table-cell office:value-type="string">
            <text:p>GLASS ANIMAL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MEMORY REMAINS</text:p>
          </table:table-cell>
          <table:table-cell office:value-type="string">
            <text:p>OBERHOFER</text:p>
          </table:table-cell>
          <table:table-cell office:value-type="string">
            <text:p>:15</text:p>
          </table:table-cell>
          <table:table-cell office:value-type="string">
            <text:p>03:41</text:p>
          </table:table-cell>
          <table:table-cell office:value-type="string">
            <text:p>COLD</text:p>
          </table:table-cell>
          <table:table-cell office:value-type="string">
            <text:p>OBERHOFER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FATAL FLAW</text:p>
          </table:table-cell>
          <table:table-cell office:value-type="string">
            <text:p>TITUS ANDRONICUS</text:p>
          </table:table-cell>
          <table:table-cell office:value-type="string">
            <text:p>:17</text:p>
          </table:table-cell>
          <table:table-cell office:value-type="string">
            <text:p>03:14</text:p>
          </table:table-cell>
          <table:table-cell office:value-type="string">
            <text:p>COLD</text:p>
          </table:table-cell>
          <table:table-cell office:value-type="string">
            <text:p>TITUS ANDRONICU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MOANING LISA SMILE</text:p>
          </table:table-cell>
          <table:table-cell office:value-type="string">
            <text:p>WOLF ALICE</text:p>
          </table:table-cell>
          <table:table-cell office:value-type="string">
            <text:p>:18</text:p>
          </table:table-cell>
          <table:table-cell office:value-type="string">
            <text:p>02:36</text:p>
          </table:table-cell>
          <table:table-cell office:value-type="string">
            <text:p>FADE</text:p>
          </table:table-cell>
          <table:table-cell office:value-type="string">
            <text:p>WOLF ALIC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JUNGLE</text:p>
          </table:table-cell>
          <table:table-cell office:value-type="string">
            <text:p>X AMBASSADORS</text:p>
          </table:table-cell>
          <table:table-cell office:value-type="string">
            <text:p>:17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X AMBASSADO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ABY DON'T YOU LIE TO ME</text:p>
          </table:table-cell>
          <table:table-cell office:value-type="string">
            <text:p>FRATELLIS</text:p>
          </table:table-cell>
          <table:table-cell office:value-type="string">
            <text:p>:10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FRATELLI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UICIDE SATURDAY</text:p>
          </table:table-cell>
          <table:table-cell office:value-type="string">
            <text:p>HIPPO CAMPUS</text:p>
          </table:table-cell>
          <table:table-cell office:value-type="string">
            <text:p>:16</text:p>
          </table:table-cell>
          <table:table-cell office:value-type="string">
            <text:p>03:31</text:p>
          </table:table-cell>
          <table:table-cell office:value-type="string">
            <text:p>FADE</text:p>
          </table:table-cell>
          <table:table-cell office:value-type="string">
            <text:p>HIPPO CAMPU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RANDENBERG GATE</text:p>
          </table:table-cell>
          <table:table-cell office:value-type="string">
            <text:p>ANTI-FLAG</text:p>
          </table:table-cell>
          <table:table-cell office:value-type="string">
            <text:p>:18</text:p>
          </table:table-cell>
          <table:table-cell office:value-type="string">
            <text:p>03:29</text:p>
          </table:table-cell>
          <table:table-cell office:value-type="string">
            <text:p>COLD</text:p>
          </table:table-cell>
          <table:table-cell office:value-type="string">
            <text:p>ANTI-FLAG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HERE YOU AT</text:p>
          </table:table-cell>
          <table:table-cell office:value-type="string">
            <text:p>BOHICAS, THE</text:p>
          </table:table-cell>
          <table:table-cell office:value-type="string">
            <text:p>:10</text:p>
          </table:table-cell>
          <table:table-cell office:value-type="string">
            <text:p>02:47</text:p>
          </table:table-cell>
          <table:table-cell office:value-type="string">
            <text:p>FADE</text:p>
          </table:table-cell>
          <table:table-cell office:value-type="string">
            <text:p>BOHICA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GRINDER</text:p>
          </table:table-cell>
          <table:table-cell office:value-type="string">
            <text:p>GARY CLARK JR.</text:p>
          </table:table-cell>
          <table:table-cell office:value-type="string">
            <text:p>:20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GARY CLARK JR.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E LESS I KNOW THE BETTER</text:p>
          </table:table-cell>
          <table:table-cell office:value-type="string">
            <text:p>TAME IMPALA</text:p>
          </table:table-cell>
          <table:table-cell office:value-type="string">
            <text:p>:23</text:p>
          </table:table-cell>
          <table:table-cell office:value-type="string">
            <text:p>03:36</text:p>
          </table:table-cell>
          <table:table-cell office:value-type="string">
            <text:p>COLD</text:p>
          </table:table-cell>
          <table:table-cell office:value-type="string">
            <text:p>TAME IMPALA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.O.B.</text:p>
          </table:table-cell>
          <table:table-cell office:value-type="string">
            <text:p>NATHANIEL RATELIFF &amp; THE NIGHT SWEATS</text:p>
          </table:table-cell>
          <table:table-cell office:value-type="string">
            <text:p>:00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NATHANIEL RATELIFF &amp; THE NIGHT SWEAT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ONLY YOU</text:p>
          </table:table-cell>
          <table:table-cell office:value-type="string">
            <text:p>BOHICAS, THE</text:p>
          </table:table-cell>
          <table:table-cell office:value-type="string">
            <text:p>:08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BOHICA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MILE</text:p>
          </table:table-cell>
          <table:table-cell office:value-type="string">
            <text:p>ROYAL CONCEPT, THE</text:p>
          </table:table-cell>
          <table:table-cell office:value-type="string">
            <text:p>:19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ROYAL CONCEPT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OUTH</text:p>
          </table:table-cell>
          <table:table-cell office:value-type="string">
            <text:p>HIPPO CAMPUS</text:p>
          </table:table-cell>
          <table:table-cell office:value-type="string">
            <text:p>:30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HIPPO CAMPU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ANDOM NAME GENERATOR</text:p>
          </table:table-cell>
          <table:table-cell office:value-type="string">
            <text:p>WILCO</text:p>
          </table:table-cell>
          <table:table-cell office:value-type="string">
            <text:p>:26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WILCO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ASTE THE CEILING</text:p>
          </table:table-cell>
          <table:table-cell office:value-type="string">
            <text:p>WILCO</text:p>
          </table:table-cell>
          <table:table-cell office:value-type="string">
            <text:p>:16</text:p>
          </table:table-cell>
          <table:table-cell office:value-type="string">
            <text:p>03:10</text:p>
          </table:table-cell>
          <table:table-cell office:value-type="string">
            <text:p>FADE</text:p>
          </table:table-cell>
          <table:table-cell office:value-type="string">
            <text:p>WILCO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EART OF THE MATTER</text:p>
          </table:table-cell>
          <table:table-cell office:value-type="string">
            <text:p>LIBERTINES, THE</text:p>
          </table:table-cell>
          <table:table-cell office:value-type="string">
            <text:p>:00</text:p>
          </table:table-cell>
          <table:table-cell office:value-type="string">
            <text:p>03:25</text:p>
          </table:table-cell>
          <table:table-cell office:value-type="string">
            <text:p>FADE</text:p>
          </table:table-cell>
          <table:table-cell office:value-type="string">
            <text:p>LIBERTIN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LAY DOWN</text:p>
          </table:table-cell>
          <table:table-cell office:value-type="string">
            <text:p>DMA'S</text:p>
          </table:table-cell>
          <table:table-cell office:value-type="string">
            <text:p>:19</text:p>
          </table:table-cell>
          <table:table-cell office:value-type="string">
            <text:p>03:10</text:p>
          </table:table-cell>
          <table:table-cell office:value-type="string">
            <text:p>FADE</text:p>
          </table:table-cell>
          <table:table-cell office:value-type="string">
            <text:p>DMA'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ARKS TO PROVE IT</text:p>
          </table:table-cell>
          <table:table-cell office:value-type="string">
            <text:p>MACCABEES, THE</text:p>
          </table:table-cell>
          <table:table-cell office:value-type="string">
            <text:p>:44</text:p>
          </table:table-cell>
          <table:table-cell office:value-type="string">
            <text:p>04:10</text:p>
          </table:table-cell>
          <table:table-cell office:value-type="string">
            <text:p>FADE</text:p>
          </table:table-cell>
          <table:table-cell office:value-type="string">
            <text:p>MACCABE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EVERY OTHER FRECKLE</text:p>
          </table:table-cell>
          <table:table-cell office:value-type="string">
            <text:p>ALT-J</text:p>
          </table:table-cell>
          <table:table-cell office:value-type="string">
            <text:p>:13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ALT-J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REAKER</text:p>
          </table:table-cell>
          <table:table-cell office:value-type="string">
            <text:p>DEERHUNTER</text:p>
          </table:table-cell>
          <table:table-cell office:value-type="string">
            <text:p>:00</text:p>
          </table:table-cell>
          <table:table-cell office:value-type="string">
            <text:p>03:29</text:p>
          </table:table-cell>
          <table:table-cell office:value-type="string">
            <text:p>FADE</text:p>
          </table:table-cell>
          <table:table-cell office:value-type="string">
            <text:p>DEERHUNT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RIP SWITCH</text:p>
          </table:table-cell>
          <table:table-cell office:value-type="string">
            <text:p>NOTHING BUT THIEVES</text:p>
          </table:table-cell>
          <table:table-cell office:value-type="string">
            <text:p>:13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NOTHING BUT THIEV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ESS AROUND</text:p>
          </table:table-cell>
          <table:table-cell office:value-type="string">
            <text:p>CAGE THE ELEPHANT</text:p>
          </table:table-cell>
          <table:table-cell office:value-type="string">
            <text:p>:16</text:p>
          </table:table-cell>
          <table:table-cell office:value-type="string">
            <text:p>02:52</text:p>
          </table:table-cell>
          <table:table-cell office:value-type="string">
            <text:p>FADE</text:p>
          </table:table-cell>
          <table:table-cell office:value-type="string">
            <text:p>CAGE THE ELEPHAN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RAISE HELL</text:p>
          </table:table-cell>
          <table:table-cell office:value-type="string">
            <text:p>DOROTHY</text:p>
          </table:table-cell>
          <table:table-cell office:value-type="string">
            <text:p>:00</text:p>
          </table:table-cell>
          <table:table-cell office:value-type="string">
            <text:p>02:59</text:p>
          </table:table-cell>
          <table:table-cell office:value-type="string">
            <text:p>FADE</text:p>
          </table:table-cell>
          <table:table-cell office:value-type="string">
            <text:p>DOROTHY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IRACLE ALIGNER</text:p>
          </table:table-cell>
          <table:table-cell office:value-type="string">
            <text:p>LAST SHADOW PUPPETS, THE</text:p>
          </table:table-cell>
          <table:table-cell office:value-type="string">
            <text:p>:00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LAST SHADOW PUPPET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ANDS DOWN</text:p>
          </table:table-cell>
          <table:table-cell office:value-type="string">
            <text:p>GREETING COMMITTEE, THE</text:p>
          </table:table-cell>
          <table:table-cell office:value-type="string">
            <text:p>1:10</text:p>
          </table:table-cell>
          <table:table-cell office:value-type="string">
            <text:p>06:14</text:p>
          </table:table-cell>
          <table:table-cell office:value-type="string">
            <text:p>FADE</text:p>
          </table:table-cell>
          <table:table-cell office:value-type="string">
            <text:p>GREETING COMMITTEE, TH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 HAVE BEEN TO THE MOUNTAIN</text:p>
          </table:table-cell>
          <table:table-cell office:value-type="string">
            <text:p>KEVIN MORBY</text:p>
          </table:table-cell>
          <table:table-cell office:value-type="string">
            <text:p>:11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KEVIN MORB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VIATION</text:p>
          </table:table-cell>
          <table:table-cell office:value-type="string">
            <text:p>LAST SHADOW PUPPETS, THE</text:p>
          </table:table-cell>
          <table:table-cell office:value-type="string">
            <text:p>:24</text:p>
          </table:table-cell>
          <table:table-cell office:value-type="string">
            <text:p>03:43</text:p>
          </table:table-cell>
          <table:table-cell office:value-type="string">
            <text:p>COLD</text:p>
          </table:table-cell>
          <table:table-cell office:value-type="string">
            <text:p>LAST SHADOW PUPPET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HOT DREAMS</text:p>
          </table:table-cell>
          <table:table-cell office:value-type="string">
            <text:p>TIMBER TIMBRE</text:p>
          </table:table-cell>
          <table:table-cell office:value-type="string">
            <text:p>:00</text:p>
          </table:table-cell>
          <table:table-cell office:value-type="string">
            <text:p>04:53</text:p>
          </table:table-cell>
          <table:table-cell office:value-type="string">
            <text:p>COLD</text:p>
          </table:table-cell>
          <table:table-cell office:value-type="string">
            <text:p>TIMBER TIMBR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GREEN AISLES</text:p>
          </table:table-cell>
          <table:table-cell office:value-type="string">
            <text:p>REAL ESTATE</text:p>
          </table:table-cell>
          <table:table-cell office:value-type="string">
            <text:p>:10</text:p>
          </table:table-cell>
          <table:table-cell office:value-type="string">
            <text:p>05:01</text:p>
          </table:table-cell>
          <table:table-cell office:value-type="string">
            <text:p>FADE</text:p>
          </table:table-cell>
          <table:table-cell office:value-type="string">
            <text:p>REAL ESTAT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ME &amp; MAGDALENA</text:p>
          </table:table-cell>
          <table:table-cell office:value-type="string">
            <text:p>MONKEES, THE</text:p>
          </table:table-cell>
          <table:table-cell office:value-type="string">
            <text:p>:18</text:p>
          </table:table-cell>
          <table:table-cell office:value-type="string">
            <text:p>03:33</text:p>
          </table:table-cell>
          <table:table-cell office:value-type="string">
            <text:p>COLD</text:p>
          </table:table-cell>
          <table:table-cell office:value-type="string">
            <text:p>MONKE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HOLDING ROSES</text:p>
          </table:table-cell>
          <table:table-cell office:value-type="string">
            <text:p>TWIN PEAKS</text:p>
          </table:table-cell>
          <table:table-cell office:value-type="string">
            <text:p>:13</text:p>
          </table:table-cell>
          <table:table-cell office:value-type="string">
            <text:p>02:38</text:p>
          </table:table-cell>
          <table:table-cell office:value-type="string">
            <text:p>FADE</text:p>
          </table:table-cell>
          <table:table-cell office:value-type="string">
            <text:p>TWIN PEAK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REVIVAL</text:p>
          </table:table-cell>
          <table:table-cell office:value-type="string">
            <text:p>DEERHUNTER</text:p>
          </table:table-cell>
          <table:table-cell office:value-type="string">
            <text:p>:17</text:p>
          </table:table-cell>
          <table:table-cell office:value-type="string">
            <text:p>02:13</text:p>
          </table:table-cell>
          <table:table-cell office:value-type="string">
            <text:p>COLD</text:p>
          </table:table-cell>
          <table:table-cell office:value-type="string">
            <text:p>DEERHUNT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IN TRANSIT</text:p>
          </table:table-cell>
          <table:table-cell office:value-type="string">
            <text:p>ALBERT HAMMOND, JR.</text:p>
          </table:table-cell>
          <table:table-cell office:value-type="string">
            <text:p>:31</text:p>
          </table:table-cell>
          <table:table-cell office:value-type="string">
            <text:p>03:31</text:p>
          </table:table-cell>
          <table:table-cell office:value-type="string">
            <text:p>COLD</text:p>
          </table:table-cell>
          <table:table-cell office:value-type="string">
            <text:p>ALBERT HAMMOND, JR.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LOW LIFE</text:p>
          </table:table-cell>
          <table:table-cell office:value-type="string">
            <text:p>X AMBASSADORS</text:p>
          </table:table-cell>
          <table:table-cell office:value-type="string">
            <text:p>:14</text:p>
          </table:table-cell>
          <table:table-cell office:value-type="string">
            <text:p>04:40</text:p>
          </table:table-cell>
          <table:table-cell office:value-type="string">
            <text:p>COLD</text:p>
          </table:table-cell>
          <table:table-cell office:value-type="string">
            <text:p>X AMBASSADO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MODERN JESUS</text:p>
          </table:table-cell>
          <table:table-cell office:value-type="string">
            <text:p>PORTUGAL THE MAN</text:p>
          </table:table-cell>
          <table:table-cell office:value-type="string">
            <text:p>:25</text:p>
          </table:table-cell>
          <table:table-cell office:value-type="string">
            <text:p>03:14</text:p>
          </table:table-cell>
          <table:table-cell office:value-type="string">
            <text:p>COLD</text:p>
          </table:table-cell>
          <table:table-cell office:value-type="string">
            <text:p>PORTUGAL. THE MA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I CAN CHANGE</text:p>
          </table:table-cell>
          <table:table-cell office:value-type="string">
            <text:p>LCD SOUNDSYSTEM</text:p>
          </table:table-cell>
          <table:table-cell office:value-type="string">
            <text:p>:27</text:p>
          </table:table-cell>
          <table:table-cell office:value-type="string">
            <text:p>05:54</text:p>
          </table:table-cell>
          <table:table-cell office:value-type="string">
            <text:p>FADE</text:p>
          </table:table-cell>
          <table:table-cell office:value-type="string">
            <text:p>LCD SOUNDSYSTEM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HOME</text:p>
          </table:table-cell>
          <table:table-cell office:value-type="string">
            <text:p>LCD SOUNDSYSTEM</text:p>
          </table:table-cell>
          <table:table-cell office:value-type="string">
            <text:p>1:21</text:p>
          </table:table-cell>
          <table:table-cell office:value-type="string">
            <text:p>07:53</text:p>
          </table:table-cell>
          <table:table-cell office:value-type="string">
            <text:p>FADE</text:p>
          </table:table-cell>
          <table:table-cell office:value-type="string">
            <text:p>LCD SOUNDSYSTEM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OMEONE GREAT</text:p>
          </table:table-cell>
          <table:table-cell office:value-type="string">
            <text:p>LCD SOUNDSYSTEM</text:p>
          </table:table-cell>
          <table:table-cell office:value-type="string">
            <text:p>1:38</text:p>
          </table:table-cell>
          <table:table-cell office:value-type="string">
            <text:p>06:26</text:p>
          </table:table-cell>
          <table:table-cell office:value-type="string">
            <text:p>FADE</text:p>
          </table:table-cell>
          <table:table-cell office:value-type="string">
            <text:p>LCD SOUNDSYSTEM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SALAD DAYS</text:p>
          </table:table-cell>
          <table:table-cell office:value-type="string">
            <text:p>MAC DEMARCO</text:p>
          </table:table-cell>
          <table:table-cell office:value-type="string">
            <text:p>:00</text:p>
          </table:table-cell>
          <table:table-cell office:value-type="string">
            <text:p>02:26</text:p>
          </table:table-cell>
          <table:table-cell office:value-type="string">
            <text:p>FADE</text:p>
          </table:table-cell>
          <table:table-cell office:value-type="string">
            <text:p>MAC DEMARC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COOKING UP SOMETHING GOOD</text:p>
          </table:table-cell>
          <table:table-cell office:value-type="string">
            <text:p>MAC DEMARCO</text:p>
          </table:table-cell>
          <table:table-cell office:value-type="string">
            <text:p>:29</text:p>
          </table:table-cell>
          <table:table-cell office:value-type="string">
            <text:p>02:41</text:p>
          </table:table-cell>
          <table:table-cell office:value-type="string">
            <text:p>FADE</text:p>
          </table:table-cell>
          <table:table-cell office:value-type="string">
            <text:p>MAC DEMARC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THE STARS KEEP CALLING MY NAME</text:p>
          </table:table-cell>
          <table:table-cell office:value-type="string">
            <text:p>MAC DEMARCO</text:p>
          </table:table-cell>
          <table:table-cell office:value-type="string">
            <text:p>:00</text:p>
          </table:table-cell>
          <table:table-cell office:value-type="string">
            <text:p>02:22</text:p>
          </table:table-cell>
          <table:table-cell office:value-type="string">
            <text:p>FADE</text:p>
          </table:table-cell>
          <table:table-cell office:value-type="string">
            <text:p>MAC DEMARC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BOXING DAY BLUES</text:p>
          </table:table-cell>
          <table:table-cell office:value-type="string">
            <text:p>COURTNEY BARNETT</text:p>
          </table:table-cell>
          <table:table-cell office:value-type="string">
            <text:p>:16</text:p>
          </table:table-cell>
          <table:table-cell office:value-type="string">
            <text:p>03:02</text:p>
          </table:table-cell>
          <table:table-cell office:value-type="string">
            <text:p>FADE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KIM'S CARAVAN</text:p>
          </table:table-cell>
          <table:table-cell office:value-type="string">
            <text:p>COURTNEY BARNETT</text:p>
          </table:table-cell>
          <table:table-cell office:value-type="string">
            <text:p>:40</text:p>
          </table:table-cell>
          <table:table-cell office:value-type="string">
            <text:p>06:47</text:p>
          </table:table-cell>
          <table:table-cell office:value-type="string">
            <text:p>FADE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EBBIE DOWNER</text:p>
          </table:table-cell>
          <table:table-cell office:value-type="string">
            <text:p>COURTNEY BARNETT</text:p>
          </table:table-cell>
          <table:table-cell office:value-type="string">
            <text:p>:11</text:p>
          </table:table-cell>
          <table:table-cell office:value-type="string">
            <text:p>03:17</text:p>
          </table:table-cell>
          <table:table-cell office:value-type="string">
            <text:p>COLD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EAD FOX</text:p>
          </table:table-cell>
          <table:table-cell office:value-type="string">
            <text:p>COURTNEY BARNETT</text:p>
          </table:table-cell>
          <table:table-cell office:value-type="string">
            <text:p>:22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QUA PROFUNDA!</text:p>
          </table:table-cell>
          <table:table-cell office:value-type="string">
            <text:p>COURTNEY BARNETT</text:p>
          </table:table-cell>
          <table:table-cell office:value-type="string">
            <text:p>:08</text:p>
          </table:table-cell>
          <table:table-cell office:value-type="string">
            <text:p>02:00</text:p>
          </table:table-cell>
          <table:table-cell office:value-type="string">
            <text:p>COLD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DEPRESTON</text:p>
          </table:table-cell>
          <table:table-cell office:value-type="string">
            <text:p>COURTNEY BARNETT</text:p>
          </table:table-cell>
          <table:table-cell office:value-type="string">
            <text:p>:02</text:p>
          </table:table-cell>
          <table:table-cell office:value-type="string">
            <text:p>04:52</text:p>
          </table:table-cell>
          <table:table-cell office:value-type="string">
            <text:p>FADE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SMALL POPPIES</text:p>
          </table:table-cell>
          <table:table-cell office:value-type="string">
            <text:p>COURTNEY BARNETT</text:p>
          </table:table-cell>
          <table:table-cell office:value-type="string">
            <text:p>:18</text:p>
          </table:table-cell>
          <table:table-cell office:value-type="string">
            <text:p>06:59</text:p>
          </table:table-cell>
          <table:table-cell office:value-type="string">
            <text:p>COLD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AN ILLUSTRATION OF LONELINESS (SLEEPLESS IN NEW YORK)</text:p>
          </table:table-cell>
          <table:table-cell office:value-type="string">
            <text:p>COURTNEY BARNETT</text:p>
          </table:table-cell>
          <table:table-cell office:value-type="string">
            <text:p>:00</text:p>
          </table:table-cell>
          <table:table-cell office:value-type="string">
            <text:p>03:11</text:p>
          </table:table-cell>
          <table:table-cell office:value-type="string">
            <text:p>COLD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ELEVATOR OPERATOR</text:p>
          </table:table-cell>
          <table:table-cell office:value-type="string">
            <text:p>COURTNEY BARNETT</text:p>
          </table:table-cell>
          <table:table-cell office:value-type="string">
            <text:p>:00</text:p>
          </table:table-cell>
          <table:table-cell office:value-type="string">
            <text:p>03:15</text:p>
          </table:table-cell>
          <table:table-cell office:value-type="string">
            <text:p>COLD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A</text:p>
          </table:table-cell>
          <table:table-cell office:value-type="string">
            <text:p>ISLAND GROOVIES</text:p>
          </table:table-cell>
          <table:table-cell office:value-type="string">
            <text:p>MAKEOUT VIDEOTAPE</text:p>
          </table:table-cell>
          <table:table-cell office:value-type="string">
            <text:p>:20</text:p>
          </table:table-cell>
          <table:table-cell office:value-type="string">
            <text:p>02:09</text:p>
          </table:table-cell>
          <table:table-cell office:value-type="string">
            <text:p>FADE</text:p>
          </table:table-cell>
          <table:table-cell office:value-type="string">
            <text:p>MAKEOUT VIDEOTAP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THE MESS WE'RE IN</text:p>
          </table:table-cell>
          <table:table-cell office:value-type="string">
            <text:p>PJ HARVEY FEAT THOM YORKE</text:p>
          </table:table-cell>
          <table:table-cell office:value-type="string">
            <text:p>:31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PJ HARVEY</text:p>
          </table:table-cell>
          <table:table-cell/>
          <table:table-cell office:value-type="string">
            <text:p>F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NO SENSE</text:p>
          </table:table-cell>
          <table:table-cell office:value-type="string">
            <text:p>CAT POWER</text:p>
          </table:table-cell>
          <table:table-cell office:value-type="string">
            <text:p>:41</text:p>
          </table:table-cell>
          <table:table-cell office:value-type="string">
            <text:p>04:49</text:p>
          </table:table-cell>
          <table:table-cell office:value-type="string">
            <text:p>FADE</text:p>
          </table:table-cell>
          <table:table-cell office:value-type="string">
            <text:p>CAT POWER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CROSS BONES STYLE</text:p>
          </table:table-cell>
          <table:table-cell office:value-type="string">
            <text:p>CAT POWER</text:p>
          </table:table-cell>
          <table:table-cell office:value-type="string">
            <text:p>:18</text:p>
          </table:table-cell>
          <table:table-cell office:value-type="string">
            <text:p>04:33</text:p>
          </table:table-cell>
          <table:table-cell office:value-type="string">
            <text:p>FADE</text:p>
          </table:table-cell>
          <table:table-cell office:value-type="string">
            <text:p>CAT POWER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MISS MISERY</text:p>
          </table:table-cell>
          <table:table-cell office:value-type="string">
            <text:p>ELLIOTT SMITH</text:p>
          </table:table-cell>
          <table:table-cell office:value-type="string">
            <text:p>:01</text:p>
          </table:table-cell>
          <table:table-cell office:value-type="string">
            <text:p>03:10</text:p>
          </table:table-cell>
          <table:table-cell office:value-type="string">
            <text:p>FADE</text:p>
          </table:table-cell>
          <table:table-cell office:value-type="string">
            <text:p>ELLIOTT SMITH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FOND FAREWELL</text:p>
          </table:table-cell>
          <table:table-cell office:value-type="string">
            <text:p>ELLIOTT SMITH</text:p>
          </table:table-cell>
          <table:table-cell office:value-type="string">
            <text:p>:28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ELLIOTT SMITH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A</text:p>
          </table:table-cell>
          <table:table-cell office:value-type="string">
            <text:p>WALTZ #2 (XO)</text:p>
          </table:table-cell>
          <table:table-cell office:value-type="string">
            <text:p>ELLIOTT SMITH</text:p>
          </table:table-cell>
          <table:table-cell office:value-type="string">
            <text:p>:37</text:p>
          </table:table-cell>
          <table:table-cell office:value-type="string">
            <text:p>04:40</text:p>
          </table:table-cell>
          <table:table-cell office:value-type="string">
            <text:p>FADE</text:p>
          </table:table-cell>
          <table:table-cell office:value-type="string">
            <text:p>ELLIOTT SMITH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ITHIUM</text:p>
          </table:table-cell>
          <table:table-cell office:value-type="string">
            <text:p>NIRVANA</text:p>
          </table:table-cell>
          <table:table-cell office:value-type="string">
            <text:p>:08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NIRVANA</text:p>
          </table:table-cell>
          <table:table-cell table:number-columns-repeated="2"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EART-SHAPED BOX</text:p>
          </table:table-cell>
          <table:table-cell office:value-type="string">
            <text:p>NIRVANA</text:p>
          </table:table-cell>
          <table:table-cell office:value-type="string">
            <text:p>:11</text:p>
          </table:table-cell>
          <table:table-cell office:value-type="string">
            <text:p>04:38</text:p>
          </table:table-cell>
          <table:table-cell office:value-type="string">
            <text:p>CF</text:p>
          </table:table-cell>
          <table:table-cell office:value-type="string">
            <text:p>NIRV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IGHWAY TO HELL</text:p>
          </table:table-cell>
          <table:table-cell office:value-type="string">
            <text:p>AC/DC</text:p>
          </table:table-cell>
          <table:table-cell office:value-type="string">
            <text:p>:19</text:p>
          </table:table-cell>
          <table:table-cell office:value-type="string">
            <text:p>03:26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YOU SHOOK ME ALL NIGHT LONG</text:p>
          </table:table-cell>
          <table:table-cell office:value-type="string">
            <text:p>AC/DC</text:p>
          </table:table-cell>
          <table:table-cell office:value-type="string">
            <text:p>:00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AC/DC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ACK IN BLACK</text:p>
          </table:table-cell>
          <table:table-cell office:value-type="string">
            <text:p>AC/DC</text:p>
          </table:table-cell>
          <table:table-cell office:value-type="string">
            <text:p>:28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AC/DC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WALK THIS WAY</text:p>
          </table:table-cell>
          <table:table-cell office:value-type="string">
            <text:p>AEROSMITH</text:p>
          </table:table-cell>
          <table:table-cell office:value-type="string">
            <text:p>:14</text:p>
          </table:table-cell>
          <table:table-cell office:value-type="string">
            <text:p>03:36</text:p>
          </table:table-cell>
          <table:table-cell office:value-type="string">
            <text:p>FADE</text:p>
          </table:table-cell>
          <table:table-cell office:value-type="string">
            <text:p>AEROSMITH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DREAM ON</text:p>
          </table:table-cell>
          <table:table-cell office:value-type="string">
            <text:p>AEROSMITH</text:p>
          </table:table-cell>
          <table:table-cell office:value-type="string">
            <text:p>:38</text:p>
          </table:table-cell>
          <table:table-cell office:value-type="string">
            <text:p>04:20</text:p>
          </table:table-cell>
          <table:table-cell office:value-type="string">
            <text:p>FADE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WEET EMOTION</text:p>
          </table:table-cell>
          <table:table-cell office:value-type="string">
            <text:p>AEROSMITH</text:p>
          </table:table-cell>
          <table:table-cell office:value-type="string">
            <text:p>:37</text:p>
          </table:table-cell>
          <table:table-cell office:value-type="string">
            <text:p>04:23</text:p>
          </table:table-cell>
          <table:table-cell office:value-type="string">
            <text:p>FADE</text:p>
          </table:table-cell>
          <table:table-cell office:value-type="string">
            <text:p>AEROSMITH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EY JUDE</text:p>
          </table:table-cell>
          <table:table-cell office:value-type="string">
            <text:p>BEATLES, THE</text:p>
          </table:table-cell>
          <table:table-cell office:value-type="string">
            <text:p>:00</text:p>
          </table:table-cell>
          <table:table-cell office:value-type="string">
            <text:p>06:50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EVOLUTION</text:p>
          </table:table-cell>
          <table:table-cell office:value-type="string">
            <text:p>BEATLES, THE</text:p>
          </table:table-cell>
          <table:table-cell office:value-type="string">
            <text:p>:09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ONLY THE GOOD DIE YOUNG</text:p>
          </table:table-cell>
          <table:table-cell office:value-type="string">
            <text:p>BILLY JOEL</text:p>
          </table:table-cell>
          <table:table-cell office:value-type="string">
            <text:p>:14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BILLY JOEL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IKE A ROLLING STONE</text:p>
          </table:table-cell>
          <table:table-cell office:value-type="string">
            <text:p>BOB DYLAN</text:p>
          </table:table-cell>
          <table:table-cell office:value-type="string">
            <text:p>:12</text:p>
          </table:table-cell>
          <table:table-cell office:value-type="string">
            <text:p>06:00</text:p>
          </table:table-cell>
          <table:table-cell office:value-type="string">
            <text:p>FADE</text:p>
          </table:table-cell>
          <table:table-cell office:value-type="string">
            <text:p>BOB DYL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IVIN ON A PRAYER</text:p>
          </table:table-cell>
          <table:table-cell office:value-type="string">
            <text:p>BON JOVI</text:p>
          </table:table-cell>
          <table:table-cell office:value-type="string">
            <text:p>:24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BON JOV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WANTED DEAD OR ALIVE</text:p>
          </table:table-cell>
          <table:table-cell office:value-type="string">
            <text:p>BON JOVI</text:p>
          </table:table-cell>
          <table:table-cell office:value-type="string">
            <text:p>:48</text:p>
          </table:table-cell>
          <table:table-cell office:value-type="string">
            <text:p>04:55</text:p>
          </table:table-cell>
          <table:table-cell office:value-type="string">
            <text:p>FADE</text:p>
          </table:table-cell>
          <table:table-cell office:value-type="string">
            <text:p>BON JOV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PEACE OF MIND</text:p>
          </table:table-cell>
          <table:table-cell office:value-type="string">
            <text:p>BOSTON</text:p>
          </table:table-cell>
          <table:table-cell office:value-type="string">
            <text:p>:30</text:p>
          </table:table-cell>
          <table:table-cell office:value-type="string">
            <text:p>04:58</text:p>
          </table:table-cell>
          <table:table-cell office:value-type="string">
            <text:p>FADE</text:p>
          </table:table-cell>
          <table:table-cell office:value-type="string">
            <text:p>BOST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MORE THAN A FEELING</text:p>
          </table:table-cell>
          <table:table-cell office:value-type="string">
            <text:p>BOSTON</text:p>
          </table:table-cell>
          <table:table-cell office:value-type="string">
            <text:p>:15</text:p>
          </table:table-cell>
          <table:table-cell office:value-type="string">
            <text:p>04:39</text:p>
          </table:table-cell>
          <table:table-cell office:value-type="string">
            <text:p>FADE</text:p>
          </table:table-cell>
          <table:table-cell office:value-type="string">
            <text:p>BOST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ORN TO RUN</text:p>
          </table:table-cell>
          <table:table-cell office:value-type="string">
            <text:p>BRUCE SPRINGSTEEN</text:p>
          </table:table-cell>
          <table:table-cell office:value-type="string">
            <text:p>:15</text:p>
          </table:table-cell>
          <table:table-cell office:value-type="string">
            <text:p>04:33</text:p>
          </table:table-cell>
          <table:table-cell office:value-type="string">
            <text:p>CF</text:p>
          </table:table-cell>
          <table:table-cell office:value-type="string">
            <text:p>BRUCE SPRINGSTEEN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FORTUNATE SON</text:p>
          </table:table-cell>
          <table:table-cell office:value-type="string">
            <text:p>CREEDENCE CLEARWATER REVIVAL</text:p>
          </table:table-cell>
          <table:table-cell office:value-type="string">
            <text:p>:19</text:p>
          </table:table-cell>
          <table:table-cell office:value-type="string">
            <text:p>02:11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ONDON CALLING</text:p>
          </table:table-cell>
          <table:table-cell office:value-type="string">
            <text:p>CLASH</text:p>
          </table:table-cell>
          <table:table-cell office:value-type="string">
            <text:p>:22</text:p>
          </table:table-cell>
          <table:table-cell office:value-type="string">
            <text:p>03:20</text:p>
          </table:table-cell>
          <table:table-cell office:value-type="string">
            <text:p>CF</text:p>
          </table:table-cell>
          <table:table-cell office:value-type="string">
            <text:p>CLASH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RAIN IN VAIN</text:p>
          </table:table-cell>
          <table:table-cell office:value-type="string">
            <text:p>CLASH</text:p>
          </table:table-cell>
          <table:table-cell office:value-type="string">
            <text:p>:11</text:p>
          </table:table-cell>
          <table:table-cell office:value-type="string">
            <text:p>02:50</text:p>
          </table:table-cell>
          <table:table-cell office:value-type="string">
            <text:p>FADE</text:p>
          </table:table-cell>
          <table:table-cell office:value-type="string">
            <text:p>CLA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REAK ON THROUGH</text:p>
          </table:table-cell>
          <table:table-cell office:value-type="string">
            <text:p>DOORS</text:p>
          </table:table-cell>
          <table:table-cell office:value-type="string">
            <text:p>:10</text:p>
          </table:table-cell>
          <table:table-cell office:value-type="string">
            <text:p>02:28</text:p>
          </table:table-cell>
          <table:table-cell office:value-type="string">
            <text:p>COLD</text:p>
          </table:table-cell>
          <table:table-cell office:value-type="string">
            <text:p>DOO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IGHT MY FIRE</text:p>
          </table:table-cell>
          <table:table-cell office:value-type="string">
            <text:p>DOORS</text:p>
          </table:table-cell>
          <table:table-cell office:value-type="string">
            <text:p>:10</text:p>
          </table:table-cell>
          <table:table-cell office:value-type="string">
            <text:p>07:02</text:p>
          </table:table-cell>
          <table:table-cell office:value-type="string">
            <text:p>COLD</text:p>
          </table:table-cell>
          <table:table-cell office:value-type="string">
            <text:p>DOO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OUCH ME</text:p>
          </table:table-cell>
          <table:table-cell office:value-type="string">
            <text:p>DOORS</text:p>
          </table:table-cell>
          <table:table-cell office:value-type="string">
            <text:p>:16</text:p>
          </table:table-cell>
          <table:table-cell office:value-type="string">
            <text:p>03:15</text:p>
          </table:table-cell>
          <table:table-cell office:value-type="string">
            <text:p>COLD</text:p>
          </table:table-cell>
          <table:table-cell office:value-type="string">
            <text:p>DOO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OTEL CALIFORNIA</text:p>
          </table:table-cell>
          <table:table-cell office:value-type="string">
            <text:p>EAGLES</text:p>
          </table:table-cell>
          <table:table-cell office:value-type="string">
            <text:p>:53</text:p>
          </table:table-cell>
          <table:table-cell office:value-type="string">
            <text:p>06:28</text:p>
          </table:table-cell>
          <table:table-cell office:value-type="string">
            <text:p>FADE</text:p>
          </table:table-cell>
          <table:table-cell office:value-type="string">
            <text:p>EAGLE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IFE IN THE FAST LANE</text:p>
          </table:table-cell>
          <table:table-cell office:value-type="string">
            <text:p>EAGLES</text:p>
          </table:table-cell>
          <table:table-cell office:value-type="string">
            <text:p>:09/:26</text:p>
          </table:table-cell>
          <table:table-cell office:value-type="string">
            <text:p>04:36</text:p>
          </table:table-cell>
          <table:table-cell office:value-type="string">
            <text:p>FADE</text:p>
          </table:table-cell>
          <table:table-cell office:value-type="string">
            <text:p>EAG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INY DANCER</text:p>
          </table:table-cell>
          <table:table-cell office:value-type="string">
            <text:p>ELTON JOHN</text:p>
          </table:table-cell>
          <table:table-cell office:value-type="string">
            <text:p>:14</text:p>
          </table:table-cell>
          <table:table-cell office:value-type="string">
            <text:p>06:09</text:p>
          </table:table-cell>
          <table:table-cell office:value-type="string">
            <text:p>CF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AYLA</text:p>
          </table:table-cell>
          <table:table-cell office:value-type="string">
            <text:p>DEREK AND THE DOMINOS</text:p>
          </table:table-cell>
          <table:table-cell office:value-type="string">
            <text:p>:09</text:p>
          </table:table-cell>
          <table:table-cell office:value-type="string">
            <text:p>06:59</text:p>
          </table:table-cell>
          <table:table-cell office:value-type="string">
            <text:p>CF</text:p>
          </table:table-cell>
          <table:table-cell office:value-type="string">
            <text:p>DEREK AND THE DOMINOS; ERIC CLAPTO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CASEY JONES</text:p>
          </table:table-cell>
          <table:table-cell office:value-type="string">
            <text:p>GRATEFUL DEAD</text:p>
          </table:table-cell>
          <table:table-cell office:value-type="string">
            <text:p>:06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GRATEFUL DEA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UGAR MAGNOLIA</text:p>
          </table:table-cell>
          <table:table-cell office:value-type="string">
            <text:p>GRATEFUL DEAD</text:p>
          </table:table-cell>
          <table:table-cell office:value-type="string">
            <text:p>:17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GRATEFUL DEA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PURPLE HAZE</text:p>
          </table:table-cell>
          <table:table-cell office:value-type="string">
            <text:p>JIMI HENDRIX</text:p>
          </table:table-cell>
          <table:table-cell office:value-type="string">
            <text:p>:32</text:p>
          </table:table-cell>
          <table:table-cell office:value-type="string">
            <text:p>02:49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ALL ALONG THE WATCHTOWER</text:p>
          </table:table-cell>
          <table:table-cell office:value-type="string">
            <text:p>JIMI HENDRIX</text:p>
          </table:table-cell>
          <table:table-cell office:value-type="string">
            <text:p>:18</text:p>
          </table:table-cell>
          <table:table-cell office:value-type="string">
            <text:p>03:51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FOXEY LADY</text:p>
          </table:table-cell>
          <table:table-cell office:value-type="string">
            <text:p>JIMI HENDRIX</text:p>
          </table:table-cell>
          <table:table-cell office:value-type="string">
            <text:p>:12</text:p>
          </table:table-cell>
          <table:table-cell office:value-type="string">
            <text:p>03:12</text:p>
          </table:table-cell>
          <table:table-cell office:value-type="string">
            <text:p>CF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ANY WAY YOU WANT IT</text:p>
          </table:table-cell>
          <table:table-cell office:value-type="string">
            <text:p>JOURNEY</text:p>
          </table:table-cell>
          <table:table-cell office:value-type="string">
            <text:p>:00</text:p>
          </table:table-cell>
          <table:table-cell office:value-type="string">
            <text:p>03:05</text:p>
          </table:table-cell>
          <table:table-cell office:value-type="string">
            <text:p>FADE</text:p>
          </table:table-cell>
          <table:table-cell office:value-type="string">
            <text:p>JOURN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DON'T STOP BELIEVING</text:p>
          </table:table-cell>
          <table:table-cell office:value-type="string">
            <text:p>JOURNEY</text:p>
          </table:table-cell>
          <table:table-cell office:value-type="string">
            <text:p>:16</text:p>
          </table:table-cell>
          <table:table-cell office:value-type="string">
            <text:p>04:01</text:p>
          </table:table-cell>
          <table:table-cell office:value-type="string">
            <text:p>FADE</text:p>
          </table:table-cell>
          <table:table-cell office:value-type="string">
            <text:p>JOURNEY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TAIRWAY TO HEAVEN</text:p>
          </table:table-cell>
          <table:table-cell office:value-type="string">
            <text:p>LED ZEPPELIN</text:p>
          </table:table-cell>
          <table:table-cell office:value-type="string">
            <text:p>:00</text:p>
          </table:table-cell>
          <table:table-cell office:value-type="string">
            <text:p>07:56</text:p>
          </table:table-cell>
          <table:table-cell office:value-type="string">
            <text:p>COLD</text:p>
          </table:table-cell>
          <table:table-cell office:value-type="string">
            <text:p>LED ZEPPELIN</text:p>
          </table:table-cell>
          <table:table-cell office:value-type="string">
            <text:p>H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LACK DOG</text:p>
          </table:table-cell>
          <table:table-cell office:value-type="string">
            <text:p>LED ZEPPELIN</text:p>
          </table:table-cell>
          <table:table-cell office:value-type="string">
            <text:p>:06</text:p>
          </table:table-cell>
          <table:table-cell office:value-type="string">
            <text:p>04:41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WHOLE LOTTA LOVE</text:p>
          </table:table-cell>
          <table:table-cell office:value-type="string">
            <text:p>LED ZEPPELIN</text:p>
          </table:table-cell>
          <table:table-cell office:value-type="string">
            <text:p>:12</text:p>
          </table:table-cell>
          <table:table-cell office:value-type="string">
            <text:p>05:20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WEET HOME ALABAMA</text:p>
          </table:table-cell>
          <table:table-cell office:value-type="string">
            <text:p>LYNYRD SKYNYRD</text:p>
          </table:table-cell>
          <table:table-cell office:value-type="string">
            <text:p>:03/:21</text:p>
          </table:table-cell>
          <table:table-cell office:value-type="string">
            <text:p>04:36</text:p>
          </table:table-cell>
          <table:table-cell office:value-type="string">
            <text:p>FADE</text:p>
          </table:table-cell>
          <table:table-cell office:value-type="string">
            <text:p>LYNYRD SKYNY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MELLS LIKE TEEN SPIRIT</text:p>
          </table:table-cell>
          <table:table-cell office:value-type="string">
            <text:p>NIRVANA</text:p>
          </table:table-cell>
          <table:table-cell office:value-type="string">
            <text:p>:35</text:p>
          </table:table-cell>
          <table:table-cell office:value-type="string">
            <text:p>04:50</text:p>
          </table:table-cell>
          <table:table-cell office:value-type="string">
            <text:p>CF</text:p>
          </table:table-cell>
          <table:table-cell office:value-type="string">
            <text:p>NIRVANA</text:p>
          </table:table-cell>
          <table:table-cell table:number-columns-repeated="2"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FAT BOTTOMED GIRLS</text:p>
          </table:table-cell>
          <table:table-cell office:value-type="string">
            <text:p>QUEEN</text:p>
          </table:table-cell>
          <table:table-cell office:value-type="string">
            <text:p>:00</text:p>
          </table:table-cell>
          <table:table-cell office:value-type="string">
            <text:p>04:14</text:p>
          </table:table-cell>
          <table:table-cell office:value-type="string">
            <text:p>COLD</text:p>
          </table:table-cell>
          <table:table-cell office:value-type="string">
            <text:p>QUE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ANOTHER ONE BITES THE DUST</text:p>
          </table:table-cell>
          <table:table-cell office:value-type="string">
            <text:p>QUEEN</text:p>
          </table:table-cell>
          <table:table-cell office:value-type="string">
            <text:p>:20</text:p>
          </table:table-cell>
          <table:table-cell office:value-type="string">
            <text:p>03:37</text:p>
          </table:table-cell>
          <table:table-cell office:value-type="string">
            <text:p>COLD</text:p>
          </table:table-cell>
          <table:table-cell office:value-type="string">
            <text:p>QUEE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(I CAN'T GET NO) SATISFACTION</text:p>
          </table:table-cell>
          <table:table-cell office:value-type="string">
            <text:p>ROLLING STONES, THE</text:p>
          </table:table-cell>
          <table:table-cell office:value-type="string">
            <text:p>:15</text:p>
          </table:table-cell>
          <table:table-cell office:value-type="string">
            <text:p>03:39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ROWN SUGAR</text:p>
          </table:table-cell>
          <table:table-cell office:value-type="string">
            <text:p>ROLLING STONES, THE</text:p>
          </table:table-cell>
          <table:table-cell office:value-type="string">
            <text:p>:30</text:p>
          </table:table-cell>
          <table:table-cell office:value-type="string">
            <text:p>03:45</text:p>
          </table:table-cell>
          <table:table-cell office:value-type="string">
            <text:p>COLD</text:p>
          </table:table-cell>
          <table:table-cell office:value-type="string">
            <text:p>ROLLING STONE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OM SAWYER</text:p>
          </table:table-cell>
          <table:table-cell office:value-type="string">
            <text:p>RUSH</text:p>
          </table:table-cell>
          <table:table-cell office:value-type="string">
            <text:p>:05</text:p>
          </table:table-cell>
          <table:table-cell office:value-type="string">
            <text:p>04:21</text:p>
          </table:table-cell>
          <table:table-cell office:value-type="string">
            <text:p>FADE</text:p>
          </table:table-cell>
          <table:table-cell office:value-type="string">
            <text:p>RU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IMELIGHT</text:p>
          </table:table-cell>
          <table:table-cell office:value-type="string">
            <text:p>RUSH</text:p>
          </table:table-cell>
          <table:table-cell office:value-type="string">
            <text:p>C:01/:26</text:p>
          </table:table-cell>
          <table:table-cell office:value-type="string">
            <text:p>04:19</text:p>
          </table:table-cell>
          <table:table-cell office:value-type="string">
            <text:p>COLD</text:p>
          </table:table-cell>
          <table:table-cell office:value-type="string">
            <text:p>RUSH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MRS. ROBINSON</text:p>
          </table:table-cell>
          <table:table-cell office:value-type="string">
            <text:p>SIMON AND GARFUNKEL</text:p>
          </table:table-cell>
          <table:table-cell office:value-type="string">
            <text:p>:11</text:p>
          </table:table-cell>
          <table:table-cell office:value-type="string">
            <text:p>03:41</text:p>
          </table:table-cell>
          <table:table-cell office:value-type="string">
            <text:p>F</text:p>
          </table:table-cell>
          <table:table-cell office:value-type="string">
            <text:p>SIMON AND GARFUNKEL; PAUL SIM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AMERICAN GIRL</text:p>
          </table:table-cell>
          <table:table-cell office:value-type="string">
            <text:p>TOM PETTY &amp; THE HEARTBREAKERS</text:p>
          </table:table-cell>
          <table:table-cell office:value-type="string">
            <text:p>:34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MARY JANE'S LAST DANCE</text:p>
          </table:table-cell>
          <table:table-cell office:value-type="string">
            <text:p>TOM PETTY &amp; THE HEARTBREAKERS</text:p>
          </table:table-cell>
          <table:table-cell office:value-type="string">
            <text:p>:24</text:p>
          </table:table-cell>
          <table:table-cell office:value-type="string">
            <text:p>04:30</text:p>
          </table:table-cell>
          <table:table-cell office:value-type="string">
            <text:p>FADE</text:p>
          </table:table-cell>
          <table:table-cell office:value-type="string">
            <text:p>TOM PETTY &amp; THE HEARTBREAKERS; TOM PETT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UNNIN' DOWN A DREAM</text:p>
          </table:table-cell>
          <table:table-cell office:value-type="string">
            <text:p>TOM PETTY</text:p>
          </table:table-cell>
          <table:table-cell office:value-type="string">
            <text:p>:13</text:p>
          </table:table-cell>
          <table:table-cell office:value-type="string">
            <text:p>04:23</text:p>
          </table:table-cell>
          <table:table-cell office:value-type="string">
            <text:p>FADE</text:p>
          </table:table-cell>
          <table:table-cell office:value-type="string">
            <text:p>TOM PETTY; TOM PETTY &amp; THE HEARTBREAK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I STILL HAVEN'T FOUND</text:p>
          </table:table-cell>
          <table:table-cell office:value-type="string">
            <text:p>U2</text:p>
          </table:table-cell>
          <table:table-cell office:value-type="string">
            <text:p>:28</text:p>
          </table:table-cell>
          <table:table-cell office:value-type="string">
            <text:p>04:25</text:p>
          </table:table-cell>
          <table:table-cell office:value-type="string">
            <text:p>FADE</text:p>
          </table:table-cell>
          <table:table-cell office:value-type="string">
            <text:p>U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WITH OR WITHOUT YOU</text:p>
          </table:table-cell>
          <table:table-cell office:value-type="string">
            <text:p>U2</text:p>
          </table:table-cell>
          <table:table-cell office:value-type="string">
            <text:p>:29</text:p>
          </table:table-cell>
          <table:table-cell office:value-type="string">
            <text:p>04:54</text:p>
          </table:table-cell>
          <table:table-cell office:value-type="string">
            <text:p>FADE</text:p>
          </table:table-cell>
          <table:table-cell office:value-type="string">
            <text:p>U2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MY GENERATION</text:p>
          </table:table-cell>
          <table:table-cell office:value-type="string">
            <text:p>WHO</text:p>
          </table:table-cell>
          <table:table-cell office:value-type="string">
            <text:p>:06</text:p>
          </table:table-cell>
          <table:table-cell office:value-type="string">
            <text:p>03:16</text:p>
          </table:table-cell>
          <table:table-cell office:value-type="string">
            <text:p>COLD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ABA O'RILEY</text:p>
          </table:table-cell>
          <table:table-cell office:value-type="string">
            <text:p>WHO</text:p>
          </table:table-cell>
          <table:table-cell office:value-type="string">
            <text:p>:33</text:p>
          </table:table-cell>
          <table:table-cell office:value-type="string">
            <text:p>04:55</text:p>
          </table:table-cell>
          <table:table-cell office:value-type="string">
            <text:p>COLD</text:p>
          </table:table-cell>
          <table:table-cell office:value-type="string">
            <text:p>WHO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WON'T GET FOOLED AGAIN</text:p>
          </table:table-cell>
          <table:table-cell office:value-type="string">
            <text:p>WHO</text:p>
          </table:table-cell>
          <table:table-cell office:value-type="string">
            <text:p>:31</text:p>
          </table:table-cell>
          <table:table-cell office:value-type="string">
            <text:p>08:30</text:p>
          </table:table-cell>
          <table:table-cell office:value-type="string">
            <text:p>COLD</text:p>
          </table:table-cell>
          <table:table-cell office:value-type="string">
            <text:p>WH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I'VE SEEN ALL GOOD PEOPLE</text:p>
          </table:table-cell>
          <table:table-cell office:value-type="string">
            <text:p>YES</text:p>
          </table:table-cell>
          <table:table-cell office:value-type="string">
            <text:p>:00</text:p>
          </table:table-cell>
          <table:table-cell office:value-type="string">
            <text:p>06:25</text:p>
          </table:table-cell>
          <table:table-cell office:value-type="string">
            <text:p>FADE</text:p>
          </table:table-cell>
          <table:table-cell office:value-type="string">
            <text:p>Y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A GRANGE</text:p>
          </table:table-cell>
          <table:table-cell office:value-type="string">
            <text:p>ZZ TOP</text:p>
          </table:table-cell>
          <table:table-cell office:value-type="string">
            <text:p>:08</text:p>
          </table:table-cell>
          <table:table-cell office:value-type="string">
            <text:p>03:29</text:p>
          </table:table-cell>
          <table:table-cell office:value-type="string">
            <text:p>FADE</text:p>
          </table:table-cell>
          <table:table-cell office:value-type="string">
            <text:p>ZZ TOP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AMBLIN MAN</text:p>
          </table:table-cell>
          <table:table-cell office:value-type="string">
            <text:p>ALLMAN BROTHERS BAND</text:p>
          </table:table-cell>
          <table:table-cell office:value-type="string">
            <text:p>:05</text:p>
          </table:table-cell>
          <table:table-cell office:value-type="string">
            <text:p>04:35</text:p>
          </table:table-cell>
          <table:table-cell office:value-type="string">
            <text:p>FADE</text:p>
          </table:table-cell>
          <table:table-cell office:value-type="string">
            <text:p>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MIDNIGHT RIDER</text:p>
          </table:table-cell>
          <table:table-cell office:value-type="string">
            <text:p>ALLMAN BROTHERS BAND</text:p>
          </table:table-cell>
          <table:table-cell office:value-type="string">
            <text:p>:15</text:p>
          </table:table-cell>
          <table:table-cell office:value-type="string">
            <text:p>02:52</text:p>
          </table:table-cell>
          <table:table-cell office:value-type="string">
            <text:p>CF</text:p>
          </table:table-cell>
          <table:table-cell office:value-type="string">
            <text:p>ALLMAN BROTHERS BAND</text:p>
          </table:table-cell>
          <table:table-cell office:value-type="string">
            <text:p>IJ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FEEL LIKE MAKIN' LOVE</text:p>
          </table:table-cell>
          <table:table-cell office:value-type="string">
            <text:p>BAD COMPANY</text:p>
          </table:table-cell>
          <table:table-cell office:value-type="string">
            <text:p>:12</text:p>
          </table:table-cell>
          <table:table-cell office:value-type="string">
            <text:p>04:52</text:p>
          </table:table-cell>
          <table:table-cell office:value-type="string">
            <text:p>FADE</text:p>
          </table:table-cell>
          <table:table-cell office:value-type="string">
            <text:p>BAD COMPAN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HE WEIGHT</text:p>
          </table:table-cell>
          <table:table-cell office:value-type="string">
            <text:p>BAND, THE</text:p>
          </table:table-cell>
          <table:table-cell office:value-type="string">
            <text:p>:11</text:p>
          </table:table-cell>
          <table:table-cell office:value-type="string">
            <text:p>04:31</text:p>
          </table:table-cell>
          <table:table-cell office:value-type="string">
            <text:p>COLD</text:p>
          </table:table-cell>
          <table:table-cell office:value-type="string">
            <text:p>BAND, TH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COME TOGETHER</text:p>
          </table:table-cell>
          <table:table-cell office:value-type="string">
            <text:p>BEATLES, THE</text:p>
          </table:table-cell>
          <table:table-cell office:value-type="string">
            <text:p>:12</text:p>
          </table:table-cell>
          <table:table-cell office:value-type="string">
            <text:p>04:13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DAY TRIPPER</text:p>
          </table:table-cell>
          <table:table-cell office:value-type="string">
            <text:p>BEATLES, THE</text:p>
          </table:table-cell>
          <table:table-cell office:value-type="string">
            <text:p>:18</text:p>
          </table:table-cell>
          <table:table-cell office:value-type="string">
            <text:p>02:44</text:p>
          </table:table-cell>
          <table:table-cell office:value-type="string">
            <text:p>FADE</text:p>
          </table:table-cell>
          <table:table-cell office:value-type="string">
            <text:p>BEATLE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ARD TO HANDLE</text:p>
          </table:table-cell>
          <table:table-cell office:value-type="string">
            <text:p>BLACK CROWES</text:p>
          </table:table-cell>
          <table:table-cell office:value-type="string">
            <text:p>:12</text:p>
          </table:table-cell>
          <table:table-cell office:value-type="string">
            <text:p>03:09</text:p>
          </table:table-cell>
          <table:table-cell office:value-type="string">
            <text:p>CF</text:p>
          </table:table-cell>
          <table:table-cell office:value-type="string">
            <text:p>BLACK CROW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FOREPLAY / LONGTIME</text:p>
          </table:table-cell>
          <table:table-cell office:value-type="string">
            <text:p>BOSTON</text:p>
          </table:table-cell>
          <table:table-cell office:value-type="string">
            <text:p>2:30</text:p>
          </table:table-cell>
          <table:table-cell office:value-type="string">
            <text:p>07:37</text:p>
          </table:table-cell>
          <table:table-cell office:value-type="string">
            <text:p>FADE</text:p>
          </table:table-cell>
          <table:table-cell office:value-type="string">
            <text:p>BOS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HUNDER ROAD</text:p>
          </table:table-cell>
          <table:table-cell office:value-type="string">
            <text:p>BRUCE SPRINGSTEEN</text:p>
          </table:table-cell>
          <table:table-cell office:value-type="string">
            <text:p>:20</text:p>
          </table:table-cell>
          <table:table-cell office:value-type="string">
            <text:p>04:35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JUST WHAT I NEEDED</text:p>
          </table:table-cell>
          <table:table-cell office:value-type="string">
            <text:p>CARS</text:p>
          </table:table-cell>
          <table:table-cell office:value-type="string">
            <text:p>:17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CA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MY BEST FRIEND'S GIRL</text:p>
          </table:table-cell>
          <table:table-cell office:value-type="string">
            <text:p>CARS</text:p>
          </table:table-cell>
          <table:table-cell office:value-type="string">
            <text:p>:16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CAR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PROUD MARY</text:p>
          </table:table-cell>
          <table:table-cell office:value-type="string">
            <text:p>CREEDENCE CLEARWATER REVIVAL</text:p>
          </table:table-cell>
          <table:table-cell office:value-type="string">
            <text:p>:12</text:p>
          </table:table-cell>
          <table:table-cell office:value-type="string">
            <text:p>03:03</text:p>
          </table:table-cell>
          <table:table-cell office:value-type="string">
            <text:p>FADE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UNSHINE OF YOUR LOVE</text:p>
          </table:table-cell>
          <table:table-cell office:value-type="string">
            <text:p>CREAM</text:p>
          </table:table-cell>
          <table:table-cell office:value-type="string">
            <text:p>:17</text:p>
          </table:table-cell>
          <table:table-cell office:value-type="string">
            <text:p>04:01</text:p>
          </table:table-cell>
          <table:table-cell office:value-type="string">
            <text:p>FADE</text:p>
          </table:table-cell>
          <table:table-cell office:value-type="string">
            <text:p>CREAM; ERIC CLAPT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WHITE ROOM</text:p>
          </table:table-cell>
          <table:table-cell office:value-type="string">
            <text:p>CREAM</text:p>
          </table:table-cell>
          <table:table-cell office:value-type="string">
            <text:p>:23</text:p>
          </table:table-cell>
          <table:table-cell office:value-type="string">
            <text:p>04:53</text:p>
          </table:table-cell>
          <table:table-cell office:value-type="string">
            <text:p>FADE</text:p>
          </table:table-cell>
          <table:table-cell office:value-type="string">
            <text:p>CREAM; ERIC CLAP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ELLO, I LOVE YOU</text:p>
          </table:table-cell>
          <table:table-cell office:value-type="string">
            <text:p>DOORS</text:p>
          </table:table-cell>
          <table:table-cell office:value-type="string">
            <text:p>:10</text:p>
          </table:table-cell>
          <table:table-cell office:value-type="string">
            <text:p>02:01</text:p>
          </table:table-cell>
          <table:table-cell office:value-type="string">
            <text:p>FADE</text:p>
          </table:table-cell>
          <table:table-cell office:value-type="string">
            <text:p>DOO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LOVE HER MADLY</text:p>
          </table:table-cell>
          <table:table-cell office:value-type="string">
            <text:p>DOORS</text:p>
          </table:table-cell>
          <table:table-cell office:value-type="string">
            <text:p>:13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DOO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DON'T BRING ME DOWN</text:p>
          </table:table-cell>
          <table:table-cell office:value-type="string">
            <text:p>ELO</text:p>
          </table:table-cell>
          <table:table-cell office:value-type="string">
            <text:p>:15</text:p>
          </table:table-cell>
          <table:table-cell office:value-type="string">
            <text:p>04:03</text:p>
          </table:table-cell>
          <table:table-cell office:value-type="string">
            <text:p>COLD</text:p>
          </table:table-cell>
          <table:table-cell office:value-type="string">
            <text:p>EL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EVIL WOMAN</text:p>
          </table:table-cell>
          <table:table-cell office:value-type="string">
            <text:p>ELO</text:p>
          </table:table-cell>
          <table:table-cell office:value-type="string">
            <text:p>:03</text:p>
          </table:table-cell>
          <table:table-cell office:value-type="string">
            <text:p>04:14</text:p>
          </table:table-cell>
          <table:table-cell office:value-type="string">
            <text:p>F</text:p>
          </table:table-cell>
          <table:table-cell office:value-type="string">
            <text:p>EL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OCKET MAN</text:p>
          </table:table-cell>
          <table:table-cell office:value-type="string">
            <text:p>ELTON JOHN</text:p>
          </table:table-cell>
          <table:table-cell office:value-type="string">
            <text:p>:01</text:p>
          </table:table-cell>
          <table:table-cell office:value-type="string">
            <text:p>04:29</text:p>
          </table:table-cell>
          <table:table-cell office:value-type="string">
            <text:p>FADE</text:p>
          </table:table-cell>
          <table:table-cell office:value-type="string">
            <text:p>ELTON JOH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GO YOUR OWN WAY</text:p>
          </table:table-cell>
          <table:table-cell office:value-type="string">
            <text:p>FLEETWOOD MAC</text:p>
          </table:table-cell>
          <table:table-cell office:value-type="string">
            <text:p>:05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FLEETWOOD MAC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JUKE BOX HERO</text:p>
          </table:table-cell>
          <table:table-cell office:value-type="string">
            <text:p>FOREIGNER</text:p>
          </table:table-cell>
          <table:table-cell office:value-type="string">
            <text:p>:10</text:p>
          </table:table-cell>
          <table:table-cell office:value-type="string">
            <text:p>04:27</text:p>
          </table:table-cell>
          <table:table-cell office:value-type="string">
            <text:p>C</text:p>
          </table:table-cell>
          <table:table-cell office:value-type="string">
            <text:p>FOREIGN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CRAZY ON YOU</text:p>
          </table:table-cell>
          <table:table-cell office:value-type="string">
            <text:p>HEART</text:p>
          </table:table-cell>
          <table:table-cell office:value-type="string">
            <text:p>:33</text:p>
          </table:table-cell>
          <table:table-cell office:value-type="string">
            <text:p>04:46</text:p>
          </table:table-cell>
          <table:table-cell office:value-type="string">
            <text:p>CF</text:p>
          </table:table-cell>
          <table:table-cell office:value-type="string">
            <text:p>HEART</text:p>
          </table:table-cell>
          <table:table-cell office:value-type="string">
            <text:p>H</text:p>
          </table:table-cell>
          <table:table-cell office:value-type="string">
            <text:p>F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FIRE</text:p>
          </table:table-cell>
          <table:table-cell office:value-type="string">
            <text:p>JIMI HENDRIX</text:p>
          </table:table-cell>
          <table:table-cell office:value-type="string">
            <text:p>:07</text:p>
          </table:table-cell>
          <table:table-cell office:value-type="string">
            <text:p>02:30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EY JOE</text:p>
          </table:table-cell>
          <table:table-cell office:value-type="string">
            <text:p>JIMI HENDRIX</text:p>
          </table:table-cell>
          <table:table-cell office:value-type="string">
            <text:p>:09</text:p>
          </table:table-cell>
          <table:table-cell office:value-type="string">
            <text:p>03:26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WHAT IS AND WHAT SHOULD NEVER BE</text:p>
          </table:table-cell>
          <table:table-cell office:value-type="string">
            <text:p>LED ZEPPELIN</text:p>
          </table:table-cell>
          <table:table-cell office:value-type="string">
            <text:p>:00</text:p>
          </table:table-cell>
          <table:table-cell office:value-type="string">
            <text:p>04:21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OVER THE HILLS AND FAR AWAY</text:p>
          </table:table-cell>
          <table:table-cell office:value-type="string">
            <text:p>LED ZEPPELIN</text:p>
          </table:table-cell>
          <table:table-cell office:value-type="string">
            <text:p>:53</text:p>
          </table:table-cell>
          <table:table-cell office:value-type="string">
            <text:p>04:45</text:p>
          </table:table-cell>
          <table:table-cell office:value-type="string">
            <text:p>COLD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HOW ME THE WAY</text:p>
          </table:table-cell>
          <table:table-cell office:value-type="string">
            <text:p>PETER FRAMPTON</text:p>
          </table:table-cell>
          <table:table-cell office:value-type="string">
            <text:p>:08/:29</text:p>
          </table:table-cell>
          <table:table-cell office:value-type="string">
            <text:p>04:33</text:p>
          </table:table-cell>
          <table:table-cell office:value-type="string">
            <text:p>FADE</text:p>
          </table:table-cell>
          <table:table-cell office:value-type="string">
            <text:p>PETER FRAMPT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C</text:p>
          </table:table-cell>
          <table:table-cell office:value-type="string">
            <text:p>WISH YOU WERE HERE</text:p>
          </table:table-cell>
          <table:table-cell office:value-type="string">
            <text:p>PINK FLOYD</text:p>
          </table:table-cell>
          <table:table-cell office:value-type="string">
            <text:p>1:18</text:p>
          </table:table-cell>
          <table:table-cell office:value-type="string">
            <text:p>04:44</text:p>
          </table:table-cell>
          <table:table-cell office:value-type="string">
            <text:p>FADE</text:p>
          </table:table-cell>
          <table:table-cell office:value-type="string">
            <text:p>PINK FLOY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ANOTHER BRICK IN THE WALL</text:p>
          </table:table-cell>
          <table:table-cell office:value-type="string">
            <text:p>PINK FLOYD</text:p>
          </table:table-cell>
          <table:table-cell office:value-type="string">
            <text:p>C:09/:16</text:p>
          </table:table-cell>
          <table:table-cell office:value-type="string">
            <text:p>05:33</text:p>
          </table:table-cell>
          <table:table-cell office:value-type="string">
            <text:p>FADE</text:p>
          </table:table-cell>
          <table:table-cell office:value-type="string">
            <text:p>PINK FLOYD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COMFORTABLY NUMB</text:p>
          </table:table-cell>
          <table:table-cell office:value-type="string">
            <text:p>PINK FLOYD</text:p>
          </table:table-cell>
          <table:table-cell office:value-type="string">
            <text:p>:08</text:p>
          </table:table-cell>
          <table:table-cell office:value-type="string">
            <text:p>06:09</text:p>
          </table:table-cell>
          <table:table-cell office:value-type="string">
            <text:p>FADE</text:p>
          </table:table-cell>
          <table:table-cell office:value-type="string">
            <text:p>PINK FLOYD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UNDER PRESSURE</text:p>
          </table:table-cell>
          <table:table-cell office:value-type="string">
            <text:p>QUEEN (WITH DAVID BOWIE)</text:p>
          </table:table-cell>
          <table:table-cell office:value-type="string">
            <text:p>:23</text:p>
          </table:table-cell>
          <table:table-cell office:value-type="string">
            <text:p>03:52</text:p>
          </table:table-cell>
          <table:table-cell office:value-type="string">
            <text:p>FADE</text:p>
          </table:table-cell>
          <table:table-cell office:value-type="string">
            <text:p>QUEEN; DAVID BOWIE</text:p>
          </table:table-cell>
          <table:table-cell office:value-type="string">
            <text:p>P</text:p>
          </table:table-cell>
          <table:table-cell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GIMME SHELTER</text:p>
          </table:table-cell>
          <table:table-cell office:value-type="string">
            <text:p>ROLLING STONES, THE</text:p>
          </table:table-cell>
          <table:table-cell office:value-type="string">
            <text:p>:50</text:p>
          </table:table-cell>
          <table:table-cell office:value-type="string">
            <text:p>04:21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HE SPIRIT OF RADIO</text:p>
          </table:table-cell>
          <table:table-cell office:value-type="string">
            <text:p>RUSH</text:p>
          </table:table-cell>
          <table:table-cell office:value-type="string">
            <text:p>:34</text:p>
          </table:table-cell>
          <table:table-cell office:value-type="string">
            <text:p>04:55</text:p>
          </table:table-cell>
          <table:table-cell office:value-type="string">
            <text:p>COLD</text:p>
          </table:table-cell>
          <table:table-cell office:value-type="string">
            <text:p>RUS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HE JOKER</text:p>
          </table:table-cell>
          <table:table-cell office:value-type="string">
            <text:p>STEVE MILLER BAND</text:p>
          </table:table-cell>
          <table:table-cell office:value-type="string">
            <text:p>:03</text:p>
          </table:table-cell>
          <table:table-cell office:value-type="string">
            <text:p>04:11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AKE THE MONEY AND RUN</text:p>
          </table:table-cell>
          <table:table-cell office:value-type="string">
            <text:p>STEVE MILLER BAND</text:p>
          </table:table-cell>
          <table:table-cell office:value-type="string">
            <text:p>:12</text:p>
          </table:table-cell>
          <table:table-cell office:value-type="string">
            <text:p>02:46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OCK 'N ME</text:p>
          </table:table-cell>
          <table:table-cell office:value-type="string">
            <text:p>STEVE MILLER BAND</text:p>
          </table:table-cell>
          <table:table-cell office:value-type="string">
            <text:p>:27</text:p>
          </table:table-cell>
          <table:table-cell office:value-type="string">
            <text:p>03:01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PACE INTRO/FLY LIKE AN EAGLE</text:p>
          </table:table-cell>
          <table:table-cell office:value-type="string">
            <text:p>STEVE MILLER BAND</text:p>
          </table:table-cell>
          <table:table-cell office:value-type="string">
            <text:p>C10/1:18</text:p>
          </table:table-cell>
          <table:table-cell office:value-type="string">
            <text:p>05:15</text:p>
          </table:table-cell>
          <table:table-cell office:value-type="string">
            <text:p>CF</text:p>
          </table:table-cell>
          <table:table-cell office:value-type="string">
            <text:p>STEVE MILLER BAND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JET AIRLINER</text:p>
          </table:table-cell>
          <table:table-cell office:value-type="string">
            <text:p>STEVE MILLER BAND</text:p>
          </table:table-cell>
          <table:table-cell office:value-type="string">
            <text:p>1:03</text:p>
          </table:table-cell>
          <table:table-cell office:value-type="string">
            <text:p>05:11</text:p>
          </table:table-cell>
          <table:table-cell office:value-type="string">
            <text:p>FADE</text:p>
          </table:table-cell>
          <table:table-cell office:value-type="string">
            <text:p>STEVE MILLER BAND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I WON'T BACK DOWN</text:p>
          </table:table-cell>
          <table:table-cell office:value-type="string">
            <text:p>TOM PETTY</text:p>
          </table:table-cell>
          <table:table-cell office:value-type="string">
            <text:p>:08</text:p>
          </table:table-cell>
          <table:table-cell office:value-type="string">
            <text:p>02:53</text:p>
          </table:table-cell>
          <table:table-cell office:value-type="string">
            <text:p>FADE</text:p>
          </table:table-cell>
          <table:table-cell office:value-type="string">
            <text:p>TOM PETTY; TOM PETTY &amp; THE HEARTBREAKER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EHIND BLUE EYES</text:p>
          </table:table-cell>
          <table:table-cell office:value-type="string">
            <text:p>WHO</text:p>
          </table:table-cell>
          <table:table-cell office:value-type="string">
            <text:p>:08</text:p>
          </table:table-cell>
          <table:table-cell office:value-type="string">
            <text:p>03:41</text:p>
          </table:table-cell>
          <table:table-cell office:value-type="string">
            <text:p>CF</text:p>
          </table:table-cell>
          <table:table-cell office:value-type="string">
            <text:p>WHO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HOOTING STAR</text:p>
          </table:table-cell>
          <table:table-cell office:value-type="string">
            <text:p>BAD COMPANY</text:p>
          </table:table-cell>
          <table:table-cell office:value-type="string">
            <text:p>:13</text:p>
          </table:table-cell>
          <table:table-cell office:value-type="string">
            <text:p>05:57</text:p>
          </table:table-cell>
          <table:table-cell office:value-type="string">
            <text:p>FADE</text:p>
          </table:table-cell>
          <table:table-cell office:value-type="string">
            <text:p>BAD COMPAN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PIANO MAN</text:p>
          </table:table-cell>
          <table:table-cell office:value-type="string">
            <text:p>BILLY JOEL</text:p>
          </table:table-cell>
          <table:table-cell office:value-type="string">
            <text:p>:31</text:p>
          </table:table-cell>
          <table:table-cell office:value-type="string">
            <text:p>05:32</text:p>
          </table:table-cell>
          <table:table-cell office:value-type="string">
            <text:p>CF</text:p>
          </table:table-cell>
          <table:table-cell office:value-type="string">
            <text:p>BILLY JOE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ORN IN THE U.S.A.</text:p>
          </table:table-cell>
          <table:table-cell office:value-type="string">
            <text:p>BRUCE SPRINGSTEEN</text:p>
          </table:table-cell>
          <table:table-cell office:value-type="string">
            <text:p>:17</text:p>
          </table:table-cell>
          <table:table-cell office:value-type="string">
            <text:p>04:27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AVE YOU EVER SEEN THE RAIN?</text:p>
          </table:table-cell>
          <table:table-cell office:value-type="string">
            <text:p>CREEDENCE CLEARWATER REVIVAL</text:p>
          </table:table-cell>
          <table:table-cell office:value-type="string">
            <text:p>:13</text:p>
          </table:table-cell>
          <table:table-cell office:value-type="string">
            <text:p>02:36</text:p>
          </table:table-cell>
          <table:table-cell office:value-type="string">
            <text:p>COLD</text:p>
          </table:table-cell>
          <table:table-cell office:value-type="string">
            <text:p>CREEDENCE CLEARWATER REVIVAL; 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OCK THE CASBAH</text:p>
          </table:table-cell>
          <table:table-cell office:value-type="string">
            <text:p>CLASH</text:p>
          </table:table-cell>
          <table:table-cell office:value-type="string">
            <text:p>:16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CLA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MONEY FOR NOTHING</text:p>
          </table:table-cell>
          <table:table-cell office:value-type="string">
            <text:p>DIRE STRAITS</text:p>
          </table:table-cell>
          <table:table-cell office:value-type="string">
            <text:p>:00</text:p>
          </table:table-cell>
          <table:table-cell office:value-type="string">
            <text:p>07:57</text:p>
          </table:table-cell>
          <table:table-cell office:value-type="string">
            <text:p>FADE</text:p>
          </table:table-cell>
          <table:table-cell office:value-type="string">
            <text:p>DIRE STRAITS; MARK KNOPFLER; POLICE; STING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IDERS ON THE STORM</text:p>
          </table:table-cell>
          <table:table-cell office:value-type="string">
            <text:p>DOORS</text:p>
          </table:table-cell>
          <table:table-cell office:value-type="string">
            <text:p>C:14/:31</text:p>
          </table:table-cell>
          <table:table-cell office:value-type="string">
            <text:p>06:59</text:p>
          </table:table-cell>
          <table:table-cell office:value-type="string">
            <text:p>FADE</text:p>
          </table:table-cell>
          <table:table-cell office:value-type="string">
            <text:p>DOOR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COLD AS ICE</text:p>
          </table:table-cell>
          <table:table-cell office:value-type="string">
            <text:p>FOREIGNER</text:p>
          </table:table-cell>
          <table:table-cell office:value-type="string">
            <text:p>:09</text:p>
          </table:table-cell>
          <table:table-cell office:value-type="string">
            <text:p>03:08</text:p>
          </table:table-cell>
          <table:table-cell office:value-type="string">
            <text:p>FADE</text:p>
          </table:table-cell>
          <table:table-cell office:value-type="string">
            <text:p>FOREIGN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ALL RIGHT NOW</text:p>
          </table:table-cell>
          <table:table-cell office:value-type="string">
            <text:p>FREE</text:p>
          </table:table-cell>
          <table:table-cell office:value-type="string">
            <text:p>:15</text:p>
          </table:table-cell>
          <table:table-cell office:value-type="string">
            <text:p>05:24</text:p>
          </table:table-cell>
          <table:table-cell office:value-type="string">
            <text:p>FADE</text:p>
          </table:table-cell>
          <table:table-cell office:value-type="string">
            <text:p>FRE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AMBLE ON</text:p>
          </table:table-cell>
          <table:table-cell office:value-type="string">
            <text:p>LED ZEPPELIN</text:p>
          </table:table-cell>
          <table:table-cell office:value-type="string">
            <text:p>:21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D'YER MAK'ER</text:p>
          </table:table-cell>
          <table:table-cell office:value-type="string">
            <text:p>LED ZEPPELIN</text:p>
          </table:table-cell>
          <table:table-cell office:value-type="string">
            <text:p>:16</text:p>
          </table:table-cell>
          <table:table-cell office:value-type="string">
            <text:p>04:16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TRAMPLED UNDER FOOT</text:p>
          </table:table-cell>
          <table:table-cell office:value-type="string">
            <text:p>LED ZEPPELIN</text:p>
          </table:table-cell>
          <table:table-cell office:value-type="string">
            <text:p>:04</text:p>
          </table:table-cell>
          <table:table-cell office:value-type="string">
            <text:p>05:30</text:p>
          </table:table-cell>
          <table:table-cell office:value-type="string">
            <text:p>CF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KASHMIR</text:p>
          </table:table-cell>
          <table:table-cell office:value-type="string">
            <text:p>LED ZEPPELIN</text:p>
          </table:table-cell>
          <table:table-cell office:value-type="string">
            <text:p>:18</text:p>
          </table:table-cell>
          <table:table-cell office:value-type="string">
            <text:p>08:05</text:p>
          </table:table-cell>
          <table:table-cell office:value-type="string">
            <text:p>FADE</text:p>
          </table:table-cell>
          <table:table-cell office:value-type="string">
            <text:p>LED ZEPPELI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COME AS YOU ARE</text:p>
          </table:table-cell>
          <table:table-cell office:value-type="string">
            <text:p>NIRVANA</text:p>
          </table:table-cell>
          <table:table-cell office:value-type="string">
            <text:p>:17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NIRV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PAINT IT BLACK</text:p>
          </table:table-cell>
          <table:table-cell office:value-type="string">
            <text:p>ROLLING STONES, THE</text:p>
          </table:table-cell>
          <table:table-cell office:value-type="string">
            <text:p>:16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UNDER MY THUMB</text:p>
          </table:table-cell>
          <table:table-cell office:value-type="string">
            <text:p>ROLLING STONES, THE</text:p>
          </table:table-cell>
          <table:table-cell office:value-type="string">
            <text:p>:16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TART ME UP</text:p>
          </table:table-cell>
          <table:table-cell office:value-type="string">
            <text:p>ROLLING STONES, THE</text:p>
          </table:table-cell>
          <table:table-cell office:value-type="string">
            <text:p>:17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FREEWILL</text:p>
          </table:table-cell>
          <table:table-cell office:value-type="string">
            <text:p>RUSH</text:p>
          </table:table-cell>
          <table:table-cell office:value-type="string">
            <text:p>:08</text:p>
          </table:table-cell>
          <table:table-cell office:value-type="string">
            <text:p>05:12</text:p>
          </table:table-cell>
          <table:table-cell office:value-type="string">
            <text:p>FADE</text:p>
          </table:table-cell>
          <table:table-cell office:value-type="string">
            <text:p>RUS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ANG A GONG (GET IT ON)</text:p>
          </table:table-cell>
          <table:table-cell office:value-type="string">
            <text:p>T. REX</text:p>
          </table:table-cell>
          <table:table-cell office:value-type="string">
            <text:p>:06, :15</text:p>
          </table:table-cell>
          <table:table-cell office:value-type="string">
            <text:p>04:20</text:p>
          </table:table-cell>
          <table:table-cell office:value-type="string">
            <text:p>FADE</text:p>
          </table:table-cell>
          <table:table-cell office:value-type="string">
            <text:p>T. RE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FREE FALLIN'</text:p>
          </table:table-cell>
          <table:table-cell office:value-type="string">
            <text:p>TOM PETTY</text:p>
          </table:table-cell>
          <table:table-cell office:value-type="string">
            <text:p>:12</text:p>
          </table:table-cell>
          <table:table-cell office:value-type="string">
            <text:p>04:09</text:p>
          </table:table-cell>
          <table:table-cell office:value-type="string">
            <text:p>FADE</text:p>
          </table:table-cell>
          <table:table-cell office:value-type="string">
            <text:p>TOM PETTY; TOM PETTY &amp; THE HEARTBREAKERS</text:p>
          </table:table-cell>
          <table:table-cell office:value-type="string">
            <text:p>AI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BROWN EYED GIRL</text:p>
          </table:table-cell>
          <table:table-cell office:value-type="string">
            <text:p>VAN MORRISON</text:p>
          </table:table-cell>
          <table:table-cell office:value-type="string">
            <text:p>:14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VAN MORRIS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HEARTBREAKER/LIVING LOVING...</text:p>
          </table:table-cell>
          <table:table-cell office:value-type="string">
            <text:p>LED ZEPPELIN</text:p>
          </table:table-cell>
          <table:table-cell office:value-type="string">
            <text:p>:27</text:p>
          </table:table-cell>
          <table:table-cell office:value-type="string">
            <text:p>06:52</text:p>
          </table:table-cell>
          <table:table-cell office:value-type="string">
            <text:p>COLD</text:p>
          </table:table-cell>
          <table:table-cell office:value-type="string">
            <text:p>LED ZEPPELI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C</text:p>
          </table:table-cell>
          <table:table-cell office:value-type="string">
            <text:p>BEAST OF BURDEN</text:p>
          </table:table-cell>
          <table:table-cell office:value-type="string">
            <text:p>ROLLING STONES, THE</text:p>
          </table:table-cell>
          <table:table-cell office:value-type="string">
            <text:p>:15</text:p>
          </table:table-cell>
          <table:table-cell office:value-type="string">
            <text:p>03:18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C</text:p>
          </table:table-cell>
          <table:table-cell office:value-type="string">
            <text:p>CARRY ON WAYWARD SON</text:p>
          </table:table-cell>
          <table:table-cell office:value-type="string">
            <text:p>KANSAS</text:p>
          </table:table-cell>
          <table:table-cell office:value-type="string">
            <text:p>:00</text:p>
          </table:table-cell>
          <table:table-cell office:value-type="string">
            <text:p>05:13</text:p>
          </table:table-cell>
          <table:table-cell office:value-type="string">
            <text:p>CF</text:p>
          </table:table-cell>
          <table:table-cell office:value-type="string">
            <text:p>KANSA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ROXANNE</text:p>
          </table:table-cell>
          <table:table-cell office:value-type="string">
            <text:p>POLICE</text:p>
          </table:table-cell>
          <table:table-cell office:value-type="string">
            <text:p>:18</text:p>
          </table:table-cell>
          <table:table-cell office:value-type="string">
            <text:p>03:00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MESSAGE IN A BOTTLE</text:p>
          </table:table-cell>
          <table:table-cell office:value-type="string">
            <text:p>POLICE</text:p>
          </table:table-cell>
          <table:table-cell office:value-type="string">
            <text:p>:08</text:p>
          </table:table-cell>
          <table:table-cell office:value-type="string">
            <text:p>04:35</text:p>
          </table:table-cell>
          <table:table-cell office:value-type="string">
            <text:p>FADE</text:p>
          </table:table-cell>
          <table:table-cell office:value-type="string">
            <text:p>POLICE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I'M WAITING FOR THE MAN</text:p>
          </table:table-cell>
          <table:table-cell office:value-type="string">
            <text:p>VELVET UNDERGROUND</text:p>
          </table:table-cell>
          <table:table-cell office:value-type="string">
            <text:p>:18</text:p>
          </table:table-cell>
          <table:table-cell office:value-type="string">
            <text:p>04:30</text:p>
          </table:table-cell>
          <table:table-cell office:value-type="string">
            <text:p>FADE</text:p>
          </table:table-cell>
          <table:table-cell office:value-type="string">
            <text:p>VELVET UNDERGROU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C</text:p>
          </table:table-cell>
          <table:table-cell office:value-type="string">
            <text:p>SISTER GOLDEN HAIR</text:p>
          </table:table-cell>
          <table:table-cell office:value-type="string">
            <text:p>AMERICA</text:p>
          </table:table-cell>
          <table:table-cell office:value-type="string">
            <text:p>:16</text:p>
          </table:table-cell>
          <table:table-cell office:value-type="string">
            <text:p>03:16</text:p>
          </table:table-cell>
          <table:table-cell office:value-type="string">
            <text:p>CF</text:p>
          </table:table-cell>
          <table:table-cell office:value-type="string">
            <text:p>AMERICA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C</text:p>
          </table:table-cell>
          <table:table-cell office:value-type="string">
            <text:p>LET IT BE</text:p>
          </table:table-cell>
          <table:table-cell office:value-type="string">
            <text:p>BEATLES, THE</text:p>
          </table:table-cell>
          <table:table-cell office:value-type="string">
            <text:p>:12</text:p>
          </table:table-cell>
          <table:table-cell office:value-type="string">
            <text:p>03:46</text:p>
          </table:table-cell>
          <table:table-cell office:value-type="string">
            <text:p>CF</text:p>
          </table:table-cell>
          <table:table-cell office:value-type="string">
            <text:p>BEATLES, TH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C</text:p>
          </table:table-cell>
          <table:table-cell office:value-type="string">
            <text:p>TAKE IT EASY</text:p>
          </table:table-cell>
          <table:table-cell office:value-type="string">
            <text:p>EAGLES</text:p>
          </table:table-cell>
          <table:table-cell office:value-type="string">
            <text:p>:17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EAGL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C</text:p>
          </table:table-cell>
          <table:table-cell office:value-type="string">
            <text:p>SUPERSTITION</text:p>
          </table:table-cell>
          <table:table-cell office:value-type="string">
            <text:p>STEVIE WONDER</text:p>
          </table:table-cell>
          <table:table-cell office:value-type="string">
            <text:p>:28</text:p>
          </table:table-cell>
          <table:table-cell office:value-type="string">
            <text:p>04:02</text:p>
          </table:table-cell>
          <table:table-cell office:value-type="string">
            <text:p>F</text:p>
          </table:table-cell>
          <table:table-cell office:value-type="string">
            <text:p>STEVIE WOND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C</text:p>
          </table:table-cell>
          <table:table-cell office:value-type="string">
            <text:p>SHE TALKS TO ANGELS</text:p>
          </table:table-cell>
          <table:table-cell office:value-type="string">
            <text:p>BLACK CROWES</text:p>
          </table:table-cell>
          <table:table-cell office:value-type="string">
            <text:p>:35</text:p>
          </table:table-cell>
          <table:table-cell office:value-type="string">
            <text:p>05:33</text:p>
          </table:table-cell>
          <table:table-cell office:value-type="string">
            <text:p>CF</text:p>
          </table:table-cell>
          <table:table-cell office:value-type="string">
            <text:p>BLACK CROWES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OTHERSIDE</text:p>
          </table:table-cell>
          <table:table-cell office:value-type="string">
            <text:p>RED HOT CHILI PEPPERS</text:p>
          </table:table-cell>
          <table:table-cell office:value-type="string">
            <text:p>:09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LIKE A STONE</text:p>
          </table:table-cell>
          <table:table-cell office:value-type="string">
            <text:p>AUDIOSLAVE</text:p>
          </table:table-cell>
          <table:table-cell office:value-type="string">
            <text:p>:18</text:p>
          </table:table-cell>
          <table:table-cell office:value-type="string">
            <text:p>04:48</text:p>
          </table:table-cell>
          <table:table-cell office:value-type="string">
            <text:p>CF</text:p>
          </table:table-cell>
          <table:table-cell office:value-type="string">
            <text:p>AUDIOSLAVE; RAGE AGAINST THE MACHINE; CHRIS CORNELL; SOUNDGARD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BURDEN IN MY HAND</text:p>
          </table:table-cell>
          <table:table-cell office:value-type="string">
            <text:p>SOUNDGARDEN</text:p>
          </table:table-cell>
          <table:table-cell office:value-type="string">
            <text:p>:00</text:p>
          </table:table-cell>
          <table:table-cell office:value-type="string">
            <text:p>04:42</text:p>
          </table:table-cell>
          <table:table-cell office:value-type="string">
            <text:p>CF</text:p>
          </table:table-cell>
          <table:table-cell office:value-type="string">
            <text:p>SOUNDGARDEN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MAN ON THE MOON</text:p>
          </table:table-cell>
          <table:table-cell office:value-type="string">
            <text:p>REM</text:p>
          </table:table-cell>
          <table:table-cell office:value-type="string">
            <text:p>:17</text:p>
          </table:table-cell>
          <table:table-cell office:value-type="string">
            <text:p>05:15</text:p>
          </table:table-cell>
          <table:table-cell office:value-type="string">
            <text:p>FADE</text:p>
          </table:table-cell>
          <table:table-cell office:value-type="string">
            <text:p>RE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IT'S THE END OF THE WORLD</text:p>
          </table:table-cell>
          <table:table-cell office:value-type="string">
            <text:p>REM</text:p>
          </table:table-cell>
          <table:table-cell office:value-type="string">
            <text:p>:03</text:p>
          </table:table-cell>
          <table:table-cell office:value-type="string">
            <text:p>03:53</text:p>
          </table:table-cell>
          <table:table-cell office:value-type="string">
            <text:p>FADE</text:p>
          </table:table-cell>
          <table:table-cell office:value-type="string">
            <text:p>REM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BY THE WAY</text:p>
          </table:table-cell>
          <table:table-cell office:value-type="string">
            <text:p>RED HOT CHILI PEPPERS</text:p>
          </table:table-cell>
          <table:table-cell office:value-type="string">
            <text:p>:08</text:p>
          </table:table-cell>
          <table:table-cell office:value-type="string">
            <text:p>03:33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FELL ON BLACK DAYS</text:p>
          </table:table-cell>
          <table:table-cell office:value-type="string">
            <text:p>SOUNDGARDEN</text:p>
          </table:table-cell>
          <table:table-cell office:value-type="string">
            <text:p>:17</text:p>
          </table:table-cell>
          <table:table-cell office:value-type="string">
            <text:p>04:34</text:p>
          </table:table-cell>
          <table:table-cell office:value-type="string">
            <text:p>CF</text:p>
          </table:table-cell>
          <table:table-cell office:value-type="string">
            <text:p>SOUNDGARDEN</text:p>
          </table:table-cell>
          <table:table-cell office:value-type="string">
            <text:p>M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BLACK</text:p>
          </table:table-cell>
          <table:table-cell office:value-type="string">
            <text:p>PEARL JAM</text:p>
          </table:table-cell>
          <table:table-cell office:value-type="string">
            <text:p>:26</text:p>
          </table:table-cell>
          <table:table-cell office:value-type="string">
            <text:p>05:25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LET ME GO</text:p>
          </table:table-cell>
          <table:table-cell office:value-type="string">
            <text:p>CAKE</text:p>
          </table:table-cell>
          <table:table-cell office:value-type="string">
            <text:p>:26</text:p>
          </table:table-cell>
          <table:table-cell office:value-type="string">
            <text:p>03:17</text:p>
          </table:table-cell>
          <table:table-cell office:value-type="string">
            <text:p>FADE</text:p>
          </table:table-cell>
          <table:table-cell office:value-type="string">
            <text:p>CAK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FLUORESCENT ADOLESCENT</text:p>
          </table:table-cell>
          <table:table-cell office:value-type="string">
            <text:p>ARCTIC MONKEYS, THE</text:p>
          </table:table-cell>
          <table:table-cell office:value-type="string">
            <text:p>:17</text:p>
          </table:table-cell>
          <table:table-cell office:value-type="string">
            <text:p>03:02</text:p>
          </table:table-cell>
          <table:table-cell office:value-type="string">
            <text:p>FADE</text:p>
          </table:table-cell>
          <table:table-cell office:value-type="string">
            <text:p>ARCTIC MONKEYS, TH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YOSHIMI BATTLES THE PINK ROBOT</text:p>
          </table:table-cell>
          <table:table-cell office:value-type="string">
            <text:p>FLAMING LIPS, THE</text:p>
          </table:table-cell>
          <table:table-cell office:value-type="string">
            <text:p>:27</text:p>
          </table:table-cell>
          <table:table-cell office:value-type="string">
            <text:p>04:28</text:p>
          </table:table-cell>
          <table:table-cell office:value-type="string">
            <text:p>F</text:p>
          </table:table-cell>
          <table:table-cell office:value-type="string">
            <text:p>FLAMING LIP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THE UNDERDOG</text:p>
          </table:table-cell>
          <table:table-cell office:value-type="string">
            <text:p>SPOON</text:p>
          </table:table-cell>
          <table:table-cell office:value-type="string">
            <text:p>:06/:22</text:p>
          </table:table-cell>
          <table:table-cell office:value-type="string">
            <text:p>03:40</text:p>
          </table:table-cell>
          <table:table-cell office:value-type="string">
            <text:p>COLD</text:p>
          </table:table-cell>
          <table:table-cell office:value-type="string">
            <text:p>SPO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HOME</text:p>
          </table:table-cell>
          <table:table-cell office:value-type="string">
            <text:p>EDWARD SHARPE &amp; MAGNETIC ZEROS</text:p>
          </table:table-cell>
          <table:table-cell office:value-type="string">
            <text:p>:19</text:p>
          </table:table-cell>
          <table:table-cell office:value-type="string">
            <text:p>03:11</text:p>
          </table:table-cell>
          <table:table-cell office:value-type="string">
            <text:p>F</text:p>
          </table:table-cell>
          <table:table-cell office:value-type="string">
            <text:p>EDWARD SHARP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READY TO START</text:p>
          </table:table-cell>
          <table:table-cell office:value-type="string">
            <text:p>ARCADE FIRE</text:p>
          </table:table-cell>
          <table:table-cell office:value-type="string">
            <text:p>:10/:30</text:p>
          </table:table-cell>
          <table:table-cell office:value-type="string">
            <text:p>04:13</text:p>
          </table:table-cell>
          <table:table-cell office:value-type="string">
            <text:p>COLD</text:p>
          </table:table-cell>
          <table:table-cell office:value-type="string">
            <text:p>ARCADE FIR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EVERLONG</text:p>
          </table:table-cell>
          <table:table-cell office:value-type="string">
            <text:p>FOO FIGHTERS</text:p>
          </table:table-cell>
          <table:table-cell office:value-type="string">
            <text:p>:33</text:p>
          </table:table-cell>
          <table:table-cell office:value-type="string">
            <text:p>04:09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LEARN TO FLY</text:p>
          </table:table-cell>
          <table:table-cell office:value-type="string">
            <text:p>FOO FIGHTERS</text:p>
          </table:table-cell>
          <table:table-cell office:value-type="string">
            <text:p>:15</text:p>
          </table:table-cell>
          <table:table-cell office:value-type="string">
            <text:p>03:58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BEST OF YOU</text:p>
          </table:table-cell>
          <table:table-cell office:value-type="string">
            <text:p>FOO FIGHTERS</text:p>
          </table:table-cell>
          <table:table-cell office:value-type="string">
            <text:p>:00</text:p>
          </table:table-cell>
          <table:table-cell office:value-type="string">
            <text:p>04:15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TIMES LIKE THESE</text:p>
          </table:table-cell>
          <table:table-cell office:value-type="string">
            <text:p>FOO FIGHTERS</text:p>
          </table:table-cell>
          <table:table-cell office:value-type="string">
            <text:p>:23</text:p>
          </table:table-cell>
          <table:table-cell office:value-type="string">
            <text:p>03:46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WONDERWALL</text:p>
          </table:table-cell>
          <table:table-cell office:value-type="string">
            <text:p>OASIS</text:p>
          </table:table-cell>
          <table:table-cell office:value-type="string">
            <text:p>:22</text:p>
          </table:table-cell>
          <table:table-cell office:value-type="string">
            <text:p>04:13</text:p>
          </table:table-cell>
          <table:table-cell office:value-type="string">
            <text:p>CF</text:p>
          </table:table-cell>
          <table:table-cell office:value-type="string">
            <text:p>OASIS; WONDERWAL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CALIFORNICATION</text:p>
          </table:table-cell>
          <table:table-cell office:value-type="string">
            <text:p>RED HOT CHILI PEPPERS</text:p>
          </table:table-cell>
          <table:table-cell office:value-type="string">
            <text:p>:21</text:p>
          </table:table-cell>
          <table:table-cell office:value-type="string">
            <text:p>05:12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UNDER THE BRIDGE</text:p>
          </table:table-cell>
          <table:table-cell office:value-type="string">
            <text:p>RED HOT CHILI PEPPERS</text:p>
          </table:table-cell>
          <table:table-cell office:value-type="string">
            <text:p>:29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THESE DAYS</text:p>
          </table:table-cell>
          <table:table-cell office:value-type="string">
            <text:p>FOO FIGHTERS</text:p>
          </table:table-cell>
          <table:table-cell office:value-type="string">
            <text:p>:08</text:p>
          </table:table-cell>
          <table:table-cell office:value-type="string">
            <text:p>04:54</text:p>
          </table:table-cell>
          <table:table-cell office:value-type="string">
            <text:p>CF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E PRETENDER</text:p>
          </table:table-cell>
          <table:table-cell office:value-type="string">
            <text:p>FOO FIGHTERS</text:p>
          </table:table-cell>
          <table:table-cell office:value-type="string">
            <text:p>:13</text:p>
          </table:table-cell>
          <table:table-cell office:value-type="string">
            <text:p>04:27</text:p>
          </table:table-cell>
          <table:table-cell office:value-type="string">
            <text:p>C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DON'T LOOK BACK IN ANGER</text:p>
          </table:table-cell>
          <table:table-cell office:value-type="string">
            <text:p>OASIS</text:p>
          </table:table-cell>
          <table:table-cell office:value-type="string">
            <text:p>:11</text:p>
          </table:table-cell>
          <table:table-cell office:value-type="string">
            <text:p>04:46</text:p>
          </table:table-cell>
          <table:table-cell office:value-type="string">
            <text:p>CF</text:p>
          </table:table-cell>
          <table:table-cell office:value-type="string">
            <text:p>OASI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JEREMY</text:p>
          </table:table-cell>
          <table:table-cell office:value-type="string">
            <text:p>PEARL JAM</text:p>
          </table:table-cell>
          <table:table-cell office:value-type="string">
            <text:p>:23</text:p>
          </table:table-cell>
          <table:table-cell office:value-type="string">
            <text:p>04:47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ALIVE</text:p>
          </table:table-cell>
          <table:table-cell office:value-type="string">
            <text:p>PEARL JAM</text:p>
          </table:table-cell>
          <table:table-cell office:value-type="string">
            <text:p>:33</text:p>
          </table:table-cell>
          <table:table-cell office:value-type="string">
            <text:p>05:51</text:p>
          </table:table-cell>
          <table:table-cell office:value-type="string">
            <text:p>COLD</text:p>
          </table:table-cell>
          <table:table-cell office:value-type="string">
            <text:p>PEARL JAM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EVEN FLOW</text:p>
          </table:table-cell>
          <table:table-cell office:value-type="string">
            <text:p>PEARL JAM</text:p>
          </table:table-cell>
          <table:table-cell office:value-type="string">
            <text:p>:14</text:p>
          </table:table-cell>
          <table:table-cell office:value-type="string">
            <text:p>05:01</text:p>
          </table:table-cell>
          <table:table-cell office:value-type="string">
            <text:p>COLD</text:p>
          </table:table-cell>
          <table:table-cell office:value-type="string">
            <text:p>PEARL JAM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OUL TO SQUEEZE</text:p>
          </table:table-cell>
          <table:table-cell office:value-type="string">
            <text:p>RED HOT CHILI PEPPERS</text:p>
          </table:table-cell>
          <table:table-cell office:value-type="string">
            <text:p>:23</text:p>
          </table:table-cell>
          <table:table-cell office:value-type="string">
            <text:p>04:44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CAR TISSUE</text:p>
          </table:table-cell>
          <table:table-cell office:value-type="string">
            <text:p>RED HOT CHILI PEPPERS</text:p>
          </table:table-cell>
          <table:table-cell office:value-type="string">
            <text:p>:12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NOW ((HEY OH))</text:p>
          </table:table-cell>
          <table:table-cell office:value-type="string">
            <text:p>RED HOT CHILI PEPPERS</text:p>
          </table:table-cell>
          <table:table-cell office:value-type="string">
            <text:p>:19</text:p>
          </table:table-cell>
          <table:table-cell office:value-type="string">
            <text:p>04:34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CAN'T STOP</text:p>
          </table:table-cell>
          <table:table-cell office:value-type="string">
            <text:p>RED HOT CHILI PEPPERS</text:p>
          </table:table-cell>
          <table:table-cell office:value-type="string">
            <text:p>:32</text:p>
          </table:table-cell>
          <table:table-cell office:value-type="string">
            <text:p>04:28</text:p>
          </table:table-cell>
          <table:table-cell office:value-type="string">
            <text:p>ICE</text:p>
          </table:table-cell>
          <table:table-cell office:value-type="string">
            <text:p>RED HOT CHILI PEPPER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ORANGE CRUSH</text:p>
          </table:table-cell>
          <table:table-cell office:value-type="string">
            <text:p>REM</text:p>
          </table:table-cell>
          <table:table-cell office:value-type="string">
            <text:p>:19</text:p>
          </table:table-cell>
          <table:table-cell office:value-type="string">
            <text:p>03:47</text:p>
          </table:table-cell>
          <table:table-cell office:value-type="string">
            <text:p>COLD</text:p>
          </table:table-cell>
          <table:table-cell office:value-type="string">
            <text:p>REM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LOSING MY RELIGION</text:p>
          </table:table-cell>
          <table:table-cell office:value-type="string">
            <text:p>REM</text:p>
          </table:table-cell>
          <table:table-cell office:value-type="string">
            <text:p>:15</text:p>
          </table:table-cell>
          <table:table-cell office:value-type="string">
            <text:p>04:31</text:p>
          </table:table-cell>
          <table:table-cell office:value-type="string">
            <text:p>CF</text:p>
          </table:table-cell>
          <table:table-cell office:value-type="string">
            <text:p>REM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THE ONE I LOVE</text:p>
          </table:table-cell>
          <table:table-cell office:value-type="string">
            <text:p>REM</text:p>
          </table:table-cell>
          <table:table-cell office:value-type="string">
            <text:p>:17</text:p>
          </table:table-cell>
          <table:table-cell office:value-type="string">
            <text:p>03:09</text:p>
          </table:table-cell>
          <table:table-cell office:value-type="string">
            <text:p>CF</text:p>
          </table:table-cell>
          <table:table-cell office:value-type="string">
            <text:p>REM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INTERSTATE LOVE SONG</text:p>
          </table:table-cell>
          <table:table-cell office:value-type="string">
            <text:p>STONE TEMPLE PILOTS</text:p>
          </table:table-cell>
          <table:table-cell office:value-type="string">
            <text:p>:35</text:p>
          </table:table-cell>
          <table:table-cell office:value-type="string">
            <text:p>03:12</text:p>
          </table:table-cell>
          <table:table-cell office:value-type="string">
            <text:p>CF</text:p>
          </table:table-cell>
          <table:table-cell office:value-type="string">
            <text:p>STONE TEMPLE PILOTS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EVEN NATION ARMY</text:p>
          </table:table-cell>
          <table:table-cell office:value-type="string">
            <text:p>WHITE STRIPES</text:p>
          </table:table-cell>
          <table:table-cell office:value-type="string">
            <text:p>:15</text:p>
          </table:table-cell>
          <table:table-cell office:value-type="string">
            <text:p>03:49</text:p>
          </table:table-cell>
          <table:table-cell office:value-type="string">
            <text:p>CF</text:p>
          </table:table-cell>
          <table:table-cell office:value-type="string">
            <text:p>WHITE STRIP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ICKY THUMP</text:p>
          </table:table-cell>
          <table:table-cell office:value-type="string">
            <text:p>WHITE STRIPES</text:p>
          </table:table-cell>
          <table:table-cell office:value-type="string">
            <text:p>:26</text:p>
          </table:table-cell>
          <table:table-cell office:value-type="string">
            <text:p>03:51</text:p>
          </table:table-cell>
          <table:table-cell office:value-type="string">
            <text:p>F</text:p>
          </table:table-cell>
          <table:table-cell office:value-type="string">
            <text:p>WHITE STRIP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YELLOW LEDBETTER</text:p>
          </table:table-cell>
          <table:table-cell office:value-type="string">
            <text:p>PEARL JAM</text:p>
          </table:table-cell>
          <table:table-cell office:value-type="string">
            <text:p>:28</text:p>
          </table:table-cell>
          <table:table-cell office:value-type="string">
            <text:p>04:58</text:p>
          </table:table-cell>
          <table:table-cell office:value-type="string">
            <text:p>COLD</text:p>
          </table:table-cell>
          <table:table-cell office:value-type="string">
            <text:p>PEARL JA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DAUGHTER</text:p>
          </table:table-cell>
          <table:table-cell office:value-type="string">
            <text:p>PEARL JAM</text:p>
          </table:table-cell>
          <table:table-cell office:value-type="string">
            <text:p>CUE :10</text:p>
          </table:table-cell>
          <table:table-cell office:value-type="string">
            <text:p>03:24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 office:value-type="string">
            <text:p>MA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BETTERMAN</text:p>
          </table:table-cell>
          <table:table-cell office:value-type="string">
            <text:p>PEARL JAM</text:p>
          </table:table-cell>
          <table:table-cell office:value-type="string">
            <text:p>:17</text:p>
          </table:table-cell>
          <table:table-cell office:value-type="string">
            <text:p>04:02</text:p>
          </table:table-cell>
          <table:table-cell office:value-type="string">
            <text:p>CF</text:p>
          </table:table-cell>
          <table:table-cell office:value-type="string">
            <text:p>PEARL JAM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MOOTH</text:p>
          </table:table-cell>
          <table:table-cell office:value-type="string">
            <text:p>SANTANA FEAT. ROB THOMAS</text:p>
          </table:table-cell>
          <table:table-cell office:value-type="string">
            <text:p>:18</text:p>
          </table:table-cell>
          <table:table-cell office:value-type="string">
            <text:p>04:44</text:p>
          </table:table-cell>
          <table:table-cell/>
          <table:table-cell office:value-type="string">
            <text:p>SANTANA; ROB THOMAS; MATCHBOX 2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BLACK HOLE SUN</text:p>
          </table:table-cell>
          <table:table-cell office:value-type="string">
            <text:p>SOUNDGARDEN</text:p>
          </table:table-cell>
          <table:table-cell office:value-type="string">
            <text:p>:16</text:p>
          </table:table-cell>
          <table:table-cell office:value-type="string">
            <text:p>05:08</text:p>
          </table:table-cell>
          <table:table-cell office:value-type="string">
            <text:p>CF</text:p>
          </table:table-cell>
          <table:table-cell office:value-type="string">
            <text:p>SOUNDGARDEN</text:p>
          </table:table-cell>
          <table:table-cell table:number-columns-repeated="2"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POONMAN</text:p>
          </table:table-cell>
          <table:table-cell office:value-type="string">
            <text:p>SOUNDGARDEN</text:p>
          </table:table-cell>
          <table:table-cell office:value-type="string">
            <text:p>:19</text:p>
          </table:table-cell>
          <table:table-cell office:value-type="string">
            <text:p>03:49</text:p>
          </table:table-cell>
          <table:table-cell office:value-type="string">
            <text:p>COLD</text:p>
          </table:table-cell>
          <table:table-cell office:value-type="string">
            <text:p>SOUNDGARDE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BLUE ORCHID</text:p>
          </table:table-cell>
          <table:table-cell office:value-type="string">
            <text:p>WHITE STRIPES</text:p>
          </table:table-cell>
          <table:table-cell office:value-type="string">
            <text:p>:18</text:p>
          </table:table-cell>
          <table:table-cell office:value-type="string">
            <text:p>02:37</text:p>
          </table:table-cell>
          <table:table-cell office:value-type="string">
            <text:p>COLD</text:p>
          </table:table-cell>
          <table:table-cell office:value-type="string">
            <text:p>WHITE STRIP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MY DOORBELL</text:p>
          </table:table-cell>
          <table:table-cell office:value-type="string">
            <text:p>WHITE STRIPES</text:p>
          </table:table-cell>
          <table:table-cell office:value-type="string">
            <text:p>:11</text:p>
          </table:table-cell>
          <table:table-cell office:value-type="string">
            <text:p>03:48</text:p>
          </table:table-cell>
          <table:table-cell office:value-type="string">
            <text:p>FADE</text:p>
          </table:table-cell>
          <table:table-cell office:value-type="string">
            <text:p>WHITE STRIP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ONG 2</text:p>
          </table:table-cell>
          <table:table-cell office:value-type="string">
            <text:p>BLUR</text:p>
          </table:table-cell>
          <table:table-cell office:value-type="string">
            <text:p>C:08/:23</text:p>
          </table:table-cell>
          <table:table-cell office:value-type="string">
            <text:p>02:08</text:p>
          </table:table-cell>
          <table:table-cell office:value-type="string">
            <text:p>COLD</text:p>
          </table:table-cell>
          <table:table-cell office:value-type="string">
            <text:p>BLU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AIN'T NO REST FOR THE WICKED</text:p>
          </table:table-cell>
          <table:table-cell office:value-type="string">
            <text:p>CAGE THE ELEPHANT</text:p>
          </table:table-cell>
          <table:table-cell office:value-type="string">
            <text:p>:13</text:p>
          </table:table-cell>
          <table:table-cell office:value-type="string">
            <text:p>02:53</text:p>
          </table:table-cell>
          <table:table-cell office:value-type="string">
            <text:p>C</text:p>
          </table:table-cell>
          <table:table-cell office:value-type="string">
            <text:p>CAGE THE ELEPHAN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LIDE</text:p>
          </table:table-cell>
          <table:table-cell office:value-type="string">
            <text:p>GOO GOO DOLLS</text:p>
          </table:table-cell>
          <table:table-cell office:value-type="string">
            <text:p>:10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GOO GOO DOLL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COLD HARD BITCH</text:p>
          </table:table-cell>
          <table:table-cell office:value-type="string">
            <text:p>JET</text:p>
          </table:table-cell>
          <table:table-cell office:value-type="string">
            <text:p>:25</text:p>
          </table:table-cell>
          <table:table-cell office:value-type="string">
            <text:p>03:52</text:p>
          </table:table-cell>
          <table:table-cell office:value-type="string">
            <text:p>COLD</text:p>
          </table:table-cell>
          <table:table-cell office:value-type="string">
            <text:p>JET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ARE YOU GONNA BE MY GIRL</text:p>
          </table:table-cell>
          <table:table-cell office:value-type="string">
            <text:p>JET</text:p>
          </table:table-cell>
          <table:table-cell office:value-type="string">
            <text:p>:31</text:p>
          </table:table-cell>
          <table:table-cell office:value-type="string">
            <text:p>03:30</text:p>
          </table:table-cell>
          <table:table-cell office:value-type="string">
            <text:p>APPL</text:p>
          </table:table-cell>
          <table:table-cell office:value-type="string">
            <text:p>JET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THE MIDDLE</text:p>
          </table:table-cell>
          <table:table-cell office:value-type="string">
            <text:p>JIMMY EAT WORLD</text:p>
          </table:table-cell>
          <table:table-cell office:value-type="string">
            <text:p>:11</text:p>
          </table:table-cell>
          <table:table-cell office:value-type="string">
            <text:p>02:45</text:p>
          </table:table-cell>
          <table:table-cell office:value-type="string">
            <text:p>ICE</text:p>
          </table:table-cell>
          <table:table-cell office:value-type="string">
            <text:p>JIMMY EAT WORL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MR. BRIGHTSIDE</text:p>
          </table:table-cell>
          <table:table-cell office:value-type="string">
            <text:p>KILLERS</text:p>
          </table:table-cell>
          <table:table-cell office:value-type="string">
            <text:p>:07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KILLERS; KILLER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OMEBODY TOLD ME</text:p>
          </table:table-cell>
          <table:table-cell office:value-type="string">
            <text:p>KILLERS</text:p>
          </table:table-cell>
          <table:table-cell office:value-type="string">
            <text:p>:21</text:p>
          </table:table-cell>
          <table:table-cell office:value-type="string">
            <text:p>03:15</text:p>
          </table:table-cell>
          <table:table-cell office:value-type="string">
            <text:p>C</text:p>
          </table:table-cell>
          <table:table-cell office:value-type="string">
            <text:p>KILLERS; KILLER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WHEN YOU WERE YOUNG</text:p>
          </table:table-cell>
          <table:table-cell office:value-type="string">
            <text:p>KILLERS</text:p>
          </table:table-cell>
          <table:table-cell office:value-type="string">
            <text:p>:19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KILLERS; KILLERS, TH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EX ON FIRE</text:p>
          </table:table-cell>
          <table:table-cell office:value-type="string">
            <text:p>KINGS OF LEON</text:p>
          </table:table-cell>
          <table:table-cell office:value-type="string">
            <text:p>:07/:26</text:p>
          </table:table-cell>
          <table:table-cell office:value-type="string">
            <text:p>03:23</text:p>
          </table:table-cell>
          <table:table-cell office:value-type="string">
            <text:p>ICE</text:p>
          </table:table-cell>
          <table:table-cell office:value-type="string">
            <text:p>KINGS OF LE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USE SOMEBODY</text:p>
          </table:table-cell>
          <table:table-cell office:value-type="string">
            <text:p>KINGS OF LEON</text:p>
          </table:table-cell>
          <table:table-cell office:value-type="string">
            <text:p>:27</text:p>
          </table:table-cell>
          <table:table-cell office:value-type="string">
            <text:p>03:49</text:p>
          </table:table-cell>
          <table:table-cell office:value-type="string">
            <text:p>CF</text:p>
          </table:table-cell>
          <table:table-cell office:value-type="string">
            <text:p>KINGS OF LEO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AY HEY (I LOVE YOU)</text:p>
          </table:table-cell>
          <table:table-cell office:value-type="string">
            <text:p>MICHAEL FRANTI &amp; SPEARHEAD</text:p>
          </table:table-cell>
          <table:table-cell office:value-type="string">
            <text:p>:03</text:p>
          </table:table-cell>
          <table:table-cell office:value-type="string">
            <text:p>03:49</text:p>
          </table:table-cell>
          <table:table-cell office:value-type="string">
            <text:p>F</text:p>
          </table:table-cell>
          <table:table-cell office:value-type="string">
            <text:p>MICHAEL FRANTI &amp; SPEARHEA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E KIDS AREN'T ALRIGHT</text:p>
          </table:table-cell>
          <table:table-cell office:value-type="string">
            <text:p>OFFSPRING</text:p>
          </table:table-cell>
          <table:table-cell office:value-type="string">
            <text:p>:11/:40</text:p>
          </table:table-cell>
          <table:table-cell office:value-type="string">
            <text:p>02:59</text:p>
          </table:table-cell>
          <table:table-cell office:value-type="string">
            <text:p>ICE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WO PRINCES</text:p>
          </table:table-cell>
          <table:table-cell office:value-type="string">
            <text:p>SPIN DOCTORS</text:p>
          </table:table-cell>
          <table:table-cell office:value-type="string">
            <text:p>:19</text:p>
          </table:table-cell>
          <table:table-cell office:value-type="string">
            <text:p>04:04</text:p>
          </table:table-cell>
          <table:table-cell office:value-type="string">
            <text:p>FADE</text:p>
          </table:table-cell>
          <table:table-cell office:value-type="string">
            <text:p>SPIN DOCTOR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ANTERIA</text:p>
          </table:table-cell>
          <table:table-cell office:value-type="string">
            <text:p>SUBLIME</text:p>
          </table:table-cell>
          <table:table-cell office:value-type="string">
            <text:p>:13</text:p>
          </table:table-cell>
          <table:table-cell office:value-type="string">
            <text:p>03:00</text:p>
          </table:table-cell>
          <table:table-cell office:value-type="string">
            <text:p>CF</text:p>
          </table:table-cell>
          <table:table-cell office:value-type="string">
            <text:p>SUBLIME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EMI-CHARMED LIFE</text:p>
          </table:table-cell>
          <table:table-cell office:value-type="string">
            <text:p>THIRD EYE BLIND</text:p>
          </table:table-cell>
          <table:table-cell office:value-type="string">
            <text:p>:11</text:p>
          </table:table-cell>
          <table:table-cell office:value-type="string">
            <text:p>04:25</text:p>
          </table:table-cell>
          <table:table-cell office:value-type="string">
            <text:p>COLD</text:p>
          </table:table-cell>
          <table:table-cell office:value-type="string">
            <text:p>THIRD EYE BLIN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BUDDY HOLLY</text:p>
          </table:table-cell>
          <table:table-cell office:value-type="string">
            <text:p>WEEZER</text:p>
          </table:table-cell>
          <table:table-cell office:value-type="string">
            <text:p>:00</text:p>
          </table:table-cell>
          <table:table-cell office:value-type="string">
            <text:p>02:38</text:p>
          </table:table-cell>
          <table:table-cell office:value-type="string">
            <text:p>ICE</text:p>
          </table:table-cell>
          <table:table-cell office:value-type="string">
            <text:p>WEEZ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ISLAND IN THE SUN</text:p>
          </table:table-cell>
          <table:table-cell office:value-type="string">
            <text:p>WEEZER</text:p>
          </table:table-cell>
          <table:table-cell office:value-type="string">
            <text:p>:18</text:p>
          </table:table-cell>
          <table:table-cell office:value-type="string">
            <text:p>03:16</text:p>
          </table:table-cell>
          <table:table-cell office:value-type="string">
            <text:p>FADE</text:p>
          </table:table-cell>
          <table:table-cell office:value-type="string">
            <text:p>WEEZER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AY IT AIN'T SO</text:p>
          </table:table-cell>
          <table:table-cell office:value-type="string">
            <text:p>WEEZER</text:p>
          </table:table-cell>
          <table:table-cell office:value-type="string">
            <text:p>:13</text:p>
          </table:table-cell>
          <table:table-cell office:value-type="string">
            <text:p>04:13</text:p>
          </table:table-cell>
          <table:table-cell office:value-type="string">
            <text:p>CF</text:p>
          </table:table-cell>
          <table:table-cell office:value-type="string">
            <text:p>WEEZ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COUGH SYRUP</text:p>
          </table:table-cell>
          <table:table-cell office:value-type="string">
            <text:p>YOUNG THE GIANT</text:p>
          </table:table-cell>
          <table:table-cell office:value-type="string">
            <text:p>:07/:15</text:p>
          </table:table-cell>
          <table:table-cell office:value-type="string">
            <text:p>03:52</text:p>
          </table:table-cell>
          <table:table-cell office:value-type="string">
            <text:p>CF</text:p>
          </table:table-cell>
          <table:table-cell office:value-type="string">
            <text:p>YOUNG THE GIAN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ONGUE TIED</text:p>
          </table:table-cell>
          <table:table-cell office:value-type="string">
            <text:p>GROUPLOVE</text:p>
          </table:table-cell>
          <table:table-cell office:value-type="string">
            <text:p>:09/:30</text:p>
          </table:table-cell>
          <table:table-cell office:value-type="string">
            <text:p>03:34</text:p>
          </table:table-cell>
          <table:table-cell office:value-type="string">
            <text:p>CF</text:p>
          </table:table-cell>
          <table:table-cell office:value-type="string">
            <text:p>GROUPLOV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3 AM</text:p>
          </table:table-cell>
          <table:table-cell office:value-type="string">
            <text:p>MATCHBOX 20</text:p>
          </table:table-cell>
          <table:table-cell office:value-type="string">
            <text:p>:08, :19</text:p>
          </table:table-cell>
          <table:table-cell office:value-type="string">
            <text:p>03:40</text:p>
          </table:table-cell>
          <table:table-cell office:value-type="string">
            <text:p>CF</text:p>
          </table:table-cell>
          <table:table-cell office:value-type="string">
            <text:p>MATCHBOX 20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LONELY BOY</text:p>
          </table:table-cell>
          <table:table-cell office:value-type="string">
            <text:p>BLACK KEYS, THE</text:p>
          </table:table-cell>
          <table:table-cell office:value-type="string">
            <text:p>:05/:39</text:p>
          </table:table-cell>
          <table:table-cell office:value-type="string">
            <text:p>03:11</text:p>
          </table:table-cell>
          <table:table-cell office:value-type="string">
            <text:p>CF</text:p>
          </table:table-cell>
          <table:table-cell office:value-type="string">
            <text:p>BLACK KEYS, THE; BLACK KEY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IGHTEN UP</text:p>
          </table:table-cell>
          <table:table-cell office:value-type="string">
            <text:p>BLACK KEYS, THE</text:p>
          </table:table-cell>
          <table:table-cell office:value-type="string">
            <text:p>:22</text:p>
          </table:table-cell>
          <table:table-cell office:value-type="string">
            <text:p>03:26</text:p>
          </table:table-cell>
          <table:table-cell office:value-type="string">
            <text:p>FADE</text:p>
          </table:table-cell>
          <table:table-cell office:value-type="string">
            <text:p>BLACK KEYS; BLACK KEY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HOWLIN' FOR YOU</text:p>
          </table:table-cell>
          <table:table-cell office:value-type="string">
            <text:p>BLACK KEYS, THE</text:p>
          </table:table-cell>
          <table:table-cell office:value-type="string">
            <text:p>:07/:22</text:p>
          </table:table-cell>
          <table:table-cell office:value-type="string">
            <text:p>03:09</text:p>
          </table:table-cell>
          <table:table-cell office:value-type="string">
            <text:p>CF</text:p>
          </table:table-cell>
          <table:table-cell office:value-type="string">
            <text:p>BLACK KEYS; BLACK KEY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E DISTANCE</text:p>
          </table:table-cell>
          <table:table-cell office:value-type="string">
            <text:p>CAKE</text:p>
          </table:table-cell>
          <table:table-cell office:value-type="string">
            <text:p>:00</text:p>
          </table:table-cell>
          <table:table-cell office:value-type="string">
            <text:p>02:55</text:p>
          </table:table-cell>
          <table:table-cell office:value-type="string">
            <text:p>CF</text:p>
          </table:table-cell>
          <table:table-cell office:value-type="string">
            <text:p>CAK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MR. JONES</text:p>
          </table:table-cell>
          <table:table-cell office:value-type="string">
            <text:p>COUNTING CROWS</text:p>
          </table:table-cell>
          <table:table-cell office:value-type="string">
            <text:p>:06</text:p>
          </table:table-cell>
          <table:table-cell office:value-type="string">
            <text:p>04:27</text:p>
          </table:table-cell>
          <table:table-cell office:value-type="string">
            <text:p>CF</text:p>
          </table:table-cell>
          <table:table-cell office:value-type="string">
            <text:p>COUNTING CROW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ANTS MARCHING</text:p>
          </table:table-cell>
          <table:table-cell office:value-type="string">
            <text:p>DAVE MATTHEWS BAND</text:p>
          </table:table-cell>
          <table:table-cell office:value-type="string">
            <text:p>:20</text:p>
          </table:table-cell>
          <table:table-cell office:value-type="string">
            <text:p>04:25</text:p>
          </table:table-cell>
          <table:table-cell office:value-type="string">
            <text:p>CF</text:p>
          </table:table-cell>
          <table:table-cell office:value-type="string">
            <text:p>DAVE MATTHEWS BAND</text:p>
          </table:table-cell>
          <table:table-cell office:value-type="string">
            <text:p>J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CRASH INTO ME</text:p>
          </table:table-cell>
          <table:table-cell office:value-type="string">
            <text:p>DAVE MATTHEWS BAND</text:p>
          </table:table-cell>
          <table:table-cell office:value-type="string">
            <text:p>:20</text:p>
          </table:table-cell>
          <table:table-cell office:value-type="string">
            <text:p>04:15</text:p>
          </table:table-cell>
          <table:table-cell office:value-type="string">
            <text:p>FADE</text:p>
          </table:table-cell>
          <table:table-cell office:value-type="string">
            <text:p>DAVE MATTHEWS BAND</text:p>
          </table:table-cell>
          <table:table-cell office:value-type="string">
            <text:p>JA</text:p>
          </table:table-cell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MONEYGRABBER</text:p>
          </table:table-cell>
          <table:table-cell office:value-type="string">
            <text:p>FITZ &amp; THE TANTRUMS</text:p>
          </table:table-cell>
          <table:table-cell office:value-type="string">
            <text:p>:08/:17</text:p>
          </table:table-cell>
          <table:table-cell office:value-type="string">
            <text:p>03:02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AKE ME OUT</text:p>
          </table:table-cell>
          <table:table-cell office:value-type="string">
            <text:p>FRANZ FERDINAND</text:p>
          </table:table-cell>
          <table:table-cell office:value-type="string">
            <text:p>:05</text:p>
          </table:table-cell>
          <table:table-cell office:value-type="string">
            <text:p>03:48</text:p>
          </table:table-cell>
          <table:table-cell office:value-type="string">
            <text:p>CF</text:p>
          </table:table-cell>
          <table:table-cell office:value-type="string">
            <text:p>FRANZ FERDINAND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WHEN I COME AROUND</text:p>
          </table:table-cell>
          <table:table-cell office:value-type="string">
            <text:p>GREEN DAY</text:p>
          </table:table-cell>
          <table:table-cell office:value-type="string">
            <text:p>:16</text:p>
          </table:table-cell>
          <table:table-cell office:value-type="string">
            <text:p>02:57</text:p>
          </table:table-cell>
          <table:table-cell office:value-type="string">
            <text:p>CF</text:p>
          </table:table-cell>
          <table:table-cell office:value-type="string">
            <text:p>GREEN DAY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FLAGPOLE SITTA</text:p>
          </table:table-cell>
          <table:table-cell office:value-type="string">
            <text:p>HARVEY DANGER</text:p>
          </table:table-cell>
          <table:table-cell office:value-type="string">
            <text:p>:14</text:p>
          </table:table-cell>
          <table:table-cell office:value-type="string">
            <text:p>03:35</text:p>
          </table:table-cell>
          <table:table-cell office:value-type="string">
            <text:p>COLD</text:p>
          </table:table-cell>
          <table:table-cell office:value-type="string">
            <text:p>HARVEY DANG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DRIVE</text:p>
          </table:table-cell>
          <table:table-cell office:value-type="string">
            <text:p>INCUBUS</text:p>
          </table:table-cell>
          <table:table-cell office:value-type="string">
            <text:p>:23</text:p>
          </table:table-cell>
          <table:table-cell office:value-type="string">
            <text:p>03:56</text:p>
          </table:table-cell>
          <table:table-cell office:value-type="string">
            <text:p>CF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HEAVEN</text:p>
          </table:table-cell>
          <table:table-cell office:value-type="string">
            <text:p>LOS LONELY BOYS</text:p>
          </table:table-cell>
          <table:table-cell office:value-type="string">
            <text:p>:09</text:p>
          </table:table-cell>
          <table:table-cell office:value-type="string">
            <text:p>03:37</text:p>
          </table:table-cell>
          <table:table-cell office:value-type="string">
            <text:p>FADE</text:p>
          </table:table-cell>
          <table:table-cell office:value-type="string">
            <text:p>LOS LONELY BOY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FLOAT ON</text:p>
          </table:table-cell>
          <table:table-cell office:value-type="string">
            <text:p>MODEST MOUSE</text:p>
          </table:table-cell>
          <table:table-cell office:value-type="string">
            <text:p>C:04/:25</text:p>
          </table:table-cell>
          <table:table-cell office:value-type="string">
            <text:p>03:28</text:p>
          </table:table-cell>
          <table:table-cell office:value-type="string">
            <text:p>COLD</text:p>
          </table:table-cell>
          <table:table-cell office:value-type="string">
            <text:p>MODEST MOUS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LITTLE LION MAN</text:p>
          </table:table-cell>
          <table:table-cell office:value-type="string">
            <text:p>MUMFORD &amp; SONS</text:p>
          </table:table-cell>
          <table:table-cell office:value-type="string">
            <text:p>:15/:28</text:p>
          </table:table-cell>
          <table:table-cell office:value-type="string">
            <text:p>03:57</text:p>
          </table:table-cell>
          <table:table-cell office:value-type="string">
            <text:p>CF</text:p>
          </table:table-cell>
          <table:table-cell office:value-type="string">
            <text:p>MUMFORD AND SON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E CAVE</text:p>
          </table:table-cell>
          <table:table-cell office:value-type="string">
            <text:p>MUMFORD &amp; SONS</text:p>
          </table:table-cell>
          <table:table-cell office:value-type="string">
            <text:p>:14</text:p>
          </table:table-cell>
          <table:table-cell office:value-type="string">
            <text:p>03:29</text:p>
          </table:table-cell>
          <table:table-cell office:value-type="string">
            <text:p>CF</text:p>
          </table:table-cell>
          <table:table-cell office:value-type="string">
            <text:p>MUMFORD AND SO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GOLD ON THE CEILING</text:p>
          </table:table-cell>
          <table:table-cell office:value-type="string">
            <text:p>BLACK KEYS, THE</text:p>
          </table:table-cell>
          <table:table-cell office:value-type="string">
            <text:p>:06/:28</text:p>
          </table:table-cell>
          <table:table-cell office:value-type="string">
            <text:p>03:38</text:p>
          </table:table-cell>
          <table:table-cell office:value-type="string">
            <text:p>COLD</text:p>
          </table:table-cell>
          <table:table-cell office:value-type="string">
            <text:p>BLACK KEYS; BLACK KEY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ELF-ESTEEM</text:p>
          </table:table-cell>
          <table:table-cell office:value-type="string">
            <text:p>OFFSPRING</text:p>
          </table:table-cell>
          <table:table-cell office:value-type="string">
            <text:p>:00</text:p>
          </table:table-cell>
          <table:table-cell office:value-type="string">
            <text:p>04:15</text:p>
          </table:table-cell>
          <table:table-cell office:value-type="string">
            <text:p>COLD</text:p>
          </table:table-cell>
          <table:table-cell office:value-type="string">
            <text:p>OFFSPRING</text:p>
          </table:table-cell>
          <table:table-cell office:value-type="string">
            <text:p>MY</text:p>
          </table:table-cell>
          <table:table-cell office:value-type="string">
            <text:p>M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LISZTOMANIA</text:p>
          </table:table-cell>
          <table:table-cell office:value-type="string">
            <text:p>PHOENIX</text:p>
          </table:table-cell>
          <table:table-cell office:value-type="string">
            <text:p>C:01/:17</text:p>
          </table:table-cell>
          <table:table-cell office:value-type="string">
            <text:p>03:59</text:p>
          </table:table-cell>
          <table:table-cell office:value-type="string">
            <text:p>ICE</text:p>
          </table:table-cell>
          <table:table-cell office:value-type="string">
            <text:p>PHOENI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float" office:value="1901">
            <text:p>1901</text:p>
          </table:table-cell>
          <table:table-cell office:value-type="string">
            <text:p>PHOENIX</text:p>
          </table:table-cell>
          <table:table-cell office:value-type="string">
            <text:p>:15/:28</text:p>
          </table:table-cell>
          <table:table-cell office:value-type="string">
            <text:p>03:09</text:p>
          </table:table-cell>
          <table:table-cell office:value-type="string">
            <text:p>F</text:p>
          </table:table-cell>
          <table:table-cell office:value-type="string">
            <text:p>PHOENI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REEP</text:p>
          </table:table-cell>
          <table:table-cell office:value-type="string">
            <text:p>RADIOHEAD</text:p>
          </table:table-cell>
          <table:table-cell office:value-type="string">
            <text:p>:21</text:p>
          </table:table-cell>
          <table:table-cell office:value-type="string">
            <text:p>03:52</text:p>
          </table:table-cell>
          <table:table-cell office:value-type="string">
            <text:p>COLD</text:p>
          </table:table-cell>
          <table:table-cell office:value-type="string">
            <text:p>BENJAMIN BOOK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JUMPER</text:p>
          </table:table-cell>
          <table:table-cell office:value-type="string">
            <text:p>THIRD EYE BLIND</text:p>
          </table:table-cell>
          <table:table-cell office:value-type="string">
            <text:p>:00</text:p>
          </table:table-cell>
          <table:table-cell office:value-type="string">
            <text:p>04:29</text:p>
          </table:table-cell>
          <table:table-cell office:value-type="string">
            <text:p>C</text:p>
          </table:table-cell>
          <table:table-cell office:value-type="string">
            <text:p>THIRD EYE BLIN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WHAT I GOT</text:p>
          </table:table-cell>
          <table:table-cell office:value-type="string">
            <text:p>SUBLIME</text:p>
          </table:table-cell>
          <table:table-cell office:value-type="string">
            <text:p>:00</text:p>
          </table:table-cell>
          <table:table-cell office:value-type="string">
            <text:p>02:50</text:p>
          </table:table-cell>
          <table:table-cell office:value-type="string">
            <text:p>COLD</text:p>
          </table:table-cell>
          <table:table-cell office:value-type="string">
            <text:p>SUBLIME</text:p>
          </table:table-cell>
          <table:table-cell office:value-type="string">
            <text:p>MY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VASOLINE</text:p>
          </table:table-cell>
          <table:table-cell office:value-type="string">
            <text:p>STONE TEMPLE PILOTS</text:p>
          </table:table-cell>
          <table:table-cell office:value-type="string">
            <text:p>C:07/:40</text:p>
          </table:table-cell>
          <table:table-cell office:value-type="string">
            <text:p>03:30</text:p>
          </table:table-cell>
          <table:table-cell office:value-type="string">
            <text:p>CF</text:p>
          </table:table-cell>
          <table:table-cell office:value-type="string">
            <text:p>STONE TEMPLE PILOT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PLUSH</text:p>
          </table:table-cell>
          <table:table-cell office:value-type="string">
            <text:p>STONE TEMPLE PILOTS</text:p>
          </table:table-cell>
          <table:table-cell office:value-type="string">
            <text:p>:30</text:p>
          </table:table-cell>
          <table:table-cell office:value-type="string">
            <text:p>03:44</text:p>
          </table:table-cell>
          <table:table-cell office:value-type="string">
            <text:p>CF</text:p>
          </table:table-cell>
          <table:table-cell office:value-type="string">
            <text:p>STONE TEMPLE PILOT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OMEDAY</text:p>
          </table:table-cell>
          <table:table-cell office:value-type="string">
            <text:p>STROKES, THE</text:p>
          </table:table-cell>
          <table:table-cell office:value-type="string">
            <text:p>:20</text:p>
          </table:table-cell>
          <table:table-cell office:value-type="string">
            <text:p>03:03</text:p>
          </table:table-cell>
          <table:table-cell office:value-type="string">
            <text:p>COLD</text:p>
          </table:table-cell>
          <table:table-cell office:value-type="string">
            <text:p>STROK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REPTILIA</text:p>
          </table:table-cell>
          <table:table-cell office:value-type="string">
            <text:p>STROKES, THE</text:p>
          </table:table-cell>
          <table:table-cell office:value-type="string">
            <text:p>:38</text:p>
          </table:table-cell>
          <table:table-cell office:value-type="string">
            <text:p>03:42</text:p>
          </table:table-cell>
          <table:table-cell office:value-type="string">
            <text:p>COLD</text:p>
          </table:table-cell>
          <table:table-cell office:value-type="string">
            <text:p>STROK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LAST NITE</text:p>
          </table:table-cell>
          <table:table-cell office:value-type="string">
            <text:p>STROKES, THE</text:p>
          </table:table-cell>
          <table:table-cell office:value-type="string">
            <text:p>:27</text:p>
          </table:table-cell>
          <table:table-cell office:value-type="string">
            <text:p>03:12</text:p>
          </table:table-cell>
          <table:table-cell office:value-type="string">
            <text:p>COLD</text:p>
          </table:table-cell>
          <table:table-cell office:value-type="string">
            <text:p>STROK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HOW'S IT GOING TO BE</text:p>
          </table:table-cell>
          <table:table-cell office:value-type="string">
            <text:p>THIRD EYE BLIND</text:p>
          </table:table-cell>
          <table:table-cell office:value-type="string">
            <text:p>:37</text:p>
          </table:table-cell>
          <table:table-cell office:value-type="string">
            <text:p>03:56</text:p>
          </table:table-cell>
          <table:table-cell office:value-type="string">
            <text:p>CF</text:p>
          </table:table-cell>
          <table:table-cell office:value-type="string">
            <text:p>THIRD EYE BLI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A-PUNK</text:p>
          </table:table-cell>
          <table:table-cell office:value-type="string">
            <text:p>VAMPIRE WEEKEND</text:p>
          </table:table-cell>
          <table:table-cell office:value-type="string">
            <text:p>:14</text:p>
          </table:table-cell>
          <table:table-cell office:value-type="string">
            <text:p>02:16</text:p>
          </table:table-cell>
          <table:table-cell office:value-type="string">
            <text:p>C</text:p>
          </table:table-cell>
          <table:table-cell office:value-type="string">
            <text:p>VAMPIRE WEEKEND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ODAY</text:p>
          </table:table-cell>
          <table:table-cell office:value-type="string">
            <text:p>SMASHING PUMPKINS</text:p>
          </table:table-cell>
          <table:table-cell office:value-type="string">
            <text:p>:36</text:p>
          </table:table-cell>
          <table:table-cell office:value-type="string">
            <text:p>03:17</text:p>
          </table:table-cell>
          <table:table-cell office:value-type="string">
            <text:p>CF</text:p>
          </table:table-cell>
          <table:table-cell office:value-type="string">
            <text:p>SMASHING PUMPK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DISARM</text:p>
          </table:table-cell>
          <table:table-cell office:value-type="string">
            <text:p>SMASHING PUMPKINS</text:p>
          </table:table-cell>
          <table:table-cell office:value-type="string">
            <text:p>:16</text:p>
          </table:table-cell>
          <table:table-cell office:value-type="string">
            <text:p>03:17</text:p>
          </table:table-cell>
          <table:table-cell office:value-type="string">
            <text:p>CF</text:p>
          </table:table-cell>
          <table:table-cell office:value-type="string">
            <text:p>SMASHING PUMPK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float" office:value="1979">
            <text:p>1979</text:p>
          </table:table-cell>
          <table:table-cell office:value-type="string">
            <text:p>SMASHING PUMPKINS</text:p>
          </table:table-cell>
          <table:table-cell office:value-type="string">
            <text:p>:12</text:p>
          </table:table-cell>
          <table:table-cell office:value-type="string">
            <text:p>04:15</text:p>
          </table:table-cell>
          <table:table-cell office:value-type="string">
            <text:p>CF</text:p>
          </table:table-cell>
          <table:table-cell office:value-type="string">
            <text:p>SMASHING PUMPKINS</text:p>
          </table:table-cell>
          <table:table-cell office:value-type="string">
            <text:p>MI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TONIGHT, TONIGHT</text:p>
          </table:table-cell>
          <table:table-cell office:value-type="string">
            <text:p>SMASHING PUMPKINS</text:p>
          </table:table-cell>
          <table:table-cell office:value-type="string">
            <text:p>:45</text:p>
          </table:table-cell>
          <table:table-cell office:value-type="string">
            <text:p>04:17</text:p>
          </table:table-cell>
          <table:table-cell office:value-type="string">
            <text:p>CF</text:p>
          </table:table-cell>
          <table:table-cell office:value-type="string">
            <text:p>SMASHING PUMPKINS</text:p>
          </table:table-cell>
          <table:table-cell table:number-columns-repeated="2"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NO RAIN</text:p>
          </table:table-cell>
          <table:table-cell office:value-type="string">
            <text:p>BLIND MELON</text:p>
          </table:table-cell>
          <table:table-cell office:value-type="string">
            <text:p>:07, :21</text:p>
          </table:table-cell>
          <table:table-cell office:value-type="string">
            <text:p>03:41</text:p>
          </table:table-cell>
          <table:table-cell office:value-type="string">
            <text:p>SNAP</text:p>
          </table:table-cell>
          <table:table-cell office:value-type="string">
            <text:p>BLIND MELO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MY BODY</text:p>
          </table:table-cell>
          <table:table-cell office:value-type="string">
            <text:p>YOUNG THE GIANT</text:p>
          </table:table-cell>
          <table:table-cell office:value-type="string">
            <text:p>:15/:29</text:p>
          </table:table-cell>
          <table:table-cell office:value-type="string">
            <text:p>04:04</text:p>
          </table:table-cell>
          <table:table-cell office:value-type="string">
            <text:p>C</text:p>
          </table:table-cell>
          <table:table-cell office:value-type="string">
            <text:p>YOUNG THE GIAN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DOG DAYS ARE OVER</text:p>
          </table:table-cell>
          <table:table-cell office:value-type="string">
            <text:p>FLORENCE &amp; THE MACHINE</text:p>
          </table:table-cell>
          <table:table-cell office:value-type="string">
            <text:p>:04</text:p>
          </table:table-cell>
          <table:table-cell office:value-type="string">
            <text:p>03:38</text:p>
          </table:table-cell>
          <table:table-cell office:value-type="string">
            <text:p>C</text:p>
          </table:table-cell>
          <table:table-cell office:value-type="string">
            <text:p>FLORENCE &amp; THE MACHIN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GIVE IT AWAY</text:p>
          </table:table-cell>
          <table:table-cell office:value-type="string">
            <text:p>RED HOT CHILI PEPPERS</text:p>
          </table:table-cell>
          <table:table-cell office:value-type="string">
            <text:p>:08</text:p>
          </table:table-cell>
          <table:table-cell office:value-type="string">
            <text:p>04:40</text:p>
          </table:table-cell>
          <table:table-cell office:value-type="string">
            <text:p>CF</text:p>
          </table:table-cell>
          <table:table-cell office:value-type="string">
            <text:p>RED HOT CHILI PEPPER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LITTLE TALKS</text:p>
          </table:table-cell>
          <table:table-cell office:value-type="string">
            <text:p>OF MONSTERS AND MEN</text:p>
          </table:table-cell>
          <table:table-cell office:value-type="string">
            <text:p>:19</text:p>
          </table:table-cell>
          <table:table-cell office:value-type="string">
            <text:p>03:59</text:p>
          </table:table-cell>
          <table:table-cell office:value-type="string">
            <text:p>CF</text:p>
          </table:table-cell>
          <table:table-cell office:value-type="string">
            <text:p>OF MONSTERS AND MEN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HOLD ON</text:p>
          </table:table-cell>
          <table:table-cell office:value-type="string">
            <text:p>ALABAMA SHAKES</text:p>
          </table:table-cell>
          <table:table-cell office:value-type="string">
            <text:p>:06/:28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ALABAMA SHAK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HO HEY</text:p>
          </table:table-cell>
          <table:table-cell office:value-type="string">
            <text:p>LUMINEERS, THE</text:p>
          </table:table-cell>
          <table:table-cell office:value-type="string">
            <text:p>:03/:16</text:p>
          </table:table-cell>
          <table:table-cell office:value-type="string">
            <text:p>02:27</text:p>
          </table:table-cell>
          <table:table-cell office:value-type="string">
            <text:p>CF</text:p>
          </table:table-cell>
          <table:table-cell office:value-type="string">
            <text:p>LUMINEER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LOSER</text:p>
          </table:table-cell>
          <table:table-cell office:value-type="string">
            <text:p>BECK</text:p>
          </table:table-cell>
          <table:table-cell office:value-type="string">
            <text:p>:23</text:p>
          </table:table-cell>
          <table:table-cell office:value-type="string">
            <text:p>03:41</text:p>
          </table:table-cell>
          <table:table-cell office:value-type="string">
            <text:p>FADE</text:p>
          </table:table-cell>
          <table:table-cell office:value-type="string">
            <text:p>BE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E-PRO</text:p>
          </table:table-cell>
          <table:table-cell office:value-type="string">
            <text:p>BECK</text:p>
          </table:table-cell>
          <table:table-cell office:value-type="string">
            <text:p>:21</text:p>
          </table:table-cell>
          <table:table-cell office:value-type="string">
            <text:p>03:21</text:p>
          </table:table-cell>
          <table:table-cell office:value-type="string">
            <text:p>F</text:p>
          </table:table-cell>
          <table:table-cell office:value-type="string">
            <text:p>BE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YOUNG BLOOD</text:p>
          </table:table-cell>
          <table:table-cell office:value-type="string">
            <text:p>NAKED &amp; FAMOUS, THE</text:p>
          </table:table-cell>
          <table:table-cell office:value-type="string">
            <text:p>:09/:21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NAKED &amp; FAMOUS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HORT SKIRT / LONG JACKET</text:p>
          </table:table-cell>
          <table:table-cell office:value-type="string">
            <text:p>CAKE</text:p>
          </table:table-cell>
          <table:table-cell office:value-type="string">
            <text:p>:12</text:p>
          </table:table-cell>
          <table:table-cell office:value-type="string">
            <text:p>03:19</text:p>
          </table:table-cell>
          <table:table-cell office:value-type="string">
            <text:p>COLD</text:p>
          </table:table-cell>
          <table:table-cell office:value-type="string">
            <text:p>CAK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BLISTER IN THE SUN</text:p>
          </table:table-cell>
          <table:table-cell office:value-type="string">
            <text:p>VIOLENT FEMMES</text:p>
          </table:table-cell>
          <table:table-cell office:value-type="string">
            <text:p>:20</text:p>
          </table:table-cell>
          <table:table-cell office:value-type="string">
            <text:p>02:22</text:p>
          </table:table-cell>
          <table:table-cell office:value-type="string">
            <text:p>COLD</text:p>
          </table:table-cell>
          <table:table-cell office:value-type="string">
            <text:p>VIOLENT FEMM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TROJANS</text:p>
          </table:table-cell>
          <table:table-cell office:value-type="string">
            <text:p>ATLAS GENIUS</text:p>
          </table:table-cell>
          <table:table-cell office:value-type="string">
            <text:p>:06</text:p>
          </table:table-cell>
          <table:table-cell office:value-type="string">
            <text:p>03:31</text:p>
          </table:table-cell>
          <table:table-cell office:value-type="string">
            <text:p>CF</text:p>
          </table:table-cell>
          <table:table-cell office:value-type="string">
            <text:p>ATLAS GENIU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MOUNTAIN SOUND</text:p>
          </table:table-cell>
          <table:table-cell office:value-type="string">
            <text:p>OF MONSTERS AND MEN</text:p>
          </table:table-cell>
          <table:table-cell office:value-type="string">
            <text:p>:19</text:p>
          </table:table-cell>
          <table:table-cell office:value-type="string">
            <text:p>03:26</text:p>
          </table:table-cell>
          <table:table-cell office:value-type="string">
            <text:p>CF</text:p>
          </table:table-cell>
          <table:table-cell office:value-type="string">
            <text:p>OF MONSTERS AND MEN</text:p>
          </table:table-cell>
          <table:table-cell/>
          <table:table-cell office:value-type="string">
            <text:p>MF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I WILL WAIT</text:p>
          </table:table-cell>
          <table:table-cell office:value-type="string">
            <text:p>MUMFORD &amp; SONS</text:p>
          </table:table-cell>
          <table:table-cell office:value-type="string">
            <text:p>:18</text:p>
          </table:table-cell>
          <table:table-cell office:value-type="string">
            <text:p>04:33</text:p>
          </table:table-cell>
          <table:table-cell office:value-type="string">
            <text:p>CF</text:p>
          </table:table-cell>
          <table:table-cell office:value-type="string">
            <text:p>MUMFORD AND SON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WEATER WEATHER</text:p>
          </table:table-cell>
          <table:table-cell office:value-type="string">
            <text:p>NEIGHBOURHOOD, THE</text:p>
          </table:table-cell>
          <table:table-cell office:value-type="string">
            <text:p>:07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NEIGHBOURHOO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OUT OF MY LEAGUE</text:p>
          </table:table-cell>
          <table:table-cell office:value-type="string">
            <text:p>FITZ &amp; THE TANTRUMS</text:p>
          </table:table-cell>
          <table:table-cell office:value-type="string">
            <text:p>:00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BREEZEBLOCKS</text:p>
          </table:table-cell>
          <table:table-cell office:value-type="string">
            <text:p>ALT-J</text:p>
          </table:table-cell>
          <table:table-cell office:value-type="string">
            <text:p>:00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ALT-J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I SAT BY THE OCEAN</text:p>
          </table:table-cell>
          <table:table-cell office:value-type="string">
            <text:p>QUEENS OF THE STONE AGE</text:p>
          </table:table-cell>
          <table:table-cell office:value-type="string">
            <text:p>:25</text:p>
          </table:table-cell>
          <table:table-cell office:value-type="string">
            <text:p>03:45</text:p>
          </table:table-cell>
          <table:table-cell office:value-type="string">
            <text:p>COLD</text:p>
          </table:table-cell>
          <table:table-cell office:value-type="string">
            <text:p>QUEENS OF THE STONE AG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UPERSOAKER</text:p>
          </table:table-cell>
          <table:table-cell office:value-type="string">
            <text:p>KINGS OF LEON</text:p>
          </table:table-cell>
          <table:table-cell office:value-type="string">
            <text:p>:28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KINGS OF LEON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ESSELATE</text:p>
          </table:table-cell>
          <table:table-cell office:value-type="string">
            <text:p>ALT-J</text:p>
          </table:table-cell>
          <table:table-cell office:value-type="string">
            <text:p>:17</text:p>
          </table:table-cell>
          <table:table-cell office:value-type="string">
            <text:p>02:58</text:p>
          </table:table-cell>
          <table:table-cell office:value-type="string">
            <text:p>FADE</text:p>
          </table:table-cell>
          <table:table-cell office:value-type="string">
            <text:p>ALT-J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DO I WANNA KNOW?</text:p>
          </table:table-cell>
          <table:table-cell office:value-type="string">
            <text:p>ARCTIC MONKEYS, THE</text:p>
          </table:table-cell>
          <table:table-cell office:value-type="string">
            <text:p>:29</text:p>
          </table:table-cell>
          <table:table-cell office:value-type="string">
            <text:p>04:21</text:p>
          </table:table-cell>
          <table:table-cell office:value-type="string">
            <text:p>COLD</text:p>
          </table:table-cell>
          <table:table-cell office:value-type="string">
            <text:p>ARCTIC MONKEY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OME A LITTLE CLOSER</text:p>
          </table:table-cell>
          <table:table-cell office:value-type="string">
            <text:p>CAGE THE ELEPHANT</text:p>
          </table:table-cell>
          <table:table-cell office:value-type="string">
            <text:p>:13</text:p>
          </table:table-cell>
          <table:table-cell office:value-type="string">
            <text:p>03:44</text:p>
          </table:table-cell>
          <table:table-cell office:value-type="string">
            <text:p>FADE</text:p>
          </table:table-cell>
          <table:table-cell office:value-type="string">
            <text:p>CAGE THE ELEPHA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WAIT FOR ME</text:p>
          </table:table-cell>
          <table:table-cell office:value-type="string">
            <text:p>KINGS OF LEON</text:p>
          </table:table-cell>
          <table:table-cell office:value-type="string">
            <text:p>:25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KINGS OF LE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QUEENIE EYE</text:p>
          </table:table-cell>
          <table:table-cell office:value-type="string">
            <text:p>PAUL MCCARTNEY</text:p>
          </table:table-cell>
          <table:table-cell office:value-type="string">
            <text:p>:10</text:p>
          </table:table-cell>
          <table:table-cell office:value-type="string">
            <text:p>03:25</text:p>
          </table:table-cell>
          <table:table-cell office:value-type="string">
            <text:p>FADE</text:p>
          </table:table-cell>
          <table:table-cell office:value-type="string">
            <text:p>PAUL MCCARTNEY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NEW</text:p>
          </table:table-cell>
          <table:table-cell office:value-type="string">
            <text:p>PAUL MCCARTNEY</text:p>
          </table:table-cell>
          <table:table-cell office:value-type="string">
            <text:p>:05</text:p>
          </table:table-cell>
          <table:table-cell office:value-type="string">
            <text:p>02:54</text:p>
          </table:table-cell>
          <table:table-cell office:value-type="string">
            <text:p>COLD</text:p>
          </table:table-cell>
          <table:table-cell office:value-type="string">
            <text:p>PAUL MCCARTNEY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E WALKER</text:p>
          </table:table-cell>
          <table:table-cell office:value-type="string">
            <text:p>FITZ &amp; THE TANTRUMS</text:p>
          </table:table-cell>
          <table:table-cell office:value-type="string">
            <text:p>:15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I NEED MY GIRL</text:p>
          </table:table-cell>
          <table:table-cell office:value-type="string">
            <text:p>NATIONAL, THE</text:p>
          </table:table-cell>
          <table:table-cell office:value-type="string">
            <text:p>:16</text:p>
          </table:table-cell>
          <table:table-cell office:value-type="string">
            <text:p>03:53</text:p>
          </table:table-cell>
          <table:table-cell office:value-type="string">
            <text:p>FADE</text:p>
          </table:table-cell>
          <table:table-cell office:value-type="string">
            <text:p>NATIONAL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FEVER</text:p>
          </table:table-cell>
          <table:table-cell office:value-type="string">
            <text:p>BLACK KEYS, THE</text:p>
          </table:table-cell>
          <table:table-cell office:value-type="string">
            <text:p>:32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BLACK KEY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RIPTIDE</text:p>
          </table:table-cell>
          <table:table-cell office:value-type="string">
            <text:p>VANCE JOY</text:p>
          </table:table-cell>
          <table:table-cell office:value-type="string">
            <text:p>:24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VANCE JOY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OME WITH ME NOW</text:p>
          </table:table-cell>
          <table:table-cell office:value-type="string">
            <text:p>KONGOS</text:p>
          </table:table-cell>
          <table:table-cell office:value-type="string">
            <text:p>:14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KONGO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LAZARETTO</text:p>
          </table:table-cell>
          <table:table-cell office:value-type="string">
            <text:p>JACK WHITE</text:p>
          </table:table-cell>
          <table:table-cell office:value-type="string">
            <text:p>:10</text:p>
          </table:table-cell>
          <table:table-cell office:value-type="string">
            <text:p>03:34</text:p>
          </table:table-cell>
          <table:table-cell office:value-type="string">
            <text:p>FADE</text:p>
          </table:table-cell>
          <table:table-cell office:value-type="string">
            <text:p>JACK WHIT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TOLEN DANCE</text:p>
          </table:table-cell>
          <table:table-cell office:value-type="string">
            <text:p>MILKY CHANCE</text:p>
          </table:table-cell>
          <table:table-cell office:value-type="string">
            <text:p>:25</text:p>
          </table:table-cell>
          <table:table-cell office:value-type="string">
            <text:p>05:02</text:p>
          </table:table-cell>
          <table:table-cell office:value-type="string">
            <text:p>FADE</text:p>
          </table:table-cell>
          <table:table-cell office:value-type="string">
            <text:p>MILKY CHANC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RED EYES</text:p>
          </table:table-cell>
          <table:table-cell office:value-type="string">
            <text:p>WAR ON DRUGS, THE</text:p>
          </table:table-cell>
          <table:table-cell office:value-type="string">
            <text:p>:22</text:p>
          </table:table-cell>
          <table:table-cell office:value-type="string">
            <text:p>04:48</text:p>
          </table:table-cell>
          <table:table-cell office:value-type="string">
            <text:p>FADE</text:p>
          </table:table-cell>
          <table:table-cell office:value-type="string">
            <text:p>WAR ON DRUG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WEIGHT OF LOVE</text:p>
          </table:table-cell>
          <table:table-cell office:value-type="string">
            <text:p>BLACK KEYS, THE</text:p>
          </table:table-cell>
          <table:table-cell office:value-type="string">
            <text:p>2:08</text:p>
          </table:table-cell>
          <table:table-cell office:value-type="string">
            <text:p>06:20</text:p>
          </table:table-cell>
          <table:table-cell office:value-type="string">
            <text:p>FADE</text:p>
          </table:table-cell>
          <table:table-cell office:value-type="string">
            <text:p>BLACK KEY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LEFT HAND FREE</text:p>
          </table:table-cell>
          <table:table-cell office:value-type="string">
            <text:p>ALT-J</text:p>
          </table:table-cell>
          <table:table-cell office:value-type="string">
            <text:p>:00</text:p>
          </table:table-cell>
          <table:table-cell office:value-type="string">
            <text:p>02:52</text:p>
          </table:table-cell>
          <table:table-cell office:value-type="string">
            <text:p>FADE</text:p>
          </table:table-cell>
          <table:table-cell office:value-type="string">
            <text:p>ALT-J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BAD HABIT</text:p>
          </table:table-cell>
          <table:table-cell office:value-type="string">
            <text:p>KOOKS, THE</text:p>
          </table:table-cell>
          <table:table-cell office:value-type="string">
            <text:p>:07</text:p>
          </table:table-cell>
          <table:table-cell office:value-type="string">
            <text:p>03:29</text:p>
          </table:table-cell>
          <table:table-cell office:value-type="string">
            <text:p>FADE</text:p>
          </table:table-cell>
          <table:table-cell office:value-type="string">
            <text:p>KOOK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DEARLY DEPARTED</text:p>
          </table:table-cell>
          <table:table-cell office:value-type="string">
            <text:p>SHAKEY GRAVES</text:p>
          </table:table-cell>
          <table:table-cell office:value-type="string">
            <text:p>:13</text:p>
          </table:table-cell>
          <table:table-cell office:value-type="string">
            <text:p>03:35</text:p>
          </table:table-cell>
          <table:table-cell office:value-type="string">
            <text:p>COLD</text:p>
          </table:table-cell>
          <table:table-cell office:value-type="string">
            <text:p>SHAKEY GRAVES</text:p>
          </table:table-cell>
          <table:table-cell/>
          <table:table-cell office:value-type="string">
            <text:p>M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IGARETTE DAYDREAMS</text:p>
          </table:table-cell>
          <table:table-cell office:value-type="string">
            <text:p>CAGE THE ELEPHANT</text:p>
          </table:table-cell>
          <table:table-cell office:value-type="string">
            <text:p>:11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CAGE THE ELEPHAN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BUDAPEST</text:p>
          </table:table-cell>
          <table:table-cell office:value-type="string">
            <text:p>GEORGE EZRA</text:p>
          </table:table-cell>
          <table:table-cell office:value-type="string">
            <text:p>:07</text:p>
          </table:table-cell>
          <table:table-cell office:value-type="string">
            <text:p>03:19</text:p>
          </table:table-cell>
          <table:table-cell office:value-type="string">
            <text:p>COLD</text:p>
          </table:table-cell>
          <table:table-cell office:value-type="string">
            <text:p>GEORGE EZRA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ROLLERCOASTER</text:p>
          </table:table-cell>
          <table:table-cell office:value-type="string">
            <text:p>BLEACHERS</text:p>
          </table:table-cell>
          <table:table-cell office:value-type="string">
            <text:p>:24</text:p>
          </table:table-cell>
          <table:table-cell office:value-type="string">
            <text:p>03:01</text:p>
          </table:table-cell>
          <table:table-cell office:value-type="string">
            <text:p>FADE</text:p>
          </table:table-cell>
          <table:table-cell office:value-type="string">
            <text:p>BLEACHE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R U MINE?</text:p>
          </table:table-cell>
          <table:table-cell office:value-type="string">
            <text:p>ARCTIC MONKEYS, THE</text:p>
          </table:table-cell>
          <table:table-cell office:value-type="string">
            <text:p>:03</text:p>
          </table:table-cell>
          <table:table-cell office:value-type="string">
            <text:p>03:20</text:p>
          </table:table-cell>
          <table:table-cell office:value-type="string">
            <text:p>COLD</text:p>
          </table:table-cell>
          <table:table-cell office:value-type="string">
            <text:p>ARCTIC MONKEY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FIGURE IT OUT</text:p>
          </table:table-cell>
          <table:table-cell office:value-type="string">
            <text:p>ROYAL BLOOD</text:p>
          </table:table-cell>
          <table:table-cell office:value-type="string">
            <text:p>:09</text:p>
          </table:table-cell>
          <table:table-cell office:value-type="string">
            <text:p>03:04</text:p>
          </table:table-cell>
          <table:table-cell office:value-type="string">
            <text:p>COLD</text:p>
          </table:table-cell>
          <table:table-cell office:value-type="string">
            <text:p>ROYAL BLOO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FLASHED JUNK MIND</text:p>
          </table:table-cell>
          <table:table-cell office:value-type="string">
            <text:p>MILKY CHANCE</text:p>
          </table:table-cell>
          <table:table-cell office:value-type="string">
            <text:p>:07</text:p>
          </table:table-cell>
          <table:table-cell office:value-type="string">
            <text:p>04:23</text:p>
          </table:table-cell>
          <table:table-cell office:value-type="string">
            <text:p>COLD</text:p>
          </table:table-cell>
          <table:table-cell office:value-type="string">
            <text:p>MILKY CHANC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I FEEL EVERYTHING</text:p>
          </table:table-cell>
          <table:table-cell office:value-type="string">
            <text:p>WATERS</text:p>
          </table:table-cell>
          <table:table-cell office:value-type="string">
            <text:p>:11</text:p>
          </table:table-cell>
          <table:table-cell office:value-type="string">
            <text:p>03:18</text:p>
          </table:table-cell>
          <table:table-cell office:value-type="string">
            <text:p>FADE</text:p>
          </table:table-cell>
          <table:table-cell office:value-type="string">
            <text:p>WATE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OMETHING FROM NOTHING</text:p>
          </table:table-cell>
          <table:table-cell office:value-type="string">
            <text:p>FOO FIGHTERS</text:p>
          </table:table-cell>
          <table:table-cell office:value-type="string">
            <text:p>:11</text:p>
          </table:table-cell>
          <table:table-cell office:value-type="string">
            <text:p>04:47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RAGEDY+TIME</text:p>
          </table:table-cell>
          <table:table-cell office:value-type="string">
            <text:p>RISE AGAINST</text:p>
          </table:table-cell>
          <table:table-cell office:value-type="string">
            <text:p>:28</text:p>
          </table:table-cell>
          <table:table-cell office:value-type="string">
            <text:p>04:13</text:p>
          </table:table-cell>
          <table:table-cell office:value-type="string">
            <text:p>FADE</text:p>
          </table:table-cell>
          <table:table-cell office:value-type="string">
            <text:p>RISE AGAINS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ONGREGATION</text:p>
          </table:table-cell>
          <table:table-cell office:value-type="string">
            <text:p>FOO FIGHTERS</text:p>
          </table:table-cell>
          <table:table-cell office:value-type="string">
            <text:p>:24</text:p>
          </table:table-cell>
          <table:table-cell office:value-type="string">
            <text:p>05:13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ZOMBIE</text:p>
          </table:table-cell>
          <table:table-cell office:value-type="string">
            <text:p>JAMIE T</text:p>
          </table:table-cell>
          <table:table-cell office:value-type="string">
            <text:p>:02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JAMIE 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DA VINCI</text:p>
          </table:table-cell>
          <table:table-cell office:value-type="string">
            <text:p>WEEZER</text:p>
          </table:table-cell>
          <table:table-cell office:value-type="string">
            <text:p>:09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WEEZE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E RIVER</text:p>
          </table:table-cell>
          <table:table-cell office:value-type="string">
            <text:p>SON LITTLE</text:p>
          </table:table-cell>
          <table:table-cell office:value-type="string">
            <text:p>:05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SON LITTL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ASSY O'</text:p>
          </table:table-cell>
          <table:table-cell office:value-type="string">
            <text:p>GEORGE EZRA</text:p>
          </table:table-cell>
          <table:table-cell office:value-type="string">
            <text:p>:10</text:p>
          </table:table-cell>
          <table:table-cell office:value-type="string">
            <text:p>03:00</text:p>
          </table:table-cell>
          <table:table-cell office:value-type="string">
            <text:p>FADE</text:p>
          </table:table-cell>
          <table:table-cell office:value-type="string">
            <text:p>GEORGE EZR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LASS HISTORIAN</text:p>
          </table:table-cell>
          <table:table-cell office:value-type="string">
            <text:p>BRONCHO</text:p>
          </table:table-cell>
          <table:table-cell office:value-type="string">
            <text:p>:26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BRONCHO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PEACHES</text:p>
          </table:table-cell>
          <table:table-cell office:value-type="string">
            <text:p>IN THE VALLEY BELOW</text:p>
          </table:table-cell>
          <table:table-cell office:value-type="string">
            <text:p>:10</text:p>
          </table:table-cell>
          <table:table-cell office:value-type="string">
            <text:p>04:40</text:p>
          </table:table-cell>
          <table:table-cell office:value-type="string">
            <text:p>FADE</text:p>
          </table:table-cell>
          <table:table-cell office:value-type="string">
            <text:p>IN THE VALLEY BELOW</text:p>
          </table:table-cell>
          <table:table-cell/>
          <table:table-cell office:value-type="string">
            <text:p>M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LAMPSHADES ON FIRE</text:p>
          </table:table-cell>
          <table:table-cell office:value-type="string">
            <text:p>MODEST MOUSE</text:p>
          </table:table-cell>
          <table:table-cell office:value-type="string">
            <text:p>:10</text:p>
          </table:table-cell>
          <table:table-cell office:value-type="string">
            <text:p>03:05</text:p>
          </table:table-cell>
          <table:table-cell office:value-type="string">
            <text:p>COLD</text:p>
          </table:table-cell>
          <table:table-cell office:value-type="string">
            <text:p>MODEST MOUS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ALL OVER</text:p>
          </table:table-cell>
          <table:table-cell office:value-type="string">
            <text:p>CRUISR</text:p>
          </table:table-cell>
          <table:table-cell office:value-type="string">
            <text:p>:15</text:p>
          </table:table-cell>
          <table:table-cell office:value-type="string">
            <text:p>02:59</text:p>
          </table:table-cell>
          <table:table-cell office:value-type="string">
            <text:p>COLD</text:p>
          </table:table-cell>
          <table:table-cell office:value-type="string">
            <text:p>CRUISR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I WANT IT</text:p>
          </table:table-cell>
          <table:table-cell office:value-type="string">
            <text:p>VIV AND THE REVIVAL</text:p>
          </table:table-cell>
          <table:table-cell office:value-type="string">
            <text:p>:15</text:p>
          </table:table-cell>
          <table:table-cell office:value-type="string">
            <text:p>03:05</text:p>
          </table:table-cell>
          <table:table-cell office:value-type="string">
            <text:p>FADE</text:p>
          </table:table-cell>
          <table:table-cell office:value-type="string">
            <text:p>VIV AND THE REVIVAL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FROM EDEN</text:p>
          </table:table-cell>
          <table:table-cell office:value-type="string">
            <text:p>HOZIER</text:p>
          </table:table-cell>
          <table:table-cell office:value-type="string">
            <text:p>:08</text:p>
          </table:table-cell>
          <table:table-cell office:value-type="string">
            <text:p>03:39</text:p>
          </table:table-cell>
          <table:table-cell office:value-type="string">
            <text:p>COLD</text:p>
          </table:table-cell>
          <table:table-cell office:value-type="string">
            <text:p>HOZI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OMING FOR YOU</text:p>
          </table:table-cell>
          <table:table-cell office:value-type="string">
            <text:p>OFFSPRING</text:p>
          </table:table-cell>
          <table:table-cell office:value-type="string">
            <text:p>:14</text:p>
          </table:table-cell>
          <table:table-cell office:value-type="string">
            <text:p>03:44</text:p>
          </table:table-cell>
          <table:table-cell office:value-type="string">
            <text:p>COLD</text:p>
          </table:table-cell>
          <table:table-cell office:value-type="string">
            <text:p>OFFSPRING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AT BLACK BAT LICORICE</text:p>
          </table:table-cell>
          <table:table-cell office:value-type="string">
            <text:p>JACK WHITE</text:p>
          </table:table-cell>
          <table:table-cell office:value-type="string">
            <text:p>:00</text:p>
          </table:table-cell>
          <table:table-cell office:value-type="string">
            <text:p>03:47</text:p>
          </table:table-cell>
          <table:table-cell office:value-type="string">
            <text:p>COLD</text:p>
          </table:table-cell>
          <table:table-cell office:value-type="string">
            <text:p>JACK WHIT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HANDSOME</text:p>
          </table:table-cell>
          <table:table-cell office:value-type="string">
            <text:p>VACCINES, THE</text:p>
          </table:table-cell>
          <table:table-cell office:value-type="string">
            <text:p>:00</text:p>
          </table:table-cell>
          <table:table-cell office:value-type="string">
            <text:p>02:10</text:p>
          </table:table-cell>
          <table:table-cell office:value-type="string">
            <text:p>COLD</text:p>
          </table:table-cell>
          <table:table-cell office:value-type="string">
            <text:p>VACCINES, TH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E LEGEND OF CHAVO GUERRERO</text:p>
          </table:table-cell>
          <table:table-cell office:value-type="string">
            <text:p>MOUNTAIN GOATS, THE</text:p>
          </table:table-cell>
          <table:table-cell office:value-type="string">
            <text:p>:00</text:p>
          </table:table-cell>
          <table:table-cell office:value-type="string">
            <text:p>02:53</text:p>
          </table:table-cell>
          <table:table-cell office:value-type="string">
            <text:p>FADE</text:p>
          </table:table-cell>
          <table:table-cell office:value-type="string">
            <text:p>MOUNTAIN GOAT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BACK TO YOU</text:p>
          </table:table-cell>
          <table:table-cell office:value-type="string">
            <text:p>TWERPS</text:p>
          </table:table-cell>
          <table:table-cell office:value-type="string">
            <text:p>:23</text:p>
          </table:table-cell>
          <table:table-cell office:value-type="string">
            <text:p>02:25</text:p>
          </table:table-cell>
          <table:table-cell office:value-type="string">
            <text:p>FADE</text:p>
          </table:table-cell>
          <table:table-cell office:value-type="string">
            <text:p>TWERP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DON'T WANNA FIGHT</text:p>
          </table:table-cell>
          <table:table-cell office:value-type="string">
            <text:p>ALABAMA SHAKES</text:p>
          </table:table-cell>
          <table:table-cell office:value-type="string">
            <text:p>:38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ALABAMA SHAKES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I WANT TO KNOW</text:p>
          </table:table-cell>
          <table:table-cell office:value-type="string">
            <text:p>KONGOS</text:p>
          </table:table-cell>
          <table:table-cell office:value-type="string">
            <text:p>:04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KONGO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YOUNG CHASERS</text:p>
          </table:table-cell>
          <table:table-cell office:value-type="string">
            <text:p>CIRCA WAVE</text:p>
          </table:table-cell>
          <table:table-cell office:value-type="string">
            <text:p>:13</text:p>
          </table:table-cell>
          <table:table-cell office:value-type="string">
            <text:p>02:01</text:p>
          </table:table-cell>
          <table:table-cell office:value-type="string">
            <text:p>FADE</text:p>
          </table:table-cell>
          <table:table-cell office:value-type="string">
            <text:p>CIRCA WAV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BELIEVE</text:p>
          </table:table-cell>
          <table:table-cell office:value-type="string">
            <text:p>MUMFORD &amp; SONS</text:p>
          </table:table-cell>
          <table:table-cell office:value-type="string">
            <text:p>:07</text:p>
          </table:table-cell>
          <table:table-cell office:value-type="string">
            <text:p>03:36</text:p>
          </table:table-cell>
          <table:table-cell office:value-type="string">
            <text:p>COLD</text:p>
          </table:table-cell>
          <table:table-cell office:value-type="string">
            <text:p>MUMFORD AND SON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WITNESS</text:p>
          </table:table-cell>
          <table:table-cell office:value-type="string">
            <text:p>WILL BUTLER</text:p>
          </table:table-cell>
          <table:table-cell office:value-type="string">
            <text:p>:07</text:p>
          </table:table-cell>
          <table:table-cell office:value-type="string">
            <text:p>03:14</text:p>
          </table:table-cell>
          <table:table-cell office:value-type="string">
            <text:p>FADE</text:p>
          </table:table-cell>
          <table:table-cell office:value-type="string">
            <text:p>WILL BUTLER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EX'S &amp; OH'S</text:p>
          </table:table-cell>
          <table:table-cell office:value-type="string">
            <text:p>ELLE KING</text:p>
          </table:table-cell>
          <table:table-cell office:value-type="string">
            <text:p>:08</text:p>
          </table:table-cell>
          <table:table-cell office:value-type="string">
            <text:p>03:19</text:p>
          </table:table-cell>
          <table:table-cell office:value-type="string">
            <text:p>COLD</text:p>
          </table:table-cell>
          <table:table-cell office:value-type="string">
            <text:p>ELLE KING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E GHOSTS OF BEVERLY DRIVE</text:p>
          </table:table-cell>
          <table:table-cell office:value-type="string">
            <text:p>DEATH CAB FOR CUTIE</text:p>
          </table:table-cell>
          <table:table-cell office:value-type="string">
            <text:p>:31</text:p>
          </table:table-cell>
          <table:table-cell office:value-type="string">
            <text:p>03:57</text:p>
          </table:table-cell>
          <table:table-cell office:value-type="string">
            <text:p>FADE</text:p>
          </table:table-cell>
          <table:table-cell office:value-type="string">
            <text:p>DEATH CAB FOR CUTI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HOLD BACK THE RIVER</text:p>
          </table:table-cell>
          <table:table-cell office:value-type="string">
            <text:p>JAMES BAY</text:p>
          </table:table-cell>
          <table:table-cell office:value-type="string">
            <text:p>:00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JAMES BA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RENEGADES</text:p>
          </table:table-cell>
          <table:table-cell office:value-type="string">
            <text:p>X AMBASSADORS</text:p>
          </table:table-cell>
          <table:table-cell office:value-type="string">
            <text:p>:21</text:p>
          </table:table-cell>
          <table:table-cell office:value-type="string">
            <text:p>03:12</text:p>
          </table:table-cell>
          <table:table-cell office:value-type="string">
            <text:p>COLD</text:p>
          </table:table-cell>
          <table:table-cell office:value-type="string">
            <text:p>X AMBASSADO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CATCH US IF YOU CAN</text:p>
          </table:table-cell>
          <table:table-cell office:value-type="string">
            <text:p>ELLE KING</text:p>
          </table:table-cell>
          <table:table-cell office:value-type="string">
            <text:p>:04</text:p>
          </table:table-cell>
          <table:table-cell office:value-type="string">
            <text:p>03:16</text:p>
          </table:table-cell>
          <table:table-cell office:value-type="string">
            <text:p>COLD</text:p>
          </table:table-cell>
          <table:table-cell office:value-type="string">
            <text:p>ELLE KING</text:p>
          </table:table-cell>
          <table:table-cell/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MAKING BREAKFAST</text:p>
          </table:table-cell>
          <table:table-cell office:value-type="string">
            <text:p>TWIN PEAKS</text:p>
          </table:table-cell>
          <table:table-cell office:value-type="string">
            <text:p>:06</text:p>
          </table:table-cell>
          <table:table-cell office:value-type="string">
            <text:p>02:10</text:p>
          </table:table-cell>
          <table:table-cell office:value-type="string">
            <text:p>COLD</text:p>
          </table:table-cell>
          <table:table-cell office:value-type="string">
            <text:p>TWIN PEAK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20/20</text:p>
          </table:table-cell>
          <table:table-cell office:value-type="string">
            <text:p>VACCINES, THE</text:p>
          </table:table-cell>
          <table:table-cell office:value-type="string">
            <text:p>:04</text:p>
          </table:table-cell>
          <table:table-cell office:value-type="string">
            <text:p>03:06</text:p>
          </table:table-cell>
          <table:table-cell office:value-type="string">
            <text:p>COLD</text:p>
          </table:table-cell>
          <table:table-cell office:value-type="string">
            <text:p>VACCINES, TH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EDONA</text:p>
          </table:table-cell>
          <table:table-cell office:value-type="string">
            <text:p>HOUNDMOUTH</text:p>
          </table:table-cell>
          <table:table-cell office:value-type="string">
            <text:p>:18</text:p>
          </table:table-cell>
          <table:table-cell office:value-type="string">
            <text:p>03:48</text:p>
          </table:table-cell>
          <table:table-cell office:value-type="string">
            <text:p>COLD</text:p>
          </table:table-cell>
          <table:table-cell office:value-type="string">
            <text:p>HOUNDMOUTH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DREAMS</text:p>
          </table:table-cell>
          <table:table-cell office:value-type="string">
            <text:p>BECK</text:p>
          </table:table-cell>
          <table:table-cell office:value-type="string">
            <text:p>:16</text:p>
          </table:table-cell>
          <table:table-cell office:value-type="string">
            <text:p>05:10</text:p>
          </table:table-cell>
          <table:table-cell office:value-type="string">
            <text:p>COLD</text:p>
          </table:table-cell>
          <table:table-cell office:value-type="string">
            <text:p>BECK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SOMETHING LIKE HAPPINESS</text:p>
          </table:table-cell>
          <table:table-cell office:value-type="string">
            <text:p>MACCABEES, THE</text:p>
          </table:table-cell>
          <table:table-cell office:value-type="string">
            <text:p>:09</text:p>
          </table:table-cell>
          <table:table-cell office:value-type="string">
            <text:p>03:37</text:p>
          </table:table-cell>
          <table:table-cell office:value-type="string">
            <text:p>COLD</text:p>
          </table:table-cell>
          <table:table-cell office:value-type="string">
            <text:p>MACCABEES, TH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TWISTIN' &amp; GROOVIN'</text:p>
          </table:table-cell>
          <table:table-cell office:value-type="string">
            <text:p>LEON BRIDGES</text:p>
          </table:table-cell>
          <table:table-cell office:value-type="string">
            <text:p>:00</text:p>
          </table:table-cell>
          <table:table-cell office:value-type="string">
            <text:p>04:51</text:p>
          </table:table-cell>
          <table:table-cell office:value-type="string">
            <text:p>FADE</text:p>
          </table:table-cell>
          <table:table-cell office:value-type="string">
            <text:p>LEON BRIDG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GUNGA DIN</text:p>
          </table:table-cell>
          <table:table-cell office:value-type="string">
            <text:p>LIBERTINES, THE</text:p>
          </table:table-cell>
          <table:table-cell office:value-type="string">
            <text:p>:17</text:p>
          </table:table-cell>
          <table:table-cell office:value-type="string">
            <text:p>02:55</text:p>
          </table:table-cell>
          <table:table-cell office:value-type="string">
            <text:p>FADE</text:p>
          </table:table-cell>
          <table:table-cell office:value-type="string">
            <text:p>LIBERTIN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NOBODY REALLY CARES IF YOU DON'T GO TO THE PARTY</text:p>
          </table:table-cell>
          <table:table-cell office:value-type="string">
            <text:p>COURTNEY BARNETT</text:p>
          </table:table-cell>
          <table:table-cell office:value-type="string">
            <text:p>:12</text:p>
          </table:table-cell>
          <table:table-cell office:value-type="string">
            <text:p>02:20</text:p>
          </table:table-cell>
          <table:table-cell office:value-type="string">
            <text:p>FADE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PRETTY PIMPIN</text:p>
          </table:table-cell>
          <table:table-cell office:value-type="string">
            <text:p>KURT VILE</text:p>
          </table:table-cell>
          <table:table-cell office:value-type="string">
            <text:p>:11</text:p>
          </table:table-cell>
          <table:table-cell office:value-type="string">
            <text:p>04:45</text:p>
          </table:table-cell>
          <table:table-cell office:value-type="string">
            <text:p>FADE</text:p>
          </table:table-cell>
          <table:table-cell office:value-type="string">
            <text:p>KURT VIL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SISTER OF PEARL</text:p>
          </table:table-cell>
          <table:table-cell office:value-type="string">
            <text:p>BAIO</text:p>
          </table:table-cell>
          <table:table-cell office:value-type="string">
            <text:p>:30</text:p>
          </table:table-cell>
          <table:table-cell office:value-type="string">
            <text:p>04:10</text:p>
          </table:table-cell>
          <table:table-cell office:value-type="string">
            <text:p>FADE</text:p>
          </table:table-cell>
          <table:table-cell office:value-type="string">
            <text:p>BAIO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UNDER THE INFLUENCE</text:p>
          </table:table-cell>
          <table:table-cell office:value-type="string">
            <text:p>ELLE KING</text:p>
          </table:table-cell>
          <table:table-cell office:value-type="string">
            <text:p>:10</text:p>
          </table:table-cell>
          <table:table-cell office:value-type="string">
            <text:p>03:16</text:p>
          </table:table-cell>
          <table:table-cell office:value-type="string">
            <text:p>FADE</text:p>
          </table:table-cell>
          <table:table-cell office:value-type="string">
            <text:p>ELLE KING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AVANT GARDENER</text:p>
          </table:table-cell>
          <table:table-cell office:value-type="string">
            <text:p>COURTNEY BARNETT</text:p>
          </table:table-cell>
          <table:table-cell office:value-type="string">
            <text:p>:38</text:p>
          </table:table-cell>
          <table:table-cell office:value-type="string">
            <text:p>05:08</text:p>
          </table:table-cell>
          <table:table-cell office:value-type="string">
            <text:p>FADE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BILLIONS OF EYES</text:p>
          </table:table-cell>
          <table:table-cell office:value-type="string">
            <text:p>LADY LAMB</text:p>
          </table:table-cell>
          <table:table-cell office:value-type="string">
            <text:p>:16</text:p>
          </table:table-cell>
          <table:table-cell office:value-type="string">
            <text:p>05:00</text:p>
          </table:table-cell>
          <table:table-cell office:value-type="string">
            <text:p>FADE</text:p>
          </table:table-cell>
          <table:table-cell office:value-type="string">
            <text:p>LADY LAMB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PURPLE, YELLOW, RED AND BLUE</text:p>
          </table:table-cell>
          <table:table-cell office:value-type="string">
            <text:p>PORTUGAL. THE MAN</text:p>
          </table:table-cell>
          <table:table-cell office:value-type="string">
            <text:p>:09</text:p>
          </table:table-cell>
          <table:table-cell office:value-type="string">
            <text:p>04:07</text:p>
          </table:table-cell>
          <table:table-cell office:value-type="string">
            <text:p>FADE</text:p>
          </table:table-cell>
          <table:table-cell office:value-type="string">
            <text:p>PORTUGAL. THE MA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THREE PACKS A DAY</text:p>
          </table:table-cell>
          <table:table-cell office:value-type="string">
            <text:p>COURTNEY BARNETT</text:p>
          </table:table-cell>
          <table:table-cell office:value-type="string">
            <text:p>:10</text:p>
          </table:table-cell>
          <table:table-cell office:value-type="string">
            <text:p>02:42</text:p>
          </table:table-cell>
          <table:table-cell office:value-type="string">
            <text:p>FADE</text:p>
          </table:table-cell>
          <table:table-cell office:value-type="string">
            <text:p>COURTNEY BARNETT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AA</text:p>
          </table:table-cell>
          <table:table-cell office:value-type="string">
            <text:p>BRAZIL</text:p>
          </table:table-cell>
          <table:table-cell office:value-type="string">
            <text:p>DECLAN MCKENNA</text:p>
          </table:table-cell>
          <table:table-cell office:value-type="string">
            <text:p>:48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DECLAN MCKENNA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CINNAMON</text:p>
          </table:table-cell>
          <table:table-cell office:value-type="string">
            <text:p>CULLEN OMORI</text:p>
          </table:table-cell>
          <table:table-cell office:value-type="string">
            <text:p>:33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CULLEN OMORI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THE LAST THING ON MY MIND</text:p>
          </table:table-cell>
          <table:table-cell office:value-type="string">
            <text:p>JOY FORMIDABLE, THE</text:p>
          </table:table-cell>
          <table:table-cell office:value-type="string">
            <text:p>:24</text:p>
          </table:table-cell>
          <table:table-cell office:value-type="string">
            <text:p>03:53</text:p>
          </table:table-cell>
          <table:table-cell office:value-type="string">
            <text:p>FADE</text:p>
          </table:table-cell>
          <table:table-cell office:value-type="string">
            <text:p>JOY FORMIDABLE, TH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WAY DOWN WE GO</text:p>
          </table:table-cell>
          <table:table-cell office:value-type="string">
            <text:p>KALEO</text:p>
          </table:table-cell>
          <table:table-cell office:value-type="string">
            <text:p>:02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KALEO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I NEED NEVER GET OLD</text:p>
          </table:table-cell>
          <table:table-cell office:value-type="string">
            <text:p>NATHANIEL RATELIFF &amp; THE NIGHT SWEATS</text:p>
          </table:table-cell>
          <table:table-cell office:value-type="string">
            <text:p>:42</text:p>
          </table:table-cell>
          <table:table-cell office:value-type="string">
            <text:p>04:09</text:p>
          </table:table-cell>
          <table:table-cell office:value-type="string">
            <text:p>FADE</text:p>
          </table:table-cell>
          <table:table-cell office:value-type="string">
            <text:p>NATHANIEL RATELIFF &amp; THE NIGHT SWEAT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VOODOO</text:p>
          </table:table-cell>
          <table:table-cell office:value-type="string">
            <text:p>ALLEN STONE</text:p>
          </table:table-cell>
          <table:table-cell office:value-type="string">
            <text:p>:04</text:p>
          </table:table-cell>
          <table:table-cell office:value-type="string">
            <text:p>03:00</text:p>
          </table:table-cell>
          <table:table-cell office:value-type="string">
            <text:p>FADE</text:p>
          </table:table-cell>
          <table:table-cell office:value-type="string">
            <text:p>ALLEN STON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LOVE AS A WEAPON</text:p>
          </table:table-cell>
          <table:table-cell office:value-type="string">
            <text:p>LITTLE SCREAM</text:p>
          </table:table-cell>
          <table:table-cell office:value-type="string">
            <text:p>:05</text:p>
          </table:table-cell>
          <table:table-cell office:value-type="string">
            <text:p>04:45</text:p>
          </table:table-cell>
          <table:table-cell office:value-type="string">
            <text:p>FADE</text:p>
          </table:table-cell>
          <table:table-cell office:value-type="string">
            <text:p>LITTLE SCREAM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DARK CHILD</text:p>
          </table:table-cell>
          <table:table-cell office:value-type="string">
            <text:p>MARLON WILLIAMS</text:p>
          </table:table-cell>
          <table:table-cell office:value-type="string">
            <text:p>:27</text:p>
          </table:table-cell>
          <table:table-cell office:value-type="string">
            <text:p>05:15</text:p>
          </table:table-cell>
          <table:table-cell office:value-type="string">
            <text:p>FADE</text:p>
          </table:table-cell>
          <table:table-cell office:value-type="string">
            <text:p>MARLON WILLIAM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WASTED LOVE</text:p>
          </table:table-cell>
          <table:table-cell office:value-type="string">
            <text:p>CITY AND COLOUR</text:p>
          </table:table-cell>
          <table:table-cell office:value-type="string">
            <text:p>:15</text:p>
          </table:table-cell>
          <table:table-cell office:value-type="string">
            <text:p>02:54</text:p>
          </table:table-cell>
          <table:table-cell office:value-type="string">
            <text:p>FADE</text:p>
          </table:table-cell>
          <table:table-cell office:value-type="string">
            <text:p>CITY AND COLOU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LAUGH ABOUT IT</text:p>
          </table:table-cell>
          <table:table-cell office:value-type="string">
            <text:p>PAPER ROUTE</text:p>
          </table:table-cell>
          <table:table-cell office:value-type="string">
            <text:p>:18</text:p>
          </table:table-cell>
          <table:table-cell office:value-type="string">
            <text:p>03:26</text:p>
          </table:table-cell>
          <table:table-cell office:value-type="string">
            <text:p>FADE</text:p>
          </table:table-cell>
          <table:table-cell office:value-type="string">
            <text:p>PAPER ROUT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ARSONIST'S LULLABYE</text:p>
          </table:table-cell>
          <table:table-cell office:value-type="string">
            <text:p>HOZIER</text:p>
          </table:table-cell>
          <table:table-cell office:value-type="string">
            <text:p>:30</text:p>
          </table:table-cell>
          <table:table-cell office:value-type="string">
            <text:p>04:28</text:p>
          </table:table-cell>
          <table:table-cell office:value-type="string">
            <text:p>FADE</text:p>
          </table:table-cell>
          <table:table-cell office:value-type="string">
            <text:p>HOZI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OUR REVOLUTION</text:p>
          </table:table-cell>
          <table:table-cell office:value-type="string">
            <text:p>BORN CAGES</text:p>
          </table:table-cell>
          <table:table-cell office:value-type="string">
            <text:p>:12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BORN CAG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TRIPPIN' ON YOUR LOVE</text:p>
          </table:table-cell>
          <table:table-cell office:value-type="string">
            <text:p>PRIMAL SCREAM</text:p>
          </table:table-cell>
          <table:table-cell office:value-type="string">
            <text:p>:19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PRIMAL SCREAM</text:p>
          </table:table-cell>
          <table:table-cell/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COLD HANDS</text:p>
          </table:table-cell>
          <table:table-cell office:value-type="string">
            <text:p>DOSE, THE</text:p>
          </table:table-cell>
          <table:table-cell office:value-type="string">
            <text:p>:30</text:p>
          </table:table-cell>
          <table:table-cell office:value-type="string">
            <text:p>04:18</text:p>
          </table:table-cell>
          <table:table-cell office:value-type="string">
            <text:p>FADE</text:p>
          </table:table-cell>
          <table:table-cell office:value-type="string">
            <text:p>DOSE, THE; THE DOS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OFF THE GROUND</text:p>
          </table:table-cell>
          <table:table-cell office:value-type="string">
            <text:p>RECORD COMPANY, THE</text:p>
          </table:table-cell>
          <table:table-cell office:value-type="string">
            <text:p>:20</text:p>
          </table:table-cell>
          <table:table-cell office:value-type="string">
            <text:p>04:13</text:p>
          </table:table-cell>
          <table:table-cell office:value-type="string">
            <text:p>COLD</text:p>
          </table:table-cell>
          <table:table-cell office:value-type="string">
            <text:p>RECORD COMPANY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HAPPINESS</text:p>
          </table:table-cell>
          <table:table-cell office:value-type="string">
            <text:p>NEEDTOBREATHE</text:p>
          </table:table-cell>
          <table:table-cell office:value-type="string">
            <text:p>:00</text:p>
          </table:table-cell>
          <table:table-cell office:value-type="string">
            <text:p>03:22</text:p>
          </table:table-cell>
          <table:table-cell office:value-type="string">
            <text:p>COLD</text:p>
          </table:table-cell>
          <table:table-cell office:value-type="string">
            <text:p>NEEDTOBREATHE</text:p>
          </table:table-cell>
          <table:table-cell/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TURNS TO GOLD</text:p>
          </table:table-cell>
          <table:table-cell office:value-type="string">
            <text:p>JIMI CHARLES MOODY</text:p>
          </table:table-cell>
          <table:table-cell office:value-type="string">
            <text:p>:24</text:p>
          </table:table-cell>
          <table:table-cell office:value-type="string">
            <text:p>03:39</text:p>
          </table:table-cell>
          <table:table-cell office:value-type="string">
            <text:p>COLD</text:p>
          </table:table-cell>
          <table:table-cell office:value-type="string">
            <text:p>JIMI CHARLES MOOD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GET OUT</text:p>
          </table:table-cell>
          <table:table-cell office:value-type="string">
            <text:p>FRIGHTENED RABBIT</text:p>
          </table:table-cell>
          <table:table-cell office:value-type="string">
            <text:p>:27</text:p>
          </table:table-cell>
          <table:table-cell office:value-type="string">
            <text:p>03:13</text:p>
          </table:table-cell>
          <table:table-cell office:value-type="string">
            <text:p>COLD</text:p>
          </table:table-cell>
          <table:table-cell office:value-type="string">
            <text:p>FRIGHTENED RABBI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SHINE</text:p>
          </table:table-cell>
          <table:table-cell office:value-type="string">
            <text:p>BEN HARPER AND THE INNOCENT CRIMINALS</text:p>
          </table:table-cell>
          <table:table-cell office:value-type="string">
            <text:p>:19</text:p>
          </table:table-cell>
          <table:table-cell office:value-type="string">
            <text:p>03:45</text:p>
          </table:table-cell>
          <table:table-cell office:value-type="string">
            <text:p>COLD</text:p>
          </table:table-cell>
          <table:table-cell office:value-type="string">
            <text:p>BEN HARPER AND THE INNOCENT CRIMINAL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I WANT YOU</text:p>
          </table:table-cell>
          <table:table-cell office:value-type="string">
            <text:p>MARIAN HILL</text:p>
          </table:table-cell>
          <table:table-cell office:value-type="string">
            <text:p>:05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MARIAN HILL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LIFE ITSELF</text:p>
          </table:table-cell>
          <table:table-cell office:value-type="string">
            <text:p>GLASS ANIMALS</text:p>
          </table:table-cell>
          <table:table-cell office:value-type="string">
            <text:p>:51</text:p>
          </table:table-cell>
          <table:table-cell office:value-type="string">
            <text:p>04:41</text:p>
          </table:table-cell>
          <table:table-cell office:value-type="string">
            <text:p>COLD</text:p>
          </table:table-cell>
          <table:table-cell office:value-type="string">
            <text:p>GLASS ANIMAL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ALL FOR ONE</text:p>
          </table:table-cell>
          <table:table-cell office:value-type="string">
            <text:p>STONE ROSES, THE</text:p>
          </table:table-cell>
          <table:table-cell office:value-type="string">
            <text:p>:14</text:p>
          </table:table-cell>
          <table:table-cell office:value-type="string">
            <text:p>03:37</text:p>
          </table:table-cell>
          <table:table-cell office:value-type="string">
            <text:p>FADE</text:p>
          </table:table-cell>
          <table:table-cell office:value-type="string">
            <text:p>STONE ROS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BODY</text:p>
          </table:table-cell>
          <table:table-cell office:value-type="string">
            <text:p>BASSH</text:p>
          </table:table-cell>
          <table:table-cell office:value-type="string">
            <text:p>:17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BASSH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REBEL HEART</text:p>
          </table:table-cell>
          <table:table-cell office:value-type="string">
            <text:p>SHELTERS, THE</text:p>
          </table:table-cell>
          <table:table-cell office:value-type="string">
            <text:p>:23</text:p>
          </table:table-cell>
          <table:table-cell office:value-type="string">
            <text:p>03:59</text:p>
          </table:table-cell>
          <table:table-cell office:value-type="string">
            <text:p>COLD</text:p>
          </table:table-cell>
          <table:table-cell office:value-type="string">
            <text:p>SHELTER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HANDCLAP</text:p>
          </table:table-cell>
          <table:table-cell office:value-type="string">
            <text:p>FITZ &amp; THE TANTRUMS</text:p>
          </table:table-cell>
          <table:table-cell office:value-type="string">
            <text:p>:13</text:p>
          </table:table-cell>
          <table:table-cell office:value-type="string">
            <text:p>03:12</text:p>
          </table:table-cell>
          <table:table-cell office:value-type="string">
            <text:p>COLD</text:p>
          </table:table-cell>
          <table:table-cell office:value-type="string">
            <text:p>FITZ &amp; THE TANTRUM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SUBWAYS</text:p>
          </table:table-cell>
          <table:table-cell office:value-type="string">
            <text:p>AVALANCHES, THE</text:p>
          </table:table-cell>
          <table:table-cell office:value-type="string">
            <text:p>:01</text:p>
          </table:table-cell>
          <table:table-cell office:value-type="string">
            <text:p>03:38</text:p>
          </table:table-cell>
          <table:table-cell office:value-type="string">
            <text:p>COLD</text:p>
          </table:table-cell>
          <table:table-cell office:value-type="string">
            <text:p>AVALANCHE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ISOMBARD</text:p>
          </table:table-cell>
          <table:table-cell office:value-type="string">
            <text:p>DECLAN MCKENNA</text:p>
          </table:table-cell>
          <table:table-cell office:value-type="string">
            <text:p>:22</text:p>
          </table:table-cell>
          <table:table-cell office:value-type="string">
            <text:p>03:42</text:p>
          </table:table-cell>
          <table:table-cell office:value-type="string">
            <text:p>COLD</text:p>
          </table:table-cell>
          <table:table-cell office:value-type="string">
            <text:p>DECLAN MCKENNA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WAYS TO FAKE IT</text:p>
          </table:table-cell>
          <table:table-cell office:value-type="string">
            <text:p>CRX</text:p>
          </table:table-cell>
          <table:table-cell office:value-type="string">
            <text:p>:22</text:p>
          </table:table-cell>
          <table:table-cell office:value-type="string">
            <text:p>03:00</text:p>
          </table:table-cell>
          <table:table-cell office:value-type="string">
            <text:p>COLD</text:p>
          </table:table-cell>
          <table:table-cell office:value-type="string">
            <text:p>CRX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COCOON</text:p>
          </table:table-cell>
          <table:table-cell office:value-type="string">
            <text:p>MILKY CHANCE</text:p>
          </table:table-cell>
          <table:table-cell office:value-type="string">
            <text:p>:16</text:p>
          </table:table-cell>
          <table:table-cell office:value-type="string">
            <text:p>04:15</text:p>
          </table:table-cell>
          <table:table-cell office:value-type="string">
            <text:p>FADE</text:p>
          </table:table-cell>
          <table:table-cell office:value-type="string">
            <text:p>MILKY CHANC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SEASHORE</text:p>
          </table:table-cell>
          <table:table-cell office:value-type="string">
            <text:p>REGRETTES, THE</text:p>
          </table:table-cell>
          <table:table-cell office:value-type="string">
            <text:p>:06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REGRETT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SURE AND CERTAIN</text:p>
          </table:table-cell>
          <table:table-cell office:value-type="string">
            <text:p>JIMMY EAT WORLD</text:p>
          </table:table-cell>
          <table:table-cell office:value-type="string">
            <text:p>:18</text:p>
          </table:table-cell>
          <table:table-cell office:value-type="string">
            <text:p>03:29</text:p>
          </table:table-cell>
          <table:table-cell office:value-type="string">
            <text:p>FADE</text:p>
          </table:table-cell>
          <table:table-cell office:value-type="string">
            <text:p>JIMMY EAT WORLD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IN MY BLOOD</text:p>
          </table:table-cell>
          <table:table-cell office:value-type="string">
            <text:p>THANKS LIGHT</text:p>
          </table:table-cell>
          <table:table-cell office:value-type="string">
            <text:p>:53</text:p>
          </table:table-cell>
          <table:table-cell office:value-type="string">
            <text:p>04:04</text:p>
          </table:table-cell>
          <table:table-cell office:value-type="string">
            <text:p>COLD</text:p>
          </table:table-cell>
          <table:table-cell office:value-type="string">
            <text:p>THANKS LIGH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MYSTERIOUS LOVE</text:p>
          </table:table-cell>
          <table:table-cell office:value-type="string">
            <text:p>STARWOLF</text:p>
          </table:table-cell>
          <table:table-cell office:value-type="string">
            <text:p>:16</text:p>
          </table:table-cell>
          <table:table-cell office:value-type="string">
            <text:p>04:25</text:p>
          </table:table-cell>
          <table:table-cell office:value-type="string">
            <text:p>COLD</text:p>
          </table:table-cell>
          <table:table-cell office:value-type="string">
            <text:p>STARWOLF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THIS OLD DOG</text:p>
          </table:table-cell>
          <table:table-cell office:value-type="string">
            <text:p>MAC DEMARCO</text:p>
          </table:table-cell>
          <table:table-cell office:value-type="string">
            <text:p>:01</text:p>
          </table:table-cell>
          <table:table-cell office:value-type="string">
            <text:p>02:31</text:p>
          </table:table-cell>
          <table:table-cell office:value-type="string">
            <text:p>COLD</text:p>
          </table:table-cell>
          <table:table-cell office:value-type="string">
            <text:p>MAC DEMARCO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WHERE'S THE REVOLUTION</text:p>
          </table:table-cell>
          <table:table-cell office:value-type="string">
            <text:p>DEPECHE MODE</text:p>
          </table:table-cell>
          <table:table-cell office:value-type="string">
            <text:p>:12</text:p>
          </table:table-cell>
          <table:table-cell office:value-type="string">
            <text:p>04:59</text:p>
          </table:table-cell>
          <table:table-cell office:value-type="string">
            <text:p>FADE</text:p>
          </table:table-cell>
          <table:table-cell office:value-type="string">
            <text:p>DEPECHE MOD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LOVE IS MYSTICAL</text:p>
          </table:table-cell>
          <table:table-cell office:value-type="string">
            <text:p>COLD WAR KIDS</text:p>
          </table:table-cell>
          <table:table-cell office:value-type="string">
            <text:p>:11</text:p>
          </table:table-cell>
          <table:table-cell office:value-type="string">
            <text:p>03:34</text:p>
          </table:table-cell>
          <table:table-cell office:value-type="string">
            <text:p>COLD</text:p>
          </table:table-cell>
          <table:table-cell office:value-type="string">
            <text:p>COLD WAR KID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NAME FOR YOU</text:p>
          </table:table-cell>
          <table:table-cell office:value-type="string">
            <text:p>SHINS, THE</text:p>
          </table:table-cell>
          <table:table-cell office:value-type="string">
            <text:p>:13</text:p>
          </table:table-cell>
          <table:table-cell office:value-type="string">
            <text:p>03:09</text:p>
          </table:table-cell>
          <table:table-cell office:value-type="string">
            <text:p>COLD</text:p>
          </table:table-cell>
          <table:table-cell office:value-type="string">
            <text:p>SHIN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DARLING</text:p>
          </table:table-cell>
          <table:table-cell office:value-type="string">
            <text:p>REAL ESTATE</text:p>
          </table:table-cell>
          <table:table-cell office:value-type="string">
            <text:p>1:22</text:p>
          </table:table-cell>
          <table:table-cell office:value-type="string">
            <text:p>04:20</text:p>
          </table:table-cell>
          <table:table-cell office:value-type="string">
            <text:p>FADE</text:p>
          </table:table-cell>
          <table:table-cell office:value-type="string">
            <text:p>REAL ESTAT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DOUBLE FEATURE</text:p>
          </table:table-cell>
          <table:table-cell office:value-type="string">
            <text:p>ORWELLS, THE</text:p>
          </table:table-cell>
          <table:table-cell office:value-type="string">
            <text:p>:15</text:p>
          </table:table-cell>
          <table:table-cell office:value-type="string">
            <text:p>07:19</text:p>
          </table:table-cell>
          <table:table-cell office:value-type="string">
            <text:p>FADE</text:p>
          </table:table-cell>
          <table:table-cell office:value-type="string">
            <text:p>ORWELL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22 (OVER SOON)</text:p>
          </table:table-cell>
          <table:table-cell office:value-type="string">
            <text:p>BON IVER</text:p>
          </table:table-cell>
          <table:table-cell office:value-type="string">
            <text:p>:04</text:p>
          </table:table-cell>
          <table:table-cell office:value-type="string">
            <text:p>02:48</text:p>
          </table:table-cell>
          <table:table-cell office:value-type="string">
            <text:p>COLD</text:p>
          </table:table-cell>
          <table:table-cell office:value-type="string">
            <text:p>BON IV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SECRETS</text:p>
          </table:table-cell>
          <table:table-cell office:value-type="string">
            <text:p>DEEP SEA DIVER</text:p>
          </table:table-cell>
          <table:table-cell office:value-type="string">
            <text:p>:32</text:p>
          </table:table-cell>
          <table:table-cell office:value-type="string">
            <text:p>06:07</text:p>
          </table:table-cell>
          <table:table-cell office:value-type="string">
            <text:p>COLD</text:p>
          </table:table-cell>
          <table:table-cell office:value-type="string">
            <text:p>DEEP SEA DIVER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HIGH TICKET ATTRACTIONS</text:p>
          </table:table-cell>
          <table:table-cell office:value-type="string">
            <text:p>NEW PORNOGRAPHERS, THE</text:p>
          </table:table-cell>
          <table:table-cell office:value-type="string">
            <text:p>:13</text:p>
          </table:table-cell>
          <table:table-cell office:value-type="string">
            <text:p>03:51</text:p>
          </table:table-cell>
          <table:table-cell office:value-type="string">
            <text:p>COLD</text:p>
          </table:table-cell>
          <table:table-cell office:value-type="string">
            <text:p>NEW PORNOGRAPHE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SUGAR BEAT</text:p>
          </table:table-cell>
          <table:table-cell office:value-type="string">
            <text:p>LAS KELLIES</text:p>
          </table:table-cell>
          <table:table-cell office:value-type="string">
            <text:p>:26</text:p>
          </table:table-cell>
          <table:table-cell office:value-type="string">
            <text:p>04:12</text:p>
          </table:table-cell>
          <table:table-cell office:value-type="string">
            <text:p>FADE</text:p>
          </table:table-cell>
          <table:table-cell office:value-type="string">
            <text:p>LAS KELLIES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PAUL</text:p>
          </table:table-cell>
          <table:table-cell office:value-type="string">
            <text:p>BIG THIEF</text:p>
          </table:table-cell>
          <table:table-cell office:value-type="string">
            <text:p>:00</text:p>
          </table:table-cell>
          <table:table-cell office:value-type="string">
            <text:p>03:03</text:p>
          </table:table-cell>
          <table:table-cell office:value-type="string">
            <text:p>FADE</text:p>
          </table:table-cell>
          <table:table-cell office:value-type="string">
            <text:p>BIG THIEF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THE BUS SONG</text:p>
          </table:table-cell>
          <table:table-cell office:value-type="string">
            <text:p>JAY SOM</text:p>
          </table:table-cell>
          <table:table-cell office:value-type="string">
            <text:p>:00</text:p>
          </table:table-cell>
          <table:table-cell office:value-type="string">
            <text:p>03:37</text:p>
          </table:table-cell>
          <table:table-cell office:value-type="string">
            <text:p>COLD</text:p>
          </table:table-cell>
          <table:table-cell office:value-type="string">
            <text:p>JAY SOM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BLAME IT ON ME</text:p>
          </table:table-cell>
          <table:table-cell office:value-type="string">
            <text:p>GEORGE EZRA</text:p>
          </table:table-cell>
          <table:table-cell office:value-type="string">
            <text:p>:10</text:p>
          </table:table-cell>
          <table:table-cell office:value-type="string">
            <text:p>03:10</text:p>
          </table:table-cell>
          <table:table-cell office:value-type="string">
            <text:p>FADE</text:p>
          </table:table-cell>
          <table:table-cell office:value-type="string">
            <text:p>GEORGE EZR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THE GROUND WALKS...</text:p>
          </table:table-cell>
          <table:table-cell office:value-type="string">
            <text:p>MODEST MOUSE</text:p>
          </table:table-cell>
          <table:table-cell office:value-type="string">
            <text:p>:46</text:p>
          </table:table-cell>
          <table:table-cell office:value-type="string">
            <text:p>06:09</text:p>
          </table:table-cell>
          <table:table-cell office:value-type="string">
            <text:p>COLD</text:p>
          </table:table-cell>
          <table:table-cell office:value-type="string">
            <text:p>MODEST MOUS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BIG DECISION</text:p>
          </table:table-cell>
          <table:table-cell office:value-type="string">
            <text:p>MY MORNING JACKET</text:p>
          </table:table-cell>
          <table:table-cell office:value-type="string">
            <text:p>:11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MY MORNING JACKE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CRYSTALS</text:p>
          </table:table-cell>
          <table:table-cell office:value-type="string">
            <text:p>OF MONSTERS AND MEN</text:p>
          </table:table-cell>
          <table:table-cell office:value-type="string">
            <text:p>:06</text:p>
          </table:table-cell>
          <table:table-cell office:value-type="string">
            <text:p>03:53</text:p>
          </table:table-cell>
          <table:table-cell office:value-type="string">
            <text:p>FADE</text:p>
          </table:table-cell>
          <table:table-cell office:value-type="string">
            <text:p>OF MONSTERS AND MEN</text:p>
          </table:table-cell>
          <table:table-cell/>
          <table:table-cell office:value-type="string">
            <text:p>M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THE WOLF</text:p>
          </table:table-cell>
          <table:table-cell office:value-type="string">
            <text:p>MUMFORD &amp; SONS</text:p>
          </table:table-cell>
          <table:table-cell office:value-type="string">
            <text:p>:13</text:p>
          </table:table-cell>
          <table:table-cell office:value-type="string">
            <text:p>03:39</text:p>
          </table:table-cell>
          <table:table-cell office:value-type="string">
            <text:p>COLD</text:p>
          </table:table-cell>
          <table:table-cell office:value-type="string">
            <text:p>MUMFORD &amp; SO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TRYING</text:p>
          </table:table-cell>
          <table:table-cell office:value-type="string">
            <text:p>BULLY</text:p>
          </table:table-cell>
          <table:table-cell office:value-type="string">
            <text:p>:08</text:p>
          </table:table-cell>
          <table:table-cell office:value-type="string">
            <text:p>03:50</text:p>
          </table:table-cell>
          <table:table-cell office:value-type="string">
            <text:p>COLD</text:p>
          </table:table-cell>
          <table:table-cell office:value-type="string">
            <text:p>BULLY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OUTTA MY MIND</text:p>
          </table:table-cell>
          <table:table-cell office:value-type="string">
            <text:p>ARCS, THE</text:p>
          </table:table-cell>
          <table:table-cell office:value-type="string">
            <text:p>:17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ARC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T-SHIRT WEATHER</text:p>
          </table:table-cell>
          <table:table-cell office:value-type="string">
            <text:p>CIRCA WAVES</text:p>
          </table:table-cell>
          <table:table-cell office:value-type="string">
            <text:p>:30</text:p>
          </table:table-cell>
          <table:table-cell office:value-type="string">
            <text:p>03:10</text:p>
          </table:table-cell>
          <table:table-cell office:value-type="string">
            <text:p>COLD</text:p>
          </table:table-cell>
          <table:table-cell office:value-type="string">
            <text:p>CIRCA WAVES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NIGHTLIGHT</text:p>
          </table:table-cell>
          <table:table-cell office:value-type="string">
            <text:p>SILVERSUN PICKUPS</text:p>
          </table:table-cell>
          <table:table-cell office:value-type="string">
            <text:p>:18</text:p>
          </table:table-cell>
          <table:table-cell office:value-type="string">
            <text:p>04:30</text:p>
          </table:table-cell>
          <table:table-cell office:value-type="string">
            <text:p>FADE</text:p>
          </table:table-cell>
          <table:table-cell office:value-type="string">
            <text:p>SILVERSUN PICKUP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I FEEL LOVE</text:p>
          </table:table-cell>
          <table:table-cell office:value-type="string">
            <text:p>DEAD WEATHER, THE</text:p>
          </table:table-cell>
          <table:table-cell office:value-type="string">
            <text:p>:32</text:p>
          </table:table-cell>
          <table:table-cell office:value-type="string">
            <text:p>03:16</text:p>
          </table:table-cell>
          <table:table-cell office:value-type="string">
            <text:p>FADE</text:p>
          </table:table-cell>
          <table:table-cell office:value-type="string">
            <text:p>DEAD WEATHER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RETURN TO THE MOON</text:p>
          </table:table-cell>
          <table:table-cell office:value-type="string">
            <text:p>EL VY</text:p>
          </table:table-cell>
          <table:table-cell office:value-type="string">
            <text:p>:16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EL V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RECORD HIGH, RECORD LOW</text:p>
          </table:table-cell>
          <table:table-cell office:value-type="string">
            <text:p>GIVERS</text:p>
          </table:table-cell>
          <table:table-cell office:value-type="string">
            <text:p>:17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GIVERS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HELL</text:p>
          </table:table-cell>
          <table:table-cell office:value-type="string">
            <text:p>PAINS OF BEING PURE AT HEART</text:p>
          </table:table-cell>
          <table:table-cell office:value-type="string">
            <text:p>:21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PAINS OF BEING PURE AT HEAR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BROS</text:p>
          </table:table-cell>
          <table:table-cell office:value-type="string">
            <text:p>WOLF ALICE</text:p>
          </table:table-cell>
          <table:table-cell office:value-type="string">
            <text:p>:30</text:p>
          </table:table-cell>
          <table:table-cell office:value-type="string">
            <text:p>03:43</text:p>
          </table:table-cell>
          <table:table-cell office:value-type="string">
            <text:p>FADE</text:p>
          </table:table-cell>
          <table:table-cell office:value-type="string">
            <text:p>WOLF ALIC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TO KNOW YOU</text:p>
          </table:table-cell>
          <table:table-cell office:value-type="string">
            <text:p>WILD NOTHING</text:p>
          </table:table-cell>
          <table:table-cell office:value-type="string">
            <text:p>:59</text:p>
          </table:table-cell>
          <table:table-cell office:value-type="string">
            <text:p>05:51</text:p>
          </table:table-cell>
          <table:table-cell office:value-type="string">
            <text:p>FADE</text:p>
          </table:table-cell>
          <table:table-cell office:value-type="string">
            <text:p>WILD NOTHING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LOVE YOU BECAUSE YOU'RE THERE</text:p>
          </table:table-cell>
          <table:table-cell office:value-type="string">
            <text:p>HIDDEN CHARMS</text:p>
          </table:table-cell>
          <table:table-cell office:value-type="string">
            <text:p>:15</text:p>
          </table:table-cell>
          <table:table-cell office:value-type="string">
            <text:p>02:41</text:p>
          </table:table-cell>
          <table:table-cell office:value-type="string">
            <text:p>FADE</text:p>
          </table:table-cell>
          <table:table-cell office:value-type="string">
            <text:p>HIDDEN CHARM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VICTORIOUS</text:p>
          </table:table-cell>
          <table:table-cell office:value-type="string">
            <text:p>WOLFMOTHER</text:p>
          </table:table-cell>
          <table:table-cell office:value-type="string">
            <text:p>:12</text:p>
          </table:table-cell>
          <table:table-cell office:value-type="string">
            <text:p>04:20</text:p>
          </table:table-cell>
          <table:table-cell office:value-type="string">
            <text:p>FADE</text:p>
          </table:table-cell>
          <table:table-cell office:value-type="string">
            <text:p>WOLFMOTH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SAN DIEGO</text:p>
          </table:table-cell>
          <table:table-cell office:value-type="string">
            <text:p>HINDS</text:p>
          </table:table-cell>
          <table:table-cell office:value-type="string">
            <text:p>:09</text:p>
          </table:table-cell>
          <table:table-cell office:value-type="string">
            <text:p>02:27</text:p>
          </table:table-cell>
          <table:table-cell office:value-type="string">
            <text:p>FADE</text:p>
          </table:table-cell>
          <table:table-cell office:value-type="string">
            <text:p>HINDS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CHANGES</text:p>
          </table:table-cell>
          <table:table-cell office:value-type="string">
            <text:p>CHARLES BRADLEY</text:p>
          </table:table-cell>
          <table:table-cell office:value-type="string">
            <text:p>:30</text:p>
          </table:table-cell>
          <table:table-cell office:value-type="string">
            <text:p>05:34</text:p>
          </table:table-cell>
          <table:table-cell office:value-type="string">
            <text:p>FADE</text:p>
          </table:table-cell>
          <table:table-cell office:value-type="string">
            <text:p>CHARLES BRADLE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BOB MARLEY</text:p>
          </table:table-cell>
          <table:table-cell office:value-type="string">
            <text:p>GRIZFOLK</text:p>
          </table:table-cell>
          <table:table-cell office:value-type="string">
            <text:p>:16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GRIZFOLK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WALK TO THE ONE YOU LOVE</text:p>
          </table:table-cell>
          <table:table-cell office:value-type="string">
            <text:p>TWIN PEAKS</text:p>
          </table:table-cell>
          <table:table-cell office:value-type="string">
            <text:p>:14</text:p>
          </table:table-cell>
          <table:table-cell office:value-type="string">
            <text:p>03:33</text:p>
          </table:table-cell>
          <table:table-cell office:value-type="string">
            <text:p>COLD</text:p>
          </table:table-cell>
          <table:table-cell office:value-type="string">
            <text:p>TWIN PEAK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(BABY) HOLD ON</text:p>
          </table:table-cell>
          <table:table-cell office:value-type="string">
            <text:p>JAMES HUNTER SIX</text:p>
          </table:table-cell>
          <table:table-cell office:value-type="string">
            <text:p>:06</text:p>
          </table:table-cell>
          <table:table-cell office:value-type="string">
            <text:p>02:35</text:p>
          </table:table-cell>
          <table:table-cell office:value-type="string">
            <text:p>COLD</text:p>
          </table:table-cell>
          <table:table-cell office:value-type="string">
            <text:p>JAMES HUNTER SIX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AIN'T NO MAN</text:p>
          </table:table-cell>
          <table:table-cell office:value-type="string">
            <text:p>AVETT BROTHERS, THE</text:p>
          </table:table-cell>
          <table:table-cell office:value-type="string">
            <text:p>:12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AVETT BROTHER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DRAG QUEEN</text:p>
          </table:table-cell>
          <table:table-cell office:value-type="string">
            <text:p>STROKES, THE</text:p>
          </table:table-cell>
          <table:table-cell office:value-type="string">
            <text:p>:42</text:p>
          </table:table-cell>
          <table:table-cell office:value-type="string">
            <text:p>04:25</text:p>
          </table:table-cell>
          <table:table-cell office:value-type="string">
            <text:p>FADE</text:p>
          </table:table-cell>
          <table:table-cell office:value-type="string">
            <text:p>STROK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THREAT OF JOY</text:p>
          </table:table-cell>
          <table:table-cell office:value-type="string">
            <text:p>STROKES, THE</text:p>
          </table:table-cell>
          <table:table-cell office:value-type="string">
            <text:p>:10</text:p>
          </table:table-cell>
          <table:table-cell office:value-type="string">
            <text:p>05:25</text:p>
          </table:table-cell>
          <table:table-cell office:value-type="string">
            <text:p>FADE</text:p>
          </table:table-cell>
          <table:table-cell office:value-type="string">
            <text:p>STROKE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GHOST SHIP</text:p>
          </table:table-cell>
          <table:table-cell office:value-type="string">
            <text:p>BLUR</text:p>
          </table:table-cell>
          <table:table-cell office:value-type="string">
            <text:p>:17</text:p>
          </table:table-cell>
          <table:table-cell office:value-type="string">
            <text:p>04:46</text:p>
          </table:table-cell>
          <table:table-cell office:value-type="string">
            <text:p>FADE</text:p>
          </table:table-cell>
          <table:table-cell office:value-type="string">
            <text:p>BLU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WOW</text:p>
          </table:table-cell>
          <table:table-cell office:value-type="string">
            <text:p>BECK</text:p>
          </table:table-cell>
          <table:table-cell office:value-type="string">
            <text:p>:30</text:p>
          </table:table-cell>
          <table:table-cell office:value-type="string">
            <text:p>03:39</text:p>
          </table:table-cell>
          <table:table-cell office:value-type="string">
            <text:p>COLD</text:p>
          </table:table-cell>
          <table:table-cell office:value-type="string">
            <text:p>BECK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DOING IT TO DEATH</text:p>
          </table:table-cell>
          <table:table-cell office:value-type="string">
            <text:p>KILLS, THE</text:p>
          </table:table-cell>
          <table:table-cell office:value-type="string">
            <text:p>:33</text:p>
          </table:table-cell>
          <table:table-cell office:value-type="string">
            <text:p>03:44</text:p>
          </table:table-cell>
          <table:table-cell office:value-type="string">
            <text:p>COLD</text:p>
          </table:table-cell>
          <table:table-cell office:value-type="string">
            <text:p>KILLS, TH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MARINADE</text:p>
          </table:table-cell>
          <table:table-cell office:value-type="string">
            <text:p>DOPE LEMON</text:p>
          </table:table-cell>
          <table:table-cell office:value-type="string">
            <text:p>:26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DOPE LEMO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I SHOULD KNOW BETTER</text:p>
          </table:table-cell>
          <table:table-cell office:value-type="string">
            <text:p>KYLE DUKE AND THE BROWN BAG BOYS</text:p>
          </table:table-cell>
          <table:table-cell office:value-type="string">
            <text:p>:19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KYLE DUKE AND THE BROWN BAG BOY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NORMAL AMERICAN KIDS</text:p>
          </table:table-cell>
          <table:table-cell office:value-type="string">
            <text:p>WILCO</text:p>
          </table:table-cell>
          <table:table-cell office:value-type="string">
            <text:p>:07</text:p>
          </table:table-cell>
          <table:table-cell office:value-type="string">
            <text:p>02:47</text:p>
          </table:table-cell>
          <table:table-cell office:value-type="string">
            <text:p>COLD</text:p>
          </table:table-cell>
          <table:table-cell office:value-type="string">
            <text:p>WILCO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OPHELIA</text:p>
          </table:table-cell>
          <table:table-cell office:value-type="string">
            <text:p>LUMINEERS, THE</text:p>
          </table:table-cell>
          <table:table-cell office:value-type="string">
            <text:p>:07</text:p>
          </table:table-cell>
          <table:table-cell office:value-type="string">
            <text:p>02:35</text:p>
          </table:table-cell>
          <table:table-cell office:value-type="string">
            <text:p>FADE</text:p>
          </table:table-cell>
          <table:table-cell office:value-type="string">
            <text:p>LUMINEER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IT HURTS UNTIL IT DOESN'T</text:p>
          </table:table-cell>
          <table:table-cell office:value-type="string">
            <text:p>MOTHERS</text:p>
          </table:table-cell>
          <table:table-cell office:value-type="string">
            <text:p>:40</text:p>
          </table:table-cell>
          <table:table-cell office:value-type="string">
            <text:p>05:29</text:p>
          </table:table-cell>
          <table:table-cell office:value-type="string">
            <text:p>FADE</text:p>
          </table:table-cell>
          <table:table-cell office:value-type="string">
            <text:p>MOTHERS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GOLDEN DAYS</text:p>
          </table:table-cell>
          <table:table-cell office:value-type="string">
            <text:p>WHITNEY</text:p>
          </table:table-cell>
          <table:table-cell office:value-type="string">
            <text:p>:19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WHITNE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BURN THE WITCH</text:p>
          </table:table-cell>
          <table:table-cell office:value-type="string">
            <text:p>RADIOHEAD</text:p>
          </table:table-cell>
          <table:table-cell office:value-type="string">
            <text:p>:34</text:p>
          </table:table-cell>
          <table:table-cell office:value-type="string">
            <text:p>03:59</text:p>
          </table:table-cell>
          <table:table-cell office:value-type="string">
            <text:p>COLD</text:p>
          </table:table-cell>
          <table:table-cell office:value-type="string">
            <text:p>RADIOHEAD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DARK NECESSITIES</text:p>
          </table:table-cell>
          <table:table-cell office:value-type="string">
            <text:p>RED HOT CHILI PEPPERS</text:p>
          </table:table-cell>
          <table:table-cell office:value-type="string">
            <text:p>:52</text:p>
          </table:table-cell>
          <table:table-cell office:value-type="string">
            <text:p>04:57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CAPSIZED</text:p>
          </table:table-cell>
          <table:table-cell office:value-type="string">
            <text:p>ANDREW BIRD</text:p>
          </table:table-cell>
          <table:table-cell office:value-type="string">
            <text:p>:24</text:p>
          </table:table-cell>
          <table:table-cell office:value-type="string">
            <text:p>03:30</text:p>
          </table:table-cell>
          <table:table-cell office:value-type="string">
            <text:p>FADE</text:p>
          </table:table-cell>
          <table:table-cell office:value-type="string">
            <text:p>ANDREW BIRD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THE GETAWAY</text:p>
          </table:table-cell>
          <table:table-cell office:value-type="string">
            <text:p>RED HOT CHILI PEPPERS</text:p>
          </table:table-cell>
          <table:table-cell office:value-type="string">
            <text:p>:21</text:p>
          </table:table-cell>
          <table:table-cell office:value-type="string">
            <text:p>04:10</text:p>
          </table:table-cell>
          <table:table-cell office:value-type="string">
            <text:p>COLD</text:p>
          </table:table-cell>
          <table:table-cell office:value-type="string">
            <text:p>RED HOT CHILI PEPPER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BORED TO DEATH</text:p>
          </table:table-cell>
          <table:table-cell office:value-type="string">
            <text:p>BLINK 182</text:p>
          </table:table-cell>
          <table:table-cell office:value-type="string">
            <text:p>:09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BLINK 182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GO ROBOT</text:p>
          </table:table-cell>
          <table:table-cell office:value-type="string">
            <text:p>RED HOT CHILI PEPPERS, THE</text:p>
          </table:table-cell>
          <table:table-cell office:value-type="string">
            <text:p>:15</text:p>
          </table:table-cell>
          <table:table-cell office:value-type="string">
            <text:p>04:24</text:p>
          </table:table-cell>
          <table:table-cell office:value-type="string">
            <text:p>FADE</text:p>
          </table:table-cell>
          <table:table-cell office:value-type="string">
            <text:p>RED HOT CHILI PEPPERS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ALL WE EVER KNEW</text:p>
          </table:table-cell>
          <table:table-cell office:value-type="string">
            <text:p>HEAD AND THE HEART, THE</text:p>
          </table:table-cell>
          <table:table-cell office:value-type="string">
            <text:p>:00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HEAD AND THE HEART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BANG BANG</text:p>
          </table:table-cell>
          <table:table-cell office:value-type="string">
            <text:p>GREEN DAY</text:p>
          </table:table-cell>
          <table:table-cell office:value-type="string">
            <text:p>:43</text:p>
          </table:table-cell>
          <table:table-cell office:value-type="string">
            <text:p>03:31</text:p>
          </table:table-cell>
          <table:table-cell office:value-type="string">
            <text:p>COLD</text:p>
          </table:table-cell>
          <table:table-cell office:value-type="string">
            <text:p>GREEN DA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WASTE A MOMENT</text:p>
          </table:table-cell>
          <table:table-cell office:value-type="string">
            <text:p>KINGS OF LEON</text:p>
          </table:table-cell>
          <table:table-cell office:value-type="string">
            <text:p>:25</text:p>
          </table:table-cell>
          <table:table-cell office:value-type="string">
            <text:p>03:03</text:p>
          </table:table-cell>
          <table:table-cell office:value-type="string">
            <text:p>COLD</text:p>
          </table:table-cell>
          <table:table-cell office:value-type="string">
            <text:p>KINGS OF LEO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MY OLD MAN</text:p>
          </table:table-cell>
          <table:table-cell office:value-type="string">
            <text:p>MAC DEMARCO</text:p>
          </table:table-cell>
          <table:table-cell office:value-type="string">
            <text:p>:32</text:p>
          </table:table-cell>
          <table:table-cell office:value-type="string">
            <text:p>03:42</text:p>
          </table:table-cell>
          <table:table-cell office:value-type="string">
            <text:p>FADE</text:p>
          </table:table-cell>
          <table:table-cell office:value-type="string">
            <text:p>MAC DEMARCO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HOT THOUGHTS</text:p>
          </table:table-cell>
          <table:table-cell office:value-type="string">
            <text:p>SPOON</text:p>
          </table:table-cell>
          <table:table-cell office:value-type="string">
            <text:p>:14</text:p>
          </table:table-cell>
          <table:table-cell office:value-type="string">
            <text:p>03:49</text:p>
          </table:table-cell>
          <table:table-cell office:value-type="string">
            <text:p>FADE</text:p>
          </table:table-cell>
          <table:table-cell office:value-type="string">
            <text:p>SPOO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YOU WANT IT DARKER</text:p>
          </table:table-cell>
          <table:table-cell office:value-type="string">
            <text:p>LEONARD COHEN</text:p>
          </table:table-cell>
          <table:table-cell office:value-type="string">
            <text:p>:29</text:p>
          </table:table-cell>
          <table:table-cell office:value-type="string">
            <text:p>04:44</text:p>
          </table:table-cell>
          <table:table-cell office:value-type="string">
            <text:p>FADE</text:p>
          </table:table-cell>
          <table:table-cell office:value-type="string">
            <text:p>LEONARD COHEN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EVERED</text:p>
          </table:table-cell>
          <table:table-cell office:value-type="string">
            <text:p>ARMAGEDDON MONKS</text:p>
          </table:table-cell>
          <table:table-cell office:value-type="string">
            <text:p>:24</text:p>
          </table:table-cell>
          <table:table-cell office:value-type="string">
            <text:p>04:52</text:p>
          </table:table-cell>
          <table:table-cell office:value-type="string">
            <text:p>CF</text:p>
          </table:table-cell>
          <table:table-cell office:value-type="string">
            <text:p>ARMAGEDDON MONK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CIGARETTE BURNS</text:p>
          </table:table-cell>
          <table:table-cell office:value-type="string">
            <text:p>MIKE BRINDISI</text:p>
          </table:table-cell>
          <table:table-cell office:value-type="string">
            <text:p>:00</text:p>
          </table:table-cell>
          <table:table-cell office:value-type="string">
            <text:p>03:05</text:p>
          </table:table-cell>
          <table:table-cell office:value-type="string">
            <text:p>ICE</text:p>
          </table:table-cell>
          <table:table-cell office:value-type="string">
            <text:p>MIKE BRINDIS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GET YOUR FILL</text:p>
          </table:table-cell>
          <table:table-cell office:value-type="string">
            <text:p>ARMAGEDDON MONKS</text:p>
          </table:table-cell>
          <table:table-cell office:value-type="string">
            <text:p>:45</text:p>
          </table:table-cell>
          <table:table-cell office:value-type="string">
            <text:p>03:40</text:p>
          </table:table-cell>
          <table:table-cell office:value-type="string">
            <text:p>C</text:p>
          </table:table-cell>
          <table:table-cell office:value-type="string">
            <text:p>ARMAGEDDON MONK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OUL SINGING</text:p>
          </table:table-cell>
          <table:table-cell office:value-type="string">
            <text:p>BLACK CROWES</text:p>
          </table:table-cell>
          <table:table-cell office:value-type="string">
            <text:p>:10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BLACK CROW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AKE ME UP WHEN SEPTEMBER ENDS</text:p>
          </table:table-cell>
          <table:table-cell office:value-type="string">
            <text:p>GREEN DAY</text:p>
          </table:table-cell>
          <table:table-cell office:value-type="string">
            <text:p>:09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GREEN DA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LIPS OF AN ANGEL</text:p>
          </table:table-cell>
          <table:table-cell office:value-type="string">
            <text:p>HINDER</text:p>
          </table:table-cell>
          <table:table-cell office:value-type="string">
            <text:p>:09</text:p>
          </table:table-cell>
          <table:table-cell office:value-type="string">
            <text:p>04:13</text:p>
          </table:table-cell>
          <table:table-cell office:value-type="string">
            <text:p>C</text:p>
          </table:table-cell>
          <table:table-cell office:value-type="string">
            <text:p>HIND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HAT I'VE DONE</text:p>
          </table:table-cell>
          <table:table-cell office:value-type="string">
            <text:p>LINKIN PARK</text:p>
          </table:table-cell>
          <table:table-cell office:value-type="string">
            <text:p>:25, :44</text:p>
          </table:table-cell>
          <table:table-cell office:value-type="string">
            <text:p>03:29</text:p>
          </table:table-cell>
          <table:table-cell office:value-type="string">
            <text:p>COLD</text:p>
          </table:table-cell>
          <table:table-cell office:value-type="string">
            <text:p>LINKIN PAR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ARANTULA</text:p>
          </table:table-cell>
          <table:table-cell office:value-type="string">
            <text:p>SMASHING PUMPKINS</text:p>
          </table:table-cell>
          <table:table-cell office:value-type="string">
            <text:p>:18</text:p>
          </table:table-cell>
          <table:table-cell office:value-type="string">
            <text:p>03:51</text:p>
          </table:table-cell>
          <table:table-cell office:value-type="string">
            <text:p>COLD</text:p>
          </table:table-cell>
          <table:table-cell office:value-type="string">
            <text:p>SMASHING PUMPK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HERE IT'S AT</text:p>
          </table:table-cell>
          <table:table-cell office:value-type="string">
            <text:p>BECK</text:p>
          </table:table-cell>
          <table:table-cell office:value-type="string">
            <text:p>:25, :45</text:p>
          </table:table-cell>
          <table:table-cell office:value-type="string">
            <text:p>05:31</text:p>
          </table:table-cell>
          <table:table-cell office:value-type="string">
            <text:p>FADE</text:p>
          </table:table-cell>
          <table:table-cell office:value-type="string">
            <text:p>BE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YOUR TIME HAS COME</text:p>
          </table:table-cell>
          <table:table-cell office:value-type="string">
            <text:p>AUDIOSLAVE</text:p>
          </table:table-cell>
          <table:table-cell office:value-type="string">
            <text:p>:21</text:p>
          </table:table-cell>
          <table:table-cell office:value-type="string">
            <text:p>04:11</text:p>
          </table:table-cell>
          <table:table-cell office:value-type="string">
            <text:p>CF</text:p>
          </table:table-cell>
          <table:table-cell office:value-type="string">
            <text:p>AUDIOSLAVE; RAGE AGAINST THE MACHINE; CHRIS CORNELL; SOUNDGARD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HAT YOU ARE</text:p>
          </table:table-cell>
          <table:table-cell office:value-type="string">
            <text:p>AUDIOSLAVE</text:p>
          </table:table-cell>
          <table:table-cell office:value-type="string">
            <text:p>:23</text:p>
          </table:table-cell>
          <table:table-cell office:value-type="string">
            <text:p>04:02</text:p>
          </table:table-cell>
          <table:table-cell office:value-type="string">
            <text:p>CF</text:p>
          </table:table-cell>
          <table:table-cell office:value-type="string">
            <text:p>AUDIOSLAVE; CHRIS CORNELL; RAGE AGAINST THE MACHINE; SOUNDGARDE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MOVIES</text:p>
          </table:table-cell>
          <table:table-cell office:value-type="string">
            <text:p>ALIEN ANT FARM</text:p>
          </table:table-cell>
          <table:table-cell office:value-type="string">
            <text:p>:10</text:p>
          </table:table-cell>
          <table:table-cell office:value-type="string">
            <text:p>03:12</text:p>
          </table:table-cell>
          <table:table-cell office:value-type="string">
            <text:p>CF</text:p>
          </table:table-cell>
          <table:table-cell office:value-type="string">
            <text:p>ALIEN ANT FARM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GOODBYE</text:p>
          </table:table-cell>
          <table:table-cell office:value-type="string">
            <text:p>ARMY OF ANYONE</text:p>
          </table:table-cell>
          <table:table-cell office:value-type="string">
            <text:p>:08</text:p>
          </table:table-cell>
          <table:table-cell office:value-type="string">
            <text:p>03:37</text:p>
          </table:table-cell>
          <table:table-cell office:value-type="string">
            <text:p>F</text:p>
          </table:table-cell>
          <table:table-cell office:value-type="string">
            <text:p>ARMY OF ANYO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ORKING CLASS HERO</text:p>
          </table:table-cell>
          <table:table-cell office:value-type="string">
            <text:p>GREEN DAY</text:p>
          </table:table-cell>
          <table:table-cell office:value-type="string">
            <text:p>:06</text:p>
          </table:table-cell>
          <table:table-cell office:value-type="string">
            <text:p>03:59</text:p>
          </table:table-cell>
          <table:table-cell office:value-type="string">
            <text:p>C</text:p>
          </table:table-cell>
          <table:table-cell office:value-type="string">
            <text:p>GREEN DA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HE LARGER BOWL (A PANTOUM)</text:p>
          </table:table-cell>
          <table:table-cell office:value-type="string">
            <text:p>RUSH</text:p>
          </table:table-cell>
          <table:table-cell office:value-type="string">
            <text:p>:07/:20</text:p>
          </table:table-cell>
          <table:table-cell office:value-type="string">
            <text:p>04:07</text:p>
          </table:table-cell>
          <table:table-cell office:value-type="string">
            <text:p>CF</text:p>
          </table:table-cell>
          <table:table-cell office:value-type="string">
            <text:p>RU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EVELATIONS</text:p>
          </table:table-cell>
          <table:table-cell office:value-type="string">
            <text:p>AUDIOSLAVE</text:p>
          </table:table-cell>
          <table:table-cell office:value-type="string">
            <text:p>:18,:35</text:p>
          </table:table-cell>
          <table:table-cell office:value-type="string">
            <text:p>04:09</text:p>
          </table:table-cell>
          <table:table-cell office:value-type="string">
            <text:p>C</text:p>
          </table:table-cell>
          <table:table-cell office:value-type="string">
            <text:p>AUDIOSLAVE; RAGE AGAINST THE MACHINE; CHRIS CORNELL; SOUNDGARD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EVERYTHING CHANGES</text:p>
          </table:table-cell>
          <table:table-cell office:value-type="string">
            <text:p>STAIND</text:p>
          </table:table-cell>
          <table:table-cell office:value-type="string">
            <text:p>:00</text:p>
          </table:table-cell>
          <table:table-cell office:value-type="string">
            <text:p>03:55</text:p>
          </table:table-cell>
          <table:table-cell office:value-type="string">
            <text:p>C</text:p>
          </table:table-cell>
          <table:table-cell office:value-type="string">
            <text:p>STAI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OUGH JUSTICE</text:p>
          </table:table-cell>
          <table:table-cell office:value-type="string">
            <text:p>ROLLING STONES</text:p>
          </table:table-cell>
          <table:table-cell office:value-type="string">
            <text:p>:18</text:p>
          </table:table-cell>
          <table:table-cell office:value-type="string">
            <text:p>02:59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OCKSTAR</text:p>
          </table:table-cell>
          <table:table-cell office:value-type="string">
            <text:p>NICKELBACK</text:p>
          </table:table-cell>
          <table:table-cell office:value-type="string">
            <text:p>:00</text:p>
          </table:table-cell>
          <table:table-cell office:value-type="string">
            <text:p>04:07</text:p>
          </table:table-cell>
          <table:table-cell office:value-type="string">
            <text:p>C</text:p>
          </table:table-cell>
          <table:table-cell office:value-type="string">
            <text:p>NICKELB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EST IN PIECES</text:p>
          </table:table-cell>
          <table:table-cell office:value-type="string">
            <text:p>SALIVA</text:p>
          </table:table-cell>
          <table:table-cell office:value-type="string">
            <text:p>:13</text:p>
          </table:table-cell>
          <table:table-cell office:value-type="string">
            <text:p>03:31</text:p>
          </table:table-cell>
          <table:table-cell office:value-type="string">
            <text:p>FADE</text:p>
          </table:table-cell>
          <table:table-cell office:value-type="string">
            <text:p>SALIV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PEAK</text:p>
          </table:table-cell>
          <table:table-cell office:value-type="string">
            <text:p>GODSMACK</text:p>
          </table:table-cell>
          <table:table-cell office:value-type="string">
            <text:p>:25</text:p>
          </table:table-cell>
          <table:table-cell office:value-type="string">
            <text:p>03:53</text:p>
          </table:table-cell>
          <table:table-cell office:value-type="string">
            <text:p>C</text:p>
          </table:table-cell>
          <table:table-cell office:value-type="string">
            <text:p>GODSM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EMEDY</text:p>
          </table:table-cell>
          <table:table-cell office:value-type="string">
            <text:p>SEETHER</text:p>
          </table:table-cell>
          <table:table-cell office:value-type="string">
            <text:p>:24</text:p>
          </table:table-cell>
          <table:table-cell office:value-type="string">
            <text:p>03:24</text:p>
          </table:table-cell>
          <table:table-cell office:value-type="string">
            <text:p>C</text:p>
          </table:table-cell>
          <table:table-cell office:value-type="string">
            <text:p>SEETH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URN THE PAGE</text:p>
          </table:table-cell>
          <table:table-cell office:value-type="string">
            <text:p>METALLICA</text:p>
          </table:table-cell>
          <table:table-cell office:value-type="string">
            <text:p>:13</text:p>
          </table:table-cell>
          <table:table-cell office:value-type="string">
            <text:p>05:00</text:p>
          </table:table-cell>
          <table:table-cell office:value-type="string">
            <text:p>FADE</text:p>
          </table:table-cell>
          <table:table-cell office:value-type="string">
            <text:p>METALLIC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PHOTOGRAPH</text:p>
          </table:table-cell>
          <table:table-cell office:value-type="string">
            <text:p>NICKELBACK</text:p>
          </table:table-cell>
          <table:table-cell office:value-type="string">
            <text:p>:02</text:p>
          </table:table-cell>
          <table:table-cell office:value-type="string">
            <text:p>04:00</text:p>
          </table:table-cell>
          <table:table-cell office:value-type="string">
            <text:p>CF</text:p>
          </table:table-cell>
          <table:table-cell office:value-type="string">
            <text:p>NICKELB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CROW JANE</text:p>
          </table:table-cell>
          <table:table-cell office:value-type="string">
            <text:p>DEREK TRUCKS BAND</text:p>
          </table:table-cell>
          <table:table-cell office:value-type="string">
            <text:p>:18, :31</text:p>
          </table:table-cell>
          <table:table-cell office:value-type="string">
            <text:p>03:57</text:p>
          </table:table-cell>
          <table:table-cell office:value-type="string">
            <text:p>F</text:p>
          </table:table-cell>
          <table:table-cell office:value-type="string">
            <text:p>DEREK TRUCKS BAND; 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IT'S BEEN AWHILE</text:p>
          </table:table-cell>
          <table:table-cell office:value-type="string">
            <text:p>STAIND</text:p>
          </table:table-cell>
          <table:table-cell office:value-type="string">
            <text:p>:17</text:p>
          </table:table-cell>
          <table:table-cell office:value-type="string">
            <text:p>04:29</text:p>
          </table:table-cell>
          <table:table-cell office:value-type="string">
            <text:p>CF</text:p>
          </table:table-cell>
          <table:table-cell office:value-type="string">
            <text:p>STAI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OMEDAY</text:p>
          </table:table-cell>
          <table:table-cell office:value-type="string">
            <text:p>NICKELBACK</text:p>
          </table:table-cell>
          <table:table-cell office:value-type="string">
            <text:p>:04</text:p>
          </table:table-cell>
          <table:table-cell office:value-type="string">
            <text:p>03:20</text:p>
          </table:table-cell>
          <table:table-cell office:value-type="string">
            <text:p>FADE</text:p>
          </table:table-cell>
          <table:table-cell office:value-type="string">
            <text:p>NICKELBACK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IMPLE MAN</text:p>
          </table:table-cell>
          <table:table-cell office:value-type="string">
            <text:p>SHINEDOWN</text:p>
          </table:table-cell>
          <table:table-cell office:value-type="string">
            <text:p>:07</text:p>
          </table:table-cell>
          <table:table-cell office:value-type="string">
            <text:p>04:19</text:p>
          </table:table-cell>
          <table:table-cell office:value-type="string">
            <text:p>CF</text:p>
          </table:table-cell>
          <table:table-cell office:value-type="string">
            <text:p>SHINEDOWN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OO BAD</text:p>
          </table:table-cell>
          <table:table-cell office:value-type="string">
            <text:p>NICKELBACK</text:p>
          </table:table-cell>
          <table:table-cell office:value-type="string">
            <text:p>:05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NICKELB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URVIVAL OF THE SICKEST</text:p>
          </table:table-cell>
          <table:table-cell office:value-type="string">
            <text:p>SALIVA</text:p>
          </table:table-cell>
          <table:table-cell office:value-type="string">
            <text:p>:05</text:p>
          </table:table-cell>
          <table:table-cell office:value-type="string">
            <text:p>04:04</text:p>
          </table:table-cell>
          <table:table-cell office:value-type="string">
            <text:p>COLD</text:p>
          </table:table-cell>
          <table:table-cell office:value-type="string">
            <text:p>SALIV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ONESTLY</text:p>
          </table:table-cell>
          <table:table-cell office:value-type="string">
            <text:p>ZWAN</text:p>
          </table:table-cell>
          <table:table-cell office:value-type="string">
            <text:p>:04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ZWAN; SMASHING PUMPK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IDE OF A BULLET</text:p>
          </table:table-cell>
          <table:table-cell office:value-type="string">
            <text:p>NICKELBACK</text:p>
          </table:table-cell>
          <table:table-cell office:value-type="string">
            <text:p>:16</text:p>
          </table:table-cell>
          <table:table-cell office:value-type="string">
            <text:p>02:54</text:p>
          </table:table-cell>
          <table:table-cell office:value-type="string">
            <text:p>C</text:p>
          </table:table-cell>
          <table:table-cell office:value-type="string">
            <text:p>NICKELB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ERENITY</text:p>
          </table:table-cell>
          <table:table-cell office:value-type="string">
            <text:p>GODSMACK</text:p>
          </table:table-cell>
          <table:table-cell office:value-type="string">
            <text:p>:18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GODSMACK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IGHT HERE</text:p>
          </table:table-cell>
          <table:table-cell office:value-type="string">
            <text:p>STAIND</text:p>
          </table:table-cell>
          <table:table-cell office:value-type="string">
            <text:p>:20</text:p>
          </table:table-cell>
          <table:table-cell office:value-type="string">
            <text:p>04:03</text:p>
          </table:table-cell>
          <table:table-cell office:value-type="string">
            <text:p>C</text:p>
          </table:table-cell>
          <table:table-cell office:value-type="string">
            <text:p>STAI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ERO OF THE DAY</text:p>
          </table:table-cell>
          <table:table-cell office:value-type="string">
            <text:p>METALLICA</text:p>
          </table:table-cell>
          <table:table-cell office:value-type="string">
            <text:p>:12</text:p>
          </table:table-cell>
          <table:table-cell office:value-type="string">
            <text:p>04:13</text:p>
          </table:table-cell>
          <table:table-cell office:value-type="string">
            <text:p>CF</text:p>
          </table:table-cell>
          <table:table-cell office:value-type="string">
            <text:p>METALLIC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TRUTH</text:p>
          </table:table-cell>
          <table:table-cell office:value-type="string">
            <text:p>SEETHER</text:p>
          </table:table-cell>
          <table:table-cell office:value-type="string">
            <text:p>:00</text:p>
          </table:table-cell>
          <table:table-cell office:value-type="string">
            <text:p>03:37</text:p>
          </table:table-cell>
          <table:table-cell office:value-type="string">
            <text:p>CF</text:p>
          </table:table-cell>
          <table:table-cell office:value-type="string">
            <text:p>SEETH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HIS SKY</text:p>
          </table:table-cell>
          <table:table-cell office:value-type="string">
            <text:p>DEREK TRUCKS BAND</text:p>
          </table:table-cell>
          <table:table-cell office:value-type="string">
            <text:p>1:06</text:p>
          </table:table-cell>
          <table:table-cell office:value-type="string">
            <text:p>06:35</text:p>
          </table:table-cell>
          <table:table-cell office:value-type="string">
            <text:p>C</text:p>
          </table:table-cell>
          <table:table-cell office:value-type="string">
            <text:p>DEREK TRUCKS BAND; ALLMAN BROTHERS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OUT OF EXILE</text:p>
          </table:table-cell>
          <table:table-cell office:value-type="string">
            <text:p>AUDIOSLAVE</text:p>
          </table:table-cell>
          <table:table-cell office:value-type="string">
            <text:p>:24,:46</text:p>
          </table:table-cell>
          <table:table-cell office:value-type="string">
            <text:p>04:48</text:p>
          </table:table-cell>
          <table:table-cell office:value-type="string">
            <text:p>C</text:p>
          </table:table-cell>
          <table:table-cell office:value-type="string">
            <text:p>AUDIOSLAVE; RAGE AGAINST THE MACHINE; CHRIS CORNELL; SOUNDGARD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ATER</text:p>
          </table:table-cell>
          <table:table-cell office:value-type="string">
            <text:p>EVERCLEAR</text:p>
          </table:table-cell>
          <table:table-cell office:value-type="string">
            <text:p>C:05/:14</text:p>
          </table:table-cell>
          <table:table-cell office:value-type="string">
            <text:p>04:02</text:p>
          </table:table-cell>
          <table:table-cell office:value-type="string">
            <text:p>CF</text:p>
          </table:table-cell>
          <table:table-cell office:value-type="string">
            <text:p>EVERCLEA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YOU KNOW YOU'RE RIGHT</text:p>
          </table:table-cell>
          <table:table-cell office:value-type="string">
            <text:p>NIRVANA</text:p>
          </table:table-cell>
          <table:table-cell office:value-type="string">
            <text:p>C:12/:24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NIRVAN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AVIN' ME</text:p>
          </table:table-cell>
          <table:table-cell office:value-type="string">
            <text:p>NICKELBACK</text:p>
          </table:table-cell>
          <table:table-cell office:value-type="string">
            <text:p>:12</text:p>
          </table:table-cell>
          <table:table-cell office:value-type="string">
            <text:p>03:19</text:p>
          </table:table-cell>
          <table:table-cell office:value-type="string">
            <text:p>CF</text:p>
          </table:table-cell>
          <table:table-cell office:value-type="string">
            <text:p>NICKELB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KNOCKIN' ON HEAVEN'S DOOR</text:p>
          </table:table-cell>
          <table:table-cell office:value-type="string">
            <text:p>GUNS N' ROSES</text:p>
          </table:table-cell>
          <table:table-cell office:value-type="string">
            <text:p>:11</text:p>
          </table:table-cell>
          <table:table-cell office:value-type="string">
            <text:p>05:34</text:p>
          </table:table-cell>
          <table:table-cell office:value-type="string">
            <text:p>CF</text:p>
          </table:table-cell>
          <table:table-cell office:value-type="string">
            <text:p>GUNS N' ROS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EVOLUTION</text:p>
          </table:table-cell>
          <table:table-cell office:value-type="string">
            <text:p>ERIC CLAPTON</text:p>
          </table:table-cell>
          <table:table-cell office:value-type="string">
            <text:p>:32</text:p>
          </table:table-cell>
          <table:table-cell office:value-type="string">
            <text:p>04:56</text:p>
          </table:table-cell>
          <table:table-cell office:value-type="string">
            <text:p>FADE</text:p>
          </table:table-cell>
          <table:table-cell office:value-type="string">
            <text:p>ERIC CLAP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HE PLACE IN YOUR HEART</text:p>
          </table:table-cell>
          <table:table-cell office:value-type="string">
            <text:p>JOURNEY</text:p>
          </table:table-cell>
          <table:table-cell office:value-type="string">
            <text:p>:16</text:p>
          </table:table-cell>
          <table:table-cell office:value-type="string">
            <text:p>04:14</text:p>
          </table:table-cell>
          <table:table-cell office:value-type="string">
            <text:p>CF</text:p>
          </table:table-cell>
          <table:table-cell office:value-type="string">
            <text:p>JOURN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NEVER AGAIN</text:p>
          </table:table-cell>
          <table:table-cell office:value-type="string">
            <text:p>NICKELBACK</text:p>
          </table:table-cell>
          <table:table-cell office:value-type="string">
            <text:p>:16/:31</text:p>
          </table:table-cell>
          <table:table-cell office:value-type="string">
            <text:p>04:16</text:p>
          </table:table-cell>
          <table:table-cell office:value-type="string">
            <text:p>COLD</text:p>
          </table:table-cell>
          <table:table-cell office:value-type="string">
            <text:p>NICKELB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OW LONG</text:p>
          </table:table-cell>
          <table:table-cell office:value-type="string">
            <text:p>HINDER</text:p>
          </table:table-cell>
          <table:table-cell office:value-type="string">
            <text:p>:00</text:p>
          </table:table-cell>
          <table:table-cell office:value-type="string">
            <text:p>03:22</text:p>
          </table:table-cell>
          <table:table-cell office:value-type="string">
            <text:p>C</text:p>
          </table:table-cell>
          <table:table-cell office:value-type="string">
            <text:p>HIND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REDEFINE</text:p>
          </table:table-cell>
          <table:table-cell office:value-type="string">
            <text:p>INCUBUS</text:p>
          </table:table-cell>
          <table:table-cell office:value-type="string">
            <text:p>:08/:40</text:p>
          </table:table-cell>
          <table:table-cell office:value-type="string">
            <text:p>03:19</text:p>
          </table:table-cell>
          <table:table-cell office:value-type="string">
            <text:p>C</text:p>
          </table:table-cell>
          <table:table-cell office:value-type="string">
            <text:p>INCUB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MISS MURDER</text:p>
          </table:table-cell>
          <table:table-cell office:value-type="string">
            <text:p>A.F.I.</text:p>
          </table:table-cell>
          <table:table-cell office:value-type="string">
            <text:p>:07</text:p>
          </table:table-cell>
          <table:table-cell office:value-type="string">
            <text:p>03:15</text:p>
          </table:table-cell>
          <table:table-cell office:value-type="string">
            <text:p>COLD</text:p>
          </table:table-cell>
          <table:table-cell office:value-type="string">
            <text:p>A.F.I.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COURAGE</text:p>
          </table:table-cell>
          <table:table-cell office:value-type="string">
            <text:p>ALIEN ANT FARM</text:p>
          </table:table-cell>
          <table:table-cell office:value-type="string">
            <text:p>:21</text:p>
          </table:table-cell>
          <table:table-cell office:value-type="string">
            <text:p>03:30</text:p>
          </table:table-cell>
          <table:table-cell office:value-type="string">
            <text:p>CF</text:p>
          </table:table-cell>
          <table:table-cell office:value-type="string">
            <text:p>ALIEN ANT FARM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COCHISE</text:p>
          </table:table-cell>
          <table:table-cell office:value-type="string">
            <text:p>AUDIOSLAVE</text:p>
          </table:table-cell>
          <table:table-cell office:value-type="string">
            <text:p>C28/1:06</text:p>
          </table:table-cell>
          <table:table-cell office:value-type="string">
            <text:p>03:45</text:p>
          </table:table-cell>
          <table:table-cell office:value-type="string">
            <text:p>C</text:p>
          </table:table-cell>
          <table:table-cell office:value-type="string">
            <text:p>AUDIOSLAVE; RAGE AGAINST THE MACHINE; CHRIS CORNELL; SOUNDGARD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OLD ON</text:p>
          </table:table-cell>
          <table:table-cell office:value-type="string">
            <text:p>KORN</text:p>
          </table:table-cell>
          <table:table-cell office:value-type="string">
            <text:p>:13</text:p>
          </table:table-cell>
          <table:table-cell office:value-type="string">
            <text:p>03:05</text:p>
          </table:table-cell>
          <table:table-cell office:value-type="string">
            <text:p>C</text:p>
          </table:table-cell>
          <table:table-cell office:value-type="string">
            <text:p>KOR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HE DAYS GO BY OH SO SLOW</text:p>
          </table:table-cell>
          <table:table-cell office:value-type="string">
            <text:p>NIGHTMARE OF YOU</text:p>
          </table:table-cell>
          <table:table-cell office:value-type="string">
            <text:p>:14</text:p>
          </table:table-cell>
          <table:table-cell office:value-type="string">
            <text:p>03:46</text:p>
          </table:table-cell>
          <table:table-cell office:value-type="string">
            <text:p>C</text:p>
          </table:table-cell>
          <table:table-cell office:value-type="string">
            <text:p>NIGHTMARE OF YOU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YOU KNOW I'M NO GOOD</text:p>
          </table:table-cell>
          <table:table-cell office:value-type="string">
            <text:p>AMY WINEHOUSE</text:p>
          </table:table-cell>
          <table:table-cell office:value-type="string">
            <text:p>:15</text:p>
          </table:table-cell>
          <table:table-cell office:value-type="string">
            <text:p>04:17</text:p>
          </table:table-cell>
          <table:table-cell office:value-type="string">
            <text:p>F</text:p>
          </table:table-cell>
          <table:table-cell office:value-type="string">
            <text:p>AMY WINEHOUS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PERSONAL HOLLOWAY</text:p>
          </table:table-cell>
          <table:table-cell office:value-type="string">
            <text:p>BUSH</text:p>
          </table:table-cell>
          <table:table-cell office:value-type="string">
            <text:p>:11/:33</text:p>
          </table:table-cell>
          <table:table-cell office:value-type="string">
            <text:p>03:23</text:p>
          </table:table-cell>
          <table:table-cell office:value-type="string">
            <text:p>CF</text:p>
          </table:table-cell>
          <table:table-cell office:value-type="string">
            <text:p>BU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LOVE LIKE WINTER</text:p>
          </table:table-cell>
          <table:table-cell office:value-type="string">
            <text:p>A.F.I.</text:p>
          </table:table-cell>
          <table:table-cell office:value-type="string">
            <text:p>c04, :06</text:p>
          </table:table-cell>
          <table:table-cell office:value-type="string">
            <text:p>02:44</text:p>
          </table:table-cell>
          <table:table-cell office:value-type="string">
            <text:p>COLD</text:p>
          </table:table-cell>
          <table:table-cell office:value-type="string">
            <text:p>A.F.I.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OW MUCH IS ENOUGH</text:p>
          </table:table-cell>
          <table:table-cell office:value-type="string">
            <text:p>BAD RELIGION</text:p>
          </table:table-cell>
          <table:table-cell office:value-type="string">
            <text:p>:07</text:p>
          </table:table-cell>
          <table:table-cell office:value-type="string">
            <text:p>01:23</text:p>
          </table:table-cell>
          <table:table-cell office:value-type="string">
            <text:p>COLD</text:p>
          </table:table-cell>
          <table:table-cell office:value-type="string">
            <text:p>BAD RELIG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KYOTO NOW!</text:p>
          </table:table-cell>
          <table:table-cell office:value-type="string">
            <text:p>BAD RELIGION</text:p>
          </table:table-cell>
          <table:table-cell office:value-type="string">
            <text:p>:26</text:p>
          </table:table-cell>
          <table:table-cell office:value-type="string">
            <text:p>03:08</text:p>
          </table:table-cell>
          <table:table-cell office:value-type="string">
            <text:p>CF</text:p>
          </table:table-cell>
          <table:table-cell office:value-type="string">
            <text:p>BAD RELIG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GREED</text:p>
          </table:table-cell>
          <table:table-cell office:value-type="string">
            <text:p>GODSMACK</text:p>
          </table:table-cell>
          <table:table-cell office:value-type="string">
            <text:p>:20</text:p>
          </table:table-cell>
          <table:table-cell office:value-type="string">
            <text:p>03:28</text:p>
          </table:table-cell>
          <table:table-cell office:value-type="string">
            <text:p>C</text:p>
          </table:table-cell>
          <table:table-cell office:value-type="string">
            <text:p>GODSM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NEW YORK</text:p>
          </table:table-cell>
          <table:table-cell office:value-type="string">
            <text:p>CAT POWER</text:p>
          </table:table-cell>
          <table:table-cell office:value-type="string">
            <text:p>:21</text:p>
          </table:table-cell>
          <table:table-cell office:value-type="string">
            <text:p>02:00</text:p>
          </table:table-cell>
          <table:table-cell office:value-type="string">
            <text:p>ICE</text:p>
          </table:table-cell>
          <table:table-cell office:value-type="string">
            <text:p>CAT POW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MISSISSIPPI QUEEN</text:p>
          </table:table-cell>
          <table:table-cell office:value-type="string">
            <text:p>OZZY OSBOURNE</text:p>
          </table:table-cell>
          <table:table-cell office:value-type="string">
            <text:p>:28</text:p>
          </table:table-cell>
          <table:table-cell office:value-type="string">
            <text:p>04:05</text:p>
          </table:table-cell>
          <table:table-cell office:value-type="string">
            <text:p>COLD</text:p>
          </table:table-cell>
          <table:table-cell office:value-type="string">
            <text:p>OZZY OSBOUR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OW YOU REMIND ME</text:p>
          </table:table-cell>
          <table:table-cell office:value-type="string">
            <text:p>NICKELBACK</text:p>
          </table:table-cell>
          <table:table-cell office:value-type="string">
            <text:p>:01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NICKELB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FOUR LETTER WORD</text:p>
          </table:table-cell>
          <table:table-cell office:value-type="string">
            <text:p>DEF LEPPARD</text:p>
          </table:table-cell>
          <table:table-cell office:value-type="string">
            <text:p>:18</text:p>
          </table:table-cell>
          <table:table-cell office:value-type="string">
            <text:p>03:06</text:p>
          </table:table-cell>
          <table:table-cell office:value-type="string">
            <text:p>ICE</text:p>
          </table:table-cell>
          <table:table-cell office:value-type="string">
            <text:p>DEF LEPPA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GETAWAY CAR</text:p>
          </table:table-cell>
          <table:table-cell office:value-type="string">
            <text:p>AUDIOSLAVE</text:p>
          </table:table-cell>
          <table:table-cell office:value-type="string">
            <text:p>:15</text:p>
          </table:table-cell>
          <table:table-cell office:value-type="string">
            <text:p>04:56</text:p>
          </table:table-cell>
          <table:table-cell office:value-type="string">
            <text:p>CF</text:p>
          </table:table-cell>
          <table:table-cell office:value-type="string">
            <text:p>AUDIOSLAV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OUCHE</text:p>
          </table:table-cell>
          <table:table-cell office:value-type="string">
            <text:p>GODSMACK</text:p>
          </table:table-cell>
          <table:table-cell office:value-type="string">
            <text:p>:11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GODSMACK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FEELIN' WAY TOO DAMN GOOD</text:p>
          </table:table-cell>
          <table:table-cell office:value-type="string">
            <text:p>NICKELBACK</text:p>
          </table:table-cell>
          <table:table-cell office:value-type="string">
            <text:p>:06</text:p>
          </table:table-cell>
          <table:table-cell office:value-type="string">
            <text:p>03:49</text:p>
          </table:table-cell>
          <table:table-cell office:value-type="string">
            <text:p>CF</text:p>
          </table:table-cell>
          <table:table-cell office:value-type="string">
            <text:p>NICKELBA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FADE</text:p>
          </table:table-cell>
          <table:table-cell office:value-type="string">
            <text:p>STAIND</text:p>
          </table:table-cell>
          <table:table-cell office:value-type="string">
            <text:p>:34</text:p>
          </table:table-cell>
          <table:table-cell office:value-type="string">
            <text:p>03:57</text:p>
          </table:table-cell>
          <table:table-cell office:value-type="string">
            <text:p>COLD</text:p>
          </table:table-cell>
          <table:table-cell office:value-type="string">
            <text:p>STAI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BACK OF MY HAND</text:p>
          </table:table-cell>
          <table:table-cell office:value-type="string">
            <text:p>ROLLING STONES</text:p>
          </table:table-cell>
          <table:table-cell office:value-type="string">
            <text:p>:29</text:p>
          </table:table-cell>
          <table:table-cell office:value-type="string">
            <text:p>03:29</text:p>
          </table:table-cell>
          <table:table-cell office:value-type="string">
            <text:p>COLD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UPERMAN INSIDE</text:p>
          </table:table-cell>
          <table:table-cell office:value-type="string">
            <text:p>ERIC CLAPTON</text:p>
          </table:table-cell>
          <table:table-cell office:value-type="string">
            <text:p>:19</text:p>
          </table:table-cell>
          <table:table-cell office:value-type="string">
            <text:p>04:57</text:p>
          </table:table-cell>
          <table:table-cell office:value-type="string">
            <text:p>FADE</text:p>
          </table:table-cell>
          <table:table-cell office:value-type="string">
            <text:p>ERIC CLAP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EDUCATION</text:p>
          </table:table-cell>
          <table:table-cell office:value-type="string">
            <text:p>ALVIN LEE</text:p>
          </table:table-cell>
          <table:table-cell office:value-type="string">
            <text:p>:15</text:p>
          </table:table-cell>
          <table:table-cell office:value-type="string">
            <text:p>04:29</text:p>
          </table:table-cell>
          <table:table-cell office:value-type="string">
            <text:p>C</text:p>
          </table:table-cell>
          <table:table-cell office:value-type="string">
            <text:p>ALVIN LE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FIRE ON HIGH</text:p>
          </table:table-cell>
          <table:table-cell office:value-type="string">
            <text:p>ELO</text:p>
          </table:table-cell>
          <table:table-cell office:value-type="string">
            <text:p>:27, :37</text:p>
          </table:table-cell>
          <table:table-cell office:value-type="string">
            <text:p>05:30</text:p>
          </table:table-cell>
          <table:table-cell office:value-type="string">
            <text:p>COLD</text:p>
          </table:table-cell>
          <table:table-cell office:value-type="string">
            <text:p>EL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NOBODY'S FOOL</text:p>
          </table:table-cell>
          <table:table-cell office:value-type="string">
            <text:p>CINDERELLA</text:p>
          </table:table-cell>
          <table:table-cell office:value-type="string">
            <text:p>:36</text:p>
          </table:table-cell>
          <table:table-cell office:value-type="string">
            <text:p>04:41</text:p>
          </table:table-cell>
          <table:table-cell office:value-type="string">
            <text:p>FADE</text:p>
          </table:table-cell>
          <table:table-cell office:value-type="string">
            <text:p>CINDERELL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ALL THINGS MUST PASS</text:p>
          </table:table-cell>
          <table:table-cell office:value-type="string">
            <text:p>GEORGE HARRISON</text:p>
          </table:table-cell>
          <table:table-cell office:value-type="string">
            <text:p>:15</text:p>
          </table:table-cell>
          <table:table-cell office:value-type="string">
            <text:p>03:00</text:p>
          </table:table-cell>
          <table:table-cell office:value-type="string">
            <text:p>C</text:p>
          </table:table-cell>
          <table:table-cell office:value-type="string">
            <text:p>GEORGE HARRISON; BEAT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WEET LEAF</text:p>
          </table:table-cell>
          <table:table-cell office:value-type="string">
            <text:p>BLACK SABBATH</text:p>
          </table:table-cell>
          <table:table-cell office:value-type="string">
            <text:p>C:04/:20</text:p>
          </table:table-cell>
          <table:table-cell office:value-type="string">
            <text:p>04:58</text:p>
          </table:table-cell>
          <table:table-cell office:value-type="string">
            <text:p>FADE</text:p>
          </table:table-cell>
          <table:table-cell office:value-type="string">
            <text:p>BLACK SABBAT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VIDEO KILLED THE RADIO STAR</text:p>
          </table:table-cell>
          <table:table-cell office:value-type="string">
            <text:p>BUGGLES</text:p>
          </table:table-cell>
          <table:table-cell office:value-type="string">
            <text:p>:17</text:p>
          </table:table-cell>
          <table:table-cell office:value-type="string">
            <text:p>04:06</text:p>
          </table:table-cell>
          <table:table-cell office:value-type="string">
            <text:p>FADE</text:p>
          </table:table-cell>
          <table:table-cell office:value-type="string">
            <text:p>BUGGL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FANTASY</text:p>
          </table:table-cell>
          <table:table-cell office:value-type="string">
            <text:p>ALDO NOVA</text:p>
          </table:table-cell>
          <table:table-cell office:value-type="string">
            <text:p>:30/1:13</text:p>
          </table:table-cell>
          <table:table-cell office:value-type="string">
            <text:p>04:36</text:p>
          </table:table-cell>
          <table:table-cell office:value-type="string">
            <text:p>FADE</text:p>
          </table:table-cell>
          <table:table-cell office:value-type="string">
            <text:p>ALDO NOV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HE WIND</text:p>
          </table:table-cell>
          <table:table-cell office:value-type="string">
            <text:p>CAT STEVENS</text:p>
          </table:table-cell>
          <table:table-cell office:value-type="string">
            <text:p>:13</text:p>
          </table:table-cell>
          <table:table-cell office:value-type="string">
            <text:p>01:40</text:p>
          </table:table-cell>
          <table:table-cell office:value-type="string">
            <text:p>F</text:p>
          </table:table-cell>
          <table:table-cell office:value-type="string">
            <text:p>CAT STEVE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EROIN</text:p>
          </table:table-cell>
          <table:table-cell office:value-type="string">
            <text:p>VELVET UNDERGROUND</text:p>
          </table:table-cell>
          <table:table-cell office:value-type="string">
            <text:p>:53</text:p>
          </table:table-cell>
          <table:table-cell office:value-type="string">
            <text:p>07:07</text:p>
          </table:table-cell>
          <table:table-cell office:value-type="string">
            <text:p>CF</text:p>
          </table:table-cell>
          <table:table-cell office:value-type="string">
            <text:p>VELVET UNDERGROU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GOOD LOVIN'</text:p>
          </table:table-cell>
          <table:table-cell office:value-type="string">
            <text:p>RASCALS</text:p>
          </table:table-cell>
          <table:table-cell office:value-type="string">
            <text:p>:00</text:p>
          </table:table-cell>
          <table:table-cell office:value-type="string">
            <text:p>02:27</text:p>
          </table:table-cell>
          <table:table-cell office:value-type="string">
            <text:p>COLD</text:p>
          </table:table-cell>
          <table:table-cell office:value-type="string">
            <text:p>RASCAL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CAT SCRATCH FEVER</text:p>
          </table:table-cell>
          <table:table-cell office:value-type="string">
            <text:p>TED NUGENT</text:p>
          </table:table-cell>
          <table:table-cell office:value-type="string">
            <text:p>:31</text:p>
          </table:table-cell>
          <table:table-cell office:value-type="string">
            <text:p>03:37</text:p>
          </table:table-cell>
          <table:table-cell/>
          <table:table-cell office:value-type="string">
            <text:p>TED NUGEN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HAT'S HOW I LIKE IT</text:p>
          </table:table-cell>
          <table:table-cell office:value-type="string">
            <text:p>LYNYRD SKYNYRD</text:p>
          </table:table-cell>
          <table:table-cell office:value-type="string">
            <text:p>:08</text:p>
          </table:table-cell>
          <table:table-cell office:value-type="string">
            <text:p>03:53</text:p>
          </table:table-cell>
          <table:table-cell office:value-type="string">
            <text:p>FADE</text:p>
          </table:table-cell>
          <table:table-cell office:value-type="string">
            <text:p>LYNYRD SKYNYRD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HERE DO THE CHILDREN PLAY?</text:p>
          </table:table-cell>
          <table:table-cell office:value-type="string">
            <text:p>CAT STEVENS</text:p>
          </table:table-cell>
          <table:table-cell office:value-type="string">
            <text:p>:31</text:p>
          </table:table-cell>
          <table:table-cell office:value-type="string">
            <text:p>03:51</text:p>
          </table:table-cell>
          <table:table-cell office:value-type="string">
            <text:p>F</text:p>
          </table:table-cell>
          <table:table-cell office:value-type="string">
            <text:p>CAT STEVE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UN TO THE HILLS</text:p>
          </table:table-cell>
          <table:table-cell office:value-type="string">
            <text:p>IRON MAIDEN</text:p>
          </table:table-cell>
          <table:table-cell office:value-type="string">
            <text:p>:09/:17</text:p>
          </table:table-cell>
          <table:table-cell office:value-type="string">
            <text:p>03:50</text:p>
          </table:table-cell>
          <table:table-cell office:value-type="string">
            <text:p>COLD</text:p>
          </table:table-cell>
          <table:table-cell office:value-type="string">
            <text:p>IRON MAID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CUM ON FEEL THE NOIZE</text:p>
          </table:table-cell>
          <table:table-cell office:value-type="string">
            <text:p>QUIET RIOT</text:p>
          </table:table-cell>
          <table:table-cell office:value-type="string">
            <text:p>:05</text:p>
          </table:table-cell>
          <table:table-cell office:value-type="string">
            <text:p>04:39</text:p>
          </table:table-cell>
          <table:table-cell office:value-type="string">
            <text:p>F</text:p>
          </table:table-cell>
          <table:table-cell office:value-type="string">
            <text:p>QUIET RIO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FREEDOM</text:p>
          </table:table-cell>
          <table:table-cell office:value-type="string">
            <text:p>JIMI HENDRIX</text:p>
          </table:table-cell>
          <table:table-cell office:value-type="string">
            <text:p>:11/:19</text:p>
          </table:table-cell>
          <table:table-cell office:value-type="string">
            <text:p>03:24</text:p>
          </table:table-cell>
          <table:table-cell office:value-type="string">
            <text:p>C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MY FATHER'S EYES</text:p>
          </table:table-cell>
          <table:table-cell office:value-type="string">
            <text:p>ERIC CLAPTON</text:p>
          </table:table-cell>
          <table:table-cell office:value-type="string">
            <text:p>:24</text:p>
          </table:table-cell>
          <table:table-cell office:value-type="string">
            <text:p>04:20</text:p>
          </table:table-cell>
          <table:table-cell office:value-type="string">
            <text:p>FADE</text:p>
          </table:table-cell>
          <table:table-cell office:value-type="string">
            <text:p>ERIC CLAPT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EPIPHANY</text:p>
          </table:table-cell>
          <table:table-cell office:value-type="string">
            <text:p>STAIND</text:p>
          </table:table-cell>
          <table:table-cell office:value-type="string">
            <text:p>:24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STAI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DON'T STOP</text:p>
          </table:table-cell>
          <table:table-cell office:value-type="string">
            <text:p>ROLLING STONES</text:p>
          </table:table-cell>
          <table:table-cell office:value-type="string">
            <text:p>:16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ROLLING STONE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MY OBSESSION</text:p>
          </table:table-cell>
          <table:table-cell office:value-type="string">
            <text:p>CHEAP TRICK</text:p>
          </table:table-cell>
          <table:table-cell office:value-type="string">
            <text:p>:12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CHEAP TRICK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EE NO EVIL</text:p>
          </table:table-cell>
          <table:table-cell office:value-type="string">
            <text:p>TELEVISION</text:p>
          </table:table-cell>
          <table:table-cell office:value-type="string">
            <text:p>:13</text:p>
          </table:table-cell>
          <table:table-cell office:value-type="string">
            <text:p>03:42</text:p>
          </table:table-cell>
          <table:table-cell office:value-type="string">
            <text:p>FADE</text:p>
          </table:table-cell>
          <table:table-cell office:value-type="string">
            <text:p>TELEVIS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ALICE'S RESTAURANT MASSACREE</text:p>
          </table:table-cell>
          <table:table-cell office:value-type="string">
            <text:p>ARLO GUTHRIE</text:p>
          </table:table-cell>
          <table:table-cell office:value-type="string">
            <text:p>:14</text:p>
          </table:table-cell>
          <table:table-cell office:value-type="string">
            <text:p>21:37</text:p>
          </table:table-cell>
          <table:table-cell office:value-type="string">
            <text:p>APPL</text:p>
          </table:table-cell>
          <table:table-cell office:value-type="string">
            <text:p>ARLO GUTHRI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OME KIND OF MONSTER</text:p>
          </table:table-cell>
          <table:table-cell office:value-type="string">
            <text:p>METALLICA</text:p>
          </table:table-cell>
          <table:table-cell office:value-type="string">
            <text:p>:37</text:p>
          </table:table-cell>
          <table:table-cell office:value-type="string">
            <text:p>04:14</text:p>
          </table:table-cell>
          <table:table-cell office:value-type="string">
            <text:p>COLD</text:p>
          </table:table-cell>
          <table:table-cell office:value-type="string">
            <text:p>METALLIC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ALWAYS</text:p>
          </table:table-cell>
          <table:table-cell office:value-type="string">
            <text:p>SALIVA</text:p>
          </table:table-cell>
          <table:table-cell office:value-type="string">
            <text:p>:01</text:p>
          </table:table-cell>
          <table:table-cell office:value-type="string">
            <text:p>03:40</text:p>
          </table:table-cell>
          <table:table-cell office:value-type="string">
            <text:p>CF</text:p>
          </table:table-cell>
          <table:table-cell office:value-type="string">
            <text:p>SALIV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AME IN THE END</text:p>
          </table:table-cell>
          <table:table-cell office:value-type="string">
            <text:p>SUBLIME</text:p>
          </table:table-cell>
          <table:table-cell office:value-type="string">
            <text:p>:00</text:p>
          </table:table-cell>
          <table:table-cell office:value-type="string">
            <text:p>02:36</text:p>
          </table:table-cell>
          <table:table-cell office:value-type="string">
            <text:p>CF</text:p>
          </table:table-cell>
          <table:table-cell office:value-type="string">
            <text:p>SUBLIM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O FAR SO GOOD</text:p>
          </table:table-cell>
          <table:table-cell office:value-type="string">
            <text:p>THORNLEY</text:p>
          </table:table-cell>
          <table:table-cell office:value-type="string">
            <text:p>:11</text:p>
          </table:table-cell>
          <table:table-cell office:value-type="string">
            <text:p>03:18</text:p>
          </table:table-cell>
          <table:table-cell office:value-type="string">
            <text:p>COLD</text:p>
          </table:table-cell>
          <table:table-cell office:value-type="string">
            <text:p>THORNLEY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ONE LITTLE VICTORY</text:p>
          </table:table-cell>
          <table:table-cell office:value-type="string">
            <text:p>RUSH</text:p>
          </table:table-cell>
          <table:table-cell office:value-type="string">
            <text:p>1:03</text:p>
          </table:table-cell>
          <table:table-cell office:value-type="string">
            <text:p>05:04</text:p>
          </table:table-cell>
          <table:table-cell office:value-type="string">
            <text:p>COLD</text:p>
          </table:table-cell>
          <table:table-cell office:value-type="string">
            <text:p>RU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OUSE OF PAIN</text:p>
          </table:table-cell>
          <table:table-cell office:value-type="string">
            <text:p>DEEP PURPLE</text:p>
          </table:table-cell>
          <table:table-cell office:value-type="string">
            <text:p>:14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DEEP PURPLE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IN PAN VALLEY</text:p>
          </table:table-cell>
          <table:table-cell office:value-type="string">
            <text:p>ROBERT PLANT</text:p>
          </table:table-cell>
          <table:table-cell office:value-type="string">
            <text:p>:22</text:p>
          </table:table-cell>
          <table:table-cell office:value-type="string">
            <text:p>03:44</text:p>
          </table:table-cell>
          <table:table-cell office:value-type="string">
            <text:p>CF</text:p>
          </table:table-cell>
          <table:table-cell office:value-type="string">
            <text:p>ROBERT PLAN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CHANGES</text:p>
          </table:table-cell>
          <table:table-cell office:value-type="string">
            <text:p>JIMI HENDRIX</text:p>
          </table:table-cell>
          <table:table-cell office:value-type="string">
            <text:p>C:05/:27</text:p>
          </table:table-cell>
          <table:table-cell office:value-type="string">
            <text:p>04:57</text:p>
          </table:table-cell>
          <table:table-cell office:value-type="string">
            <text:p>CF</text:p>
          </table:table-cell>
          <table:table-cell office:value-type="string">
            <text:p>JIMI HENDRIX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DANCING DAYS</text:p>
          </table:table-cell>
          <table:table-cell office:value-type="string">
            <text:p>STONE TEMPLE PILOTS</text:p>
          </table:table-cell>
          <table:table-cell office:value-type="string">
            <text:p>:19</text:p>
          </table:table-cell>
          <table:table-cell office:value-type="string">
            <text:p>03:46</text:p>
          </table:table-cell>
          <table:table-cell office:value-type="string">
            <text:p>CF</text:p>
          </table:table-cell>
          <table:table-cell office:value-type="string">
            <text:p>STONE TEMPLE PILOT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FINE AGAIN</text:p>
          </table:table-cell>
          <table:table-cell office:value-type="string">
            <text:p>SEETHER</text:p>
          </table:table-cell>
          <table:table-cell office:value-type="string">
            <text:p>:12</text:p>
          </table:table-cell>
          <table:table-cell office:value-type="string">
            <text:p>03:57</text:p>
          </table:table-cell>
          <table:table-cell office:value-type="string">
            <text:p>CF</text:p>
          </table:table-cell>
          <table:table-cell office:value-type="string">
            <text:p>SEETH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DEJA VU (ALL OVER AGAIN)</text:p>
          </table:table-cell>
          <table:table-cell office:value-type="string">
            <text:p>JOHN FOGERTY</text:p>
          </table:table-cell>
          <table:table-cell office:value-type="string">
            <text:p>:15</text:p>
          </table:table-cell>
          <table:table-cell office:value-type="string">
            <text:p>03:54</text:p>
          </table:table-cell>
          <table:table-cell office:value-type="string">
            <text:p>FADE</text:p>
          </table:table-cell>
          <table:table-cell office:value-type="string">
            <text:p>JOHN FOGERT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LIVE AND LET DIE</text:p>
          </table:table-cell>
          <table:table-cell office:value-type="string">
            <text:p>GUNS N' ROSES</text:p>
          </table:table-cell>
          <table:table-cell office:value-type="string">
            <text:p>:02</text:p>
          </table:table-cell>
          <table:table-cell office:value-type="string">
            <text:p>02:46</text:p>
          </table:table-cell>
          <table:table-cell office:value-type="string">
            <text:p>CF</text:p>
          </table:table-cell>
          <table:table-cell office:value-type="string">
            <text:p>GUNS N' ROS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OW ABOUT YOU</text:p>
          </table:table-cell>
          <table:table-cell office:value-type="string">
            <text:p>STAIND</text:p>
          </table:table-cell>
          <table:table-cell office:value-type="string">
            <text:p>:18</text:p>
          </table:table-cell>
          <table:table-cell office:value-type="string">
            <text:p>03:49</text:p>
          </table:table-cell>
          <table:table-cell office:value-type="string">
            <text:p>CF</text:p>
          </table:table-cell>
          <table:table-cell office:value-type="string">
            <text:p>STAIND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LET ME OUT</text:p>
          </table:table-cell>
          <table:table-cell office:value-type="string">
            <text:p>FUTURE LEADERS OF THE WORLD</text:p>
          </table:table-cell>
          <table:table-cell office:value-type="string">
            <text:p>:00</text:p>
          </table:table-cell>
          <table:table-cell office:value-type="string">
            <text:p>04:02</text:p>
          </table:table-cell>
          <table:table-cell office:value-type="string">
            <text:p>COLD</text:p>
          </table:table-cell>
          <table:table-cell office:value-type="string">
            <text:p>FUTURE LEADERS OF THE WORL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MOONLIGHT DRIVE</text:p>
          </table:table-cell>
          <table:table-cell office:value-type="string">
            <text:p>DOORS</text:p>
          </table:table-cell>
          <table:table-cell office:value-type="string">
            <text:p>:18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DOO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ERO</text:p>
          </table:table-cell>
          <table:table-cell office:value-type="string">
            <text:p>CHAD KROEGER</text:p>
          </table:table-cell>
          <table:table-cell office:value-type="string">
            <text:p>:03</text:p>
          </table:table-cell>
          <table:table-cell office:value-type="string">
            <text:p>03:08</text:p>
          </table:table-cell>
          <table:table-cell office:value-type="string">
            <text:p>COLD</text:p>
          </table:table-cell>
          <table:table-cell office:value-type="string">
            <text:p>CHAD KROEG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VANILLA RADIO</text:p>
          </table:table-cell>
          <table:table-cell office:value-type="string">
            <text:p>WILDHEARTS</text:p>
          </table:table-cell>
          <table:table-cell office:value-type="string">
            <text:p>:26</text:p>
          </table:table-cell>
          <table:table-cell office:value-type="string">
            <text:p>03:12</text:p>
          </table:table-cell>
          <table:table-cell office:value-type="string">
            <text:p>COLD</text:p>
          </table:table-cell>
          <table:table-cell office:value-type="string">
            <text:p>WILDHEART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IGHER GROUND</text:p>
          </table:table-cell>
          <table:table-cell office:value-type="string">
            <text:p>ERIC CLAPTON</text:p>
          </table:table-cell>
          <table:table-cell office:value-type="string">
            <text:p>:15</text:p>
          </table:table-cell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ERIC CLAPT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EASY COMES</text:p>
          </table:table-cell>
          <table:table-cell office:value-type="string">
            <text:p>THORNLEY</text:p>
          </table:table-cell>
          <table:table-cell office:value-type="string">
            <text:p>:16</text:p>
          </table:table-cell>
          <table:table-cell office:value-type="string">
            <text:p>03:28</text:p>
          </table:table-cell>
          <table:table-cell office:value-type="string">
            <text:p>COLD</text:p>
          </table:table-cell>
          <table:table-cell office:value-type="string">
            <text:p>THORNL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UDIE CAN'T FAIL</text:p>
          </table:table-cell>
          <table:table-cell office:value-type="string">
            <text:p>CLASH</text:p>
          </table:table-cell>
          <table:table-cell office:value-type="string">
            <text:p>:12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CLASH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BALL AND BISCUIT</text:p>
          </table:table-cell>
          <table:table-cell office:value-type="string">
            <text:p>WHITE STRIPES</text:p>
          </table:table-cell>
          <table:table-cell office:value-type="string">
            <text:p>:27</text:p>
          </table:table-cell>
          <table:table-cell office:value-type="string">
            <text:p>07:17</text:p>
          </table:table-cell>
          <table:table-cell office:value-type="string">
            <text:p>COLD</text:p>
          </table:table-cell>
          <table:table-cell office:value-type="string">
            <text:p>WHITE STRIP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BROKEN</text:p>
          </table:table-cell>
          <table:table-cell office:value-type="string">
            <text:p>SEETHER F/ AMY LEE</text:p>
          </table:table-cell>
          <table:table-cell office:value-type="string">
            <text:p>:16</text:p>
          </table:table-cell>
          <table:table-cell office:value-type="string">
            <text:p>04:07</text:p>
          </table:table-cell>
          <table:table-cell office:value-type="string">
            <text:p>CF</text:p>
          </table:table-cell>
          <table:table-cell office:value-type="string">
            <text:p>SEETHER; EVANESCENCE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UPERNATURAL SUPERSERIOUS</text:p>
          </table:table-cell>
          <table:table-cell office:value-type="string">
            <text:p>REM</text:p>
          </table:table-cell>
          <table:table-cell office:value-type="string">
            <text:p>:00</text:p>
          </table:table-cell>
          <table:table-cell office:value-type="string">
            <text:p>03:18</text:p>
          </table:table-cell>
          <table:table-cell office:value-type="string">
            <text:p>CF</text:p>
          </table:table-cell>
          <table:table-cell office:value-type="string">
            <text:p>REM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RAMBLIN' (WO)MAN</text:p>
          </table:table-cell>
          <table:table-cell office:value-type="string">
            <text:p>CAT POWER</text:p>
          </table:table-cell>
          <table:table-cell office:value-type="string">
            <text:p>:04/:18</text:p>
          </table:table-cell>
          <table:table-cell office:value-type="string">
            <text:p>03:25</text:p>
          </table:table-cell>
          <table:table-cell office:value-type="string">
            <text:p>F</text:p>
          </table:table-cell>
          <table:table-cell office:value-type="string">
            <text:p>CAT P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NOTHING COULD COME BETWEEN US</text:p>
          </table:table-cell>
          <table:table-cell office:value-type="string">
            <text:p>THEORY OF A DEADMAN</text:p>
          </table:table-cell>
          <table:table-cell office:value-type="string">
            <text:p>:00</text:p>
          </table:table-cell>
          <table:table-cell office:value-type="string">
            <text:p>03:25</text:p>
          </table:table-cell>
          <table:table-cell office:value-type="string">
            <text:p>C</text:p>
          </table:table-cell>
          <table:table-cell office:value-type="string">
            <text:p>THEORY OF A DEADMAN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MAKE UP YOUR MIND</text:p>
          </table:table-cell>
          <table:table-cell office:value-type="string">
            <text:p>THEORY OF A DEADMAN</text:p>
          </table:table-cell>
          <table:table-cell office:value-type="string">
            <text:p>:00</text:p>
          </table:table-cell>
          <table:table-cell office:value-type="string">
            <text:p>03:57</text:p>
          </table:table-cell>
          <table:table-cell office:value-type="string">
            <text:p>F</text:p>
          </table:table-cell>
          <table:table-cell office:value-type="string">
            <text:p>THEORY OF A DEADMAN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ERE COMES MY BABY</text:p>
          </table:table-cell>
          <table:table-cell office:value-type="string">
            <text:p>CAT STEVENS</text:p>
          </table:table-cell>
          <table:table-cell office:value-type="string">
            <text:p>:06</text:p>
          </table:table-cell>
          <table:table-cell office:value-type="string">
            <text:p>02:50</text:p>
          </table:table-cell>
          <table:table-cell office:value-type="string">
            <text:p>F</text:p>
          </table:table-cell>
          <table:table-cell office:value-type="string">
            <text:p>CAT STEVEN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EAUTIFUL</text:p>
          </table:table-cell>
          <table:table-cell office:value-type="string">
            <text:p>10 YEARS</text:p>
          </table:table-cell>
          <table:table-cell office:value-type="string">
            <text:p>:16</text:p>
          </table:table-cell>
          <table:table-cell office:value-type="string">
            <text:p>03:09</text:p>
          </table:table-cell>
          <table:table-cell office:value-type="string">
            <text:p>CF</text:p>
          </table:table-cell>
          <table:table-cell office:value-type="string">
            <text:p>10 YEAR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IKO</text:p>
          </table:table-cell>
          <table:table-cell office:value-type="string">
            <text:p>PETER GABRIEL</text:p>
          </table:table-cell>
          <table:table-cell office:value-type="string">
            <text:p>:32/:55</text:p>
          </table:table-cell>
          <table:table-cell office:value-type="string">
            <text:p>05:58</text:p>
          </table:table-cell>
          <table:table-cell office:value-type="string">
            <text:p>F</text:p>
          </table:table-cell>
          <table:table-cell office:value-type="string">
            <text:p>PETER GABRIEL; GENESI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LMOST EASY</text:p>
          </table:table-cell>
          <table:table-cell office:value-type="string">
            <text:p>AVENGED SEVENFOLD</text:p>
          </table:table-cell>
          <table:table-cell office:value-type="string">
            <text:p>:17/:28</text:p>
          </table:table-cell>
          <table:table-cell office:value-type="string">
            <text:p>03:53</text:p>
          </table:table-cell>
          <table:table-cell office:value-type="string">
            <text:p>C</text:p>
          </table:table-cell>
          <table:table-cell office:value-type="string">
            <text:p>AVENGED SEVENFOL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OLLOW MAN</text:p>
          </table:table-cell>
          <table:table-cell office:value-type="string">
            <text:p>REM</text:p>
          </table:table-cell>
          <table:table-cell office:value-type="string">
            <text:p>:09</text:p>
          </table:table-cell>
          <table:table-cell office:value-type="string">
            <text:p>02:34</text:p>
          </table:table-cell>
          <table:table-cell office:value-type="string">
            <text:p>CF</text:p>
          </table:table-cell>
          <table:table-cell office:value-type="string">
            <text:p>REM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WAKE</text:p>
          </table:table-cell>
          <table:table-cell office:value-type="string">
            <text:p>GODSMACK</text:p>
          </table:table-cell>
          <table:table-cell office:value-type="string">
            <text:p>:46</text:p>
          </table:table-cell>
          <table:table-cell office:value-type="string">
            <text:p>05:03</text:p>
          </table:table-cell>
          <table:table-cell office:value-type="string">
            <text:p>C</text:p>
          </table:table-cell>
          <table:table-cell office:value-type="string">
            <text:p>GODSMAC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RISE ABOVE THIS</text:p>
          </table:table-cell>
          <table:table-cell office:value-type="string">
            <text:p>SEETHER</text:p>
          </table:table-cell>
          <table:table-cell office:value-type="string">
            <text:p>:05</text:p>
          </table:table-cell>
          <table:table-cell office:value-type="string">
            <text:p>03:21</text:p>
          </table:table-cell>
          <table:table-cell office:value-type="string">
            <text:p>F</text:p>
          </table:table-cell>
          <table:table-cell office:value-type="string">
            <text:p>SEETHER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NINE LIVES (FEAT. TIM MCGRAW)</text:p>
          </table:table-cell>
          <table:table-cell office:value-type="string">
            <text:p>DEF LEPPARD</text:p>
          </table:table-cell>
          <table:table-cell office:value-type="string">
            <text:p>:11</text:p>
          </table:table-cell>
          <table:table-cell office:value-type="string">
            <text:p>03:32</text:p>
          </table:table-cell>
          <table:table-cell office:value-type="string">
            <text:p>C</text:p>
          </table:table-cell>
          <table:table-cell office:value-type="string">
            <text:p>DEF LEPPAR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IN THE END</text:p>
          </table:table-cell>
          <table:table-cell office:value-type="string">
            <text:p>LINKIN PARK</text:p>
          </table:table-cell>
          <table:table-cell office:value-type="string">
            <text:p>:20</text:p>
          </table:table-cell>
          <table:table-cell office:value-type="string">
            <text:p>03:30</text:p>
          </table:table-cell>
          <table:table-cell office:value-type="string">
            <text:p>F</text:p>
          </table:table-cell>
          <table:table-cell office:value-type="string">
            <text:p>LINKIN PAR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I STAND ALONE</text:p>
          </table:table-cell>
          <table:table-cell office:value-type="string">
            <text:p>GODSMACK</text:p>
          </table:table-cell>
          <table:table-cell office:value-type="string">
            <text:p>:24</text:p>
          </table:table-cell>
          <table:table-cell office:value-type="string">
            <text:p>03:53</text:p>
          </table:table-cell>
          <table:table-cell office:value-type="string">
            <text:p>F</text:p>
          </table:table-cell>
          <table:table-cell office:value-type="string">
            <text:p>GODSMAC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WISTED TRANSISTOR</text:p>
          </table:table-cell>
          <table:table-cell office:value-type="string">
            <text:p>KORN</text:p>
          </table:table-cell>
          <table:table-cell office:value-type="string">
            <text:p>:10/:19</text:p>
          </table:table-cell>
          <table:table-cell office:value-type="string">
            <text:p>02:59</text:p>
          </table:table-cell>
          <table:table-cell office:value-type="string">
            <text:p>C</text:p>
          </table:table-cell>
          <table:table-cell office:value-type="string">
            <text:p>KOR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AD GIRLFRIEND</text:p>
          </table:table-cell>
          <table:table-cell office:value-type="string">
            <text:p>THEORY OF A DEADMAN</text:p>
          </table:table-cell>
          <table:table-cell office:value-type="string">
            <text:p>:30</text:p>
          </table:table-cell>
          <table:table-cell office:value-type="string">
            <text:p>03:23</text:p>
          </table:table-cell>
          <table:table-cell office:value-type="string">
            <text:p>C</text:p>
          </table:table-cell>
          <table:table-cell office:value-type="string">
            <text:p>THEORY OF A DEADMAN</text:p>
          </table:table-cell>
          <table:table-cell table:number-columns-repeated="4"/>
          <table:table-cell office:value-type="string">
            <text:p>A 1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ACCELERATE</text:p>
          </table:table-cell>
          <table:table-cell office:value-type="string">
            <text:p>REM</text:p>
          </table:table-cell>
          <table:table-cell office:value-type="string">
            <text:p>:08</text:p>
          </table:table-cell>
          <table:table-cell office:value-type="string">
            <text:p>03:18</text:p>
          </table:table-cell>
          <table:table-cell office:value-type="string">
            <text:p>CF</text:p>
          </table:table-cell>
          <table:table-cell office:value-type="string">
            <text:p>REM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FAKE IT</text:p>
          </table:table-cell>
          <table:table-cell office:value-type="string">
            <text:p>SEETHER</text:p>
          </table:table-cell>
          <table:table-cell office:value-type="string">
            <text:p>:00</text:p>
          </table:table-cell>
          <table:table-cell office:value-type="string">
            <text:p>03:11</text:p>
          </table:table-cell>
          <table:table-cell office:value-type="string">
            <text:p>C</text:p>
          </table:table-cell>
          <table:table-cell office:value-type="string">
            <text:p>SEETHER</text:p>
          </table:table-cell>
          <table:table-cell table:number-columns-repeated="4"/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PSYCHO</text:p>
          </table:table-cell>
          <table:table-cell office:value-type="string">
            <text:p>PUDDLE OF MUDD</text:p>
          </table:table-cell>
          <table:table-cell office:value-type="string">
            <text:p>:09</text:p>
          </table:table-cell>
          <table:table-cell office:value-type="string">
            <text:p>03:21</text:p>
          </table:table-cell>
          <table:table-cell office:value-type="string">
            <text:p>CF</text:p>
          </table:table-cell>
          <table:table-cell office:value-type="string">
            <text:p>PUDDLE OF MUDD</text:p>
          </table:table-cell>
          <table:table-cell table:number-columns-repeated="4"/>
          <table:table-cell office:value-type="string">
            <text:p>A 1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PORKCHOP</text:p>
          </table:table-cell>
          <table:table-cell office:value-type="string">
            <text:p>AYURVEDA</text:p>
          </table:table-cell>
          <table:table-cell office:value-type="string">
            <text:p>:23</text:p>
          </table:table-cell>
          <table:table-cell office:value-type="string">
            <text:p>04:24</text:p>
          </table:table-cell>
          <table:table-cell office:value-type="string">
            <text:p>C</text:p>
          </table:table-cell>
          <table:table-cell office:value-type="string">
            <text:p>AYURVED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NEVER WALK AWAY</text:p>
          </table:table-cell>
          <table:table-cell office:value-type="string">
            <text:p>JOURNEY</text:p>
          </table:table-cell>
          <table:table-cell office:value-type="string">
            <text:p>:15/:29</text:p>
          </table:table-cell>
          <table:table-cell office:value-type="string">
            <text:p>04:12</text:p>
          </table:table-cell>
          <table:table-cell office:value-type="string">
            <text:p>CF</text:p>
          </table:table-cell>
          <table:table-cell office:value-type="string">
            <text:p>JOURNEY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ELIEVE</text:p>
          </table:table-cell>
          <table:table-cell office:value-type="string">
            <text:p>STAIND</text:p>
          </table:table-cell>
          <table:table-cell office:value-type="string">
            <text:p>:18</text:p>
          </table:table-cell>
          <table:table-cell office:value-type="string">
            <text:p>04:09</text:p>
          </table:table-cell>
          <table:table-cell office:value-type="string">
            <text:p>CF</text:p>
          </table:table-cell>
          <table:table-cell office:value-type="string">
            <text:p>STAIN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'MON C'MON</text:p>
          </table:table-cell>
          <table:table-cell office:value-type="string">
            <text:p>DEF LEPPARD</text:p>
          </table:table-cell>
          <table:table-cell office:value-type="string">
            <text:p>:00</text:p>
          </table:table-cell>
          <table:table-cell office:value-type="string">
            <text:p>03:36</text:p>
          </table:table-cell>
          <table:table-cell office:value-type="string">
            <text:p>ICE</text:p>
          </table:table-cell>
          <table:table-cell office:value-type="string">
            <text:p>DEF LEPPAR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REVIVAL</text:p>
          </table:table-cell>
          <table:table-cell office:value-type="string">
            <text:p>ARMAGEDDON MONKS</text:p>
          </table:table-cell>
          <table:table-cell office:value-type="string">
            <text:p>:21</text:p>
          </table:table-cell>
          <table:table-cell office:value-type="string">
            <text:p>04:30</text:p>
          </table:table-cell>
          <table:table-cell office:value-type="string">
            <text:p>C</text:p>
          </table:table-cell>
          <table:table-cell office:value-type="string">
            <text:p>ARMAGEDDON MONK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WE DON'T HAVE TO LOOK BACK NOW</text:p>
          </table:table-cell>
          <table:table-cell office:value-type="string">
            <text:p>PUDDLE OF MUDD</text:p>
          </table:table-cell>
          <table:table-cell office:value-type="string">
            <text:p>:06</text:p>
          </table:table-cell>
          <table:table-cell office:value-type="string">
            <text:p>03:38</text:p>
          </table:table-cell>
          <table:table-cell office:value-type="string">
            <text:p>F</text:p>
          </table:table-cell>
          <table:table-cell office:value-type="string">
            <text:p>PUDDLE OF MUD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DRENALINE</text:p>
          </table:table-cell>
          <table:table-cell office:value-type="string">
            <text:p>12 STONES</text:p>
          </table:table-cell>
          <table:table-cell office:value-type="string">
            <text:p>:23</text:p>
          </table:table-cell>
          <table:table-cell office:value-type="string">
            <text:p>03:20</text:p>
          </table:table-cell>
          <table:table-cell office:value-type="string">
            <text:p>C</text:p>
          </table:table-cell>
          <table:table-cell office:value-type="string">
            <text:p>12 STONES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THE SHOCK OF THE LIGHTNING</text:p>
          </table:table-cell>
          <table:table-cell office:value-type="string">
            <text:p>OASIS</text:p>
          </table:table-cell>
          <table:table-cell office:value-type="string">
            <text:p>:28</text:p>
          </table:table-cell>
          <table:table-cell office:value-type="string">
            <text:p>04:08</text:p>
          </table:table-cell>
          <table:table-cell office:value-type="string">
            <text:p>C</text:p>
          </table:table-cell>
          <table:table-cell office:value-type="string">
            <text:p>OASI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ERE WE COME</text:p>
          </table:table-cell>
          <table:table-cell office:value-type="string">
            <text:p>SERIAL OBSESSION</text:p>
          </table:table-cell>
          <table:table-cell office:value-type="string">
            <text:p>:13/:26</text:p>
          </table:table-cell>
          <table:table-cell office:value-type="string">
            <text:p>03:00</text:p>
          </table:table-cell>
          <table:table-cell office:value-type="string">
            <text:p>C</text:p>
          </table:table-cell>
          <table:table-cell office:value-type="string">
            <text:p>SERIAL OBSESSIO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AY GOODBYE</text:p>
          </table:table-cell>
          <table:table-cell office:value-type="string">
            <text:p>SERIAL OBSESSION</text:p>
          </table:table-cell>
          <table:table-cell office:value-type="string">
            <text:p>:08/:15</text:p>
          </table:table-cell>
          <table:table-cell office:value-type="string">
            <text:p>03:17</text:p>
          </table:table-cell>
          <table:table-cell office:value-type="string">
            <text:p>F</text:p>
          </table:table-cell>
          <table:table-cell office:value-type="string">
            <text:p>SERIAL OBSESSIO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HE DAY THAT NEVER COMES</text:p>
          </table:table-cell>
          <table:table-cell office:value-type="string">
            <text:p>METALLICA</text:p>
          </table:table-cell>
          <table:table-cell office:value-type="string">
            <text:p>:16/1:24</text:p>
          </table:table-cell>
          <table:table-cell office:value-type="string">
            <text:p>07:53</text:p>
          </table:table-cell>
          <table:table-cell office:value-type="string">
            <text:p>C</text:p>
          </table:table-cell>
          <table:table-cell office:value-type="string">
            <text:p>METALLIC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ULLET AND A TARGET</text:p>
          </table:table-cell>
          <table:table-cell office:value-type="string">
            <text:p>CITIZEN COPE</text:p>
          </table:table-cell>
          <table:table-cell office:value-type="string">
            <text:p>:10</text:p>
          </table:table-cell>
          <table:table-cell office:value-type="string">
            <text:p>04:17</text:p>
          </table:table-cell>
          <table:table-cell office:value-type="string">
            <text:p>F</text:p>
          </table:table-cell>
          <table:table-cell office:value-type="string">
            <text:p>CITIZEN COP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IF THERE'S LOVE</text:p>
          </table:table-cell>
          <table:table-cell office:value-type="string">
            <text:p>CITIZEN COPE</text:p>
          </table:table-cell>
          <table:table-cell office:value-type="string">
            <text:p>:00</text:p>
          </table:table-cell>
          <table:table-cell office:value-type="string">
            <text:p>04:10</text:p>
          </table:table-cell>
          <table:table-cell office:value-type="string">
            <text:p>F</text:p>
          </table:table-cell>
          <table:table-cell office:value-type="string">
            <text:p>CITIZEN COP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HILDREN OF THE SEA</text:p>
          </table:table-cell>
          <table:table-cell office:value-type="string">
            <text:p>BLACK SABBATH</text:p>
          </table:table-cell>
          <table:table-cell office:value-type="string">
            <text:p>:14</text:p>
          </table:table-cell>
          <table:table-cell office:value-type="string">
            <text:p>05:31</text:p>
          </table:table-cell>
          <table:table-cell office:value-type="string">
            <text:p>COLD</text:p>
          </table:table-cell>
          <table:table-cell office:value-type="string">
            <text:p>BLACK SABBATH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OME AGAIN</text:p>
          </table:table-cell>
          <table:table-cell office:value-type="string">
            <text:p>THORNLEY</text:p>
          </table:table-cell>
          <table:table-cell office:value-type="string">
            <text:p>:06/:12</text:p>
          </table:table-cell>
          <table:table-cell office:value-type="string">
            <text:p>03:47</text:p>
          </table:table-cell>
          <table:table-cell office:value-type="string">
            <text:p>C</text:p>
          </table:table-cell>
          <table:table-cell office:value-type="string">
            <text:p>THORNLEY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-LEBRITY</text:p>
          </table:table-cell>
          <table:table-cell office:value-type="string">
            <text:p>QUEEN (WITH PAUL RODGERS)</text:p>
          </table:table-cell>
          <table:table-cell office:value-type="string">
            <text:p>:11/:20</text:p>
          </table:table-cell>
          <table:table-cell office:value-type="string">
            <text:p>03:36</text:p>
          </table:table-cell>
          <table:table-cell office:value-type="string">
            <text:p>C</text:p>
          </table:table-cell>
          <table:table-cell office:value-type="string">
            <text:p>QUEE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RENEGADE</text:p>
          </table:table-cell>
          <table:table-cell office:value-type="string">
            <text:p>STYX</text:p>
          </table:table-cell>
          <table:table-cell office:value-type="string">
            <text:p>:00</text:p>
          </table:table-cell>
          <table:table-cell office:value-type="string">
            <text:p>04:04</text:p>
          </table:table-cell>
          <table:table-cell office:value-type="string">
            <text:p>F</text:p>
          </table:table-cell>
          <table:table-cell office:value-type="string">
            <text:p>STYX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ABBATH BLOODY SABBATH</text:p>
          </table:table-cell>
          <table:table-cell office:value-type="string">
            <text:p>BLACK SABBATH</text:p>
          </table:table-cell>
          <table:table-cell office:value-type="string">
            <text:p>:08/:15</text:p>
          </table:table-cell>
          <table:table-cell office:value-type="string">
            <text:p>05:16</text:p>
          </table:table-cell>
          <table:table-cell office:value-type="string">
            <text:p>F</text:p>
          </table:table-cell>
          <table:table-cell office:value-type="string">
            <text:p>BLACK SABBATH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OMORROW'S DREAM</text:p>
          </table:table-cell>
          <table:table-cell office:value-type="string">
            <text:p>BLACK SABBATH</text:p>
          </table:table-cell>
          <table:table-cell office:value-type="string">
            <text:p>:20</text:p>
          </table:table-cell>
          <table:table-cell office:value-type="string">
            <text:p>03:03</text:p>
          </table:table-cell>
          <table:table-cell office:value-type="string">
            <text:p>CF</text:p>
          </table:table-cell>
          <table:table-cell office:value-type="string">
            <text:p>BLACK SABBATH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OLE IN THE SKY</text:p>
          </table:table-cell>
          <table:table-cell office:value-type="string">
            <text:p>BLACK SABBATH</text:p>
          </table:table-cell>
          <table:table-cell office:value-type="string">
            <text:p>:09/:43</text:p>
          </table:table-cell>
          <table:table-cell office:value-type="string">
            <text:p>03:58</text:p>
          </table:table-cell>
          <table:table-cell office:value-type="string">
            <text:p>F</text:p>
          </table:table-cell>
          <table:table-cell office:value-type="string">
            <text:p>BLACK SABBATH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ORD OF THIS WORLD</text:p>
          </table:table-cell>
          <table:table-cell office:value-type="string">
            <text:p>BLACK SABBATH</text:p>
          </table:table-cell>
          <table:table-cell office:value-type="string">
            <text:p>:29/:44</text:p>
          </table:table-cell>
          <table:table-cell office:value-type="string">
            <text:p>05:20</text:p>
          </table:table-cell>
          <table:table-cell office:value-type="string">
            <text:p>CF</text:p>
          </table:table-cell>
          <table:table-cell office:value-type="string">
            <text:p>BLACK SABBATH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FOOLING YOURSELF</text:p>
          </table:table-cell>
          <table:table-cell office:value-type="string">
            <text:p>STYX</text:p>
          </table:table-cell>
          <table:table-cell office:value-type="string">
            <text:p>1:39</text:p>
          </table:table-cell>
          <table:table-cell office:value-type="string">
            <text:p>05:08</text:p>
          </table:table-cell>
          <table:table-cell office:value-type="string">
            <text:p>F</text:p>
          </table:table-cell>
          <table:table-cell office:value-type="string">
            <text:p>STYX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GOTTA BE SOMEBODY</text:p>
          </table:table-cell>
          <table:table-cell office:value-type="string">
            <text:p>NICKELBACK</text:p>
          </table:table-cell>
          <table:table-cell office:value-type="string">
            <text:p>:13</text:p>
          </table:table-cell>
          <table:table-cell office:value-type="string">
            <text:p>03:55</text:p>
          </table:table-cell>
          <table:table-cell office:value-type="string">
            <text:p>CF</text:p>
          </table:table-cell>
          <table:table-cell office:value-type="string">
            <text:p>NICKELBAC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G.L.O.W.</text:p>
          </table:table-cell>
          <table:table-cell office:value-type="string">
            <text:p>SMASHING PUMPKINS</text:p>
          </table:table-cell>
          <table:table-cell office:value-type="string">
            <text:p>:07</text:p>
          </table:table-cell>
          <table:table-cell office:value-type="string">
            <text:p>03:18</text:p>
          </table:table-cell>
          <table:table-cell office:value-type="string">
            <text:p>C</text:p>
          </table:table-cell>
          <table:table-cell office:value-type="string">
            <text:p>SMASHING PUMPKIN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REAKDOWN</text:p>
          </table:table-cell>
          <table:table-cell office:value-type="string">
            <text:p>SEETHER</text:p>
          </table:table-cell>
          <table:table-cell office:value-type="string">
            <text:p>:15</text:p>
          </table:table-cell>
          <table:table-cell office:value-type="string">
            <text:p>03:20</text:p>
          </table:table-cell>
          <table:table-cell office:value-type="string">
            <text:p>CF</text:p>
          </table:table-cell>
          <table:table-cell office:value-type="string">
            <text:p>SEETHER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PLUSH (ACOUSTIC)</text:p>
          </table:table-cell>
          <table:table-cell office:value-type="string">
            <text:p>STONE TEMPLE PILOTS</text:p>
          </table:table-cell>
          <table:table-cell office:value-type="string">
            <text:p>C:03/:21</text:p>
          </table:table-cell>
          <table:table-cell office:value-type="string">
            <text:p>03:46</text:p>
          </table:table-cell>
          <table:table-cell office:value-type="string">
            <text:p>APPL</text:p>
          </table:table-cell>
          <table:table-cell office:value-type="string">
            <text:p>STONE TEMPLE PILOT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EYE ON YOU</text:p>
          </table:table-cell>
          <table:table-cell office:value-type="string">
            <text:p>EDGAR WINTER</text:p>
          </table:table-cell>
          <table:table-cell office:value-type="string">
            <text:p>:11/:13</text:p>
          </table:table-cell>
          <table:table-cell office:value-type="string">
            <text:p>03:47</text:p>
          </table:table-cell>
          <table:table-cell office:value-type="string">
            <text:p>C</text:p>
          </table:table-cell>
          <table:table-cell office:value-type="string">
            <text:p>EDGAR WINTER GROUP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RICH GIRLS</text:p>
          </table:table-cell>
          <table:table-cell office:value-type="string">
            <text:p>VIRGINS, THE</text:p>
          </table:table-cell>
          <table:table-cell office:value-type="string">
            <text:p>:08</text:p>
          </table:table-cell>
          <table:table-cell office:value-type="string">
            <text:p>02:54</text:p>
          </table:table-cell>
          <table:table-cell office:value-type="string">
            <text:p>F</text:p>
          </table:table-cell>
          <table:table-cell office:value-type="string">
            <text:p>VIRGINS, TH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LL I WANT</text:p>
          </table:table-cell>
          <table:table-cell office:value-type="string">
            <text:p>STAIND</text:p>
          </table:table-cell>
          <table:table-cell office:value-type="string">
            <text:p>:05/:28</text:p>
          </table:table-cell>
          <table:table-cell office:value-type="string">
            <text:p>03:21</text:p>
          </table:table-cell>
          <table:table-cell office:value-type="string">
            <text:p>CF</text:p>
          </table:table-cell>
          <table:table-cell office:value-type="string">
            <text:p>STAIN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ONE MONTH OFF</text:p>
          </table:table-cell>
          <table:table-cell office:value-type="string">
            <text:p>BLOC PARTY</text:p>
          </table:table-cell>
          <table:table-cell office:value-type="string">
            <text:p>:13/:24</text:p>
          </table:table-cell>
          <table:table-cell office:value-type="string">
            <text:p>03:30</text:p>
          </table:table-cell>
          <table:table-cell office:value-type="string">
            <text:p>F</text:p>
          </table:table-cell>
          <table:table-cell office:value-type="string">
            <text:p>BLOC PARTY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DEAD MEMORIES</text:p>
          </table:table-cell>
          <table:table-cell office:value-type="string">
            <text:p>SLIPKNOT</text:p>
          </table:table-cell>
          <table:table-cell office:value-type="string">
            <text:p>:16</text:p>
          </table:table-cell>
          <table:table-cell office:value-type="string">
            <text:p>03:45</text:p>
          </table:table-cell>
          <table:table-cell office:value-type="string">
            <text:p>C</text:p>
          </table:table-cell>
          <table:table-cell office:value-type="string">
            <text:p>SLIPKNOT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OUND OF A GUN</text:p>
          </table:table-cell>
          <table:table-cell office:value-type="string">
            <text:p>AUDIOSLAVE</text:p>
          </table:table-cell>
          <table:table-cell office:value-type="string">
            <text:p>:18/:39</text:p>
          </table:table-cell>
          <table:table-cell office:value-type="string">
            <text:p>04:17</text:p>
          </table:table-cell>
          <table:table-cell office:value-type="string">
            <text:p>C</text:p>
          </table:table-cell>
          <table:table-cell office:value-type="string">
            <text:p>AUDIOSLAVE; SOUNDGARDEN; CHRIS CORNELL; RAGE AGAINST THE MACHIN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ETTER</text:p>
          </table:table-cell>
          <table:table-cell office:value-type="string">
            <text:p>GUNS N' ROSES</text:p>
          </table:table-cell>
          <table:table-cell office:value-type="string">
            <text:p>:11</text:p>
          </table:table-cell>
          <table:table-cell office:value-type="string">
            <text:p>04:58</text:p>
          </table:table-cell>
          <table:table-cell office:value-type="string">
            <text:p>C</text:p>
          </table:table-cell>
          <table:table-cell office:value-type="string">
            <text:p>GUNS N' ROS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HE POWER OF POSITIVE DRINKIN'</text:p>
          </table:table-cell>
          <table:table-cell office:value-type="string">
            <text:p>EDGAR WINTER</text:p>
          </table:table-cell>
          <table:table-cell office:value-type="string">
            <text:p>:22</text:p>
          </table:table-cell>
          <table:table-cell office:value-type="string">
            <text:p>03:45</text:p>
          </table:table-cell>
          <table:table-cell office:value-type="string">
            <text:p>C</text:p>
          </table:table-cell>
          <table:table-cell office:value-type="string">
            <text:p>EDGAR WINTER GROUP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DECODE</text:p>
          </table:table-cell>
          <table:table-cell office:value-type="string">
            <text:p>PARAMORE</text:p>
          </table:table-cell>
          <table:table-cell office:value-type="string">
            <text:p>:16</text:p>
          </table:table-cell>
          <table:table-cell office:value-type="string">
            <text:p>04:07</text:p>
          </table:table-cell>
          <table:table-cell office:value-type="string">
            <text:p>CF</text:p>
          </table:table-cell>
          <table:table-cell office:value-type="string">
            <text:p>PARAMOR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HE ENERGY</text:p>
          </table:table-cell>
          <table:table-cell office:value-type="string">
            <text:p>AUDIOVENT</text:p>
          </table:table-cell>
          <table:table-cell office:value-type="string">
            <text:p>:30</text:p>
          </table:table-cell>
          <table:table-cell office:value-type="string">
            <text:p>04:01</text:p>
          </table:table-cell>
          <table:table-cell office:value-type="string">
            <text:p>CF</text:p>
          </table:table-cell>
          <table:table-cell office:value-type="string">
            <text:p>AUDIOVENT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WASTELAND</text:p>
          </table:table-cell>
          <table:table-cell office:value-type="string">
            <text:p>10 YEARS</text:p>
          </table:table-cell>
          <table:table-cell office:value-type="string">
            <text:p>:08</text:p>
          </table:table-cell>
          <table:table-cell office:value-type="string">
            <text:p>03:50</text:p>
          </table:table-cell>
          <table:table-cell office:value-type="string">
            <text:p>C</text:p>
          </table:table-cell>
          <table:table-cell office:value-type="string">
            <text:p>10 YEARS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THROUGH THE IRIS</text:p>
          </table:table-cell>
          <table:table-cell office:value-type="string">
            <text:p>10 YEARS</text:p>
          </table:table-cell>
          <table:table-cell office:value-type="string">
            <text:p>:09/:19</text:p>
          </table:table-cell>
          <table:table-cell office:value-type="string">
            <text:p>05:24</text:p>
          </table:table-cell>
          <table:table-cell office:value-type="string">
            <text:p>CF</text:p>
          </table:table-cell>
          <table:table-cell office:value-type="string">
            <text:p>10 YEARS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TEAL THE BLUEPRINTS</text:p>
          </table:table-cell>
          <table:table-cell office:value-type="string">
            <text:p>+/-</text:p>
          </table:table-cell>
          <table:table-cell office:value-type="string">
            <text:p>:07</text:p>
          </table:table-cell>
          <table:table-cell office:value-type="string">
            <text:p>03:03</text:p>
          </table:table-cell>
          <table:table-cell office:value-type="string">
            <text:p>C</text:p>
          </table:table-cell>
          <table:table-cell office:value-type="string">
            <text:p>PLUS MINU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HAKING HANDS</text:p>
          </table:table-cell>
          <table:table-cell office:value-type="string">
            <text:p>WOMEN</text:p>
          </table:table-cell>
          <table:table-cell office:value-type="string">
            <text:p>:24</text:p>
          </table:table-cell>
          <table:table-cell office:value-type="string">
            <text:p>04:39</text:p>
          </table:table-cell>
          <table:table-cell office:value-type="string">
            <text:p>CF</text:p>
          </table:table-cell>
          <table:table-cell office:value-type="string">
            <text:p>WOME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NOWBLIND</text:p>
          </table:table-cell>
          <table:table-cell office:value-type="string">
            <text:p>+/-</text:p>
          </table:table-cell>
          <table:table-cell office:value-type="string">
            <text:p>:23</text:p>
          </table:table-cell>
          <table:table-cell office:value-type="string">
            <text:p>04:32</text:p>
          </table:table-cell>
          <table:table-cell office:value-type="string">
            <text:p>C</text:p>
          </table:table-cell>
          <table:table-cell office:value-type="string">
            <text:p>PLUS MINU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A 9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KINNY BOY</text:p>
          </table:table-cell>
          <table:table-cell office:value-type="string">
            <text:p>AMY MILLAN</text:p>
          </table:table-cell>
          <table:table-cell office:value-type="string">
            <text:p>:04/:22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AMY MILLAN; STAR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LL I WANT</text:p>
          </table:table-cell>
          <table:table-cell office:value-type="string">
            <text:p>OFFSPRING</text:p>
          </table:table-cell>
          <table:table-cell office:value-type="string">
            <text:p>:00</text:p>
          </table:table-cell>
          <table:table-cell office:value-type="string">
            <text:p>01:53</text:p>
          </table:table-cell>
          <table:table-cell office:value-type="string">
            <text:p>C</text:p>
          </table:table-cell>
          <table:table-cell office:value-type="string">
            <text:p>OFFSPRING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YOU FOUND ME</text:p>
          </table:table-cell>
          <table:table-cell office:value-type="string">
            <text:p>FRAY</text:p>
          </table:table-cell>
          <table:table-cell office:value-type="string">
            <text:p>:06</text:p>
          </table:table-cell>
          <table:table-cell office:value-type="string">
            <text:p>03:56</text:p>
          </table:table-cell>
          <table:table-cell office:value-type="string">
            <text:p>C</text:p>
          </table:table-cell>
          <table:table-cell office:value-type="string">
            <text:p>FRA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ONSCIENCE &amp; CONSEQUENCE</text:p>
          </table:table-cell>
          <table:table-cell office:value-type="string">
            <text:p>THORNLEY</text:p>
          </table:table-cell>
          <table:table-cell office:value-type="string">
            <text:p>:14</text:p>
          </table:table-cell>
          <table:table-cell office:value-type="string">
            <text:p>03:36</text:p>
          </table:table-cell>
          <table:table-cell office:value-type="string">
            <text:p>F</text:p>
          </table:table-cell>
          <table:table-cell office:value-type="string">
            <text:p>THORNLEY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OVERCOME</text:p>
          </table:table-cell>
          <table:table-cell office:value-type="string">
            <text:p>CREED</text:p>
          </table:table-cell>
          <table:table-cell office:value-type="string">
            <text:p>:11</text:p>
          </table:table-cell>
          <table:table-cell office:value-type="string">
            <text:p>03:43</text:p>
          </table:table-cell>
          <table:table-cell office:value-type="string">
            <text:p>COLD</text:p>
          </table:table-cell>
          <table:table-cell office:value-type="string">
            <text:p>CREE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HAME</text:p>
          </table:table-cell>
          <table:table-cell office:value-type="string">
            <text:p>DROWNING POOL</text:p>
          </table:table-cell>
          <table:table-cell office:value-type="string">
            <text:p>:08</text:p>
          </table:table-cell>
          <table:table-cell office:value-type="string">
            <text:p>03:03</text:p>
          </table:table-cell>
          <table:table-cell office:value-type="string">
            <text:p>CF</text:p>
          </table:table-cell>
          <table:table-cell office:value-type="string">
            <text:p>DROWNING POOL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I WON'T TELL YOU</text:p>
          </table:table-cell>
          <table:table-cell office:value-type="string">
            <text:p>LACUNA COIL</text:p>
          </table:table-cell>
          <table:table-cell office:value-type="string">
            <text:p>:06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LACUNA COIL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EAUTIFUL THIEVES</text:p>
          </table:table-cell>
          <table:table-cell office:value-type="string">
            <text:p>A.F.I.</text:p>
          </table:table-cell>
          <table:table-cell office:value-type="string">
            <text:p>:23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A.F.I.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TORM TO PASS</text:p>
          </table:table-cell>
          <table:table-cell office:value-type="string">
            <text:p>ATREYU</text:p>
          </table:table-cell>
          <table:table-cell office:value-type="string">
            <text:p>0:33</text:p>
          </table:table-cell>
          <table:table-cell office:value-type="string">
            <text:p>03:44</text:p>
          </table:table-cell>
          <table:table-cell office:value-type="string">
            <text:p>CF</text:p>
          </table:table-cell>
          <table:table-cell office:value-type="string">
            <text:p>ATREYU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MODERN DAY DELILAH</text:p>
          </table:table-cell>
          <table:table-cell office:value-type="string">
            <text:p>KISS</text:p>
          </table:table-cell>
          <table:table-cell office:value-type="string">
            <text:p>:10/:20</text:p>
          </table:table-cell>
          <table:table-cell office:value-type="string">
            <text:p>03:35</text:p>
          </table:table-cell>
          <table:table-cell office:value-type="string">
            <text:p>COLD</text:p>
          </table:table-cell>
          <table:table-cell office:value-type="string">
            <text:p>KISS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CREAM WITH ME</text:p>
          </table:table-cell>
          <table:table-cell office:value-type="string">
            <text:p>MUDVAYNE</text:p>
          </table:table-cell>
          <table:table-cell office:value-type="string">
            <text:p>:00</text:p>
          </table:table-cell>
          <table:table-cell office:value-type="string">
            <text:p>02:51</text:p>
          </table:table-cell>
          <table:table-cell office:value-type="string">
            <text:p>COLD</text:p>
          </table:table-cell>
          <table:table-cell office:value-type="string">
            <text:p>MUDVAYN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PACESHIP</text:p>
          </table:table-cell>
          <table:table-cell office:value-type="string">
            <text:p>PUDDLE OF MUDD</text:p>
          </table:table-cell>
          <table:table-cell office:value-type="string">
            <text:p>:11</text:p>
          </table:table-cell>
          <table:table-cell office:value-type="string">
            <text:p>03:13</text:p>
          </table:table-cell>
          <table:table-cell office:value-type="string">
            <text:p>COLD</text:p>
          </table:table-cell>
          <table:table-cell office:value-type="string">
            <text:p>PUDDLE OF MUDD</text:p>
          </table:table-cell>
          <table:table-cell table:number-columns-repeated="4"/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MIND CONTROL</text:p>
          </table:table-cell>
          <table:table-cell office:value-type="string">
            <text:p>TANTRIC</text:p>
          </table:table-cell>
          <table:table-cell office:value-type="string">
            <text:p>:13</text:p>
          </table:table-cell>
          <table:table-cell office:value-type="string">
            <text:p>02:59</text:p>
          </table:table-cell>
          <table:table-cell office:value-type="string">
            <text:p>CF</text:p>
          </table:table-cell>
          <table:table-cell office:value-type="string">
            <text:p>TANTRIC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LITTLE SMIRK</text:p>
          </table:table-cell>
          <table:table-cell office:value-type="string">
            <text:p>THEORY OF A DEADMAN</text:p>
          </table:table-cell>
          <table:table-cell office:value-type="string">
            <text:p>:00</text:p>
          </table:table-cell>
          <table:table-cell office:value-type="string">
            <text:p>03:25</text:p>
          </table:table-cell>
          <table:table-cell office:value-type="string">
            <text:p>CF</text:p>
          </table:table-cell>
          <table:table-cell office:value-type="string">
            <text:p>THEORY OF A DEADMA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URN IT TO THE GROUND</text:p>
          </table:table-cell>
          <table:table-cell office:value-type="string">
            <text:p>NICKELBACK</text:p>
          </table:table-cell>
          <table:table-cell office:value-type="string">
            <text:p>:05/:22</text:p>
          </table:table-cell>
          <table:table-cell office:value-type="string">
            <text:p>03:28</text:p>
          </table:table-cell>
          <table:table-cell office:value-type="string">
            <text:p>COLD</text:p>
          </table:table-cell>
          <table:table-cell office:value-type="string">
            <text:p>NICKELBACK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BY THE WAY</text:p>
          </table:table-cell>
          <table:table-cell office:value-type="string">
            <text:p>THEORY OF A DEADMAN</text:p>
          </table:table-cell>
          <table:table-cell office:value-type="string">
            <text:p>:09/:21</text:p>
          </table:table-cell>
          <table:table-cell office:value-type="string">
            <text:p>03:32</text:p>
          </table:table-cell>
          <table:table-cell office:value-type="string">
            <text:p>CF</text:p>
          </table:table-cell>
          <table:table-cell office:value-type="string">
            <text:p>THEORY OF A DEADMAN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TILL UNBROKEN</text:p>
          </table:table-cell>
          <table:table-cell office:value-type="string">
            <text:p>LYNYRD SKYNYRD</text:p>
          </table:table-cell>
          <table:table-cell office:value-type="string">
            <text:p>:27</text:p>
          </table:table-cell>
          <table:table-cell office:value-type="string">
            <text:p>03:41</text:p>
          </table:table-cell>
          <table:table-cell office:value-type="string">
            <text:p>CF</text:p>
          </table:table-cell>
          <table:table-cell office:value-type="string">
            <text:p>LYNYRD SKYNYR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NUFF</text:p>
          </table:table-cell>
          <table:table-cell office:value-type="string">
            <text:p>SLIPKNOT</text:p>
          </table:table-cell>
          <table:table-cell office:value-type="string">
            <text:p>:20</text:p>
          </table:table-cell>
          <table:table-cell office:value-type="string">
            <text:p>04:22</text:p>
          </table:table-cell>
          <table:table-cell office:value-type="string">
            <text:p>FADE</text:p>
          </table:table-cell>
          <table:table-cell office:value-type="string">
            <text:p>SLIPKNOT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OADED AND ALONE</text:p>
          </table:table-cell>
          <table:table-cell office:value-type="string">
            <text:p>HINDER</text:p>
          </table:table-cell>
          <table:table-cell office:value-type="string">
            <text:p>:17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HINDER</text:p>
          </table:table-cell>
          <table:table-cell table:number-columns-repeated="4"/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NOT FOR YOU</text:p>
          </table:table-cell>
          <table:table-cell office:value-type="string">
            <text:p>PEARL JAM</text:p>
          </table:table-cell>
          <table:table-cell office:value-type="string">
            <text:p>:31</text:p>
          </table:table-cell>
          <table:table-cell office:value-type="string">
            <text:p>05:10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EAVE OUT ALL THE REST</text:p>
          </table:table-cell>
          <table:table-cell office:value-type="string">
            <text:p>LINKIN PARK</text:p>
          </table:table-cell>
          <table:table-cell office:value-type="string">
            <text:p>:13/:23</text:p>
          </table:table-cell>
          <table:table-cell office:value-type="string">
            <text:p>03:18</text:p>
          </table:table-cell>
          <table:table-cell office:value-type="string">
            <text:p>COLD</text:p>
          </table:table-cell>
          <table:table-cell office:value-type="string">
            <text:p>LINKIN PAR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OMING UNDONE</text:p>
          </table:table-cell>
          <table:table-cell office:value-type="string">
            <text:p>KORN</text:p>
          </table:table-cell>
          <table:table-cell office:value-type="string">
            <text:p>:00</text:p>
          </table:table-cell>
          <table:table-cell office:value-type="string">
            <text:p>03:05</text:p>
          </table:table-cell>
          <table:table-cell office:value-type="string">
            <text:p>COLD</text:p>
          </table:table-cell>
          <table:table-cell office:value-type="string">
            <text:p>KOR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ADIES AND GENTLEMEN</text:p>
          </table:table-cell>
          <table:table-cell office:value-type="string">
            <text:p>SALIVA</text:p>
          </table:table-cell>
          <table:table-cell office:value-type="string">
            <text:p>:07/:19</text:p>
          </table:table-cell>
          <table:table-cell office:value-type="string">
            <text:p>03:35</text:p>
          </table:table-cell>
          <table:table-cell/>
          <table:table-cell office:value-type="string">
            <text:p>SALIV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ROKEN SUNDAY</text:p>
          </table:table-cell>
          <table:table-cell office:value-type="string">
            <text:p>SALIVA</text:p>
          </table:table-cell>
          <table:table-cell office:value-type="string">
            <text:p>:09/:24</text:p>
          </table:table-cell>
          <table:table-cell office:value-type="string">
            <text:p>03:51</text:p>
          </table:table-cell>
          <table:table-cell/>
          <table:table-cell office:value-type="string">
            <text:p>SALIV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KING OF THE STEREO</text:p>
          </table:table-cell>
          <table:table-cell office:value-type="string">
            <text:p>SALIVA</text:p>
          </table:table-cell>
          <table:table-cell office:value-type="string">
            <text:p>:11/:31</text:p>
          </table:table-cell>
          <table:table-cell office:value-type="string">
            <text:p>03:30</text:p>
          </table:table-cell>
          <table:table-cell/>
          <table:table-cell office:value-type="string">
            <text:p>SALIV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OW COULD YOU?</text:p>
          </table:table-cell>
          <table:table-cell office:value-type="string">
            <text:p>SALIVA</text:p>
          </table:table-cell>
          <table:table-cell office:value-type="string">
            <text:p>:01</text:p>
          </table:table-cell>
          <table:table-cell office:value-type="string">
            <text:p>03:18</text:p>
          </table:table-cell>
          <table:table-cell office:value-type="string">
            <text:p>CF</text:p>
          </table:table-cell>
          <table:table-cell office:value-type="string">
            <text:p>SALIV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HIS IS IT</text:p>
          </table:table-cell>
          <table:table-cell office:value-type="string">
            <text:p>STAIND</text:p>
          </table:table-cell>
          <table:table-cell office:value-type="string">
            <text:p>:21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STAIN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WHISKEY HANGOVER</text:p>
          </table:table-cell>
          <table:table-cell office:value-type="string">
            <text:p>GODSMACK</text:p>
          </table:table-cell>
          <table:table-cell office:value-type="string">
            <text:p>:15</text:p>
          </table:table-cell>
          <table:table-cell office:value-type="string">
            <text:p>03:39</text:p>
          </table:table-cell>
          <table:table-cell office:value-type="string">
            <text:p>FADE</text:p>
          </table:table-cell>
          <table:table-cell office:value-type="string">
            <text:p>GODSMAC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HINE DOWN</text:p>
          </table:table-cell>
          <table:table-cell office:value-type="string">
            <text:p>GODSMACK</text:p>
          </table:table-cell>
          <table:table-cell office:value-type="string">
            <text:p>:28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GODSMAC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CREAM</text:p>
          </table:table-cell>
          <table:table-cell office:value-type="string">
            <text:p>AVENGED SEVENFOLD</text:p>
          </table:table-cell>
          <table:table-cell office:value-type="string">
            <text:p>:19</text:p>
          </table:table-cell>
          <table:table-cell office:value-type="string">
            <text:p>04:42</text:p>
          </table:table-cell>
          <table:table-cell office:value-type="string">
            <text:p>COLD</text:p>
          </table:table-cell>
          <table:table-cell office:value-type="string">
            <text:p>AVENGED SEVENFOL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I DON'T CARE</text:p>
          </table:table-cell>
          <table:table-cell office:value-type="string">
            <text:p>APOCALYPTICA FT. ADAM GONTIER</text:p>
          </table:table-cell>
          <table:table-cell office:value-type="string">
            <text:p>:16</text:p>
          </table:table-cell>
          <table:table-cell office:value-type="string">
            <text:p>03:52</text:p>
          </table:table-cell>
          <table:table-cell office:value-type="string">
            <text:p>FADE</text:p>
          </table:table-cell>
          <table:table-cell office:value-type="string">
            <text:p>APOCALYPTICA; THREE DAYS GRAC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OMETHING IN YOUR MOUTH</text:p>
          </table:table-cell>
          <table:table-cell office:value-type="string">
            <text:p>NICKELBACK</text:p>
          </table:table-cell>
          <table:table-cell office:value-type="string">
            <text:p>:17</text:p>
          </table:table-cell>
          <table:table-cell office:value-type="string">
            <text:p>04:15</text:p>
          </table:table-cell>
          <table:table-cell office:value-type="string">
            <text:p>FADE</text:p>
          </table:table-cell>
          <table:table-cell office:value-type="string">
            <text:p>NICKELBAC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EADSTRONG</text:p>
          </table:table-cell>
          <table:table-cell office:value-type="string">
            <text:p>TRAPT</text:p>
          </table:table-cell>
          <table:table-cell office:value-type="string">
            <text:p>:20</text:p>
          </table:table-cell>
          <table:table-cell office:value-type="string">
            <text:p>04:16</text:p>
          </table:table-cell>
          <table:table-cell office:value-type="string">
            <text:p>FADE</text:p>
          </table:table-cell>
          <table:table-cell office:value-type="string">
            <text:p>TRAPT</text:p>
          </table:table-cell>
          <table:table-cell table:number-columns-repeated="4"/>
          <table:table-cell office:value-type="string">
            <text:p>A 10 A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BAT COUNTRY</text:p>
          </table:table-cell>
          <table:table-cell office:value-type="string">
            <text:p>AVENGED SEVENFOLD</text:p>
          </table:table-cell>
          <table:table-cell office:value-type="string">
            <text:p>:00</text:p>
          </table:table-cell>
          <table:table-cell office:value-type="string">
            <text:p>05:11</text:p>
          </table:table-cell>
          <table:table-cell office:value-type="string">
            <text:p>F</text:p>
          </table:table-cell>
          <table:table-cell office:value-type="string">
            <text:p>AVENGED SEVENFOL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MEDICATE</text:p>
          </table:table-cell>
          <table:table-cell office:value-type="string">
            <text:p>A.F.I.</text:p>
          </table:table-cell>
          <table:table-cell office:value-type="string">
            <text:p>:09/:22</text:p>
          </table:table-cell>
          <table:table-cell office:value-type="string">
            <text:p>04:18</text:p>
          </table:table-cell>
          <table:table-cell office:value-type="string">
            <text:p>COLD</text:p>
          </table:table-cell>
          <table:table-cell office:value-type="string">
            <text:p>A.F.I.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UP ALL NIGHT</text:p>
          </table:table-cell>
          <table:table-cell office:value-type="string">
            <text:p>HINDER</text:p>
          </table:table-cell>
          <table:table-cell office:value-type="string">
            <text:p>:20</text:p>
          </table:table-cell>
          <table:table-cell office:value-type="string">
            <text:p>03:31</text:p>
          </table:table-cell>
          <table:table-cell office:value-type="string">
            <text:p>C</text:p>
          </table:table-cell>
          <table:table-cell office:value-type="string">
            <text:p>HINDER</text:p>
          </table:table-cell>
          <table:table-cell table:number-columns-repeated="4"/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ATE MY LIFE</text:p>
          </table:table-cell>
          <table:table-cell office:value-type="string">
            <text:p>THEORY OF A DEADMAN</text:p>
          </table:table-cell>
          <table:table-cell office:value-type="string">
            <text:p>:00</text:p>
          </table:table-cell>
          <table:table-cell office:value-type="string">
            <text:p>03:07</text:p>
          </table:table-cell>
          <table:table-cell office:value-type="string">
            <text:p>C</text:p>
          </table:table-cell>
          <table:table-cell office:value-type="string">
            <text:p>THEORY OF A DEADMA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37 STITCHES</text:p>
          </table:table-cell>
          <table:table-cell office:value-type="string">
            <text:p>DROWNING POOL</text:p>
          </table:table-cell>
          <table:table-cell office:value-type="string">
            <text:p>:12</text:p>
          </table:table-cell>
          <table:table-cell office:value-type="string">
            <text:p>03:37</text:p>
          </table:table-cell>
          <table:table-cell office:value-type="string">
            <text:p>:F</text:p>
          </table:table-cell>
          <table:table-cell office:value-type="string">
            <text:p>DROWNING POOL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ULFUR</text:p>
          </table:table-cell>
          <table:table-cell office:value-type="string">
            <text:p>SLIPKNOT</text:p>
          </table:table-cell>
          <table:table-cell office:value-type="string">
            <text:p>:20</text:p>
          </table:table-cell>
          <table:table-cell office:value-type="string">
            <text:p>03:59</text:p>
          </table:table-cell>
          <table:table-cell office:value-type="string">
            <text:p>COLD</text:p>
          </table:table-cell>
          <table:table-cell office:value-type="string">
            <text:p>SLIPKNOT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ROKEN ROAD</text:p>
          </table:table-cell>
          <table:table-cell office:value-type="string">
            <text:p>12 STONES</text:p>
          </table:table-cell>
          <table:table-cell office:value-type="string">
            <text:p>:15</text:p>
          </table:table-cell>
          <table:table-cell office:value-type="string">
            <text:p>03:54</text:p>
          </table:table-cell>
          <table:table-cell office:value-type="string">
            <text:p>C</text:p>
          </table:table-cell>
          <table:table-cell office:value-type="string">
            <text:p>12 STON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REED</text:p>
          </table:table-cell>
          <table:table-cell office:value-type="string">
            <text:p>NIRVANA</text:p>
          </table:table-cell>
          <table:table-cell office:value-type="string">
            <text:p>:03</text:p>
          </table:table-cell>
          <table:table-cell office:value-type="string">
            <text:p>02:57</text:p>
          </table:table-cell>
          <table:table-cell office:value-type="string">
            <text:p>CF</text:p>
          </table:table-cell>
          <table:table-cell office:value-type="string">
            <text:p>NIRVAN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DRAIN YOU</text:p>
          </table:table-cell>
          <table:table-cell office:value-type="string">
            <text:p>NIRVANA</text:p>
          </table:table-cell>
          <table:table-cell office:value-type="string">
            <text:p>:00</text:p>
          </table:table-cell>
          <table:table-cell office:value-type="string">
            <text:p>03:36</text:p>
          </table:table-cell>
          <table:table-cell office:value-type="string">
            <text:p>FADE</text:p>
          </table:table-cell>
          <table:table-cell office:value-type="string">
            <text:p>NIRVAN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OUNGE ACT</text:p>
          </table:table-cell>
          <table:table-cell office:value-type="string">
            <text:p>NIRVANA</text:p>
          </table:table-cell>
          <table:table-cell office:value-type="string">
            <text:p>:13</text:p>
          </table:table-cell>
          <table:table-cell office:value-type="string">
            <text:p>02:30</text:p>
          </table:table-cell>
          <table:table-cell office:value-type="string">
            <text:p>FADE</text:p>
          </table:table-cell>
          <table:table-cell office:value-type="string">
            <text:p>NIRVAN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ON A PLAIN</text:p>
          </table:table-cell>
          <table:table-cell office:value-type="string">
            <text:p>NIRVANA</text:p>
          </table:table-cell>
          <table:table-cell office:value-type="string">
            <text:p>:00</text:p>
          </table:table-cell>
          <table:table-cell office:value-type="string">
            <text:p>03:13</text:p>
          </table:table-cell>
          <table:table-cell office:value-type="string">
            <text:p>FADE</text:p>
          </table:table-cell>
          <table:table-cell office:value-type="string">
            <text:p>NIRVAN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POLLY</text:p>
          </table:table-cell>
          <table:table-cell office:value-type="string">
            <text:p>NIRVANA</text:p>
          </table:table-cell>
          <table:table-cell office:value-type="string">
            <text:p>:09</text:p>
          </table:table-cell>
          <table:table-cell office:value-type="string">
            <text:p>02:49</text:p>
          </table:table-cell>
          <table:table-cell office:value-type="string">
            <text:p>CF</text:p>
          </table:table-cell>
          <table:table-cell office:value-type="string">
            <text:p>NIRVAN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DUMB</text:p>
          </table:table-cell>
          <table:table-cell office:value-type="string">
            <text:p>NIRVANA</text:p>
          </table:table-cell>
          <table:table-cell office:value-type="string">
            <text:p>:00</text:p>
          </table:table-cell>
          <table:table-cell office:value-type="string">
            <text:p>02:32</text:p>
          </table:table-cell>
          <table:table-cell office:value-type="string">
            <text:p>COLD</text:p>
          </table:table-cell>
          <table:table-cell office:value-type="string">
            <text:p>NIRVAN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PENNYROYAL TEA</text:p>
          </table:table-cell>
          <table:table-cell office:value-type="string">
            <text:p>NIRVANA</text:p>
          </table:table-cell>
          <table:table-cell office:value-type="string">
            <text:p>:18</text:p>
          </table:table-cell>
          <table:table-cell office:value-type="string">
            <text:p>03:10</text:p>
          </table:table-cell>
          <table:table-cell office:value-type="string">
            <text:p>FADE</text:p>
          </table:table-cell>
          <table:table-cell office:value-type="string">
            <text:p>NIRVAN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IGHT YEARS</text:p>
          </table:table-cell>
          <table:table-cell office:value-type="string">
            <text:p>PEARL JAM</text:p>
          </table:table-cell>
          <table:table-cell office:value-type="string">
            <text:p>:20</text:p>
          </table:table-cell>
          <table:table-cell office:value-type="string">
            <text:p>04:55</text:p>
          </table:table-cell>
          <table:table-cell office:value-type="string">
            <text:p>F</text:p>
          </table:table-cell>
          <table:table-cell office:value-type="string">
            <text:p>PEARL JAM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NEW DIVIDE</text:p>
          </table:table-cell>
          <table:table-cell office:value-type="string">
            <text:p>LINKIN PARK</text:p>
          </table:table-cell>
          <table:table-cell office:value-type="string">
            <text:p>:19/:35</text:p>
          </table:table-cell>
          <table:table-cell office:value-type="string">
            <text:p>04:26</text:p>
          </table:table-cell>
          <table:table-cell office:value-type="string">
            <text:p>F</text:p>
          </table:table-cell>
          <table:table-cell office:value-type="string">
            <text:p>LINKIN PAR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ONE STEP CLOSER</text:p>
          </table:table-cell>
          <table:table-cell office:value-type="string">
            <text:p>LINKIN PARK</text:p>
          </table:table-cell>
          <table:table-cell office:value-type="string">
            <text:p>:11/:22</text:p>
          </table:table-cell>
          <table:table-cell office:value-type="string">
            <text:p>02:36</text:p>
          </table:table-cell>
          <table:table-cell office:value-type="string">
            <text:p>COLD</text:p>
          </table:table-cell>
          <table:table-cell office:value-type="string">
            <text:p>LINKIN PARK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NO WAY BUT THE HARD WAY</text:p>
          </table:table-cell>
          <table:table-cell office:value-type="string">
            <text:p>AIRBOURNE</text:p>
          </table:table-cell>
          <table:table-cell office:value-type="string">
            <text:p>:17</text:p>
          </table:table-cell>
          <table:table-cell office:value-type="string">
            <text:p>03:28</text:p>
          </table:table-cell>
          <table:table-cell office:value-type="string">
            <text:p>FADE</text:p>
          </table:table-cell>
          <table:table-cell office:value-type="string">
            <text:p>AIRBOURN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LIMBING UP THE WALLS</text:p>
          </table:table-cell>
          <table:table-cell office:value-type="string">
            <text:p>AYURVEDA</text:p>
          </table:table-cell>
          <table:table-cell office:value-type="string">
            <text:p>:55</text:p>
          </table:table-cell>
          <table:table-cell office:value-type="string">
            <text:p>05:43</text:p>
          </table:table-cell>
          <table:table-cell office:value-type="string">
            <text:p>FADE</text:p>
          </table:table-cell>
          <table:table-cell office:value-type="string">
            <text:p>AYURVED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AXMAN</text:p>
          </table:table-cell>
          <table:table-cell office:value-type="string">
            <text:p>AYURVEDA</text:p>
          </table:table-cell>
          <table:table-cell office:value-type="string">
            <text:p>:15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AYURVED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I'LL WAIT</text:p>
          </table:table-cell>
          <table:table-cell office:value-type="string">
            <text:p>WEGGALO STAR</text:p>
          </table:table-cell>
          <table:table-cell office:value-type="string">
            <text:p>:06/:28</text:p>
          </table:table-cell>
          <table:table-cell office:value-type="string">
            <text:p>03:37</text:p>
          </table:table-cell>
          <table:table-cell office:value-type="string">
            <text:p>CF</text:p>
          </table:table-cell>
          <table:table-cell office:value-type="string">
            <text:p>WEGGALO STAR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WHYYAWANNABRINGMEDOWN</text:p>
          </table:table-cell>
          <table:table-cell office:value-type="string">
            <text:p>ARANDA</text:p>
          </table:table-cell>
          <table:table-cell office:value-type="string">
            <text:p>:11</text:p>
          </table:table-cell>
          <table:table-cell office:value-type="string">
            <text:p>02:47</text:p>
          </table:table-cell>
          <table:table-cell office:value-type="string">
            <text:p>COLD</text:p>
          </table:table-cell>
          <table:table-cell office:value-type="string">
            <text:p>ARAND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RAIN</text:p>
          </table:table-cell>
          <table:table-cell office:value-type="string">
            <text:p>CREED</text:p>
          </table:table-cell>
          <table:table-cell office:value-type="string">
            <text:p>:11</text:p>
          </table:table-cell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CREE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HE CROW &amp; THE BUTTERFLY</text:p>
          </table:table-cell>
          <table:table-cell office:value-type="string">
            <text:p>SHINEDOWN</text:p>
          </table:table-cell>
          <table:table-cell office:value-type="string">
            <text:p>:02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SHINEDOW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ONELY</text:p>
          </table:table-cell>
          <table:table-cell office:value-type="string">
            <text:p>ATREYU</text:p>
          </table:table-cell>
          <table:table-cell office:value-type="string">
            <text:p>:10/:22</text:p>
          </table:table-cell>
          <table:table-cell office:value-type="string">
            <text:p>03:36</text:p>
          </table:table-cell>
          <table:table-cell office:value-type="string">
            <text:p>F</text:p>
          </table:table-cell>
          <table:table-cell office:value-type="string">
            <text:p>ATREYU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APRIL RAIN</text:p>
          </table:table-cell>
          <table:table-cell office:value-type="string">
            <text:p>COREY GLOVER</text:p>
          </table:table-cell>
          <table:table-cell office:value-type="string">
            <text:p>:18</text:p>
          </table:table-cell>
          <table:table-cell office:value-type="string">
            <text:p>04:45</text:p>
          </table:table-cell>
          <table:table-cell office:value-type="string">
            <text:p>F</text:p>
          </table:table-cell>
          <table:table-cell office:value-type="string">
            <text:p>COREY GLOVER; LIVING COLOUR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OT-BUTTERED SOUL</text:p>
          </table:table-cell>
          <table:table-cell office:value-type="string">
            <text:p>COREY GLOVER</text:p>
          </table:table-cell>
          <table:table-cell office:value-type="string">
            <text:p>:20</text:p>
          </table:table-cell>
          <table:table-cell office:value-type="string">
            <text:p>04:52</text:p>
          </table:table-cell>
          <table:table-cell office:value-type="string">
            <text:p>C</text:p>
          </table:table-cell>
          <table:table-cell office:value-type="string">
            <text:p>COREY GLOVER; LIVING COLOUR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GASOLINE</text:p>
          </table:table-cell>
          <table:table-cell office:value-type="string">
            <text:p>AUDIOSLAVE</text:p>
          </table:table-cell>
          <table:table-cell/>
          <table:table-cell office:value-type="string">
            <text:p>00:0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string">
            <text:p>NEVER ENOUGH</text:p>
          </table:table-cell>
          <table:table-cell office:value-type="string">
            <text:p>KISS</text:p>
          </table:table-cell>
          <table:table-cell office:value-type="string">
            <text:p>:11</text:p>
          </table:table-cell>
          <table:table-cell office:value-type="string">
            <text:p>03:25</text:p>
          </table:table-cell>
          <table:table-cell office:value-type="string">
            <text:p>CF</text:p>
          </table:table-cell>
          <table:table-cell office:value-type="string">
            <text:p>KISS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BITTERBLUE</text:p>
          </table:table-cell>
          <table:table-cell office:value-type="string">
            <text:p>CAT STEVENS</text:p>
          </table:table-cell>
          <table:table-cell office:value-type="string">
            <text:p>:15</text:p>
          </table:table-cell>
          <table:table-cell office:value-type="string">
            <text:p>03:06</text:p>
          </table:table-cell>
          <table:table-cell office:value-type="string">
            <text:p>CF</text:p>
          </table:table-cell>
          <table:table-cell office:value-type="string">
            <text:p>CAT STEVEN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IG BAD BILL (IS SWEET WILLIAM NOW)</text:p>
          </table:table-cell>
          <table:table-cell office:value-type="string">
            <text:p>VAN HALEN</text:p>
          </table:table-cell>
          <table:table-cell office:value-type="string">
            <text:p>:22</text:p>
          </table:table-cell>
          <table:table-cell office:value-type="string">
            <text:p>02:38</text:p>
          </table:table-cell>
          <table:table-cell office:value-type="string">
            <text:p>F</text:p>
          </table:table-cell>
          <table:table-cell office:value-type="string">
            <text:p>VAN HALE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OLLYWOOD</text:p>
          </table:table-cell>
          <table:table-cell office:value-type="string">
            <text:p>LOS LONELY BOYS</text:p>
          </table:table-cell>
          <table:table-cell office:value-type="string">
            <text:p>:20</text:p>
          </table:table-cell>
          <table:table-cell office:value-type="string">
            <text:p>04:09</text:p>
          </table:table-cell>
          <table:table-cell office:value-type="string">
            <text:p>CF</text:p>
          </table:table-cell>
          <table:table-cell office:value-type="string">
            <text:p>LOS LONELY BOY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IF YOU SEE HER, SAY HELLO</text:p>
          </table:table-cell>
          <table:table-cell office:value-type="string">
            <text:p>BOB DYLAN</text:p>
          </table:table-cell>
          <table:table-cell office:value-type="string">
            <text:p>:38</text:p>
          </table:table-cell>
          <table:table-cell office:value-type="string">
            <text:p>04:43</text:p>
          </table:table-cell>
          <table:table-cell office:value-type="string">
            <text:p>C</text:p>
          </table:table-cell>
          <table:table-cell office:value-type="string">
            <text:p>BOB DYLA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I CAN'T GO ON</text:p>
          </table:table-cell>
          <table:table-cell office:value-type="string">
            <text:p>JOEL MILLER</text:p>
          </table:table-cell>
          <table:table-cell office:value-type="string">
            <text:p>:13</text:p>
          </table:table-cell>
          <table:table-cell office:value-type="string">
            <text:p>03:15</text:p>
          </table:table-cell>
          <table:table-cell office:value-type="string">
            <text:p>C</text:p>
          </table:table-cell>
          <table:table-cell office:value-type="string">
            <text:p>JOEL MILLER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NEUTRON STAR COLLISION</text:p>
          </table:table-cell>
          <table:table-cell office:value-type="string">
            <text:p>MUSE</text:p>
          </table:table-cell>
          <table:table-cell office:value-type="string">
            <text:p>:00</text:p>
          </table:table-cell>
          <table:table-cell office:value-type="string">
            <text:p>03:47</text:p>
          </table:table-cell>
          <table:table-cell office:value-type="string">
            <text:p>F</text:p>
          </table:table-cell>
          <table:table-cell office:value-type="string">
            <text:p>MUSE</text:p>
          </table:table-cell>
          <table:table-cell table:number-columns-repeated="4"/>
          <table:table-cell office:value-type="string">
            <text:p>A 10 A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ACTIONS &amp; MOTIVES</text:p>
          </table:table-cell>
          <table:table-cell office:value-type="string">
            <text:p>10 YEARS</text:p>
          </table:table-cell>
          <table:table-cell office:value-type="string">
            <text:p>:13</text:p>
          </table:table-cell>
          <table:table-cell office:value-type="string">
            <text:p>03:22</text:p>
          </table:table-cell>
          <table:table-cell office:value-type="string">
            <text:p>CF</text:p>
          </table:table-cell>
          <table:table-cell office:value-type="string">
            <text:p>10 YEAR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LOW TURNING</text:p>
          </table:table-cell>
          <table:table-cell office:value-type="string">
            <text:p>JOHN HIATT</text:p>
          </table:table-cell>
          <table:table-cell office:value-type="string">
            <text:p>:06/:14</text:p>
          </table:table-cell>
          <table:table-cell office:value-type="string">
            <text:p>03:18</text:p>
          </table:table-cell>
          <table:table-cell office:value-type="string">
            <text:p>FADE</text:p>
          </table:table-cell>
          <table:table-cell office:value-type="string">
            <text:p>JOHN HIATT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HE CATALYST</text:p>
          </table:table-cell>
          <table:table-cell office:value-type="string">
            <text:p>LINKIN PARK</text:p>
          </table:table-cell>
          <table:table-cell office:value-type="string">
            <text:p>:11/:15</text:p>
          </table:table-cell>
          <table:table-cell office:value-type="string">
            <text:p>04:31</text:p>
          </table:table-cell>
          <table:table-cell office:value-type="string">
            <text:p>CF</text:p>
          </table:table-cell>
          <table:table-cell office:value-type="string">
            <text:p>LINKIN PARK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WAITING FOR THE END</text:p>
          </table:table-cell>
          <table:table-cell office:value-type="string">
            <text:p>LINKIN PARK</text:p>
          </table:table-cell>
          <table:table-cell office:value-type="string">
            <text:p>:14/:23</text:p>
          </table:table-cell>
          <table:table-cell office:value-type="string">
            <text:p>03:50</text:p>
          </table:table-cell>
          <table:table-cell office:value-type="string">
            <text:p>C</text:p>
          </table:table-cell>
          <table:table-cell office:value-type="string">
            <text:p>LINKIN PAR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ITY OF NEW ORLEANS</text:p>
          </table:table-cell>
          <table:table-cell office:value-type="string">
            <text:p>ARLO GUTHRIE</text:p>
          </table:table-cell>
          <table:table-cell office:value-type="string">
            <text:p>:06</text:p>
          </table:table-cell>
          <table:table-cell office:value-type="string">
            <text:p>04:33</text:p>
          </table:table-cell>
          <table:table-cell office:value-type="string">
            <text:p>F</text:p>
          </table:table-cell>
          <table:table-cell office:value-type="string">
            <text:p>ARLO GUTHRIE</text:p>
          </table:table-cell>
          <table:table-cell table:number-columns-repeated="4"/>
          <table:table-cell office:value-type="string">
            <text:p>B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COMING INTO LOS ANGELES (LIVE)</text:p>
          </table:table-cell>
          <table:table-cell office:value-type="string">
            <text:p>ARLO GUTHRIE</text:p>
          </table:table-cell>
          <table:table-cell office:value-type="string">
            <text:p>:10</text:p>
          </table:table-cell>
          <table:table-cell office:value-type="string">
            <text:p>02:24</text:p>
          </table:table-cell>
          <table:table-cell office:value-type="string">
            <text:p>F</text:p>
          </table:table-cell>
          <table:table-cell office:value-type="string">
            <text:p>ARLO GUTHRIE</text:p>
          </table:table-cell>
          <table:table-cell table:number-columns-repeated="4"/>
          <table:table-cell office:value-type="string">
            <text:p>B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BANG POP</text:p>
          </table:table-cell>
          <table:table-cell office:value-type="string">
            <text:p>FREE ENERGY</text:p>
          </table:table-cell>
          <table:table-cell office:value-type="string">
            <text:p>:22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FREE ENERGY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E TRUE TO YOUR SCHOOL</text:p>
          </table:table-cell>
          <table:table-cell office:value-type="string">
            <text:p>BEACH BOYS, THE</text:p>
          </table:table-cell>
          <table:table-cell office:value-type="string">
            <text:p>:01</text:p>
          </table:table-cell>
          <table:table-cell office:value-type="string">
            <text:p>02:05</text:p>
          </table:table-cell>
          <table:table-cell office:value-type="string">
            <text:p>FADE</text:p>
          </table:table-cell>
          <table:table-cell office:value-type="string">
            <text:p>BEACH BOY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LACK RIVER KILLER</text:p>
          </table:table-cell>
          <table:table-cell office:value-type="string">
            <text:p>BLITZEN TRAPPER</text:p>
          </table:table-cell>
          <table:table-cell office:value-type="string">
            <text:p>:06</text:p>
          </table:table-cell>
          <table:table-cell office:value-type="string">
            <text:p>03:21</text:p>
          </table:table-cell>
          <table:table-cell office:value-type="string">
            <text:p>FADE</text:p>
          </table:table-cell>
          <table:table-cell office:value-type="string">
            <text:p>BLITZEN TRAPP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FURR</text:p>
          </table:table-cell>
          <table:table-cell office:value-type="string">
            <text:p>BLITZEN TRAPPER</text:p>
          </table:table-cell>
          <table:table-cell office:value-type="string">
            <text:p>:05</text:p>
          </table:table-cell>
          <table:table-cell office:value-type="string">
            <text:p>03:59</text:p>
          </table:table-cell>
          <table:table-cell office:value-type="string">
            <text:p>CF</text:p>
          </table:table-cell>
          <table:table-cell office:value-type="string">
            <text:p>BLITZEN TRAPP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DIE YOUNG STAY PRETTY</text:p>
          </table:table-cell>
          <table:table-cell office:value-type="string">
            <text:p>BLONDIE</text:p>
          </table:table-cell>
          <table:table-cell office:value-type="string">
            <text:p>:09</text:p>
          </table:table-cell>
          <table:table-cell office:value-type="string">
            <text:p>03:25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office:value-type="string">
            <text:p>Z</text:p>
          </table:table-cell>
          <table:table-cell office:value-type="string">
            <text:p>I DON'T REMEMBER</text:p>
          </table:table-cell>
          <table:table-cell office:value-type="string">
            <text:p>PETER GABRIEL</text:p>
          </table:table-cell>
          <table:table-cell office:value-type="string">
            <text:p>:03</text:p>
          </table:table-cell>
          <table:table-cell office:value-type="string">
            <text:p>04:06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office:value-type="string">
            <text:p>Z</text:p>
          </table:table-cell>
          <table:table-cell office:value-type="string">
            <text:p>SAINTS &amp; SINNERS</text:p>
          </table:table-cell>
          <table:table-cell office:value-type="string">
            <text:p>GODSMACK</text:p>
          </table:table-cell>
          <table:table-cell office:value-type="string">
            <text:p>:10/:37</text:p>
          </table:table-cell>
          <table:table-cell office:value-type="string">
            <text:p>04:05</text:p>
          </table:table-cell>
          <table:table-cell office:value-type="string">
            <text:p>COLD</text:p>
          </table:table-cell>
          <table:table-cell office:value-type="string">
            <text:p>GODSMAC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FIREFLY (LIVE)</text:p>
          </table:table-cell>
          <table:table-cell office:value-type="string">
            <text:p>BROTHERS MACRAE</text:p>
          </table:table-cell>
          <table:table-cell office:value-type="string">
            <text:p>:26</text:p>
          </table:table-cell>
          <table:table-cell office:value-type="string">
            <text:p>03:57</text:p>
          </table:table-cell>
          <table:table-cell office:value-type="string">
            <text:p>COLD</text:p>
          </table:table-cell>
          <table:table-cell office:value-type="string">
            <text:p>BROTHERS MACRAE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string">
            <text:p>EMPOWHER</text:p>
          </table:table-cell>
          <table:table-cell office:value-type="string">
            <text:p>IRE CLAD</text:p>
          </table:table-cell>
          <table:table-cell office:value-type="string">
            <text:p>:09/:35</text:p>
          </table:table-cell>
          <table:table-cell office:value-type="string">
            <text:p>04:31</text:p>
          </table:table-cell>
          <table:table-cell office:value-type="string">
            <text:p>COLD</text:p>
          </table:table-cell>
          <table:table-cell office:value-type="string">
            <text:p>IRE CLAD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MAMA KIN</text:p>
          </table:table-cell>
          <table:table-cell office:value-type="string">
            <text:p>AEROSMITH</text:p>
          </table:table-cell>
          <table:table-cell office:value-type="string">
            <text:p>1:04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ENTER SANDMAN</text:p>
          </table:table-cell>
          <table:table-cell office:value-type="string">
            <text:p>METALLICA</text:p>
          </table:table-cell>
          <table:table-cell office:value-type="string">
            <text:p>1:12</text:p>
          </table:table-cell>
          <table:table-cell office:value-type="string">
            <text:p>05:10</text:p>
          </table:table-cell>
          <table:table-cell office:value-type="string">
            <text:p>FADE</text:p>
          </table:table-cell>
          <table:table-cell office:value-type="string">
            <text:p>METALLIC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ROCK YOU LIKE A HURRICANE</text:p>
          </table:table-cell>
          <table:table-cell office:value-type="string">
            <text:p>SCORPIONS</text:p>
          </table:table-cell>
          <table:table-cell office:value-type="string">
            <text:p>:34</text:p>
          </table:table-cell>
          <table:table-cell office:value-type="string">
            <text:p>04:10</text:p>
          </table:table-cell>
          <table:table-cell office:value-type="string">
            <text:p>COLD</text:p>
          </table:table-cell>
          <table:table-cell office:value-type="string">
            <text:p>SCORPIO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AND THE CRADLE WILL ROCK</text:p>
          </table:table-cell>
          <table:table-cell office:value-type="string">
            <text:p>VAN HALEN</text:p>
          </table:table-cell>
          <table:table-cell office:value-type="string">
            <text:p>:22</text:p>
          </table:table-cell>
          <table:table-cell office:value-type="string">
            <text:p>03:12</text:p>
          </table:table-cell>
          <table:table-cell office:value-type="string">
            <text:p>FADE</text:p>
          </table:table-cell>
          <table:table-cell office:value-type="string">
            <text:p>VAN HALE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AR PIGS</text:p>
          </table:table-cell>
          <table:table-cell office:value-type="string">
            <text:p>BLACK SABBATH</text:p>
          </table:table-cell>
          <table:table-cell office:value-type="string">
            <text:p>1:03</text:p>
          </table:table-cell>
          <table:table-cell office:value-type="string">
            <text:p>07:53</text:p>
          </table:table-cell>
          <table:table-cell office:value-type="string">
            <text:p>COLD</text:p>
          </table:table-cell>
          <table:table-cell office:value-type="string">
            <text:p>BLACK SABBATH; WAR PIG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BRINGIN' ON THE HEARTBREAK</text:p>
          </table:table-cell>
          <table:table-cell office:value-type="string">
            <text:p>DEF LEPPARD</text:p>
          </table:table-cell>
          <table:table-cell office:value-type="string">
            <text:p>:27</text:p>
          </table:table-cell>
          <table:table-cell office:value-type="string">
            <text:p>04:22</text:p>
          </table:table-cell>
          <table:table-cell office:value-type="string">
            <text:p>CF</text:p>
          </table:table-cell>
          <table:table-cell office:value-type="string">
            <text:p>DEF LEPPA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PHOTOGRAPH</text:p>
          </table:table-cell>
          <table:table-cell office:value-type="string">
            <text:p>DEF LEPPARD</text:p>
          </table:table-cell>
          <table:table-cell office:value-type="string">
            <text:p>:17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DEF LEPPA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ROCK OF AGES</text:p>
          </table:table-cell>
          <table:table-cell office:value-type="string">
            <text:p>DEF LEPPARD</text:p>
          </table:table-cell>
          <table:table-cell office:value-type="string">
            <text:p>:00</text:p>
          </table:table-cell>
          <table:table-cell office:value-type="string">
            <text:p>03:50</text:p>
          </table:table-cell>
          <table:table-cell office:value-type="string">
            <text:p>CF</text:p>
          </table:table-cell>
          <table:table-cell office:value-type="string">
            <text:p>DEF LEPPARD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FOOLIN'</text:p>
          </table:table-cell>
          <table:table-cell office:value-type="string">
            <text:p>DEF LEPPARD</text:p>
          </table:table-cell>
          <table:table-cell office:value-type="string">
            <text:p>:15</text:p>
          </table:table-cell>
          <table:table-cell office:value-type="string">
            <text:p>04:30</text:p>
          </table:table-cell>
          <table:table-cell office:value-type="string">
            <text:p>C</text:p>
          </table:table-cell>
          <table:table-cell office:value-type="string">
            <text:p>DEF LEPPARD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ANIMAL</text:p>
          </table:table-cell>
          <table:table-cell office:value-type="string">
            <text:p>DEF LEPPARD</text:p>
          </table:table-cell>
          <table:table-cell office:value-type="string">
            <text:p>:16</text:p>
          </table:table-cell>
          <table:table-cell office:value-type="string">
            <text:p>04:02</text:p>
          </table:table-cell>
          <table:table-cell office:value-type="string">
            <text:p>COLD</text:p>
          </table:table-cell>
          <table:table-cell office:value-type="string">
            <text:p>DEF LEPPA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POUR SOME SUGAR ON ME</text:p>
          </table:table-cell>
          <table:table-cell office:value-type="string">
            <text:p>DEF LEPPARD</text:p>
          </table:table-cell>
          <table:table-cell office:value-type="string">
            <text:p>:00</text:p>
          </table:table-cell>
          <table:table-cell office:value-type="string">
            <text:p>04:24</text:p>
          </table:table-cell>
          <table:table-cell office:value-type="string">
            <text:p>COLD</text:p>
          </table:table-cell>
          <table:table-cell office:value-type="string">
            <text:p>DEF LEPPA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YSTERIA</text:p>
          </table:table-cell>
          <table:table-cell office:value-type="string">
            <text:p>DEF LEPPARD</text:p>
          </table:table-cell>
          <table:table-cell office:value-type="string">
            <text:p>:17</text:p>
          </table:table-cell>
          <table:table-cell office:value-type="string">
            <text:p>05:42</text:p>
          </table:table-cell>
          <table:table-cell office:value-type="string">
            <text:p>FADE</text:p>
          </table:table-cell>
          <table:table-cell office:value-type="string">
            <text:p>DEF LEPPAR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RAINBOW IN THE DARK</text:p>
          </table:table-cell>
          <table:table-cell office:value-type="string">
            <text:p>DIO</text:p>
          </table:table-cell>
          <table:table-cell office:value-type="string">
            <text:p>:19</text:p>
          </table:table-cell>
          <table:table-cell office:value-type="string">
            <text:p>03:59</text:p>
          </table:table-cell>
          <table:table-cell/>
          <table:table-cell office:value-type="string">
            <text:p>DI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ORLD GONE CRAZY</text:p>
          </table:table-cell>
          <table:table-cell office:value-type="string">
            <text:p>DOOBIE BROTHERS</text:p>
          </table:table-cell>
          <table:table-cell office:value-type="string">
            <text:p>:12/:26</text:p>
          </table:table-cell>
          <table:table-cell office:value-type="string">
            <text:p>04:56</text:p>
          </table:table-cell>
          <table:table-cell office:value-type="string">
            <text:p>FADE</text:p>
          </table:table-cell>
          <table:table-cell office:value-type="string">
            <text:p>DOOBIE BROTHER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ET IT DIE</text:p>
          </table:table-cell>
          <table:table-cell office:value-type="string">
            <text:p>FOO FIGHTERS</text:p>
          </table:table-cell>
          <table:table-cell office:value-type="string">
            <text:p>:16</text:p>
          </table:table-cell>
          <table:table-cell office:value-type="string">
            <text:p>04:06</text:p>
          </table:table-cell>
          <table:table-cell office:value-type="string">
            <text:p>C</text:p>
          </table:table-cell>
          <table:table-cell office:value-type="string">
            <text:p>FOO FIGHTER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NO ONE LIKE YOU</text:p>
          </table:table-cell>
          <table:table-cell office:value-type="string">
            <text:p>SCORPIONS</text:p>
          </table:table-cell>
          <table:table-cell office:value-type="string">
            <text:p>:35</text:p>
          </table:table-cell>
          <table:table-cell office:value-type="string">
            <text:p>03:49</text:p>
          </table:table-cell>
          <table:table-cell office:value-type="string">
            <text:p>FADE</text:p>
          </table:table-cell>
          <table:table-cell office:value-type="string">
            <text:p>SCORPIO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THE HARDEST BUTTON TO BUTTON</text:p>
          </table:table-cell>
          <table:table-cell office:value-type="string">
            <text:p>WHITE STRIPES</text:p>
          </table:table-cell>
          <table:table-cell office:value-type="string">
            <text:p>:38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WHITE STRIP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UMAN</text:p>
          </table:table-cell>
          <table:table-cell office:value-type="string">
            <text:p>KILLERS</text:p>
          </table:table-cell>
          <table:table-cell office:value-type="string">
            <text:p>:08</text:p>
          </table:table-cell>
          <table:table-cell office:value-type="string">
            <text:p>04:01</text:p>
          </table:table-cell>
          <table:table-cell office:value-type="string">
            <text:p>F</text:p>
          </table:table-cell>
          <table:table-cell office:value-type="string">
            <text:p>KILLER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EY, SOUL SISTER</text:p>
          </table:table-cell>
          <table:table-cell office:value-type="string">
            <text:p>TRAIN</text:p>
          </table:table-cell>
          <table:table-cell office:value-type="string">
            <text:p>:04</text:p>
          </table:table-cell>
          <table:table-cell office:value-type="string">
            <text:p>03:32</text:p>
          </table:table-cell>
          <table:table-cell office:value-type="string">
            <text:p>COLD</text:p>
          </table:table-cell>
          <table:table-cell office:value-type="string">
            <text:p>TRAI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UNDERNEATH THE SYCAMORE</text:p>
          </table:table-cell>
          <table:table-cell office:value-type="string">
            <text:p>DEATH CAB FOR CUTIE</text:p>
          </table:table-cell>
          <table:table-cell office:value-type="string">
            <text:p>:17</text:p>
          </table:table-cell>
          <table:table-cell office:value-type="string">
            <text:p>03:20</text:p>
          </table:table-cell>
          <table:table-cell office:value-type="string">
            <text:p>CF</text:p>
          </table:table-cell>
          <table:table-cell office:value-type="string">
            <text:p>DEATH CAB FOR CUTI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HIPS IN THE NIGHT</text:p>
          </table:table-cell>
          <table:table-cell office:value-type="string">
            <text:p>MAT KEARNEY</text:p>
          </table:table-cell>
          <table:table-cell office:value-type="string">
            <text:p>:05</text:p>
          </table:table-cell>
          <table:table-cell office:value-type="string">
            <text:p>04:14</text:p>
          </table:table-cell>
          <table:table-cell office:value-type="string">
            <text:p>COLD</text:p>
          </table:table-cell>
          <table:table-cell office:value-type="string">
            <text:p>MAT KEARNE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ONDERING WHERE THE LIONS ARE</text:p>
          </table:table-cell>
          <table:table-cell office:value-type="string">
            <text:p>BRUCE COCKBURN</text:p>
          </table:table-cell>
          <table:table-cell office:value-type="string">
            <text:p>:13</text:p>
          </table:table-cell>
          <table:table-cell office:value-type="string">
            <text:p>03:32</text:p>
          </table:table-cell>
          <table:table-cell office:value-type="string">
            <text:p>F</text:p>
          </table:table-cell>
          <table:table-cell office:value-type="string">
            <text:p>BRUCE COCKBUR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DAMN THIS TOWN</text:p>
          </table:table-cell>
          <table:table-cell office:value-type="string">
            <text:p>JOHN HIATT</text:p>
          </table:table-cell>
          <table:table-cell office:value-type="string">
            <text:p>:07/:26</text:p>
          </table:table-cell>
          <table:table-cell office:value-type="string">
            <text:p>04:47</text:p>
          </table:table-cell>
          <table:table-cell office:value-type="string">
            <text:p>CF</text:p>
          </table:table-cell>
          <table:table-cell office:value-type="string">
            <text:p>JOHN HIAT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PERFECTLY GOOD GUITAR</text:p>
          </table:table-cell>
          <table:table-cell office:value-type="string">
            <text:p>JOHN HIATT</text:p>
          </table:table-cell>
          <table:table-cell office:value-type="string">
            <text:p>:13/:39</text:p>
          </table:table-cell>
          <table:table-cell office:value-type="string">
            <text:p>04:30</text:p>
          </table:table-cell>
          <table:table-cell office:value-type="string">
            <text:p>cf</text:p>
          </table:table-cell>
          <table:table-cell office:value-type="string">
            <text:p>JOHN HIAT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HAND IN MY POCKET</text:p>
          </table:table-cell>
          <table:table-cell office:value-type="string">
            <text:p>ALANIS MORISSETTE</text:p>
          </table:table-cell>
          <table:table-cell office:value-type="string">
            <text:p>:10</text:p>
          </table:table-cell>
          <table:table-cell office:value-type="string">
            <text:p>03:35</text:p>
          </table:table-cell>
          <table:table-cell office:value-type="string">
            <text:p>CF</text:p>
          </table:table-cell>
          <table:table-cell office:value-type="string">
            <text:p>ALANIS MORISSETT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YOU OUGHTA KNOW</text:p>
          </table:table-cell>
          <table:table-cell office:value-type="string">
            <text:p>ALANIS MORISSETTE</text:p>
          </table:table-cell>
          <table:table-cell office:value-type="string">
            <text:p>:00</text:p>
          </table:table-cell>
          <table:table-cell office:value-type="string">
            <text:p>04:06</text:p>
          </table:table-cell>
          <table:table-cell office:value-type="string">
            <text:p>COLD</text:p>
          </table:table-cell>
          <table:table-cell office:value-type="string">
            <text:p>ALANIS MORISSETTE</text:p>
          </table:table-cell>
          <table:table-cell/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GIVES YOU HELL</text:p>
          </table:table-cell>
          <table:table-cell office:value-type="string">
            <text:p>ALL-AMERICAN REJECTS</text:p>
          </table:table-cell>
          <table:table-cell office:value-type="string">
            <text:p>:13</text:p>
          </table:table-cell>
          <table:table-cell office:value-type="string">
            <text:p>03:26</text:p>
          </table:table-cell>
          <table:table-cell office:value-type="string">
            <text:p>C</text:p>
          </table:table-cell>
          <table:table-cell office:value-type="string">
            <text:p>ALL-AMERICAN REJECT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INFECTED</text:p>
          </table:table-cell>
          <table:table-cell office:value-type="string">
            <text:p>BAD RELIGION</text:p>
          </table:table-cell>
          <table:table-cell office:value-type="string">
            <text:p>:17/:49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BAD RELIG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ANNIE WAITS</text:p>
          </table:table-cell>
          <table:table-cell office:value-type="string">
            <text:p>BEN FOLDS</text:p>
          </table:table-cell>
          <table:table-cell office:value-type="string">
            <text:p>C:04/:11</text:p>
          </table:table-cell>
          <table:table-cell office:value-type="string">
            <text:p>04:13</text:p>
          </table:table-cell>
          <table:table-cell office:value-type="string">
            <text:p>ICE</text:p>
          </table:table-cell>
          <table:table-cell office:value-type="string">
            <text:p>BEN FOLDS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PHILOSOPHY</text:p>
          </table:table-cell>
          <table:table-cell office:value-type="string">
            <text:p>BEN FOLDS FIVE</text:p>
          </table:table-cell>
          <table:table-cell office:value-type="string">
            <text:p>:29</text:p>
          </table:table-cell>
          <table:table-cell office:value-type="string">
            <text:p>04:39</text:p>
          </table:table-cell>
          <table:table-cell office:value-type="string">
            <text:p>FADE</text:p>
          </table:table-cell>
          <table:table-cell office:value-type="string">
            <text:p>BEN FOLDS FIVE; BEN FOLDS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LANDED</text:p>
          </table:table-cell>
          <table:table-cell office:value-type="string">
            <text:p>BEN FOLDS</text:p>
          </table:table-cell>
          <table:table-cell office:value-type="string">
            <text:p>:25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BEN FOLDS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BATTLE OF WHO COULD CARE LESS</text:p>
          </table:table-cell>
          <table:table-cell office:value-type="string">
            <text:p>BEN FOLDS FIVE</text:p>
          </table:table-cell>
          <table:table-cell office:value-type="string">
            <text:p>:03/:26</text:p>
          </table:table-cell>
          <table:table-cell office:value-type="string">
            <text:p>03:14</text:p>
          </table:table-cell>
          <table:table-cell office:value-type="string">
            <text:p>C</text:p>
          </table:table-cell>
          <table:table-cell office:value-type="string">
            <text:p>BEN FOLDS FIVE; BEN FOLD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 FAVOR HOUSE ATLANTIC</text:p>
          </table:table-cell>
          <table:table-cell office:value-type="string">
            <text:p>COHEED AND CAMBRIA</text:p>
          </table:table-cell>
          <table:table-cell office:value-type="string">
            <text:p>:10</text:p>
          </table:table-cell>
          <table:table-cell office:value-type="string">
            <text:p>03:27</text:p>
          </table:table-cell>
          <table:table-cell office:value-type="string">
            <text:p>CF</text:p>
          </table:table-cell>
          <table:table-cell office:value-type="string">
            <text:p>COHEED AND CAMBRI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TAY YOUNG, GO DANCING</text:p>
          </table:table-cell>
          <table:table-cell office:value-type="string">
            <text:p>DEATH CAB FOR CUTIE</text:p>
          </table:table-cell>
          <table:table-cell office:value-type="string">
            <text:p>:00</text:p>
          </table:table-cell>
          <table:table-cell office:value-type="string">
            <text:p>02:41</text:p>
          </table:table-cell>
          <table:table-cell office:value-type="string">
            <text:p>CF</text:p>
          </table:table-cell>
          <table:table-cell office:value-type="string">
            <text:p>DEATH CAB FOR CUTI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HESE ARE THE DAYS</text:p>
          </table:table-cell>
          <table:table-cell office:value-type="string">
            <text:p>EXIES, THE</text:p>
          </table:table-cell>
          <table:table-cell office:value-type="string">
            <text:p>:14</text:p>
          </table:table-cell>
          <table:table-cell office:value-type="string">
            <text:p>03:39</text:p>
          </table:table-cell>
          <table:table-cell office:value-type="string">
            <text:p>C</text:p>
          </table:table-cell>
          <table:table-cell office:value-type="string">
            <text:p>EXI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EPIC</text:p>
          </table:table-cell>
          <table:table-cell office:value-type="string">
            <text:p>FAITH NO MORE</text:p>
          </table:table-cell>
          <table:table-cell office:value-type="string">
            <text:p>:11</text:p>
          </table:table-cell>
          <table:table-cell office:value-type="string">
            <text:p>04:50</text:p>
          </table:table-cell>
          <table:table-cell office:value-type="string">
            <text:p>COLD</text:p>
          </table:table-cell>
          <table:table-cell office:value-type="string">
            <text:p>FAITH NO MOR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HEARTBEAT</text:p>
          </table:table-cell>
          <table:table-cell office:value-type="string">
            <text:p>FRAY, THE</text:p>
          </table:table-cell>
          <table:table-cell office:value-type="string">
            <text:p>:02/:14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FRAY, TH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HOLY DIVER</text:p>
          </table:table-cell>
          <table:table-cell office:value-type="string">
            <text:p>DIO</text:p>
          </table:table-cell>
          <table:table-cell office:value-type="string">
            <text:p>1:31</text:p>
          </table:table-cell>
          <table:table-cell office:value-type="string">
            <text:p>05:32</text:p>
          </table:table-cell>
          <table:table-cell office:value-type="string">
            <text:p>FADE</text:p>
          </table:table-cell>
          <table:table-cell office:value-type="string">
            <text:p>DIO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MOST PEOPLE ARE DJS</text:p>
          </table:table-cell>
          <table:table-cell office:value-type="string">
            <text:p>HOLD STEADY, THE</text:p>
          </table:table-cell>
          <table:table-cell office:value-type="string">
            <text:p>:08/:21</text:p>
          </table:table-cell>
          <table:table-cell office:value-type="string">
            <text:p>05:51</text:p>
          </table:table-cell>
          <table:table-cell office:value-type="string">
            <text:p>F</text:p>
          </table:table-cell>
          <table:table-cell office:value-type="string">
            <text:p>HOLD STEADY, TH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CALLING DR. LOVE</text:p>
          </table:table-cell>
          <table:table-cell office:value-type="string">
            <text:p>KISS</text:p>
          </table:table-cell>
          <table:table-cell office:value-type="string">
            <text:p>:23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KISS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T'S NOT THE END OF THE WORLD</text:p>
          </table:table-cell>
          <table:table-cell office:value-type="string">
            <text:p>LOSTPROPHETS</text:p>
          </table:table-cell>
          <table:table-cell office:value-type="string">
            <text:p>:22</text:p>
          </table:table-cell>
          <table:table-cell office:value-type="string">
            <text:p>03:43</text:p>
          </table:table-cell>
          <table:table-cell office:value-type="string">
            <text:p>F</text:p>
          </table:table-cell>
          <table:table-cell office:value-type="string">
            <text:p>LOSTPROPHET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LL I HAVE</text:p>
          </table:table-cell>
          <table:table-cell office:value-type="string">
            <text:p>MAT KEARNEY</text:p>
          </table:table-cell>
          <table:table-cell office:value-type="string">
            <text:p>:16</text:p>
          </table:table-cell>
          <table:table-cell office:value-type="string">
            <text:p>04:40</text:p>
          </table:table-cell>
          <table:table-cell office:value-type="string">
            <text:p>FADE</text:p>
          </table:table-cell>
          <table:table-cell office:value-type="string">
            <text:p>MAT KEARNE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HEY MAMA</text:p>
          </table:table-cell>
          <table:table-cell office:value-type="string">
            <text:p>MAT KEARNEY</text:p>
          </table:table-cell>
          <table:table-cell office:value-type="string">
            <text:p>:03/:09</text:p>
          </table:table-cell>
          <table:table-cell office:value-type="string">
            <text:p>02:57</text:p>
          </table:table-cell>
          <table:table-cell office:value-type="string">
            <text:p>COLD</text:p>
          </table:table-cell>
          <table:table-cell office:value-type="string">
            <text:p>MAT KEARNEY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AR CRASH</text:p>
          </table:table-cell>
          <table:table-cell office:value-type="string">
            <text:p>MATT NATHANSON</text:p>
          </table:table-cell>
          <table:table-cell office:value-type="string">
            <text:p>:12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MATT NATHANS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MODERN LOVE</text:p>
          </table:table-cell>
          <table:table-cell office:value-type="string">
            <text:p>MATT NATHANSON</text:p>
          </table:table-cell>
          <table:table-cell office:value-type="string">
            <text:p>:09/:18</text:p>
          </table:table-cell>
          <table:table-cell office:value-type="string">
            <text:p>03:25</text:p>
          </table:table-cell>
          <table:table-cell office:value-type="string">
            <text:p>CF</text:p>
          </table:table-cell>
          <table:table-cell office:value-type="string">
            <text:p>MATT NATHANS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USPENDED</text:p>
          </table:table-cell>
          <table:table-cell office:value-type="string">
            <text:p>MATT NATHANSON</text:p>
          </table:table-cell>
          <table:table-cell office:value-type="string">
            <text:p>:17</text:p>
          </table:table-cell>
          <table:table-cell office:value-type="string">
            <text:p>03:05</text:p>
          </table:table-cell>
          <table:table-cell office:value-type="string">
            <text:p>CF</text:p>
          </table:table-cell>
          <table:table-cell office:value-type="string">
            <text:p>MATT NATHANS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DETROIT WAVES</text:p>
          </table:table-cell>
          <table:table-cell office:value-type="string">
            <text:p>MATT NATHANSON</text:p>
          </table:table-cell>
          <table:table-cell office:value-type="string">
            <text:p>:07</text:p>
          </table:table-cell>
          <table:table-cell office:value-type="string">
            <text:p>03:12</text:p>
          </table:table-cell>
          <table:table-cell office:value-type="string">
            <text:p>C</text:p>
          </table:table-cell>
          <table:table-cell office:value-type="string">
            <text:p>MATT NATHANSO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ROOM AT THE END OF THE WORLD</text:p>
          </table:table-cell>
          <table:table-cell office:value-type="string">
            <text:p>MATT NATHANSON</text:p>
          </table:table-cell>
          <table:table-cell office:value-type="string">
            <text:p>:03/:22</text:p>
          </table:table-cell>
          <table:table-cell office:value-type="string">
            <text:p>04:00</text:p>
          </table:table-cell>
          <table:table-cell office:value-type="string">
            <text:p>CF</text:p>
          </table:table-cell>
          <table:table-cell office:value-type="string">
            <text:p>MATT NATHANSO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FASTER</text:p>
          </table:table-cell>
          <table:table-cell office:value-type="string">
            <text:p>MATT NATHANSON</text:p>
          </table:table-cell>
          <table:table-cell office:value-type="string">
            <text:p>:07</text:p>
          </table:table-cell>
          <table:table-cell office:value-type="string">
            <text:p>03:22</text:p>
          </table:table-cell>
          <table:table-cell office:value-type="string">
            <text:p>COLD</text:p>
          </table:table-cell>
          <table:table-cell office:value-type="string">
            <text:p>MATT NATHANSO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NA NA NA</text:p>
          </table:table-cell>
          <table:table-cell office:value-type="string">
            <text:p>MY CHEMICAL ROMANCE</text:p>
          </table:table-cell>
          <table:table-cell office:value-type="string">
            <text:p>:09/:12</text:p>
          </table:table-cell>
          <table:table-cell office:value-type="string">
            <text:p>03:20</text:p>
          </table:table-cell>
          <table:table-cell office:value-type="string">
            <text:p>CF</text:p>
          </table:table-cell>
          <table:table-cell office:value-type="string">
            <text:p>MY CHEMICAL ROMANC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PERSONALITY CRISIS</text:p>
          </table:table-cell>
          <table:table-cell office:value-type="string">
            <text:p>NEW YORK DOLLS</text:p>
          </table:table-cell>
          <table:table-cell office:value-type="string">
            <text:p>:07</text:p>
          </table:table-cell>
          <table:table-cell office:value-type="string">
            <text:p>03:41</text:p>
          </table:table-cell>
          <table:table-cell office:value-type="string">
            <text:p>C</text:p>
          </table:table-cell>
          <table:table-cell office:value-type="string">
            <text:p>NEW YORK DOLL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OLD MY SOUL</text:p>
          </table:table-cell>
          <table:table-cell office:value-type="string">
            <text:p>LAURA WILDE</text:p>
          </table:table-cell>
          <table:table-cell office:value-type="string">
            <text:p>:08/:15</text:p>
          </table:table-cell>
          <table:table-cell office:value-type="string">
            <text:p>02:23</text:p>
          </table:table-cell>
          <table:table-cell office:value-type="string">
            <text:p>COLD</text:p>
          </table:table-cell>
          <table:table-cell office:value-type="string">
            <text:p>LAURA WILD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WONDER</text:p>
          </table:table-cell>
          <table:table-cell office:value-type="string">
            <text:p>NATALIE MERCHANT</text:p>
          </table:table-cell>
          <table:table-cell office:value-type="string">
            <text:p>:18</text:p>
          </table:table-cell>
          <table:table-cell office:value-type="string">
            <text:p>04:13</text:p>
          </table:table-cell>
          <table:table-cell office:value-type="string">
            <text:p>FADE</text:p>
          </table:table-cell>
          <table:table-cell office:value-type="string">
            <text:p>NATALIE MERCHAN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JEALOUSY</text:p>
          </table:table-cell>
          <table:table-cell office:value-type="string">
            <text:p>NATALIE MERCHANT</text:p>
          </table:table-cell>
          <table:table-cell office:value-type="string">
            <text:p>:03</text:p>
          </table:table-cell>
          <table:table-cell office:value-type="string">
            <text:p>02:37</text:p>
          </table:table-cell>
          <table:table-cell office:value-type="string">
            <text:p>CF</text:p>
          </table:table-cell>
          <table:table-cell office:value-type="string">
            <text:p>NATALIE MERCHANT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DEFY YOU</text:p>
          </table:table-cell>
          <table:table-cell office:value-type="string">
            <text:p>OFFSPRING</text:p>
          </table:table-cell>
          <table:table-cell office:value-type="string">
            <text:p>:20</text:p>
          </table:table-cell>
          <table:table-cell office:value-type="string">
            <text:p>03:38</text:p>
          </table:table-cell>
          <table:table-cell office:value-type="string">
            <text:p>COLD</text:p>
          </table:table-cell>
          <table:table-cell office:value-type="string">
            <text:p>OFFSPRI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HY DON'T YOU GET A JOB?</text:p>
          </table:table-cell>
          <table:table-cell office:value-type="string">
            <text:p>OFFSPRING</text:p>
          </table:table-cell>
          <table:table-cell office:value-type="string">
            <text:p>:00</text:p>
          </table:table-cell>
          <table:table-cell office:value-type="string">
            <text:p>02:46</text:p>
          </table:table-cell>
          <table:table-cell office:value-type="string">
            <text:p>F</text:p>
          </table:table-cell>
          <table:table-cell office:value-type="string">
            <text:p>OFFSPRING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ECRETS</text:p>
          </table:table-cell>
          <table:table-cell office:value-type="string">
            <text:p>ONEREPUBLIC</text:p>
          </table:table-cell>
          <table:table-cell office:value-type="string">
            <text:p>:12</text:p>
          </table:table-cell>
          <table:table-cell office:value-type="string">
            <text:p>03:42</text:p>
          </table:table-cell>
          <table:table-cell office:value-type="string">
            <text:p>COLD</text:p>
          </table:table-cell>
          <table:table-cell office:value-type="string">
            <text:p>ONEREPUBLIC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NALOG MAN</text:p>
          </table:table-cell>
          <table:table-cell office:value-type="string">
            <text:p>JOE WALSH</text:p>
          </table:table-cell>
          <table:table-cell office:value-type="string">
            <text:p>:16</text:p>
          </table:table-cell>
          <table:table-cell office:value-type="string">
            <text:p>03:59</text:p>
          </table:table-cell>
          <table:table-cell office:value-type="string">
            <text:p>CF</text:p>
          </table:table-cell>
          <table:table-cell office:value-type="string">
            <text:p>JOE WALSH; JAMES GANG; EAGL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RICK BY BORING BRICK</text:p>
          </table:table-cell>
          <table:table-cell office:value-type="string">
            <text:p>PARAMORE</text:p>
          </table:table-cell>
          <table:table-cell office:value-type="string">
            <text:p>:24</text:p>
          </table:table-cell>
          <table:table-cell office:value-type="string">
            <text:p>04:04</text:p>
          </table:table-cell>
          <table:table-cell office:value-type="string">
            <text:p>FADE</text:p>
          </table:table-cell>
          <table:table-cell office:value-type="string">
            <text:p>PARAMORE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GNORANCE</text:p>
          </table:table-cell>
          <table:table-cell office:value-type="string">
            <text:p>PARAMORE</text:p>
          </table:table-cell>
          <table:table-cell office:value-type="string">
            <text:p>:23</text:p>
          </table:table-cell>
          <table:table-cell office:value-type="string">
            <text:p>03:37</text:p>
          </table:table-cell>
          <table:table-cell office:value-type="string">
            <text:p>C</text:p>
          </table:table-cell>
          <table:table-cell office:value-type="string">
            <text:p>PARAMOR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AREFUL</text:p>
          </table:table-cell>
          <table:table-cell office:value-type="string">
            <text:p>PARAMORE</text:p>
          </table:table-cell>
          <table:table-cell office:value-type="string">
            <text:p>:15</text:p>
          </table:table-cell>
          <table:table-cell office:value-type="string">
            <text:p>03:20</text:p>
          </table:table-cell>
          <table:table-cell office:value-type="string">
            <text:p>C</text:p>
          </table:table-cell>
          <table:table-cell office:value-type="string">
            <text:p>PARAMORE</text:p>
          </table:table-cell>
          <table:table-cell table:number-columns-repeated="4"/>
          <table:table-cell office:value-type="string">
            <text:p>A 10 A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ATE (I REALLY DON'T LIKE YOU)</text:p>
          </table:table-cell>
          <table:table-cell office:value-type="string">
            <text:p>PLAIN WHITE T'S</text:p>
          </table:table-cell>
          <table:table-cell office:value-type="string">
            <text:p>:00</text:p>
          </table:table-cell>
          <table:table-cell office:value-type="string">
            <text:p>03:41</text:p>
          </table:table-cell>
          <table:table-cell office:value-type="string">
            <text:p>CF</text:p>
          </table:table-cell>
          <table:table-cell office:value-type="string">
            <text:p>PLAIN WHITE T'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WE ARE THE NORMAL</text:p>
          </table:table-cell>
          <table:table-cell office:value-type="string">
            <text:p>GOO GOO DOLLS</text:p>
          </table:table-cell>
          <table:table-cell office:value-type="string">
            <text:p>:32, :35</text:p>
          </table:table-cell>
          <table:table-cell office:value-type="string">
            <text:p>03:32</text:p>
          </table:table-cell>
          <table:table-cell office:value-type="string">
            <text:p>CF</text:p>
          </table:table-cell>
          <table:table-cell office:value-type="string">
            <text:p>GOO GOO DOLLS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ISTER SAVIOUR</text:p>
          </table:table-cell>
          <table:table-cell office:value-type="string">
            <text:p>RAPTURE, THE</text:p>
          </table:table-cell>
          <table:table-cell office:value-type="string">
            <text:p>:40</text:p>
          </table:table-cell>
          <table:table-cell office:value-type="string">
            <text:p>03:42</text:p>
          </table:table-cell>
          <table:table-cell office:value-type="string">
            <text:p>F</text:p>
          </table:table-cell>
          <table:table-cell office:value-type="string">
            <text:p>RAPTURE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YOURS IS NO DISGRACE</text:p>
          </table:table-cell>
          <table:table-cell office:value-type="string">
            <text:p>YES</text:p>
          </table:table-cell>
          <table:table-cell office:value-type="string">
            <text:p>1:30</text:p>
          </table:table-cell>
          <table:table-cell office:value-type="string">
            <text:p>09:40</text:p>
          </table:table-cell>
          <table:table-cell office:value-type="string">
            <text:p>COLD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ROCK AND ROLL ALL NIGHT</text:p>
          </table:table-cell>
          <table:table-cell office:value-type="string">
            <text:p>KISS</text:p>
          </table:table-cell>
          <table:table-cell office:value-type="string">
            <text:p>:14</text:p>
          </table:table-cell>
          <table:table-cell office:value-type="string">
            <text:p>02:49</text:p>
          </table:table-cell>
          <table:table-cell office:value-type="string">
            <text:p>F</text:p>
          </table:table-cell>
          <table:table-cell office:value-type="string">
            <text:p>KISS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S ANYBODY HOME?</text:p>
          </table:table-cell>
          <table:table-cell office:value-type="string">
            <text:p>OUR LADY PEACE</text:p>
          </table:table-cell>
          <table:table-cell office:value-type="string">
            <text:p>:00</text:p>
          </table:table-cell>
          <table:table-cell office:value-type="string">
            <text:p>03:33</text:p>
          </table:table-cell>
          <table:table-cell office:value-type="string">
            <text:p>COLD</text:p>
          </table:table-cell>
          <table:table-cell office:value-type="string">
            <text:p>OUR LADY PEAC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URRICANE J</text:p>
          </table:table-cell>
          <table:table-cell office:value-type="string">
            <text:p>HOLD STEADY, THE</text:p>
          </table:table-cell>
          <table:table-cell office:value-type="string">
            <text:p>:17</text:p>
          </table:table-cell>
          <table:table-cell office:value-type="string">
            <text:p>02:58</text:p>
          </table:table-cell>
          <table:table-cell office:value-type="string">
            <text:p>COLD</text:p>
          </table:table-cell>
          <table:table-cell office:value-type="string">
            <text:p>HOLD STEADY, TH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LL IN THE SUIT THAT YOU WEAR</text:p>
          </table:table-cell>
          <table:table-cell office:value-type="string">
            <text:p>STONE TEMPLE PILOTS</text:p>
          </table:table-cell>
          <table:table-cell office:value-type="string">
            <text:p>:07</text:p>
          </table:table-cell>
          <table:table-cell office:value-type="string">
            <text:p>03:37</text:p>
          </table:table-cell>
          <table:table-cell office:value-type="string">
            <text:p>ICE</text:p>
          </table:table-cell>
          <table:table-cell office:value-type="string">
            <text:p>STONE TEMPLE PILOT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IPTIDE</text:p>
          </table:table-cell>
          <table:table-cell office:value-type="string">
            <text:p>SICK PUPPIES</text:p>
          </table:table-cell>
          <table:table-cell office:value-type="string">
            <text:p>:13/:24</text:p>
          </table:table-cell>
          <table:table-cell office:value-type="string">
            <text:p>03:10</text:p>
          </table:table-cell>
          <table:table-cell office:value-type="string">
            <text:p>CF</text:p>
          </table:table-cell>
          <table:table-cell office:value-type="string">
            <text:p>SICK PUPPI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ODD ONE</text:p>
          </table:table-cell>
          <table:table-cell office:value-type="string">
            <text:p>SICK PUPPIES</text:p>
          </table:table-cell>
          <table:table-cell office:value-type="string">
            <text:p>:19</text:p>
          </table:table-cell>
          <table:table-cell office:value-type="string">
            <text:p>03:40</text:p>
          </table:table-cell>
          <table:table-cell office:value-type="string">
            <text:p>F</text:p>
          </table:table-cell>
          <table:table-cell office:value-type="string">
            <text:p>SICK PUPPI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MAYBE</text:p>
          </table:table-cell>
          <table:table-cell office:value-type="string">
            <text:p>SICK PUPPIES</text:p>
          </table:table-cell>
          <table:table-cell office:value-type="string">
            <text:p>:07</text:p>
          </table:table-cell>
          <table:table-cell office:value-type="string">
            <text:p>03:22</text:p>
          </table:table-cell>
          <table:table-cell office:value-type="string">
            <text:p>CF</text:p>
          </table:table-cell>
          <table:table-cell office:value-type="string">
            <text:p>SICK PUPPIE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LL THE SAME</text:p>
          </table:table-cell>
          <table:table-cell office:value-type="string">
            <text:p>SICK PUPPIES</text:p>
          </table:table-cell>
          <table:table-cell office:value-type="string">
            <text:p>:05</text:p>
          </table:table-cell>
          <table:table-cell office:value-type="string">
            <text:p>04:10</text:p>
          </table:table-cell>
          <table:table-cell/>
          <table:table-cell office:value-type="string">
            <text:p>SICK PUPPI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WHITE UNICORN</text:p>
          </table:table-cell>
          <table:table-cell office:value-type="string">
            <text:p>WOLFMOTHER</text:p>
          </table:table-cell>
          <table:table-cell office:value-type="string">
            <text:p>:11</text:p>
          </table:table-cell>
          <table:table-cell office:value-type="string">
            <text:p>04:54</text:p>
          </table:table-cell>
          <table:table-cell office:value-type="string">
            <text:p>F</text:p>
          </table:table-cell>
          <table:table-cell office:value-type="string">
            <text:p>WOLFMOTHER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I BELIEVE IN A THING CALLED LOVE</text:p>
          </table:table-cell>
          <table:table-cell office:value-type="string">
            <text:p>DARKNESS, THE</text:p>
          </table:table-cell>
          <table:table-cell office:value-type="string">
            <text:p>:16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DARKNESS, THE</text:p>
          </table:table-cell>
          <table:table-cell/>
          <table:table-cell office:value-type="string">
            <text:p>M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HOUT IT OUT LOUD</text:p>
          </table:table-cell>
          <table:table-cell office:value-type="string">
            <text:p>KISS</text:p>
          </table:table-cell>
          <table:table-cell office:value-type="string">
            <text:p>:13</text:p>
          </table:table-cell>
          <table:table-cell office:value-type="string">
            <text:p>02:46</text:p>
          </table:table-cell>
          <table:table-cell office:value-type="string">
            <text:p>C</text:p>
          </table:table-cell>
          <table:table-cell office:value-type="string">
            <text:p>KISS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TRUTTER</text:p>
          </table:table-cell>
          <table:table-cell office:value-type="string">
            <text:p>KISS</text:p>
          </table:table-cell>
          <table:table-cell office:value-type="string">
            <text:p>:16</text:p>
          </table:table-cell>
          <table:table-cell office:value-type="string">
            <text:p>03:09</text:p>
          </table:table-cell>
          <table:table-cell office:value-type="string">
            <text:p>C</text:p>
          </table:table-cell>
          <table:table-cell office:value-type="string">
            <text:p>KISS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COME ON GET HIGHER</text:p>
          </table:table-cell>
          <table:table-cell office:value-type="string">
            <text:p>MATT NATHANSON</text:p>
          </table:table-cell>
          <table:table-cell office:value-type="string">
            <text:p>:16</text:p>
          </table:table-cell>
          <table:table-cell office:value-type="string">
            <text:p>03:29</text:p>
          </table:table-cell>
          <table:table-cell office:value-type="string">
            <text:p>CF</text:p>
          </table:table-cell>
          <table:table-cell office:value-type="string">
            <text:p>MATT NATHANSO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FIRST LIGHT</text:p>
          </table:table-cell>
          <table:table-cell office:value-type="string">
            <text:p>MATT POND PA</text:p>
          </table:table-cell>
          <table:table-cell office:value-type="string">
            <text:p>:08/:22</text:p>
          </table:table-cell>
          <table:table-cell office:value-type="string">
            <text:p>03:48</text:p>
          </table:table-cell>
          <table:table-cell office:value-type="string">
            <text:p>CF</text:p>
          </table:table-cell>
          <table:table-cell office:value-type="string">
            <text:p>MATT POND PA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YOU TOOK THE WORDS RIGHT OUT OF MY MOUTH</text:p>
          </table:table-cell>
          <table:table-cell office:value-type="string">
            <text:p>MEAT LOAF</text:p>
          </table:table-cell>
          <table:table-cell office:value-type="string">
            <text:p>:14</text:p>
          </table:table-cell>
          <table:table-cell office:value-type="string">
            <text:p>04:11</text:p>
          </table:table-cell>
          <table:table-cell office:value-type="string">
            <text:p>F</text:p>
          </table:table-cell>
          <table:table-cell office:value-type="string">
            <text:p>MEAT LOA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PARADISE BY THE DASHBOARD LIGHT</text:p>
          </table:table-cell>
          <table:table-cell office:value-type="string">
            <text:p>MEAT LOAF</text:p>
          </table:table-cell>
          <table:table-cell office:value-type="string">
            <text:p>:08</text:p>
          </table:table-cell>
          <table:table-cell office:value-type="string">
            <text:p>08:25</text:p>
          </table:table-cell>
          <table:table-cell office:value-type="string">
            <text:p>F</text:p>
          </table:table-cell>
          <table:table-cell office:value-type="string">
            <text:p>MEAT LOAF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MOKIN' IN THE BOYS ROOM</text:p>
          </table:table-cell>
          <table:table-cell office:value-type="string">
            <text:p>MOTLEY CRUE</text:p>
          </table:table-cell>
          <table:table-cell office:value-type="string">
            <text:p>:00</text:p>
          </table:table-cell>
          <table:table-cell office:value-type="string">
            <text:p>03:25</text:p>
          </table:table-cell>
          <table:table-cell office:value-type="string">
            <text:p>C</text:p>
          </table:table-cell>
          <table:table-cell office:value-type="string">
            <text:p>MOTLEY CRUE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AME OL' SITUATION</text:p>
          </table:table-cell>
          <table:table-cell office:value-type="string">
            <text:p>MOTLEY CRUE</text:p>
          </table:table-cell>
          <table:table-cell office:value-type="string">
            <text:p>:06</text:p>
          </table:table-cell>
          <table:table-cell office:value-type="string">
            <text:p>04:12</text:p>
          </table:table-cell>
          <table:table-cell office:value-type="string">
            <text:p>CF</text:p>
          </table:table-cell>
          <table:table-cell office:value-type="string">
            <text:p>MOTLEY CRUE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MR. CROWLEY</text:p>
          </table:table-cell>
          <table:table-cell office:value-type="string">
            <text:p>OZZY OSBOURNE</text:p>
          </table:table-cell>
          <table:table-cell office:value-type="string">
            <text:p>:55</text:p>
          </table:table-cell>
          <table:table-cell office:value-type="string">
            <text:p>04:41</text:p>
          </table:table-cell>
          <table:table-cell office:value-type="string">
            <text:p>F</text:p>
          </table:table-cell>
          <table:table-cell office:value-type="string">
            <text:p>OZZY OSBOURNE; BLACK SABBATH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COME SAIL AWAY</text:p>
          </table:table-cell>
          <table:table-cell office:value-type="string">
            <text:p>STYX</text:p>
          </table:table-cell>
          <table:table-cell office:value-type="string">
            <text:p>:12</text:p>
          </table:table-cell>
          <table:table-cell office:value-type="string">
            <text:p>05:50</text:p>
          </table:table-cell>
          <table:table-cell office:value-type="string">
            <text:p>F</text:p>
          </table:table-cell>
          <table:table-cell office:value-type="string">
            <text:p>STYX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MILE</text:p>
          </table:table-cell>
          <table:table-cell office:value-type="string">
            <text:p>UNCLE KRACKER</text:p>
          </table:table-cell>
          <table:table-cell office:value-type="string">
            <text:p>:08</text:p>
          </table:table-cell>
          <table:table-cell office:value-type="string">
            <text:p>03:21</text:p>
          </table:table-cell>
          <table:table-cell office:value-type="string">
            <text:p>C</text:p>
          </table:table-cell>
          <table:table-cell office:value-type="string">
            <text:p>UNCLE KRACK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FOLLOW ME</text:p>
          </table:table-cell>
          <table:table-cell office:value-type="string">
            <text:p>UNCLE KRACKER</text:p>
          </table:table-cell>
          <table:table-cell office:value-type="string">
            <text:p>:08</text:p>
          </table:table-cell>
          <table:table-cell office:value-type="string">
            <text:p>03:32</text:p>
          </table:table-cell>
          <table:table-cell office:value-type="string">
            <text:p>CF</text:p>
          </table:table-cell>
          <table:table-cell office:value-type="string">
            <text:p>UNCLE KRACK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UNCHAINED</text:p>
          </table:table-cell>
          <table:table-cell office:value-type="string">
            <text:p>VAN HALEN</text:p>
          </table:table-cell>
          <table:table-cell office:value-type="string">
            <text:p>:12</text:p>
          </table:table-cell>
          <table:table-cell office:value-type="string">
            <text:p>03:22</text:p>
          </table:table-cell>
          <table:table-cell office:value-type="string">
            <text:p>CF</text:p>
          </table:table-cell>
          <table:table-cell office:value-type="string">
            <text:p>VAN HALE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LOVE SHACK</text:p>
          </table:table-cell>
          <table:table-cell office:value-type="string">
            <text:p>B-52'S, THE</text:p>
          </table:table-cell>
          <table:table-cell office:value-type="string">
            <text:p>:07</text:p>
          </table:table-cell>
          <table:table-cell office:value-type="string">
            <text:p>05:17</text:p>
          </table:table-cell>
          <table:table-cell office:value-type="string">
            <text:p>APPL</text:p>
          </table:table-cell>
          <table:table-cell office:value-type="string">
            <text:p>B-52'S, T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GOING AWAY TO COLLEGE</text:p>
          </table:table-cell>
          <table:table-cell office:value-type="string">
            <text:p>BLINK 182</text:p>
          </table:table-cell>
          <table:table-cell office:value-type="string">
            <text:p>:18/:28</text:p>
          </table:table-cell>
          <table:table-cell office:value-type="string">
            <text:p>02:59</text:p>
          </table:table-cell>
          <table:table-cell office:value-type="string">
            <text:p>CF</text:p>
          </table:table-cell>
          <table:table-cell office:value-type="string">
            <text:p>BLINK 182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DOWN</text:p>
          </table:table-cell>
          <table:table-cell office:value-type="string">
            <text:p>BLINK 182</text:p>
          </table:table-cell>
          <table:table-cell office:value-type="string">
            <text:p>:10/:20</text:p>
          </table:table-cell>
          <table:table-cell office:value-type="string">
            <text:p>03:04</text:p>
          </table:table-cell>
          <table:table-cell office:value-type="string">
            <text:p>CF</text:p>
          </table:table-cell>
          <table:table-cell office:value-type="string">
            <text:p>BLINK 182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LWAYS</text:p>
          </table:table-cell>
          <table:table-cell office:value-type="string">
            <text:p>BLINK 182</text:p>
          </table:table-cell>
          <table:table-cell office:value-type="string">
            <text:p>:20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BLINK 182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ITIES ON FLAME WITH ROCK AND ROLL</text:p>
          </table:table-cell>
          <table:table-cell office:value-type="string">
            <text:p>BLUE OYSTER CULT</text:p>
          </table:table-cell>
          <table:table-cell office:value-type="string">
            <text:p>:22</text:p>
          </table:table-cell>
          <table:table-cell office:value-type="string">
            <text:p>04:01</text:p>
          </table:table-cell>
          <table:table-cell office:value-type="string">
            <text:p>C</text:p>
          </table:table-cell>
          <table:table-cell office:value-type="string">
            <text:p>BLUE OYSTER CUL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OUR HOUSE</text:p>
          </table:table-cell>
          <table:table-cell office:value-type="string">
            <text:p>CROSBY, STILLS &amp; NASH</text:p>
          </table:table-cell>
          <table:table-cell office:value-type="string">
            <text:p>:00</text:p>
          </table:table-cell>
          <table:table-cell office:value-type="string">
            <text:p>02:56</text:p>
          </table:table-cell>
          <table:table-cell office:value-type="string">
            <text:p>CF</text:p>
          </table:table-cell>
          <table:table-cell office:value-type="string">
            <text:p>CROSBY, STILLS &amp; NASH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MARGARITAVILLE</text:p>
          </table:table-cell>
          <table:table-cell office:value-type="string">
            <text:p>JIMMY BUFFETT</text:p>
          </table:table-cell>
          <table:table-cell office:value-type="string">
            <text:p>:11</text:p>
          </table:table-cell>
          <table:table-cell office:value-type="string">
            <text:p>04:07</text:p>
          </table:table-cell>
          <table:table-cell office:value-type="string">
            <text:p>CF</text:p>
          </table:table-cell>
          <table:table-cell office:value-type="string">
            <text:p>JIMMY BUFFET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DETROIT ROCK CITY</text:p>
          </table:table-cell>
          <table:table-cell office:value-type="string">
            <text:p>KISS</text:p>
          </table:table-cell>
          <table:table-cell office:value-type="string">
            <text:p>:05/:21</text:p>
          </table:table-cell>
          <table:table-cell office:value-type="string">
            <text:p>03:34</text:p>
          </table:table-cell>
          <table:table-cell office:value-type="string">
            <text:p>C</text:p>
          </table:table-cell>
          <table:table-cell office:value-type="string">
            <text:p>KISS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LOVE GUN</text:p>
          </table:table-cell>
          <table:table-cell office:value-type="string">
            <text:p>KISS</text:p>
          </table:table-cell>
          <table:table-cell office:value-type="string">
            <text:p>:17</text:p>
          </table:table-cell>
          <table:table-cell office:value-type="string">
            <text:p>03:11</text:p>
          </table:table-cell>
          <table:table-cell office:value-type="string">
            <text:p>F</text:p>
          </table:table-cell>
          <table:table-cell office:value-type="string">
            <text:p>KISS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CALIFORNIA</text:p>
          </table:table-cell>
          <table:table-cell office:value-type="string">
            <text:p>LENNY KRAVITZ</text:p>
          </table:table-cell>
          <table:table-cell office:value-type="string">
            <text:p>:15</text:p>
          </table:table-cell>
          <table:table-cell office:value-type="string">
            <text:p>02:35</text:p>
          </table:table-cell>
          <table:table-cell/>
          <table:table-cell office:value-type="string">
            <text:p>LENNY KRAVITZ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WHERE YOU GET LOVE</text:p>
          </table:table-cell>
          <table:table-cell office:value-type="string">
            <text:p>MATTHEW SWEET</text:p>
          </table:table-cell>
          <table:table-cell office:value-type="string">
            <text:p>:26</text:p>
          </table:table-cell>
          <table:table-cell office:value-type="string">
            <text:p>03:32</text:p>
          </table:table-cell>
          <table:table-cell office:value-type="string">
            <text:p>CF</text:p>
          </table:table-cell>
          <table:table-cell office:value-type="string">
            <text:p>MATTHEW SWEET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LL REVVED UP WITH NO PLACE TO GO</text:p>
          </table:table-cell>
          <table:table-cell office:value-type="string">
            <text:p>MEAT LOAF</text:p>
          </table:table-cell>
          <table:table-cell office:value-type="string">
            <text:p>:16</text:p>
          </table:table-cell>
          <table:table-cell office:value-type="string">
            <text:p>04:16</text:p>
          </table:table-cell>
          <table:table-cell office:value-type="string">
            <text:p>C</text:p>
          </table:table-cell>
          <table:table-cell office:value-type="string">
            <text:p>MEAT LOA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BAT OUT OF HELL</text:p>
          </table:table-cell>
          <table:table-cell office:value-type="string">
            <text:p>MEAT LOAF</text:p>
          </table:table-cell>
          <table:table-cell office:value-type="string">
            <text:p>1:54</text:p>
          </table:table-cell>
          <table:table-cell office:value-type="string">
            <text:p>09:42</text:p>
          </table:table-cell>
          <table:table-cell office:value-type="string">
            <text:p>CF</text:p>
          </table:table-cell>
          <table:table-cell office:value-type="string">
            <text:p>MEAT LOAF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'D DO ANYTHING FOR LOVE</text:p>
          </table:table-cell>
          <table:table-cell office:value-type="string">
            <text:p>MEAT LOAF</text:p>
          </table:table-cell>
          <table:table-cell office:value-type="string">
            <text:p>:29/:150</text:p>
          </table:table-cell>
          <table:table-cell office:value-type="string">
            <text:p>11:51</text:p>
          </table:table-cell>
          <table:table-cell office:value-type="string">
            <text:p>CF</text:p>
          </table:table-cell>
          <table:table-cell office:value-type="string">
            <text:p>MEAT LOAF</text:p>
          </table:table-cell>
          <table:table-cell table:number-columns-repeated="4"/>
          <table:table-cell office:value-type="string">
            <text:p>A 2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HOME SWEET HOME</text:p>
          </table:table-cell>
          <table:table-cell office:value-type="string">
            <text:p>MOTLEY CRUE</text:p>
          </table:table-cell>
          <table:table-cell office:value-type="string">
            <text:p>:12</text:p>
          </table:table-cell>
          <table:table-cell office:value-type="string">
            <text:p>03:52</text:p>
          </table:table-cell>
          <table:table-cell office:value-type="string">
            <text:p>CF</text:p>
          </table:table-cell>
          <table:table-cell office:value-type="string">
            <text:p>MOTLEY CRUE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KICKSTART MY HEART</text:p>
          </table:table-cell>
          <table:table-cell office:value-type="string">
            <text:p>MOTLEY CRUE</text:p>
          </table:table-cell>
          <table:table-cell office:value-type="string">
            <text:p>:24/:37</text:p>
          </table:table-cell>
          <table:table-cell office:value-type="string">
            <text:p>04:40</text:p>
          </table:table-cell>
          <table:table-cell office:value-type="string">
            <text:p>C</text:p>
          </table:table-cell>
          <table:table-cell office:value-type="string">
            <text:p>MOTLEY CRUE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YOUTH OF THE NATION</text:p>
          </table:table-cell>
          <table:table-cell office:value-type="string">
            <text:p>P.O.D.</text:p>
          </table:table-cell>
          <table:table-cell office:value-type="string">
            <text:p>:00</text:p>
          </table:table-cell>
          <table:table-cell office:value-type="string">
            <text:p>04:13</text:p>
          </table:table-cell>
          <table:table-cell office:value-type="string">
            <text:p>CF</text:p>
          </table:table-cell>
          <table:table-cell office:value-type="string">
            <text:p>P.O.D.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VIDEO KILLED THE RADIO STAR</text:p>
          </table:table-cell>
          <table:table-cell office:value-type="string">
            <text:p>PRESIDENTS OF THE USA</text:p>
          </table:table-cell>
          <table:table-cell office:value-type="string">
            <text:p>:07</text:p>
          </table:table-cell>
          <table:table-cell office:value-type="string">
            <text:p>03:16</text:p>
          </table:table-cell>
          <table:table-cell office:value-type="string">
            <text:p>CF</text:p>
          </table:table-cell>
          <table:table-cell office:value-type="string">
            <text:p>PRESIDENTS OF THE USA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ECHOES</text:p>
          </table:table-cell>
          <table:table-cell office:value-type="string">
            <text:p>RAPTURE, THE</text:p>
          </table:table-cell>
          <table:table-cell office:value-type="string">
            <text:p>:07/:39</text:p>
          </table:table-cell>
          <table:table-cell office:value-type="string">
            <text:p>03:07</text:p>
          </table:table-cell>
          <table:table-cell/>
          <table:table-cell office:value-type="string">
            <text:p>RAPTURE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NO MORE NO MORE</text:p>
          </table:table-cell>
          <table:table-cell office:value-type="string">
            <text:p>AEROSMITH</text:p>
          </table:table-cell>
          <table:table-cell office:value-type="string">
            <text:p>:28</text:p>
          </table:table-cell>
          <table:table-cell office:value-type="string">
            <text:p>04:24</text:p>
          </table:table-cell>
          <table:table-cell office:value-type="string">
            <text:p>F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HIP AWAY AT THE STONE</text:p>
          </table:table-cell>
          <table:table-cell office:value-type="string">
            <text:p>AEROSMITH</text:p>
          </table:table-cell>
          <table:table-cell office:value-type="string">
            <text:p>:15</text:p>
          </table:table-cell>
          <table:table-cell office:value-type="string">
            <text:p>03:57</text:p>
          </table:table-cell>
          <table:table-cell office:value-type="string">
            <text:p>CF</text:p>
          </table:table-cell>
          <table:table-cell office:value-type="string">
            <text:p>AEROSMITH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OUT ON THE TILES</text:p>
          </table:table-cell>
          <table:table-cell office:value-type="string">
            <text:p>LED ZEPPELIN</text:p>
          </table:table-cell>
          <table:table-cell office:value-type="string">
            <text:p>:05</text:p>
          </table:table-cell>
          <table:table-cell office:value-type="string">
            <text:p>04:02</text:p>
          </table:table-cell>
          <table:table-cell office:value-type="string">
            <text:p>F</text:p>
          </table:table-cell>
          <table:table-cell office:value-type="string">
            <text:p>LED ZEPPELIN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RUSHCRUSHCRUSH</text:p>
          </table:table-cell>
          <table:table-cell office:value-type="string">
            <text:p>PARAMORE</text:p>
          </table:table-cell>
          <table:table-cell office:value-type="string">
            <text:p>:08</text:p>
          </table:table-cell>
          <table:table-cell office:value-type="string">
            <text:p>03:08</text:p>
          </table:table-cell>
          <table:table-cell office:value-type="string">
            <text:p>C</text:p>
          </table:table-cell>
          <table:table-cell office:value-type="string">
            <text:p>PARAMORE</text:p>
          </table:table-cell>
          <table:table-cell table:number-columns-repeated="4"/>
          <table:table-cell office:value-type="string">
            <text:p>A 12 NOON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GIRLS, GIRLS, GIRLS</text:p>
          </table:table-cell>
          <table:table-cell office:value-type="string">
            <text:p>MOTLEY CRUE</text:p>
          </table:table-cell>
          <table:table-cell office:value-type="string">
            <text:p>:31</text:p>
          </table:table-cell>
          <table:table-cell office:value-type="string">
            <text:p>04:14</text:p>
          </table:table-cell>
          <table:table-cell office:value-type="string">
            <text:p>F</text:p>
          </table:table-cell>
          <table:table-cell office:value-type="string">
            <text:p>MOTLEY CRUE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AMERICAN PIE</text:p>
          </table:table-cell>
          <table:table-cell office:value-type="string">
            <text:p>DON MCLEAN</text:p>
          </table:table-cell>
          <table:table-cell office:value-type="string">
            <text:p>:00</text:p>
          </table:table-cell>
          <table:table-cell office:value-type="string">
            <text:p>08:26</text:p>
          </table:table-cell>
          <table:table-cell office:value-type="string">
            <text:p>COLD</text:p>
          </table:table-cell>
          <table:table-cell office:value-type="string">
            <text:p>DON MCLEA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DR. FEELGOOD</text:p>
          </table:table-cell>
          <table:table-cell office:value-type="string">
            <text:p>MOTLEY CRUE</text:p>
          </table:table-cell>
          <table:table-cell office:value-type="string">
            <text:p>:48</text:p>
          </table:table-cell>
          <table:table-cell office:value-type="string">
            <text:p>04:34</text:p>
          </table:table-cell>
          <table:table-cell office:value-type="string">
            <text:p>F</text:p>
          </table:table-cell>
          <table:table-cell office:value-type="string">
            <text:p>MOTLEY CRUE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AINTS OF LOS ANGELES</text:p>
          </table:table-cell>
          <table:table-cell office:value-type="string">
            <text:p>MOTLEY CRUE</text:p>
          </table:table-cell>
          <table:table-cell office:value-type="string">
            <text:p>:21</text:p>
          </table:table-cell>
          <table:table-cell office:value-type="string">
            <text:p>03:06</text:p>
          </table:table-cell>
          <table:table-cell office:value-type="string">
            <text:p>C</text:p>
          </table:table-cell>
          <table:table-cell office:value-type="string">
            <text:p>MOTLEY CRUE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HOUT AT THE DEVIL</text:p>
          </table:table-cell>
          <table:table-cell office:value-type="string">
            <text:p>MOTLEY CRUE</text:p>
          </table:table-cell>
          <table:table-cell office:value-type="string">
            <text:p>:22</text:p>
          </table:table-cell>
          <table:table-cell office:value-type="string">
            <text:p>03:05</text:p>
          </table:table-cell>
          <table:table-cell office:value-type="string">
            <text:p>F</text:p>
          </table:table-cell>
          <table:table-cell office:value-type="string">
            <text:p>MOTLEY CRUE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LEGENDARY CHILD</text:p>
          </table:table-cell>
          <table:table-cell office:value-type="string">
            <text:p>AEROSMITH</text:p>
          </table:table-cell>
          <table:table-cell office:value-type="string">
            <text:p>:04/:35</text:p>
          </table:table-cell>
          <table:table-cell office:value-type="string">
            <text:p>04:12</text:p>
          </table:table-cell>
          <table:table-cell office:value-type="string">
            <text:p>COLD</text:p>
          </table:table-cell>
          <table:table-cell office:value-type="string">
            <text:p>AEROSMITH; STEVEN TYL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GUARDIAN</text:p>
          </table:table-cell>
          <table:table-cell office:value-type="string">
            <text:p>ALANIS MORISSETTE</text:p>
          </table:table-cell>
          <table:table-cell office:value-type="string">
            <text:p>:02/:23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ALANIS MORISSETTE</text:p>
          </table:table-cell>
          <table:table-cell/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string">
            <text:p>ALL THE RIGHT PLACES</text:p>
          </table:table-cell>
          <table:table-cell office:value-type="string">
            <text:p>ZACK HECKENDORF</text:p>
          </table:table-cell>
          <table:table-cell office:value-type="string">
            <text:p>:11</text:p>
          </table:table-cell>
          <table:table-cell office:value-type="string">
            <text:p>03:19</text:p>
          </table:table-cell>
          <table:table-cell office:value-type="string">
            <text:p>CF</text:p>
          </table:table-cell>
          <table:table-cell office:value-type="string">
            <text:p>ZACK HECKENDORF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BLOOD FOR POPPIES</text:p>
          </table:table-cell>
          <table:table-cell office:value-type="string">
            <text:p>GARBAGE</text:p>
          </table:table-cell>
          <table:table-cell office:value-type="string">
            <text:p>:06/:17</text:p>
          </table:table-cell>
          <table:table-cell office:value-type="string">
            <text:p>03:38</text:p>
          </table:table-cell>
          <table:table-cell office:value-type="string">
            <text:p>COLD</text:p>
          </table:table-cell>
          <table:table-cell office:value-type="string">
            <text:p>GARBAGE</text:p>
          </table:table-cell>
          <table:table-cell/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string">
            <text:p>DEAD ALIVE</text:p>
          </table:table-cell>
          <table:table-cell office:value-type="string">
            <text:p>IRE CLAD</text:p>
          </table:table-cell>
          <table:table-cell office:value-type="string">
            <text:p>:06/:43</text:p>
          </table:table-cell>
          <table:table-cell office:value-type="string">
            <text:p>05:26</text:p>
          </table:table-cell>
          <table:table-cell office:value-type="string">
            <text:p>CF</text:p>
          </table:table-cell>
          <table:table-cell office:value-type="string">
            <text:p>IRE CLAD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FORCE IT DOWN</text:p>
          </table:table-cell>
          <table:table-cell office:value-type="string">
            <text:p>IRE CLAD</text:p>
          </table:table-cell>
          <table:table-cell office:value-type="string">
            <text:p>:20/:27</text:p>
          </table:table-cell>
          <table:table-cell office:value-type="string">
            <text:p>04:43</text:p>
          </table:table-cell>
          <table:table-cell office:value-type="string">
            <text:p>CF</text:p>
          </table:table-cell>
          <table:table-cell office:value-type="string">
            <text:p>IRE CLAD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N YOUR FACE</text:p>
          </table:table-cell>
          <table:table-cell office:value-type="string">
            <text:p>IRE CLAD</text:p>
          </table:table-cell>
          <table:table-cell office:value-type="string">
            <text:p>:06/:20</text:p>
          </table:table-cell>
          <table:table-cell office:value-type="string">
            <text:p>03:23</text:p>
          </table:table-cell>
          <table:table-cell office:value-type="string">
            <text:p>COLD</text:p>
          </table:table-cell>
          <table:table-cell office:value-type="string">
            <text:p>IRE CLAD</text:p>
          </table:table-cell>
          <table:table-cell/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string">
            <text:p>LITTLE MIDDLE MAN</text:p>
          </table:table-cell>
          <table:table-cell office:value-type="string">
            <text:p>IRE CLAD</text:p>
          </table:table-cell>
          <table:table-cell office:value-type="string">
            <text:p>:09/:17</text:p>
          </table:table-cell>
          <table:table-cell office:value-type="string">
            <text:p>05:42</text:p>
          </table:table-cell>
          <table:table-cell office:value-type="string">
            <text:p>COLD</text:p>
          </table:table-cell>
          <table:table-cell office:value-type="string">
            <text:p>IRE CLAD</text:p>
          </table:table-cell>
          <table:table-cell table:number-columns-repeated="4"/>
          <table:table-cell office:value-type="string">
            <text:p>A 7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I MISS YOU</text:p>
          </table:table-cell>
          <table:table-cell office:value-type="string">
            <text:p>ZOX</text:p>
          </table:table-cell>
          <table:table-cell office:value-type="string">
            <text:p>:00</text:p>
          </table:table-cell>
          <table:table-cell office:value-type="string">
            <text:p>03:40</text:p>
          </table:table-cell>
          <table:table-cell office:value-type="string">
            <text:p>F</text:p>
          </table:table-cell>
          <table:table-cell office:value-type="string">
            <text:p>ZOX</text:p>
          </table:table-cell>
          <table:table-cell table:number-columns-repeated="4"/>
          <table:table-cell office:value-type="string">
            <text:p>A 9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THE SAME (DOESN'T FEEL THE SAME)</text:p>
          </table:table-cell>
          <table:table-cell office:value-type="string">
            <text:p>ZOX</text:p>
          </table:table-cell>
          <table:table-cell office:value-type="string">
            <text:p>:28</text:p>
          </table:table-cell>
          <table:table-cell office:value-type="string">
            <text:p>03:25</text:p>
          </table:table-cell>
          <table:table-cell office:value-type="string">
            <text:p>F</text:p>
          </table:table-cell>
          <table:table-cell office:value-type="string">
            <text:p>ZOX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FTER MIDNIGHT</text:p>
          </table:table-cell>
          <table:table-cell office:value-type="string">
            <text:p>BLINK 182</text:p>
          </table:table-cell>
          <table:table-cell office:value-type="string">
            <text:p>:22</text:p>
          </table:table-cell>
          <table:table-cell office:value-type="string">
            <text:p>03:22</text:p>
          </table:table-cell>
          <table:table-cell office:value-type="string">
            <text:p>C</text:p>
          </table:table-cell>
          <table:table-cell office:value-type="string">
            <text:p>BLINK 182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ET'S ALL GO TO THE BARS</text:p>
          </table:table-cell>
          <table:table-cell office:value-type="string">
            <text:p>DEERTICK</text:p>
          </table:table-cell>
          <table:table-cell office:value-type="string">
            <text:p>:00</text:p>
          </table:table-cell>
          <table:table-cell office:value-type="string">
            <text:p>02:59</text:p>
          </table:table-cell>
          <table:table-cell office:value-type="string">
            <text:p>F</text:p>
          </table:table-cell>
          <table:table-cell office:value-type="string">
            <text:p>DEER TICK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RHYTHM OF LOVE</text:p>
          </table:table-cell>
          <table:table-cell office:value-type="string">
            <text:p>PLAIN WHITE T'S</text:p>
          </table:table-cell>
          <table:table-cell office:value-type="string">
            <text:p>:07</text:p>
          </table:table-cell>
          <table:table-cell office:value-type="string">
            <text:p>03:19</text:p>
          </table:table-cell>
          <table:table-cell office:value-type="string">
            <text:p>F</text:p>
          </table:table-cell>
          <table:table-cell office:value-type="string">
            <text:p>PLAIN WHITE T'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OOM</text:p>
          </table:table-cell>
          <table:table-cell office:value-type="string">
            <text:p>P.O.D.</text:p>
          </table:table-cell>
          <table:table-cell office:value-type="string">
            <text:p>:05</text:p>
          </table:table-cell>
          <table:table-cell office:value-type="string">
            <text:p>03:06</text:p>
          </table:table-cell>
          <table:table-cell office:value-type="string">
            <text:p>C</text:p>
          </table:table-cell>
          <table:table-cell office:value-type="string">
            <text:p>P.O.D.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UP ALL NIGHT</text:p>
          </table:table-cell>
          <table:table-cell office:value-type="string">
            <text:p>BLINK 182</text:p>
          </table:table-cell>
          <table:table-cell office:value-type="string">
            <text:p>:34</text:p>
          </table:table-cell>
          <table:table-cell office:value-type="string">
            <text:p>03:18</text:p>
          </table:table-cell>
          <table:table-cell office:value-type="string">
            <text:p>C</text:p>
          </table:table-cell>
          <table:table-cell office:value-type="string">
            <text:p>BLINK 182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OPTIONS</text:p>
          </table:table-cell>
          <table:table-cell office:value-type="string">
            <text:p>GOMEZ</text:p>
          </table:table-cell>
          <table:table-cell office:value-type="string">
            <text:p>:04/:10</text:p>
          </table:table-cell>
          <table:table-cell office:value-type="string">
            <text:p>03:27</text:p>
          </table:table-cell>
          <table:table-cell office:value-type="string">
            <text:p>FADE</text:p>
          </table:table-cell>
          <table:table-cell office:value-type="string">
            <text:p>GOMEZ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RUMORS</text:p>
          </table:table-cell>
          <table:table-cell office:value-type="string">
            <text:p>JOSH RITTER</text:p>
          </table:table-cell>
          <table:table-cell office:value-type="string">
            <text:p>:15</text:p>
          </table:table-cell>
          <table:table-cell office:value-type="string">
            <text:p>03:29</text:p>
          </table:table-cell>
          <table:table-cell office:value-type="string">
            <text:p>C</text:p>
          </table:table-cell>
          <table:table-cell office:value-type="string">
            <text:p>JOSH RITT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RIGHT MOVES</text:p>
          </table:table-cell>
          <table:table-cell office:value-type="string">
            <text:p>JOSH RITTER</text:p>
          </table:table-cell>
          <table:table-cell office:value-type="string">
            <text:p>:09</text:p>
          </table:table-cell>
          <table:table-cell office:value-type="string">
            <text:p>03:45</text:p>
          </table:table-cell>
          <table:table-cell office:value-type="string">
            <text:p>C</text:p>
          </table:table-cell>
          <table:table-cell office:value-type="string">
            <text:p>JOSH RITT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LILLIAN, EGYPT</text:p>
          </table:table-cell>
          <table:table-cell office:value-type="string">
            <text:p>JOSH RITTER</text:p>
          </table:table-cell>
          <table:table-cell office:value-type="string">
            <text:p>:08</text:p>
          </table:table-cell>
          <table:table-cell office:value-type="string">
            <text:p>03:17</text:p>
          </table:table-cell>
          <table:table-cell office:value-type="string">
            <text:p>CF</text:p>
          </table:table-cell>
          <table:table-cell office:value-type="string">
            <text:p>JOSH RITT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WOLVES</text:p>
          </table:table-cell>
          <table:table-cell office:value-type="string">
            <text:p>JOSH RITTER</text:p>
          </table:table-cell>
          <table:table-cell office:value-type="string">
            <text:p>:09</text:p>
          </table:table-cell>
          <table:table-cell office:value-type="string">
            <text:p>04:04</text:p>
          </table:table-cell>
          <table:table-cell office:value-type="string">
            <text:p>CF</text:p>
          </table:table-cell>
          <table:table-cell office:value-type="string">
            <text:p>JOSH RITT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SOMETHING TO BELIEVE IN</text:p>
          </table:table-cell>
          <table:table-cell office:value-type="string">
            <text:p>PARACHUTE</text:p>
          </table:table-cell>
          <table:table-cell office:value-type="string">
            <text:p>:12</text:p>
          </table:table-cell>
          <table:table-cell office:value-type="string">
            <text:p>04:41</text:p>
          </table:table-cell>
          <table:table-cell office:value-type="string">
            <text:p>COLD</text:p>
          </table:table-cell>
          <table:table-cell office:value-type="string">
            <text:p>PARACHUT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KISS ME SLOWLY</text:p>
          </table:table-cell>
          <table:table-cell office:value-type="string">
            <text:p>PARACHUTE</text:p>
          </table:table-cell>
          <table:table-cell office:value-type="string">
            <text:p>:11</text:p>
          </table:table-cell>
          <table:table-cell office:value-type="string">
            <text:p>03:48</text:p>
          </table:table-cell>
          <table:table-cell office:value-type="string">
            <text:p>CF</text:p>
          </table:table-cell>
          <table:table-cell office:value-type="string">
            <text:p>PARACHUT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EEIN' RED</text:p>
          </table:table-cell>
          <table:table-cell office:value-type="string">
            <text:p>UNWRITTEN LAW</text:p>
          </table:table-cell>
          <table:table-cell office:value-type="string">
            <text:p>:02</text:p>
          </table:table-cell>
          <table:table-cell office:value-type="string">
            <text:p>03:44</text:p>
          </table:table-cell>
          <table:table-cell office:value-type="string">
            <text:p>F</text:p>
          </table:table-cell>
          <table:table-cell office:value-type="string">
            <text:p>UNWRITTEN LAW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A 10 A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SOLAR POWERED LIFE</text:p>
          </table:table-cell>
          <table:table-cell office:value-type="string">
            <text:p>CLASSIC CRIME, THE</text:p>
          </table:table-cell>
          <table:table-cell office:value-type="string">
            <text:p>:02</text:p>
          </table:table-cell>
          <table:table-cell office:value-type="string">
            <text:p>02:05</text:p>
          </table:table-cell>
          <table:table-cell office:value-type="string">
            <text:p>C</text:p>
          </table:table-cell>
          <table:table-cell office:value-type="string">
            <text:p>CLASSIC CRIME, TH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HE WAY THAT YOU ARE</text:p>
          </table:table-cell>
          <table:table-cell office:value-type="string">
            <text:p>CLASSIC CRIME, THE</text:p>
          </table:table-cell>
          <table:table-cell office:value-type="string">
            <text:p>:10/:15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CLASSIC CRIME, TH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YOU! ME! DANCING!</text:p>
          </table:table-cell>
          <table:table-cell office:value-type="string">
            <text:p>LOS CAMPESINOS!</text:p>
          </table:table-cell>
          <table:table-cell office:value-type="string">
            <text:p>2:03</text:p>
          </table:table-cell>
          <table:table-cell office:value-type="string">
            <text:p>06:23</text:p>
          </table:table-cell>
          <table:table-cell office:value-type="string">
            <text:p>F</text:p>
          </table:table-cell>
          <table:table-cell office:value-type="string">
            <text:p>LOS CAMPESINOS!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CHUMBAWAMBA</text:p>
          </table:table-cell>
          <table:table-cell office:value-type="string">
            <text:p>TUBTHUMPING</text:p>
          </table:table-cell>
          <table:table-cell office:value-type="string">
            <text:p>:00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TUBTHUMPING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GO RIGHT AHEAD</text:p>
          </table:table-cell>
          <table:table-cell office:value-type="string">
            <text:p>HIVES, THE</text:p>
          </table:table-cell>
          <table:table-cell office:value-type="string">
            <text:p>:03/09</text:p>
          </table:table-cell>
          <table:table-cell office:value-type="string">
            <text:p>03:00</text:p>
          </table:table-cell>
          <table:table-cell office:value-type="string">
            <text:p>COLD</text:p>
          </table:table-cell>
          <table:table-cell office:value-type="string">
            <text:p>HIV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UCKY THAT WAY</text:p>
          </table:table-cell>
          <table:table-cell office:value-type="string">
            <text:p>JOE WALSH</text:p>
          </table:table-cell>
          <table:table-cell office:value-type="string">
            <text:p>:10/:12</text:p>
          </table:table-cell>
          <table:table-cell office:value-type="string">
            <text:p>04:08</text:p>
          </table:table-cell>
          <table:table-cell office:value-type="string">
            <text:p>CF</text:p>
          </table:table-cell>
          <table:table-cell office:value-type="string">
            <text:p>JOE WALSH; JAMES GANG; EAGLES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ANIMAL</text:p>
          </table:table-cell>
          <table:table-cell office:value-type="string">
            <text:p>MIIKE SNOW</text:p>
          </table:table-cell>
          <table:table-cell office:value-type="string">
            <text:p>:17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MIIKE SNOW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9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BLACK AND BLUE</text:p>
          </table:table-cell>
          <table:table-cell office:value-type="string">
            <text:p>MIIKE SNOW</text:p>
          </table:table-cell>
          <table:table-cell office:value-type="string">
            <text:p>:03/:11</text:p>
          </table:table-cell>
          <table:table-cell office:value-type="string">
            <text:p>03:37</text:p>
          </table:table-cell>
          <table:table-cell office:value-type="string">
            <text:p>CF</text:p>
          </table:table-cell>
          <table:table-cell office:value-type="string">
            <text:p>MIIKE SNOW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9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CULT LOGIC</text:p>
          </table:table-cell>
          <table:table-cell office:value-type="string">
            <text:p>MIIKE SNOW</text:p>
          </table:table-cell>
          <table:table-cell office:value-type="string">
            <text:p>:09</text:p>
          </table:table-cell>
          <table:table-cell office:value-type="string">
            <text:p>03:52</text:p>
          </table:table-cell>
          <table:table-cell office:value-type="string">
            <text:p>COLD</text:p>
          </table:table-cell>
          <table:table-cell office:value-type="string">
            <text:p>MIIKE SNOW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9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THE WAVE</text:p>
          </table:table-cell>
          <table:table-cell office:value-type="string">
            <text:p>MIIKE SNOW</text:p>
          </table:table-cell>
          <table:table-cell office:value-type="string">
            <text:p>:14/:18</text:p>
          </table:table-cell>
          <table:table-cell office:value-type="string">
            <text:p>03:41</text:p>
          </table:table-cell>
          <table:table-cell office:value-type="string">
            <text:p>COLD</text:p>
          </table:table-cell>
          <table:table-cell office:value-type="string">
            <text:p>MIIKE SNOW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string">
            <text:p>A 9 PM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string">
            <text:p>EVERY SINGLE NIGHT</text:p>
          </table:table-cell>
          <table:table-cell office:value-type="string">
            <text:p>FIONA APPLE</text:p>
          </table:table-cell>
          <table:table-cell office:value-type="string">
            <text:p>:09</text:p>
          </table:table-cell>
          <table:table-cell office:value-type="string">
            <text:p>03:16</text:p>
          </table:table-cell>
          <table:table-cell office:value-type="string">
            <text:p>CF</text:p>
          </table:table-cell>
          <table:table-cell office:value-type="string">
            <text:p>FIONA APPL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GET HIM BACK</text:p>
          </table:table-cell>
          <table:table-cell office:value-type="string">
            <text:p>FIONA APPLE</text:p>
          </table:table-cell>
          <table:table-cell office:value-type="string">
            <text:p>:08</text:p>
          </table:table-cell>
          <table:table-cell office:value-type="string">
            <text:p>04:22</text:p>
          </table:table-cell>
          <table:table-cell office:value-type="string">
            <text:p>FADE</text:p>
          </table:table-cell>
          <table:table-cell office:value-type="string">
            <text:p>FIONA APPL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O' SAILOR</text:p>
          </table:table-cell>
          <table:table-cell office:value-type="string">
            <text:p>FIONA APPLE</text:p>
          </table:table-cell>
          <table:table-cell office:value-type="string">
            <text:p>:15</text:p>
          </table:table-cell>
          <table:table-cell office:value-type="string">
            <text:p>04:36</text:p>
          </table:table-cell>
          <table:table-cell office:value-type="string">
            <text:p>CF</text:p>
          </table:table-cell>
          <table:table-cell office:value-type="string">
            <text:p>FIONA APPL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SHADOWBOXER</text:p>
          </table:table-cell>
          <table:table-cell office:value-type="string">
            <text:p>FIONA APPLE</text:p>
          </table:table-cell>
          <table:table-cell office:value-type="string">
            <text:p>:15</text:p>
          </table:table-cell>
          <table:table-cell office:value-type="string">
            <text:p>05:11</text:p>
          </table:table-cell>
          <table:table-cell office:value-type="string">
            <text:p>FADE</text:p>
          </table:table-cell>
          <table:table-cell office:value-type="string">
            <text:p>FIONA APPL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MAN OF THE WORLD</text:p>
          </table:table-cell>
          <table:table-cell office:value-type="string">
            <text:p>ALEJANDRO ESCOVEDO</text:p>
          </table:table-cell>
          <table:table-cell office:value-type="string">
            <text:p>:07/:20</text:p>
          </table:table-cell>
          <table:table-cell office:value-type="string">
            <text:p>03:24</text:p>
          </table:table-cell>
          <table:table-cell office:value-type="string">
            <text:p>CF</text:p>
          </table:table-cell>
          <table:table-cell office:value-type="string">
            <text:p>ALEJANDRO ESCOVEDO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GOTSTA GET PAID</text:p>
          </table:table-cell>
          <table:table-cell office:value-type="string">
            <text:p>ZZ TOP</text:p>
          </table:table-cell>
          <table:table-cell office:value-type="string">
            <text:p>:01/:24</text:p>
          </table:table-cell>
          <table:table-cell office:value-type="string">
            <text:p>04:03</text:p>
          </table:table-cell>
          <table:table-cell office:value-type="string">
            <text:p>COLD</text:p>
          </table:table-cell>
          <table:table-cell office:value-type="string">
            <text:p>ZZ TOP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TOO CLOSE</text:p>
          </table:table-cell>
          <table:table-cell office:value-type="string">
            <text:p>ALEX CLARE</text:p>
          </table:table-cell>
          <table:table-cell office:value-type="string">
            <text:p>:15/:31</text:p>
          </table:table-cell>
          <table:table-cell office:value-type="string">
            <text:p>04:06</text:p>
          </table:table-cell>
          <table:table-cell office:value-type="string">
            <text:p>CF</text:p>
          </table:table-cell>
          <table:table-cell office:value-type="string">
            <text:p>ALEX CLAR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NIMALS</text:p>
          </table:table-cell>
          <table:table-cell office:value-type="string">
            <text:p>BLIND SPOTS, THE</text:p>
          </table:table-cell>
          <table:table-cell office:value-type="string">
            <text:p>:03/:16</text:p>
          </table:table-cell>
          <table:table-cell office:value-type="string">
            <text:p>04:01</text:p>
          </table:table-cell>
          <table:table-cell office:value-type="string">
            <text:p>COLD</text:p>
          </table:table-cell>
          <table:table-cell office:value-type="string">
            <text:p>BLIND SPOTS, THE</text:p>
          </table:table-cell>
          <table:table-cell/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string">
            <text:p>HOLY TOUCH</text:p>
          </table:table-cell>
          <table:table-cell office:value-type="string">
            <text:p>FOXY SHAZAM</text:p>
          </table:table-cell>
          <table:table-cell office:value-type="string">
            <text:p>:06/:15</text:p>
          </table:table-cell>
          <table:table-cell office:value-type="string">
            <text:p>02:57</text:p>
          </table:table-cell>
          <table:table-cell office:value-type="string">
            <text:p>COLD</text:p>
          </table:table-cell>
          <table:table-cell office:value-type="string">
            <text:p>FOXY SHAZAM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FREEDOM</text:p>
          </table:table-cell>
          <table:table-cell office:value-type="string">
            <text:p>TYRONE WELLS</text:p>
          </table:table-cell>
          <table:table-cell office:value-type="string">
            <text:p>:10</text:p>
          </table:table-cell>
          <table:table-cell office:value-type="string">
            <text:p>02:49</text:p>
          </table:table-cell>
          <table:table-cell office:value-type="string">
            <text:p>COLD</text:p>
          </table:table-cell>
          <table:table-cell office:value-type="string">
            <text:p>TYRONE WELL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ZZ WARD</text:p>
          </table:table-cell>
          <table:table-cell office:value-type="string">
            <text:p>PUT THE GUN DOWN</text:p>
          </table:table-cell>
          <table:table-cell office:value-type="string">
            <text:p>:09</text:p>
          </table:table-cell>
          <table:table-cell office:value-type="string">
            <text:p>02:46</text:p>
          </table:table-cell>
          <table:table-cell office:value-type="string">
            <text:p>COLD</text:p>
          </table:table-cell>
          <table:table-cell office:value-type="string">
            <text:p>ZZ WARD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OH LOVE</text:p>
          </table:table-cell>
          <table:table-cell office:value-type="string">
            <text:p>GREEN DAY</text:p>
          </table:table-cell>
          <table:table-cell office:value-type="string">
            <text:p>:00</text:p>
          </table:table-cell>
          <table:table-cell office:value-type="string">
            <text:p>04:16</text:p>
          </table:table-cell>
          <table:table-cell office:value-type="string">
            <text:p>COLD</text:p>
          </table:table-cell>
          <table:table-cell office:value-type="string">
            <text:p>GREEN DA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ETTLE DOWN</text:p>
          </table:table-cell>
          <table:table-cell office:value-type="string">
            <text:p>NO DOUBT</text:p>
          </table:table-cell>
          <table:table-cell office:value-type="string">
            <text:p>:03/:05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NO DOUBT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ANNIBALS ARE CARPOOLING</text:p>
          </table:table-cell>
          <table:table-cell office:value-type="string">
            <text:p>BLIND SPOTS, THE</text:p>
          </table:table-cell>
          <table:table-cell office:value-type="string">
            <text:p>:27</text:p>
          </table:table-cell>
          <table:table-cell office:value-type="string">
            <text:p>04:35</text:p>
          </table:table-cell>
          <table:table-cell office:value-type="string">
            <text:p>FADE</text:p>
          </table:table-cell>
          <table:table-cell office:value-type="string">
            <text:p>BLIND SPOTS, TH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BRIGHT BLUE BLOOD</text:p>
          </table:table-cell>
          <table:table-cell office:value-type="string">
            <text:p>BLIND SPOTS, THE</text:p>
          </table:table-cell>
          <table:table-cell office:value-type="string">
            <text:p>:00</text:p>
          </table:table-cell>
          <table:table-cell office:value-type="string">
            <text:p>05:10</text:p>
          </table:table-cell>
          <table:table-cell office:value-type="string">
            <text:p>FADE</text:p>
          </table:table-cell>
          <table:table-cell office:value-type="string">
            <text:p>BLIND SPOTS, TH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HOT AIR BALLOON</text:p>
          </table:table-cell>
          <table:table-cell office:value-type="string">
            <text:p>BLIND SPOTS, THE</text:p>
          </table:table-cell>
          <table:table-cell office:value-type="string">
            <text:p>:17</text:p>
          </table:table-cell>
          <table:table-cell office:value-type="string">
            <text:p>05:03</text:p>
          </table:table-cell>
          <table:table-cell office:value-type="string">
            <text:p>FADE</text:p>
          </table:table-cell>
          <table:table-cell office:value-type="string">
            <text:p>BLIND SPOTS, TH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CHEROKEE</text:p>
          </table:table-cell>
          <table:table-cell office:value-type="string">
            <text:p>CAT POWER</text:p>
          </table:table-cell>
          <table:table-cell office:value-type="string">
            <text:p>:09</text:p>
          </table:table-cell>
          <table:table-cell office:value-type="string">
            <text:p>03:53</text:p>
          </table:table-cell>
          <table:table-cell office:value-type="string">
            <text:p>FADE</text:p>
          </table:table-cell>
          <table:table-cell office:value-type="string">
            <text:p>CAT POW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FREE</text:p>
          </table:table-cell>
          <table:table-cell office:value-type="string">
            <text:p>CAT POWER</text:p>
          </table:table-cell>
          <table:table-cell office:value-type="string">
            <text:p>:10</text:p>
          </table:table-cell>
          <table:table-cell office:value-type="string">
            <text:p>03:42</text:p>
          </table:table-cell>
          <table:table-cell office:value-type="string">
            <text:p>CF</text:p>
          </table:table-cell>
          <table:table-cell office:value-type="string">
            <text:p>CAT POW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LIVED IN BARS</text:p>
          </table:table-cell>
          <table:table-cell office:value-type="string">
            <text:p>CAT POWER</text:p>
          </table:table-cell>
          <table:table-cell office:value-type="string">
            <text:p>:21</text:p>
          </table:table-cell>
          <table:table-cell office:value-type="string">
            <text:p>03:40</text:p>
          </table:table-cell>
          <table:table-cell office:value-type="string">
            <text:p>CF</text:p>
          </table:table-cell>
          <table:table-cell office:value-type="string">
            <text:p>CAT POW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IDEWAYS</text:p>
          </table:table-cell>
          <table:table-cell office:value-type="string">
            <text:p>SANTANA FT. CITIZEN COPE</text:p>
          </table:table-cell>
          <table:table-cell office:value-type="string">
            <text:p>:19</text:p>
          </table:table-cell>
          <table:table-cell office:value-type="string">
            <text:p>04:32</text:p>
          </table:table-cell>
          <table:table-cell office:value-type="string">
            <text:p>FADE</text:p>
          </table:table-cell>
          <table:table-cell office:value-type="string">
            <text:p>SANTANA; CITIZEN COP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HERE WILL WE GO</text:p>
          </table:table-cell>
          <table:table-cell office:value-type="string">
            <text:p>IAMDYNAMITE</text:p>
          </table:table-cell>
          <table:table-cell office:value-type="string">
            <text:p>:00</text:p>
          </table:table-cell>
          <table:table-cell office:value-type="string">
            <text:p>03:00</text:p>
          </table:table-cell>
          <table:table-cell office:value-type="string">
            <text:p>COLD</text:p>
          </table:table-cell>
          <table:table-cell office:value-type="string">
            <text:p>IAMDYNAMIT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BETTER WEATHER</text:p>
          </table:table-cell>
          <table:table-cell office:value-type="string">
            <text:p>GOOD OLD WAR</text:p>
          </table:table-cell>
          <table:table-cell office:value-type="string">
            <text:p>:19</text:p>
          </table:table-cell>
          <table:table-cell office:value-type="string">
            <text:p>03:27</text:p>
          </table:table-cell>
          <table:table-cell office:value-type="string">
            <text:p>CF</text:p>
          </table:table-cell>
          <table:table-cell office:value-type="string">
            <text:p>GOOD OLD WA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KILL THE DJ</text:p>
          </table:table-cell>
          <table:table-cell office:value-type="string">
            <text:p>GREEN DAY</text:p>
          </table:table-cell>
          <table:table-cell office:value-type="string">
            <text:p>:05/:14</text:p>
          </table:table-cell>
          <table:table-cell office:value-type="string">
            <text:p>03:37</text:p>
          </table:table-cell>
          <table:table-cell office:value-type="string">
            <text:p>CF</text:p>
          </table:table-cell>
          <table:table-cell office:value-type="string">
            <text:p>GREEN DAY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EASY WAY OUT</text:p>
          </table:table-cell>
          <table:table-cell office:value-type="string">
            <text:p>GOTYE</text:p>
          </table:table-cell>
          <table:table-cell office:value-type="string">
            <text:p>:08/:15</text:p>
          </table:table-cell>
          <table:table-cell office:value-type="string">
            <text:p>01:58</text:p>
          </table:table-cell>
          <table:table-cell office:value-type="string">
            <text:p>COLD</text:p>
          </table:table-cell>
          <table:table-cell office:value-type="string">
            <text:p>GOTY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E'RE ALL RIGHT NOW</text:p>
          </table:table-cell>
          <table:table-cell office:value-type="string">
            <text:p>JOHN HIATT</text:p>
          </table:table-cell>
          <table:table-cell office:value-type="string">
            <text:p>:03/:12</text:p>
          </table:table-cell>
          <table:table-cell office:value-type="string">
            <text:p>04:18</text:p>
          </table:table-cell>
          <table:table-cell office:value-type="string">
            <text:p>COLD</text:p>
          </table:table-cell>
          <table:table-cell office:value-type="string">
            <text:p>JOHN HIAT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ELCOME TO MY PARTY</text:p>
          </table:table-cell>
          <table:table-cell office:value-type="string">
            <text:p>RUSTED ROOT</text:p>
          </table:table-cell>
          <table:table-cell office:value-type="string">
            <text:p>:10/:22</text:p>
          </table:table-cell>
          <table:table-cell office:value-type="string">
            <text:p>03:45</text:p>
          </table:table-cell>
          <table:table-cell office:value-type="string">
            <text:p>CF</text:p>
          </table:table-cell>
          <table:table-cell office:value-type="string">
            <text:p>RUSTED ROO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EX</text:p>
          </table:table-cell>
          <table:table-cell office:value-type="string">
            <text:p>1975, THE</text:p>
          </table:table-cell>
          <table:table-cell office:value-type="string">
            <text:p>:11</text:p>
          </table:table-cell>
          <table:table-cell office:value-type="string">
            <text:p>03:18</text:p>
          </table:table-cell>
          <table:table-cell/>
          <table:table-cell office:value-type="float" office:value="1975">
            <text:p>1975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string">
            <text:p>NEON EYES</text:p>
          </table:table-cell>
          <table:table-cell office:value-type="string">
            <text:p>SAINTS OF VALORY</text:p>
          </table:table-cell>
          <table:table-cell office:value-type="string">
            <text:p>:09</text:p>
          </table:table-cell>
          <table:table-cell office:value-type="string">
            <text:p>03:26</text:p>
          </table:table-cell>
          <table:table-cell office:value-type="string">
            <text:p>FADE</text:p>
          </table:table-cell>
          <table:table-cell office:value-type="string">
            <text:p>SAINTS OF VALORY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TAND ON THE HORIZON</text:p>
          </table:table-cell>
          <table:table-cell office:value-type="string">
            <text:p>FRANZ FERDINAND</text:p>
          </table:table-cell>
          <table:table-cell office:value-type="string">
            <text:p>:09</text:p>
          </table:table-cell>
          <table:table-cell office:value-type="string">
            <text:p>04:23</text:p>
          </table:table-cell>
          <table:table-cell office:value-type="string">
            <text:p>COLD</text:p>
          </table:table-cell>
          <table:table-cell office:value-type="string">
            <text:p>FRANZ FERDINAN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LEEPING BY MYSELF</text:p>
          </table:table-cell>
          <table:table-cell office:value-type="string">
            <text:p>PEARL JAM</text:p>
          </table:table-cell>
          <table:table-cell office:value-type="string">
            <text:p>:10</text:p>
          </table:table-cell>
          <table:table-cell office:value-type="string">
            <text:p>02:59</text:p>
          </table:table-cell>
          <table:table-cell office:value-type="string">
            <text:p>FADE</text:p>
          </table:table-cell>
          <table:table-cell office:value-type="string">
            <text:p>PEARL JAM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PRETTY GREEN</text:p>
          </table:table-cell>
          <table:table-cell office:value-type="string">
            <text:p>WHITE DENIM</text:p>
          </table:table-cell>
          <table:table-cell office:value-type="string">
            <text:p>:15</text:p>
          </table:table-cell>
          <table:table-cell office:value-type="string">
            <text:p>04:03</text:p>
          </table:table-cell>
          <table:table-cell office:value-type="string">
            <text:p>FADE</text:p>
          </table:table-cell>
          <table:table-cell office:value-type="string">
            <text:p>WHITE DENIM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I APPEAR MISSING</text:p>
          </table:table-cell>
          <table:table-cell office:value-type="string">
            <text:p>QUEENS OF THE STONE AGE</text:p>
          </table:table-cell>
          <table:table-cell office:value-type="string">
            <text:p>:23</text:p>
          </table:table-cell>
          <table:table-cell office:value-type="string">
            <text:p>05:58</text:p>
          </table:table-cell>
          <table:table-cell office:value-type="string">
            <text:p>COLD</text:p>
          </table:table-cell>
          <table:table-cell office:value-type="string">
            <text:p>QUEENS OF THE STONE AGE</text:p>
          </table:table-cell>
          <table:table-cell table:number-columns-repeated="5"/>
        </table:table-row>
        <table:table-row table:style-name="ro1">
          <table:table-cell office:value-type="string">
            <text:p>Z</text:p>
          </table:table-cell>
          <table:table-cell office:value-type="string">
            <text:p>LOOT MY BODY</text:p>
          </table:table-cell>
          <table:table-cell office:value-type="string">
            <text:p>MAN MAN</text:p>
          </table:table-cell>
          <table:table-cell office:value-type="string">
            <text:p>:21</text:p>
          </table:table-cell>
          <table:table-cell office:value-type="string">
            <text:p>03:21</text:p>
          </table:table-cell>
          <table:table-cell office:value-type="string">
            <text:p>COLD</text:p>
          </table:table-cell>
          <table:table-cell office:value-type="string">
            <text:p>MAN MA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T NIGHT IN DREAMS</text:p>
          </table:table-cell>
          <table:table-cell office:value-type="string">
            <text:p>WHITE DENIM</text:p>
          </table:table-cell>
          <table:table-cell office:value-type="string">
            <text:p>:33</text:p>
          </table:table-cell>
          <table:table-cell office:value-type="string">
            <text:p>03:59</text:p>
          </table:table-cell>
          <table:table-cell office:value-type="string">
            <text:p>FADE</text:p>
          </table:table-cell>
          <table:table-cell office:value-type="string">
            <text:p>WHITE DENIM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OMING HOME</text:p>
          </table:table-cell>
          <table:table-cell office:value-type="string">
            <text:p>KAISER CHIEFS</text:p>
          </table:table-cell>
          <table:table-cell office:value-type="string">
            <text:p>:22</text:p>
          </table:table-cell>
          <table:table-cell office:value-type="string">
            <text:p>04:47</text:p>
          </table:table-cell>
          <table:table-cell office:value-type="string">
            <text:p>FADE</text:p>
          </table:table-cell>
          <table:table-cell office:value-type="string">
            <text:p>KAISER CHIEF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UPERNOVA</text:p>
          </table:table-cell>
          <table:table-cell office:value-type="string">
            <text:p>RAY LAMONTAGNE</text:p>
          </table:table-cell>
          <table:table-cell office:value-type="string">
            <text:p>:05</text:p>
          </table:table-cell>
          <table:table-cell office:value-type="string">
            <text:p>03:52</text:p>
          </table:table-cell>
          <table:table-cell office:value-type="string">
            <text:p>FADE</text:p>
          </table:table-cell>
          <table:table-cell office:value-type="string">
            <text:p>RAY LAMONTAGN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LIGHT IT UP</text:p>
          </table:table-cell>
          <table:table-cell office:value-type="string">
            <text:p>BLOOD RED SHOES</text:p>
          </table:table-cell>
          <table:table-cell office:value-type="string">
            <text:p>:09</text:p>
          </table:table-cell>
          <table:table-cell office:value-type="string">
            <text:p>03:25</text:p>
          </table:table-cell>
          <table:table-cell office:value-type="string">
            <text:p>FADE</text:p>
          </table:table-cell>
          <table:table-cell office:value-type="string">
            <text:p>BLOOD RED SHO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LWAYS</text:p>
          </table:table-cell>
          <table:table-cell office:value-type="string">
            <text:p>PANAMA</text:p>
          </table:table-cell>
          <table:table-cell office:value-type="string">
            <text:p>:00</text:p>
          </table:table-cell>
          <table:table-cell office:value-type="string">
            <text:p>03:38</text:p>
          </table:table-cell>
          <table:table-cell office:value-type="string">
            <text:p>FADE</text:p>
          </table:table-cell>
          <table:table-cell office:value-type="string">
            <text:p>PANAM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RIME</text:p>
          </table:table-cell>
          <table:table-cell office:value-type="string">
            <text:p>REAL ESTATE</text:p>
          </table:table-cell>
          <table:table-cell office:value-type="string">
            <text:p>:23</text:p>
          </table:table-cell>
          <table:table-cell office:value-type="string">
            <text:p>03:13</text:p>
          </table:table-cell>
          <table:table-cell office:value-type="string">
            <text:p>FADE</text:p>
          </table:table-cell>
          <table:table-cell office:value-type="string">
            <text:p>REAL ESTAT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OLD FEET KILLER</text:p>
          </table:table-cell>
          <table:table-cell office:value-type="string">
            <text:p>MY GOODNESS</text:p>
          </table:table-cell>
          <table:table-cell office:value-type="string">
            <text:p>:14</text:p>
          </table:table-cell>
          <table:table-cell office:value-type="string">
            <text:p>03:34</text:p>
          </table:table-cell>
          <table:table-cell office:value-type="string">
            <text:p>FADE</text:p>
          </table:table-cell>
          <table:table-cell office:value-type="string">
            <text:p>MY GOODNES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BUTTONS</text:p>
          </table:table-cell>
          <table:table-cell office:value-type="string">
            <text:p>WEEKS, THE</text:p>
          </table:table-cell>
          <table:table-cell office:value-type="string">
            <text:p>:17</text:p>
          </table:table-cell>
          <table:table-cell office:value-type="string">
            <text:p>05:12</text:p>
          </table:table-cell>
          <table:table-cell office:value-type="string">
            <text:p>FADE</text:p>
          </table:table-cell>
          <table:table-cell office:value-type="string">
            <text:p>WEEK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OUT OF MY HEAD</text:p>
          </table:table-cell>
          <table:table-cell office:value-type="string">
            <text:p>DESERT NOISES</text:p>
          </table:table-cell>
          <table:table-cell office:value-type="string">
            <text:p>:14</text:p>
          </table:table-cell>
          <table:table-cell office:value-type="string">
            <text:p>03:06</text:p>
          </table:table-cell>
          <table:table-cell office:value-type="string">
            <text:p>FADE</text:p>
          </table:table-cell>
          <table:table-cell office:value-type="string">
            <text:p>DESERT NOISES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LEXANDRA</text:p>
          </table:table-cell>
          <table:table-cell office:value-type="string">
            <text:p>HAMILTON LEITHAUSER</text:p>
          </table:table-cell>
          <table:table-cell office:value-type="string">
            <text:p>:04</text:p>
          </table:table-cell>
          <table:table-cell office:value-type="string">
            <text:p>02:57</text:p>
          </table:table-cell>
          <table:table-cell office:value-type="string">
            <text:p>FADE</text:p>
          </table:table-cell>
          <table:table-cell office:value-type="string">
            <text:p>HAMILTON LEITHAUSER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CARECROW</text:p>
          </table:table-cell>
          <table:table-cell office:value-type="string">
            <text:p>COUNTING CROWS</text:p>
          </table:table-cell>
          <table:table-cell office:value-type="string">
            <text:p>:25</text:p>
          </table:table-cell>
          <table:table-cell office:value-type="string">
            <text:p>04:40</text:p>
          </table:table-cell>
          <table:table-cell office:value-type="string">
            <text:p>FADE</text:p>
          </table:table-cell>
          <table:table-cell office:value-type="string">
            <text:p>COUNTING CROW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TERRIFIED</text:p>
          </table:table-cell>
          <table:table-cell office:value-type="string">
            <text:p>RURAL ALBERTA ADVANTAGE, THE</text:p>
          </table:table-cell>
          <table:table-cell office:value-type="string">
            <text:p>:07</text:p>
          </table:table-cell>
          <table:table-cell office:value-type="string">
            <text:p>03:01</text:p>
          </table:table-cell>
          <table:table-cell office:value-type="string">
            <text:p>FADE</text:p>
          </table:table-cell>
          <table:table-cell office:value-type="string">
            <text:p>RURAL ALBERTA ADVANTAGE, TH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THE BLACK MARKET</text:p>
          </table:table-cell>
          <table:table-cell office:value-type="string">
            <text:p>RISE AGAINST</text:p>
          </table:table-cell>
          <table:table-cell office:value-type="string">
            <text:p>:00</text:p>
          </table:table-cell>
          <table:table-cell office:value-type="string">
            <text:p>04:12</text:p>
          </table:table-cell>
          <table:table-cell office:value-type="string">
            <text:p>COLD</text:p>
          </table:table-cell>
          <table:table-cell office:value-type="string">
            <text:p>RISE AGAINS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U GET ME HIGH</text:p>
          </table:table-cell>
          <table:table-cell office:value-type="string">
            <text:p>TOM PETTY &amp; THE HEARTBREAKERS</text:p>
          </table:table-cell>
          <table:table-cell office:value-type="string">
            <text:p>:19</text:p>
          </table:table-cell>
          <table:table-cell office:value-type="string">
            <text:p>04:10</text:p>
          </table:table-cell>
          <table:table-cell office:value-type="string">
            <text:p>COLD</text:p>
          </table:table-cell>
          <table:table-cell office:value-type="string">
            <text:p>TOM PETTY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EVERY STONE</text:p>
          </table:table-cell>
          <table:table-cell office:value-type="string">
            <text:p>MANCHESTER ORCHESTRA</text:p>
          </table:table-cell>
          <table:table-cell office:value-type="string">
            <text:p>:21</text:p>
          </table:table-cell>
          <table:table-cell office:value-type="string">
            <text:p>03:36</text:p>
          </table:table-cell>
          <table:table-cell office:value-type="string">
            <text:p>FADE</text:p>
          </table:table-cell>
          <table:table-cell office:value-type="string">
            <text:p>MANCHESTER ORCHESTRA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EVERY MORNING</text:p>
          </table:table-cell>
          <table:table-cell office:value-type="string">
            <text:p>J MASCIS</text:p>
          </table:table-cell>
          <table:table-cell office:value-type="string">
            <text:p>:16</text:p>
          </table:table-cell>
          <table:table-cell office:value-type="string">
            <text:p>03:56</text:p>
          </table:table-cell>
          <table:table-cell office:value-type="string">
            <text:p>FADE</text:p>
          </table:table-cell>
          <table:table-cell office:value-type="string">
            <text:p>J MASCI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GORA</text:p>
          </table:table-cell>
          <table:table-cell office:value-type="string">
            <text:p>BEAR HANDS</text:p>
          </table:table-cell>
          <table:table-cell office:value-type="string">
            <text:p>:00</text:p>
          </table:table-cell>
          <table:table-cell office:value-type="string">
            <text:p>02:38</text:p>
          </table:table-cell>
          <table:table-cell office:value-type="string">
            <text:p>COLD</text:p>
          </table:table-cell>
          <table:table-cell office:value-type="string">
            <text:p>BEAR HAND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HEN I GET OLDER</text:p>
          </table:table-cell>
          <table:table-cell office:value-type="string">
            <text:p>WILD PARTY</text:p>
          </table:table-cell>
          <table:table-cell office:value-type="string">
            <text:p>:06</text:p>
          </table:table-cell>
          <table:table-cell office:value-type="string">
            <text:p>03:01</text:p>
          </table:table-cell>
          <table:table-cell office:value-type="string">
            <text:p>FADE</text:p>
          </table:table-cell>
          <table:table-cell office:value-type="string">
            <text:p>WILD PARTY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ANTED MAN</text:p>
          </table:table-cell>
          <table:table-cell office:value-type="string">
            <text:p>LAST INTERNATIONALE, THE</text:p>
          </table:table-cell>
          <table:table-cell office:value-type="string">
            <text:p>:06</text:p>
          </table:table-cell>
          <table:table-cell office:value-type="string">
            <text:p>05:03</text:p>
          </table:table-cell>
          <table:table-cell office:value-type="string">
            <text:p>COLD</text:p>
          </table:table-cell>
          <table:table-cell office:value-type="string">
            <text:p>LAST INTERNATIONALE, THE</text:p>
          </table:table-cell>
          <table:table-cell/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RE YOU WHAT YOU WANT TO BE?</text:p>
          </table:table-cell>
          <table:table-cell office:value-type="string">
            <text:p>FOSTER THE PEOPLE</text:p>
          </table:table-cell>
          <table:table-cell office:value-type="string">
            <text:p>:50</text:p>
          </table:table-cell>
          <table:table-cell office:value-type="string">
            <text:p>04:23</text:p>
          </table:table-cell>
          <table:table-cell office:value-type="string">
            <text:p>FADE</text:p>
          </table:table-cell>
          <table:table-cell office:value-type="string">
            <text:p>FOSTER THE PEOPLE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OLOUR</text:p>
          </table:table-cell>
          <table:table-cell office:value-type="string">
            <text:p>WILD CUB</text:p>
          </table:table-cell>
          <table:table-cell office:value-type="string">
            <text:p>:22</text:p>
          </table:table-cell>
          <table:table-cell office:value-type="string">
            <text:p>04:02</text:p>
          </table:table-cell>
          <table:table-cell office:value-type="string">
            <text:p>COLD</text:p>
          </table:table-cell>
          <table:table-cell office:value-type="string">
            <text:p>WILD CUB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LL THE PRETTY GIRLS</text:p>
          </table:table-cell>
          <table:table-cell office:value-type="string">
            <text:p>KALEO</text:p>
          </table:table-cell>
          <table:table-cell office:value-type="string">
            <text:p>:17</text:p>
          </table:table-cell>
          <table:table-cell office:value-type="string">
            <text:p>04:28</text:p>
          </table:table-cell>
          <table:table-cell office:value-type="string">
            <text:p>FADE</text:p>
          </table:table-cell>
          <table:table-cell office:value-type="string">
            <text:p>KALEO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ASTED TIME</text:p>
          </table:table-cell>
          <table:table-cell office:value-type="string">
            <text:p>VANCE JOY</text:p>
          </table:table-cell>
          <table:table-cell office:value-type="string">
            <text:p>:24</text:p>
          </table:table-cell>
          <table:table-cell office:value-type="string">
            <text:p>05:09</text:p>
          </table:table-cell>
          <table:table-cell office:value-type="string">
            <text:p>FADE</text:p>
          </table:table-cell>
          <table:table-cell office:value-type="string">
            <text:p>VANCE JOY</text:p>
          </table:table-cell>
          <table:table-cell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LEOPATRA</text:p>
          </table:table-cell>
          <table:table-cell office:value-type="string">
            <text:p>WEEZER</text:p>
          </table:table-cell>
          <table:table-cell office:value-type="string">
            <text:p>:12</text:p>
          </table:table-cell>
          <table:table-cell office:value-type="string">
            <text:p>03:12</text:p>
          </table:table-cell>
          <table:table-cell office:value-type="string">
            <text:p>COLD</text:p>
          </table:table-cell>
          <table:table-cell office:value-type="string">
            <text:p>WEEZ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TROUBLED MAN</text:p>
          </table:table-cell>
          <table:table-cell office:value-type="string">
            <text:p>JOHN MELLENCAMP</text:p>
          </table:table-cell>
          <table:table-cell office:value-type="string">
            <text:p>:26</text:p>
          </table:table-cell>
          <table:table-cell office:value-type="string">
            <text:p>04:05</text:p>
          </table:table-cell>
          <table:table-cell office:value-type="string">
            <text:p>FADE</text:p>
          </table:table-cell>
          <table:table-cell office:value-type="string">
            <text:p>JOHN MELLENCAMP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FORGIVE &amp; FORGET</text:p>
          </table:table-cell>
          <table:table-cell office:value-type="string">
            <text:p>KOOKS, THE</text:p>
          </table:table-cell>
          <table:table-cell office:value-type="string">
            <text:p>:04</text:p>
          </table:table-cell>
          <table:table-cell office:value-type="string">
            <text:p>03:52</text:p>
          </table:table-cell>
          <table:table-cell office:value-type="string">
            <text:p>FADE</text:p>
          </table:table-cell>
          <table:table-cell office:value-type="string">
            <text:p>KOOKS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LIVE ON</text:p>
          </table:table-cell>
          <table:table-cell office:value-type="string">
            <text:p>DELTA SPIRIT</text:p>
          </table:table-cell>
          <table:table-cell office:value-type="string">
            <text:p>:24</text:p>
          </table:table-cell>
          <table:table-cell office:value-type="string">
            <text:p>04:08</text:p>
          </table:table-cell>
          <table:table-cell office:value-type="string">
            <text:p>FADE</text:p>
          </table:table-cell>
          <table:table-cell office:value-type="string">
            <text:p>DELTA SPIRI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THE PERFECT PARTS</text:p>
          </table:table-cell>
          <table:table-cell office:value-type="string">
            <text:p>SHAKEY GRAVES</text:p>
          </table:table-cell>
          <table:table-cell office:value-type="string">
            <text:p>:37</text:p>
          </table:table-cell>
          <table:table-cell office:value-type="string">
            <text:p>03:49</text:p>
          </table:table-cell>
          <table:table-cell office:value-type="string">
            <text:p>FADE</text:p>
          </table:table-cell>
          <table:table-cell office:value-type="string">
            <text:p>SHAKEY GRAV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OMEBODY'S TALKING</text:p>
          </table:table-cell>
          <table:table-cell office:value-type="string">
            <text:p>PREATURES, THE</text:p>
          </table:table-cell>
          <table:table-cell office:value-type="string">
            <text:p>:06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PREATURES, THE</text:p>
          </table:table-cell>
          <table:table-cell/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CELESTE</text:p>
          </table:table-cell>
          <table:table-cell office:value-type="string">
            <text:p>EZRA VINE</text:p>
          </table:table-cell>
          <table:table-cell office:value-type="string">
            <text:p>:28</text:p>
          </table:table-cell>
          <table:table-cell office:value-type="string">
            <text:p>03:17</text:p>
          </table:table-cell>
          <table:table-cell office:value-type="string">
            <text:p>COLD</text:p>
          </table:table-cell>
          <table:table-cell office:value-type="string">
            <text:p>EZRA VIN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ARRIORS</text:p>
          </table:table-cell>
          <table:table-cell office:value-type="string">
            <text:p>IMAGINE DRAGONS</text:p>
          </table:table-cell>
          <table:table-cell office:value-type="string">
            <text:p>:06</text:p>
          </table:table-cell>
          <table:table-cell office:value-type="string">
            <text:p>02:47</text:p>
          </table:table-cell>
          <table:table-cell office:value-type="string">
            <text:p>FADE</text:p>
          </table:table-cell>
          <table:table-cell office:value-type="string">
            <text:p>IMAGINE DRAGON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SUMMER NOON</text:p>
          </table:table-cell>
          <table:table-cell office:value-type="string">
            <text:p>TWEEDY</text:p>
          </table:table-cell>
          <table:table-cell office:value-type="string">
            <text:p>:14</text:p>
          </table:table-cell>
          <table:table-cell office:value-type="string">
            <text:p>03:30</text:p>
          </table:table-cell>
          <table:table-cell office:value-type="string">
            <text:p>COLD</text:p>
          </table:table-cell>
          <table:table-cell office:value-type="string">
            <text:p>TWEED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WAIT FOR LOVE</text:p>
          </table:table-cell>
          <table:table-cell office:value-type="string">
            <text:p>TWEEDY</text:p>
          </table:table-cell>
          <table:table-cell office:value-type="string">
            <text:p>:06</text:p>
          </table:table-cell>
          <table:table-cell office:value-type="string">
            <text:p>03:03</text:p>
          </table:table-cell>
          <table:table-cell office:value-type="string">
            <text:p>COLD</text:p>
          </table:table-cell>
          <table:table-cell office:value-type="string">
            <text:p>TWEEDY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THE PLEASURE AND THE PAIN</text:p>
          </table:table-cell>
          <table:table-cell office:value-type="string">
            <text:p>LENNY KRAVITZ</text:p>
          </table:table-cell>
          <table:table-cell office:value-type="string">
            <text:p>:15</text:p>
          </table:table-cell>
          <table:table-cell office:value-type="string">
            <text:p>05:05</text:p>
          </table:table-cell>
          <table:table-cell office:value-type="string">
            <text:p>FADE</text:p>
          </table:table-cell>
          <table:table-cell office:value-type="string">
            <text:p>LENNY KRAVITZ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PLEASE DON'T TELL MY LOVER</text:p>
          </table:table-cell>
          <table:table-cell office:value-type="string">
            <text:p>EMPIRES</text:p>
          </table:table-cell>
          <table:table-cell office:value-type="string">
            <text:p>:18</text:p>
          </table:table-cell>
          <table:table-cell office:value-type="string">
            <text:p>03:00</text:p>
          </table:table-cell>
          <table:table-cell office:value-type="string">
            <text:p>FADE</text:p>
          </table:table-cell>
          <table:table-cell office:value-type="string">
            <text:p>EMPIRE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1,000 YEARS</text:p>
          </table:table-cell>
          <table:table-cell office:value-type="string">
            <text:p>GASLIGHT ANTHEM, THE</text:p>
          </table:table-cell>
          <table:table-cell office:value-type="string">
            <text:p>:19</text:p>
          </table:table-cell>
          <table:table-cell office:value-type="string">
            <text:p>03:33</text:p>
          </table:table-cell>
          <table:table-cell office:value-type="string">
            <text:p>FADE</text:p>
          </table:table-cell>
          <table:table-cell office:value-type="string">
            <text:p>GASLIGHT ANTHEM, THE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BEING BEIGE</text:p>
          </table:table-cell>
          <table:table-cell office:value-type="string">
            <text:p>SMASHING PUMPKINS</text:p>
          </table:table-cell>
          <table:table-cell office:value-type="string">
            <text:p>:09</text:p>
          </table:table-cell>
          <table:table-cell office:value-type="string">
            <text:p>03:38</text:p>
          </table:table-cell>
          <table:table-cell office:value-type="string">
            <text:p>FADE</text:p>
          </table:table-cell>
          <table:table-cell office:value-type="string">
            <text:p>SMASHING PUMPKINS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GO QUIETLY</text:p>
          </table:table-cell>
          <table:table-cell office:value-type="string">
            <text:p>COLD WAR KIDS</text:p>
          </table:table-cell>
          <table:table-cell office:value-type="string">
            <text:p>:12</text:p>
          </table:table-cell>
          <table:table-cell office:value-type="string">
            <text:p>03:49</text:p>
          </table:table-cell>
          <table:table-cell office:value-type="string">
            <text:p>COLD</text:p>
          </table:table-cell>
          <table:table-cell office:value-type="string">
            <text:p>COLD WAR KID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THE FEAST AND THE FAMINE</text:p>
          </table:table-cell>
          <table:table-cell office:value-type="string">
            <text:p>FOO FIGHTERS</text:p>
          </table:table-cell>
          <table:table-cell office:value-type="string">
            <text:p>:06</text:p>
          </table:table-cell>
          <table:table-cell office:value-type="string">
            <text:p>03:50</text:p>
          </table:table-cell>
          <table:table-cell office:value-type="string">
            <text:p>COLD</text:p>
          </table:table-cell>
          <table:table-cell office:value-type="string">
            <text:p>FOO FIGHTER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RABBIT HOLE</text:p>
          </table:table-cell>
          <table:table-cell office:value-type="string">
            <text:p>JAMIE T</text:p>
          </table:table-cell>
          <table:table-cell office:value-type="string">
            <text:p>:12</text:p>
          </table:table-cell>
          <table:table-cell office:value-type="string">
            <text:p>03:38</text:p>
          </table:table-cell>
          <table:table-cell office:value-type="string">
            <text:p>COLD</text:p>
          </table:table-cell>
          <table:table-cell office:value-type="string">
            <text:p>JAMIE T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ANGEL OF SMALL DEATH...</text:p>
          </table:table-cell>
          <table:table-cell office:value-type="string">
            <text:p>HOZIER</text:p>
          </table:table-cell>
          <table:table-cell office:value-type="string">
            <text:p>:11</text:p>
          </table:table-cell>
          <table:table-cell office:value-type="string">
            <text:p>03:38</text:p>
          </table:table-cell>
          <table:table-cell office:value-type="string">
            <text:p>FADE</text:p>
          </table:table-cell>
          <table:table-cell office:value-type="string">
            <text:p>HOZIE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MAKE YOU BETTER</text:p>
          </table:table-cell>
          <table:table-cell office:value-type="string">
            <text:p>DECEMBERISTS, THE</text:p>
          </table:table-cell>
          <table:table-cell office:value-type="string">
            <text:p>:17</text:p>
          </table:table-cell>
          <table:table-cell office:value-type="string">
            <text:p>05:03</text:p>
          </table:table-cell>
          <table:table-cell office:value-type="string">
            <text:p>FADE</text:p>
          </table:table-cell>
          <table:table-cell office:value-type="string">
            <text:p>DECEMBERISTS, THE</text:p>
          </table:table-cell>
          <table:table-cell/>
          <table:table-cell office:value-type="string">
            <text:p>M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string">
            <text:p>ONE AND ALL</text:p>
          </table:table-cell>
          <table:table-cell office:value-type="string">
            <text:p>SMASHING PUMPKINS</text:p>
          </table:table-cell>
          <table:table-cell office:value-type="string">
            <text:p>:20</text:p>
          </table:table-cell>
          <table:table-cell office:value-type="string">
            <text:p>03:44</text:p>
          </table:table-cell>
          <table:table-cell office:value-type="string">
            <text:p>COLD</text:p>
          </table:table-cell>
          <table:table-cell office:value-type="string">
            <text:p>SMASHING PUMPKIN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BLUE CHRISTMAS</text:p>
          </table:table-cell>
          <table:table-cell office:value-type="string">
            <text:p>COLLECTIVE SOUL</text:p>
          </table:table-cell>
          <table:table-cell office:value-type="string">
            <text:p>:08</text:p>
          </table:table-cell>
          <table:table-cell office:value-type="string">
            <text:p>02:50</text:p>
          </table:table-cell>
          <table:table-cell office:value-type="string">
            <text:p>FADE</text:p>
          </table:table-cell>
          <table:table-cell office:value-type="string">
            <text:p>COLLECTIVE SOU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HAPPY X-MAS / GIVE PEACE A CHANCE</text:p>
          </table:table-cell>
          <table:table-cell office:value-type="string">
            <text:p>MELISSA ETHERIDGE</text:p>
          </table:table-cell>
          <table:table-cell/>
          <table:table-cell office:value-type="string">
            <text:p>04:21</text:p>
          </table:table-cell>
          <table:table-cell office:value-type="string">
            <text:p>APPL</text:p>
          </table:table-cell>
          <table:table-cell office:value-type="string">
            <text:p>MELISSA ETHERIDG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ROCK &amp; ROLL CHRISTMAS</text:p>
          </table:table-cell>
          <table:table-cell office:value-type="string">
            <text:p>GEORGE THOROGOOD</text:p>
          </table:table-cell>
          <table:table-cell/>
          <table:table-cell office:value-type="string">
            <text:p>03:15</text:p>
          </table:table-cell>
          <table:table-cell office:value-type="string">
            <text:p>FADE</text:p>
          </table:table-cell>
          <table:table-cell office:value-type="string">
            <text:p>GEORGE THOROGOOD</text:p>
          </table:table-cell>
          <table:table-cell table:number-columns-repeated="2"/>
          <table:table-cell table:number-columns-repeated="2" office:value-type="float" office:value="7">
            <text:p>7</text:p>
          </table:table-cell>
          <table:table-cell office:value-type="string">
            <text:p>B 7 PM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MERRY CHRISTMAS EVE</text:p>
          </table:table-cell>
          <table:table-cell office:value-type="string">
            <text:p>BETTER THAN EZRA</text:p>
          </table:table-cell>
          <table:table-cell/>
          <table:table-cell office:value-type="string">
            <text:p>03:50</text:p>
          </table:table-cell>
          <table:table-cell office:value-type="string">
            <text:p>FADE</text:p>
          </table:table-cell>
          <table:table-cell office:value-type="string">
            <text:p>BETTER THAN EZR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I AM SANTA CLAUS</text:p>
          </table:table-cell>
          <table:table-cell office:value-type="string">
            <text:p>BOB RIVERS</text:p>
          </table:table-cell>
          <table:table-cell office:value-type="string">
            <text:p>:04/:15</text:p>
          </table:table-cell>
          <table:table-cell office:value-type="string">
            <text:p>03:19</text:p>
          </table:table-cell>
          <table:table-cell office:value-type="string">
            <text:p>COLD</text:p>
          </table:table-cell>
          <table:table-cell office:value-type="string">
            <text:p>BOB RIVER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YOU'RE A MEAN ONE MR. GRINCH</text:p>
          </table:table-cell>
          <table:table-cell office:value-type="string">
            <text:p>BORIS KARLOFF</text:p>
          </table:table-cell>
          <table:table-cell office:value-type="string">
            <text:p>:05</text:p>
          </table:table-cell>
          <table:table-cell office:value-type="string">
            <text:p>02:56</text:p>
          </table:table-cell>
          <table:table-cell office:value-type="string">
            <text:p>CF</text:p>
          </table:table-cell>
          <table:table-cell office:value-type="string">
            <text:p>BORIS KARLOFF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RUN RUDOLPH RUN</text:p>
          </table:table-cell>
          <table:table-cell office:value-type="string">
            <text:p>BRYAN ADAMS</text:p>
          </table:table-cell>
          <table:table-cell office:value-type="string">
            <text:p>:07</text:p>
          </table:table-cell>
          <table:table-cell office:value-type="string">
            <text:p>02:36</text:p>
          </table:table-cell>
          <table:table-cell office:value-type="string">
            <text:p>APPL</text:p>
          </table:table-cell>
          <table:table-cell office:value-type="string">
            <text:p>BRYAN ADAM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 office:value-type="string">
            <text:p>CHANUKAH SONG PART II</text:p>
          </table:table-cell>
          <table:table-cell office:value-type="string">
            <text:p>ADAM SANDLER</text:p>
          </table:table-cell>
          <table:table-cell office:value-type="string">
            <text:p>:03/:08</text:p>
          </table:table-cell>
          <table:table-cell office:value-type="string">
            <text:p>03:52</text:p>
          </table:table-cell>
          <table:table-cell office:value-type="string">
            <text:p>APPL</text:p>
          </table:table-cell>
          <table:table-cell office:value-type="string">
            <text:p>ADAM SANDLER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DO THEY KNOW IT'S CHRISTMAS</text:p>
          </table:table-cell>
          <table:table-cell office:value-type="string">
            <text:p>BAND AID</text:p>
          </table:table-cell>
          <table:table-cell office:value-type="string">
            <text:p>:16</text:p>
          </table:table-cell>
          <table:table-cell office:value-type="string">
            <text:p>05:00</text:p>
          </table:table-cell>
          <table:table-cell office:value-type="string">
            <text:p>C</text:p>
          </table:table-cell>
          <table:table-cell office:value-type="string">
            <text:p>BAND AID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(I'M SPENDING) HANUKKAH IN...</text:p>
          </table:table-cell>
          <table:table-cell office:value-type="string">
            <text:p>TOM LEHRER</text:p>
          </table:table-cell>
          <table:table-cell office:value-type="string">
            <text:p>C:07/:10</text:p>
          </table:table-cell>
          <table:table-cell office:value-type="string">
            <text:p>01:54</text:p>
          </table:table-cell>
          <table:table-cell office:value-type="string">
            <text:p>C</text:p>
          </table:table-cell>
          <table:table-cell office:value-type="string">
            <text:p>TOM LEHRER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HOLLY JOLLY CHRISTMAS</text:p>
          </table:table-cell>
          <table:table-cell office:value-type="string">
            <text:p>BURL IVES</text:p>
          </table:table-cell>
          <table:table-cell office:value-type="string">
            <text:p>:00</text:p>
          </table:table-cell>
          <table:table-cell office:value-type="string">
            <text:p>02:10</text:p>
          </table:table-cell>
          <table:table-cell office:value-type="string">
            <text:p>FADE</text:p>
          </table:table-cell>
          <table:table-cell office:value-type="string">
            <text:p>BURL IVES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SANTA AND HIS OLD LADY</text:p>
          </table:table-cell>
          <table:table-cell office:value-type="string">
            <text:p>CHEECH &amp; CHONG</text:p>
          </table:table-cell>
          <table:table-cell office:value-type="string">
            <text:p>:00</text:p>
          </table:table-cell>
          <table:table-cell office:value-type="string">
            <text:p>06:17</text:p>
          </table:table-cell>
          <table:table-cell office:value-type="string">
            <text:p>FADE</text:p>
          </table:table-cell>
          <table:table-cell office:value-type="string">
            <text:p>CHEECH &amp; CHONG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HAVE YOURSELF A MERRY LITTLE..</text:p>
          </table:table-cell>
          <table:table-cell office:value-type="string">
            <text:p>COLDPLAY</text:p>
          </table:table-cell>
          <table:table-cell office:value-type="string">
            <text:p>:17</text:p>
          </table:table-cell>
          <table:table-cell office:value-type="string">
            <text:p>02:17</text:p>
          </table:table-cell>
          <table:table-cell office:value-type="string">
            <text:p>CF</text:p>
          </table:table-cell>
          <table:table-cell office:value-type="string">
            <text:p>COLDPLAY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LITTLE DRUMMER BOY</text:p>
          </table:table-cell>
          <table:table-cell office:value-type="string">
            <text:p>DAVID BOWIE &amp; BING CROSBY</text:p>
          </table:table-cell>
          <table:table-cell office:value-type="string">
            <text:p>:14</text:p>
          </table:table-cell>
          <table:table-cell office:value-type="string">
            <text:p>02:32</text:p>
          </table:table-cell>
          <table:table-cell office:value-type="string">
            <text:p>CF</text:p>
          </table:table-cell>
          <table:table-cell office:value-type="string">
            <text:p>DAVID BOWIE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GRANDMA GOT RUN OVER...</text:p>
          </table:table-cell>
          <table:table-cell office:value-type="string">
            <text:p>ELMO &amp; PATSY</text:p>
          </table:table-cell>
          <table:table-cell office:value-type="string">
            <text:p>:06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ELMO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SANTA BRING MY BABY BACK</text:p>
          </table:table-cell>
          <table:table-cell office:value-type="string">
            <text:p>ELVIS PRESLEY</text:p>
          </table:table-cell>
          <table:table-cell office:value-type="string">
            <text:p>:00</text:p>
          </table:table-cell>
          <table:table-cell office:value-type="string">
            <text:p>01:50</text:p>
          </table:table-cell>
          <table:table-cell office:value-type="string">
            <text:p>COLD</text:p>
          </table:table-cell>
          <table:table-cell office:value-type="string">
            <text:p>ELVIS PRESLEY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RUN RUN RUDOLPH</text:p>
          </table:table-cell>
          <table:table-cell office:value-type="string">
            <text:p>LYNYRD SKYNYRD</text:p>
          </table:table-cell>
          <table:table-cell office:value-type="string">
            <text:p>:02</text:p>
          </table:table-cell>
          <table:table-cell office:value-type="string">
            <text:p>03:22</text:p>
          </table:table-cell>
          <table:table-cell office:value-type="string">
            <text:p>C</text:p>
          </table:table-cell>
          <table:table-cell office:value-type="string">
            <text:p>LYNYRD SKYNYRD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PLEASE COME HOME FOR CHRISTMAS</text:p>
          </table:table-cell>
          <table:table-cell office:value-type="string">
            <text:p>PAT BENATAR</text:p>
          </table:table-cell>
          <table:table-cell office:value-type="string">
            <text:p>:06</text:p>
          </table:table-cell>
          <table:table-cell office:value-type="string">
            <text:p>03:00</text:p>
          </table:table-cell>
          <table:table-cell office:value-type="string">
            <text:p>CF</text:p>
          </table:table-cell>
          <table:table-cell office:value-type="string">
            <text:p>PAT BENATAR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CHRISTMAS WRAPPING</text:p>
          </table:table-cell>
          <table:table-cell office:value-type="string">
            <text:p>SAVE FERRIS</text:p>
          </table:table-cell>
          <table:table-cell office:value-type="string">
            <text:p>:10/:26</text:p>
          </table:table-cell>
          <table:table-cell office:value-type="string">
            <text:p>04:33</text:p>
          </table:table-cell>
          <table:table-cell office:value-type="string">
            <text:p>FADE</text:p>
          </table:table-cell>
          <table:table-cell office:value-type="string">
            <text:p>SAVE FERRIS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GREENSLEEVES</text:p>
          </table:table-cell>
          <table:table-cell office:value-type="string">
            <text:p>STEVE MORSE</text:p>
          </table:table-cell>
          <table:table-cell office:value-type="string">
            <text:p>:14</text:p>
          </table:table-cell>
          <table:table-cell office:value-type="string">
            <text:p>01:45</text:p>
          </table:table-cell>
          <table:table-cell office:value-type="string">
            <text:p>CF</text:p>
          </table:table-cell>
          <table:table-cell office:value-type="string">
            <text:p>STEVE MORSE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SILENT NIGHT</text:p>
          </table:table-cell>
          <table:table-cell office:value-type="string">
            <text:p>STEVIE NICKS</text:p>
          </table:table-cell>
          <table:table-cell office:value-type="string">
            <text:p>:09</text:p>
          </table:table-cell>
          <table:table-cell office:value-type="string">
            <text:p>04:32</text:p>
          </table:table-cell>
          <table:table-cell office:value-type="string">
            <text:p>CF</text:p>
          </table:table-cell>
          <table:table-cell office:value-type="string">
            <text:p>STEVIE NICKS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HAVE YOURSELF A MERRY...</text:p>
          </table:table-cell>
          <table:table-cell office:value-type="string">
            <text:p>PRETENDERS</text:p>
          </table:table-cell>
          <table:table-cell office:value-type="string">
            <text:p>:10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PRETENDERS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CHRISTMAS WRAPPINGS</text:p>
          </table:table-cell>
          <table:table-cell office:value-type="string">
            <text:p>WAITRESSES</text:p>
          </table:table-cell>
          <table:table-cell office:value-type="string">
            <text:p>:48</text:p>
          </table:table-cell>
          <table:table-cell office:value-type="string">
            <text:p>05:13</text:p>
          </table:table-cell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office:value-type="string">
            <text:p>X</text:p>
          </table:table-cell>
          <table:table-cell office:value-type="string">
            <text:p>GOYIM FRIENDS</text:p>
          </table:table-cell>
          <table:table-cell office:value-type="string">
            <text:p>LEEVEES, THE</text:p>
          </table:table-cell>
          <table:table-cell office:value-type="string">
            <text:p>:07/:12</text:p>
          </table:table-cell>
          <table:table-cell office:value-type="string">
            <text:p>03:11</text:p>
          </table:table-cell>
          <table:table-cell office:value-type="string">
            <text:p>CF</text:p>
          </table:table-cell>
          <table:table-cell table:number-columns-repeated="6"/>
        </table:table-row>
        <table:table-row table:style-name="ro1">
          <table:table-cell office:value-type="string">
            <text:p>X</text:p>
          </table:table-cell>
          <table:table-cell office:value-type="string">
            <text:p>YOU'RE A MEAN ONE MR. GRINCH</text:p>
          </table:table-cell>
          <table:table-cell office:value-type="string">
            <text:p>SIMPLELIFE</text:p>
          </table:table-cell>
          <table:table-cell office:value-type="string">
            <text:p>:23</text:p>
          </table:table-cell>
          <table:table-cell office:value-type="string">
            <text:p>03:16</text:p>
          </table:table-cell>
          <table:table-cell office:value-type="string">
            <text:p>C</text:p>
          </table:table-cell>
          <table:table-cell office:value-type="string">
            <text:p>SIMPLELIFE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MERRY XMAS EVERYBODY</text:p>
          </table:table-cell>
          <table:table-cell office:value-type="string">
            <text:p>SLADE</text:p>
          </table:table-cell>
          <table:table-cell office:value-type="string">
            <text:p>:08</text:p>
          </table:table-cell>
          <table:table-cell office:value-type="string">
            <text:p>03:24</text:p>
          </table:table-cell>
          <table:table-cell office:value-type="string">
            <text:p>C</text:p>
          </table:table-cell>
          <table:table-cell office:value-type="string">
            <text:p>SLADE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STAR SPANGLED BANNER</text:p>
          </table:table-cell>
          <table:table-cell office:value-type="string">
            <text:p>JIMI HENDRIX</text:p>
          </table:table-cell>
          <table:table-cell office:value-type="string">
            <text:p>:00</text:p>
          </table:table-cell>
          <table:table-cell office:value-type="string">
            <text:p>03:46</text:p>
          </table:table-cell>
          <table:table-cell office:value-type="string">
            <text:p>FADE</text:p>
          </table:table-cell>
          <table:table-cell office:value-type="string">
            <text:p>JIMI HENDRIX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STAR SPANGLED BANNER/4TH OF JULY REPRISE</text:p>
          </table:table-cell>
          <table:table-cell office:value-type="string">
            <text:p>BOSTON</text:p>
          </table:table-cell>
          <table:table-cell office:value-type="string">
            <text:p>:26</text:p>
          </table:table-cell>
          <table:table-cell office:value-type="string">
            <text:p>02:39</text:p>
          </table:table-cell>
          <table:table-cell office:value-type="string">
            <text:p>FADE</text:p>
          </table:table-cell>
          <table:table-cell office:value-type="string">
            <text:p>BOSTON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INDEPENDENCE DAY</text:p>
          </table:table-cell>
          <table:table-cell office:value-type="string">
            <text:p>ELLIOT SMITH</text:p>
          </table:table-cell>
          <table:table-cell office:value-type="string">
            <text:p>:16/:33</text:p>
          </table:table-cell>
          <table:table-cell office:value-type="string">
            <text:p>03:01</text:p>
          </table:table-cell>
          <table:table-cell office:value-type="string">
            <text:p>CF</text:p>
          </table:table-cell>
          <table:table-cell office:value-type="string">
            <text:p>ELLIOTT SMITH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INDEPENDENCE DAY</text:p>
          </table:table-cell>
          <table:table-cell office:value-type="string">
            <text:p>BRUCE SPRINGSTEEN</text:p>
          </table:table-cell>
          <table:table-cell office:value-type="string">
            <text:p>:23</text:p>
          </table:table-cell>
          <table:table-cell office:value-type="string">
            <text:p>04:42</text:p>
          </table:table-cell>
          <table:table-cell office:value-type="string">
            <text:p>FADE</text:p>
          </table:table-cell>
          <table:table-cell office:value-type="string">
            <text:p>BRUCE SPRINGSTEEN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THIS LAND IS YOUR LAND</text:p>
          </table:table-cell>
          <table:table-cell office:value-type="string">
            <text:p>BRUCE SPRUNGSTEEN</text:p>
          </table:table-cell>
          <table:table-cell office:value-type="string">
            <text:p>:37</text:p>
          </table:table-cell>
          <table:table-cell office:value-type="string">
            <text:p>03:30</text:p>
          </table:table-cell>
          <table:table-cell office:value-type="string">
            <text:p>APPL</text:p>
          </table:table-cell>
          <table:table-cell office:value-type="string">
            <text:p>BRUCE SPRINGSTEEN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4TH OF JULY, ASHBURY PARK (SANDY)</text:p>
          </table:table-cell>
          <table:table-cell office:value-type="string">
            <text:p>BRUCE SPRINGSTEEN</text:p>
          </table:table-cell>
          <table:table-cell office:value-type="string">
            <text:p>:21</text:p>
          </table:table-cell>
          <table:table-cell office:value-type="string">
            <text:p>06:20</text:p>
          </table:table-cell>
          <table:table-cell office:value-type="string">
            <text:p>APPL</text:p>
          </table:table-cell>
          <table:table-cell office:value-type="string">
            <text:p>BRUCE SPRINGSTEEN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FREEDOM</text:p>
          </table:table-cell>
          <table:table-cell office:value-type="string">
            <text:p>PAUL MCCARTNEY</text:p>
          </table:table-cell>
          <table:table-cell office:value-type="string">
            <text:p>:13</text:p>
          </table:table-cell>
          <table:table-cell office:value-type="string">
            <text:p>03:42</text:p>
          </table:table-cell>
          <table:table-cell office:value-type="string">
            <text:p>APPL</text:p>
          </table:table-cell>
          <table:table-cell office:value-type="string">
            <text:p>PAUL MCCARTNEY; BEATLES; PAUL MCCARTNEY &amp; WINGS</text:p>
          </table:table-cell>
          <table:table-cell table:number-columns-repeated="5"/>
        </table:table-row>
        <table:table-row table:style-name="ro1">
          <table:table-cell office:value-type="string">
            <text:p>X</text:p>
          </table:table-cell>
          <table:table-cell office:value-type="string">
            <text:p>4TH OF JULY</text:p>
          </table:table-cell>
          <table:table-cell office:value-type="string">
            <text:p>SOUNDGARDEN</text:p>
          </table:table-cell>
          <table:table-cell office:value-type="string">
            <text:p>:29</text:p>
          </table:table-cell>
          <table:table-cell office:value-type="string">
            <text:p>05:09</text:p>
          </table:table-cell>
          <table:table-cell office:value-type="string">
            <text:p>FADE</text:p>
          </table:table-cell>
          <table:table-cell office:value-type="string">
            <text:p>SOUNDGARDEN; AUDIOSLAVE; CHRIS CORNELL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OFF IN THE DISTANCE</text:p>
          </table:table-cell>
          <table:table-cell office:value-type="string">
            <text:p>CHRIS MERKLEY</text:p>
          </table:table-cell>
          <table:table-cell office:value-type="string">
            <text:p>:10</text:p>
          </table:table-cell>
          <table:table-cell office:value-type="string">
            <text:p>03:54</text:p>
          </table:table-cell>
          <table:table-cell office:value-type="string">
            <text:p>F</text:p>
          </table:table-cell>
          <table:table-cell office:value-type="string">
            <text:p>CHRIS MERKL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ENGINE</text:p>
          </table:table-cell>
          <table:table-cell office:value-type="string">
            <text:p>HUBCAP</text:p>
          </table:table-cell>
          <table:table-cell office:value-type="string">
            <text:p>:24</text:p>
          </table:table-cell>
          <table:table-cell office:value-type="string">
            <text:p>03:11</text:p>
          </table:table-cell>
          <table:table-cell office:value-type="string">
            <text:p>CF</text:p>
          </table:table-cell>
          <table:table-cell office:value-type="string">
            <text:p>HUBCAP; STEVE GOLLNI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AMONG THEM</text:p>
          </table:table-cell>
          <table:table-cell office:value-type="string">
            <text:p>JOHN BROWN'S BODY</text:p>
          </table:table-cell>
          <table:table-cell office:value-type="string">
            <text:p>:14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JOHN BROWN'S BOD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SHOPWENCH</text:p>
          </table:table-cell>
          <table:table-cell office:value-type="string">
            <text:p>AYURVEDA</text:p>
          </table:table-cell>
          <table:table-cell office:value-type="string">
            <text:p>:40</text:p>
          </table:table-cell>
          <table:table-cell office:value-type="string">
            <text:p>03:30</text:p>
          </table:table-cell>
          <table:table-cell office:value-type="string">
            <text:p>ICE</text:p>
          </table:table-cell>
          <table:table-cell office:value-type="string">
            <text:p>AYURVED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NEETA</text:p>
          </table:table-cell>
          <table:table-cell office:value-type="string">
            <text:p>KEVIN KINSELLA</text:p>
          </table:table-cell>
          <table:table-cell office:value-type="string">
            <text:p>:08/:37</text:p>
          </table:table-cell>
          <table:table-cell office:value-type="string">
            <text:p>03:50</text:p>
          </table:table-cell>
          <table:table-cell office:value-type="string">
            <text:p>F</text:p>
          </table:table-cell>
          <table:table-cell office:value-type="string">
            <text:p>KEVIN KINSELL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FLOW</text:p>
          </table:table-cell>
          <table:table-cell office:value-type="string">
            <text:p>NATIVE EARTHLING BAND</text:p>
          </table:table-cell>
          <table:table-cell office:value-type="string">
            <text:p>:36</text:p>
          </table:table-cell>
          <table:table-cell office:value-type="string">
            <text:p>04:12</text:p>
          </table:table-cell>
          <table:table-cell office:value-type="string">
            <text:p>C</text:p>
          </table:table-cell>
          <table:table-cell office:value-type="string">
            <text:p>NATIVE EARTHLING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SUN FOR THE NIGHT</text:p>
          </table:table-cell>
          <table:table-cell office:value-type="string">
            <text:p>IY</text:p>
          </table:table-cell>
          <table:table-cell office:value-type="string">
            <text:p>:04</text:p>
          </table:table-cell>
          <table:table-cell office:value-type="string">
            <text:p>03:36</text:p>
          </table:table-cell>
          <table:table-cell office:value-type="string">
            <text:p>CF</text:p>
          </table:table-cell>
          <table:table-cell office:value-type="string">
            <text:p>I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PINK GUITAR</text:p>
          </table:table-cell>
          <table:table-cell office:value-type="string">
            <text:p>SIM REDMOND BAND</text:p>
          </table:table-cell>
          <table:table-cell office:value-type="string">
            <text:p>:11</text:p>
          </table:table-cell>
          <table:table-cell office:value-type="string">
            <text:p>03:39</text:p>
          </table:table-cell>
          <table:table-cell office:value-type="string">
            <text:p>CF</text:p>
          </table:table-cell>
          <table:table-cell office:value-type="string">
            <text:p>SIM REDMOND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CAN SHE STAY</text:p>
          </table:table-cell>
          <table:table-cell office:value-type="string">
            <text:p>ABOUT A BLONDE</text:p>
          </table:table-cell>
          <table:table-cell office:value-type="string">
            <text:p>:29</text:p>
          </table:table-cell>
          <table:table-cell office:value-type="string">
            <text:p>03:52</text:p>
          </table:table-cell>
          <table:table-cell office:value-type="string">
            <text:p>C</text:p>
          </table:table-cell>
          <table:table-cell office:value-type="string">
            <text:p>ABOUT A BLOND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NEW BLOOD</text:p>
          </table:table-cell>
          <table:table-cell office:value-type="string">
            <text:p>JOHN BROWN'S BODY</text:p>
          </table:table-cell>
          <table:table-cell office:value-type="string">
            <text:p>:23</text:p>
          </table:table-cell>
          <table:table-cell office:value-type="string">
            <text:p>04:26</text:p>
          </table:table-cell>
          <table:table-cell office:value-type="string">
            <text:p>ICE</text:p>
          </table:table-cell>
          <table:table-cell office:value-type="string">
            <text:p>JOHN BROWN'S BOD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IF I COULD (LIVE)</text:p>
          </table:table-cell>
          <table:table-cell office:value-type="string">
            <text:p>URBAN HORSE THIEVES</text:p>
          </table:table-cell>
          <table:table-cell office:value-type="string">
            <text:p>:00/:47</text:p>
          </table:table-cell>
          <table:table-cell office:value-type="string">
            <text:p>05:33</text:p>
          </table:table-cell>
          <table:table-cell office:value-type="string">
            <text:p>CF</text:p>
          </table:table-cell>
          <table:table-cell office:value-type="string">
            <text:p>URBAN HORSE THIEV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WISH</text:p>
          </table:table-cell>
          <table:table-cell office:value-type="string">
            <text:p>HUBCAP</text:p>
          </table:table-cell>
          <table:table-cell office:value-type="string">
            <text:p>:21</text:p>
          </table:table-cell>
          <table:table-cell office:value-type="string">
            <text:p>05:09</text:p>
          </table:table-cell>
          <table:table-cell office:value-type="string">
            <text:p>COLD</text:p>
          </table:table-cell>
          <table:table-cell office:value-type="string">
            <text:p>HUBCAP; STEVE GOLLNI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33 RPM</text:p>
          </table:table-cell>
          <table:table-cell office:value-type="string">
            <text:p>JOHN BROWN'S BODY</text:p>
          </table:table-cell>
          <table:table-cell office:value-type="string">
            <text:p>:46</text:p>
          </table:table-cell>
          <table:table-cell office:value-type="string">
            <text:p>04:50</text:p>
          </table:table-cell>
          <table:table-cell office:value-type="string">
            <text:p>CF</text:p>
          </table:table-cell>
          <table:table-cell office:value-type="string">
            <text:p>JOHN BROWN'S BOD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HEY LA LA</text:p>
          </table:table-cell>
          <table:table-cell office:value-type="string">
            <text:p>OCULUS</text:p>
          </table:table-cell>
          <table:table-cell office:value-type="string">
            <text:p>:11</text:p>
          </table:table-cell>
          <table:table-cell office:value-type="string">
            <text:p>04:06</text:p>
          </table:table-cell>
          <table:table-cell office:value-type="string">
            <text:p>COLD</text:p>
          </table:table-cell>
          <table:table-cell office:value-type="string">
            <text:p>OCUL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I BELIEVE</text:p>
          </table:table-cell>
          <table:table-cell office:value-type="string">
            <text:p>THOUSANDS OF ONE</text:p>
          </table:table-cell>
          <table:table-cell office:value-type="string">
            <text:p>:21</text:p>
          </table:table-cell>
          <table:table-cell office:value-type="string">
            <text:p>04:16</text:p>
          </table:table-cell>
          <table:table-cell office:value-type="string">
            <text:p>CF</text:p>
          </table:table-cell>
          <table:table-cell office:value-type="string">
            <text:p>THOUSANDS OF O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SOUL SYSTEM BREAKDOWN (LIVE)</text:p>
          </table:table-cell>
          <table:table-cell office:value-type="string">
            <text:p>REVISION</text:p>
          </table:table-cell>
          <table:table-cell office:value-type="string">
            <text:p>:23</text:p>
          </table:table-cell>
          <table:table-cell office:value-type="string">
            <text:p>05:13</text:p>
          </table:table-cell>
          <table:table-cell office:value-type="string">
            <text:p>COLD</text:p>
          </table:table-cell>
          <table:table-cell office:value-type="string">
            <text:p>REVIS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EAST</text:p>
          </table:table-cell>
          <table:table-cell office:value-type="string">
            <text:p>IY</text:p>
          </table:table-cell>
          <table:table-cell office:value-type="string">
            <text:p>:14</text:p>
          </table:table-cell>
          <table:table-cell office:value-type="string">
            <text:p>04:18</text:p>
          </table:table-cell>
          <table:table-cell office:value-type="string">
            <text:p>C</text:p>
          </table:table-cell>
          <table:table-cell office:value-type="string">
            <text:p>I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TRAILER PARK GIRL</text:p>
          </table:table-cell>
          <table:table-cell office:value-type="string">
            <text:p>MIKE BRINDISI &amp; THE NEW YORK ROCK</text:p>
          </table:table-cell>
          <table:table-cell office:value-type="string">
            <text:p>:22</text:p>
          </table:table-cell>
          <table:table-cell office:value-type="string">
            <text:p>04:38</text:p>
          </table:table-cell>
          <table:table-cell office:value-type="string">
            <text:p>COLD</text:p>
          </table:table-cell>
          <table:table-cell office:value-type="string">
            <text:p>MIKE BRINDIS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OFFICER</text:p>
          </table:table-cell>
          <table:table-cell office:value-type="string">
            <text:p>PLASTIC NEBRASKA</text:p>
          </table:table-cell>
          <table:table-cell office:value-type="string">
            <text:p>:27</text:p>
          </table:table-cell>
          <table:table-cell office:value-type="string">
            <text:p>04:56</text:p>
          </table:table-cell>
          <table:table-cell office:value-type="string">
            <text:p>COLD</text:p>
          </table:table-cell>
          <table:table-cell office:value-type="string">
            <text:p>PLASTIC NEBRASK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WE ALL CAN BLEED</text:p>
          </table:table-cell>
          <table:table-cell office:value-type="string">
            <text:p>EDEN'S APPLE</text:p>
          </table:table-cell>
          <table:table-cell office:value-type="string">
            <text:p>:16</text:p>
          </table:table-cell>
          <table:table-cell office:value-type="string">
            <text:p>03:58</text:p>
          </table:table-cell>
          <table:table-cell office:value-type="string">
            <text:p>CF</text:p>
          </table:table-cell>
          <table:table-cell office:value-type="string">
            <text:p>EDEN'S APPL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PREGNANT AGAIN</text:p>
          </table:table-cell>
          <table:table-cell office:value-type="string">
            <text:p>SUTRAS</text:p>
          </table:table-cell>
          <table:table-cell office:value-type="string">
            <text:p>:57</text:p>
          </table:table-cell>
          <table:table-cell office:value-type="string">
            <text:p>03:46</text:p>
          </table:table-cell>
          <table:table-cell office:value-type="string">
            <text:p>CF</text:p>
          </table:table-cell>
          <table:table-cell office:value-type="string">
            <text:p>SUTRA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RINSE WATER</text:p>
          </table:table-cell>
          <table:table-cell office:value-type="string">
            <text:p>HUBCAP</text:p>
          </table:table-cell>
          <table:table-cell office:value-type="string">
            <text:p>:29</text:p>
          </table:table-cell>
          <table:table-cell office:value-type="string">
            <text:p>03:44</text:p>
          </table:table-cell>
          <table:table-cell office:value-type="string">
            <text:p>CF</text:p>
          </table:table-cell>
          <table:table-cell office:value-type="string">
            <text:p>HUBCAP; STEVE GOLLNI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JUST RIGHT</text:p>
          </table:table-cell>
          <table:table-cell office:value-type="string">
            <text:p>SIM REDMOND BAND</text:p>
          </table:table-cell>
          <table:table-cell office:value-type="string">
            <text:p>:21</text:p>
          </table:table-cell>
          <table:table-cell office:value-type="string">
            <text:p>03:49</text:p>
          </table:table-cell>
          <table:table-cell office:value-type="string">
            <text:p>CF</text:p>
          </table:table-cell>
          <table:table-cell office:value-type="string">
            <text:p>SIM REDMOND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LOVE IS A FIRE</text:p>
          </table:table-cell>
          <table:table-cell office:value-type="string">
            <text:p>JOHN BROWN'S BODY</text:p>
          </table:table-cell>
          <table:table-cell office:value-type="string">
            <text:p>:45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JOHN BROWN'S BOD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SISTER BLUEBIRD</text:p>
          </table:table-cell>
          <table:table-cell office:value-type="string">
            <text:p>ABOUT A BLONDE</text:p>
          </table:table-cell>
          <table:table-cell office:value-type="string">
            <text:p>1:02</text:p>
          </table:table-cell>
          <table:table-cell office:value-type="string">
            <text:p>06:32</text:p>
          </table:table-cell>
          <table:table-cell office:value-type="string">
            <text:p>CF</text:p>
          </table:table-cell>
          <table:table-cell office:value-type="string">
            <text:p>ABOUT A BLOND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THESE ARE STRANGE DAYS</text:p>
          </table:table-cell>
          <table:table-cell office:value-type="string">
            <text:p>DONNA THE BUFFALO</text:p>
          </table:table-cell>
          <table:table-cell office:value-type="string">
            <text:p>:09</text:p>
          </table:table-cell>
          <table:table-cell office:value-type="string">
            <text:p>03:58</text:p>
          </table:table-cell>
          <table:table-cell office:value-type="string">
            <text:p>COLD</text:p>
          </table:table-cell>
          <table:table-cell office:value-type="string">
            <text:p>DONNA THE BUFFALO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SMALL HEADS (LIVE)</text:p>
          </table:table-cell>
          <table:table-cell office:value-type="string">
            <text:p>IY</text:p>
          </table:table-cell>
          <table:table-cell office:value-type="string">
            <text:p>:07</text:p>
          </table:table-cell>
          <table:table-cell office:value-type="string">
            <text:p>03:29</text:p>
          </table:table-cell>
          <table:table-cell office:value-type="string">
            <text:p>F</text:p>
          </table:table-cell>
          <table:table-cell office:value-type="string">
            <text:p>I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RED FLAG</text:p>
          </table:table-cell>
          <table:table-cell office:value-type="string">
            <text:p>AYURVEDA</text:p>
          </table:table-cell>
          <table:table-cell office:value-type="string">
            <text:p>:38</text:p>
          </table:table-cell>
          <table:table-cell office:value-type="string">
            <text:p>05:43</text:p>
          </table:table-cell>
          <table:table-cell office:value-type="string">
            <text:p>CF</text:p>
          </table:table-cell>
          <table:table-cell office:value-type="string">
            <text:p>AYURVED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BARSTOOLS AND LANDMINES</text:p>
          </table:table-cell>
          <table:table-cell office:value-type="string">
            <text:p>HUBCAP</text:p>
          </table:table-cell>
          <table:table-cell office:value-type="string">
            <text:p>:23</text:p>
          </table:table-cell>
          <table:table-cell office:value-type="string">
            <text:p>03:29</text:p>
          </table:table-cell>
          <table:table-cell/>
          <table:table-cell office:value-type="string">
            <text:p>HUBCAP; STEVE GOLLNI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PLAY ON</text:p>
          </table:table-cell>
          <table:table-cell office:value-type="string">
            <text:p>JOHN BROWN'S BODY</text:p>
          </table:table-cell>
          <table:table-cell office:value-type="string">
            <text:p>:28</text:p>
          </table:table-cell>
          <table:table-cell office:value-type="string">
            <text:p>02:49</text:p>
          </table:table-cell>
          <table:table-cell office:value-type="string">
            <text:p>FADE</text:p>
          </table:table-cell>
          <table:table-cell office:value-type="string">
            <text:p>JOHN BROWN'S BOD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SPIRAL</text:p>
          </table:table-cell>
          <table:table-cell office:value-type="string">
            <text:p>NATIVE EARTHLING BAND</text:p>
          </table:table-cell>
          <table:table-cell office:value-type="string">
            <text:p>1:01</text:p>
          </table:table-cell>
          <table:table-cell office:value-type="string">
            <text:p>05:19</text:p>
          </table:table-cell>
          <table:table-cell office:value-type="string">
            <text:p>CF</text:p>
          </table:table-cell>
          <table:table-cell office:value-type="string">
            <text:p>NATIVE EARTHLING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LATELY</text:p>
          </table:table-cell>
          <table:table-cell office:value-type="string">
            <text:p>SIM REDMOND BAND</text:p>
          </table:table-cell>
          <table:table-cell office:value-type="string">
            <text:p>:00</text:p>
          </table:table-cell>
          <table:table-cell office:value-type="string">
            <text:p>03:34</text:p>
          </table:table-cell>
          <table:table-cell office:value-type="string">
            <text:p>CF</text:p>
          </table:table-cell>
          <table:table-cell office:value-type="string">
            <text:p>SIM REDMOND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DON'T BE FOOLED</text:p>
          </table:table-cell>
          <table:table-cell office:value-type="string">
            <text:p>REVISION</text:p>
          </table:table-cell>
          <table:table-cell office:value-type="string">
            <text:p>:32</text:p>
          </table:table-cell>
          <table:table-cell office:value-type="string">
            <text:p>03:35</text:p>
          </table:table-cell>
          <table:table-cell office:value-type="string">
            <text:p>COLD</text:p>
          </table:table-cell>
          <table:table-cell office:value-type="string">
            <text:p>REVIS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WON'T BE LONG</text:p>
          </table:table-cell>
          <table:table-cell office:value-type="string">
            <text:p>URBAN HORSE THIEVES</text:p>
          </table:table-cell>
          <table:table-cell office:value-type="string">
            <text:p>:03</text:p>
          </table:table-cell>
          <table:table-cell office:value-type="string">
            <text:p>02:33</text:p>
          </table:table-cell>
          <table:table-cell office:value-type="string">
            <text:p>CF</text:p>
          </table:table-cell>
          <table:table-cell office:value-type="string">
            <text:p>URBAN HORSE THIEV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CHASE</text:p>
          </table:table-cell>
          <table:table-cell office:value-type="string">
            <text:p>OCULUS</text:p>
          </table:table-cell>
          <table:table-cell office:value-type="string">
            <text:p>:28</text:p>
          </table:table-cell>
          <table:table-cell office:value-type="string">
            <text:p>03:35</text:p>
          </table:table-cell>
          <table:table-cell office:value-type="string">
            <text:p>FADE</text:p>
          </table:table-cell>
          <table:table-cell office:value-type="string">
            <text:p>OCULU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LIFE IS WATER</text:p>
          </table:table-cell>
          <table:table-cell office:value-type="string">
            <text:p>SIM REDMOND BAND</text:p>
          </table:table-cell>
          <table:table-cell office:value-type="string">
            <text:p>:49</text:p>
          </table:table-cell>
          <table:table-cell office:value-type="string">
            <text:p>03:46</text:p>
          </table:table-cell>
          <table:table-cell office:value-type="string">
            <text:p>COLD</text:p>
          </table:table-cell>
          <table:table-cell office:value-type="string">
            <text:p>SIM REDMOND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HEAVEN</text:p>
          </table:table-cell>
          <table:table-cell office:value-type="string">
            <text:p>ABOUT A BLONDE</text:p>
          </table:table-cell>
          <table:table-cell office:value-type="string">
            <text:p>:28</text:p>
          </table:table-cell>
          <table:table-cell office:value-type="string">
            <text:p>04:37</text:p>
          </table:table-cell>
          <table:table-cell office:value-type="string">
            <text:p>CF</text:p>
          </table:table-cell>
          <table:table-cell office:value-type="string">
            <text:p>ABOUT A BLOND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KSW</text:p>
          </table:table-cell>
          <table:table-cell office:value-type="string">
            <text:p>HUBCAP</text:p>
          </table:table-cell>
          <table:table-cell office:value-type="string">
            <text:p>:24</text:p>
          </table:table-cell>
          <table:table-cell office:value-type="string">
            <text:p>04:38</text:p>
          </table:table-cell>
          <table:table-cell office:value-type="string">
            <text:p>FADE</text:p>
          </table:table-cell>
          <table:table-cell office:value-type="string">
            <text:p>HUBCAP; STEVE GOLLNICK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FEEL</text:p>
          </table:table-cell>
          <table:table-cell office:value-type="string">
            <text:p>JOHN BROWN'S BODY</text:p>
          </table:table-cell>
          <table:table-cell office:value-type="string">
            <text:p>:15</text:p>
          </table:table-cell>
          <table:table-cell office:value-type="string">
            <text:p>03:42</text:p>
          </table:table-cell>
          <table:table-cell office:value-type="string">
            <text:p>FADE</text:p>
          </table:table-cell>
          <table:table-cell office:value-type="string">
            <text:p>JOHN BROWN'S BOD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ELECTRICITY WIRE</text:p>
          </table:table-cell>
          <table:table-cell office:value-type="string">
            <text:p>PLASTIC NEBRASKA</text:p>
          </table:table-cell>
          <table:table-cell office:value-type="string">
            <text:p>:44</text:p>
          </table:table-cell>
          <table:table-cell office:value-type="string">
            <text:p>03:48</text:p>
          </table:table-cell>
          <table:table-cell office:value-type="string">
            <text:p>CF</text:p>
          </table:table-cell>
          <table:table-cell office:value-type="string">
            <text:p>PLASTIC NEBRASKA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NO SEPARATION</text:p>
          </table:table-cell>
          <table:table-cell office:value-type="string">
            <text:p>THOUSANDS OF ONE</text:p>
          </table:table-cell>
          <table:table-cell office:value-type="string">
            <text:p>:24</text:p>
          </table:table-cell>
          <table:table-cell office:value-type="string">
            <text:p>03:45</text:p>
          </table:table-cell>
          <table:table-cell office:value-type="string">
            <text:p>FADE</text:p>
          </table:table-cell>
          <table:table-cell office:value-type="string">
            <text:p>THOUSANDS OF ON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THE THINGS I CARRY</text:p>
          </table:table-cell>
          <table:table-cell office:value-type="string">
            <text:p>SUTRAS</text:p>
          </table:table-cell>
          <table:table-cell office:value-type="string">
            <text:p>:31</text:p>
          </table:table-cell>
          <table:table-cell office:value-type="string">
            <text:p>03:43</text:p>
          </table:table-cell>
          <table:table-cell office:value-type="string">
            <text:p>CF</text:p>
          </table:table-cell>
          <table:table-cell office:value-type="string">
            <text:p>SUTRA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POTHOLES</text:p>
          </table:table-cell>
          <table:table-cell office:value-type="string">
            <text:p>SIM REDMOND BAND</text:p>
          </table:table-cell>
          <table:table-cell office:value-type="string">
            <text:p>:38</text:p>
          </table:table-cell>
          <table:table-cell office:value-type="string">
            <text:p>04:30</text:p>
          </table:table-cell>
          <table:table-cell office:value-type="string">
            <text:p>CF</text:p>
          </table:table-cell>
          <table:table-cell office:value-type="string">
            <text:p>SIM REDMOND BAND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WAR ON CLOCKS (LIVE)</text:p>
          </table:table-cell>
          <table:table-cell office:value-type="string">
            <text:p>IY</text:p>
          </table:table-cell>
          <table:table-cell office:value-type="string">
            <text:p>:20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I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CRAWL</text:p>
          </table:table-cell>
          <table:table-cell office:value-type="string">
            <text:p>MIKE BRINDISI &amp; THE NEW YORK ROCK</text:p>
          </table:table-cell>
          <table:table-cell office:value-type="string">
            <text:p>:27</text:p>
          </table:table-cell>
          <table:table-cell office:value-type="string">
            <text:p>04:24</text:p>
          </table:table-cell>
          <table:table-cell office:value-type="string">
            <text:p>FADE</text:p>
          </table:table-cell>
          <table:table-cell office:value-type="string">
            <text:p>MIKE BRINDIS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GRAND AVENUE</text:p>
          </table:table-cell>
          <table:table-cell office:value-type="string">
            <text:p>REVISION</text:p>
          </table:table-cell>
          <table:table-cell office:value-type="string">
            <text:p>:29</text:p>
          </table:table-cell>
          <table:table-cell office:value-type="string">
            <text:p>03:40</text:p>
          </table:table-cell>
          <table:table-cell office:value-type="string">
            <text:p>COLD</text:p>
          </table:table-cell>
          <table:table-cell office:value-type="string">
            <text:p>REVISI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SUNNY DAY</text:p>
          </table:table-cell>
          <table:table-cell office:value-type="string">
            <text:p>IY</text:p>
          </table:table-cell>
          <table:table-cell office:value-type="string">
            <text:p>:09</text:p>
          </table:table-cell>
          <table:table-cell office:value-type="string">
            <text:p>02:56</text:p>
          </table:table-cell>
          <table:table-cell office:value-type="string">
            <text:p>C</text:p>
          </table:table-cell>
          <table:table-cell office:value-type="string">
            <text:p>I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UPSTATE</text:p>
          </table:table-cell>
          <table:table-cell office:value-type="string">
            <text:p>FUZZ BROTHERS</text:p>
          </table:table-cell>
          <table:table-cell office:value-type="string">
            <text:p>C:01</text:p>
          </table:table-cell>
          <table:table-cell office:value-type="string">
            <text:p>05:24</text:p>
          </table:table-cell>
          <table:table-cell office:value-type="string">
            <text:p>CF</text:p>
          </table:table-cell>
          <table:table-cell office:value-type="string">
            <text:p>FUZZ BROTHER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string">
            <text:p>WAR ON CLOCKS</text:p>
          </table:table-cell>
          <table:table-cell office:value-type="string">
            <text:p>IY</text:p>
          </table:table-cell>
          <table:table-cell office:value-type="string">
            <text:p>:19</text:p>
          </table:table-cell>
          <table:table-cell office:value-type="string">
            <text:p>04:09</text:p>
          </table:table-cell>
          <table:table-cell office:value-type="string">
            <text:p>F</text:p>
          </table:table-cell>
          <table:table-cell office:value-type="string">
            <text:p>I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ROOM PROJECT</text:p>
          </table:table-cell>
          <table:table-cell office:value-type="string">
            <text:p>IY</text:p>
          </table:table-cell>
          <table:table-cell office:value-type="string">
            <text:p>:10/:33</text:p>
          </table:table-cell>
          <table:table-cell office:value-type="string">
            <text:p>03:11</text:p>
          </table:table-cell>
          <table:table-cell office:value-type="string">
            <text:p>F</text:p>
          </table:table-cell>
          <table:table-cell office:value-type="string">
            <text:p>I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HOUSE COMES HOME</text:p>
          </table:table-cell>
          <table:table-cell office:value-type="string">
            <text:p>IY</text:p>
          </table:table-cell>
          <table:table-cell office:value-type="string">
            <text:p>:20</text:p>
          </table:table-cell>
          <table:table-cell office:value-type="string">
            <text:p>04:05</text:p>
          </table:table-cell>
          <table:table-cell office:value-type="string">
            <text:p>C</text:p>
          </table:table-cell>
          <table:table-cell office:value-type="string">
            <text:p>I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UNIVERSAL MIND</text:p>
          </table:table-cell>
          <table:table-cell office:value-type="string">
            <text:p>AYURVEDA</text:p>
          </table:table-cell>
          <table:table-cell office:value-type="string">
            <text:p>:27</text:p>
          </table:table-cell>
          <table:table-cell office:value-type="string">
            <text:p>03:01</text:p>
          </table:table-cell>
          <table:table-cell office:value-type="string">
            <text:p>C</text:p>
          </table:table-cell>
          <table:table-cell office:value-type="string">
            <text:p>AYURVED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INTO EARTH</text:p>
          </table:table-cell>
          <table:table-cell office:value-type="string">
            <text:p>AYURVEDA</text:p>
          </table:table-cell>
          <table:table-cell office:value-type="string">
            <text:p>:20</text:p>
          </table:table-cell>
          <table:table-cell office:value-type="string">
            <text:p>04:00</text:p>
          </table:table-cell>
          <table:table-cell office:value-type="string">
            <text:p>C</text:p>
          </table:table-cell>
          <table:table-cell office:value-type="string">
            <text:p>AYURVED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WAKING DREAM</text:p>
          </table:table-cell>
          <table:table-cell office:value-type="string">
            <text:p>TRYFAILREPEAT</text:p>
          </table:table-cell>
          <table:table-cell office:value-type="string">
            <text:p>:17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TRYFAILREPEAT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HOME</text:p>
          </table:table-cell>
          <table:table-cell office:value-type="string">
            <text:p>TRYFAILREPEAT</text:p>
          </table:table-cell>
          <table:table-cell office:value-type="string">
            <text:p>:12</text:p>
          </table:table-cell>
          <table:table-cell office:value-type="string">
            <text:p>04:11</text:p>
          </table:table-cell>
          <table:table-cell office:value-type="string">
            <text:p>CF</text:p>
          </table:table-cell>
          <table:table-cell office:value-type="string">
            <text:p>TRYFAILREPEAT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ACKWARD UPSTREAM (LIVE)</text:p>
          </table:table-cell>
          <table:table-cell office:value-type="string">
            <text:p>GRAIN ELEVATOR</text:p>
          </table:table-cell>
          <table:table-cell office:value-type="string">
            <text:p>:14/:27</text:p>
          </table:table-cell>
          <table:table-cell office:value-type="string">
            <text:p>04:02</text:p>
          </table:table-cell>
          <table:table-cell office:value-type="string">
            <text:p>CF</text:p>
          </table:table-cell>
          <table:table-cell office:value-type="string">
            <text:p>GRAIN ELEVATOR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EARDROP ROOM</text:p>
          </table:table-cell>
          <table:table-cell office:value-type="string">
            <text:p>REVISION</text:p>
          </table:table-cell>
          <table:table-cell office:value-type="string">
            <text:p>:40</text:p>
          </table:table-cell>
          <table:table-cell office:value-type="string">
            <text:p>04:20</text:p>
          </table:table-cell>
          <table:table-cell office:value-type="string">
            <text:p>CF</text:p>
          </table:table-cell>
          <table:table-cell office:value-type="string">
            <text:p>REVIS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AMPLIFICATION</text:p>
          </table:table-cell>
          <table:table-cell office:value-type="string">
            <text:p>REVISION</text:p>
          </table:table-cell>
          <table:table-cell office:value-type="string">
            <text:p>:01</text:p>
          </table:table-cell>
          <table:table-cell office:value-type="string">
            <text:p>03:50</text:p>
          </table:table-cell>
          <table:table-cell office:value-type="string">
            <text:p>F</text:p>
          </table:table-cell>
          <table:table-cell office:value-type="string">
            <text:p>REVIS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WHEN OUR DAY IS DONE</text:p>
          </table:table-cell>
          <table:table-cell office:value-type="string">
            <text:p>NATE &amp; KATE</text:p>
          </table:table-cell>
          <table:table-cell office:value-type="string">
            <text:p>:03</text:p>
          </table:table-cell>
          <table:table-cell office:value-type="string">
            <text:p>03:03</text:p>
          </table:table-cell>
          <table:table-cell office:value-type="string">
            <text:p>F</text:p>
          </table:table-cell>
          <table:table-cell office:value-type="string">
            <text:p>NATE &amp; KATE; NATE MARSHALL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UMBLEWEED</text:p>
          </table:table-cell>
          <table:table-cell office:value-type="string">
            <text:p>URBAN HORSE THIEVES</text:p>
          </table:table-cell>
          <table:table-cell office:value-type="string">
            <text:p>:16</text:p>
          </table:table-cell>
          <table:table-cell office:value-type="string">
            <text:p>04:18</text:p>
          </table:table-cell>
          <table:table-cell office:value-type="string">
            <text:p>CF</text:p>
          </table:table-cell>
          <table:table-cell office:value-type="string">
            <text:p>URBAN HORSE THIEV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ONATINA</text:p>
          </table:table-cell>
          <table:table-cell office:value-type="string">
            <text:p>CASTLE BRAVO</text:p>
          </table:table-cell>
          <table:table-cell office:value-type="string">
            <text:p>:22</text:p>
          </table:table-cell>
          <table:table-cell office:value-type="string">
            <text:p>04:50</text:p>
          </table:table-cell>
          <table:table-cell office:value-type="string">
            <text:p>C</text:p>
          </table:table-cell>
          <table:table-cell office:value-type="string">
            <text:p>CASTLE BRAVO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NOW</text:p>
          </table:table-cell>
          <table:table-cell office:value-type="string">
            <text:p>STONE SOUL FOUNDATION</text:p>
          </table:table-cell>
          <table:table-cell office:value-type="string">
            <text:p>:35</text:p>
          </table:table-cell>
          <table:table-cell office:value-type="string">
            <text:p>05:42</text:p>
          </table:table-cell>
          <table:table-cell office:value-type="string">
            <text:p>C</text:p>
          </table:table-cell>
          <table:table-cell office:value-type="string">
            <text:p>STONE SOUL FOUNDAT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GET UP</text:p>
          </table:table-cell>
          <table:table-cell office:value-type="string">
            <text:p>STONE SOUL FOUNDATION</text:p>
          </table:table-cell>
          <table:table-cell office:value-type="string">
            <text:p>:20</text:p>
          </table:table-cell>
          <table:table-cell office:value-type="string">
            <text:p>02:54</text:p>
          </table:table-cell>
          <table:table-cell office:value-type="string">
            <text:p>ICE</text:p>
          </table:table-cell>
          <table:table-cell office:value-type="string">
            <text:p>STONE SOUL FOUNDAT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HORTLIST</text:p>
          </table:table-cell>
          <table:table-cell office:value-type="string">
            <text:p>IY</text:p>
          </table:table-cell>
          <table:table-cell office:value-type="string">
            <text:p>:20</text:p>
          </table:table-cell>
          <table:table-cell office:value-type="string">
            <text:p>04:09</text:p>
          </table:table-cell>
          <table:table-cell office:value-type="string">
            <text:p>F</text:p>
          </table:table-cell>
          <table:table-cell office:value-type="string">
            <text:p>I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ALL IN THE MIND</text:p>
          </table:table-cell>
          <table:table-cell office:value-type="string">
            <text:p>JIMKATA</text:p>
          </table:table-cell>
          <table:table-cell office:value-type="string">
            <text:p>:40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JIMKAT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DAYTIME FICTION</text:p>
          </table:table-cell>
          <table:table-cell office:value-type="string">
            <text:p>JIMKATA</text:p>
          </table:table-cell>
          <table:table-cell office:value-type="string">
            <text:p>:48</text:p>
          </table:table-cell>
          <table:table-cell office:value-type="string">
            <text:p>06:29</text:p>
          </table:table-cell>
          <table:table-cell office:value-type="string">
            <text:p>C</text:p>
          </table:table-cell>
          <table:table-cell office:value-type="string">
            <text:p>JIMKAT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MIND CROSSING</text:p>
          </table:table-cell>
          <table:table-cell office:value-type="string">
            <text:p>JIMKATA</text:p>
          </table:table-cell>
          <table:table-cell office:value-type="string">
            <text:p>:39</text:p>
          </table:table-cell>
          <table:table-cell office:value-type="string">
            <text:p>08:03</text:p>
          </table:table-cell>
          <table:table-cell office:value-type="string">
            <text:p>C</text:p>
          </table:table-cell>
          <table:table-cell office:value-type="string">
            <text:p>JIMKAT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HOPE</text:p>
          </table:table-cell>
          <table:table-cell office:value-type="string">
            <text:p>NEW ANIMAL</text:p>
          </table:table-cell>
          <table:table-cell office:value-type="string">
            <text:p>:24</text:p>
          </table:table-cell>
          <table:table-cell office:value-type="string">
            <text:p>04:42</text:p>
          </table:table-cell>
          <table:table-cell office:value-type="string">
            <text:p>F</text:p>
          </table:table-cell>
          <table:table-cell office:value-type="string">
            <text:p>NEW ANIMAL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DON'T</text:p>
          </table:table-cell>
          <table:table-cell office:value-type="string">
            <text:p>NEW ANIMAL</text:p>
          </table:table-cell>
          <table:table-cell office:value-type="string">
            <text:p>:22</text:p>
          </table:table-cell>
          <table:table-cell office:value-type="string">
            <text:p>03:42</text:p>
          </table:table-cell>
          <table:table-cell office:value-type="string">
            <text:p>C</text:p>
          </table:table-cell>
          <table:table-cell office:value-type="string">
            <text:p>NEW ANIMAL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GOLDEN BOY</text:p>
          </table:table-cell>
          <table:table-cell office:value-type="string">
            <text:p>HUBCAP</text:p>
          </table:table-cell>
          <table:table-cell office:value-type="string">
            <text:p>:07</text:p>
          </table:table-cell>
          <table:table-cell office:value-type="string">
            <text:p>02:55</text:p>
          </table:table-cell>
          <table:table-cell office:value-type="string">
            <text:p>CF</text:p>
          </table:table-cell>
          <table:table-cell office:value-type="string">
            <text:p>HUBCAP; STEVE GOLLNICK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RAPDOOR</text:p>
          </table:table-cell>
          <table:table-cell office:value-type="string">
            <text:p>HUBCAP</text:p>
          </table:table-cell>
          <table:table-cell office:value-type="string">
            <text:p>:16</text:p>
          </table:table-cell>
          <table:table-cell office:value-type="string">
            <text:p>03:31</text:p>
          </table:table-cell>
          <table:table-cell office:value-type="string">
            <text:p>CF</text:p>
          </table:table-cell>
          <table:table-cell office:value-type="string">
            <text:p>HUBCAP; STEVE GOLLNICK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UITCASE</text:p>
          </table:table-cell>
          <table:table-cell office:value-type="string">
            <text:p>HUBCAP</text:p>
          </table:table-cell>
          <table:table-cell office:value-type="string">
            <text:p>:16</text:p>
          </table:table-cell>
          <table:table-cell office:value-type="string">
            <text:p>04:54</text:p>
          </table:table-cell>
          <table:table-cell office:value-type="string">
            <text:p>CF</text:p>
          </table:table-cell>
          <table:table-cell office:value-type="string">
            <text:p>HUBCAP; STEVE GOLLNICK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ANYWHERE BUT HERE</text:p>
          </table:table-cell>
          <table:table-cell office:value-type="string">
            <text:p>HUBCAP</text:p>
          </table:table-cell>
          <table:table-cell office:value-type="string">
            <text:p>:01</text:p>
          </table:table-cell>
          <table:table-cell office:value-type="string">
            <text:p>03:26</text:p>
          </table:table-cell>
          <table:table-cell office:value-type="string">
            <text:p>C</text:p>
          </table:table-cell>
          <table:table-cell office:value-type="string">
            <text:p>HUBCAP; STEVE GOLLNICK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FIRSTWOLVES</text:p>
          </table:table-cell>
          <table:table-cell office:value-type="string">
            <text:p>HUBCAP</text:p>
          </table:table-cell>
          <table:table-cell office:value-type="string">
            <text:p>:08</text:p>
          </table:table-cell>
          <table:table-cell office:value-type="string">
            <text:p>04:06</text:p>
          </table:table-cell>
          <table:table-cell office:value-type="string">
            <text:p>ICE</text:p>
          </table:table-cell>
          <table:table-cell office:value-type="string">
            <text:p>HUBCAP; STEVE GOLLNICK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Y THE HAND</text:p>
          </table:table-cell>
          <table:table-cell office:value-type="string">
            <text:p>HUBCAP</text:p>
          </table:table-cell>
          <table:table-cell office:value-type="string">
            <text:p>:19</text:p>
          </table:table-cell>
          <table:table-cell office:value-type="string">
            <text:p>03:37</text:p>
          </table:table-cell>
          <table:table-cell office:value-type="string">
            <text:p>CF</text:p>
          </table:table-cell>
          <table:table-cell office:value-type="string">
            <text:p>HUBCAP; STEVE GOLLNICK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ODY ON THE MOVE</text:p>
          </table:table-cell>
          <table:table-cell office:value-type="string">
            <text:p>ROZATONES, THE</text:p>
          </table:table-cell>
          <table:table-cell office:value-type="string">
            <text:p>:13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ROZATON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ROKEN FOCUS</text:p>
          </table:table-cell>
          <table:table-cell office:value-type="string">
            <text:p>ROZATONES, THE</text:p>
          </table:table-cell>
          <table:table-cell office:value-type="string">
            <text:p>:30</text:p>
          </table:table-cell>
          <table:table-cell office:value-type="string">
            <text:p>04:35</text:p>
          </table:table-cell>
          <table:table-cell office:value-type="string">
            <text:p>C</text:p>
          </table:table-cell>
          <table:table-cell office:value-type="string">
            <text:p>ROZATON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HERE IT COMES</text:p>
          </table:table-cell>
          <table:table-cell office:value-type="string">
            <text:p>ROZATONES, THE</text:p>
          </table:table-cell>
          <table:table-cell office:value-type="string">
            <text:p>:43</text:p>
          </table:table-cell>
          <table:table-cell office:value-type="string">
            <text:p>06:33</text:p>
          </table:table-cell>
          <table:table-cell office:value-type="string">
            <text:p>C</text:p>
          </table:table-cell>
          <table:table-cell office:value-type="string">
            <text:p>ROZATON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OPEN WALLET</text:p>
          </table:table-cell>
          <table:table-cell office:value-type="string">
            <text:p>ROZATONES, THE</text:p>
          </table:table-cell>
          <table:table-cell office:value-type="string">
            <text:p>:15/:31</text:p>
          </table:table-cell>
          <table:table-cell office:value-type="string">
            <text:p>04:27</text:p>
          </table:table-cell>
          <table:table-cell office:value-type="string">
            <text:p>C</text:p>
          </table:table-cell>
          <table:table-cell office:value-type="string">
            <text:p>ROZATON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YNCHRONIZE</text:p>
          </table:table-cell>
          <table:table-cell office:value-type="string">
            <text:p>ROZATONES, THE</text:p>
          </table:table-cell>
          <table:table-cell office:value-type="string">
            <text:p>:06</text:p>
          </table:table-cell>
          <table:table-cell office:value-type="string">
            <text:p>03:05</text:p>
          </table:table-cell>
          <table:table-cell office:value-type="string">
            <text:p>C</text:p>
          </table:table-cell>
          <table:table-cell office:value-type="string">
            <text:p>ROZATON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ROUBLE NOW</text:p>
          </table:table-cell>
          <table:table-cell office:value-type="string">
            <text:p>ROZATONES, THE</text:p>
          </table:table-cell>
          <table:table-cell office:value-type="string">
            <text:p>:17</text:p>
          </table:table-cell>
          <table:table-cell office:value-type="string">
            <text:p>03:32</text:p>
          </table:table-cell>
          <table:table-cell office:value-type="string">
            <text:p>C</text:p>
          </table:table-cell>
          <table:table-cell office:value-type="string">
            <text:p>ROZATON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RESPECT YOU</text:p>
          </table:table-cell>
          <table:table-cell office:value-type="string">
            <text:p>ONE TRICK PONY</text:p>
          </table:table-cell>
          <table:table-cell office:value-type="string">
            <text:p>:03</text:p>
          </table:table-cell>
          <table:table-cell office:value-type="string">
            <text:p>02:46</text:p>
          </table:table-cell>
          <table:table-cell office:value-type="string">
            <text:p>C</text:p>
          </table:table-cell>
          <table:table-cell office:value-type="string">
            <text:p>ONE TRICK PON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HOURGLASS</text:p>
          </table:table-cell>
          <table:table-cell office:value-type="string">
            <text:p>FUNK &amp; DISORDERLY</text:p>
          </table:table-cell>
          <table:table-cell office:value-type="string">
            <text:p>:22</text:p>
          </table:table-cell>
          <table:table-cell office:value-type="string">
            <text:p>04:45</text:p>
          </table:table-cell>
          <table:table-cell office:value-type="string">
            <text:p>CF</text:p>
          </table:table-cell>
          <table:table-cell office:value-type="string">
            <text:p>FUNK &amp; DISORDERL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NINE TO FIVE</text:p>
          </table:table-cell>
          <table:table-cell office:value-type="string">
            <text:p>GUNPOETS</text:p>
          </table:table-cell>
          <table:table-cell office:value-type="string">
            <text:p>:16</text:p>
          </table:table-cell>
          <table:table-cell office:value-type="string">
            <text:p>03:33</text:p>
          </table:table-cell>
          <table:table-cell office:value-type="string">
            <text:p>CF</text:p>
          </table:table-cell>
          <table:table-cell office:value-type="string">
            <text:p>GUNPOET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MOVIN' ON</text:p>
          </table:table-cell>
          <table:table-cell office:value-type="string">
            <text:p>GUNPOETS</text:p>
          </table:table-cell>
          <table:table-cell office:value-type="string">
            <text:p>:13</text:p>
          </table:table-cell>
          <table:table-cell office:value-type="string">
            <text:p>04:13</text:p>
          </table:table-cell>
          <table:table-cell office:value-type="string">
            <text:p>ICE</text:p>
          </table:table-cell>
          <table:table-cell office:value-type="string">
            <text:p>GUNPOET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table:number-columns-repeated="2" office:value-type="string">
            <text:p>FRIEND OF MINE</text:p>
          </table:table-cell>
          <table:table-cell office:value-type="string">
            <text:p>:00</text:p>
          </table:table-cell>
          <table:table-cell office:value-type="string">
            <text:p>05:24</text:p>
          </table:table-cell>
          <table:table-cell office:value-type="string">
            <text:p>CF</text:p>
          </table:table-cell>
          <table:table-cell office:value-type="string">
            <text:p>FRIEND OF MINE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YELLOW TO GREEN</text:p>
          </table:table-cell>
          <table:table-cell office:value-type="string">
            <text:p>BLIND SPOTS, THE</text:p>
          </table:table-cell>
          <table:table-cell office:value-type="string">
            <text:p>:00</text:p>
          </table:table-cell>
          <table:table-cell office:value-type="string">
            <text:p>03:56</text:p>
          </table:table-cell>
          <table:table-cell office:value-type="string">
            <text:p>CF</text:p>
          </table:table-cell>
          <table:table-cell office:value-type="string">
            <text:p>BLIND SPOTS, THE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ANIMAL STATE (LIVE)</text:p>
          </table:table-cell>
          <table:table-cell office:value-type="string">
            <text:p>BLIND SPOTS, THE</text:p>
          </table:table-cell>
          <table:table-cell office:value-type="string">
            <text:p>C:03/:10</text:p>
          </table:table-cell>
          <table:table-cell office:value-type="string">
            <text:p>03:39</text:p>
          </table:table-cell>
          <table:table-cell office:value-type="string">
            <text:p>COLD</text:p>
          </table:table-cell>
          <table:table-cell office:value-type="string">
            <text:p>BLIND SPOTS, THE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MOVIN' ON</text:p>
          </table:table-cell>
          <table:table-cell office:value-type="string">
            <text:p>DONNA THE BUFFALO</text:p>
          </table:table-cell>
          <table:table-cell office:value-type="string">
            <text:p>:03/:16</text:p>
          </table:table-cell>
          <table:table-cell office:value-type="string">
            <text:p>02:47</text:p>
          </table:table-cell>
          <table:table-cell office:value-type="string">
            <text:p>CF</text:p>
          </table:table-cell>
          <table:table-cell office:value-type="string">
            <text:p>DONNA THE BUFFALO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CONSCIOUS EVOLUTION</text:p>
          </table:table-cell>
          <table:table-cell office:value-type="string">
            <text:p>DONNA THE BUFFALO</text:p>
          </table:table-cell>
          <table:table-cell office:value-type="string">
            <text:p>:12/23</text:p>
          </table:table-cell>
          <table:table-cell office:value-type="string">
            <text:p>05:08</text:p>
          </table:table-cell>
          <table:table-cell office:value-type="string">
            <text:p>CF</text:p>
          </table:table-cell>
          <table:table-cell office:value-type="string">
            <text:p>DONNA THE BUFFALO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WALKING INTO THE SUN</text:p>
          </table:table-cell>
          <table:table-cell office:value-type="string">
            <text:p>DRIFTWOOD</text:p>
          </table:table-cell>
          <table:table-cell office:value-type="string">
            <text:p>:06</text:p>
          </table:table-cell>
          <table:table-cell office:value-type="string">
            <text:p>04:53</text:p>
          </table:table-cell>
          <table:table-cell office:value-type="string">
            <text:p>FADE</text:p>
          </table:table-cell>
          <table:table-cell office:value-type="string">
            <text:p>DRIFTWOOD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CITY GAL</text:p>
          </table:table-cell>
          <table:table-cell office:value-type="string">
            <text:p>DRIFTWOOD</text:p>
          </table:table-cell>
          <table:table-cell office:value-type="string">
            <text:p>:11</text:p>
          </table:table-cell>
          <table:table-cell office:value-type="string">
            <text:p>04:48</text:p>
          </table:table-cell>
          <table:table-cell office:value-type="string">
            <text:p>CF</text:p>
          </table:table-cell>
          <table:table-cell office:value-type="string">
            <text:p>DRIFTWOOD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ONE TO TEN</text:p>
          </table:table-cell>
          <table:table-cell office:value-type="string">
            <text:p>JIMKATA</text:p>
          </table:table-cell>
          <table:table-cell office:value-type="string">
            <text:p>:10/:20</text:p>
          </table:table-cell>
          <table:table-cell office:value-type="string">
            <text:p>05:36</text:p>
          </table:table-cell>
          <table:table-cell office:value-type="string">
            <text:p>FADE</text:p>
          </table:table-cell>
          <table:table-cell office:value-type="string">
            <text:p>JIMKAT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JOHN JONES</text:p>
          </table:table-cell>
          <table:table-cell office:value-type="string">
            <text:p>JOE CROOKSTON</text:p>
          </table:table-cell>
          <table:table-cell office:value-type="string">
            <text:p>:10/:17</text:p>
          </table:table-cell>
          <table:table-cell office:value-type="string">
            <text:p>04:10</text:p>
          </table:table-cell>
          <table:table-cell office:value-type="string">
            <text:p>CF</text:p>
          </table:table-cell>
          <table:table-cell office:value-type="string">
            <text:p>JOE CROOKST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YOU CAN COME AND STAY</text:p>
          </table:table-cell>
          <table:table-cell office:value-type="string">
            <text:p>KEVIN KINSELLA</text:p>
          </table:table-cell>
          <table:table-cell office:value-type="string">
            <text:p>:14</text:p>
          </table:table-cell>
          <table:table-cell office:value-type="string">
            <text:p>02:36</text:p>
          </table:table-cell>
          <table:table-cell office:value-type="string">
            <text:p>FADE</text:p>
          </table:table-cell>
          <table:table-cell office:value-type="string">
            <text:p>KEVIN KINSELLA; JOHN BROWN'S BOD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EVERYONE COULD SEE</text:p>
          </table:table-cell>
          <table:table-cell office:value-type="string">
            <text:p>KEVIN KINSELLA</text:p>
          </table:table-cell>
          <table:table-cell office:value-type="string">
            <text:p>:07/:30</text:p>
          </table:table-cell>
          <table:table-cell office:value-type="string">
            <text:p>00:00</text:p>
          </table:table-cell>
          <table:table-cell office:value-type="string">
            <text:p>CF</text:p>
          </table:table-cell>
          <table:table-cell office:value-type="string">
            <text:p>KEVIN KINSELLA; JOHN BROWN'S BOD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HOT CORN</text:p>
          </table:table-cell>
          <table:table-cell office:value-type="string">
            <text:p>NATIVE EARTHLING BAND</text:p>
          </table:table-cell>
          <table:table-cell office:value-type="string">
            <text:p>C:02/:29</text:p>
          </table:table-cell>
          <table:table-cell office:value-type="string">
            <text:p>04:29</text:p>
          </table:table-cell>
          <table:table-cell office:value-type="string">
            <text:p>COLD</text:p>
          </table:table-cell>
          <table:table-cell office:value-type="string">
            <text:p>NATIVE EARTHLING BAND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UTTERFLIES CALMED WITH BRANDY</text:p>
          </table:table-cell>
          <table:table-cell office:value-type="string">
            <text:p>OCULUS</text:p>
          </table:table-cell>
          <table:table-cell office:value-type="string">
            <text:p>:14</text:p>
          </table:table-cell>
          <table:table-cell office:value-type="string">
            <text:p>03:47</text:p>
          </table:table-cell>
          <table:table-cell office:value-type="string">
            <text:p>CF</text:p>
          </table:table-cell>
          <table:table-cell office:value-type="string">
            <text:p>OCULU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LITTLE FAKE SNEEZES</text:p>
          </table:table-cell>
          <table:table-cell office:value-type="string">
            <text:p>STEVE GOLLNICK</text:p>
          </table:table-cell>
          <table:table-cell office:value-type="string">
            <text:p>:03/:25</text:p>
          </table:table-cell>
          <table:table-cell office:value-type="string">
            <text:p>02:33</text:p>
          </table:table-cell>
          <table:table-cell office:value-type="string">
            <text:p>CF</text:p>
          </table:table-cell>
          <table:table-cell office:value-type="string">
            <text:p>STEVE GOLLNICK; HUBCAP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OULFORCE</text:p>
          </table:table-cell>
          <table:table-cell office:value-type="string">
            <text:p>THOUSANDS OF ONE</text:p>
          </table:table-cell>
          <table:table-cell office:value-type="string">
            <text:p>:00</text:p>
          </table:table-cell>
          <table:table-cell office:value-type="string">
            <text:p>05:02</text:p>
          </table:table-cell>
          <table:table-cell office:value-type="string">
            <text:p>CF</text:p>
          </table:table-cell>
          <table:table-cell office:value-type="string">
            <text:p>THOUSANDS OF ONE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HE GATE</text:p>
          </table:table-cell>
          <table:table-cell office:value-type="string">
            <text:p>TRIBULATIONS, THE</text:p>
          </table:table-cell>
          <table:table-cell office:value-type="string">
            <text:p>:13/:24</text:p>
          </table:table-cell>
          <table:table-cell office:value-type="string">
            <text:p>04:26</text:p>
          </table:table-cell>
          <table:table-cell office:value-type="string">
            <text:p>COLD</text:p>
          </table:table-cell>
          <table:table-cell office:value-type="string">
            <text:p>TRIBULATIONS, THE; JOHN BROWN'S BOD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EFORE I FALL</text:p>
          </table:table-cell>
          <table:table-cell office:value-type="string">
            <text:p>COMFORT AVE.</text:p>
          </table:table-cell>
          <table:table-cell office:value-type="string">
            <text:p>:05/:17</text:p>
          </table:table-cell>
          <table:table-cell office:value-type="string">
            <text:p>04:07</text:p>
          </table:table-cell>
          <table:table-cell office:value-type="string">
            <text:p>CF</text:p>
          </table:table-cell>
          <table:table-cell office:value-type="string">
            <text:p>COMFORT AVE.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ABIDA'S ROLL</text:p>
          </table:table-cell>
          <table:table-cell office:value-type="string">
            <text:p>BLIND SPOTS, THE</text:p>
          </table:table-cell>
          <table:table-cell office:value-type="string">
            <text:p>:15</text:p>
          </table:table-cell>
          <table:table-cell office:value-type="string">
            <text:p>05:52</text:p>
          </table:table-cell>
          <table:table-cell office:value-type="string">
            <text:p>FADE</text:p>
          </table:table-cell>
          <table:table-cell office:value-type="string">
            <text:p>BLIND SPOTS, THE</text:p>
          </table:table-cell>
          <table:table-cell/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string">
            <text:p>IN THE DARK</text:p>
          </table:table-cell>
          <table:table-cell office:value-type="string">
            <text:p>GUNPOETS, THE</text:p>
          </table:table-cell>
          <table:table-cell office:value-type="string">
            <text:p>:01</text:p>
          </table:table-cell>
          <table:table-cell office:value-type="string">
            <text:p>03:39</text:p>
          </table:table-cell>
          <table:table-cell office:value-type="string">
            <text:p>CF</text:p>
          </table:table-cell>
          <table:table-cell office:value-type="string">
            <text:p>GUNPOETS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string">
            <text:p>MADAME DE COULAGE (LIVE)</text:p>
          </table:table-cell>
          <table:table-cell office:value-type="string">
            <text:p>THIRD HALF, THE</text:p>
          </table:table-cell>
          <table:table-cell office:value-type="string">
            <text:p>:12</text:p>
          </table:table-cell>
          <table:table-cell office:value-type="string">
            <text:p>04:03</text:p>
          </table:table-cell>
          <table:table-cell office:value-type="string">
            <text:p>CF</text:p>
          </table:table-cell>
          <table:table-cell office:value-type="string">
            <text:p>THIRD HALF, THE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string">
            <text:p>TELL ME</text:p>
          </table:table-cell>
          <table:table-cell office:value-type="string">
            <text:p>505 BLUES</text:p>
          </table:table-cell>
          <table:table-cell office:value-type="string">
            <text:p>:05</text:p>
          </table:table-cell>
          <table:table-cell office:value-type="string">
            <text:p>04:47</text:p>
          </table:table-cell>
          <table:table-cell office:value-type="string">
            <text:p>COLD</text:p>
          </table:table-cell>
          <table:table-cell office:value-type="string">
            <text:p>505 BLU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GOT IT BAD</text:p>
          </table:table-cell>
          <table:table-cell office:value-type="string">
            <text:p>505 BLUES</text:p>
          </table:table-cell>
          <table:table-cell office:value-type="string">
            <text:p>:29</text:p>
          </table:table-cell>
          <table:table-cell office:value-type="string">
            <text:p>04:21</text:p>
          </table:table-cell>
          <table:table-cell office:value-type="string">
            <text:p>COLD</text:p>
          </table:table-cell>
          <table:table-cell office:value-type="string">
            <text:p>505 BLU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MIDNIGHT TRAIN</text:p>
          </table:table-cell>
          <table:table-cell office:value-type="string">
            <text:p>505 BLUES</text:p>
          </table:table-cell>
          <table:table-cell office:value-type="string">
            <text:p>:00</text:p>
          </table:table-cell>
          <table:table-cell office:value-type="string">
            <text:p>05:11</text:p>
          </table:table-cell>
          <table:table-cell office:value-type="string">
            <text:p>COLD</text:p>
          </table:table-cell>
          <table:table-cell office:value-type="string">
            <text:p>505 BLU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DEVIL'S FRONT YARD</text:p>
          </table:table-cell>
          <table:table-cell office:value-type="string">
            <text:p>505 BLUES</text:p>
          </table:table-cell>
          <table:table-cell office:value-type="string">
            <text:p>:23</text:p>
          </table:table-cell>
          <table:table-cell office:value-type="string">
            <text:p>04:09</text:p>
          </table:table-cell>
          <table:table-cell office:value-type="string">
            <text:p>COLD</text:p>
          </table:table-cell>
          <table:table-cell office:value-type="string">
            <text:p>505 BLU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AXMAN</text:p>
          </table:table-cell>
          <table:table-cell office:value-type="string">
            <text:p>AYURVEDA</text:p>
          </table:table-cell>
          <table:table-cell office:value-type="string">
            <text:p>:14</text:p>
          </table:table-cell>
          <table:table-cell office:value-type="string">
            <text:p>03:45</text:p>
          </table:table-cell>
          <table:table-cell office:value-type="string">
            <text:p>COLD</text:p>
          </table:table-cell>
          <table:table-cell office:value-type="string">
            <text:p>AYURVEDA; BEATL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GIRL BEYOND MY REACH</text:p>
          </table:table-cell>
          <table:table-cell office:value-type="string">
            <text:p>GERONIMO LINE, THE</text:p>
          </table:table-cell>
          <table:table-cell office:value-type="string">
            <text:p>:29</text:p>
          </table:table-cell>
          <table:table-cell office:value-type="string">
            <text:p>04:34</text:p>
          </table:table-cell>
          <table:table-cell office:value-type="string">
            <text:p>FADE</text:p>
          </table:table-cell>
          <table:table-cell office:value-type="string">
            <text:p>GERONIMO LINE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ROADWAY</text:p>
          </table:table-cell>
          <table:table-cell office:value-type="string">
            <text:p>IY</text:p>
          </table:table-cell>
          <table:table-cell office:value-type="string">
            <text:p>:12</text:p>
          </table:table-cell>
          <table:table-cell office:value-type="string">
            <text:p>04:49</text:p>
          </table:table-cell>
          <table:table-cell office:value-type="string">
            <text:p>FADE</text:p>
          </table:table-cell>
          <table:table-cell office:value-type="string">
            <text:p>I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CALL BEFORE YOU COME</text:p>
          </table:table-cell>
          <table:table-cell office:value-type="string">
            <text:p>IY</text:p>
          </table:table-cell>
          <table:table-cell office:value-type="string">
            <text:p>:07</text:p>
          </table:table-cell>
          <table:table-cell office:value-type="string">
            <text:p>03:13</text:p>
          </table:table-cell>
          <table:table-cell office:value-type="string">
            <text:p>COLD</text:p>
          </table:table-cell>
          <table:table-cell office:value-type="string">
            <text:p>I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URN MY MONEY</text:p>
          </table:table-cell>
          <table:table-cell office:value-type="string">
            <text:p>JIMKATA</text:p>
          </table:table-cell>
          <table:table-cell office:value-type="string">
            <text:p>:39</text:p>
          </table:table-cell>
          <table:table-cell office:value-type="string">
            <text:p>05:26</text:p>
          </table:table-cell>
          <table:table-cell office:value-type="string">
            <text:p>FADE</text:p>
          </table:table-cell>
          <table:table-cell office:value-type="string">
            <text:p>JIMKAT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GHOSTS &amp; KILLERS</text:p>
          </table:table-cell>
          <table:table-cell office:value-type="string">
            <text:p>JIMKATA</text:p>
          </table:table-cell>
          <table:table-cell office:value-type="string">
            <text:p>:40</text:p>
          </table:table-cell>
          <table:table-cell office:value-type="string">
            <text:p>05:15</text:p>
          </table:table-cell>
          <table:table-cell office:value-type="string">
            <text:p>COLD</text:p>
          </table:table-cell>
          <table:table-cell office:value-type="string">
            <text:p>JIMKAT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ROLL WITH THE PUNCHES</text:p>
          </table:table-cell>
          <table:table-cell office:value-type="string">
            <text:p>JIMKATA</text:p>
          </table:table-cell>
          <table:table-cell office:value-type="string">
            <text:p>:26</text:p>
          </table:table-cell>
          <table:table-cell office:value-type="string">
            <text:p>03:55</text:p>
          </table:table-cell>
          <table:table-cell office:value-type="string">
            <text:p>FADE</text:p>
          </table:table-cell>
          <table:table-cell office:value-type="string">
            <text:p>JIMKATA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WORDS</text:p>
          </table:table-cell>
          <table:table-cell office:value-type="string">
            <text:p>MIKE BRINDISI &amp; NEW YORK ROCK</text:p>
          </table:table-cell>
          <table:table-cell office:value-type="string">
            <text:p>:15</text:p>
          </table:table-cell>
          <table:table-cell office:value-type="string">
            <text:p>04:26</text:p>
          </table:table-cell>
          <table:table-cell office:value-type="string">
            <text:p>FADE</text:p>
          </table:table-cell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LUR</text:p>
          </table:table-cell>
          <table:table-cell office:value-type="string">
            <text:p>MIKE BRINDISI &amp; NEW YORK ROCK</text:p>
          </table:table-cell>
          <table:table-cell office:value-type="string">
            <text:p>:22</text:p>
          </table:table-cell>
          <table:table-cell office:value-type="string">
            <text:p>05:01</text:p>
          </table:table-cell>
          <table:table-cell office:value-type="string">
            <text:p>COLD</text:p>
          </table:table-cell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MOTHERED</text:p>
          </table:table-cell>
          <table:table-cell office:value-type="string">
            <text:p>MIKE BRINDISI &amp; NEW YORK ROCK</text:p>
          </table:table-cell>
          <table:table-cell office:value-type="string">
            <text:p>:15</text:p>
          </table:table-cell>
          <table:table-cell office:value-type="string">
            <text:p>02:38</text:p>
          </table:table-cell>
          <table:table-cell office:value-type="string">
            <text:p>COLD</text:p>
          </table:table-cell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HE ONE I NEED TO FIND</text:p>
          </table:table-cell>
          <table:table-cell office:value-type="string">
            <text:p>MIKE BRINDISI &amp; NEW YORK ROCK</text:p>
          </table:table-cell>
          <table:table-cell office:value-type="string">
            <text:p>:31</text:p>
          </table:table-cell>
          <table:table-cell office:value-type="string">
            <text:p>06:45</text:p>
          </table:table-cell>
          <table:table-cell office:value-type="string">
            <text:p>COLD</text:p>
          </table:table-cell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WHO'S TO BLAME</text:p>
          </table:table-cell>
          <table:table-cell office:value-type="string">
            <text:p>MIKE BRINDISI &amp; NEW YORK ROCK</text:p>
          </table:table-cell>
          <table:table-cell office:value-type="string">
            <text:p>:14</text:p>
          </table:table-cell>
          <table:table-cell office:value-type="string">
            <text:p>05:22</text:p>
          </table:table-cell>
          <table:table-cell office:value-type="string">
            <text:p>FADE</text:p>
          </table:table-cell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OMEDAY WE'LL KNOW</text:p>
          </table:table-cell>
          <table:table-cell office:value-type="string">
            <text:p>MOSES SUPPOSES</text:p>
          </table:table-cell>
          <table:table-cell office:value-type="string">
            <text:p>:22</text:p>
          </table:table-cell>
          <table:table-cell office:value-type="string">
            <text:p>03:25</text:p>
          </table:table-cell>
          <table:table-cell office:value-type="string">
            <text:p>COLD</text:p>
          </table:table-cell>
          <table:table-cell office:value-type="string">
            <text:p>MOSES SUPPOS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HE DEALER</text:p>
          </table:table-cell>
          <table:table-cell office:value-type="string">
            <text:p>MOSES SUPPOSES</text:p>
          </table:table-cell>
          <table:table-cell office:value-type="string">
            <text:p>:21</text:p>
          </table:table-cell>
          <table:table-cell office:value-type="string">
            <text:p>03:01</text:p>
          </table:table-cell>
          <table:table-cell office:value-type="string">
            <text:p>COLD</text:p>
          </table:table-cell>
          <table:table-cell office:value-type="string">
            <text:p>MOSES SUPPOS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HE KLUTZ</text:p>
          </table:table-cell>
          <table:table-cell office:value-type="string">
            <text:p>MOSES SUPPOSES</text:p>
          </table:table-cell>
          <table:table-cell office:value-type="string">
            <text:p>:19</text:p>
          </table:table-cell>
          <table:table-cell office:value-type="string">
            <text:p>03:26</text:p>
          </table:table-cell>
          <table:table-cell office:value-type="string">
            <text:p>FADE</text:p>
          </table:table-cell>
          <table:table-cell office:value-type="string">
            <text:p>MOSES SUPPOSE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MILE THAT SMILE FOR ME</text:p>
          </table:table-cell>
          <table:table-cell office:value-type="string">
            <text:p>NATE MARSHALL</text:p>
          </table:table-cell>
          <table:table-cell office:value-type="string">
            <text:p>:11</text:p>
          </table:table-cell>
          <table:table-cell office:value-type="string">
            <text:p>03:55</text:p>
          </table:table-cell>
          <table:table-cell office:value-type="string">
            <text:p>COLD</text:p>
          </table:table-cell>
          <table:table-cell office:value-type="string">
            <text:p>NATE MARSHALL; NATE &amp; KATE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ARCHITECTS OF DESTINY</text:p>
          </table:table-cell>
          <table:table-cell office:value-type="string">
            <text:p>NATE MARSHALL</text:p>
          </table:table-cell>
          <table:table-cell office:value-type="string">
            <text:p>:12</text:p>
          </table:table-cell>
          <table:table-cell office:value-type="string">
            <text:p>04:28</text:p>
          </table:table-cell>
          <table:table-cell office:value-type="string">
            <text:p>COLD</text:p>
          </table:table-cell>
          <table:table-cell office:value-type="string">
            <text:p>NATE MARSHALL; NATE &amp; KATE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OOGIE MAN</text:p>
          </table:table-cell>
          <table:table-cell office:value-type="string">
            <text:p>REVISION</text:p>
          </table:table-cell>
          <table:table-cell office:value-type="string">
            <text:p>:22</text:p>
          </table:table-cell>
          <table:table-cell office:value-type="string">
            <text:p>05:04</text:p>
          </table:table-cell>
          <table:table-cell office:value-type="string">
            <text:p>COLD</text:p>
          </table:table-cell>
          <table:table-cell office:value-type="string">
            <text:p>REVIS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TICKS &amp; STONES</text:p>
          </table:table-cell>
          <table:table-cell office:value-type="string">
            <text:p>REVISION</text:p>
          </table:table-cell>
          <table:table-cell office:value-type="string">
            <text:p>:32</text:p>
          </table:table-cell>
          <table:table-cell office:value-type="string">
            <text:p>04:12</text:p>
          </table:table-cell>
          <table:table-cell office:value-type="string">
            <text:p>FADE</text:p>
          </table:table-cell>
          <table:table-cell office:value-type="string">
            <text:p>REVIS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HOLE IN YOUR HEAD</text:p>
          </table:table-cell>
          <table:table-cell office:value-type="string">
            <text:p>REVISION</text:p>
          </table:table-cell>
          <table:table-cell office:value-type="string">
            <text:p>:27</text:p>
          </table:table-cell>
          <table:table-cell office:value-type="string">
            <text:p>05:57</text:p>
          </table:table-cell>
          <table:table-cell office:value-type="string">
            <text:p>FADE</text:p>
          </table:table-cell>
          <table:table-cell office:value-type="string">
            <text:p>REVIS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MR. THOMAS</text:p>
          </table:table-cell>
          <table:table-cell office:value-type="string">
            <text:p>REVISION</text:p>
          </table:table-cell>
          <table:table-cell office:value-type="string">
            <text:p>:20</text:p>
          </table:table-cell>
          <table:table-cell office:value-type="string">
            <text:p>04:00</text:p>
          </table:table-cell>
          <table:table-cell office:value-type="string">
            <text:p>FADE</text:p>
          </table:table-cell>
          <table:table-cell office:value-type="string">
            <text:p>REVIS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PICTUREMAN</text:p>
          </table:table-cell>
          <table:table-cell office:value-type="string">
            <text:p>REVISION</text:p>
          </table:table-cell>
          <table:table-cell office:value-type="string">
            <text:p>:00</text:p>
          </table:table-cell>
          <table:table-cell office:value-type="string">
            <text:p>05:29</text:p>
          </table:table-cell>
          <table:table-cell office:value-type="string">
            <text:p>COLD</text:p>
          </table:table-cell>
          <table:table-cell office:value-type="string">
            <text:p>REVIS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AKE ME</text:p>
          </table:table-cell>
          <table:table-cell office:value-type="string">
            <text:p>SIM REDMOND BAND</text:p>
          </table:table-cell>
          <table:table-cell office:value-type="string">
            <text:p>:02</text:p>
          </table:table-cell>
          <table:table-cell office:value-type="string">
            <text:p>03:31</text:p>
          </table:table-cell>
          <table:table-cell office:value-type="string">
            <text:p>FADE</text:p>
          </table:table-cell>
          <table:table-cell office:value-type="string">
            <text:p>SIM REDMOND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ROOM IN THESE SKIES</text:p>
          </table:table-cell>
          <table:table-cell office:value-type="string">
            <text:p>SIM REDMOND BAND</text:p>
          </table:table-cell>
          <table:table-cell office:value-type="string">
            <text:p>:01</text:p>
          </table:table-cell>
          <table:table-cell office:value-type="string">
            <text:p>03:58</text:p>
          </table:table-cell>
          <table:table-cell office:value-type="string">
            <text:p>FADE</text:p>
          </table:table-cell>
          <table:table-cell office:value-type="string">
            <text:p>SIM REDMOND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FUN AND GAMES</text:p>
          </table:table-cell>
          <table:table-cell office:value-type="string">
            <text:p>SIM REDMOND BAND</text:p>
          </table:table-cell>
          <table:table-cell office:value-type="string">
            <text:p>:46</text:p>
          </table:table-cell>
          <table:table-cell office:value-type="string">
            <text:p>04:29</text:p>
          </table:table-cell>
          <table:table-cell office:value-type="string">
            <text:p>FADE</text:p>
          </table:table-cell>
          <table:table-cell office:value-type="string">
            <text:p>SIM REDMOND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1000 YEARS</text:p>
          </table:table-cell>
          <table:table-cell office:value-type="string">
            <text:p>SIM REDMOND BAND</text:p>
          </table:table-cell>
          <table:table-cell office:value-type="string">
            <text:p>:14</text:p>
          </table:table-cell>
          <table:table-cell office:value-type="string">
            <text:p>03:22</text:p>
          </table:table-cell>
          <table:table-cell office:value-type="string">
            <text:p>FADE</text:p>
          </table:table-cell>
          <table:table-cell office:value-type="string">
            <text:p>SIM REDMOND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FACE DOWN IN THE DRESSING ROOM</text:p>
          </table:table-cell>
          <table:table-cell office:value-type="string">
            <text:p>STEVE GOLLNICK</text:p>
          </table:table-cell>
          <table:table-cell office:value-type="string">
            <text:p>:19</text:p>
          </table:table-cell>
          <table:table-cell office:value-type="string">
            <text:p>03:23</text:p>
          </table:table-cell>
          <table:table-cell office:value-type="string">
            <text:p>FADE</text:p>
          </table:table-cell>
          <table:table-cell office:value-type="string">
            <text:p>STEVE GOLLNICK; HUBCAP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AN ANDREAS</text:p>
          </table:table-cell>
          <table:table-cell office:value-type="string">
            <text:p>STEVE GOLLNICK</text:p>
          </table:table-cell>
          <table:table-cell office:value-type="string">
            <text:p>:27</text:p>
          </table:table-cell>
          <table:table-cell office:value-type="string">
            <text:p>03:10</text:p>
          </table:table-cell>
          <table:table-cell office:value-type="string">
            <text:p>FADE</text:p>
          </table:table-cell>
          <table:table-cell office:value-type="string">
            <text:p>STEVE GOLLNICK; HUBCAP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WHY WE FIGHT</text:p>
          </table:table-cell>
          <table:table-cell office:value-type="string">
            <text:p>SUTRAS</text:p>
          </table:table-cell>
          <table:table-cell office:value-type="string">
            <text:p>:00</text:p>
          </table:table-cell>
          <table:table-cell office:value-type="string">
            <text:p>03:12</text:p>
          </table:table-cell>
          <table:table-cell office:value-type="string">
            <text:p>COLD</text:p>
          </table:table-cell>
          <table:table-cell office:value-type="string">
            <text:p>SUTRA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LOSING HER HAIR</text:p>
          </table:table-cell>
          <table:table-cell office:value-type="string">
            <text:p>SUTRAS</text:p>
          </table:table-cell>
          <table:table-cell office:value-type="string">
            <text:p>:17</text:p>
          </table:table-cell>
          <table:table-cell office:value-type="string">
            <text:p>04:06</text:p>
          </table:table-cell>
          <table:table-cell office:value-type="string">
            <text:p>CF</text:p>
          </table:table-cell>
          <table:table-cell office:value-type="string">
            <text:p>SUTRA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HALF AN EPITAPH</text:p>
          </table:table-cell>
          <table:table-cell office:value-type="string">
            <text:p>SUTRAS</text:p>
          </table:table-cell>
          <table:table-cell office:value-type="string">
            <text:p>:04</text:p>
          </table:table-cell>
          <table:table-cell office:value-type="string">
            <text:p>03:06</text:p>
          </table:table-cell>
          <table:table-cell office:value-type="string">
            <text:p>CF</text:p>
          </table:table-cell>
          <table:table-cell office:value-type="string">
            <text:p>SUTRAS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WAKE ME</text:p>
          </table:table-cell>
          <table:table-cell office:value-type="string">
            <text:p>CHASING VALOR</text:p>
          </table:table-cell>
          <table:table-cell office:value-type="string">
            <text:p>:02</text:p>
          </table:table-cell>
          <table:table-cell office:value-type="string">
            <text:p>03:11</text:p>
          </table:table-cell>
          <table:table-cell office:value-type="string">
            <text:p>FADE</text:p>
          </table:table-cell>
          <table:table-cell office:value-type="string">
            <text:p>CHASING VALOR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GET LOST</text:p>
          </table:table-cell>
          <table:table-cell office:value-type="string">
            <text:p>CHEATING INTENTION</text:p>
          </table:table-cell>
          <table:table-cell office:value-type="string">
            <text:p>:18</text:p>
          </table:table-cell>
          <table:table-cell office:value-type="string">
            <text:p>03:48</text:p>
          </table:table-cell>
          <table:table-cell office:value-type="string">
            <text:p>CF</text:p>
          </table:table-cell>
          <table:table-cell office:value-type="string">
            <text:p>CHEATING INTENT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ONE SHOT AWAY</text:p>
          </table:table-cell>
          <table:table-cell office:value-type="string">
            <text:p>ONE FLOOR AWAY</text:p>
          </table:table-cell>
          <table:table-cell office:value-type="string">
            <text:p>:07/:22</text:p>
          </table:table-cell>
          <table:table-cell office:value-type="string">
            <text:p>03:57</text:p>
          </table:table-cell>
          <table:table-cell office:value-type="string">
            <text:p>COLD</text:p>
          </table:table-cell>
          <table:table-cell office:value-type="string">
            <text:p>ONE FLOOR AWAY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ITHACA (I'LL WAIT)</text:p>
          </table:table-cell>
          <table:table-cell office:value-type="string">
            <text:p>ALAN ROSE</text:p>
          </table:table-cell>
          <table:table-cell office:value-type="string">
            <text:p>:10</text:p>
          </table:table-cell>
          <table:table-cell office:value-type="string">
            <text:p>03:48</text:p>
          </table:table-cell>
          <table:table-cell office:value-type="string">
            <text:p>COLD</text:p>
          </table:table-cell>
          <table:table-cell office:value-type="string">
            <text:p>ALAN ROSE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string">
            <text:p>TAINTED</text:p>
          </table:table-cell>
          <table:table-cell office:value-type="string">
            <text:p>ALAN ROSE</text:p>
          </table:table-cell>
          <table:table-cell office:value-type="string">
            <text:p>:16</text:p>
          </table:table-cell>
          <table:table-cell office:value-type="string">
            <text:p>05:11</text:p>
          </table:table-cell>
          <table:table-cell office:value-type="string">
            <text:p>COLD</text:p>
          </table:table-cell>
          <table:table-cell office:value-type="string">
            <text:p>ALAN ROSE</text:p>
          </table:table-cell>
          <table:table-cell/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string">
            <text:p>WEIGHT OF THE WORLD</text:p>
          </table:table-cell>
          <table:table-cell office:value-type="string">
            <text:p>J STATION</text:p>
          </table:table-cell>
          <table:table-cell office:value-type="string">
            <text:p>:01</text:p>
          </table:table-cell>
          <table:table-cell office:value-type="string">
            <text:p>02:55</text:p>
          </table:table-cell>
          <table:table-cell office:value-type="string">
            <text:p>FADE</text:p>
          </table:table-cell>
          <table:table-cell office:value-type="string">
            <text:p>J STATION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TASTE</text:p>
          </table:table-cell>
          <table:table-cell office:value-type="string">
            <text:p>MIKE BRINDISI &amp; NEW YORK ROCK</text:p>
          </table:table-cell>
          <table:table-cell office:value-type="string">
            <text:p>:01</text:p>
          </table:table-cell>
          <table:table-cell office:value-type="string">
            <text:p>03:28</text:p>
          </table:table-cell>
          <table:table-cell office:value-type="string">
            <text:p>CF</text:p>
          </table:table-cell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COME AROUND</text:p>
          </table:table-cell>
          <table:table-cell office:value-type="string">
            <text:p>MIKE BRINDISI &amp; NEW YORK ROCK</text:p>
          </table:table-cell>
          <table:table-cell office:value-type="string">
            <text:p>:23</text:p>
          </table:table-cell>
          <table:table-cell office:value-type="string">
            <text:p>05:17</text:p>
          </table:table-cell>
          <table:table-cell office:value-type="string">
            <text:p>F</text:p>
          </table:table-cell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SHOW YOU</text:p>
          </table:table-cell>
          <table:table-cell office:value-type="string">
            <text:p>MIKE BRINDISI &amp; NEW YORK ROCK</text:p>
          </table:table-cell>
          <table:table-cell office:value-type="string">
            <text:p>:15</text:p>
          </table:table-cell>
          <table:table-cell office:value-type="string">
            <text:p>04:44</text:p>
          </table:table-cell>
          <table:table-cell office:value-type="string">
            <text:p>F</text:p>
          </table:table-cell>
          <table:table-cell office:value-type="string">
            <text:p>MIKE BRINDISI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BROTHERS IN ARMS</text:p>
          </table:table-cell>
          <table:table-cell office:value-type="string">
            <text:p>CHRISTOPHER GERARD BAND</text:p>
          </table:table-cell>
          <table:table-cell office:value-type="string">
            <text:p>:18</text:p>
          </table:table-cell>
          <table:table-cell office:value-type="string">
            <text:p>05:20</text:p>
          </table:table-cell>
          <table:table-cell office:value-type="string">
            <text:p>C</text:p>
          </table:table-cell>
          <table:table-cell office:value-type="string">
            <text:p>CHRISTOPHER GERARD</text:p>
          </table:table-cell>
          <table:table-cell table:number-columns-repeated="5"/>
        </table:table-row>
        <table:table-row table:style-name="ro1">
          <table:table-cell office:value-type="string">
            <text:p>L</text:p>
          </table:table-cell>
          <table:table-cell office:value-type="string">
            <text:p>UNKNOWN</text:p>
          </table:table-cell>
          <table:table-cell office:value-type="string">
            <text:p>LORI CHRISTIAN</text:p>
          </table:table-cell>
          <table:table-cell office:value-type="string">
            <text:p>:00</text:p>
          </table:table-cell>
          <table:table-cell office:value-type="string">
            <text:p>04:05</text:p>
          </table:table-cell>
          <table:table-cell office:value-type="string">
            <text:p>F</text:p>
          </table:table-cell>
          <table:table-cell office:value-type="string">
            <text:p>LORI CHRISTIAN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NO ONE'S GONNA LOVE YOU</text:p>
          </table:table-cell>
          <table:table-cell office:value-type="string">
            <text:p>BAND OF HORSES</text:p>
          </table:table-cell>
          <table:table-cell office:value-type="string">
            <text:p>:20</text:p>
          </table:table-cell>
          <table:table-cell office:value-type="string">
            <text:p>03:30</text:p>
          </table:table-cell>
          <table:table-cell office:value-type="string">
            <text:p>CF</text:p>
          </table:table-cell>
          <table:table-cell office:value-type="string">
            <text:p>BAND OF HORS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MISSED THE BOAT</text:p>
          </table:table-cell>
          <table:table-cell office:value-type="string">
            <text:p>MODEST MOUSE</text:p>
          </table:table-cell>
          <table:table-cell office:value-type="string">
            <text:p>:42</text:p>
          </table:table-cell>
          <table:table-cell office:value-type="string">
            <text:p>04:27</text:p>
          </table:table-cell>
          <table:table-cell office:value-type="string">
            <text:p>FADE</text:p>
          </table:table-cell>
          <table:table-cell office:value-type="string">
            <text:p>MODEST MOUS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WE'RE ALL IN THIS TOGETHER</text:p>
          </table:table-cell>
          <table:table-cell office:value-type="string">
            <text:p>BEN LEE</text:p>
          </table:table-cell>
          <table:table-cell office:value-type="string">
            <text:p>:10</text:p>
          </table:table-cell>
          <table:table-cell office:value-type="string">
            <text:p>04:29</text:p>
          </table:table-cell>
          <table:table-cell office:value-type="string">
            <text:p>F</text:p>
          </table:table-cell>
          <table:table-cell office:value-type="string">
            <text:p>BEN LE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float" office:value="101">
            <text:p>101</text:p>
          </table:table-cell>
          <table:table-cell office:value-type="string">
            <text:p>ALBERT HAMMOND, JR.</text:p>
          </table:table-cell>
          <table:table-cell office:value-type="string">
            <text:p>:18</text:p>
          </table:table-cell>
          <table:table-cell office:value-type="string">
            <text:p>03:27</text:p>
          </table:table-cell>
          <table:table-cell office:value-type="string">
            <text:p>C</text:p>
          </table:table-cell>
          <table:table-cell office:value-type="string">
            <text:p>ALBERT HAMMOND, JR.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WINGS OF A BUTTERFLY</text:p>
          </table:table-cell>
          <table:table-cell office:value-type="string">
            <text:p>HIM</text:p>
          </table:table-cell>
          <table:table-cell office:value-type="string">
            <text:p>:30</text:p>
          </table:table-cell>
          <table:table-cell office:value-type="string">
            <text:p>03:22</text:p>
          </table:table-cell>
          <table:table-cell office:value-type="string">
            <text:p>CF</text:p>
          </table:table-cell>
          <table:table-cell office:value-type="string">
            <text:p>HIM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HALLELUJAH</text:p>
          </table:table-cell>
          <table:table-cell office:value-type="string">
            <text:p>JEFF BUCKLEY</text:p>
          </table:table-cell>
          <table:table-cell office:value-type="string">
            <text:p>1:01</text:p>
          </table:table-cell>
          <table:table-cell office:value-type="string">
            <text:p>06:54</text:p>
          </table:table-cell>
          <table:table-cell office:value-type="string">
            <text:p>FADE</text:p>
          </table:table-cell>
          <table:table-cell office:value-type="string">
            <text:p>JEFF BUCKL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THE BUCKET</text:p>
          </table:table-cell>
          <table:table-cell office:value-type="string">
            <text:p>KINGS OF LEON</text:p>
          </table:table-cell>
          <table:table-cell office:value-type="string">
            <text:p>:14/:28</text:p>
          </table:table-cell>
          <table:table-cell office:value-type="string">
            <text:p>02:55</text:p>
          </table:table-cell>
          <table:table-cell office:value-type="string">
            <text:p>C</text:p>
          </table:table-cell>
          <table:table-cell office:value-type="string">
            <text:p>KINGS OF LE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CRAZY</text:p>
          </table:table-cell>
          <table:table-cell office:value-type="string">
            <text:p>GNARLS BARKLEY</text:p>
          </table:table-cell>
          <table:table-cell office:value-type="string">
            <text:p>:04</text:p>
          </table:table-cell>
          <table:table-cell office:value-type="string">
            <text:p>02:59</text:p>
          </table:table-cell>
          <table:table-cell office:value-type="string">
            <text:p>CF</text:p>
          </table:table-cell>
          <table:table-cell office:value-type="string">
            <text:p>GNARLS BARKL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FOUR WINDS</text:p>
          </table:table-cell>
          <table:table-cell office:value-type="string">
            <text:p>BRIGHT EYES</text:p>
          </table:table-cell>
          <table:table-cell office:value-type="string">
            <text:p>1:00</text:p>
          </table:table-cell>
          <table:table-cell office:value-type="string">
            <text:p>04:07</text:p>
          </table:table-cell>
          <table:table-cell office:value-type="string">
            <text:p>F</text:p>
          </table:table-cell>
          <table:table-cell office:value-type="string">
            <text:p>BRIGHT EYE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I FEEL IT ALL</text:p>
          </table:table-cell>
          <table:table-cell office:value-type="string">
            <text:p>FEIST</text:p>
          </table:table-cell>
          <table:table-cell office:value-type="string">
            <text:p>:23</text:p>
          </table:table-cell>
          <table:table-cell office:value-type="string">
            <text:p>03:40</text:p>
          </table:table-cell>
          <table:table-cell office:value-type="string">
            <text:p>F</text:p>
          </table:table-cell>
          <table:table-cell office:value-type="string">
            <text:p>FEIS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BRIGHTER THAN SUNSHINE</text:p>
          </table:table-cell>
          <table:table-cell office:value-type="string">
            <text:p>AQUALUNG</text:p>
          </table:table-cell>
          <table:table-cell office:value-type="string">
            <text:p>C:03/:08</text:p>
          </table:table-cell>
          <table:table-cell office:value-type="string">
            <text:p>03:58</text:p>
          </table:table-cell>
          <table:table-cell office:value-type="string">
            <text:p>COLD</text:p>
          </table:table-cell>
          <table:table-cell office:value-type="string">
            <text:p>AQUALUNG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16 MILITARY WIVES</text:p>
          </table:table-cell>
          <table:table-cell office:value-type="string">
            <text:p>DECEMBERISTS, THE</text:p>
          </table:table-cell>
          <table:table-cell office:value-type="string">
            <text:p>:07</text:p>
          </table:table-cell>
          <table:table-cell office:value-type="string">
            <text:p>04:44</text:p>
          </table:table-cell>
          <table:table-cell office:value-type="string">
            <text:p>ICE</text:p>
          </table:table-cell>
          <table:table-cell office:value-type="string">
            <text:p>DECEMBERISTS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PHANTOM LIMB</text:p>
          </table:table-cell>
          <table:table-cell office:value-type="string">
            <text:p>SHINS, THE</text:p>
          </table:table-cell>
          <table:table-cell office:value-type="string">
            <text:p>:00</text:p>
          </table:table-cell>
          <table:table-cell office:value-type="string">
            <text:p>04:40</text:p>
          </table:table-cell>
          <table:table-cell office:value-type="string">
            <text:p>FADE</text:p>
          </table:table-cell>
          <table:table-cell office:value-type="string">
            <text:p>SHIN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NEW YORK, NEW YORK</text:p>
          </table:table-cell>
          <table:table-cell office:value-type="string">
            <text:p>RYAN ADAMS</text:p>
          </table:table-cell>
          <table:table-cell office:value-type="string">
            <text:p>:28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RYAN ADAM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THESE STREETS</text:p>
          </table:table-cell>
          <table:table-cell office:value-type="string">
            <text:p>PAOLO NUTINI</text:p>
          </table:table-cell>
          <table:table-cell office:value-type="string">
            <text:p>:18</text:p>
          </table:table-cell>
          <table:table-cell office:value-type="string">
            <text:p>03:54</text:p>
          </table:table-cell>
          <table:table-cell office:value-type="string">
            <text:p>CF</text:p>
          </table:table-cell>
          <table:table-cell office:value-type="string">
            <text:p>PAOLO NUTINI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IN MY PLACE</text:p>
          </table:table-cell>
          <table:table-cell office:value-type="string">
            <text:p>COLDPLAY</text:p>
          </table:table-cell>
          <table:table-cell office:value-type="string">
            <text:p>:33</text:p>
          </table:table-cell>
          <table:table-cell office:value-type="string">
            <text:p>03:43</text:p>
          </table:table-cell>
          <table:table-cell office:value-type="string">
            <text:p>CF</text:p>
          </table:table-cell>
          <table:table-cell office:value-type="string">
            <text:p>COLDPLA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CROOKED TEETH</text:p>
          </table:table-cell>
          <table:table-cell office:value-type="string">
            <text:p>DEATH CAB FOR CUTIE</text:p>
          </table:table-cell>
          <table:table-cell office:value-type="string">
            <text:p>C/:03/01</text:p>
          </table:table-cell>
          <table:table-cell office:value-type="string">
            <text:p>03:27</text:p>
          </table:table-cell>
          <table:table-cell office:value-type="string">
            <text:p>CF</text:p>
          </table:table-cell>
          <table:table-cell office:value-type="string">
            <text:p>DEATH CAB FOR CUTI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HEY THERE DELILAH</text:p>
          </table:table-cell>
          <table:table-cell office:value-type="string">
            <text:p>PLAIN WHITE T'S</text:p>
          </table:table-cell>
          <table:table-cell office:value-type="string">
            <text:p>:10</text:p>
          </table:table-cell>
          <table:table-cell office:value-type="string">
            <text:p>03:53</text:p>
          </table:table-cell>
          <table:table-cell office:value-type="string">
            <text:p>F</text:p>
          </table:table-cell>
          <table:table-cell office:value-type="string">
            <text:p>PLAIN WHITE T'S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ONE TWO THREE FOUR</text:p>
          </table:table-cell>
          <table:table-cell office:value-type="string">
            <text:p>FEIST</text:p>
          </table:table-cell>
          <table:table-cell office:value-type="string">
            <text:p>:11</text:p>
          </table:table-cell>
          <table:table-cell office:value-type="string">
            <text:p>03:04</text:p>
          </table:table-cell>
          <table:table-cell office:value-type="string">
            <text:p>F</text:p>
          </table:table-cell>
          <table:table-cell office:value-type="string">
            <text:p>FEIS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SO ALIVE</text:p>
          </table:table-cell>
          <table:table-cell office:value-type="string">
            <text:p>RYAN ADAMS</text:p>
          </table:table-cell>
          <table:table-cell office:value-type="string">
            <text:p>:15</text:p>
          </table:table-cell>
          <table:table-cell office:value-type="string">
            <text:p>03:08</text:p>
          </table:table-cell>
          <table:table-cell office:value-type="string">
            <text:p>CF</text:p>
          </table:table-cell>
          <table:table-cell office:value-type="string">
            <text:p>RYAN ADAMS</text:p>
          </table:table-cell>
          <table:table-cell/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FANS</text:p>
          </table:table-cell>
          <table:table-cell office:value-type="string">
            <text:p>KINGS OF LEON</text:p>
          </table:table-cell>
          <table:table-cell office:value-type="string">
            <text:p>:22</text:p>
          </table:table-cell>
          <table:table-cell office:value-type="string">
            <text:p>03:36</text:p>
          </table:table-cell>
          <table:table-cell office:value-type="string">
            <text:p>F</text:p>
          </table:table-cell>
          <table:table-cell office:value-type="string">
            <text:p>KINGS OF LEON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GRACE</text:p>
          </table:table-cell>
          <table:table-cell office:value-type="string">
            <text:p>JEFF BUCKLEY</text:p>
          </table:table-cell>
          <table:table-cell office:value-type="string">
            <text:p>:12</text:p>
          </table:table-cell>
          <table:table-cell office:value-type="string">
            <text:p>05:21</text:p>
          </table:table-cell>
          <table:table-cell office:value-type="string">
            <text:p>C</text:p>
          </table:table-cell>
          <table:table-cell office:value-type="string">
            <text:p>JEFF BUCKL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LAST GOODBYE</text:p>
          </table:table-cell>
          <table:table-cell office:value-type="string">
            <text:p>JEFF BUCKLEY</text:p>
          </table:table-cell>
          <table:table-cell office:value-type="string">
            <text:p>:25/:59</text:p>
          </table:table-cell>
          <table:table-cell office:value-type="string">
            <text:p>04:27</text:p>
          </table:table-cell>
          <table:table-cell office:value-type="string">
            <text:p>F</text:p>
          </table:table-cell>
          <table:table-cell office:value-type="string">
            <text:p>JEFF BUCKLEY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BLOOD RED BLOOD</text:p>
          </table:table-cell>
          <table:table-cell office:value-type="string">
            <text:p>VOXTROT</text:p>
          </table:table-cell>
          <table:table-cell office:value-type="string">
            <text:p>:17</text:p>
          </table:table-cell>
          <table:table-cell office:value-type="string">
            <text:p>04:13</text:p>
          </table:table-cell>
          <table:table-cell office:value-type="string">
            <text:p>F</text:p>
          </table:table-cell>
          <table:table-cell office:value-type="string">
            <text:p>VOXTROT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BRUISED</text:p>
          </table:table-cell>
          <table:table-cell office:value-type="string">
            <text:p>BENS, THE</text:p>
          </table:table-cell>
          <table:table-cell office:value-type="string">
            <text:p>:30</text:p>
          </table:table-cell>
          <table:table-cell office:value-type="string">
            <text:p>04:29</text:p>
          </table:table-cell>
          <table:table-cell office:value-type="string">
            <text:p>F</text:p>
          </table:table-cell>
          <table:table-cell office:value-type="string">
            <text:p>BENS, THE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SUNDRESS</text:p>
          </table:table-cell>
          <table:table-cell office:value-type="string">
            <text:p>BEN KWELLER</text:p>
          </table:table-cell>
          <table:table-cell office:value-type="string">
            <text:p>:10</text:p>
          </table:table-cell>
          <table:table-cell office:value-type="string">
            <text:p>04:02</text:p>
          </table:table-cell>
          <table:table-cell office:value-type="string">
            <text:p>C</text:p>
          </table:table-cell>
          <table:table-cell office:value-type="string">
            <text:p>BEN KWELL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THE RULES</text:p>
          </table:table-cell>
          <table:table-cell office:value-type="string">
            <text:p>BEN KWELLER</text:p>
          </table:table-cell>
          <table:table-cell office:value-type="string">
            <text:p>:06</text:p>
          </table:table-cell>
          <table:table-cell office:value-type="string">
            <text:p>02:37</text:p>
          </table:table-cell>
          <table:table-cell office:value-type="string">
            <text:p>C</text:p>
          </table:table-cell>
          <table:table-cell office:value-type="string">
            <text:p>BEN KWELL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PENNY ON THE TRAIN TRACK</text:p>
          </table:table-cell>
          <table:table-cell office:value-type="string">
            <text:p>BEN KWELLER</text:p>
          </table:table-cell>
          <table:table-cell office:value-type="string">
            <text:p>:14/:28</text:p>
          </table:table-cell>
          <table:table-cell office:value-type="string">
            <text:p>04:22</text:p>
          </table:table-cell>
          <table:table-cell office:value-type="string">
            <text:p>F</text:p>
          </table:table-cell>
          <table:table-cell office:value-type="string">
            <text:p>BEN KWELLER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AS</text:p>
          </table:table-cell>
          <table:table-cell office:value-type="string">
            <text:p>WHY DO YOU LET ME STAY HERE?</text:p>
          </table:table-cell>
          <table:table-cell office:value-type="string">
            <text:p>SHE &amp; HIM</text:p>
          </table:table-cell>
          <table:table-cell office:value-type="string">
            <text:p>:10</text:p>
          </table:table-cell>
          <table:table-cell office:value-type="string">
            <text:p>02:24</text:p>
          </table:table-cell>
          <table:table-cell office:value-type="string">
            <text:p>F</text:p>
          </table:table-cell>
          <table:table-cell office:value-type="string">
            <text:p>SHE &amp; HIM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OLD SOUL SONG</text:p>
          </table:table-cell>
          <table:table-cell office:value-type="string">
            <text:p>BRIGHT EYES</text:p>
          </table:table-cell>
          <table:table-cell office:value-type="string">
            <text:p>:26</text:p>
          </table:table-cell>
          <table:table-cell office:value-type="string">
            <text:p>04:23</text:p>
          </table:table-cell>
          <table:table-cell office:value-type="string">
            <text:p>CF</text:p>
          </table:table-cell>
          <table:table-cell office:value-type="string">
            <text:p>BRIGHT EYE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FIRST DAY OF MY LIFE</text:p>
          </table:table-cell>
          <table:table-cell office:value-type="string">
            <text:p>BRIGHT EYES</text:p>
          </table:table-cell>
          <table:table-cell office:value-type="string">
            <text:p>:22</text:p>
          </table:table-cell>
          <table:table-cell office:value-type="string">
            <text:p>02:57</text:p>
          </table:table-cell>
          <table:table-cell office:value-type="string">
            <text:p>C</text:p>
          </table:table-cell>
          <table:table-cell office:value-type="string">
            <text:p>BRIGHT EYE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PEOPLE C'MON</text:p>
          </table:table-cell>
          <table:table-cell office:value-type="string">
            <text:p>DELTA SPIRIT</text:p>
          </table:table-cell>
          <table:table-cell office:value-type="string">
            <text:p>:00</text:p>
          </table:table-cell>
          <table:table-cell office:value-type="string">
            <text:p>03:19</text:p>
          </table:table-cell>
          <table:table-cell office:value-type="string">
            <text:p>CF</text:p>
          </table:table-cell>
          <table:table-cell office:value-type="string">
            <text:p>DELTA SPIRIT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I'M NOT GONNA TEACH YOUR...</text:p>
          </table:table-cell>
          <table:table-cell office:value-type="string">
            <text:p>BLACK KIDS</text:p>
          </table:table-cell>
          <table:table-cell office:value-type="string">
            <text:p>:10/:24</text:p>
          </table:table-cell>
          <table:table-cell office:value-type="string">
            <text:p>03:30</text:p>
          </table:table-cell>
          <table:table-cell office:value-type="string">
            <text:p>F</text:p>
          </table:table-cell>
          <table:table-cell office:value-type="string">
            <text:p>BLACK KID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HEARTKILLER</text:p>
          </table:table-cell>
          <table:table-cell office:value-type="string">
            <text:p>HIM</text:p>
          </table:table-cell>
          <table:table-cell office:value-type="string">
            <text:p>:06/:20</text:p>
          </table:table-cell>
          <table:table-cell office:value-type="string">
            <text:p>03:28</text:p>
          </table:table-cell>
          <table:table-cell office:value-type="string">
            <text:p>COLD</text:p>
          </table:table-cell>
          <table:table-cell office:value-type="string">
            <text:p>HIM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PROMISES</text:p>
          </table:table-cell>
          <table:table-cell office:value-type="string">
            <text:p>MORNING BENDERS</text:p>
          </table:table-cell>
          <table:table-cell office:value-type="string">
            <text:p>00:02</text:p>
          </table:table-cell>
          <table:table-cell office:value-type="string">
            <text:p>03:00</text:p>
          </table:table-cell>
          <table:table-cell office:value-type="string">
            <text:p>C</text:p>
          </table:table-cell>
          <table:table-cell office:value-type="string">
            <text:p>MORNING BENDER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AMONGST THE WAVES</text:p>
          </table:table-cell>
          <table:table-cell office:value-type="string">
            <text:p>PEARL JAM</text:p>
          </table:table-cell>
          <table:table-cell office:value-type="string">
            <text:p>:09</text:p>
          </table:table-cell>
          <table:table-cell office:value-type="string">
            <text:p>03:55</text:p>
          </table:table-cell>
          <table:table-cell office:value-type="string">
            <text:p>F</text:p>
          </table:table-cell>
          <table:table-cell office:value-type="string">
            <text:p>PEARL JAM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PAVLOV'S BELL</text:p>
          </table:table-cell>
          <table:table-cell office:value-type="string">
            <text:p>AIMEE MANN</text:p>
          </table:table-cell>
          <table:table-cell office:value-type="string">
            <text:p>:06/:11</text:p>
          </table:table-cell>
          <table:table-cell office:value-type="string">
            <text:p>04:22</text:p>
          </table:table-cell>
          <table:table-cell office:value-type="string">
            <text:p>CF</text:p>
          </table:table-cell>
          <table:table-cell office:value-type="string">
            <text:p>AIMEE MANN</text:p>
          </table:table-cell>
          <table:table-cell/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string">
            <text:p>AS</text:p>
          </table:table-cell>
          <table:table-cell office:value-type="string">
            <text:p>AIRPLANES</text:p>
          </table:table-cell>
          <table:table-cell office:value-type="string">
            <text:p>LOCAL NATIVES</text:p>
          </table:table-cell>
          <table:table-cell office:value-type="string">
            <text:p>:08</text:p>
          </table:table-cell>
          <table:table-cell office:value-type="string">
            <text:p>03:51</text:p>
          </table:table-cell>
          <table:table-cell office:value-type="string">
            <text:p>CF</text:p>
          </table:table-cell>
          <table:table-cell office:value-type="string">
            <text:p>LOCAL NATIVE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HARD TO LIVE IN THE CITY</text:p>
          </table:table-cell>
          <table:table-cell office:value-type="string">
            <text:p>ALBERT HAMMOND, JR.</text:p>
          </table:table-cell>
          <table:table-cell office:value-type="string">
            <text:p>:07</text:p>
          </table:table-cell>
          <table:table-cell office:value-type="string">
            <text:p>05:10</text:p>
          </table:table-cell>
          <table:table-cell office:value-type="string">
            <text:p>COLD</text:p>
          </table:table-cell>
          <table:table-cell office:value-type="string">
            <text:p>ALBERT HAMMOND JR.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THE GENERAL SPECIFIC</text:p>
          </table:table-cell>
          <table:table-cell office:value-type="string">
            <text:p>BAND OF HORSES</text:p>
          </table:table-cell>
          <table:table-cell office:value-type="string">
            <text:p>:08</text:p>
          </table:table-cell>
          <table:table-cell office:value-type="string">
            <text:p>03:04</text:p>
          </table:table-cell>
          <table:table-cell office:value-type="string">
            <text:p>COLD</text:p>
          </table:table-cell>
          <table:table-cell office:value-type="string">
            <text:p>BAND OF HORSE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PEACE &amp; LOVE</text:p>
          </table:table-cell>
          <table:table-cell office:value-type="string">
            <text:p>MEXICO 70</text:p>
          </table:table-cell>
          <table:table-cell office:value-type="string">
            <text:p>:10/:30</text:p>
          </table:table-cell>
          <table:table-cell office:value-type="string">
            <text:p>04:42</text:p>
          </table:table-cell>
          <table:table-cell office:value-type="string">
            <text:p>FADE</text:p>
          </table:table-cell>
          <table:table-cell office:value-type="string">
            <text:p>MEXICO 70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CATCH MY DISEASE</text:p>
          </table:table-cell>
          <table:table-cell office:value-type="string">
            <text:p>BEN LEE</text:p>
          </table:table-cell>
          <table:table-cell office:value-type="string">
            <text:p>:07/:26</text:p>
          </table:table-cell>
          <table:table-cell office:value-type="string">
            <text:p>04:12</text:p>
          </table:table-cell>
          <table:table-cell office:value-type="string">
            <text:p>COLD</text:p>
          </table:table-cell>
          <table:table-cell office:value-type="string">
            <text:p>BEN LE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CLOSER TO MERCURY</text:p>
          </table:table-cell>
          <table:table-cell office:value-type="string">
            <text:p>WHEAT</text:p>
          </table:table-cell>
          <table:table-cell office:value-type="string">
            <text:p>:01</text:p>
          </table:table-cell>
          <table:table-cell office:value-type="string">
            <text:p>03:47</text:p>
          </table:table-cell>
          <table:table-cell office:value-type="string">
            <text:p>FADE</text:p>
          </table:table-cell>
          <table:table-cell office:value-type="string">
            <text:p>WHEAT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GOD &amp; SUICIDE</text:p>
          </table:table-cell>
          <table:table-cell office:value-type="string">
            <text:p>BLITZEN TRAPPER</text:p>
          </table:table-cell>
          <table:table-cell office:value-type="string">
            <text:p>:00</text:p>
          </table:table-cell>
          <table:table-cell office:value-type="string">
            <text:p>02:15</text:p>
          </table:table-cell>
          <table:table-cell office:value-type="string">
            <text:p>CF</text:p>
          </table:table-cell>
          <table:table-cell office:value-type="string">
            <text:p>BLITZEN TRAPPER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BOY</text:p>
          </table:table-cell>
          <table:table-cell office:value-type="string">
            <text:p>RA RA RIOT</text:p>
          </table:table-cell>
          <table:table-cell office:value-type="string">
            <text:p>:09/:20</text:p>
          </table:table-cell>
          <table:table-cell office:value-type="string">
            <text:p>03:07</text:p>
          </table:table-cell>
          <table:table-cell office:value-type="string">
            <text:p>COLD</text:p>
          </table:table-cell>
          <table:table-cell office:value-type="string">
            <text:p>RA RA RIOT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CAN YOU TELL</text:p>
          </table:table-cell>
          <table:table-cell office:value-type="string">
            <text:p>RA RA RIOT</text:p>
          </table:table-cell>
          <table:table-cell office:value-type="string">
            <text:p>:12</text:p>
          </table:table-cell>
          <table:table-cell office:value-type="string">
            <text:p>02:38</text:p>
          </table:table-cell>
          <table:table-cell office:value-type="string">
            <text:p>COLD</text:p>
          </table:table-cell>
          <table:table-cell office:value-type="string">
            <text:p>RA RA RIOT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GIRLFRIEND</text:p>
          </table:table-cell>
          <table:table-cell office:value-type="string">
            <text:p>PHOENIX</text:p>
          </table:table-cell>
          <table:table-cell office:value-type="string">
            <text:p>:08/:29</text:p>
          </table:table-cell>
          <table:table-cell office:value-type="string">
            <text:p>03:18</text:p>
          </table:table-cell>
          <table:table-cell office:value-type="string">
            <text:p>FADE</text:p>
          </table:table-cell>
          <table:table-cell office:value-type="string">
            <text:p>PHOENIX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UNTHOUGHT KNOWN</text:p>
          </table:table-cell>
          <table:table-cell office:value-type="string">
            <text:p>PEARL JAM</text:p>
          </table:table-cell>
          <table:table-cell office:value-type="string">
            <text:p>:16</text:p>
          </table:table-cell>
          <table:table-cell office:value-type="string">
            <text:p>03:48</text:p>
          </table:table-cell>
          <table:table-cell office:value-type="string">
            <text:p>APPL</text:p>
          </table:table-cell>
          <table:table-cell office:value-type="string">
            <text:p>PEARL JAM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LOTUS FLOWER</text:p>
          </table:table-cell>
          <table:table-cell office:value-type="string">
            <text:p>RADIOHEAD</text:p>
          </table:table-cell>
          <table:table-cell office:value-type="string">
            <text:p>:35/:46</text:p>
          </table:table-cell>
          <table:table-cell office:value-type="string">
            <text:p>04:43</text:p>
          </table:table-cell>
          <table:table-cell office:value-type="string">
            <text:p>CF</text:p>
          </table:table-cell>
          <table:table-cell office:value-type="string">
            <text:p>BENJAMIN BOOKER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BACK DOWN SOUTH</text:p>
          </table:table-cell>
          <table:table-cell office:value-type="string">
            <text:p>KINGS OF LEON</text:p>
          </table:table-cell>
          <table:table-cell office:value-type="string">
            <text:p>:16</text:p>
          </table:table-cell>
          <table:table-cell office:value-type="string">
            <text:p>04:00</text:p>
          </table:table-cell>
          <table:table-cell office:value-type="string">
            <text:p>COLD</text:p>
          </table:table-cell>
          <table:table-cell office:value-type="string">
            <text:p>KINGS OF LEON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MAGIC</text:p>
          </table:table-cell>
          <table:table-cell office:value-type="string">
            <text:p>BEN KWELLER</text:p>
          </table:table-cell>
          <table:table-cell office:value-type="string">
            <text:p>:09</text:p>
          </table:table-cell>
          <table:table-cell office:value-type="string">
            <text:p>03:08</text:p>
          </table:table-cell>
          <table:table-cell office:value-type="string">
            <text:p>COLD</text:p>
          </table:table-cell>
          <table:table-cell office:value-type="string">
            <text:p>BEN KWELLER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NUMB</text:p>
          </table:table-cell>
          <table:table-cell office:value-type="string">
            <text:p>BEN LEE</text:p>
          </table:table-cell>
          <table:table-cell office:value-type="string">
            <text:p>:03</text:p>
          </table:table-cell>
          <table:table-cell office:value-type="string">
            <text:p>02:53</text:p>
          </table:table-cell>
          <table:table-cell office:value-type="string">
            <text:p>CF</text:p>
          </table:table-cell>
          <table:table-cell office:value-type="string">
            <text:p>BEN LE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BLUE EYES</text:p>
          </table:table-cell>
          <table:table-cell office:value-type="string">
            <text:p>CARY BROTHERS</text:p>
          </table:table-cell>
          <table:table-cell office:value-type="string">
            <text:p>C:03/:19</text:p>
          </table:table-cell>
          <table:table-cell office:value-type="string">
            <text:p>04:09</text:p>
          </table:table-cell>
          <table:table-cell office:value-type="string">
            <text:p>CF</text:p>
          </table:table-cell>
          <table:table-cell office:value-type="string">
            <text:p>CARY BROTHER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DREAMING OF YOU</text:p>
          </table:table-cell>
          <table:table-cell office:value-type="string">
            <text:p>CORAL, THE</text:p>
          </table:table-cell>
          <table:table-cell office:value-type="string">
            <text:p>:05/:15</text:p>
          </table:table-cell>
          <table:table-cell office:value-type="string">
            <text:p>02:16</text:p>
          </table:table-cell>
          <table:table-cell office:value-type="string">
            <text:p>CF</text:p>
          </table:table-cell>
          <table:table-cell office:value-type="string">
            <text:p>CORAL, TH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SHE'S GOT YOU</text:p>
          </table:table-cell>
          <table:table-cell office:value-type="string">
            <text:p>COSMO JARVIS</text:p>
          </table:table-cell>
          <table:table-cell office:value-type="string">
            <text:p>:09/:17</text:p>
          </table:table-cell>
          <table:table-cell office:value-type="string">
            <text:p>03:40</text:p>
          </table:table-cell>
          <table:table-cell office:value-type="string">
            <text:p>COLD</text:p>
          </table:table-cell>
          <table:table-cell office:value-type="string">
            <text:p>COSMO JARVI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ELIAS</text:p>
          </table:table-cell>
          <table:table-cell office:value-type="string">
            <text:p>DISPATCH</text:p>
          </table:table-cell>
          <table:table-cell office:value-type="string">
            <text:p>:16/:23</text:p>
          </table:table-cell>
          <table:table-cell office:value-type="string">
            <text:p>06:20</text:p>
          </table:table-cell>
          <table:table-cell office:value-type="string">
            <text:p>CF</text:p>
          </table:table-cell>
          <table:table-cell office:value-type="string">
            <text:p>DISPATCH; STATE RADIO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STRANGER</text:p>
          </table:table-cell>
          <table:table-cell office:value-type="string">
            <text:p>DR. DOG</text:p>
          </table:table-cell>
          <table:table-cell office:value-type="string">
            <text:p>C:02/:32</text:p>
          </table:table-cell>
          <table:table-cell office:value-type="string">
            <text:p>03:32</text:p>
          </table:table-cell>
          <table:table-cell office:value-type="string">
            <text:p>FADE</text:p>
          </table:table-cell>
          <table:table-cell office:value-type="string">
            <text:p>DR. DOG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ROCK &amp; ROLL</text:p>
          </table:table-cell>
          <table:table-cell office:value-type="string">
            <text:p>ERIC HUTCHINSON</text:p>
          </table:table-cell>
          <table:table-cell office:value-type="string">
            <text:p>:20</text:p>
          </table:table-cell>
          <table:table-cell office:value-type="string">
            <text:p>03:56</text:p>
          </table:table-cell>
          <table:table-cell office:value-type="string">
            <text:p>FADE</text:p>
          </table:table-cell>
          <table:table-cell office:value-type="string">
            <text:p>ERIC HUTCHINSON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SMALL TOWN GIRL</text:p>
          </table:table-cell>
          <table:table-cell office:value-type="string">
            <text:p>GOOD SHOES</text:p>
          </table:table-cell>
          <table:table-cell office:value-type="string">
            <text:p>:04/:06</text:p>
          </table:table-cell>
          <table:table-cell office:value-type="string">
            <text:p>03:32</text:p>
          </table:table-cell>
          <table:table-cell office:value-type="string">
            <text:p>CF</text:p>
          </table:table-cell>
          <table:table-cell office:value-type="string">
            <text:p>GOOD SHOE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CHANCES ARE</text:p>
          </table:table-cell>
          <table:table-cell office:value-type="string">
            <text:p>APOSTLE OF HUSTLE</text:p>
          </table:table-cell>
          <table:table-cell office:value-type="string">
            <text:p>:03/:14</text:p>
          </table:table-cell>
          <table:table-cell office:value-type="string">
            <text:p>03:20</text:p>
          </table:table-cell>
          <table:table-cell office:value-type="string">
            <text:p>CF</text:p>
          </table:table-cell>
          <table:table-cell office:value-type="string">
            <text:p>APOSTLE OF HUSTL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WAITING FOR A WAR</text:p>
          </table:table-cell>
          <table:table-cell office:value-type="string">
            <text:p>MORNING BENDERS, THE</text:p>
          </table:table-cell>
          <table:table-cell office:value-type="string">
            <text:p>:09/:19</text:p>
          </table:table-cell>
          <table:table-cell office:value-type="string">
            <text:p>02:32</text:p>
          </table:table-cell>
          <table:table-cell office:value-type="string">
            <text:p>CF</text:p>
          </table:table-cell>
          <table:table-cell office:value-type="string">
            <text:p>MORNING BENDERS, TH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DREAM CATCH ME</text:p>
          </table:table-cell>
          <table:table-cell office:value-type="string">
            <text:p>NEWTON FAULKNER</text:p>
          </table:table-cell>
          <table:table-cell office:value-type="string">
            <text:p>:04/:08</text:p>
          </table:table-cell>
          <table:table-cell office:value-type="string">
            <text:p>03:53</text:p>
          </table:table-cell>
          <table:table-cell office:value-type="string">
            <text:p>COLD</text:p>
          </table:table-cell>
          <table:table-cell office:value-type="string">
            <text:p>NEWTON FAUKNER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NEW SHOES</text:p>
          </table:table-cell>
          <table:table-cell office:value-type="string">
            <text:p>PAOLO NUTINI</text:p>
          </table:table-cell>
          <table:table-cell office:value-type="string">
            <text:p>:07</text:p>
          </table:table-cell>
          <table:table-cell office:value-type="string">
            <text:p>03:18</text:p>
          </table:table-cell>
          <table:table-cell office:value-type="string">
            <text:p>COLD</text:p>
          </table:table-cell>
          <table:table-cell office:value-type="string">
            <text:p>PAOLO NUTINI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ALL THAT YOU ARE</text:p>
          </table:table-cell>
          <table:table-cell office:value-type="string">
            <text:p>GOO GOO DOLLS</text:p>
          </table:table-cell>
          <table:table-cell office:value-type="string">
            <text:p>:08</text:p>
          </table:table-cell>
          <table:table-cell office:value-type="string">
            <text:p>03:08</text:p>
          </table:table-cell>
          <table:table-cell office:value-type="string">
            <text:p>CF</text:p>
          </table:table-cell>
          <table:table-cell office:value-type="string">
            <text:p>GOO GOO DOLL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HAVE I BEEN A FOOL</text:p>
          </table:table-cell>
          <table:table-cell office:value-type="string">
            <text:p>JACK PENATE</text:p>
          </table:table-cell>
          <table:table-cell office:value-type="string">
            <text:p>:05/:22</text:p>
          </table:table-cell>
          <table:table-cell office:value-type="string">
            <text:p>02:34</text:p>
          </table:table-cell>
          <table:table-cell office:value-type="string">
            <text:p>CF</text:p>
          </table:table-cell>
          <table:table-cell office:value-type="string">
            <text:p>JACK PENAT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MR. PITIFUL</text:p>
          </table:table-cell>
          <table:table-cell office:value-type="string">
            <text:p>MATT COSTA</text:p>
          </table:table-cell>
          <table:table-cell office:value-type="string">
            <text:p>:09</text:p>
          </table:table-cell>
          <table:table-cell office:value-type="string">
            <text:p>02:50</text:p>
          </table:table-cell>
          <table:table-cell office:value-type="string">
            <text:p>CF</text:p>
          </table:table-cell>
          <table:table-cell office:value-type="string">
            <text:p>MATT COSTA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GOLDEN TOUCH</text:p>
          </table:table-cell>
          <table:table-cell office:value-type="string">
            <text:p>RAZORLIGHT</text:p>
          </table:table-cell>
          <table:table-cell office:value-type="string">
            <text:p>:06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RAZORLIGHT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GAME OF LOVE</text:p>
          </table:table-cell>
          <table:table-cell office:value-type="string">
            <text:p>REDWALLS, THE</text:p>
          </table:table-cell>
          <table:table-cell office:value-type="string">
            <text:p>:03/:26</text:p>
          </table:table-cell>
          <table:table-cell office:value-type="string">
            <text:p>04:13</text:p>
          </table:table-cell>
          <table:table-cell office:value-type="string">
            <text:p>CF</text:p>
          </table:table-cell>
          <table:table-cell office:value-type="string">
            <text:p>REDWALLS, TH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ELVIS AIN'T DEAD</text:p>
          </table:table-cell>
          <table:table-cell office:value-type="string">
            <text:p>SCOUTING FOR GIRLS</text:p>
          </table:table-cell>
          <table:table-cell office:value-type="string">
            <text:p>:07/:13</text:p>
          </table:table-cell>
          <table:table-cell office:value-type="string">
            <text:p>03:51</text:p>
          </table:table-cell>
          <table:table-cell office:value-type="string">
            <text:p>CF</text:p>
          </table:table-cell>
          <table:table-cell office:value-type="string">
            <text:p>SCOUTING FOR GIRL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RHYTHM &amp; SOUL</text:p>
          </table:table-cell>
          <table:table-cell office:value-type="string">
            <text:p>SPOON</text:p>
          </table:table-cell>
          <table:table-cell office:value-type="string">
            <text:p>:08</text:p>
          </table:table-cell>
          <table:table-cell office:value-type="string">
            <text:p>03:24</text:p>
          </table:table-cell>
          <table:table-cell office:value-type="string">
            <text:p>COLD</text:p>
          </table:table-cell>
          <table:table-cell office:value-type="string">
            <text:p>SPOON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VAGABOND</text:p>
          </table:table-cell>
          <table:table-cell office:value-type="string">
            <text:p>WOLFMOTHER</text:p>
          </table:table-cell>
          <table:table-cell office:value-type="string">
            <text:p>C:03/:30</text:p>
          </table:table-cell>
          <table:table-cell office:value-type="string">
            <text:p>03:35</text:p>
          </table:table-cell>
          <table:table-cell office:value-type="string">
            <text:p>CF</text:p>
          </table:table-cell>
          <table:table-cell office:value-type="string">
            <text:p>WOLFMOTHER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FRAGILE BIRD</text:p>
          </table:table-cell>
          <table:table-cell office:value-type="string">
            <text:p>CITY AND COLOUR</text:p>
          </table:table-cell>
          <table:table-cell office:value-type="string">
            <text:p>:09/:19</text:p>
          </table:table-cell>
          <table:table-cell office:value-type="string">
            <text:p>04:12</text:p>
          </table:table-cell>
          <table:table-cell office:value-type="string">
            <text:p>CF</text:p>
          </table:table-cell>
          <table:table-cell office:value-type="string">
            <text:p>CITY AND COLOUR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DOWN IN THE VALLEY</text:p>
          </table:table-cell>
          <table:table-cell office:value-type="string">
            <text:p>HEAD AND THE HEART, THE</text:p>
          </table:table-cell>
          <table:table-cell office:value-type="string">
            <text:p>:18</text:p>
          </table:table-cell>
          <table:table-cell office:value-type="string">
            <text:p>04:59</text:p>
          </table:table-cell>
          <table:table-cell office:value-type="string">
            <text:p>CF</text:p>
          </table:table-cell>
          <table:table-cell office:value-type="string">
            <text:p>HEAD AND THE HEART, TH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DISTANT SUN</text:p>
          </table:table-cell>
          <table:table-cell office:value-type="string">
            <text:p>CROWDED HOUSE</text:p>
          </table:table-cell>
          <table:table-cell office:value-type="string">
            <text:p>:19</text:p>
          </table:table-cell>
          <table:table-cell office:value-type="string">
            <text:p>03:41</text:p>
          </table:table-cell>
          <table:table-cell office:value-type="string">
            <text:p>FADE</text:p>
          </table:table-cell>
          <table:table-cell office:value-type="string">
            <text:p>CROWDED HOUSE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ONLY TALKING SENSE</text:p>
          </table:table-cell>
          <table:table-cell office:value-type="string">
            <text:p>FINN BROTHERS</text:p>
          </table:table-cell>
          <table:table-cell office:value-type="string">
            <text:p>:00</text:p>
          </table:table-cell>
          <table:table-cell office:value-type="string">
            <text:p>03:00</text:p>
          </table:table-cell>
          <table:table-cell office:value-type="string">
            <text:p>CF</text:p>
          </table:table-cell>
          <table:table-cell office:value-type="string">
            <text:p>FINN BROTHERS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EVERYBODY HERE WANTS YOU</text:p>
          </table:table-cell>
          <table:table-cell office:value-type="string">
            <text:p>JEFF BUCKLEY</text:p>
          </table:table-cell>
          <table:table-cell office:value-type="string">
            <text:p>:04/:08</text:p>
          </table:table-cell>
          <table:table-cell office:value-type="string">
            <text:p>04:42</text:p>
          </table:table-cell>
          <table:table-cell office:value-type="string">
            <text:p>COLD</text:p>
          </table:table-cell>
          <table:table-cell office:value-type="string">
            <text:p>JEFF BUCKLEY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CARNIVAL</text:p>
          </table:table-cell>
          <table:table-cell office:value-type="string">
            <text:p>NATALIE MERCHANT</text:p>
          </table:table-cell>
          <table:table-cell office:value-type="string">
            <text:p>:12/:55</text:p>
          </table:table-cell>
          <table:table-cell office:value-type="string">
            <text:p>05:27</text:p>
          </table:table-cell>
          <table:table-cell office:value-type="string">
            <text:p>CF</text:p>
          </table:table-cell>
          <table:table-cell office:value-type="string">
            <text:p>NATALIE MERCHANT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SOUR TIMES</text:p>
          </table:table-cell>
          <table:table-cell office:value-type="string">
            <text:p>PORTISHEAD</text:p>
          </table:table-cell>
          <table:table-cell office:value-type="string">
            <text:p>:08/:20</text:p>
          </table:table-cell>
          <table:table-cell office:value-type="string">
            <text:p>03:51</text:p>
          </table:table-cell>
          <table:table-cell office:value-type="string">
            <text:p>FADE</text:p>
          </table:table-cell>
          <table:table-cell office:value-type="string">
            <text:p>PORTISHEAD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BLACK GOLD</text:p>
          </table:table-cell>
          <table:table-cell office:value-type="string">
            <text:p>SOUL ASYLUM</text:p>
          </table:table-cell>
          <table:table-cell office:value-type="string">
            <text:p>:09/:35</text:p>
          </table:table-cell>
          <table:table-cell office:value-type="string">
            <text:p>03:51</text:p>
          </table:table-cell>
          <table:table-cell office:value-type="string">
            <text:p>CF</text:p>
          </table:table-cell>
          <table:table-cell office:value-type="string">
            <text:p>SOUL ASYLUM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SOMEBODY TO SHOVE</text:p>
          </table:table-cell>
          <table:table-cell office:value-type="string">
            <text:p>SOUL ASYLUM</text:p>
          </table:table-cell>
          <table:table-cell office:value-type="string">
            <text:p>:03/:09</text:p>
          </table:table-cell>
          <table:table-cell office:value-type="string">
            <text:p>03:12</text:p>
          </table:table-cell>
          <table:table-cell office:value-type="string">
            <text:p>CF</text:p>
          </table:table-cell>
          <table:table-cell office:value-type="string">
            <text:p>SOUL ASYLUM</text:p>
          </table:table-cell>
          <table:table-cell table:number-columns-repeated="5"/>
        </table:table-row>
        <table:table-row table:style-name="ro1">
          <table:table-cell office:value-type="string">
            <text:p>AS</text:p>
          </table:table-cell>
          <table:table-cell office:value-type="string">
            <text:p>HERE'S WHERE THE STORY ENDS</text:p>
          </table:table-cell>
          <table:table-cell office:value-type="string">
            <text:p>SUNDAYS, THE</text:p>
          </table:table-cell>
          <table:table-cell office:value-type="string">
            <text:p>:09</text:p>
          </table:table-cell>
          <table:table-cell office:value-type="string">
            <text:p>03:47</text:p>
          </table:table-cell>
          <table:table-cell office:value-type="string">
            <text:p>CF</text:p>
          </table:table-cell>
          <table:table-cell office:value-type="string">
            <text:p>SUNDAYS, TH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4/09/2017</text:date>, <text:time>13:0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3S</meta:editing-duration>
    <meta:editing-cycles>3</meta:editing-cycles>
    <meta:generator>OpenOffice/4.1.1$Win32 OpenOffice.org_project/411m6$Build-9775</meta:generator>
    <dc:date>2017-04-09T13:02:34.51</dc:date>
    <meta:document-statistic meta:table-count="3" meta:cell-count="27307" meta:object-count="0"/>
    <meta:user-defined meta:name="Info 1"/>
    <meta:user-defined meta:name="Info 2"/>
    <meta:user-defined meta:name="Info 3"/>
    <meta:user-defined meta:name="Info 4"/>
  </office:meta>
</office:document-meta>
</file>